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9173in"/>
    </style:style>
    <style:style style:name="co5" style:family="table-column">
      <style:table-column-properties fo:break-before="auto" style:column-width="1.0681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91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>
            <text:p>Alvo</text:p>
          </table:table-cell>
          <table:table-cell office:value-type="float" office:value="11">
            <text:p>11</text:p>
          </table:table-cell>
          <table:table-cell office:value-type="string">
            <text:p>ERRO</text:p>
          </table:table-cell>
          <table:table-cell office:value-type="float" office:value="12">
            <text:p>12</text:p>
          </table:table-cell>
          <table:table-cell office:value-type="string">
            <text:p>ERRO</text:p>
          </table:table-cell>
          <table:table-cell office:value-type="float" office:value="13">
            <text:p>13</text:p>
          </table:table-cell>
          <table:table-cell office:value-type="string">
            <text:p>ERRO</text:p>
          </table:table-cell>
          <table:table-cell office:value-type="float" office:value="14">
            <text:p>14</text:p>
          </table:table-cell>
          <table:table-cell office:value-type="string">
            <text:p>ERRO</text:p>
          </table:table-cell>
          <table:table-cell office:value-type="float" office:value="15">
            <text:p>15</text:p>
          </table:table-cell>
          <table:table-cell office:value-type="string">
            <text:p>ERRO</text:p>
          </table:table-cell>
          <table:table-cell office:value-type="float" office:value="16">
            <text:p>16</text:p>
          </table:table-cell>
          <table:table-cell office:value-type="string">
            <text:p>ERRO</text:p>
          </table:table-cell>
          <table:table-cell office:value-type="float" office:value="17">
            <text:p>17</text:p>
          </table:table-cell>
          <table:table-cell office:value-type="string">
            <text:p>ERRO</text:p>
          </table:table-cell>
          <table:table-cell office:value-type="float" office:value="19">
            <text:p>19</text:p>
          </table:table-cell>
          <table:table-cell office:value-type="string">
            <text:p>ERRO</text:p>
          </table:table-cell>
          <table:table-cell office:value-type="float" office:value="20">
            <text:p>20</text:p>
          </table:table-cell>
          <table:table-cell office:value-type="string">
            <text:p>ERRO</text:p>
          </table:table-cell>
          <table:table-cell office:value-type="float" office:value="22">
            <text:p>22</text:p>
          </table:table-cell>
          <table:table-cell office:value-type="string">
            <text:p>ERRO</text:p>
          </table:table-cell>
          <table:table-cell office:value-type="float" office:value="23">
            <text:p>23</text:p>
          </table:table-cell>
          <table:table-cell office:value-type="string">
            <text:p>ERRO</text:p>
          </table:table-cell>
          <table:table-cell office:value-type="float" office:value="24">
            <text:p>24</text:p>
          </table:table-cell>
          <table:table-cell office:value-type="string">
            <text:p>ERRO</text:p>
          </table:table-cell>
          <table:table-cell office:value-type="float" office:value="25">
            <text:p>25</text:p>
          </table:table-cell>
          <table:table-cell office:value-type="string">
            <text:p>ERRO</text:p>
          </table:table-cell>
          <table:table-cell office:value-type="float" office:value="26">
            <text:p>26</text:p>
          </table:table-cell>
          <table:table-cell office:value-type="string">
            <text:p>ERRO</text:p>
          </table:table-cell>
          <table:table-cell office:value-type="float" office:value="28">
            <text:p>28</text:p>
          </table:table-cell>
          <table:table-cell office:value-type="string">
            <text:p>ERRO</text:p>
          </table:table-cell>
          <table:table-cell office:value-type="float" office:value="29">
            <text:p>29</text:p>
          </table:table-cell>
          <table:table-cell office:value-type="string">
            <text:p>ERRO</text:p>
          </table:table-cell>
          <table:table-cell office:value-type="float" office:value="30">
            <text:p>30</text:p>
          </table:table-cell>
          <table:table-cell office:value-type="string">
            <text:p>ERRO</text:p>
          </table:table-cell>
          <table:table-cell office:value-type="float" office:value="35">
            <text:p>35</text:p>
          </table:table-cell>
          <table:table-cell office:value-type="string">
            <text:p>ERRO</text:p>
          </table:table-cell>
          <table:table-cell office:value-type="float" office:value="37">
            <text:p>37</text:p>
          </table:table-cell>
          <table:table-cell office:value-type="string">
            <text:p>ERRO</text:p>
          </table:table-cell>
          <table:table-cell office:value-type="float" office:value="38">
            <text:p>38</text:p>
          </table:table-cell>
          <table:table-cell office:value-type="string">
            <text:p>ERRO</text:p>
          </table:table-cell>
          <table:table-cell office:value-type="float" office:value="40">
            <text:p>40</text:p>
          </table:table-cell>
          <table:table-cell office:value-type="string">
            <text:p>ERRO</text:p>
          </table:table-cell>
          <table:table-cell office:value-type="float" office:value="45">
            <text:p>45</text:p>
          </table:table-cell>
          <table:table-cell office:value-type="string">
            <text:p>ERRO</text:p>
          </table:table-cell>
          <table:table-cell office:value-type="float" office:value="56">
            <text:p>56</text:p>
          </table:table-cell>
          <table:table-cell office:value-type="string">
            <text:p>ERRO</text:p>
          </table:table-cell>
          <table:table-cell office:value-type="float" office:value="58">
            <text:p>58</text:p>
          </table:table-cell>
          <table:table-cell office:value-type="string">
            <text:p>ERRO</text:p>
          </table:table-cell>
          <table:table-cell office:value-type="float" office:value="82">
            <text:p>82</text:p>
          </table:table-cell>
          <table:table-cell office:value-type="string">
            <text:p>ERRO</text:p>
          </table:table-cell>
        </table:table-row>
        <table:table-row table:style-name="ro1">
          <table:table-cell office:value-type="string">
            <text:p>GPE1 <text:s text:c="7"/></text:p>
          </table:table-cell>
          <table:table-cell office:value-type="string">
            <text:p>1669,265015</text:p>
          </table:table-cell>
          <table:table-cell office:value-type="string">
            <text:p>858,788086</text:p>
          </table:table-cell>
          <table:table-cell office:value-type="string">
            <text:p>1128,857178</text:p>
          </table:table-cell>
          <table:table-cell office:value-type="string">
            <text:p>459,566040</text:p>
          </table:table-cell>
          <table:table-cell office:value-type="string">
            <text:p>655,055176</text:p>
          </table:table-cell>
          <table:table-cell office:value-type="string">
            <text:p>146,185669</text:p>
          </table:table-cell>
          <table:table-cell office:value-type="string">
            <text:p>462,665924</text:p>
          </table:table-cell>
          <table:table-cell office:value-type="string">
            <text:p>79,846436</text:p>
          </table:table-cell>
          <table:table-cell office:value-type="string">
            <text:p>24,329424</text:p>
          </table:table-cell>
          <table:table-cell office:value-type="string">
            <text:p>27,253105</text:p>
          </table:table-cell>
          <table:table-cell office:value-type="string">
            <text:p>391,984467</text:p>
          </table:table-cell>
          <table:table-cell office:value-type="string">
            <text:p>21,067200</text:p>
          </table:table-cell>
          <table:table-cell office:value-type="string">
            <text:p>128,686157</text:p>
          </table:table-cell>
          <table:table-cell office:value-type="string">
            <text:p>18,460995</text:p>
          </table:table-cell>
          <table:table-cell office:value-type="string">
            <text:p>297,652557</text:p>
          </table:table-cell>
          <table:table-cell office:value-type="string">
            <text:p>13,534370</text:p>
          </table:table-cell>
          <table:table-cell office:value-type="string">
            <text:p>175,504425</text:p>
          </table:table-cell>
          <table:table-cell office:value-type="string">
            <text:p>12,844604</text:p>
          </table:table-cell>
          <table:table-cell office:value-type="string">
            <text:p>41,464863</text:p>
          </table:table-cell>
          <table:table-cell office:value-type="string">
            <text:p>6,4192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681801</text:p>
          </table:table-cell>
          <table:table-cell office:value-type="string">
            <text:p>8,343781</text:p>
          </table:table-cell>
          <table:table-cell office:value-type="string">
            <text:p>31,354433</text:p>
          </table:table-cell>
          <table:table-cell office:value-type="string">
            <text:p>6,142937</text:p>
          </table:table-cell>
          <table:table-cell office:value-type="string">
            <text:p>200,425018</text:p>
          </table:table-cell>
          <table:table-cell office:value-type="string">
            <text:p>11,744683</text:p>
          </table:table-cell>
          <table:table-cell office:value-type="string">
            <text:p>90,074028</text:p>
          </table:table-cell>
          <table:table-cell office:value-type="string">
            <text:p>10,531009</text:p>
          </table:table-cell>
          <table:table-cell office:value-type="string">
            <text:p>2,692267</text:p>
          </table:table-cell>
          <table:table-cell office:value-type="string">
            <text:p>16,566414</text:p>
          </table:table-cell>
          <table:table-cell office:value-type="string">
            <text:p>78,301399</text:p>
          </table:table-cell>
          <table:table-cell office:value-type="string">
            <text:p>19,523853</text:p>
          </table:table-cell>
          <table:table-cell office:value-type="string">
            <text:p>50,864658</text:p>
          </table:table-cell>
          <table:table-cell office:value-type="string">
            <text:p>12,072235</text:p>
          </table:table-cell>
          <table:table-cell office:value-type="string">
            <text:p>21,435989</text:p>
          </table:table-cell>
          <table:table-cell office:value-type="string">
            <text:p>13,064296</text:p>
          </table:table-cell>
          <table:table-cell office:value-type="string">
            <text:p>41,490631</text:p>
          </table:table-cell>
          <table:table-cell office:value-type="string">
            <text:p>13,398604</text:p>
          </table:table-cell>
          <table:table-cell office:value-type="string">
            <text:p>17,839998</text:p>
          </table:table-cell>
          <table:table-cell office:value-type="string">
            <text:p>13,991343</text:p>
          </table:table-cell>
          <table:table-cell office:value-type="string">
            <text:p>147,491699</text:p>
          </table:table-cell>
          <table:table-cell office:value-type="string">
            <text:p>35,30728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2,376373</text:p>
          </table:table-cell>
          <table:table-cell office:value-type="string">
            <text:p>26,790850</text:p>
          </table:table-cell>
        </table:table-row>
        <table:table-row table:style-name="ro1">
          <table:table-cell office:value-type="string">
            <text:p>GPE2 <text:s text:c="7"/></text:p>
          </table:table-cell>
          <table:table-cell office:value-type="string">
            <text:p>1578,203247</text:p>
          </table:table-cell>
          <table:table-cell office:value-type="string">
            <text:p>453,993225</text:p>
          </table:table-cell>
          <table:table-cell office:value-type="string">
            <text:p>814,727295</text:p>
          </table:table-cell>
          <table:table-cell office:value-type="string">
            <text:p>464,707672</text:p>
          </table:table-cell>
          <table:table-cell office:value-type="string">
            <text:p>614,314575</text:p>
          </table:table-cell>
          <table:table-cell office:value-type="string">
            <text:p>62,060333</text:p>
          </table:table-cell>
          <table:table-cell office:value-type="string">
            <text:p>115,925140</text:p>
          </table:table-cell>
          <table:table-cell office:value-type="string">
            <text:p>79,291336</text:p>
          </table:table-cell>
          <table:table-cell office:value-type="string">
            <text:p>18,490362</text:p>
          </table:table-cell>
          <table:table-cell office:value-type="string">
            <text:p>28,548811</text:p>
          </table:table-cell>
          <table:table-cell office:value-type="string">
            <text:p>230,073395</text:p>
          </table:table-cell>
          <table:table-cell office:value-type="string">
            <text:p>19,880234</text:p>
          </table:table-cell>
          <table:table-cell office:value-type="string">
            <text:p>178,116196</text:p>
          </table:table-cell>
          <table:table-cell office:value-type="string">
            <text:p>19,398205</text:p>
          </table:table-cell>
          <table:table-cell office:value-type="string">
            <text:p>273,790039</text:p>
          </table:table-cell>
          <table:table-cell office:value-type="string">
            <text:p>13,512862</text:p>
          </table:table-cell>
          <table:table-cell office:value-type="string">
            <text:p>133,171906</text:p>
          </table:table-cell>
          <table:table-cell office:value-type="string">
            <text:p>12,7137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,834540</text:p>
          </table:table-cell>
          <table:table-cell office:value-type="string">
            <text:p>8,3565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1,317055</text:p>
          </table:table-cell>
          <table:table-cell office:value-type="string">
            <text:p>9,3584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771477</text:p>
          </table:table-cell>
          <table:table-cell office:value-type="string">
            <text:p>16,121264</text:p>
          </table:table-cell>
          <table:table-cell office:value-type="string">
            <text:p>44,170906</text:p>
          </table:table-cell>
          <table:table-cell office:value-type="string">
            <text:p>19,517969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243,690521</text:p>
          </table:table-cell>
          <table:table-cell office:value-type="string">
            <text:p>34,5067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956085</text:p>
          </table:table-cell>
          <table:table-cell office:value-type="string">
            <text:p>35,248108</text:p>
          </table:table-cell>
          <table:table-cell table:number-columns-repeated="2"/>
        </table:table-row>
        <table:table-row table:style-name="ro1">
          <table:table-cell office:value-type="string">
            <text:p>GPE3 <text:s text:c="7"/></text:p>
          </table:table-cell>
          <table:table-cell office:value-type="string">
            <text:p>2334,357178</text:p>
          </table:table-cell>
          <table:table-cell office:value-type="string">
            <text:p>429,152985</text:p>
          </table:table-cell>
          <table:table-cell office:value-type="string">
            <text:p>495,808044</text:p>
          </table:table-cell>
          <table:table-cell office:value-type="string">
            <text:p>426,355255</text:p>
          </table:table-cell>
          <table:table-cell office:value-type="string">
            <text:p>387,745331</text:p>
          </table:table-cell>
          <table:table-cell office:value-type="string">
            <text:p>58,204632</text:p>
          </table:table-cell>
          <table:table-cell office:value-type="string">
            <text:p>298,862152</text:p>
          </table:table-cell>
          <table:table-cell office:value-type="string">
            <text:p>72,203285</text:p>
          </table:table-cell>
          <table:table-cell office:value-type="string">
            <text:p>5,832980</text:p>
          </table:table-cell>
          <table:table-cell office:value-type="string">
            <text:p>24,304348</text:p>
          </table:table-cell>
          <table:table-cell office:value-type="string">
            <text:p>417,749390</text:p>
          </table:table-cell>
          <table:table-cell office:value-type="string">
            <text:p>20,254116</text:p>
          </table:table-cell>
          <table:table-cell office:value-type="string">
            <text:p>222,133545</text:p>
          </table:table-cell>
          <table:table-cell office:value-type="string">
            <text:p>17,712267</text:p>
          </table:table-cell>
          <table:table-cell office:value-type="string">
            <text:p>427,298492</text:p>
          </table:table-cell>
          <table:table-cell office:value-type="string">
            <text:p>14,109162</text:p>
          </table:table-cell>
          <table:table-cell office:value-type="string">
            <text:p>118,923569</text:p>
          </table:table-cell>
          <table:table-cell office:value-type="string">
            <text:p>11,773773</text:p>
          </table:table-cell>
          <table:table-cell office:value-type="string">
            <text:p>26,218210</text:p>
          </table:table-cell>
          <table:table-cell office:value-type="string">
            <text:p>5,5107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432579</text:p>
          </table:table-cell>
          <table:table-cell office:value-type="string">
            <text:p>7,785724</text:p>
          </table:table-cell>
          <table:table-cell office:value-type="string">
            <text:p>18,882875</text:p>
          </table:table-cell>
          <table:table-cell office:value-type="string">
            <text:p>5,266391</text:p>
          </table:table-cell>
          <table:table-cell office:value-type="string">
            <text:p>116,515182</text:p>
          </table:table-cell>
          <table:table-cell office:value-type="string">
            <text:p>10,053884</text:p>
          </table:table-cell>
          <table:table-cell office:value-type="string">
            <text:p>65,994148</text:p>
          </table:table-cell>
          <table:table-cell office:value-type="string">
            <text:p>8,868462</text:p>
          </table:table-cell>
          <table:table-cell office:value-type="string">
            <text:p>16,256958</text:p>
          </table:table-cell>
          <table:table-cell office:value-type="string">
            <text:p>15,621389</text:p>
          </table:table-cell>
          <table:table-cell office:value-type="string">
            <text:p>48,285057</text:p>
          </table:table-cell>
          <table:table-cell office:value-type="string">
            <text:p>18,673138</text:p>
          </table:table-cell>
          <table:table-cell office:value-type="string">
            <text:p>42,628120</text:p>
          </table:table-cell>
          <table:table-cell office:value-type="string">
            <text:p>10,302083</text:p>
          </table:table-cell>
          <table:table-cell office:value-type="string">
            <text:p>16,976597</text:p>
          </table:table-cell>
          <table:table-cell office:value-type="string">
            <text:p>11,144389</text:p>
          </table:table-cell>
          <table:table-cell office:value-type="string">
            <text:p>31,925711</text:p>
          </table:table-cell>
          <table:table-cell office:value-type="string">
            <text:p>11,672933</text:p>
          </table:table-cell>
          <table:table-cell office:value-type="string">
            <text:p>9,928676</text:p>
          </table:table-cell>
          <table:table-cell office:value-type="string">
            <text:p>11,993987</text:p>
          </table:table-cell>
          <table:table-cell office:value-type="string">
            <text:p>22,169544</text:p>
          </table:table-cell>
          <table:table-cell office:value-type="string">
            <text:p>33,6440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4,744240</text:p>
          </table:table-cell>
          <table:table-cell office:value-type="string">
            <text:p>22,616566</text:p>
          </table:table-cell>
        </table:table-row>
        <table:table-row table:style-name="ro1">
          <table:table-cell office:value-type="string">
            <text:p>GPE4 <text:s text:c="7"/></text:p>
          </table:table-cell>
          <table:table-cell office:value-type="string">
            <text:p>607,107483</text:p>
          </table:table-cell>
          <table:table-cell office:value-type="string">
            <text:p>383,045135</text:p>
          </table:table-cell>
          <table:table-cell office:value-type="string">
            <text:p>397,999329</text:p>
          </table:table-cell>
          <table:table-cell office:value-type="string">
            <text:p>380,682251</text:p>
          </table:table-cell>
          <table:table-cell office:value-type="string">
            <text:p>525,382874</text:p>
          </table:table-cell>
          <table:table-cell office:value-type="string">
            <text:p>52,017681</text:p>
          </table:table-cell>
          <table:table-cell office:value-type="string">
            <text:p>400,567566</text:p>
          </table:table-cell>
          <table:table-cell office:value-type="string">
            <text:p>62,505112</text:p>
          </table:table-cell>
          <table:table-cell office:value-type="string">
            <text:p>2,916490</text:p>
          </table:table-cell>
          <table:table-cell office:value-type="string">
            <text:p>19,119295</text:p>
          </table:table-cell>
          <table:table-cell office:value-type="string">
            <text:p>390,553741</text:p>
          </table:table-cell>
          <table:table-cell office:value-type="string">
            <text:p>17,424744</text:p>
          </table:table-cell>
          <table:table-cell office:value-type="string">
            <text:p>255,565475</text:p>
          </table:table-cell>
          <table:table-cell office:value-type="string">
            <text:p>15,660568</text:p>
          </table:table-cell>
          <table:table-cell office:value-type="string">
            <text:p>399,487885</text:p>
          </table:table-cell>
          <table:table-cell office:value-type="string">
            <text:p>12,795790</text:p>
          </table:table-cell>
          <table:table-cell office:value-type="string">
            <text:p>195,470947</text:p>
          </table:table-cell>
          <table:table-cell office:value-type="string">
            <text:p>11,580778</text:p>
          </table:table-cell>
          <table:table-cell office:value-type="string">
            <text:p>36,302135</text:p>
          </table:table-cell>
          <table:table-cell office:value-type="string">
            <text:p>4,444752</text:p>
          </table:table-cell>
          <table:table-cell office:value-type="string">
            <text:p>0,276937</text:p>
          </table:table-cell>
          <table:table-cell office:value-type="string">
            <text:p>4,338683</text:p>
          </table:table-cell>
          <table:table-cell office:value-type="string">
            <text:p>28,148447</text:p>
          </table:table-cell>
          <table:table-cell office:value-type="string">
            <text:p>7,107876</text:p>
          </table:table-cell>
          <table:table-cell office:value-type="string">
            <text:p>11,271348</text:p>
          </table:table-cell>
          <table:table-cell office:value-type="string">
            <text:p>4,069694</text:p>
          </table:table-cell>
          <table:table-cell office:value-type="string">
            <text:p>123,016052</text:p>
          </table:table-cell>
          <table:table-cell office:value-type="string">
            <text:p>9,037817</text:p>
          </table:table-cell>
          <table:table-cell office:value-type="string">
            <text:p>39,834309</text:p>
          </table:table-cell>
          <table:table-cell office:value-type="string">
            <text:p>6,8107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827007</text:p>
          </table:table-cell>
          <table:table-cell office:value-type="string">
            <text:p>17,805874</text:p>
          </table:table-cell>
          <table:table-cell office:value-type="string">
            <text:p>25,784708</text:p>
          </table:table-cell>
          <table:table-cell office:value-type="string">
            <text:p>7,846054</text:p>
          </table:table-cell>
          <table:table-cell office:value-type="string">
            <text:p>12,587760</text:p>
          </table:table-cell>
          <table:table-cell office:value-type="string">
            <text:p>8,490822</text:p>
          </table:table-cell>
          <table:table-cell office:value-type="string">
            <text:p>25,968283</text:p>
          </table:table-cell>
          <table:table-cell office:value-type="string">
            <text:p>8,743659</text:p>
          </table:table-cell>
          <table:table-cell office:value-type="string">
            <text:p>7,530175</text:p>
          </table:table-cell>
          <table:table-cell office:value-type="string">
            <text:p>9,121003</text:p>
          </table:table-cell>
          <table:table-cell office:value-type="string">
            <text:p>12,861549</text:p>
          </table:table-cell>
          <table:table-cell office:value-type="string">
            <text:p>31,3717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3,975380</text:p>
          </table:table-cell>
          <table:table-cell office:value-type="string">
            <text:p>17,382446</text:p>
          </table:table-cell>
        </table:table-row>
        <table:table-row table:style-name="ro1">
          <table:table-cell office:value-type="string">
            <text:p>GPE5 <text:s text:c="7"/></text:p>
          </table:table-cell>
          <table:table-cell office:value-type="string">
            <text:p>15,065207</text:p>
          </table:table-cell>
          <table:table-cell office:value-type="string">
            <text:p>364,975128</text:p>
          </table:table-cell>
          <table:table-cell office:value-type="string">
            <text:p>195,022522</text:p>
          </table:table-cell>
          <table:table-cell office:value-type="string">
            <text:p>365,064331</text:p>
          </table:table-cell>
          <table:table-cell office:value-type="string">
            <text:p>422,345062</text:p>
          </table:table-cell>
          <table:table-cell office:value-type="string">
            <text:p>50,903183</text:p>
          </table:table-cell>
          <table:table-cell office:value-type="string">
            <text:p>460,831299</text:p>
          </table:table-cell>
          <table:table-cell office:value-type="string">
            <text:p>60,865234</text:p>
          </table:table-cell>
          <table:table-cell office:value-type="string">
            <text:p>2,273117</text:p>
          </table:table-cell>
          <table:table-cell office:value-type="string">
            <text:p>17,860258</text:p>
          </table:table-cell>
          <table:table-cell office:value-type="string">
            <text:p>683,768982</text:p>
          </table:table-cell>
          <table:table-cell office:value-type="string">
            <text:p>21,481678</text:p>
          </table:table-cell>
          <table:table-cell office:value-type="string">
            <text:p>497,760101</text:p>
          </table:table-cell>
          <table:table-cell office:value-type="string">
            <text:p>18,895182</text:p>
          </table:table-cell>
          <table:table-cell office:value-type="string">
            <text:p>549,016357</text:p>
          </table:table-cell>
          <table:table-cell office:value-type="string">
            <text:p>14,012843</text:p>
          </table:table-cell>
          <table:table-cell office:value-type="string">
            <text:p>198,945724</text:p>
          </table:table-cell>
          <table:table-cell office:value-type="string">
            <text:p>11,365651</text:p>
          </table:table-cell>
          <table:table-cell office:value-type="string">
            <text:p>21,414783</text:p>
          </table:table-cell>
          <table:table-cell office:value-type="string">
            <text:p>4,002995</text:p>
          </table:table-cell>
          <table:table-cell office:value-type="string">
            <text:p>5,796984</text:p>
          </table:table-cell>
          <table:table-cell office:value-type="string">
            <text:p>3,979173</text:p>
          </table:table-cell>
          <table:table-cell office:value-type="string">
            <text:p>25,000807</text:p>
          </table:table-cell>
          <table:table-cell office:value-type="string">
            <text:p>6,875529</text:p>
          </table:table-cell>
          <table:table-cell office:value-type="string">
            <text:p>16,064827</text:p>
          </table:table-cell>
          <table:table-cell office:value-type="string">
            <text:p>3,770020</text:p>
          </table:table-cell>
          <table:table-cell office:value-type="string">
            <text:p>172,401764</text:p>
          </table:table-cell>
          <table:table-cell office:value-type="string">
            <text:p>9,223054</text:p>
          </table:table-cell>
          <table:table-cell office:value-type="string">
            <text:p>31,129667</text:p>
          </table:table-cell>
          <table:table-cell office:value-type="string">
            <text:p>6,2194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657394</text:p>
          </table:table-cell>
          <table:table-cell office:value-type="string">
            <text:p>17,607576</text:p>
          </table:table-cell>
          <table:table-cell office:value-type="string">
            <text:p>31,739531</text:p>
          </table:table-cell>
          <table:table-cell office:value-type="string">
            <text:p>7,195680</text:p>
          </table:table-cell>
          <table:table-cell office:value-type="string">
            <text:p>12,251567</text:p>
          </table:table-cell>
          <table:table-cell office:value-type="string">
            <text:p>7,807839</text:p>
          </table:table-cell>
          <table:table-cell office:value-type="string">
            <text:p>16,072718</text:p>
          </table:table-cell>
          <table:table-cell office:value-type="string">
            <text:p>7,990023</text:p>
          </table:table-cell>
          <table:table-cell office:value-type="string">
            <text:p>4,779067</text:p>
          </table:table-cell>
          <table:table-cell office:value-type="string">
            <text:p>8,3848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,522152</text:p>
          </table:table-cell>
          <table:table-cell office:value-type="string">
            <text:p>15,873325</text:p>
          </table:table-cell>
        </table:table-row>
        <table:table-row table:style-name="ro1">
          <table:table-cell office:value-type="string">
            <text:p>GPE6 <text:s text:c="7"/></text:p>
          </table:table-cell>
          <table:table-cell office:value-type="string">
            <text:p>1111,887329</text:p>
          </table:table-cell>
          <table:table-cell office:value-type="string">
            <text:p>463,896057</text:p>
          </table:table-cell>
          <table:table-cell office:value-type="string">
            <text:p>826,966064</text:p>
          </table:table-cell>
          <table:table-cell office:value-type="string">
            <text:p>461,567810</text:p>
          </table:table-cell>
          <table:table-cell office:value-type="string">
            <text:p>630,585754</text:p>
          </table:table-cell>
          <table:table-cell office:value-type="string">
            <text:p>66,190033</text:p>
          </table:table-cell>
          <table:table-cell office:value-type="string">
            <text:p>496,990936</text:p>
          </table:table-cell>
          <table:table-cell office:value-type="string">
            <text:p>82,550072</text:p>
          </table:table-cell>
          <table:table-cell office:value-type="string">
            <text:p>3,243923</text:p>
          </table:table-cell>
          <table:table-cell office:value-type="string">
            <text:p>28,222202</text:p>
          </table:table-cell>
          <table:table-cell office:value-type="string">
            <text:p>503,541382</text:p>
          </table:table-cell>
          <table:table-cell office:value-type="string">
            <text:p>22,942451</text:p>
          </table:table-cell>
          <table:table-cell office:value-type="string">
            <text:p>246,590118</text:p>
          </table:table-cell>
          <table:table-cell office:value-type="string">
            <text:p>20,278627</text:p>
          </table:table-cell>
          <table:table-cell office:value-type="string">
            <text:p>602,358765</text:p>
          </table:table-cell>
          <table:table-cell office:value-type="string">
            <text:p>16,984966</text:p>
          </table:table-cell>
          <table:table-cell office:value-type="string">
            <text:p>275,590149</text:p>
          </table:table-cell>
          <table:table-cell office:value-type="string">
            <text:p>13,841628</text:p>
          </table:table-cell>
          <table:table-cell office:value-type="string">
            <text:p>31,758669</text:p>
          </table:table-cell>
          <table:table-cell office:value-type="string">
            <text:p>6,3818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085884</text:p>
          </table:table-cell>
          <table:table-cell office:value-type="string">
            <text:p>8,392159</text:p>
          </table:table-cell>
          <table:table-cell office:value-type="string">
            <text:p>31,287006</text:p>
          </table:table-cell>
          <table:table-cell office:value-type="string">
            <text:p>6,254667</text:p>
          </table:table-cell>
          <table:table-cell office:value-type="string">
            <text:p>183,745453</text:p>
          </table:table-cell>
          <table:table-cell office:value-type="string">
            <text:p>11,422042</text:p>
          </table:table-cell>
          <table:table-cell office:value-type="string">
            <text:p>87,432999</text:p>
          </table:table-cell>
          <table:table-cell office:value-type="string">
            <text:p>10,5254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415833</text:p>
          </table:table-cell>
          <table:table-cell office:value-type="string">
            <text:p>19,520411</text:p>
          </table:table-cell>
          <table:table-cell office:value-type="string">
            <text:p>58,493275</text:p>
          </table:table-cell>
          <table:table-cell office:value-type="string">
            <text:p>12,165955</text:p>
          </table:table-cell>
          <table:table-cell office:value-type="string">
            <text:p>16,101131</text:p>
          </table:table-cell>
          <table:table-cell office:value-type="string">
            <text:p>13,134627</text:p>
          </table:table-cell>
          <table:table-cell office:value-type="string">
            <text:p>37,132587</text:p>
          </table:table-cell>
          <table:table-cell office:value-type="string">
            <text:p>13,522184</text:p>
          </table:table-cell>
          <table:table-cell office:value-type="string">
            <text:p>6,784225</text:p>
          </table:table-cell>
          <table:table-cell office:value-type="string">
            <text:p>14,183245</text:p>
          </table:table-cell>
          <table:table-cell office:value-type="string">
            <text:p>110,976410</text:p>
          </table:table-cell>
          <table:table-cell office:value-type="string">
            <text:p>36,10749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7,944862</text:p>
          </table:table-cell>
          <table:table-cell office:value-type="string">
            <text:p>26,910215</text:p>
          </table:table-cell>
        </table:table-row>
        <table:table-row table:style-name="ro1">
          <table:table-cell office:value-type="string">
            <text:p>GPE7 <text:s text:c="7"/></text:p>
          </table:table-cell>
          <table:table-cell office:value-type="string">
            <text:p>2505,703613</text:p>
          </table:table-cell>
          <table:table-cell office:value-type="string">
            <text:p>473,516937</text:p>
          </table:table-cell>
          <table:table-cell office:value-type="string">
            <text:p>899,268738</text:p>
          </table:table-cell>
          <table:table-cell office:value-type="string">
            <text:p>452,092133</text:p>
          </table:table-cell>
          <table:table-cell office:value-type="string">
            <text:p>495,884003</text:p>
          </table:table-cell>
          <table:table-cell office:value-type="string">
            <text:p>65,471436</text:p>
          </table:table-cell>
          <table:table-cell office:value-type="string">
            <text:p>313,972656</text:p>
          </table:table-cell>
          <table:table-cell office:value-type="string">
            <text:p>78,941025</text:p>
          </table:table-cell>
          <table:table-cell office:value-type="string">
            <text:p>14,582449</text:p>
          </table:table-cell>
          <table:table-cell office:value-type="string">
            <text:p>26,898026</text:p>
          </table:table-cell>
          <table:table-cell office:value-type="string">
            <text:p>180,349960</text:p>
          </table:table-cell>
          <table:table-cell office:value-type="string">
            <text:p>18,082335</text:p>
          </table:table-cell>
          <table:table-cell office:value-type="string">
            <text:p>196,115402</text:p>
          </table:table-cell>
          <table:table-cell office:value-type="string">
            <text:p>15,435512</text:p>
          </table:table-cell>
          <table:table-cell office:value-type="string">
            <text:p>162,868393</text:p>
          </table:table-cell>
          <table:table-cell office:value-type="string">
            <text:p>10,048470</text:p>
          </table:table-cell>
          <table:table-cell office:value-type="string">
            <text:p>114,522240</text:p>
          </table:table-cell>
          <table:table-cell office:value-type="string">
            <text:p>10,736195</text:p>
          </table:table-cell>
          <table:table-cell office:value-type="string">
            <text:p>44,291710</text:p>
          </table:table-cell>
          <table:table-cell office:value-type="string">
            <text:p>6,578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487709</text:p>
          </table:table-cell>
          <table:table-cell office:value-type="string">
            <text:p>8,451052</text:p>
          </table:table-cell>
          <table:table-cell office:value-type="string">
            <text:p>32,871021</text:p>
          </table:table-cell>
          <table:table-cell office:value-type="string">
            <text:p>6,362894</text:p>
          </table:table-cell>
          <table:table-cell office:value-type="string">
            <text:p>139,538208</text:p>
          </table:table-cell>
          <table:table-cell office:value-type="string">
            <text:p>11,408817</text:p>
          </table:table-cell>
          <table:table-cell office:value-type="string">
            <text:p>86,803116</text:p>
          </table:table-cell>
          <table:table-cell office:value-type="string">
            <text:p>10,7897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3,512001</text:p>
          </table:table-cell>
          <table:table-cell office:value-type="string">
            <text:p>19,650730</text:p>
          </table:table-cell>
          <table:table-cell office:value-type="string">
            <text:p>49,447750</text:p>
          </table:table-cell>
          <table:table-cell office:value-type="string">
            <text:p>12,296204</text:p>
          </table:table-cell>
          <table:table-cell office:value-type="string">
            <text:p>18,254663</text:p>
          </table:table-cell>
          <table:table-cell office:value-type="string">
            <text:p>13,266362</text:p>
          </table:table-cell>
          <table:table-cell office:value-type="string">
            <text:p>32,383972</text:p>
          </table:table-cell>
          <table:table-cell office:value-type="string">
            <text:p>13,886163</text:p>
          </table:table-cell>
          <table:table-cell office:value-type="string">
            <text:p>12,104060</text:p>
          </table:table-cell>
          <table:table-cell office:value-type="string">
            <text:p>14,504387</text:p>
          </table:table-cell>
          <table:table-cell office:value-type="string">
            <text:p>135,123199</text:p>
          </table:table-cell>
          <table:table-cell office:value-type="string">
            <text:p>36,12579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3,617317</text:p>
          </table:table-cell>
          <table:table-cell office:value-type="string">
            <text:p>27,299982</text:p>
          </table:table-cell>
        </table:table-row>
        <table:table-row table:style-name="ro1">
          <table:table-cell office:value-type="string">
            <text:p>GPE8 <text:s text:c="7"/></text:p>
          </table:table-cell>
          <table:table-cell office:value-type="string">
            <text:p>1344,541504</text:p>
          </table:table-cell>
          <table:table-cell office:value-type="string">
            <text:p>412,026581</text:p>
          </table:table-cell>
          <table:table-cell office:value-type="string">
            <text:p>753,533142</text:p>
          </table:table-cell>
          <table:table-cell office:value-type="string">
            <text:p>409,683105</text:p>
          </table:table-cell>
          <table:table-cell office:value-type="string">
            <text:p>446,941559</text:p>
          </table:table-cell>
          <table:table-cell office:value-type="string">
            <text:p>53,631207</text:p>
          </table:table-cell>
          <table:table-cell office:value-type="string">
            <text:p>102,544212</text:p>
          </table:table-cell>
          <table:table-cell office:value-type="string">
            <text:p>65,952347</text:p>
          </table:table-cell>
          <table:table-cell office:value-type="string">
            <text:p>7,785416</text:p>
          </table:table-cell>
          <table:table-cell office:value-type="string">
            <text:p>22,383587</text:p>
          </table:table-cell>
          <table:table-cell office:value-type="string">
            <text:p>533,221680</text:p>
          </table:table-cell>
          <table:table-cell office:value-type="string">
            <text:p>20,402206</text:p>
          </table:table-cell>
          <table:table-cell office:value-type="string">
            <text:p>205,281708</text:p>
          </table:table-cell>
          <table:table-cell office:value-type="string">
            <text:p>13,573460</text:p>
          </table:table-cell>
          <table:table-cell office:value-type="string">
            <text:p>834,177185</text:p>
          </table:table-cell>
          <table:table-cell office:value-type="string">
            <text:p>16,086767</text:p>
          </table:table-cell>
          <table:table-cell office:value-type="string">
            <text:p>52,555569</text:p>
          </table:table-cell>
          <table:table-cell office:value-type="string">
            <text:p>10,079023</text:p>
          </table:table-cell>
          <table:table-cell office:value-type="string">
            <text:p>19,761810</text:p>
          </table:table-cell>
          <table:table-cell office:value-type="string">
            <text:p>5,073189</text:p>
          </table:table-cell>
          <table:table-cell office:value-type="string">
            <text:p>1,447735</text:p>
          </table:table-cell>
          <table:table-cell office:value-type="string">
            <text:p>5,144149</text:p>
          </table:table-cell>
          <table:table-cell office:value-type="string">
            <text:p>36,983665</text:p>
          </table:table-cell>
          <table:table-cell office:value-type="string">
            <text:p>7,553128</text:p>
          </table:table-cell>
          <table:table-cell office:value-type="string">
            <text:p>19,509426</text:p>
          </table:table-cell>
          <table:table-cell office:value-type="string">
            <text:p>4,824400</text:p>
          </table:table-cell>
          <table:table-cell office:value-type="string">
            <text:p>56,716480</text:p>
          </table:table-cell>
          <table:table-cell office:value-type="string">
            <text:p>9,109813</text:p>
          </table:table-cell>
          <table:table-cell office:value-type="string">
            <text:p>59,627781</text:p>
          </table:table-cell>
          <table:table-cell office:value-type="string">
            <text:p>8,1269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,170906</text:p>
          </table:table-cell>
          <table:table-cell office:value-type="string">
            <text:p>18,354712</text:p>
          </table:table-cell>
          <table:table-cell office:value-type="string">
            <text:p>51,276436</text:p>
          </table:table-cell>
          <table:table-cell office:value-type="string">
            <text:p>9,434998</text:p>
          </table:table-cell>
          <table:table-cell office:value-type="string">
            <text:p>21,532547</text:p>
          </table:table-cell>
          <table:table-cell office:value-type="string">
            <text:p>10,168950</text:p>
          </table:table-cell>
          <table:table-cell office:value-type="string">
            <text:p>25,638561</text:p>
          </table:table-cell>
          <table:table-cell office:value-type="string">
            <text:p>10,432768</text:p>
          </table:table-cell>
          <table:table-cell office:value-type="string">
            <text:p>16,834929</text:p>
          </table:table-cell>
          <table:table-cell office:value-type="string">
            <text:p>10,948782</text:p>
          </table:table-cell>
          <table:table-cell office:value-type="string">
            <text:p>45,752598</text:p>
          </table:table-cell>
          <table:table-cell office:value-type="string">
            <text:p>32,8972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737095</text:p>
          </table:table-cell>
          <table:table-cell office:value-type="string">
            <text:p>20,785089</text:p>
          </table:table-cell>
        </table:table-row>
        <table:table-row table:style-name="ro1">
          <table:table-cell office:value-type="string">
            <text:p>GPE9 <text:s text:c="7"/></text:p>
          </table:table-cell>
          <table:table-cell office:value-type="string">
            <text:p>996,665466</text:p>
          </table:table-cell>
          <table:table-cell office:value-type="string">
            <text:p>405,779480</text:p>
          </table:table-cell>
          <table:table-cell office:value-type="string">
            <text:p>700,498230</text:p>
          </table:table-cell>
          <table:table-cell office:value-type="string">
            <text:p>395,338318</text:p>
          </table:table-cell>
          <table:table-cell office:value-type="string">
            <text:p>890,484131</text:p>
          </table:table-cell>
          <table:table-cell office:value-type="string">
            <text:p>63,954250</text:p>
          </table:table-cell>
          <table:table-cell office:value-type="string">
            <text:p>969,396179</text:p>
          </table:table-cell>
          <table:table-cell office:value-type="string">
            <text:p>74,755363</text:p>
          </table:table-cell>
          <table:table-cell office:value-type="string">
            <text:p>3,892708</text:p>
          </table:table-cell>
          <table:table-cell office:value-type="string">
            <text:p>21,410028</text:p>
          </table:table-cell>
          <table:table-cell office:value-type="string">
            <text:p>510,296265</text:p>
          </table:table-cell>
          <table:table-cell office:value-type="string">
            <text:p>19,485914</text:p>
          </table:table-cell>
          <table:table-cell office:value-type="string">
            <text:p>159,212341</text:p>
          </table:table-cell>
          <table:table-cell office:value-type="string">
            <text:p>12,313690</text:p>
          </table:table-cell>
          <table:table-cell office:value-type="string">
            <text:p>378,800507</text:p>
          </table:table-cell>
          <table:table-cell office:value-type="string">
            <text:p>11,069036</text:p>
          </table:table-cell>
          <table:table-cell office:value-type="string">
            <text:p>163,894241</text:p>
          </table:table-cell>
          <table:table-cell office:value-type="string">
            <text:p>10,455450</text:p>
          </table:table-cell>
          <table:table-cell office:value-type="string">
            <text:p>53,267593</text:p>
          </table:table-cell>
          <table:table-cell office:value-type="string">
            <text:p>5,270415</text:p>
          </table:table-cell>
          <table:table-cell office:value-type="string">
            <text:p>1,416932</text:p>
          </table:table-cell>
          <table:table-cell office:value-type="string">
            <text:p>5,051739</text:p>
          </table:table-cell>
          <table:table-cell office:value-type="string">
            <text:p>34,216976</text:p>
          </table:table-cell>
          <table:table-cell office:value-type="string">
            <text:p>7,481794</text:p>
          </table:table-cell>
          <table:table-cell office:value-type="string">
            <text:p>21,532291</text:p>
          </table:table-cell>
          <table:table-cell office:value-type="string">
            <text:p>4,782764</text:p>
          </table:table-cell>
          <table:table-cell office:value-type="string">
            <text:p>470,661896</text:p>
          </table:table-cell>
          <table:table-cell office:value-type="string">
            <text:p>13,424584</text:p>
          </table:table-cell>
          <table:table-cell office:value-type="string">
            <text:p>53,713356</text:p>
          </table:table-cell>
          <table:table-cell office:value-type="string">
            <text:p>7,9316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280270</text:p>
          </table:table-cell>
          <table:table-cell office:value-type="string">
            <text:p>18,236324</text:p>
          </table:table-cell>
          <table:table-cell office:value-type="string">
            <text:p>34,480476</text:p>
          </table:table-cell>
          <table:table-cell office:value-type="string">
            <text:p>9,202568</text:p>
          </table:table-cell>
          <table:table-cell office:value-type="string">
            <text:p>12,335350</text:p>
          </table:table-cell>
          <table:table-cell office:value-type="string">
            <text:p>9,923460</text:p>
          </table:table-cell>
          <table:table-cell office:value-type="string">
            <text:p>29,716265</text:p>
          </table:table-cell>
          <table:table-cell office:value-type="string">
            <text:p>10,206810</text:p>
          </table:table-cell>
          <table:table-cell office:value-type="string">
            <text:p>19,012581</text:p>
          </table:table-cell>
          <table:table-cell office:value-type="string">
            <text:p>10,643139</text:p>
          </table:table-cell>
          <table:table-cell office:value-type="string">
            <text:p>13,266578</text:p>
          </table:table-cell>
          <table:table-cell office:value-type="string">
            <text:p>32,1066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7,491146</text:p>
          </table:table-cell>
          <table:table-cell office:value-type="string">
            <text:p>20,340910</text:p>
          </table:table-cell>
        </table:table-row>
        <table:table-row table:style-name="ro1">
          <table:table-cell office:value-type="string">
            <text:p>GPE10 <text:s text:c="6"/></text:p>
          </table:table-cell>
          <table:table-cell office:value-type="string">
            <text:p>454,559601</text:p>
          </table:table-cell>
          <table:table-cell office:value-type="string">
            <text:p>634,238342</text:p>
          </table:table-cell>
          <table:table-cell office:value-type="string">
            <text:p>636,080383</text:p>
          </table:table-cell>
          <table:table-cell office:value-type="string">
            <text:p>400,931702</text:p>
          </table:table-cell>
          <table:table-cell office:value-type="string">
            <text:p>471,709351</text:p>
          </table:table-cell>
          <table:table-cell office:value-type="string">
            <text:p>125,938835</text:p>
          </table:table-cell>
          <table:table-cell office:value-type="string">
            <text:p>474,226196</text:p>
          </table:table-cell>
          <table:table-cell office:value-type="string">
            <text:p>69,197166</text:p>
          </table:table-cell>
          <table:table-cell office:value-type="string">
            <text:p>3,247309</text:p>
          </table:table-cell>
          <table:table-cell office:value-type="string">
            <text:p>21,432335</text:p>
          </table:table-cell>
          <table:table-cell office:value-type="string">
            <text:p>788,270691</text:p>
          </table:table-cell>
          <table:table-cell office:value-type="string">
            <text:p>23,907799</text:p>
          </table:table-cell>
          <table:table-cell office:value-type="string">
            <text:p>1088,455811</text:p>
          </table:table-cell>
          <table:table-cell office:value-type="string">
            <text:p>25,619123</text:p>
          </table:table-cell>
          <table:table-cell office:value-type="string">
            <text:p>3219,126953</text:p>
          </table:table-cell>
          <table:table-cell office:value-type="string">
            <text:p>45,598129</text:p>
          </table:table-cell>
          <table:table-cell office:value-type="string">
            <text:p>191,495529</text:p>
          </table:table-cell>
          <table:table-cell office:value-type="string">
            <text:p>10,891953</text:p>
          </table:table-cell>
          <table:table-cell office:value-type="string">
            <text:p>35,872677</text:p>
          </table:table-cell>
          <table:table-cell office:value-type="string">
            <text:p>4,832021</text:p>
          </table:table-cell>
          <table:table-cell office:value-type="string">
            <text:p>0,709206</text:p>
          </table:table-cell>
          <table:table-cell office:value-type="string">
            <text:p>4,686942</text:p>
          </table:table-cell>
          <table:table-cell office:value-type="string">
            <text:p>25,647905</text:p>
          </table:table-cell>
          <table:table-cell office:value-type="string">
            <text:p>7,276760</text:p>
          </table:table-cell>
          <table:table-cell office:value-type="string">
            <text:p>15,547334</text:p>
          </table:table-cell>
          <table:table-cell office:value-type="string">
            <text:p>4,442430</text:p>
          </table:table-cell>
          <table:table-cell office:value-type="string">
            <text:p>210,365829</text:p>
          </table:table-cell>
          <table:table-cell office:value-type="string">
            <text:p>9,953338</text:p>
          </table:table-cell>
          <table:table-cell office:value-type="string">
            <text:p>51,740040</text:p>
          </table:table-cell>
          <table:table-cell office:value-type="string">
            <text:p>7,4737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964993</text:p>
          </table:table-cell>
          <table:table-cell office:value-type="string">
            <text:p>18,073513</text:p>
          </table:table-cell>
          <table:table-cell office:value-type="string">
            <text:p>36,816120</text:p>
          </table:table-cell>
          <table:table-cell office:value-type="string">
            <text:p>8,650982</text:p>
          </table:table-cell>
          <table:table-cell office:value-type="string">
            <text:p>14,305577</text:p>
          </table:table-cell>
          <table:table-cell office:value-type="string">
            <text:p>9,354747</text:p>
          </table:table-cell>
          <table:table-cell office:value-type="string">
            <text:p>23,037561</text:p>
          </table:table-cell>
          <table:table-cell office:value-type="string">
            <text:p>9,600624</text:p>
          </table:table-cell>
          <table:table-cell office:value-type="string">
            <text:p>9,893508</text:p>
          </table:table-cell>
          <table:table-cell office:value-type="string">
            <text:p>10,06295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3,627491</text:p>
          </table:table-cell>
          <table:table-cell office:value-type="string">
            <text:p>19,077030</text:p>
          </table:table-cell>
        </table:table-row>
        <table:table-row table:style-name="ro1">
          <table:table-cell office:value-type="string">
            <text:p>GPE11 <text:s text:c="6"/></text:p>
          </table:table-cell>
          <table:table-cell office:value-type="string">
            <text:p>985,619812</text:p>
          </table:table-cell>
          <table:table-cell office:value-type="string">
            <text:p>644,778687</text:p>
          </table:table-cell>
          <table:table-cell office:value-type="string">
            <text:p>219,104111</text:p>
          </table:table-cell>
          <table:table-cell office:value-type="string">
            <text:p>396,939819</text:p>
          </table:table-cell>
          <table:table-cell office:value-type="string">
            <text:p>188,691025</text:p>
          </table:table-cell>
          <table:table-cell office:value-type="string">
            <text:p>122,693108</text:p>
          </table:table-cell>
          <table:table-cell office:value-type="string">
            <text:p>68,219200</text:p>
          </table:table-cell>
          <table:table-cell office:value-type="string">
            <text:p>63,950455</text:p>
          </table:table-cell>
          <table:table-cell office:value-type="string">
            <text:p>13,948870</text:p>
          </table:table-cell>
          <table:table-cell office:value-type="string">
            <text:p>21,411631</text:p>
          </table:table-cell>
          <table:table-cell office:value-type="string">
            <text:p>596,062012</text:p>
          </table:table-cell>
          <table:table-cell office:value-type="string">
            <text:p>20,780443</text:p>
          </table:table-cell>
          <table:table-cell office:value-type="string">
            <text:p>504,242462</text:p>
          </table:table-cell>
          <table:table-cell office:value-type="string">
            <text:p>17,051622</text:p>
          </table:table-cell>
          <table:table-cell office:value-type="string">
            <text:p>1087,410767</text:p>
          </table:table-cell>
          <table:table-cell office:value-type="string">
            <text:p>18,921989</text:p>
          </table:table-cell>
          <table:table-cell office:value-type="string">
            <text:p>115,012390</text:p>
          </table:table-cell>
          <table:table-cell office:value-type="string">
            <text:p>10,274419</text:p>
          </table:table-cell>
          <table:table-cell office:value-type="string">
            <text:p>19,062967</text:p>
          </table:table-cell>
          <table:table-cell office:value-type="string">
            <text:p>4,762367</text:p>
          </table:table-cell>
          <table:table-cell office:value-type="string">
            <text:p>0,954889</text:p>
          </table:table-cell>
          <table:table-cell office:value-type="string">
            <text:p>4,805280</text:p>
          </table:table-cell>
          <table:table-cell office:value-type="string">
            <text:p>24,727501</text:p>
          </table:table-cell>
          <table:table-cell office:value-type="string">
            <text:p>7,319538</text:p>
          </table:table-cell>
          <table:table-cell office:value-type="string">
            <text:p>11,687674</text:p>
          </table:table-cell>
          <table:table-cell office:value-type="string">
            <text:p>4,478374</text:p>
          </table:table-cell>
          <table:table-cell office:value-type="string">
            <text:p>25,640036</text:p>
          </table:table-cell>
          <table:table-cell office:value-type="string">
            <text:p>8,569179</text:p>
          </table:table-cell>
          <table:table-cell office:value-type="string">
            <text:p>49,621620</text:p>
          </table:table-cell>
          <table:table-cell office:value-type="string">
            <text:p>7,5179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642883</text:p>
          </table:table-cell>
          <table:table-cell office:value-type="string">
            <text:p>18,087481</text:p>
          </table:table-cell>
          <table:table-cell office:value-type="string">
            <text:p>50,777973</text:p>
          </table:table-cell>
          <table:table-cell office:value-type="string">
            <text:p>8,807986</text:p>
          </table:table-cell>
          <table:table-cell office:value-type="string">
            <text:p>12,504327</text:p>
          </table:table-cell>
          <table:table-cell office:value-type="string">
            <text:p>9,440834</text:p>
          </table:table-cell>
          <table:table-cell office:value-type="string">
            <text:p>21,255028</text:p>
          </table:table-cell>
          <table:table-cell office:value-type="string">
            <text:p>9,665839</text:p>
          </table:table-cell>
          <table:table-cell office:value-type="string">
            <text:p>9,855273</text:p>
          </table:table-cell>
          <table:table-cell office:value-type="string">
            <text:p>10,136193</text:p>
          </table:table-cell>
          <table:table-cell office:value-type="string">
            <text:p>52,803810</text:p>
          </table:table-cell>
          <table:table-cell office:value-type="string">
            <text:p>33,0602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0,946579</text:p>
          </table:table-cell>
          <table:table-cell office:value-type="string">
            <text:p>19,346884</text:p>
          </table:table-cell>
        </table:table-row>
        <table:table-row table:style-name="ro1">
          <table:table-cell office:value-type="string">
            <text:p>GPE12 <text:s text:c="6"/></text:p>
          </table:table-cell>
          <table:table-cell office:value-type="string">
            <text:p>943,534363</text:p>
          </table:table-cell>
          <table:table-cell office:value-type="string">
            <text:p>536,749390</text:p>
          </table:table-cell>
          <table:table-cell office:value-type="string">
            <text:p>247,210953</text:p>
          </table:table-cell>
          <table:table-cell office:value-type="string">
            <text:p>367,382660</text:p>
          </table:table-cell>
          <table:table-cell office:value-type="string">
            <text:p>318,649994</text:p>
          </table:table-cell>
          <table:table-cell office:value-type="string">
            <text:p>113,764236</text:p>
          </table:table-cell>
          <table:table-cell office:value-type="string">
            <text:p>263,991730</text:p>
          </table:table-cell>
          <table:table-cell office:value-type="string">
            <text:p>58,845726</text:p>
          </table:table-cell>
          <table:table-cell office:value-type="string">
            <text:p>16,202721</text:p>
          </table:table-cell>
          <table:table-cell office:value-type="string">
            <text:p>17,825808</text:p>
          </table:table-cell>
          <table:table-cell office:value-type="string">
            <text:p>693,999756</text:p>
          </table:table-cell>
          <table:table-cell office:value-type="string">
            <text:p>20,895531</text:p>
          </table:table-cell>
          <table:table-cell office:value-type="string">
            <text:p>434,615204</text:p>
          </table:table-cell>
          <table:table-cell office:value-type="string">
            <text:p>14,903841</text:p>
          </table:table-cell>
          <table:table-cell office:value-type="string">
            <text:p>459,693298</text:p>
          </table:table-cell>
          <table:table-cell office:value-type="string">
            <text:p>11,473129</text:p>
          </table:table-cell>
          <table:table-cell office:value-type="string">
            <text:p>285,698120</text:p>
          </table:table-cell>
          <table:table-cell office:value-type="string">
            <text:p>10,941569</text:p>
          </table:table-cell>
          <table:table-cell office:value-type="string">
            <text:p>20,710835</text:p>
          </table:table-cell>
          <table:table-cell office:value-type="string">
            <text:p>4,030753</text:p>
          </table:table-cell>
          <table:table-cell office:value-type="string">
            <text:p>0,892353</text:p>
          </table:table-cell>
          <table:table-cell office:value-type="string">
            <text:p>4,000236</text:p>
          </table:table-cell>
          <table:table-cell office:value-type="string">
            <text:p>25,178005</text:p>
          </table:table-cell>
          <table:table-cell office:value-type="string">
            <text:p>6,927790</text:p>
          </table:table-cell>
          <table:table-cell office:value-type="string">
            <text:p>14,280033</text:p>
          </table:table-cell>
          <table:table-cell office:value-type="string">
            <text:p>3,781974</text:p>
          </table:table-cell>
          <table:table-cell office:value-type="string">
            <text:p>176,843094</text:p>
          </table:table-cell>
          <table:table-cell office:value-type="string">
            <text:p>9,342138</text:p>
          </table:table-cell>
          <table:table-cell office:value-type="string">
            <text:p>33,684513</text:p>
          </table:table-cell>
          <table:table-cell office:value-type="string">
            <text:p>6,3950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390163</text:p>
          </table:table-cell>
          <table:table-cell office:value-type="string">
            <text:p>17,621088</text:p>
          </table:table-cell>
          <table:table-cell office:value-type="string">
            <text:p>24,139334</text:p>
          </table:table-cell>
          <table:table-cell office:value-type="string">
            <text:p>7,390793</text:p>
          </table:table-cell>
          <table:table-cell office:value-type="string">
            <text:p>19,701532</text:p>
          </table:table-cell>
          <table:table-cell office:value-type="string">
            <text:p>7,916184</text:p>
          </table:table-cell>
          <table:table-cell office:value-type="string">
            <text:p>21,462023</text:p>
          </table:table-cell>
          <table:table-cell office:value-type="string">
            <text:p>8,180539</text:p>
          </table:table-cell>
          <table:table-cell office:value-type="string">
            <text:p>11,044257</text:p>
          </table:table-cell>
          <table:table-cell office:value-type="string">
            <text:p>8,508903</text:p>
          </table:table-cell>
          <table:table-cell office:value-type="string">
            <text:p>7,578641</text:p>
          </table:table-cell>
          <table:table-cell office:value-type="string">
            <text:p>31,2261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0,362049</text:p>
          </table:table-cell>
          <table:table-cell office:value-type="string">
            <text:p>16,320330</text:p>
          </table:table-cell>
        </table:table-row>
        <table:table-row table:style-name="ro1">
          <table:table-cell office:value-type="string">
            <text:p>GPE13 <text:s text:c="6"/></text:p>
          </table:table-cell>
          <table:table-cell office:value-type="string">
            <text:p>1191,227783</text:p>
          </table:table-cell>
          <table:table-cell office:value-type="string">
            <text:p>369,757355</text:p>
          </table:table-cell>
          <table:table-cell office:value-type="string">
            <text:p>210,532700</text:p>
          </table:table-cell>
          <table:table-cell office:value-type="string">
            <text:p>367,319794</text:p>
          </table:table-cell>
          <table:table-cell office:value-type="string">
            <text:p>359,737640</text:p>
          </table:table-cell>
          <table:table-cell office:value-type="string">
            <text:p>49,516201</text:p>
          </table:table-cell>
          <table:table-cell office:value-type="string">
            <text:p>253,530609</text:p>
          </table:table-cell>
          <table:table-cell office:value-type="string">
            <text:p>59,770916</text:p>
          </table:table-cell>
          <table:table-cell office:value-type="string">
            <text:p>8,425415</text:p>
          </table:table-cell>
          <table:table-cell office:value-type="string">
            <text:p>18,147795</text:p>
          </table:table-cell>
          <table:table-cell office:value-type="string">
            <text:p>543,708130</text:p>
          </table:table-cell>
          <table:table-cell office:value-type="string">
            <text:p>18,703295</text:p>
          </table:table-cell>
          <table:table-cell office:value-type="string">
            <text:p>328,164520</text:p>
          </table:table-cell>
          <table:table-cell office:value-type="string">
            <text:p>13,529905</text:p>
          </table:table-cell>
          <table:table-cell office:value-type="string">
            <text:p>963,646240</text:p>
          </table:table-cell>
          <table:table-cell office:value-type="string">
            <text:p>17,180620</text:p>
          </table:table-cell>
          <table:table-cell office:value-type="string">
            <text:p>205,641586</text:p>
          </table:table-cell>
          <table:table-cell office:value-type="string">
            <text:p>10,439388</text:p>
          </table:table-cell>
          <table:table-cell office:value-type="string">
            <text:p>19,896364</text:p>
          </table:table-cell>
          <table:table-cell office:value-type="string">
            <text:p>4,027991</text:p>
          </table:table-cell>
          <table:table-cell office:value-type="string">
            <text:p>1,630851</text:p>
          </table:table-cell>
          <table:table-cell office:value-type="string">
            <text:p>4,031085</text:p>
          </table:table-cell>
          <table:table-cell office:value-type="string">
            <text:p>26,443672</text:p>
          </table:table-cell>
          <table:table-cell office:value-type="string">
            <text:p>6,930130</text:p>
          </table:table-cell>
          <table:table-cell office:value-type="string">
            <text:p>14,437204</text:p>
          </table:table-cell>
          <table:table-cell office:value-type="string">
            <text:p>3,782192</text:p>
          </table:table-cell>
          <table:table-cell office:value-type="string">
            <text:p>84,711029</text:p>
          </table:table-cell>
          <table:table-cell office:value-type="string">
            <text:p>8,509327</text:p>
          </table:table-cell>
          <table:table-cell office:value-type="string">
            <text:p>28,742386</text:p>
          </table:table-cell>
          <table:table-cell office:value-type="string">
            <text:p>6,2407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640877</text:p>
          </table:table-cell>
          <table:table-cell office:value-type="string">
            <text:p>17,599602</text:p>
          </table:table-cell>
          <table:table-cell office:value-type="string">
            <text:p>50,703430</text:p>
          </table:table-cell>
          <table:table-cell office:value-type="string">
            <text:p>7,354316</text:p>
          </table:table-cell>
          <table:table-cell office:value-type="string">
            <text:p>8,560641</text:p>
          </table:table-cell>
          <table:table-cell office:value-type="string">
            <text:p>7,862582</text:p>
          </table:table-cell>
          <table:table-cell office:value-type="string">
            <text:p>17,566778</text:p>
          </table:table-cell>
          <table:table-cell office:value-type="string">
            <text:p>8,228728</text:p>
          </table:table-cell>
          <table:table-cell office:value-type="string">
            <text:p>6,135698</text:p>
          </table:table-cell>
          <table:table-cell office:value-type="string">
            <text:p>8,59077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3,195328</text:p>
          </table:table-cell>
          <table:table-cell office:value-type="string">
            <text:p>16,359293</text:p>
          </table:table-cell>
        </table:table-row>
        <table:table-row table:style-name="ro1">
          <table:table-cell office:value-type="string">
            <text:p>GPE14 <text:s text:c="6"/></text:p>
          </table:table-cell>
          <table:table-cell office:value-type="string">
            <text:p>468,081268</text:p>
          </table:table-cell>
          <table:table-cell office:value-type="string">
            <text:p>402,468384</text:p>
          </table:table-cell>
          <table:table-cell office:value-type="string">
            <text:p>438,752991</text:p>
          </table:table-cell>
          <table:table-cell office:value-type="string">
            <text:p>394,385925</text:p>
          </table:table-cell>
          <table:table-cell office:value-type="string">
            <text:p>1154,517212</text:p>
          </table:table-cell>
          <table:table-cell office:value-type="string">
            <text:p>57,349430</text:p>
          </table:table-cell>
          <table:table-cell office:value-type="string">
            <text:p>602,234924</text:p>
          </table:table-cell>
          <table:table-cell office:value-type="string">
            <text:p>69,520950</text:p>
          </table:table-cell>
          <table:table-cell office:value-type="string">
            <text:p>18,147049</text:p>
          </table:table-cell>
          <table:table-cell office:value-type="string">
            <text:p>21,390533</text:p>
          </table:table-cell>
          <table:table-cell office:value-type="string">
            <text:p>629,384521</text:p>
          </table:table-cell>
          <table:table-cell office:value-type="string">
            <text:p>21,252434</text:p>
          </table:table-cell>
          <table:table-cell office:value-type="string">
            <text:p>87,426620</text:p>
          </table:table-cell>
          <table:table-cell office:value-type="string">
            <text:p>11,418059</text:p>
          </table:table-cell>
          <table:table-cell office:value-type="string">
            <text:p>563,830261</text:p>
          </table:table-cell>
          <table:table-cell office:value-type="string">
            <text:p>12,950294</text:p>
          </table:table-cell>
          <table:table-cell office:value-type="string">
            <text:p>376,757996</text:p>
          </table:table-cell>
          <table:table-cell office:value-type="string">
            <text:p>11,994659</text:p>
          </table:table-cell>
          <table:table-cell office:value-type="string">
            <text:p>25,520092</text:p>
          </table:table-cell>
          <table:table-cell office:value-type="string">
            <text:p>4,9314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063591</text:p>
          </table:table-cell>
          <table:table-cell office:value-type="string">
            <text:p>7,384308</text:p>
          </table:table-cell>
          <table:table-cell office:value-type="string">
            <text:p>17,154003</text:p>
          </table:table-cell>
          <table:table-cell office:value-type="string">
            <text:p>4,636932</text:p>
          </table:table-cell>
          <table:table-cell office:value-type="string">
            <text:p>295,258667</text:p>
          </table:table-cell>
          <table:table-cell office:value-type="string">
            <text:p>11,193644</text:p>
          </table:table-cell>
          <table:table-cell office:value-type="string">
            <text:p>44,702122</text:p>
          </table:table-cell>
          <table:table-cell office:value-type="string">
            <text:p>7,6503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,896965</text:p>
          </table:table-cell>
          <table:table-cell office:value-type="string">
            <text:p>18,152882</text:p>
          </table:table-cell>
          <table:table-cell office:value-type="string">
            <text:p>50,530231</text:p>
          </table:table-cell>
          <table:table-cell office:value-type="string">
            <text:p>8,906454</text:p>
          </table:table-cell>
          <table:table-cell office:value-type="string">
            <text:p>12,105470</text:p>
          </table:table-cell>
          <table:table-cell office:value-type="string">
            <text:p>9,623737</text:p>
          </table:table-cell>
          <table:table-cell office:value-type="string">
            <text:p>26,171953</text:p>
          </table:table-cell>
          <table:table-cell office:value-type="string">
            <text:p>9,888178</text:p>
          </table:table-cell>
          <table:table-cell office:value-type="string">
            <text:p>7,753292</text:p>
          </table:table-cell>
          <table:table-cell office:value-type="string">
            <text:p>10,320183</text:p>
          </table:table-cell>
          <table:table-cell office:value-type="string">
            <text:p>36,005733</text:p>
          </table:table-cell>
          <table:table-cell office:value-type="string">
            <text:p>31,8258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0,069527</text:p>
          </table:table-cell>
          <table:table-cell office:value-type="string">
            <text:p>19,580307</text:p>
          </table:table-cell>
        </table:table-row>
        <table:table-row table:style-name="ro1">
          <table:table-cell office:value-type="string">
            <text:p>GPE15 <text:s text:c="6"/></text:p>
          </table:table-cell>
          <table:table-cell office:value-type="string">
            <text:p>1149,849243</text:p>
          </table:table-cell>
          <table:table-cell office:value-type="string">
            <text:p>470,236298</text:p>
          </table:table-cell>
          <table:table-cell office:value-type="string">
            <text:p>904,478821</text:p>
          </table:table-cell>
          <table:table-cell office:value-type="string">
            <text:p>465,014648</text:p>
          </table:table-cell>
          <table:table-cell office:value-type="string">
            <text:p>526,461060</text:p>
          </table:table-cell>
          <table:table-cell office:value-type="string">
            <text:p>65,704414</text:p>
          </table:table-cell>
          <table:table-cell office:value-type="string">
            <text:p>335,837921</text:p>
          </table:table-cell>
          <table:table-cell office:value-type="string">
            <text:p>80,617676</text:p>
          </table:table-cell>
          <table:table-cell office:value-type="string">
            <text:p>15,246439</text:p>
          </table:table-cell>
          <table:table-cell office:value-type="string">
            <text:p>27,899330</text:p>
          </table:table-cell>
          <table:table-cell office:value-type="string">
            <text:p>424,325745</text:p>
          </table:table-cell>
          <table:table-cell office:value-type="string">
            <text:p>21,651186</text:p>
          </table:table-cell>
          <table:table-cell office:value-type="string">
            <text:p>575,096802</text:p>
          </table:table-cell>
          <table:table-cell office:value-type="string">
            <text:p>20,309942</text:p>
          </table:table-cell>
          <table:table-cell office:value-type="string">
            <text:p>301,629669</text:p>
          </table:table-cell>
          <table:table-cell office:value-type="string">
            <text:p>11,354563</text:p>
          </table:table-cell>
          <table:table-cell office:value-type="string">
            <text:p>469,986298</text:p>
          </table:table-cell>
          <table:table-cell office:value-type="string">
            <text:p>13,473639</text:p>
          </table:table-cell>
          <table:table-cell office:value-type="string">
            <text:p>40,649544</text:p>
          </table:table-cell>
          <table:table-cell office:value-type="string">
            <text:p>6,568927</text:p>
          </table:table-cell>
          <table:table-cell office:value-type="string">
            <text:p>8,655605</text:p>
          </table:table-cell>
          <table:table-cell office:value-type="string">
            <text:p>6,809330</text:p>
          </table:table-cell>
          <table:table-cell office:value-type="string">
            <text:p>38,535080</text:p>
          </table:table-cell>
          <table:table-cell office:value-type="string">
            <text:p>8,438509</text:p>
          </table:table-cell>
          <table:table-cell office:value-type="string">
            <text:p>25,420691</text:p>
          </table:table-cell>
          <table:table-cell office:value-type="string">
            <text:p>6,222509</text:p>
          </table:table-cell>
          <table:table-cell office:value-type="string">
            <text:p>244,036163</text:p>
          </table:table-cell>
          <table:table-cell office:value-type="string">
            <text:p>12,090459</text:p>
          </table:table-cell>
          <table:table-cell office:value-type="string">
            <text:p>97,922729</text:p>
          </table:table-cell>
          <table:table-cell office:value-type="string">
            <text:p>10,787783</text:p>
          </table:table-cell>
          <table:table-cell office:value-type="string">
            <text:p>1,774624</text:p>
          </table:table-cell>
          <table:table-cell office:value-type="string">
            <text:p>16,654730</text:p>
          </table:table-cell>
          <table:table-cell office:value-type="string">
            <text:p>52,074043</text:p>
          </table:table-cell>
          <table:table-cell office:value-type="string">
            <text:p>19,456404</text:p>
          </table:table-cell>
          <table:table-cell office:value-type="string">
            <text:p>69,199341</text:p>
          </table:table-cell>
          <table:table-cell office:value-type="string">
            <text:p>12,415331</text:p>
          </table:table-cell>
          <table:table-cell office:value-type="string">
            <text:p>27,398478</text:p>
          </table:table-cell>
          <table:table-cell office:value-type="string">
            <text:p>13,405068</text:p>
          </table:table-cell>
          <table:table-cell office:value-type="string">
            <text:p>31,041519</text:p>
          </table:table-cell>
          <table:table-cell office:value-type="string">
            <text:p>13,746929</text:p>
          </table:table-cell>
          <table:table-cell office:value-type="string">
            <text:p>15,522753</text:p>
          </table:table-cell>
          <table:table-cell office:value-type="string">
            <text:p>14,436946</text:p>
          </table:table-cell>
          <table:table-cell office:value-type="string">
            <text:p>124,827034</text:p>
          </table:table-cell>
          <table:table-cell office:value-type="string">
            <text:p>37,3661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2,137177</text:p>
          </table:table-cell>
          <table:table-cell office:value-type="string">
            <text:p>27,388523</text:p>
          </table:table-cell>
        </table:table-row>
        <table:table-row table:style-name="ro1">
          <table:table-cell office:value-type="string">
            <text:p>GPE16 <text:s text:c="6"/></text:p>
          </table:table-cell>
          <table:table-cell office:value-type="string">
            <text:p>559,731689</text:p>
          </table:table-cell>
          <table:table-cell office:value-type="string">
            <text:p>380,743622</text:p>
          </table:table-cell>
          <table:table-cell office:value-type="string">
            <text:p>370,049744</text:p>
          </table:table-cell>
          <table:table-cell office:value-type="string">
            <text:p>380,788025</text:p>
          </table:table-cell>
          <table:table-cell office:value-type="string">
            <text:p>553,902710</text:p>
          </table:table-cell>
          <table:table-cell office:value-type="string">
            <text:p>50,949490</text:p>
          </table:table-cell>
          <table:table-cell office:value-type="string">
            <text:p>153,740829</text:p>
          </table:table-cell>
          <table:table-cell office:value-type="string">
            <text:p>63,039478</text:p>
          </table:table-cell>
          <table:table-cell office:value-type="string">
            <text:p>26,275780</text:p>
          </table:table-cell>
          <table:table-cell office:value-type="string">
            <text:p>20,443171</text:p>
          </table:table-cell>
          <table:table-cell office:value-type="string">
            <text:p>959,389648</text:p>
          </table:table-cell>
          <table:table-cell office:value-type="string">
            <text:p>25,681068</text:p>
          </table:table-cell>
          <table:table-cell office:value-type="string">
            <text:p>1036,630737</text:p>
          </table:table-cell>
          <table:table-cell office:value-type="string">
            <text:p>24,419733</text:p>
          </table:table-cell>
          <table:table-cell office:value-type="string">
            <text:p>2670,904053</text:p>
          </table:table-cell>
          <table:table-cell office:value-type="string">
            <text:p>38,482121</text:p>
          </table:table-cell>
          <table:table-cell office:value-type="string">
            <text:p>67,202263</text:p>
          </table:table-cell>
          <table:table-cell office:value-type="string">
            <text:p>10,027847</text:p>
          </table:table-cell>
          <table:table-cell office:value-type="string">
            <text:p>13,938096</text:p>
          </table:table-cell>
          <table:table-cell office:value-type="string">
            <text:p>4,2473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91062</text:p>
          </table:table-cell>
          <table:table-cell office:value-type="string">
            <text:p>7,046827</text:p>
          </table:table-cell>
          <table:table-cell office:value-type="string">
            <text:p>17,486559</text:p>
          </table:table-cell>
          <table:table-cell office:value-type="string">
            <text:p>4,037155</text:p>
          </table:table-cell>
          <table:table-cell office:value-type="string">
            <text:p>27,762527</text:p>
          </table:table-cell>
          <table:table-cell office:value-type="string">
            <text:p>8,282656</text:p>
          </table:table-cell>
          <table:table-cell office:value-type="string">
            <text:p>37,123222</text:p>
          </table:table-cell>
          <table:table-cell office:value-type="string">
            <text:p>6,6657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627041</text:p>
          </table:table-cell>
          <table:table-cell office:value-type="string">
            <text:p>17,787588</text:p>
          </table:table-cell>
          <table:table-cell office:value-type="string">
            <text:p>50,994694</text:p>
          </table:table-cell>
          <table:table-cell office:value-type="string">
            <text:p>7,880013</text:p>
          </table:table-cell>
          <table:table-cell office:value-type="string">
            <text:p>7,966077</text:p>
          </table:table-cell>
          <table:table-cell office:value-type="string">
            <text:p>8,425749</text:p>
          </table:table-cell>
          <table:table-cell office:value-type="string">
            <text:p>9,761003</text:p>
          </table:table-cell>
          <table:table-cell office:value-type="string">
            <text:p>8,615752</text:p>
          </table:table-cell>
          <table:table-cell office:value-type="string">
            <text:p>10,804506</text:p>
          </table:table-cell>
          <table:table-cell office:value-type="string">
            <text:p>9,02005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91,750488</text:p>
          </table:table-cell>
          <table:table-cell office:value-type="string">
            <text:p>18,725088</text:p>
          </table:table-cell>
        </table:table-row>
        <table:table-row table:style-name="ro1">
          <table:table-cell office:value-type="string">
            <text:p>GPE17 <text:s text:c="6"/></text:p>
          </table:table-cell>
          <table:table-cell office:value-type="string">
            <text:p>1093,914429</text:p>
          </table:table-cell>
          <table:table-cell office:value-type="string">
            <text:p>397,373871</text:p>
          </table:table-cell>
          <table:table-cell office:value-type="string">
            <text:p>786,170044</text:p>
          </table:table-cell>
          <table:table-cell office:value-type="string">
            <text:p>390,137482</text:p>
          </table:table-cell>
          <table:table-cell office:value-type="string">
            <text:p>462,643646</text:p>
          </table:table-cell>
          <table:table-cell office:value-type="string">
            <text:p>53,012886</text:p>
          </table:table-cell>
          <table:table-cell office:value-type="string">
            <text:p>307,912445</text:p>
          </table:table-cell>
          <table:table-cell office:value-type="string">
            <text:p>63,777409</text:p>
          </table:table-cell>
          <table:table-cell office:value-type="string">
            <text:p>29,519701</text:p>
          </table:table-cell>
          <table:table-cell office:value-type="string">
            <text:p>20,769127</text:p>
          </table:table-cell>
          <table:table-cell office:value-type="string">
            <text:p>466,901642</text:p>
          </table:table-cell>
          <table:table-cell office:value-type="string">
            <text:p>18,399076</text:p>
          </table:table-cell>
          <table:table-cell office:value-type="string">
            <text:p>148,430161</text:p>
          </table:table-cell>
          <table:table-cell office:value-type="string">
            <text:p>12,003989</text:p>
          </table:table-cell>
          <table:table-cell office:value-type="string">
            <text:p>361,821381</text:p>
          </table:table-cell>
          <table:table-cell office:value-type="string">
            <text:p>10,860528</text:p>
          </table:table-cell>
          <table:table-cell office:value-type="string">
            <text:p>306,491089</text:p>
          </table:table-cell>
          <table:table-cell office:value-type="string">
            <text:p>11,452432</text:p>
          </table:table-cell>
          <table:table-cell office:value-type="string">
            <text:p>19,800638</text:p>
          </table:table-cell>
          <table:table-cell office:value-type="string">
            <text:p>4,648613</text:p>
          </table:table-cell>
          <table:table-cell office:value-type="string">
            <text:p>2,217807</text:p>
          </table:table-cell>
          <table:table-cell office:value-type="string">
            <text:p>4,743820</text:p>
          </table:table-cell>
          <table:table-cell office:value-type="string">
            <text:p>30,674585</text:p>
          </table:table-cell>
          <table:table-cell office:value-type="string">
            <text:p>7,298990</text:p>
          </table:table-cell>
          <table:table-cell office:value-type="string">
            <text:p>16,654936</text:p>
          </table:table-cell>
          <table:table-cell office:value-type="string">
            <text:p>4,439291</text:p>
          </table:table-cell>
          <table:table-cell office:value-type="string">
            <text:p>70,272385</text:p>
          </table:table-cell>
          <table:table-cell office:value-type="string">
            <text:p>8,926227</text:p>
          </table:table-cell>
          <table:table-cell office:value-type="string">
            <text:p>44,841728</text:p>
          </table:table-cell>
          <table:table-cell office:value-type="string">
            <text:p>7,3992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238541</text:p>
          </table:table-cell>
          <table:table-cell office:value-type="string">
            <text:p>18,049234</text:p>
          </table:table-cell>
          <table:table-cell office:value-type="string">
            <text:p>103,181358</text:p>
          </table:table-cell>
          <table:table-cell office:value-type="string">
            <text:p>9,031717</text:p>
          </table:table-cell>
          <table:table-cell office:value-type="string">
            <text:p>15,449362</text:p>
          </table:table-cell>
          <table:table-cell office:value-type="string">
            <text:p>9,345490</text:p>
          </table:table-cell>
          <table:table-cell office:value-type="string">
            <text:p>17,687038</text:p>
          </table:table-cell>
          <table:table-cell office:value-type="string">
            <text:p>9,740174</text:p>
          </table:table-cell>
          <table:table-cell office:value-type="string">
            <text:p>9,296900</text:p>
          </table:table-cell>
          <table:table-cell office:value-type="string">
            <text:p>10,219744</text:p>
          </table:table-cell>
          <table:table-cell office:value-type="string">
            <text:p>9,992807</text:p>
          </table:table-cell>
          <table:table-cell office:value-type="string">
            <text:p>31,6649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053844</text:p>
          </table:table-cell>
          <table:table-cell office:value-type="string">
            <text:p>19,469297</text:p>
          </table:table-cell>
        </table:table-row>
        <table:table-row table:style-name="ro1">
          <table:table-cell office:value-type="string">
            <text:p>GPE18 <text:s text:c="6"/></text:p>
          </table:table-cell>
          <table:table-cell office:value-type="string">
            <text:p>381,106049</text:p>
          </table:table-cell>
          <table:table-cell office:value-type="string">
            <text:p>377,935028</text:p>
          </table:table-cell>
          <table:table-cell office:value-type="string">
            <text:p>410,845856</text:p>
          </table:table-cell>
          <table:table-cell office:value-type="string">
            <text:p>378,228973</text:p>
          </table:table-cell>
          <table:table-cell office:value-type="string">
            <text:p>471,678131</text:p>
          </table:table-cell>
          <table:table-cell office:value-type="string">
            <text:p>50,256954</text:p>
          </table:table-cell>
          <table:table-cell office:value-type="string">
            <text:p>135,123871</text:p>
          </table:table-cell>
          <table:table-cell office:value-type="string">
            <text:p>59,639706</text:p>
          </table:table-cell>
          <table:table-cell office:value-type="string">
            <text:p>20,112324</text:p>
          </table:table-cell>
          <table:table-cell office:value-type="string">
            <text:p>19,143185</text:p>
          </table:table-cell>
          <table:table-cell office:value-type="string">
            <text:p>541,614075</text:p>
          </table:table-cell>
          <table:table-cell office:value-type="string">
            <text:p>18,872955</text:p>
          </table:table-cell>
          <table:table-cell office:value-type="string">
            <text:p>151,510803</text:p>
          </table:table-cell>
          <table:table-cell office:value-type="string">
            <text:p>11,329434</text:p>
          </table:table-cell>
          <table:table-cell office:value-type="string">
            <text:p>470,808929</text:p>
          </table:table-cell>
          <table:table-cell office:value-type="string">
            <text:p>11,711782</text:p>
          </table:table-cell>
          <table:table-cell office:value-type="string">
            <text:p>192,294525</text:p>
          </table:table-cell>
          <table:table-cell office:value-type="string">
            <text:p>10,467781</text:p>
          </table:table-cell>
          <table:table-cell office:value-type="string">
            <text:p>18,247644</text:p>
          </table:table-cell>
          <table:table-cell office:value-type="string">
            <text:p>4,335469</text:p>
          </table:table-cell>
          <table:table-cell office:value-type="string">
            <text:p>6,406997</text:p>
          </table:table-cell>
          <table:table-cell office:value-type="string">
            <text:p>4,344832</text:p>
          </table:table-cell>
          <table:table-cell office:value-type="string">
            <text:p>29,304169</text:p>
          </table:table-cell>
          <table:table-cell office:value-type="string">
            <text:p>7,097672</text:p>
          </table:table-cell>
          <table:table-cell office:value-type="string">
            <text:p>9,956999</text:p>
          </table:table-cell>
          <table:table-cell office:value-type="string">
            <text:p>4,027768</text:p>
          </table:table-cell>
          <table:table-cell office:value-type="string">
            <text:p>65,546837</text:p>
          </table:table-cell>
          <table:table-cell office:value-type="string">
            <text:p>8,498174</text:p>
          </table:table-cell>
          <table:table-cell office:value-type="string">
            <text:p>44,041977</text:p>
          </table:table-cell>
          <table:table-cell office:value-type="string">
            <text:p>6,8058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1,050186</text:p>
          </table:table-cell>
          <table:table-cell office:value-type="string">
            <text:p>18,032272</text:p>
          </table:table-cell>
          <table:table-cell office:value-type="string">
            <text:p>72,320145</text:p>
          </table:table-cell>
          <table:table-cell office:value-type="string">
            <text:p>8,043832</text:p>
          </table:table-cell>
          <table:table-cell office:value-type="string">
            <text:p>10,524878</text:p>
          </table:table-cell>
          <table:table-cell office:value-type="string">
            <text:p>8,523046</text:p>
          </table:table-cell>
          <table:table-cell office:value-type="string">
            <text:p>18,298695</text:p>
          </table:table-cell>
          <table:table-cell office:value-type="string">
            <text:p>8,721660</text:p>
          </table:table-cell>
          <table:table-cell office:value-type="string">
            <text:p>5,974585</text:p>
          </table:table-cell>
          <table:table-cell office:value-type="string">
            <text:p>9,130096</text:p>
          </table:table-cell>
          <table:table-cell office:value-type="string">
            <text:p>2,689734</text:p>
          </table:table-cell>
          <table:table-cell office:value-type="string">
            <text:p>30,95419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9,092030</text:p>
          </table:table-cell>
          <table:table-cell office:value-type="string">
            <text:p>17,395006</text:p>
          </table:table-cell>
        </table:table-row>
        <table:table-row table:style-name="ro1">
          <table:table-cell office:value-type="string">
            <text:p>GPE19 <text:s text:c="6"/></text:p>
          </table:table-cell>
          <table:table-cell office:value-type="string">
            <text:p>1121,578003</text:p>
          </table:table-cell>
          <table:table-cell office:value-type="string">
            <text:p>369,904663</text:p>
          </table:table-cell>
          <table:table-cell office:value-type="string">
            <text:p>268,059479</text:p>
          </table:table-cell>
          <table:table-cell office:value-type="string">
            <text:p>365,047119</text:p>
          </table:table-cell>
          <table:table-cell office:value-type="string">
            <text:p>360,070831</text:p>
          </table:table-cell>
          <table:table-cell office:value-type="string">
            <text:p>49,027489</text:p>
          </table:table-cell>
          <table:table-cell office:value-type="string">
            <text:p>197,374313</text:p>
          </table:table-cell>
          <table:table-cell office:value-type="string">
            <text:p>57,829323</text:p>
          </table:table-cell>
          <table:table-cell office:value-type="string">
            <text:p>0,648785</text:p>
          </table:table-cell>
          <table:table-cell office:value-type="string">
            <text:p>17,841581</text:p>
          </table:table-cell>
          <table:table-cell office:value-type="string">
            <text:p>394,850159</text:p>
          </table:table-cell>
          <table:table-cell office:value-type="string">
            <text:p>16,172243</text:p>
          </table:table-cell>
          <table:table-cell office:value-type="string">
            <text:p>374,856171</text:p>
          </table:table-cell>
          <table:table-cell office:value-type="string">
            <text:p>13,980221</text:p>
          </table:table-cell>
          <table:table-cell office:value-type="string">
            <text:p>340,329803</text:p>
          </table:table-cell>
          <table:table-cell office:value-type="string">
            <text:p>10,251254</text:p>
          </table:table-cell>
          <table:table-cell office:value-type="string">
            <text:p>200,332336</text:p>
          </table:table-cell>
          <table:table-cell office:value-type="string">
            <text:p>10,392466</text:p>
          </table:table-cell>
          <table:table-cell office:value-type="string">
            <text:p>14,171043</text:p>
          </table:table-cell>
          <table:table-cell office:value-type="string">
            <text:p>4,015813</text:p>
          </table:table-cell>
          <table:table-cell office:value-type="string">
            <text:p>0,184817</text:p>
          </table:table-cell>
          <table:table-cell office:value-type="string">
            <text:p>4,004374</text:p>
          </table:table-cell>
          <table:table-cell office:value-type="string">
            <text:p>26,123774</text:p>
          </table:table-cell>
          <table:table-cell office:value-type="string">
            <text:p>6,889472</text:p>
          </table:table-cell>
          <table:table-cell office:value-type="string">
            <text:p>11,620245</text:p>
          </table:table-cell>
          <table:table-cell office:value-type="string">
            <text:p>3,782562</text:p>
          </table:table-cell>
          <table:table-cell office:value-type="string">
            <text:p>56,215889</text:p>
          </table:table-cell>
          <table:table-cell office:value-type="string">
            <text:p>8,293955</text:p>
          </table:table-cell>
          <table:table-cell office:value-type="string">
            <text:p>34,556583</text:p>
          </table:table-cell>
          <table:table-cell office:value-type="string">
            <text:p>6,3287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736507</text:p>
          </table:table-cell>
          <table:table-cell office:value-type="string">
            <text:p>17,670080</text:p>
          </table:table-cell>
          <table:table-cell office:value-type="string">
            <text:p>51,991611</text:p>
          </table:table-cell>
          <table:table-cell office:value-type="string">
            <text:p>7,320675</text:p>
          </table:table-cell>
          <table:table-cell office:value-type="string">
            <text:p>12,576745</text:p>
          </table:table-cell>
          <table:table-cell office:value-type="string">
            <text:p>7,703319</text:p>
          </table:table-cell>
          <table:table-cell office:value-type="string">
            <text:p>22,070570</text:p>
          </table:table-cell>
          <table:table-cell office:value-type="string">
            <text:p>8,113145</text:p>
          </table:table-cell>
          <table:table-cell office:value-type="string">
            <text:p>9,296900</text:p>
          </table:table-cell>
          <table:table-cell office:value-type="string">
            <text:p>8,40536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7,676708</text:p>
          </table:table-cell>
          <table:table-cell office:value-type="string">
            <text:p>16,126144</text:p>
          </table:table-cell>
        </table:table-row>
        <table:table-row table:style-name="ro1">
          <table:table-cell office:value-type="string">
            <text:p>GPE20 <text:s text:c="6"/></text:p>
          </table:table-cell>
          <table:table-cell office:value-type="string">
            <text:p>592,583069</text:p>
          </table:table-cell>
          <table:table-cell office:value-type="string">
            <text:p>399,571198</text:p>
          </table:table-cell>
          <table:table-cell office:value-type="string">
            <text:p>153,830383</text:p>
          </table:table-cell>
          <table:table-cell office:value-type="string">
            <text:p>396,846893</text:p>
          </table:table-cell>
          <table:table-cell office:value-type="string">
            <text:p>457,699493</text:p>
          </table:table-cell>
          <table:table-cell office:value-type="string">
            <text:p>54,390556</text:p>
          </table:table-cell>
          <table:table-cell office:value-type="string">
            <text:p>282,895935</text:p>
          </table:table-cell>
          <table:table-cell office:value-type="string">
            <text:p>67,183228</text:p>
          </table:table-cell>
          <table:table-cell office:value-type="string">
            <text:p>18,814754</text:p>
          </table:table-cell>
          <table:table-cell office:value-type="string">
            <text:p>22,386091</text:p>
          </table:table-cell>
          <table:table-cell office:value-type="string">
            <text:p>650,714722</text:p>
          </table:table-cell>
          <table:table-cell office:value-type="string">
            <text:p>21,819077</text:p>
          </table:table-cell>
          <table:table-cell office:value-type="string">
            <text:p>884,279663</text:p>
          </table:table-cell>
          <table:table-cell office:value-type="string">
            <text:p>22,695606</text:p>
          </table:table-cell>
          <table:table-cell office:value-type="string">
            <text:p>1333,990112</text:p>
          </table:table-cell>
          <table:table-cell office:value-type="string">
            <text:p>21,927765</text:p>
          </table:table-cell>
          <table:table-cell office:value-type="string">
            <text:p>231,233307</text:p>
          </table:table-cell>
          <table:table-cell office:value-type="string">
            <text:p>11,050615</text:p>
          </table:table-cell>
          <table:table-cell office:value-type="string">
            <text:p>17,509975</text:p>
          </table:table-cell>
          <table:table-cell office:value-type="string">
            <text:p>4,835653</text:p>
          </table:table-cell>
          <table:table-cell office:value-type="string">
            <text:p>3,419118</text:p>
          </table:table-cell>
          <table:table-cell office:value-type="string">
            <text:p>4,898067</text:p>
          </table:table-cell>
          <table:table-cell office:value-type="string">
            <text:p>32,070850</text:p>
          </table:table-cell>
          <table:table-cell office:value-type="string">
            <text:p>7,396758</text:p>
          </table:table-cell>
          <table:table-cell office:value-type="string">
            <text:p>10,766146</text:p>
          </table:table-cell>
          <table:table-cell office:value-type="string">
            <text:p>4,544886</text:p>
          </table:table-cell>
          <table:table-cell office:value-type="string">
            <text:p>82,987289</text:p>
          </table:table-cell>
          <table:table-cell office:value-type="string">
            <text:p>9,014261</text:p>
          </table:table-cell>
          <table:table-cell office:value-type="string">
            <text:p>48,617287</text:p>
          </table:table-cell>
          <table:table-cell office:value-type="string">
            <text:p>7,64578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059822</text:p>
          </table:table-cell>
          <table:table-cell office:value-type="string">
            <text:p>18,176678</text:p>
          </table:table-cell>
          <table:table-cell office:value-type="string">
            <text:p>61,505714</text:p>
          </table:table-cell>
          <table:table-cell office:value-type="string">
            <text:p>8,973256</text:p>
          </table:table-cell>
          <table:table-cell office:value-type="string">
            <text:p>19,287563</text:p>
          </table:table-cell>
          <table:table-cell office:value-type="string">
            <text:p>9,443922</text:p>
          </table:table-cell>
          <table:table-cell office:value-type="string">
            <text:p>16,693098</text:p>
          </table:table-cell>
          <table:table-cell office:value-type="string">
            <text:p>9,892515</text:p>
          </table:table-cell>
          <table:table-cell office:value-type="string">
            <text:p>25,964317</text:p>
          </table:table-cell>
          <table:table-cell office:value-type="string">
            <text:p>10,31380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98,193161</text:p>
          </table:table-cell>
          <table:table-cell office:value-type="string">
            <text:p>20,277462</text:p>
          </table:table-cell>
        </table:table-row>
        <table:table-row table:style-name="ro1">
          <table:table-cell office:value-type="string">
            <text:p>GPE21 <text:s text:c="6"/></text:p>
          </table:table-cell>
          <table:table-cell office:value-type="string">
            <text:p>150,816895</text:p>
          </table:table-cell>
          <table:table-cell office:value-type="string">
            <text:p>375,601654</text:p>
          </table:table-cell>
          <table:table-cell office:value-type="string">
            <text:p>582,189514</text:p>
          </table:table-cell>
          <table:table-cell office:value-type="string">
            <text:p>373,476593</text:p>
          </table:table-cell>
          <table:table-cell office:value-type="string">
            <text:p>327,830261</text:p>
          </table:table-cell>
          <table:table-cell office:value-type="string">
            <text:p>53,648769</text:p>
          </table:table-cell>
          <table:table-cell office:value-type="string">
            <text:p>500,481628</text:p>
          </table:table-cell>
          <table:table-cell office:value-type="string">
            <text:p>64,306755</text:p>
          </table:table-cell>
          <table:table-cell office:value-type="string">
            <text:p>30,817270</text:p>
          </table:table-cell>
          <table:table-cell office:value-type="string">
            <text:p>19,148626</text:p>
          </table:table-cell>
          <table:table-cell office:value-type="string">
            <text:p>38,482029</text:p>
          </table:table-cell>
          <table:table-cell office:value-type="string">
            <text:p>11,687892</text:p>
          </table:table-cell>
          <table:table-cell office:value-type="string">
            <text:p>85,137306</text:p>
          </table:table-cell>
          <table:table-cell office:value-type="string">
            <text:p>10,036576</text:p>
          </table:table-cell>
          <table:table-cell office:value-type="string">
            <text:p>56,809246</text:p>
          </table:table-cell>
          <table:table-cell office:value-type="string">
            <text:p>8,129108</text:p>
          </table:table-cell>
          <table:table-cell office:value-type="string">
            <text:p>1761,514771</text:p>
          </table:table-cell>
          <table:table-cell office:value-type="string">
            <text:p>26,140087</text:p>
          </table:table-cell>
          <table:table-cell office:value-type="string">
            <text:p>14,209868</text:p>
          </table:table-cell>
          <table:table-cell office:value-type="string">
            <text:p>4,170573</text:p>
          </table:table-cell>
          <table:table-cell office:value-type="string">
            <text:p>32,355278</text:p>
          </table:table-cell>
          <table:table-cell office:value-type="string">
            <text:p>7,044899</text:p>
          </table:table-cell>
          <table:table-cell office:value-type="string">
            <text:p>15,621026</text:p>
          </table:table-cell>
          <table:table-cell office:value-type="string">
            <text:p>3,967111</text:p>
          </table:table-cell>
          <table:table-cell office:value-type="string">
            <text:p>20,213675</text:p>
          </table:table-cell>
          <table:table-cell office:value-type="string">
            <text:p>8,191020</text:p>
          </table:table-cell>
          <table:table-cell office:value-type="string">
            <text:p>33,868431</text:p>
          </table:table-cell>
          <table:table-cell office:value-type="string">
            <text:p>6,5687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,197823</text:p>
          </table:table-cell>
          <table:table-cell office:value-type="string">
            <text:p>17,826153</text:p>
          </table:table-cell>
          <table:table-cell office:value-type="string">
            <text:p>23,644373</text:p>
          </table:table-cell>
          <table:table-cell office:value-type="string">
            <text:p>7,549695</text:p>
          </table:table-cell>
          <table:table-cell office:value-type="string">
            <text:p>13,035398</text:p>
          </table:table-cell>
          <table:table-cell office:value-type="string">
            <text:p>8,210272</text:p>
          </table:table-cell>
          <table:table-cell office:value-type="string">
            <text:p>21,586342</text:p>
          </table:table-cell>
          <table:table-cell office:value-type="string">
            <text:p>8,443754</text:p>
          </table:table-cell>
          <table:table-cell office:value-type="string">
            <text:p>11,111611</text:p>
          </table:table-cell>
          <table:table-cell office:value-type="string">
            <text:p>8,852725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22 <text:s text:c="6"/></text:p>
          </table:table-cell>
          <table:table-cell office:value-type="string">
            <text:p>1296,714355</text:p>
          </table:table-cell>
          <table:table-cell office:value-type="string">
            <text:p>432,232147</text:p>
          </table:table-cell>
          <table:table-cell office:value-type="string">
            <text:p>651,542847</text:p>
          </table:table-cell>
          <table:table-cell office:value-type="string">
            <text:p>427,017456</text:p>
          </table:table-cell>
          <table:table-cell office:value-type="string">
            <text:p>475,622833</text:p>
          </table:table-cell>
          <table:table-cell office:value-type="string">
            <text:p>61,030506</text:p>
          </table:table-cell>
          <table:table-cell office:value-type="string">
            <text:p>560,404907</text:p>
          </table:table-cell>
          <table:table-cell office:value-type="string">
            <text:p>74,966454</text:p>
          </table:table-cell>
          <table:table-cell office:value-type="string">
            <text:p>22,383072</text:p>
          </table:table-cell>
          <table:table-cell office:value-type="string">
            <text:p>24,657698</text:p>
          </table:table-cell>
          <table:table-cell office:value-type="string">
            <text:p>551,234558</text:p>
          </table:table-cell>
          <table:table-cell office:value-type="string">
            <text:p>21,458670</text:p>
          </table:table-cell>
          <table:table-cell office:value-type="string">
            <text:p>551,011963</text:p>
          </table:table-cell>
          <table:table-cell office:value-type="string">
            <text:p>18,642488</text:p>
          </table:table-cell>
          <table:table-cell office:value-type="string">
            <text:p>553,562927</text:p>
          </table:table-cell>
          <table:table-cell office:value-type="string">
            <text:p>13,364045</text:p>
          </table:table-cell>
          <table:table-cell office:value-type="string">
            <text:p>1122,776245</text:p>
          </table:table-cell>
          <table:table-cell office:value-type="string">
            <text:p>19,449482</text:p>
          </table:table-cell>
          <table:table-cell office:value-type="string">
            <text:p>25,663179</text:p>
          </table:table-cell>
          <table:table-cell office:value-type="string">
            <text:p>5,591714</text:p>
          </table:table-cell>
          <table:table-cell office:value-type="string">
            <text:p>2,864667</text:p>
          </table:table-cell>
          <table:table-cell office:value-type="string">
            <text:p>5,606374</text:p>
          </table:table-cell>
          <table:table-cell office:value-type="string">
            <text:p>39,672775</text:p>
          </table:table-cell>
          <table:table-cell office:value-type="string">
            <text:p>7,760228</text:p>
          </table:table-cell>
          <table:table-cell office:value-type="string">
            <text:p>16,048077</text:p>
          </table:table-cell>
          <table:table-cell office:value-type="string">
            <text:p>5,223540</text:p>
          </table:table-cell>
          <table:table-cell office:value-type="string">
            <text:p>76,519707</text:p>
          </table:table-cell>
          <table:table-cell office:value-type="string">
            <text:p>9,454810</text:p>
          </table:table-cell>
          <table:table-cell office:value-type="string">
            <text:p>65,969971</text:p>
          </table:table-cell>
          <table:table-cell office:value-type="string">
            <text:p>8,8036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1,090187</text:p>
          </table:table-cell>
          <table:table-cell office:value-type="string">
            <text:p>18,774746</text:p>
          </table:table-cell>
          <table:table-cell office:value-type="string">
            <text:p>76,979660</text:p>
          </table:table-cell>
          <table:table-cell office:value-type="string">
            <text:p>10,311381</text:p>
          </table:table-cell>
          <table:table-cell office:value-type="string">
            <text:p>11,080090</text:p>
          </table:table-cell>
          <table:table-cell office:value-type="string">
            <text:p>10,840224</text:p>
          </table:table-cell>
          <table:table-cell office:value-type="string">
            <text:p>25,409189</text:p>
          </table:table-cell>
          <table:table-cell office:value-type="string">
            <text:p>11,374830</text:p>
          </table:table-cell>
          <table:table-cell office:value-type="string">
            <text:p>11,139530</text:p>
          </table:table-cell>
          <table:table-cell office:value-type="string">
            <text:p>11,867305</text:p>
          </table:table-cell>
          <table:table-cell office:value-type="string">
            <text:p>67,661758</text:p>
          </table:table-cell>
          <table:table-cell office:value-type="string">
            <text:p>34,68829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,859585</text:p>
          </table:table-cell>
          <table:table-cell office:value-type="string">
            <text:p>22,588833</text:p>
          </table:table-cell>
        </table:table-row>
        <table:table-row table:style-name="ro1">
          <table:table-cell office:value-type="string">
            <text:p>GPE23 <text:s text:c="6"/></text:p>
          </table:table-cell>
          <table:table-cell office:value-type="string">
            <text:p>165,213562</text:p>
          </table:table-cell>
          <table:table-cell office:value-type="string">
            <text:p>382,728760</text:p>
          </table:table-cell>
          <table:table-cell office:value-type="string">
            <text:p>47,518265</text:p>
          </table:table-cell>
          <table:table-cell office:value-type="string">
            <text:p>388,216858</text:p>
          </table:table-cell>
          <table:table-cell office:value-type="string">
            <text:p>542,060547</text:p>
          </table:table-cell>
          <table:table-cell office:value-type="string">
            <text:p>64,039650</text:p>
          </table:table-cell>
          <table:table-cell office:value-type="string">
            <text:p>1235,133179</text:p>
          </table:table-cell>
          <table:table-cell office:value-type="string">
            <text:p>77,325890</text:p>
          </table:table-cell>
          <table:table-cell office:value-type="string">
            <text:p>10,369741</text:p>
          </table:table-cell>
          <table:table-cell office:value-type="string">
            <text:p>21,064512</text:p>
          </table:table-cell>
          <table:table-cell office:value-type="string">
            <text:p>564,769348</text:p>
          </table:table-cell>
          <table:table-cell office:value-type="string">
            <text:p>19,949699</text:p>
          </table:table-cell>
          <table:table-cell office:value-type="string">
            <text:p>572,679321</text:p>
          </table:table-cell>
          <table:table-cell office:value-type="string">
            <text:p>17,711733</text:p>
          </table:table-cell>
          <table:table-cell office:value-type="string">
            <text:p>544,347595</text:p>
          </table:table-cell>
          <table:table-cell office:value-type="string">
            <text:p>12,754031</text:p>
          </table:table-cell>
          <table:table-cell office:value-type="string">
            <text:p>2187,903564</text:p>
          </table:table-cell>
          <table:table-cell office:value-type="string">
            <text:p>31,297421</text:p>
          </table:table-cell>
          <table:table-cell office:value-type="string">
            <text:p>39,017040</text:p>
          </table:table-cell>
          <table:table-cell office:value-type="string">
            <text:p>4,725014</text:p>
          </table:table-cell>
          <table:table-cell office:value-type="string">
            <text:p>7,200363</text:p>
          </table:table-cell>
          <table:table-cell office:value-type="string">
            <text:p>4,648310</text:p>
          </table:table-cell>
          <table:table-cell office:value-type="string">
            <text:p>28,768368</text:p>
          </table:table-cell>
          <table:table-cell office:value-type="string">
            <text:p>7,215033</text:p>
          </table:table-cell>
          <table:table-cell office:value-type="string">
            <text:p>12,663426</text:p>
          </table:table-cell>
          <table:table-cell office:value-type="string">
            <text:p>4,295345</text:p>
          </table:table-cell>
          <table:table-cell office:value-type="string">
            <text:p>117,035263</text:p>
          </table:table-cell>
          <table:table-cell office:value-type="string">
            <text:p>9,032845</text:p>
          </table:table-cell>
          <table:table-cell office:value-type="string">
            <text:p>42,974232</text:p>
          </table:table-cell>
          <table:table-cell office:value-type="string">
            <text:p>7,1668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8,844589</text:p>
          </table:table-cell>
          <table:table-cell office:value-type="string">
            <text:p>18,276794</text:p>
          </table:table-cell>
          <table:table-cell office:value-type="string">
            <text:p>147,780365</text:p>
          </table:table-cell>
          <table:table-cell office:value-type="string">
            <text:p>8,794280</text:p>
          </table:table-cell>
          <table:table-cell office:value-type="string">
            <text:p>20,449080</text:p>
          </table:table-cell>
          <table:table-cell office:value-type="string">
            <text:p>9,025084</text:p>
          </table:table-cell>
          <table:table-cell office:value-type="string">
            <text:p>22,251253</text:p>
          </table:table-cell>
          <table:table-cell office:value-type="string">
            <text:p>9,402045</text:p>
          </table:table-cell>
          <table:table-cell office:value-type="string">
            <text:p>10,960588</text:p>
          </table:table-cell>
          <table:table-cell office:value-type="string">
            <text:p>9,847213</text:p>
          </table:table-cell>
          <table:table-cell office:value-type="string">
            <text:p>34,999458</text:p>
          </table:table-cell>
          <table:table-cell office:value-type="string">
            <text:p>32,7189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2,805302</text:p>
          </table:table-cell>
          <table:table-cell office:value-type="string">
            <text:p>18,793032</text:p>
          </table:table-cell>
        </table:table-row>
        <table:table-row table:style-name="ro1">
          <table:table-cell office:value-type="string">
            <text:p>GPE24 <text:s text:c="6"/></text:p>
          </table:table-cell>
          <table:table-cell office:value-type="string">
            <text:p>2415,458740</text:p>
          </table:table-cell>
          <table:table-cell office:value-type="string">
            <text:p>432,903931</text:p>
          </table:table-cell>
          <table:table-cell office:value-type="string">
            <text:p>818,806885</text:p>
          </table:table-cell>
          <table:table-cell office:value-type="string">
            <text:p>430,571808</text:p>
          </table:table-cell>
          <table:table-cell office:value-type="string">
            <text:p>670,598816</text:p>
          </table:table-cell>
          <table:table-cell office:value-type="string">
            <text:p>59,289063</text:p>
          </table:table-cell>
          <table:table-cell office:value-type="string">
            <text:p>494,082031</text:p>
          </table:table-cell>
          <table:table-cell office:value-type="string">
            <text:p>73,743279</text:p>
          </table:table-cell>
          <table:table-cell office:value-type="string">
            <text:p>22,058680</text:p>
          </table:table-cell>
          <table:table-cell office:value-type="string">
            <text:p>24,981932</text:p>
          </table:table-cell>
          <table:table-cell office:value-type="string">
            <text:p>618,578125</text:p>
          </table:table-cell>
          <table:table-cell office:value-type="string">
            <text:p>22,754103</text:p>
          </table:table-cell>
          <table:table-cell office:value-type="string">
            <text:p>212,983276</text:p>
          </table:table-cell>
          <table:table-cell office:value-type="string">
            <text:p>14,554835</text:p>
          </table:table-cell>
          <table:table-cell office:value-type="string">
            <text:p>731,843628</text:p>
          </table:table-cell>
          <table:table-cell office:value-type="string">
            <text:p>15,264087</text:p>
          </table:table-cell>
          <table:table-cell office:value-type="string">
            <text:p>234,210236</text:p>
          </table:table-cell>
          <table:table-cell office:value-type="string">
            <text:p>11,319263</text:p>
          </table:table-cell>
          <table:table-cell office:value-type="string">
            <text:p>36,534115</text:p>
          </table:table-cell>
          <table:table-cell office:value-type="string">
            <text:p>5,6322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65206</text:p>
          </table:table-cell>
          <table:table-cell office:value-type="string">
            <text:p>7,784969</text:p>
          </table:table-cell>
          <table:table-cell office:value-type="string">
            <text:p>15,890741</text:p>
          </table:table-cell>
          <table:table-cell office:value-type="string">
            <text:p>5,268240</text:p>
          </table:table-cell>
          <table:table-cell office:value-type="string">
            <text:p>117,708008</text:p>
          </table:table-cell>
          <table:table-cell office:value-type="string">
            <text:p>9,892571</text:p>
          </table:table-cell>
          <table:table-cell office:value-type="string">
            <text:p>57,637707</text:p>
          </table:table-cell>
          <table:table-cell office:value-type="string">
            <text:p>8,82597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838562</text:p>
          </table:table-cell>
          <table:table-cell office:value-type="string">
            <text:p>18,733549</text:p>
          </table:table-cell>
          <table:table-cell office:value-type="string">
            <text:p>76,112770</text:p>
          </table:table-cell>
          <table:table-cell office:value-type="string">
            <text:p>10,374679</text:p>
          </table:table-cell>
          <table:table-cell office:value-type="string">
            <text:p>19,191004</text:p>
          </table:table-cell>
          <table:table-cell office:value-type="string">
            <text:p>11,108714</text:p>
          </table:table-cell>
          <table:table-cell office:value-type="string">
            <text:p>30,124033</text:p>
          </table:table-cell>
          <table:table-cell office:value-type="string">
            <text:p>11,403626</text:p>
          </table:table-cell>
          <table:table-cell office:value-type="string">
            <text:p>8,766447</text:p>
          </table:table-cell>
          <table:table-cell office:value-type="string">
            <text:p>11,950333</text:p>
          </table:table-cell>
          <table:table-cell office:value-type="string">
            <text:p>35,427582</text:p>
          </table:table-cell>
          <table:table-cell office:value-type="string">
            <text:p>33,9941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,078728</text:p>
          </table:table-cell>
          <table:table-cell office:value-type="string">
            <text:p>22,685246</text:p>
          </table:table-cell>
        </table:table-row>
        <table:table-row table:style-name="ro1">
          <table:table-cell office:value-type="string">
            <text:p>GPE25 <text:s text:c="6"/></text:p>
          </table:table-cell>
          <table:table-cell office:value-type="string">
            <text:p>369,051208</text:p>
          </table:table-cell>
          <table:table-cell office:value-type="string">
            <text:p>369,915466</text:p>
          </table:table-cell>
          <table:table-cell office:value-type="string">
            <text:p>137,511917</text:p>
          </table:table-cell>
          <table:table-cell office:value-type="string">
            <text:p>369,910034</text:p>
          </table:table-cell>
          <table:table-cell office:value-type="string">
            <text:p>541,481262</text:p>
          </table:table-cell>
          <table:table-cell office:value-type="string">
            <text:p>52,453121</text:p>
          </table:table-cell>
          <table:table-cell office:value-type="string">
            <text:p>604,620178</text:p>
          </table:table-cell>
          <table:table-cell office:value-type="string">
            <text:p>64,211922</text:p>
          </table:table-cell>
          <table:table-cell office:value-type="string">
            <text:p>12,326909</text:p>
          </table:table-cell>
          <table:table-cell office:value-type="string">
            <text:p>19,140663</text:p>
          </table:table-cell>
          <table:table-cell office:value-type="string">
            <text:p>854,382813</text:p>
          </table:table-cell>
          <table:table-cell office:value-type="string">
            <text:p>23,979794</text:p>
          </table:table-cell>
          <table:table-cell office:value-type="string">
            <text:p>1118,267212</text:p>
          </table:table-cell>
          <table:table-cell office:value-type="string">
            <text:p>25,439571</text:p>
          </table:table-cell>
          <table:table-cell office:value-type="string">
            <text:p>2328,721191</text:p>
          </table:table-cell>
          <table:table-cell office:value-type="string">
            <text:p>34,133709</text:p>
          </table:table-cell>
          <table:table-cell office:value-type="string">
            <text:p>588,529175</text:p>
          </table:table-cell>
          <table:table-cell office:value-type="string">
            <text:p>13,660888</text:p>
          </table:table-cell>
          <table:table-cell office:value-type="string">
            <text:p>28,885633</text:p>
          </table:table-cell>
          <table:table-cell office:value-type="string">
            <text:p>4,106717</text:p>
          </table:table-cell>
          <table:table-cell office:value-type="string">
            <text:p>0,523649</text:p>
          </table:table-cell>
          <table:table-cell office:value-type="string">
            <text:p>3,973582</text:p>
          </table:table-cell>
          <table:table-cell office:value-type="string">
            <text:p>24,158653</text:p>
          </table:table-cell>
          <table:table-cell office:value-type="string">
            <text:p>6,899894</text:p>
          </table:table-cell>
          <table:table-cell office:value-type="string">
            <text:p>10,518907</text:p>
          </table:table-cell>
          <table:table-cell office:value-type="string">
            <text:p>3,736493</text:p>
          </table:table-cell>
          <table:table-cell office:value-type="string">
            <text:p>162,460480</text:p>
          </table:table-cell>
          <table:table-cell office:value-type="string">
            <text:p>9,012350</text:p>
          </table:table-cell>
          <table:table-cell office:value-type="string">
            <text:p>28,549171</text:p>
          </table:table-cell>
          <table:table-cell office:value-type="string">
            <text:p>6,1913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2,640541</text:p>
          </table:table-cell>
          <table:table-cell office:value-type="string">
            <text:p>17,671867</text:p>
          </table:table-cell>
          <table:table-cell office:value-type="string">
            <text:p>37,557926</text:p>
          </table:table-cell>
          <table:table-cell office:value-type="string">
            <text:p>7,237307</text:p>
          </table:table-cell>
          <table:table-cell office:value-type="string">
            <text:p>18,394396</text:p>
          </table:table-cell>
          <table:table-cell office:value-type="string">
            <text:p>7,802966</text:p>
          </table:table-cell>
          <table:table-cell office:value-type="string">
            <text:p>20,592403</text:p>
          </table:table-cell>
          <table:table-cell office:value-type="string">
            <text:p>8,010172</text:p>
          </table:table-cell>
          <table:table-cell office:value-type="string">
            <text:p>11,223286</text:p>
          </table:table-cell>
          <table:table-cell office:value-type="string">
            <text:p>8,26666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754257</text:p>
          </table:table-cell>
          <table:table-cell office:value-type="string">
            <text:p>15,893843</text:p>
          </table:table-cell>
        </table:table-row>
        <table:table-row table:style-name="ro1">
          <table:table-cell office:value-type="string">
            <text:p>GPE26 <text:s text:c="6"/></text:p>
          </table:table-cell>
          <table:table-cell office:value-type="string">
            <text:p>1650,986084</text:p>
          </table:table-cell>
          <table:table-cell office:value-type="string">
            <text:p>420,137024</text:p>
          </table:table-cell>
          <table:table-cell office:value-type="string">
            <text:p>602,587524</text:p>
          </table:table-cell>
          <table:table-cell office:value-type="string">
            <text:p>417,951569</text:p>
          </table:table-cell>
          <table:table-cell office:value-type="string">
            <text:p>362,257050</text:p>
          </table:table-cell>
          <table:table-cell office:value-type="string">
            <text:p>61,356709</text:p>
          </table:table-cell>
          <table:table-cell office:value-type="string">
            <text:p>683,742249</text:p>
          </table:table-cell>
          <table:table-cell office:value-type="string">
            <text:p>75,914337</text:p>
          </table:table-cell>
          <table:table-cell office:value-type="string">
            <text:p>26,275780</text:p>
          </table:table-cell>
          <table:table-cell office:value-type="string">
            <text:p>24,334845</text:p>
          </table:table-cell>
          <table:table-cell office:value-type="string">
            <text:p>511,729095</text:p>
          </table:table-cell>
          <table:table-cell office:value-type="string">
            <text:p>20,589214</text:p>
          </table:table-cell>
          <table:table-cell office:value-type="string">
            <text:p>535,608826</text:p>
          </table:table-cell>
          <table:table-cell office:value-type="string">
            <text:p>18,154667</text:p>
          </table:table-cell>
          <table:table-cell office:value-type="string">
            <text:p>453,982788</text:p>
          </table:table-cell>
          <table:table-cell office:value-type="string">
            <text:p>12,250726</text:p>
          </table:table-cell>
          <table:table-cell office:value-type="string">
            <text:p>1936,858276</text:p>
          </table:table-cell>
          <table:table-cell office:value-type="string">
            <text:p>28,514853</text:p>
          </table:table-cell>
          <table:table-cell office:value-type="string">
            <text:p>33,583435</text:p>
          </table:table-cell>
          <table:table-cell office:value-type="string">
            <text:p>5,351557</text:p>
          </table:table-cell>
          <table:table-cell office:value-type="string">
            <text:p>2,710652</text:p>
          </table:table-cell>
          <table:table-cell office:value-type="string">
            <text:p>5,298333</text:p>
          </table:table-cell>
          <table:table-cell office:value-type="string">
            <text:p>42,879028</text:p>
          </table:table-cell>
          <table:table-cell office:value-type="string">
            <text:p>7,649491</text:p>
          </table:table-cell>
          <table:table-cell office:value-type="string">
            <text:p>13,980257</text:p>
          </table:table-cell>
          <table:table-cell office:value-type="string">
            <text:p>4,929577</text:p>
          </table:table-cell>
          <table:table-cell office:value-type="string">
            <text:p>62,663464</text:p>
          </table:table-cell>
          <table:table-cell office:value-type="string">
            <text:p>9,129006</text:p>
          </table:table-cell>
          <table:table-cell office:value-type="string">
            <text:p>59,051216</text:p>
          </table:table-cell>
          <table:table-cell office:value-type="string">
            <text:p>8,3106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5,165527</text:p>
          </table:table-cell>
          <table:table-cell office:value-type="string">
            <text:p>18,648706</text:p>
          </table:table-cell>
          <table:table-cell office:value-type="string">
            <text:p>93,840637</text:p>
          </table:table-cell>
          <table:table-cell office:value-type="string">
            <text:p>9,803775</text:p>
          </table:table-cell>
          <table:table-cell office:value-type="string">
            <text:p>18,901329</text:p>
          </table:table-cell>
          <table:table-cell office:value-type="string">
            <text:p>10,408822</text:p>
          </table:table-cell>
          <table:table-cell office:value-type="string">
            <text:p>35,272137</text:p>
          </table:table-cell>
          <table:table-cell office:value-type="string">
            <text:p>10,695365</text:p>
          </table:table-cell>
          <table:table-cell office:value-type="string">
            <text:p>7,789295</text:p>
          </table:table-cell>
          <table:table-cell office:value-type="string">
            <text:p>11,196346</text:p>
          </table:table-cell>
          <table:table-cell office:value-type="string">
            <text:p>77,231270</text:p>
          </table:table-cell>
          <table:table-cell office:value-type="string">
            <text:p>34,2060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102646</text:p>
          </table:table-cell>
          <table:table-cell office:value-type="string">
            <text:p>21,271267</text:p>
          </table:table-cell>
        </table:table-row>
        <table:table-row table:style-name="ro1">
          <table:table-cell office:value-type="string">
            <text:p>GPE27 <text:s text:c="6"/></text:p>
          </table:table-cell>
          <table:table-cell office:value-type="string">
            <text:p>256,942139</text:p>
          </table:table-cell>
          <table:table-cell office:value-type="string">
            <text:p>380,269379</text:p>
          </table:table-cell>
          <table:table-cell office:value-type="string">
            <text:p>76,317772</text:p>
          </table:table-cell>
          <table:table-cell office:value-type="string">
            <text:p>385,697052</text:p>
          </table:table-cell>
          <table:table-cell office:value-type="string">
            <text:p>522,989380</text:p>
          </table:table-cell>
          <table:table-cell office:value-type="string">
            <text:p>59,740967</text:p>
          </table:table-cell>
          <table:table-cell office:value-type="string">
            <text:p>920,526672</text:p>
          </table:table-cell>
          <table:table-cell office:value-type="string">
            <text:p>73,995453</text:p>
          </table:table-cell>
          <table:table-cell office:value-type="string">
            <text:p>26,275780</text:p>
          </table:table-cell>
          <table:table-cell office:value-type="string">
            <text:p>21,740353</text:p>
          </table:table-cell>
          <table:table-cell office:value-type="string">
            <text:p>1026,733276</text:p>
          </table:table-cell>
          <table:table-cell office:value-type="string">
            <text:p>27,555412</text:p>
          </table:table-cell>
          <table:table-cell office:value-type="string">
            <text:p>1661,857666</text:p>
          </table:table-cell>
          <table:table-cell office:value-type="string">
            <text:p>34,333427</text:p>
          </table:table-cell>
          <table:table-cell office:value-type="string">
            <text:p>3112,666748</text:p>
          </table:table-cell>
          <table:table-cell office:value-type="string">
            <text:p>44,288704</text:p>
          </table:table-cell>
          <table:table-cell office:value-type="string">
            <text:p>1689,769897</text:p>
          </table:table-cell>
          <table:table-cell office:value-type="string">
            <text:p>25,626732</text:p>
          </table:table-cell>
          <table:table-cell office:value-type="string">
            <text:p>39,950695</text:p>
          </table:table-cell>
          <table:table-cell office:value-type="string">
            <text:p>4,697081</text:p>
          </table:table-cell>
          <table:table-cell office:value-type="string">
            <text:p>2,248609</text:p>
          </table:table-cell>
          <table:table-cell office:value-type="string">
            <text:p>4,497412</text:p>
          </table:table-cell>
          <table:table-cell office:value-type="string">
            <text:p>24,727501</text:p>
          </table:table-cell>
          <table:table-cell office:value-type="string">
            <text:p>7,164440</text:p>
          </table:table-cell>
          <table:table-cell office:value-type="string">
            <text:p>15,598550</text:p>
          </table:table-cell>
          <table:table-cell office:value-type="string">
            <text:p>4,191239</text:p>
          </table:table-cell>
          <table:table-cell office:value-type="string">
            <text:p>112,561966</text:p>
          </table:table-cell>
          <table:table-cell office:value-type="string">
            <text:p>8,850371</text:p>
          </table:table-cell>
          <table:table-cell office:value-type="string">
            <text:p>38,369339</text:p>
          </table:table-cell>
          <table:table-cell office:value-type="string">
            <text:p>7,0009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1,296112</text:p>
          </table:table-cell>
          <table:table-cell office:value-type="string">
            <text:p>18,305988</text:p>
          </table:table-cell>
          <table:table-cell office:value-type="string">
            <text:p>99,670456</text:p>
          </table:table-cell>
          <table:table-cell office:value-type="string">
            <text:p>8,382296</text:p>
          </table:table-cell>
          <table:table-cell office:value-type="string">
            <text:p>19,915192</text:p>
          </table:table-cell>
          <table:table-cell office:value-type="string">
            <text:p>8,865294</text:p>
          </table:table-cell>
          <table:table-cell office:value-type="string">
            <text:p>12,080197</text:p>
          </table:table-cell>
          <table:table-cell office:value-type="string">
            <text:p>9,228097</text:p>
          </table:table-cell>
          <table:table-cell office:value-type="string">
            <text:p>5,834992</text:p>
          </table:table-cell>
          <table:table-cell office:value-type="string">
            <text:p>9,66048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3,157242</text:p>
          </table:table-cell>
          <table:table-cell office:value-type="string">
            <text:p>18,078775</text:p>
          </table:table-cell>
        </table:table-row>
        <table:table-row table:style-name="ro1">
          <table:table-cell office:value-type="string">
            <text:p>GPE28 <text:s text:c="6"/></text:p>
          </table:table-cell>
          <table:table-cell office:value-type="string">
            <text:p>1353,976318</text:p>
          </table:table-cell>
          <table:table-cell office:value-type="string">
            <text:p>426,726196</text:p>
          </table:table-cell>
          <table:table-cell office:value-type="string">
            <text:p>697,338501</text:p>
          </table:table-cell>
          <table:table-cell office:value-type="string">
            <text:p>424,403198</text:p>
          </table:table-cell>
          <table:table-cell office:value-type="string">
            <text:p>452,466064</text:p>
          </table:table-cell>
          <table:table-cell office:value-type="string">
            <text:p>58,100342</text:p>
          </table:table-cell>
          <table:table-cell office:value-type="string">
            <text:p>123,629158</text:p>
          </table:table-cell>
          <table:table-cell office:value-type="string">
            <text:p>70,556793</text:p>
          </table:table-cell>
          <table:table-cell office:value-type="string">
            <text:p>8,767735</text:p>
          </table:table-cell>
          <table:table-cell office:value-type="string">
            <text:p>23,381256</text:p>
          </table:table-cell>
          <table:table-cell office:value-type="string">
            <text:p>567,792603</text:p>
          </table:table-cell>
          <table:table-cell office:value-type="string">
            <text:p>21,254694</text:p>
          </table:table-cell>
          <table:table-cell office:value-type="string">
            <text:p>441,970581</text:p>
          </table:table-cell>
          <table:table-cell office:value-type="string">
            <text:p>17,117359</text:p>
          </table:table-cell>
          <table:table-cell office:value-type="string">
            <text:p>438,690002</text:p>
          </table:table-cell>
          <table:table-cell office:value-type="string">
            <text:p>12,049292</text:p>
          </table:table-cell>
          <table:table-cell office:value-type="string">
            <text:p>187,740631</text:p>
          </table:table-cell>
          <table:table-cell office:value-type="string">
            <text:p>10,917738</text:p>
          </table:table-cell>
          <table:table-cell office:value-type="string">
            <text:p>25,884293</text:p>
          </table:table-cell>
          <table:table-cell office:value-type="string">
            <text:p>5,4052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032394</text:p>
          </table:table-cell>
          <table:table-cell office:value-type="string">
            <text:p>7,769120</text:p>
          </table:table-cell>
          <table:table-cell office:value-type="string">
            <text:p>16,852318</text:p>
          </table:table-cell>
          <table:table-cell office:value-type="string">
            <text:p>5,140075</text:p>
          </table:table-cell>
          <table:table-cell office:value-type="string">
            <text:p>142,134750</text:p>
          </table:table-cell>
          <table:table-cell office:value-type="string">
            <text:p>10,216092</text:p>
          </table:table-cell>
          <table:table-cell office:value-type="string">
            <text:p>64,884506</text:p>
          </table:table-cell>
          <table:table-cell office:value-type="string">
            <text:p>8,6443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193035</text:p>
          </table:table-cell>
          <table:table-cell office:value-type="string">
            <text:p>18,536875</text:p>
          </table:table-cell>
          <table:table-cell office:value-type="string">
            <text:p>44,300835</text:p>
          </table:table-cell>
          <table:table-cell office:value-type="string">
            <text:p>10,021867</text:p>
          </table:table-cell>
          <table:table-cell office:value-type="string">
            <text:p>10,245886</text:p>
          </table:table-cell>
          <table:table-cell office:value-type="string">
            <text:p>10,827153</text:p>
          </table:table-cell>
          <table:table-cell office:value-type="string">
            <text:p>26,277618</text:p>
          </table:table-cell>
          <table:table-cell office:value-type="string">
            <text:p>11,132338</text:p>
          </table:table-cell>
          <table:table-cell office:value-type="string">
            <text:p>20,513659</text:p>
          </table:table-cell>
          <table:table-cell office:value-type="string">
            <text:p>11,660746</text:p>
          </table:table-cell>
          <table:table-cell office:value-type="string">
            <text:p>72,914146</text:p>
          </table:table-cell>
          <table:table-cell office:value-type="string">
            <text:p>34,5445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7,829018</text:p>
          </table:table-cell>
          <table:table-cell office:value-type="string">
            <text:p>22,058113</text:p>
          </table:table-cell>
        </table:table-row>
        <table:table-row table:style-name="ro1">
          <table:table-cell office:value-type="string">
            <text:p>GPE29 <text:s text:c="6"/></text:p>
          </table:table-cell>
          <table:table-cell office:value-type="string">
            <text:p>425,270111</text:p>
          </table:table-cell>
          <table:table-cell office:value-type="string">
            <text:p>388,415222</text:p>
          </table:table-cell>
          <table:table-cell office:value-type="string">
            <text:p>312,935211</text:p>
          </table:table-cell>
          <table:table-cell office:value-type="string">
            <text:p>386,051208</text:p>
          </table:table-cell>
          <table:table-cell office:value-type="string">
            <text:p>402,096527</text:p>
          </table:table-cell>
          <table:table-cell office:value-type="string">
            <text:p>54,793468</text:p>
          </table:table-cell>
          <table:table-cell office:value-type="string">
            <text:p>551,678223</text:p>
          </table:table-cell>
          <table:table-cell office:value-type="string">
            <text:p>66,921761</text:p>
          </table:table-cell>
          <table:table-cell office:value-type="string">
            <text:p>2,595139</text:p>
          </table:table-cell>
          <table:table-cell office:value-type="string">
            <text:p>20,436779</text:p>
          </table:table-cell>
          <table:table-cell office:value-type="string">
            <text:p>700,250122</text:p>
          </table:table-cell>
          <table:table-cell office:value-type="string">
            <text:p>21,971792</text:p>
          </table:table-cell>
          <table:table-cell office:value-type="string">
            <text:p>689,780151</text:p>
          </table:table-cell>
          <table:table-cell office:value-type="string">
            <text:p>19,348845</text:p>
          </table:table-cell>
          <table:table-cell office:value-type="string">
            <text:p>1190,585571</text:p>
          </table:table-cell>
          <table:table-cell office:value-type="string">
            <text:p>20,079910</text:p>
          </table:table-cell>
          <table:table-cell office:value-type="string">
            <text:p>655,034668</text:p>
          </table:table-cell>
          <table:table-cell office:value-type="string">
            <text:p>14,337204</text:p>
          </table:table-cell>
          <table:table-cell office:value-type="string">
            <text:p>34,437576</text:p>
          </table:table-cell>
          <table:table-cell office:value-type="string">
            <text:p>4,629510</text:p>
          </table:table-cell>
          <table:table-cell office:value-type="string">
            <text:p>0,431240</text:p>
          </table:table-cell>
          <table:table-cell office:value-type="string">
            <text:p>4,528028</text:p>
          </table:table-cell>
          <table:table-cell office:value-type="string">
            <text:p>28,011326</text:p>
          </table:table-cell>
          <table:table-cell office:value-type="string">
            <text:p>7,125073</text:p>
          </table:table-cell>
          <table:table-cell office:value-type="string">
            <text:p>14,160067</text:p>
          </table:table-cell>
          <table:table-cell office:value-type="string">
            <text:p>4,234227</text:p>
          </table:table-cell>
          <table:table-cell office:value-type="string">
            <text:p>82,166328</text:p>
          </table:table-cell>
          <table:table-cell office:value-type="string">
            <text:p>8,738247</text:p>
          </table:table-cell>
          <table:table-cell office:value-type="string">
            <text:p>43,223633</text:p>
          </table:table-cell>
          <table:table-cell office:value-type="string">
            <text:p>7,0821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5,619629</text:p>
          </table:table-cell>
          <table:table-cell office:value-type="string">
            <text:p>17,889278</text:p>
          </table:table-cell>
          <table:table-cell office:value-type="string">
            <text:p>36,929436</text:p>
          </table:table-cell>
          <table:table-cell office:value-type="string">
            <text:p>8,036527</text:p>
          </table:table-cell>
          <table:table-cell office:value-type="string">
            <text:p>17,935745</text:p>
          </table:table-cell>
          <table:table-cell office:value-type="string">
            <text:p>8,695271</text:p>
          </table:table-cell>
          <table:table-cell office:value-type="string">
            <text:p>18,298695</text:p>
          </table:table-cell>
          <table:table-cell office:value-type="string">
            <text:p>8,899947</text:p>
          </table:table-cell>
          <table:table-cell office:value-type="string">
            <text:p>11,223286</text:p>
          </table:table-cell>
          <table:table-cell office:value-type="string">
            <text:p>9,299352</text:p>
          </table:table-cell>
          <table:table-cell office:value-type="string">
            <text:p>21,576956</text:p>
          </table:table-cell>
          <table:table-cell office:value-type="string">
            <text:p>33,0261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6,607849</text:p>
          </table:table-cell>
          <table:table-cell office:value-type="string">
            <text:p>17,744814</text:p>
          </table:table-cell>
        </table:table-row>
        <table:table-row table:style-name="ro1">
          <table:table-cell office:value-type="string">
            <text:p>GPE30 <text:s text:c="6"/></text:p>
          </table:table-cell>
          <table:table-cell office:value-type="string">
            <text:p>833,189514</text:p>
          </table:table-cell>
          <table:table-cell office:value-type="string">
            <text:p>394,135345</text:p>
          </table:table-cell>
          <table:table-cell office:value-type="string">
            <text:p>516,915710</text:p>
          </table:table-cell>
          <table:table-cell office:value-type="string">
            <text:p>392,005920</text:p>
          </table:table-cell>
          <table:table-cell office:value-type="string">
            <text:p>526,489380</text:p>
          </table:table-cell>
          <table:table-cell office:value-type="string">
            <text:p>54,518700</text:p>
          </table:table-cell>
          <table:table-cell office:value-type="string">
            <text:p>481,864624</text:p>
          </table:table-cell>
          <table:table-cell office:value-type="string">
            <text:p>66,687965</text:p>
          </table:table-cell>
          <table:table-cell office:value-type="string">
            <text:p>13,948870</text:p>
          </table:table-cell>
          <table:table-cell office:value-type="string">
            <text:p>20,762899</text:p>
          </table:table-cell>
          <table:table-cell office:value-type="string">
            <text:p>725,631836</text:p>
          </table:table-cell>
          <table:table-cell office:value-type="string">
            <text:p>22,568983</text:p>
          </table:table-cell>
          <table:table-cell office:value-type="string">
            <text:p>889,460693</text:p>
          </table:table-cell>
          <table:table-cell office:value-type="string">
            <text:p>22,424059</text:p>
          </table:table-cell>
          <table:table-cell office:value-type="string">
            <text:p>1245,576416</text:p>
          </table:table-cell>
          <table:table-cell office:value-type="string">
            <text:p>20,766296</text:p>
          </table:table-cell>
          <table:table-cell office:value-type="string">
            <text:p>704,750000</text:p>
          </table:table-cell>
          <table:table-cell office:value-type="string">
            <text:p>14,910609</text:p>
          </table:table-cell>
          <table:table-cell office:value-type="string">
            <text:p>24,110186</text:p>
          </table:table-cell>
          <table:table-cell office:value-type="string">
            <text:p>4,662291</text:p>
          </table:table-cell>
          <table:table-cell office:value-type="string">
            <text:p>3,911964</text:p>
          </table:table-cell>
          <table:table-cell office:value-type="string">
            <text:p>4,682599</text:p>
          </table:table-cell>
          <table:table-cell office:value-type="string">
            <text:p>35,199535</text:p>
          </table:table-cell>
          <table:table-cell office:value-type="string">
            <text:p>7,215547</text:p>
          </table:table-cell>
          <table:table-cell office:value-type="string">
            <text:p>11,687674</text:p>
          </table:table-cell>
          <table:table-cell office:value-type="string">
            <text:p>4,343689</text:p>
          </table:table-cell>
          <table:table-cell office:value-type="string">
            <text:p>130,663193</text:p>
          </table:table-cell>
          <table:table-cell office:value-type="string">
            <text:p>9,196608</text:p>
          </table:table-cell>
          <table:table-cell office:value-type="string">
            <text:p>40,917381</text:p>
          </table:table-cell>
          <table:table-cell office:value-type="string">
            <text:p>7,2268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,546318</text:p>
          </table:table-cell>
          <table:table-cell office:value-type="string">
            <text:p>18,126328</text:p>
          </table:table-cell>
          <table:table-cell office:value-type="string">
            <text:p>44,276310</text:p>
          </table:table-cell>
          <table:table-cell office:value-type="string">
            <text:p>8,433222</text:p>
          </table:table-cell>
          <table:table-cell office:value-type="string">
            <text:p>8,279892</text:p>
          </table:table-cell>
          <table:table-cell office:value-type="string">
            <text:p>9,077521</text:p>
          </table:table-cell>
          <table:table-cell office:value-type="string">
            <text:p>22,223484</text:p>
          </table:table-cell>
          <table:table-cell office:value-type="string">
            <text:p>9,335420</text:p>
          </table:table-cell>
          <table:table-cell office:value-type="string">
            <text:p>9,073552</text:p>
          </table:table-cell>
          <table:table-cell office:value-type="string">
            <text:p>9,717212</text:p>
          </table:table-cell>
          <table:table-cell office:value-type="string">
            <text:p>61,617832</text:p>
          </table:table-cell>
          <table:table-cell office:value-type="string">
            <text:p>33,70166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172478</text:p>
          </table:table-cell>
          <table:table-cell office:value-type="string">
            <text:p>18,534182</text:p>
          </table:table-cell>
        </table:table-row>
        <table:table-row table:style-name="ro1">
          <table:table-cell office:value-type="string">
            <text:p>GPE31 <text:s text:c="6"/></text:p>
          </table:table-cell>
          <table:table-cell office:value-type="string">
            <text:p>1178,223389</text:p>
          </table:table-cell>
          <table:table-cell office:value-type="string">
            <text:p>409,843842</text:p>
          </table:table-cell>
          <table:table-cell office:value-type="string">
            <text:p>803,519043</text:p>
          </table:table-cell>
          <table:table-cell office:value-type="string">
            <text:p>407,198334</text:p>
          </table:table-cell>
          <table:table-cell office:value-type="string">
            <text:p>396,944092</text:p>
          </table:table-cell>
          <table:table-cell office:value-type="string">
            <text:p>54,404835</text:p>
          </table:table-cell>
          <table:table-cell office:value-type="string">
            <text:p>238,359421</text:p>
          </table:table-cell>
          <table:table-cell office:value-type="string">
            <text:p>66,161118</text:p>
          </table:table-cell>
          <table:table-cell office:value-type="string">
            <text:p>10,391390</text:p>
          </table:table-cell>
          <table:table-cell office:value-type="string">
            <text:p>22,082638</text:p>
          </table:table-cell>
          <table:table-cell office:value-type="string">
            <text:p>632,132874</text:p>
          </table:table-cell>
          <table:table-cell office:value-type="string">
            <text:p>21,658384</text:p>
          </table:table-cell>
          <table:table-cell office:value-type="string">
            <text:p>463,697662</text:p>
          </table:table-cell>
          <table:table-cell office:value-type="string">
            <text:p>16,637709</text:p>
          </table:table-cell>
          <table:table-cell office:value-type="string">
            <text:p>673,966003</text:p>
          </table:table-cell>
          <table:table-cell office:value-type="string">
            <text:p>14,234148</text:p>
          </table:table-cell>
          <table:table-cell office:value-type="string">
            <text:p>300,804779</text:p>
          </table:table-cell>
          <table:table-cell office:value-type="string">
            <text:p>11,504760</text:p>
          </table:table-cell>
          <table:table-cell office:value-type="string">
            <text:p>25,068121</text:p>
          </table:table-cell>
          <table:table-cell office:value-type="string">
            <text:p>4,978547</text:p>
          </table:table-cell>
          <table:table-cell office:value-type="string">
            <text:p>11,686474</text:p>
          </table:table-cell>
          <table:table-cell office:value-type="string">
            <text:p>5,061594</text:p>
          </table:table-cell>
          <table:table-cell office:value-type="string">
            <text:p>22,127701</text:p>
          </table:table-cell>
          <table:table-cell office:value-type="string">
            <text:p>7,349906</text:p>
          </table:table-cell>
          <table:table-cell office:value-type="string">
            <text:p>13,724853</text:p>
          </table:table-cell>
          <table:table-cell office:value-type="string">
            <text:p>4,687316</text:p>
          </table:table-cell>
          <table:table-cell office:value-type="string">
            <text:p>69,654266</text:p>
          </table:table-cell>
          <table:table-cell office:value-type="string">
            <text:p>9,062076</text:p>
          </table:table-cell>
          <table:table-cell office:value-type="string">
            <text:p>59,820351</text:p>
          </table:table-cell>
          <table:table-cell office:value-type="string">
            <text:p>7,8953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207283</text:p>
          </table:table-cell>
          <table:table-cell office:value-type="string">
            <text:p>18,243372</text:p>
          </table:table-cell>
          <table:table-cell office:value-type="string">
            <text:p>48,054043</text:p>
          </table:table-cell>
          <table:table-cell office:value-type="string">
            <text:p>9,159990</text:p>
          </table:table-cell>
          <table:table-cell office:value-type="string">
            <text:p>11,913259</text:p>
          </table:table-cell>
          <table:table-cell office:value-type="string">
            <text:p>9,667915</text:p>
          </table:table-cell>
          <table:table-cell office:value-type="string">
            <text:p>19,108675</text:p>
          </table:table-cell>
          <table:table-cell office:value-type="string">
            <text:p>10,108089</text:p>
          </table:table-cell>
          <table:table-cell office:value-type="string">
            <text:p>12,855970</text:p>
          </table:table-cell>
          <table:table-cell office:value-type="string">
            <text:p>10,595024</text:p>
          </table:table-cell>
          <table:table-cell office:value-type="string">
            <text:p>11,151522</text:p>
          </table:table-cell>
          <table:table-cell office:value-type="string">
            <text:p>33,1857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131313</text:p>
          </table:table-cell>
          <table:table-cell office:value-type="string">
            <text:p>20,113848</text:p>
          </table:table-cell>
        </table:table-row>
        <table:table-row table:style-name="ro1">
          <table:table-cell office:value-type="string">
            <text:p>GPE32 <text:s text:c="6"/></text:p>
          </table:table-cell>
          <table:table-cell office:value-type="string">
            <text:p>29180,791016</text:p>
          </table:table-cell>
          <table:table-cell office:value-type="string">
            <text:p>573,532410</text:p>
          </table:table-cell>
          <table:table-cell office:value-type="string">
            <text:p>3592,942383</text:p>
          </table:table-cell>
          <table:table-cell office:value-type="string">
            <text:p>572,955139</text:p>
          </table:table-cell>
          <table:table-cell office:value-type="string">
            <text:p>11957,010742</text:p>
          </table:table-cell>
          <table:table-cell office:value-type="string">
            <text:p>550,341492</text:p>
          </table:table-cell>
          <table:table-cell office:value-type="string">
            <text:p>27814,460938</text:p>
          </table:table-cell>
          <table:table-cell office:value-type="string">
            <text:p>608,522034</text:p>
          </table:table-cell>
          <table:table-cell office:value-type="string">
            <text:p>263,082153</text:p>
          </table:table-cell>
          <table:table-cell office:value-type="string">
            <text:p>48,929901</text:p>
          </table:table-cell>
          <table:table-cell office:value-type="string">
            <text:p>15383,394531</text:p>
          </table:table-cell>
          <table:table-cell office:value-type="string">
            <text:p>290,198242</text:p>
          </table:table-cell>
          <table:table-cell office:value-type="string">
            <text:p>53014,914063</text:p>
          </table:table-cell>
          <table:table-cell office:value-type="string">
            <text:p>865,400879</text:p>
          </table:table-cell>
          <table:table-cell office:value-type="string">
            <text:p>14672,610352</text:p>
          </table:table-cell>
          <table:table-cell office:value-type="string">
            <text:p>194,714417</text:p>
          </table:table-cell>
          <table:table-cell office:value-type="string">
            <text:p>15315,956055</text:p>
          </table:table-cell>
          <table:table-cell office:value-type="string">
            <text:p>195,997162</text:p>
          </table:table-cell>
          <table:table-cell office:value-type="string">
            <text:p>1177,866089</text:p>
          </table:table-cell>
          <table:table-cell office:value-type="string">
            <text:p>31,910444</text:p>
          </table:table-cell>
          <table:table-cell office:value-type="string">
            <text:p>27,506962</text:p>
          </table:table-cell>
          <table:table-cell office:value-type="string">
            <text:p>6,519433</text:p>
          </table:table-cell>
          <table:table-cell office:value-type="string">
            <text:p>56,945179</text:p>
          </table:table-cell>
          <table:table-cell office:value-type="string">
            <text:p>8,117661</text:p>
          </table:table-cell>
          <table:table-cell office:value-type="string">
            <text:p>162,346298</text:p>
          </table:table-cell>
          <table:table-cell office:value-type="string">
            <text:p>6,718040</text:p>
          </table:table-cell>
          <table:table-cell office:value-type="string">
            <text:p>10165,992188</text:p>
          </table:table-cell>
          <table:table-cell office:value-type="string">
            <text:p>169,799927</text:p>
          </table:table-cell>
          <table:table-cell office:value-type="string">
            <text:p>36,714050</text:p>
          </table:table-cell>
          <table:table-cell office:value-type="string">
            <text:p>9,113387</text:p>
          </table:table-cell>
          <table:table-cell office:value-type="string">
            <text:p>120,921341</text:p>
          </table:table-cell>
          <table:table-cell office:value-type="string">
            <text:p>15,947773</text:p>
          </table:table-cell>
          <table:table-cell office:value-type="string">
            <text:p>522,420471</text:p>
          </table:table-cell>
          <table:table-cell office:value-type="string">
            <text:p>20,609301</text:p>
          </table:table-cell>
          <table:table-cell office:value-type="string">
            <text:p>494,451294</text:p>
          </table:table-cell>
          <table:table-cell office:value-type="string">
            <text:p>13,187419</text:p>
          </table:table-cell>
          <table:table-cell office:value-type="string">
            <text:p>35,485256</text:p>
          </table:table-cell>
          <table:table-cell office:value-type="string">
            <text:p>11,529381</text:p>
          </table:table-cell>
          <table:table-cell office:value-type="string">
            <text:p>132,295990</text:p>
          </table:table-cell>
          <table:table-cell office:value-type="string">
            <text:p>11,987945</text:p>
          </table:table-cell>
          <table:table-cell office:value-type="string">
            <text:p>54,608822</text:p>
          </table:table-cell>
          <table:table-cell office:value-type="string">
            <text:p>12,328024</text:p>
          </table:table-cell>
          <table:table-cell office:value-type="string">
            <text:p>141,699615</text:p>
          </table:table-cell>
          <table:table-cell office:value-type="string">
            <text:p>75,9253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4,508194</text:p>
          </table:table-cell>
          <table:table-cell office:value-type="string">
            <text:p>24,116600</text:p>
          </table:table-cell>
        </table:table-row>
        <table:table-row table:style-name="ro1">
          <table:table-cell office:value-type="string">
            <text:p>GPE33 <text:s text:c="6"/></text:p>
          </table:table-cell>
          <table:table-cell office:value-type="string">
            <text:p>1887,710815</text:p>
          </table:table-cell>
          <table:table-cell office:value-type="string">
            <text:p>461,460663</text:p>
          </table:table-cell>
          <table:table-cell office:value-type="string">
            <text:p>1108,459351</text:p>
          </table:table-cell>
          <table:table-cell office:value-type="string">
            <text:p>456,334015</text:p>
          </table:table-cell>
          <table:table-cell office:value-type="string">
            <text:p>523,563843</text:p>
          </table:table-cell>
          <table:table-cell office:value-type="string">
            <text:p>62,788006</text:p>
          </table:table-cell>
          <table:table-cell office:value-type="string">
            <text:p>250,316284</text:p>
          </table:table-cell>
          <table:table-cell office:value-type="string">
            <text:p>76,820671</text:p>
          </table:table-cell>
          <table:table-cell office:value-type="string">
            <text:p>12,975693</text:p>
          </table:table-cell>
          <table:table-cell office:value-type="string">
            <text:p>26,925756</text:p>
          </table:table-cell>
          <table:table-cell office:value-type="string">
            <text:p>469,357941</text:p>
          </table:table-cell>
          <table:table-cell office:value-type="string">
            <text:p>21,760323</text:p>
          </table:table-cell>
          <table:table-cell office:value-type="string">
            <text:p>470,075531</text:p>
          </table:table-cell>
          <table:table-cell office:value-type="string">
            <text:p>18,565302</text:p>
          </table:table-cell>
          <table:table-cell office:value-type="string">
            <text:p>574,672058</text:p>
          </table:table-cell>
          <table:table-cell office:value-type="string">
            <text:p>13,844111</text:p>
          </table:table-cell>
          <table:table-cell office:value-type="string">
            <text:p>179,791245</text:p>
          </table:table-cell>
          <table:table-cell office:value-type="string">
            <text:p>11,229999</text:p>
          </table:table-cell>
          <table:table-cell office:value-type="string">
            <text:p>37,582386</text:p>
          </table:table-cell>
          <table:table-cell office:value-type="string">
            <text:p>6,249650</text:p>
          </table:table-cell>
          <table:table-cell office:value-type="string">
            <text:p>1,540143</text:p>
          </table:table-cell>
          <table:table-cell office:value-type="string">
            <text:p>6,407060</text:p>
          </table:table-cell>
          <table:table-cell office:value-type="string">
            <text:p>48,205544</text:p>
          </table:table-cell>
          <table:table-cell office:value-type="string">
            <text:p>8,311672</text:p>
          </table:table-cell>
          <table:table-cell office:value-type="string">
            <text:p>20,723146</text:p>
          </table:table-cell>
          <table:table-cell office:value-type="string">
            <text:p>5,946985</text:p>
          </table:table-cell>
          <table:table-cell office:value-type="string">
            <text:p>119,830482</text:p>
          </table:table-cell>
          <table:table-cell office:value-type="string">
            <text:p>10,666604</text:p>
          </table:table-cell>
          <table:table-cell office:value-type="string">
            <text:p>77,594231</text:p>
          </table:table-cell>
          <table:table-cell office:value-type="string">
            <text:p>10,0075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173344</text:p>
          </table:table-cell>
          <table:table-cell office:value-type="string">
            <text:p>19,196629</text:p>
          </table:table-cell>
          <table:table-cell office:value-type="string">
            <text:p>61,202305</text:p>
          </table:table-cell>
          <table:table-cell office:value-type="string">
            <text:p>11,628449</text:p>
          </table:table-cell>
          <table:table-cell office:value-type="string">
            <text:p>25,250050</text:p>
          </table:table-cell>
          <table:table-cell office:value-type="string">
            <text:p>12,559473</text:p>
          </table:table-cell>
          <table:table-cell office:value-type="string">
            <text:p>32,749054</text:p>
          </table:table-cell>
          <table:table-cell office:value-type="string">
            <text:p>13,009637</text:p>
          </table:table-cell>
          <table:table-cell office:value-type="string">
            <text:p>10,162378</text:p>
          </table:table-cell>
          <table:table-cell office:value-type="string">
            <text:p>13,513994</text:p>
          </table:table-cell>
          <table:table-cell office:value-type="string">
            <text:p>92,089203</text:p>
          </table:table-cell>
          <table:table-cell office:value-type="string">
            <text:p>36,2559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7,300758</text:p>
          </table:table-cell>
          <table:table-cell office:value-type="string">
            <text:p>25,663853</text:p>
          </table:table-cell>
        </table:table-row>
        <table:table-row table:style-name="ro1">
          <table:table-cell office:value-type="string">
            <text:p>GPE34 <text:s text:c="6"/></text:p>
          </table:table-cell>
          <table:table-cell office:value-type="string">
            <text:p>679,191895</text:p>
          </table:table-cell>
          <table:table-cell office:value-type="string">
            <text:p>417,391083</text:p>
          </table:table-cell>
          <table:table-cell office:value-type="string">
            <text:p>557,711853</text:p>
          </table:table-cell>
          <table:table-cell office:value-type="string">
            <text:p>409,071136</text:p>
          </table:table-cell>
          <table:table-cell office:value-type="string">
            <text:p>435,436279</text:p>
          </table:table-cell>
          <table:table-cell office:value-type="string">
            <text:p>56,969032</text:p>
          </table:table-cell>
          <table:table-cell office:value-type="string">
            <text:p>369,581116</text:p>
          </table:table-cell>
          <table:table-cell office:value-type="string">
            <text:p>69,367607</text:p>
          </table:table-cell>
          <table:table-cell office:value-type="string">
            <text:p>491,873993</text:p>
          </table:table-cell>
          <table:table-cell office:value-type="string">
            <text:p>19,880514</text:p>
          </table:table-cell>
          <table:table-cell office:value-type="string">
            <text:p>446,130646</text:p>
          </table:table-cell>
          <table:table-cell office:value-type="string">
            <text:p>16,750517</text:p>
          </table:table-cell>
          <table:table-cell office:value-type="string">
            <text:p>539,949097</text:p>
          </table:table-cell>
          <table:table-cell office:value-type="string">
            <text:p>12,941595</text:p>
          </table:table-cell>
          <table:table-cell office:value-type="string">
            <text:p>393,120911</text:p>
          </table:table-cell>
          <table:table-cell office:value-type="string">
            <text:p>12,338490</text:p>
          </table:table-cell>
          <table:table-cell office:value-type="string">
            <text:p>25,624352</text:p>
          </table:table-cell>
          <table:table-cell office:value-type="string">
            <text:p>5,2448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672775</text:p>
          </table:table-cell>
          <table:table-cell office:value-type="string">
            <text:p>7,592130</text:p>
          </table:table-cell>
          <table:table-cell office:value-type="string">
            <text:p>19,352091</text:p>
          </table:table-cell>
          <table:table-cell office:value-type="string">
            <text:p>4,981052</text:p>
          </table:table-cell>
          <table:table-cell office:value-type="string">
            <text:p>82,486702</text:p>
          </table:table-cell>
          <table:table-cell office:value-type="string">
            <text:p>9,351242</text:p>
          </table:table-cell>
          <table:table-cell office:value-type="string">
            <text:p>57,823696</text:p>
          </table:table-cell>
          <table:table-cell office:value-type="string">
            <text:p>8,3824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385674</text:p>
          </table:table-cell>
          <table:table-cell office:value-type="string">
            <text:p>18,392212</text:p>
          </table:table-cell>
          <table:table-cell office:value-type="string">
            <text:p>36,994450</text:p>
          </table:table-cell>
          <table:table-cell office:value-type="string">
            <text:p>9,507529</text:p>
          </table:table-cell>
          <table:table-cell office:value-type="string">
            <text:p>17,839186</text:p>
          </table:table-cell>
          <table:table-cell office:value-type="string">
            <text:p>10,287664</text:p>
          </table:table-cell>
          <table:table-cell office:value-type="string">
            <text:p>26,428617</text:p>
          </table:table-cell>
          <table:table-cell office:value-type="string">
            <text:p>10,535189</text:p>
          </table:table-cell>
          <table:table-cell office:value-type="string">
            <text:p>12,060843</text:p>
          </table:table-cell>
          <table:table-cell office:value-type="string">
            <text:p>11,058153</text:p>
          </table:table-cell>
          <table:table-cell office:value-type="string">
            <text:p>87,556282</text:p>
          </table:table-cell>
          <table:table-cell office:value-type="string">
            <text:p>33,895832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35 <text:s text:c="6"/></text:p>
          </table:table-cell>
          <table:table-cell office:value-type="string">
            <text:p>211,267502</text:p>
          </table:table-cell>
          <table:table-cell office:value-type="string">
            <text:p>405,744751</text:p>
          </table:table-cell>
          <table:table-cell office:value-type="string">
            <text:p>655,622498</text:p>
          </table:table-cell>
          <table:table-cell office:value-type="string">
            <text:p>409,359406</text:p>
          </table:table-cell>
          <table:table-cell office:value-type="string">
            <text:p>501,297089</text:p>
          </table:table-cell>
          <table:table-cell office:value-type="string">
            <text:p>55,909607</text:p>
          </table:table-cell>
          <table:table-cell office:value-type="string">
            <text:p>213,082382</text:p>
          </table:table-cell>
          <table:table-cell office:value-type="string">
            <text:p>69,077667</text:p>
          </table:table-cell>
          <table:table-cell office:value-type="string">
            <text:p>3,892708</text:p>
          </table:table-cell>
          <table:table-cell office:value-type="string">
            <text:p>22,383200</text:p>
          </table:table-cell>
          <table:table-cell office:value-type="string">
            <text:p>581,733643</text:p>
          </table:table-cell>
          <table:table-cell office:value-type="string">
            <text:p>21,003029</text:p>
          </table:table-cell>
          <table:table-cell office:value-type="string">
            <text:p>639,509949</text:p>
          </table:table-cell>
          <table:table-cell office:value-type="string">
            <text:p>19,246628</text:p>
          </table:table-cell>
          <table:table-cell office:value-type="string">
            <text:p>1065,230835</text:p>
          </table:table-cell>
          <table:table-cell office:value-type="string">
            <text:p>18,796158</text:p>
          </table:table-cell>
          <table:table-cell office:value-type="string">
            <text:p>411,339935</text:p>
          </table:table-cell>
          <table:table-cell office:value-type="string">
            <text:p>12,470479</text:p>
          </table:table-cell>
          <table:table-cell office:value-type="string">
            <text:p>22,867794</text:p>
          </table:table-cell>
          <table:table-cell office:value-type="string">
            <text:p>5,0048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,311378</text:p>
          </table:table-cell>
          <table:table-cell office:value-type="string">
            <text:p>7,486232</text:p>
          </table:table-cell>
          <table:table-cell office:value-type="string">
            <text:p>21,644672</text:p>
          </table:table-cell>
          <table:table-cell office:value-type="string">
            <text:p>4,760559</text:p>
          </table:table-cell>
          <table:table-cell office:value-type="string">
            <text:p>76,619812</text:p>
          </table:table-cell>
          <table:table-cell office:value-type="string">
            <text:p>9,150813</text:p>
          </table:table-cell>
          <table:table-cell office:value-type="string">
            <text:p>53,490170</text:p>
          </table:table-cell>
          <table:table-cell office:value-type="string">
            <text:p>8,0607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,673042</text:p>
          </table:table-cell>
          <table:table-cell office:value-type="string">
            <text:p>18,339678</text:p>
          </table:table-cell>
          <table:table-cell office:value-type="string">
            <text:p>282,107086</text:p>
          </table:table-cell>
          <table:table-cell office:value-type="string">
            <text:p>10,673512</text:p>
          </table:table-cell>
          <table:table-cell office:value-type="string">
            <text:p>11,900836</text:p>
          </table:table-cell>
          <table:table-cell office:value-type="string">
            <text:p>10,188804</text:p>
          </table:table-cell>
          <table:table-cell office:value-type="string">
            <text:p>22,198000</text:p>
          </table:table-cell>
          <table:table-cell office:value-type="string">
            <text:p>10,481419</text:p>
          </table:table-cell>
          <table:table-cell office:value-type="string">
            <text:p>6,840062</text:p>
          </table:table-cell>
          <table:table-cell office:value-type="string">
            <text:p>10,889039</text:p>
          </table:table-cell>
          <table:table-cell office:value-type="string">
            <text:p>62,625153</text:p>
          </table:table-cell>
          <table:table-cell office:value-type="string">
            <text:p>34,0250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9,687328</text:p>
          </table:table-cell>
          <table:table-cell office:value-type="string">
            <text:p>20,733551</text:p>
          </table:table-cell>
        </table:table-row>
        <table:table-row table:style-name="ro1">
          <table:table-cell office:value-type="string">
            <text:p>GPE36 <text:s text:c="6"/></text:p>
          </table:table-cell>
          <table:table-cell office:value-type="string">
            <text:p>1283,477295</text:p>
          </table:table-cell>
          <table:table-cell office:value-type="string">
            <text:p>465,573303</text:p>
          </table:table-cell>
          <table:table-cell office:value-type="string">
            <text:p>1524,579590</text:p>
          </table:table-cell>
          <table:table-cell office:value-type="string">
            <text:p>455,298553</text:p>
          </table:table-cell>
          <table:table-cell office:value-type="string">
            <text:p>529,654602</text:p>
          </table:table-cell>
          <table:table-cell office:value-type="string">
            <text:p>61,196838</text:p>
          </table:table-cell>
          <table:table-cell office:value-type="string">
            <text:p>40,293766</text:p>
          </table:table-cell>
          <table:table-cell office:value-type="string">
            <text:p>74,561554</text:p>
          </table:table-cell>
          <table:table-cell office:value-type="string">
            <text:p>14,597654</text:p>
          </table:table-cell>
          <table:table-cell office:value-type="string">
            <text:p>25,628580</text:p>
          </table:table-cell>
          <table:table-cell office:value-type="string">
            <text:p>237,851685</text:p>
          </table:table-cell>
          <table:table-cell office:value-type="string">
            <text:p>18,512875</text:p>
          </table:table-cell>
          <table:table-cell office:value-type="string">
            <text:p>211,863068</text:p>
          </table:table-cell>
          <table:table-cell office:value-type="string">
            <text:p>15,231989</text:p>
          </table:table-cell>
          <table:table-cell office:value-type="string">
            <text:p>317,079102</text:p>
          </table:table-cell>
          <table:table-cell office:value-type="string">
            <text:p>11,249689</text:p>
          </table:table-cell>
          <table:table-cell office:value-type="string">
            <text:p>268,921722</text:p>
          </table:table-cell>
          <table:table-cell office:value-type="string">
            <text:p>11,671258</text:p>
          </table:table-cell>
          <table:table-cell office:value-type="string">
            <text:p>23,527815</text:p>
          </table:table-cell>
          <table:table-cell office:value-type="string">
            <text:p>6,048712</text:p>
          </table:table-cell>
          <table:table-cell office:value-type="string">
            <text:p>0,862480</text:p>
          </table:table-cell>
          <table:table-cell office:value-type="string">
            <text:p>6,407016</text:p>
          </table:table-cell>
          <table:table-cell office:value-type="string">
            <text:p>41,818901</text:p>
          </table:table-cell>
          <table:table-cell office:value-type="string">
            <text:p>8,223894</text:p>
          </table:table-cell>
          <table:table-cell office:value-type="string">
            <text:p>21,599722</text:p>
          </table:table-cell>
          <table:table-cell office:value-type="string">
            <text:p>5,925705</text:p>
          </table:table-cell>
          <table:table-cell office:value-type="string">
            <text:p>51,510380</text:p>
          </table:table-cell>
          <table:table-cell office:value-type="string">
            <text:p>10,093060</text:p>
          </table:table-cell>
          <table:table-cell office:value-type="string">
            <text:p>81,592972</text:p>
          </table:table-cell>
          <table:table-cell office:value-type="string">
            <text:p>10,0523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333786</text:p>
          </table:table-cell>
          <table:table-cell office:value-type="string">
            <text:p>19,099594</text:p>
          </table:table-cell>
          <table:table-cell office:value-type="string">
            <text:p>54,397232</text:p>
          </table:table-cell>
          <table:table-cell office:value-type="string">
            <text:p>11,361900</text:p>
          </table:table-cell>
          <table:table-cell office:value-type="string">
            <text:p>30,295235</text:p>
          </table:table-cell>
          <table:table-cell office:value-type="string">
            <text:p>12,297167</text:p>
          </table:table-cell>
          <table:table-cell office:value-type="string">
            <text:p>39,120472</text:p>
          </table:table-cell>
          <table:table-cell office:value-type="string">
            <text:p>12,887479</text:p>
          </table:table-cell>
          <table:table-cell office:value-type="string">
            <text:p>17,560812</text:p>
          </table:table-cell>
          <table:table-cell office:value-type="string">
            <text:p>13,488829</text:p>
          </table:table-cell>
          <table:table-cell office:value-type="string">
            <text:p>160,334976</text:p>
          </table:table-cell>
          <table:table-cell office:value-type="string">
            <text:p>35,4985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354393</text:p>
          </table:table-cell>
          <table:table-cell office:value-type="string">
            <text:p>25,628542</text:p>
          </table:table-cell>
        </table:table-row>
        <table:table-row table:style-name="ro1">
          <table:table-cell office:value-type="string">
            <text:p>GPE37 <text:s text:c="6"/></text:p>
          </table:table-cell>
          <table:table-cell office:value-type="string">
            <text:p>239,193329</text:p>
          </table:table-cell>
          <table:table-cell office:value-type="string">
            <text:p>369,716339</text:p>
          </table:table-cell>
          <table:table-cell office:value-type="string">
            <text:p>214,608078</text:p>
          </table:table-cell>
          <table:table-cell office:value-type="string">
            <text:p>367,326508</text:p>
          </table:table-cell>
          <table:table-cell office:value-type="string">
            <text:p>526,064453</text:p>
          </table:table-cell>
          <table:table-cell office:value-type="string">
            <text:p>51,019680</text:p>
          </table:table-cell>
          <table:table-cell office:value-type="string">
            <text:p>480,769562</text:p>
          </table:table-cell>
          <table:table-cell office:value-type="string">
            <text:p>60,848351</text:p>
          </table:table-cell>
          <table:table-cell office:value-type="string">
            <text:p>0,648109</text:p>
          </table:table-cell>
          <table:table-cell office:value-type="string">
            <text:p>17,822996</text:p>
          </table:table-cell>
          <table:table-cell office:value-type="string">
            <text:p>554,136475</text:p>
          </table:table-cell>
          <table:table-cell office:value-type="string">
            <text:p>18,628696</text:p>
          </table:table-cell>
          <table:table-cell office:value-type="string">
            <text:p>512,669678</text:p>
          </table:table-cell>
          <table:table-cell office:value-type="string">
            <text:p>16,013197</text:p>
          </table:table-cell>
          <table:table-cell office:value-type="string">
            <text:p>497,130676</text:p>
          </table:table-cell>
          <table:table-cell office:value-type="string">
            <text:p>11,839726</text:p>
          </table:table-cell>
          <table:table-cell office:value-type="string">
            <text:p>272,613129</text:p>
          </table:table-cell>
          <table:table-cell office:value-type="string">
            <text:p>10,853341</text:p>
          </table:table-cell>
          <table:table-cell office:value-type="string">
            <text:p>33,005466</text:p>
          </table:table-cell>
          <table:table-cell office:value-type="string">
            <text:p>4,199349</text:p>
          </table:table-cell>
          <table:table-cell office:value-type="string">
            <text:p>3,661723</text:p>
          </table:table-cell>
          <table:table-cell office:value-type="string">
            <text:p>4,031545</text:p>
          </table:table-cell>
          <table:table-cell office:value-type="string">
            <text:p>30,989744</text:p>
          </table:table-cell>
          <table:table-cell office:value-type="string">
            <text:p>6,939141</text:p>
          </table:table-cell>
          <table:table-cell office:value-type="string">
            <text:p>8,846437</text:p>
          </table:table-cell>
          <table:table-cell office:value-type="string">
            <text:p>3,775883</text:p>
          </table:table-cell>
          <table:table-cell office:value-type="string">
            <text:p>199,086014</text:p>
          </table:table-cell>
          <table:table-cell office:value-type="string">
            <text:p>9,518465</text:p>
          </table:table-cell>
          <table:table-cell office:value-type="string">
            <text:p>35,059391</text:p>
          </table:table-cell>
          <table:table-cell office:value-type="string">
            <text:p>6,2673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008385</text:p>
          </table:table-cell>
          <table:table-cell office:value-type="string">
            <text:p>17,639534</text:p>
          </table:table-cell>
          <table:table-cell office:value-type="string">
            <text:p>36,999214</text:p>
          </table:table-cell>
          <table:table-cell office:value-type="string">
            <text:p>7,272388</text:p>
          </table:table-cell>
          <table:table-cell office:value-type="string">
            <text:p>9,549335</text:p>
          </table:table-cell>
          <table:table-cell office:value-type="string">
            <text:p>7,838780</text:p>
          </table:table-cell>
          <table:table-cell office:value-type="string">
            <text:p>27,648584</text:p>
          </table:table-cell>
          <table:table-cell office:value-type="string">
            <text:p>8,262174</text:p>
          </table:table-cell>
          <table:table-cell office:value-type="string">
            <text:p>12,076171</text:p>
          </table:table-cell>
          <table:table-cell office:value-type="string">
            <text:p>8,62092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023014</text:p>
          </table:table-cell>
          <table:table-cell office:value-type="string">
            <text:p>16,216951</text:p>
          </table:table-cell>
        </table:table-row>
        <table:table-row table:style-name="ro1">
          <table:table-cell office:value-type="string">
            <text:p>GPE38 <text:s text:c="6"/></text:p>
          </table:table-cell>
          <table:table-cell office:value-type="string">
            <text:p>994,662659</text:p>
          </table:table-cell>
          <table:table-cell office:value-type="string">
            <text:p>411,216583</text:p>
          </table:table-cell>
          <table:table-cell office:value-type="string">
            <text:p>378,208984</text:p>
          </table:table-cell>
          <table:table-cell office:value-type="string">
            <text:p>411,536682</text:p>
          </table:table-cell>
          <table:table-cell office:value-type="string">
            <text:p>350,986084</text:p>
          </table:table-cell>
          <table:table-cell office:value-type="string">
            <text:p>55,421688</text:p>
          </table:table-cell>
          <table:table-cell office:value-type="string">
            <text:p>145,595917</text:p>
          </table:table-cell>
          <table:table-cell office:value-type="string">
            <text:p>68,494019</text:p>
          </table:table-cell>
          <table:table-cell office:value-type="string">
            <text:p>15,246439</text:p>
          </table:table-cell>
          <table:table-cell office:value-type="string">
            <text:p>23,358149</text:p>
          </table:table-cell>
          <table:table-cell office:value-type="string">
            <text:p>700,659485</text:p>
          </table:table-cell>
          <table:table-cell office:value-type="string">
            <text:p>22,993437</text:p>
          </table:table-cell>
          <table:table-cell office:value-type="string">
            <text:p>1476,319946</text:p>
          </table:table-cell>
          <table:table-cell office:value-type="string">
            <text:p>31,860868</text:p>
          </table:table-cell>
          <table:table-cell office:value-type="string">
            <text:p>2138,509521</text:p>
          </table:table-cell>
          <table:table-cell office:value-type="string">
            <text:p>31,912626</text:p>
          </table:table-cell>
          <table:table-cell office:value-type="string">
            <text:p>106,557793</text:p>
          </table:table-cell>
          <table:table-cell office:value-type="string">
            <text:p>10,505924</text:p>
          </table:table-cell>
          <table:table-cell office:value-type="string">
            <text:p>16,927603</text:p>
          </table:table-cell>
          <table:table-cell office:value-type="string">
            <text:p>5,0662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793644</text:p>
          </table:table-cell>
          <table:table-cell office:value-type="string">
            <text:p>7,557129</text:p>
          </table:table-cell>
          <table:table-cell office:value-type="string">
            <text:p>16,924650</text:p>
          </table:table-cell>
          <table:table-cell office:value-type="string">
            <text:p>4,843249</text:p>
          </table:table-cell>
          <table:table-cell office:value-type="string">
            <text:p>44,261875</text:p>
          </table:table-cell>
          <table:table-cell office:value-type="string">
            <text:p>9,045407</text:p>
          </table:table-cell>
          <table:table-cell office:value-type="string">
            <text:p>46,590015</text:p>
          </table:table-cell>
          <table:table-cell office:value-type="string">
            <text:p>8,0314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137400</text:p>
          </table:table-cell>
          <table:table-cell office:value-type="string">
            <text:p>18,281874</text:p>
          </table:table-cell>
          <table:table-cell office:value-type="string">
            <text:p>47,332092</text:p>
          </table:table-cell>
          <table:table-cell office:value-type="string">
            <text:p>9,365832</text:p>
          </table:table-cell>
          <table:table-cell office:value-type="string">
            <text:p>22,811949</text:p>
          </table:table-cell>
          <table:table-cell office:value-type="string">
            <text:p>10,097336</text:p>
          </table:table-cell>
          <table:table-cell office:value-type="string">
            <text:p>32,647114</text:p>
          </table:table-cell>
          <table:table-cell office:value-type="string">
            <text:p>10,362096</text:p>
          </table:table-cell>
          <table:table-cell office:value-type="string">
            <text:p>12,702973</text:p>
          </table:table-cell>
          <table:table-cell office:value-type="string">
            <text:p>10,835119</text:p>
          </table:table-cell>
          <table:table-cell office:value-type="string">
            <text:p>36,434887</text:p>
          </table:table-cell>
          <table:table-cell office:value-type="string">
            <text:p>36,01699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123669</text:p>
          </table:table-cell>
          <table:table-cell office:value-type="string">
            <text:p>20,628883</text:p>
          </table:table-cell>
        </table:table-row>
        <table:table-row table:style-name="ro1">
          <table:table-cell office:value-type="string">
            <text:p>GPE42 <text:s text:c="6"/></text:p>
          </table:table-cell>
          <table:table-cell office:value-type="string">
            <text:p>783,509033</text:p>
          </table:table-cell>
          <table:table-cell office:value-type="string">
            <text:p>396,730682</text:p>
          </table:table-cell>
          <table:table-cell office:value-type="string">
            <text:p>178,308044</text:p>
          </table:table-cell>
          <table:table-cell office:value-type="string">
            <text:p>388,552216</text:p>
          </table:table-cell>
          <table:table-cell office:value-type="string">
            <text:p>421,345520</text:p>
          </table:table-cell>
          <table:table-cell office:value-type="string">
            <text:p>56,888126</text:p>
          </table:table-cell>
          <table:table-cell office:value-type="string">
            <text:p>566,804565</text:p>
          </table:table-cell>
          <table:table-cell office:value-type="string">
            <text:p>68,453407</text:p>
          </table:table-cell>
          <table:table-cell office:value-type="string">
            <text:p>16,868401</text:p>
          </table:table-cell>
          <table:table-cell office:value-type="string">
            <text:p>21,412432</text:p>
          </table:table-cell>
          <table:table-cell office:value-type="string">
            <text:p>597,085449</text:p>
          </table:table-cell>
          <table:table-cell office:value-type="string">
            <text:p>20,789927</text:p>
          </table:table-cell>
          <table:table-cell office:value-type="string">
            <text:p>630,688110</text:p>
          </table:table-cell>
          <table:table-cell office:value-type="string">
            <text:p>18,698389</text:p>
          </table:table-cell>
          <table:table-cell office:value-type="string">
            <text:p>403,810242</text:p>
          </table:table-cell>
          <table:table-cell office:value-type="string">
            <text:p>11,274286</text:p>
          </table:table-cell>
          <table:table-cell office:value-type="string">
            <text:p>581,741638</text:p>
          </table:table-cell>
          <table:table-cell office:value-type="string">
            <text:p>13,684127</text:p>
          </table:table-cell>
          <table:table-cell office:value-type="string">
            <text:p>37,232964</text:p>
          </table:table-cell>
          <table:table-cell office:value-type="string">
            <text:p>4,910204</text:p>
          </table:table-cell>
          <table:table-cell office:value-type="string">
            <text:p>0,585254</text:p>
          </table:table-cell>
          <table:table-cell office:value-type="string">
            <text:p>4,805260</text:p>
          </table:table-cell>
          <table:table-cell office:value-type="string">
            <text:p>19,194126</text:p>
          </table:table-cell>
          <table:table-cell office:value-type="string">
            <text:p>7,232404</text:p>
          </table:table-cell>
          <table:table-cell office:value-type="string">
            <text:p>16,430174</text:p>
          </table:table-cell>
          <table:table-cell office:value-type="string">
            <text:p>4,506246</text:p>
          </table:table-cell>
          <table:table-cell office:value-type="string">
            <text:p>203,528625</text:p>
          </table:table-cell>
          <table:table-cell office:value-type="string">
            <text:p>10,069004</text:p>
          </table:table-cell>
          <table:table-cell office:value-type="string">
            <text:p>40,024635</text:p>
          </table:table-cell>
          <table:table-cell office:value-type="string">
            <text:p>7,4850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730621</text:p>
          </table:table-cell>
          <table:table-cell office:value-type="string">
            <text:p>18,022196</text:p>
          </table:table-cell>
          <table:table-cell office:value-type="string">
            <text:p>33,396866</text:p>
          </table:table-cell>
          <table:table-cell office:value-type="string">
            <text:p>8,487620</text:p>
          </table:table-cell>
          <table:table-cell office:value-type="string">
            <text:p>14,532055</text:p>
          </table:table-cell>
          <table:table-cell office:value-type="string">
            <text:p>9,224434</text:p>
          </table:table-cell>
          <table:table-cell office:value-type="string">
            <text:p>19,572977</text:p>
          </table:table-cell>
          <table:table-cell office:value-type="string">
            <text:p>9,435577</text:p>
          </table:table-cell>
          <table:table-cell office:value-type="string">
            <text:p>11,083692</text:p>
          </table:table-cell>
          <table:table-cell office:value-type="string">
            <text:p>9,941263</text:p>
          </table:table-cell>
          <table:table-cell office:value-type="string">
            <text:p>50,285515</text:p>
          </table:table-cell>
          <table:table-cell office:value-type="string">
            <text:p>33,3704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7,530296</text:p>
          </table:table-cell>
          <table:table-cell office:value-type="string">
            <text:p>18,953531</text:p>
          </table:table-cell>
        </table:table-row>
        <table:table-row table:style-name="ro1">
          <table:table-cell office:value-type="string">
            <text:p>GPE43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2,758804</text:p>
          </table:table-cell>
          <table:table-cell office:value-type="string">
            <text:p>380,335114</text:p>
          </table:table-cell>
          <table:table-cell office:value-type="string">
            <text:p>194,700470</text:p>
          </table:table-cell>
          <table:table-cell office:value-type="string">
            <text:p>50,580914</text:p>
          </table:table-cell>
          <table:table-cell office:value-type="string">
            <text:p>194,250900</text:p>
          </table:table-cell>
          <table:table-cell office:value-type="string">
            <text:p>62,556923</text:p>
          </table:table-cell>
          <table:table-cell office:value-type="string">
            <text:p>0,972163</text:p>
          </table:table-cell>
          <table:table-cell office:value-type="string">
            <text:p>20,415436</text:p>
          </table:table-cell>
          <table:table-cell office:value-type="string">
            <text:p>592,578430</text:p>
          </table:table-cell>
          <table:table-cell office:value-type="string">
            <text:p>20,382507</text:p>
          </table:table-cell>
          <table:table-cell office:value-type="string">
            <text:p>1469,746460</text:p>
          </table:table-cell>
          <table:table-cell office:value-type="string">
            <text:p>31,124434</text:p>
          </table:table-cell>
          <table:table-cell office:value-type="string">
            <text:p>2921,391602</text:p>
          </table:table-cell>
          <table:table-cell office:value-type="string">
            <text:p>41,741074</text:p>
          </table:table-cell>
          <table:table-cell office:value-type="string">
            <text:p>350,766388</text:p>
          </table:table-cell>
          <table:table-cell office:value-type="string">
            <text:p>11,830557</text:p>
          </table:table-cell>
          <table:table-cell office:value-type="string">
            <text:p>24,317778</text:p>
          </table:table-cell>
          <table:table-cell office:value-type="string">
            <text:p>4,351034</text:p>
          </table:table-cell>
          <table:table-cell office:value-type="string">
            <text:p>4,369451</text:p>
          </table:table-cell>
          <table:table-cell office:value-type="string">
            <text:p>4,308673</text:p>
          </table:table-cell>
          <table:table-cell office:value-type="string">
            <text:p>23,524885</text:p>
          </table:table-cell>
          <table:table-cell office:value-type="string">
            <text:p>7,054990</text:p>
          </table:table-cell>
          <table:table-cell office:value-type="string">
            <text:p>13,988146</text:p>
          </table:table-cell>
          <table:table-cell office:value-type="string">
            <text:p>4,050377</text:p>
          </table:table-cell>
          <table:table-cell office:value-type="string">
            <text:p>39,525085</text:p>
          </table:table-cell>
          <table:table-cell office:value-type="string">
            <text:p>8,298763</text:p>
          </table:table-cell>
          <table:table-cell office:value-type="string">
            <text:p>37,103134</text:p>
          </table:table-cell>
          <table:table-cell office:value-type="string">
            <text:p>6,7328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,977028</text:p>
          </table:table-cell>
          <table:table-cell office:value-type="string">
            <text:p>17,855188</text:p>
          </table:table-cell>
          <table:table-cell office:value-type="string">
            <text:p>51,374569</text:p>
          </table:table-cell>
          <table:table-cell office:value-type="string">
            <text:p>7,893948</text:p>
          </table:table-cell>
          <table:table-cell office:value-type="string">
            <text:p>19,098671</text:p>
          </table:table-cell>
          <table:table-cell office:value-type="string">
            <text:p>8,277228</text:p>
          </table:table-cell>
          <table:table-cell office:value-type="string">
            <text:p>26,706596</text:p>
          </table:table-cell>
          <table:table-cell office:value-type="string">
            <text:p>8,668031</text:p>
          </table:table-cell>
          <table:table-cell office:value-type="string">
            <text:p>7,697513</text:p>
          </table:table-cell>
          <table:table-cell office:value-type="string">
            <text:p>9,06528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,657925</text:p>
          </table:table-cell>
          <table:table-cell office:value-type="string">
            <text:p>17,285912</text:p>
          </table:table-cell>
        </table:table-row>
        <table:table-row table:style-name="ro1">
          <table:table-cell office:value-type="string">
            <text:p>GPE45 <text:s text:c="6"/></text:p>
          </table:table-cell>
          <table:table-cell office:value-type="string">
            <text:p>1617,663574</text:p>
          </table:table-cell>
          <table:table-cell office:value-type="string">
            <text:p>472,849731</text:p>
          </table:table-cell>
          <table:table-cell office:value-type="string">
            <text:p>96,715820</text:p>
          </table:table-cell>
          <table:table-cell office:value-type="string">
            <text:p>466,403503</text:p>
          </table:table-cell>
          <table:table-cell office:value-type="string">
            <text:p>735,592407</text:p>
          </table:table-cell>
          <table:table-cell office:value-type="string">
            <text:p>64,415916</text:p>
          </table:table-cell>
          <table:table-cell office:value-type="string">
            <text:p>293,368011</text:p>
          </table:table-cell>
          <table:table-cell office:value-type="string">
            <text:p>80,020012</text:p>
          </table:table-cell>
          <table:table-cell office:value-type="string">
            <text:p>2,595139</text:p>
          </table:table-cell>
          <table:table-cell office:value-type="string">
            <text:p>27,573395</text:p>
          </table:table-cell>
          <table:table-cell office:value-type="string">
            <text:p>417,980316</text:p>
          </table:table-cell>
          <table:table-cell office:value-type="string">
            <text:p>21,036579</text:p>
          </table:table-cell>
          <table:table-cell office:value-type="string">
            <text:p>297,700470</text:p>
          </table:table-cell>
          <table:table-cell office:value-type="string">
            <text:p>16,536989</text:p>
          </table:table-cell>
          <table:table-cell office:value-type="string">
            <text:p>417,500610</text:p>
          </table:table-cell>
          <table:table-cell office:value-type="string">
            <text:p>12,313167</text:p>
          </table:table-cell>
          <table:table-cell office:value-type="string">
            <text:p>224,683945</text:p>
          </table:table-cell>
          <table:table-cell office:value-type="string">
            <text:p>11,555759</text:p>
          </table:table-cell>
          <table:table-cell office:value-type="string">
            <text:p>33,156361</text:p>
          </table:table-cell>
          <table:table-cell office:value-type="string">
            <text:p>6,271227</text:p>
          </table:table-cell>
          <table:table-cell office:value-type="string">
            <text:p>0,308029</text:p>
          </table:table-cell>
          <table:table-cell office:value-type="string">
            <text:p>6,561013</text:p>
          </table:table-cell>
          <table:table-cell office:value-type="string">
            <text:p>41,069050</text:p>
          </table:table-cell>
          <table:table-cell office:value-type="string">
            <text:p>8,313844</text:p>
          </table:table-cell>
          <table:table-cell office:value-type="string">
            <text:p>21,779531</text:p>
          </table:table-cell>
          <table:table-cell office:value-type="string">
            <text:p>6,015632</text:p>
          </table:table-cell>
          <table:table-cell office:value-type="string">
            <text:p>171,631241</text:p>
          </table:table-cell>
          <table:table-cell office:value-type="string">
            <text:p>11,325983</text:p>
          </table:table-cell>
          <table:table-cell office:value-type="string">
            <text:p>83,843430</text:p>
          </table:table-cell>
          <table:table-cell office:value-type="string">
            <text:p>10,3889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,744938</text:p>
          </table:table-cell>
          <table:table-cell office:value-type="string">
            <text:p>19,419466</text:p>
          </table:table-cell>
          <table:table-cell office:value-type="string">
            <text:p>84,911690</text:p>
          </table:table-cell>
          <table:table-cell office:value-type="string">
            <text:p>12,047636</text:p>
          </table:table-cell>
          <table:table-cell office:value-type="string">
            <text:p>16,221830</text:p>
          </table:table-cell>
          <table:table-cell office:value-type="string">
            <text:p>12,917457</text:p>
          </table:table-cell>
          <table:table-cell office:value-type="string">
            <text:p>33,080368</text:p>
          </table:table-cell>
          <table:table-cell office:value-type="string">
            <text:p>13,239040</text:p>
          </table:table-cell>
          <table:table-cell office:value-type="string">
            <text:p>13,233426</text:p>
          </table:table-cell>
          <table:table-cell office:value-type="string">
            <text:p>13,822008</text:p>
          </table:table-cell>
          <table:table-cell office:value-type="string">
            <text:p>130,367294</text:p>
          </table:table-cell>
          <table:table-cell office:value-type="string">
            <text:p>36,13630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005039</text:p>
          </table:table-cell>
          <table:table-cell office:value-type="string">
            <text:p>26,387524</text:p>
          </table:table-cell>
        </table:table-row>
        <table:table-row table:style-name="ro1">
          <table:table-cell office:value-type="string">
            <text:p>GPE48 <text:s text:c="6"/></text:p>
          </table:table-cell>
          <table:table-cell office:value-type="string">
            <text:p>683,410034</text:p>
          </table:table-cell>
          <table:table-cell office:value-type="string">
            <text:p>695,854309</text:p>
          </table:table-cell>
          <table:table-cell office:value-type="string">
            <text:p>7267,754883</text:p>
          </table:table-cell>
          <table:table-cell office:value-type="string">
            <text:p>730,269531</text:p>
          </table:table-cell>
          <table:table-cell office:value-type="string">
            <text:p>25982,808594</text:p>
          </table:table-cell>
          <table:table-cell office:value-type="string">
            <text:p>739,262573</text:p>
          </table:table-cell>
          <table:table-cell office:value-type="string">
            <text:p>38083,425781</text:p>
          </table:table-cell>
          <table:table-cell office:value-type="string">
            <text:p>834,498779</text:p>
          </table:table-cell>
          <table:table-cell office:value-type="string">
            <text:p>1667,153076</text:p>
          </table:table-cell>
          <table:table-cell office:value-type="string">
            <text:p>74,165405</text:p>
          </table:table-cell>
          <table:table-cell office:value-type="string">
            <text:p>4541,341309</text:p>
          </table:table-cell>
          <table:table-cell office:value-type="string">
            <text:p>96,148766</text:p>
          </table:table-cell>
          <table:table-cell office:value-type="string">
            <text:p>32771,402344</text:p>
          </table:table-cell>
          <table:table-cell office:value-type="string">
            <text:p>537,109497</text:p>
          </table:table-cell>
          <table:table-cell office:value-type="string">
            <text:p>43038,781250</text:p>
          </table:table-cell>
          <table:table-cell office:value-type="string">
            <text:p>565,785156</text:p>
          </table:table-cell>
          <table:table-cell office:value-type="string">
            <text:p>28682,628906</text:p>
          </table:table-cell>
          <table:table-cell office:value-type="string">
            <text:p>361,451477</text:p>
          </table:table-cell>
          <table:table-cell office:value-type="string">
            <text:p>2742,712158</text:p>
          </table:table-cell>
          <table:table-cell office:value-type="string">
            <text:p>72,605263</text:p>
          </table:table-cell>
          <table:table-cell office:value-type="string">
            <text:p>24,054317</text:p>
          </table:table-cell>
          <table:table-cell office:value-type="string">
            <text:p>9,343438</text:p>
          </table:table-cell>
          <table:table-cell office:value-type="string">
            <text:p>38,550838</text:p>
          </table:table-cell>
          <table:table-cell office:value-type="string">
            <text:p>9,581448</text:p>
          </table:table-cell>
          <table:table-cell office:value-type="string">
            <text:p>1339,023926</text:p>
          </table:table-cell>
          <table:table-cell office:value-type="string">
            <text:p>27,563507</text:p>
          </table:table-cell>
          <table:table-cell office:value-type="string">
            <text:p>11974,652344</text:p>
          </table:table-cell>
          <table:table-cell office:value-type="string">
            <text:p>200,022461</text:p>
          </table:table-cell>
          <table:table-cell office:value-type="string">
            <text:p>72,808746</text:p>
          </table:table-cell>
          <table:table-cell office:value-type="string">
            <text:p>12,643330</text:p>
          </table:table-cell>
          <table:table-cell office:value-type="string">
            <text:p>55,694412</text:p>
          </table:table-cell>
          <table:table-cell office:value-type="string">
            <text:p>18,364536</text:p>
          </table:table-cell>
          <table:table-cell office:value-type="string">
            <text:p>477,396423</text:p>
          </table:table-cell>
          <table:table-cell office:value-type="string">
            <text:p>22,142429</text:p>
          </table:table-cell>
          <table:table-cell office:value-type="string">
            <text:p>136,793793</text:p>
          </table:table-cell>
          <table:table-cell office:value-type="string">
            <text:p>14,994924</text:p>
          </table:table-cell>
          <table:table-cell office:value-type="string">
            <text:p>192,793457</text:p>
          </table:table-cell>
          <table:table-cell office:value-type="string">
            <text:p>16,496086</text:p>
          </table:table-cell>
          <table:table-cell office:value-type="string">
            <text:p>234,204330</text:p>
          </table:table-cell>
          <table:table-cell office:value-type="string">
            <text:p>17,424503</text:p>
          </table:table-cell>
          <table:table-cell office:value-type="string">
            <text:p>79,067543</text:p>
          </table:table-cell>
          <table:table-cell office:value-type="string">
            <text:p>17,79545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55,973083</text:p>
          </table:table-cell>
          <table:table-cell office:value-type="string">
            <text:p>33,273415</text:p>
          </table:table-cell>
        </table:table-row>
        <table:table-row table:style-name="ro1">
          <table:table-cell office:value-type="string">
            <text:p>GPE49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1,222168</text:p>
          </table:table-cell>
          <table:table-cell office:value-type="string">
            <text:p>411,502838</text:p>
          </table:table-cell>
          <table:table-cell office:value-type="string">
            <text:p>4250,942871</text:p>
          </table:table-cell>
          <table:table-cell office:value-type="string">
            <text:p>149,808243</text:p>
          </table:table-cell>
          <table:table-cell office:value-type="string">
            <text:p>6044,346680</text:p>
          </table:table-cell>
          <table:table-cell office:value-type="string">
            <text:p>167,708511</text:p>
          </table:table-cell>
          <table:table-cell office:value-type="string">
            <text:p>64,162773</text:p>
          </table:table-cell>
          <table:table-cell office:value-type="string">
            <text:p>25,631010</text:p>
          </table:table-cell>
          <table:table-cell office:value-type="string">
            <text:p>699,111694</text:p>
          </table:table-cell>
          <table:table-cell office:value-type="string">
            <text:p>23,650349</text:p>
          </table:table-cell>
          <table:table-cell office:value-type="string">
            <text:p>4398,048828</text:p>
          </table:table-cell>
          <table:table-cell office:value-type="string">
            <text:p>77,835510</text:p>
          </table:table-cell>
          <table:table-cell office:value-type="string">
            <text:p>8266,379883</text:p>
          </table:table-cell>
          <table:table-cell office:value-type="string">
            <text:p>110,967178</text:p>
          </table:table-cell>
          <table:table-cell office:value-type="string">
            <text:p>2943,623047</text:p>
          </table:table-cell>
          <table:table-cell office:value-type="string">
            <text:p>40,688595</text:p>
          </table:table-cell>
          <table:table-cell office:value-type="string">
            <text:p>436,944336</text:p>
          </table:table-cell>
          <table:table-cell office:value-type="string">
            <text:p>12,8668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034119</text:p>
          </table:table-cell>
          <table:table-cell office:value-type="string">
            <text:p>7,128717</text:p>
          </table:table-cell>
          <table:table-cell office:value-type="string">
            <text:p>94,840981</text:p>
          </table:table-cell>
          <table:table-cell office:value-type="string">
            <text:p>4,822794</text:p>
          </table:table-cell>
          <table:table-cell office:value-type="string">
            <text:p>1212,318970</text:p>
          </table:table-cell>
          <table:table-cell office:value-type="string">
            <text:p>23,340117</text:p>
          </table:table-cell>
          <table:table-cell office:value-type="string">
            <text:p>28,445114</text:p>
          </table:table-cell>
          <table:table-cell office:value-type="string">
            <text:p>6,90767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0,446449</text:p>
          </table:table-cell>
          <table:table-cell office:value-type="string">
            <text:p>17,976923</text:p>
          </table:table-cell>
          <table:table-cell office:value-type="string">
            <text:p>74,020081</text:p>
          </table:table-cell>
          <table:table-cell office:value-type="string">
            <text:p>8,210523</text:p>
          </table:table-cell>
          <table:table-cell office:value-type="string">
            <text:p>51,291504</text:p>
          </table:table-cell>
          <table:table-cell office:value-type="string">
            <text:p>8,866117</text:p>
          </table:table-cell>
          <table:table-cell office:value-type="string">
            <text:p>35,108097</text:p>
          </table:table-cell>
          <table:table-cell office:value-type="string">
            <text:p>9,006925</text:p>
          </table:table-cell>
          <table:table-cell office:value-type="string">
            <text:p>19,411118</text:p>
          </table:table-cell>
          <table:table-cell office:value-type="string">
            <text:p>9,4338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5,291718</text:p>
          </table:table-cell>
          <table:table-cell office:value-type="string">
            <text:p>17,870813</text:p>
          </table:table-cell>
        </table:table-row>
        <table:table-row table:style-name="ro1">
          <table:table-cell office:value-type="string">
            <text:p>GPE50 <text:s text:c="6"/></text:p>
          </table:table-cell>
          <table:table-cell office:value-type="string">
            <text:p>1194,867188</text:p>
          </table:table-cell>
          <table:table-cell office:value-type="string">
            <text:p>533,825989</text:p>
          </table:table-cell>
          <table:table-cell office:value-type="string">
            <text:p>6527,342773</text:p>
          </table:table-cell>
          <table:table-cell office:value-type="string">
            <text:p>557,398743</text:p>
          </table:table-cell>
          <table:table-cell office:value-type="string">
            <text:p>6845,378906</text:p>
          </table:table-cell>
          <table:table-cell office:value-type="string">
            <text:p>257,381042</text:p>
          </table:table-cell>
          <table:table-cell office:value-type="string">
            <text:p>12744,698242</text:p>
          </table:table-cell>
          <table:table-cell office:value-type="string">
            <text:p>306,254791</text:p>
          </table:table-cell>
          <table:table-cell office:value-type="string">
            <text:p>912,861328</text:p>
          </table:table-cell>
          <table:table-cell office:value-type="string">
            <text:p>46,348629</text:p>
          </table:table-cell>
          <table:table-cell office:value-type="string">
            <text:p>3048,977539</text:p>
          </table:table-cell>
          <table:table-cell office:value-type="string">
            <text:p>64,770561</text:p>
          </table:table-cell>
          <table:table-cell office:value-type="string">
            <text:p>18085,419922</text:p>
          </table:table-cell>
          <table:table-cell office:value-type="string">
            <text:p>298,327148</text:p>
          </table:table-cell>
          <table:table-cell office:value-type="string">
            <text:p>22436,197266</text:p>
          </table:table-cell>
          <table:table-cell office:value-type="string">
            <text:p>296,376556</text:p>
          </table:table-cell>
          <table:table-cell office:value-type="string">
            <text:p>16361,004883</text:p>
          </table:table-cell>
          <table:table-cell office:value-type="string">
            <text:p>207,008286</text:p>
          </table:table-cell>
          <table:table-cell office:value-type="string">
            <text:p>579,825806</text:p>
          </table:table-cell>
          <table:table-cell office:value-type="string">
            <text:p>16,582413</text:p>
          </table:table-cell>
          <table:table-cell office:value-type="string">
            <text:p>5,723365</text:p>
          </table:table-cell>
          <table:table-cell office:value-type="string">
            <text:p>5,385934</text:p>
          </table:table-cell>
          <table:table-cell office:value-type="string">
            <text:p>33,159454</text:p>
          </table:table-cell>
          <table:table-cell office:value-type="string">
            <text:p>7,509131</text:p>
          </table:table-cell>
          <table:table-cell office:value-type="string">
            <text:p>450,135406</text:p>
          </table:table-cell>
          <table:table-cell office:value-type="string">
            <text:p>10,407161</text:p>
          </table:table-cell>
          <table:table-cell office:value-type="string">
            <text:p>2592,979980</text:p>
          </table:table-cell>
          <table:table-cell office:value-type="string">
            <text:p>45,375286</text:p>
          </table:table-cell>
          <table:table-cell office:value-type="string">
            <text:p>36,954494</text:p>
          </table:table-cell>
          <table:table-cell office:value-type="string">
            <text:p>7,7882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0,073517</text:p>
          </table:table-cell>
          <table:table-cell office:value-type="string">
            <text:p>18,371469</text:p>
          </table:table-cell>
          <table:table-cell office:value-type="string">
            <text:p>154,426788</text:p>
          </table:table-cell>
          <table:table-cell office:value-type="string">
            <text:p>9,574144</text:p>
          </table:table-cell>
          <table:table-cell office:value-type="string">
            <text:p>157,081726</text:p>
          </table:table-cell>
          <table:table-cell office:value-type="string">
            <text:p>10,452332</text:p>
          </table:table-cell>
          <table:table-cell office:value-type="string">
            <text:p>126,506264</text:p>
          </table:table-cell>
          <table:table-cell office:value-type="string">
            <text:p>10,757955</text:p>
          </table:table-cell>
          <table:table-cell office:value-type="string">
            <text:p>36,228508</text:p>
          </table:table-cell>
          <table:table-cell office:value-type="string">
            <text:p>10,92655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8,389534</text:p>
          </table:table-cell>
          <table:table-cell office:value-type="string">
            <text:p>20,323614</text:p>
          </table:table-cell>
        </table:table-row>
        <table:table-row table:style-name="ro1">
          <table:table-cell office:value-type="string">
            <text:p>GPE51 <text:s text:c="6"/></text:p>
          </table:table-cell>
          <table:table-cell office:value-type="string">
            <text:p>2531,788574</text:p>
          </table:table-cell>
          <table:table-cell office:value-type="string">
            <text:p>764,700989</text:p>
          </table:table-cell>
          <table:table-cell office:value-type="string">
            <text:p>15048,922852</text:p>
          </table:table-cell>
          <table:table-cell office:value-type="string">
            <text:p>833,895752</text:p>
          </table:table-cell>
          <table:table-cell office:value-type="string">
            <text:p>12584,802734</text:p>
          </table:table-cell>
          <table:table-cell office:value-type="string">
            <text:p>438,175110</text:p>
          </table:table-cell>
          <table:table-cell office:value-type="string">
            <text:p>23180,255859</text:p>
          </table:table-cell>
          <table:table-cell office:value-type="string">
            <text:p>521,067993</text:p>
          </table:table-cell>
          <table:table-cell office:value-type="string">
            <text:p>2485,497314</text:p>
          </table:table-cell>
          <table:table-cell office:value-type="string">
            <text:p>75,916916</text:p>
          </table:table-cell>
          <table:table-cell office:value-type="string">
            <text:p>4953,489746</text:p>
          </table:table-cell>
          <table:table-cell office:value-type="string">
            <text:p>99,086197</text:p>
          </table:table-cell>
          <table:table-cell office:value-type="string">
            <text:p>32741,617188</text:p>
          </table:table-cell>
          <table:table-cell office:value-type="string">
            <text:p>534,871826</text:p>
          </table:table-cell>
          <table:table-cell office:value-type="string">
            <text:p>35516,511719</text:p>
          </table:table-cell>
          <table:table-cell office:value-type="string">
            <text:p>466,761230</text:p>
          </table:table-cell>
          <table:table-cell office:value-type="string">
            <text:p>41586,546875</text:p>
          </table:table-cell>
          <table:table-cell office:value-type="string">
            <text:p>521,600037</text:p>
          </table:table-cell>
          <table:table-cell office:value-type="string">
            <text:p>1170,627686</text:p>
          </table:table-cell>
          <table:table-cell office:value-type="string">
            <text:p>31,6177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945536</text:p>
          </table:table-cell>
          <table:table-cell office:value-type="string">
            <text:p>7,762644</text:p>
          </table:table-cell>
          <table:table-cell office:value-type="string">
            <text:p>940,349182</text:p>
          </table:table-cell>
          <table:table-cell office:value-type="string">
            <text:p>19,354673</text:p>
          </table:table-cell>
          <table:table-cell office:value-type="string">
            <text:p>5175,658691</text:p>
          </table:table-cell>
          <table:table-cell office:value-type="string">
            <text:p>87,605507</text:p>
          </table:table-cell>
          <table:table-cell office:value-type="string">
            <text:p>49,458454</text:p>
          </table:table-cell>
          <table:table-cell office:value-type="string">
            <text:p>8,508358</text:p>
          </table:table-cell>
          <table:table-cell office:value-type="string">
            <text:p>19,318699</text:p>
          </table:table-cell>
          <table:table-cell office:value-type="string">
            <text:p>15,162800</text:p>
          </table:table-cell>
          <table:table-cell office:value-type="string">
            <text:p>248,686905</text:p>
          </table:table-cell>
          <table:table-cell office:value-type="string">
            <text:p>19,035091</text:p>
          </table:table-cell>
          <table:table-cell office:value-type="string">
            <text:p>187,464142</text:p>
          </table:table-cell>
          <table:table-cell office:value-type="string">
            <text:p>10,614890</text:p>
          </table:table-cell>
          <table:table-cell office:value-type="string">
            <text:p>250,983521</text:p>
          </table:table-cell>
          <table:table-cell office:value-type="string">
            <text:p>11,903511</text:p>
          </table:table-cell>
          <table:table-cell office:value-type="string">
            <text:p>298,584320</text:p>
          </table:table-cell>
          <table:table-cell office:value-type="string">
            <text:p>12,767266</text:p>
          </table:table-cell>
          <table:table-cell office:value-type="string">
            <text:p>58,428581</text:p>
          </table:table-cell>
          <table:table-cell office:value-type="string">
            <text:p>12,016110</text:p>
          </table:table-cell>
          <table:table-cell office:value-type="string">
            <text:p>5,314544</text:p>
          </table:table-cell>
          <table:table-cell office:value-type="string">
            <text:p>71,0708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2,241043</text:p>
          </table:table-cell>
          <table:table-cell office:value-type="string">
            <text:p>22,855875</text:p>
          </table:table-cell>
        </table:table-row>
        <table:table-row table:style-name="ro1">
          <table:table-cell office:value-type="string">
            <text:p>GPE52 <text:s text:c="6"/></text:p>
          </table:table-cell>
          <table:table-cell office:value-type="string">
            <text:p>560,718079</text:p>
          </table:table-cell>
          <table:table-cell office:value-type="string">
            <text:p>385,673798</text:p>
          </table:table-cell>
          <table:table-cell office:value-type="string">
            <text:p>740,329712</text:p>
          </table:table-cell>
          <table:table-cell office:value-type="string">
            <text:p>381,712952</text:p>
          </table:table-cell>
          <table:table-cell office:value-type="string">
            <text:p>1022,444702</text:p>
          </table:table-cell>
          <table:table-cell office:value-type="string">
            <text:p>71,775475</text:p>
          </table:table-cell>
          <table:table-cell office:value-type="string">
            <text:p>1560,009277</text:p>
          </table:table-cell>
          <table:table-cell office:value-type="string">
            <text:p>82,160751</text:p>
          </table:table-cell>
          <table:table-cell office:value-type="string">
            <text:p>67,727379</text:p>
          </table:table-cell>
          <table:table-cell office:value-type="string">
            <text:p>20,458317</text:p>
          </table:table-cell>
          <table:table-cell office:value-type="string">
            <text:p>90,583939</text:p>
          </table:table-cell>
          <table:table-cell office:value-type="string">
            <text:p>12,781706</text:p>
          </table:table-cell>
          <table:table-cell office:value-type="string">
            <text:p>142,540359</text:p>
          </table:table-cell>
          <table:table-cell office:value-type="string">
            <text:p>11,287771</text:p>
          </table:table-cell>
          <table:table-cell office:value-type="string">
            <text:p>383,443268</text:p>
          </table:table-cell>
          <table:table-cell office:value-type="string">
            <text:p>12,590267</text:p>
          </table:table-cell>
          <table:table-cell office:value-type="string">
            <text:p>1336,246948</text:p>
          </table:table-cell>
          <table:table-cell office:value-type="string">
            <text:p>21,405661</text:p>
          </table:table-cell>
          <table:table-cell office:value-type="string">
            <text:p>117,516541</text:p>
          </table:table-cell>
          <table:table-cell office:value-type="string">
            <text:p>5,7268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369822</text:p>
          </table:table-cell>
          <table:table-cell office:value-type="string">
            <text:p>7,127172</text:p>
          </table:table-cell>
          <table:table-cell office:value-type="string">
            <text:p>19,287029</text:p>
          </table:table-cell>
          <table:table-cell office:value-type="string">
            <text:p>4,170155</text:p>
          </table:table-cell>
          <table:table-cell office:value-type="string">
            <text:p>287,257568</text:p>
          </table:table-cell>
          <table:table-cell office:value-type="string">
            <text:p>10,589272</text:p>
          </table:table-cell>
          <table:table-cell office:value-type="string">
            <text:p>43,605934</text:p>
          </table:table-cell>
          <table:table-cell office:value-type="string">
            <text:p>6,8720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822254</text:p>
          </table:table-cell>
          <table:table-cell office:value-type="string">
            <text:p>17,826107</text:p>
          </table:table-cell>
          <table:table-cell office:value-type="string">
            <text:p>25,524910</text:p>
          </table:table-cell>
          <table:table-cell office:value-type="string">
            <text:p>7,781000</text:p>
          </table:table-cell>
          <table:table-cell office:value-type="string">
            <text:p>18,351120</text:p>
          </table:table-cell>
          <table:table-cell office:value-type="string">
            <text:p>8,373166</text:p>
          </table:table-cell>
          <table:table-cell office:value-type="string">
            <text:p>32,307598</text:p>
          </table:table-cell>
          <table:table-cell office:value-type="string">
            <text:p>8,800601</text:p>
          </table:table-cell>
          <table:table-cell office:value-type="string">
            <text:p>14,725676</text:p>
          </table:table-cell>
          <table:table-cell office:value-type="string">
            <text:p>9,012673</text:p>
          </table:table-cell>
          <table:table-cell office:value-type="string">
            <text:p>28,710289</text:p>
          </table:table-cell>
          <table:table-cell office:value-type="string">
            <text:p>31,24780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7,046829</text:p>
          </table:table-cell>
          <table:table-cell office:value-type="string">
            <text:p>17,386244</text:p>
          </table:table-cell>
        </table:table-row>
        <table:table-row table:style-name="ro1">
          <table:table-cell office:value-type="string">
            <text:p>GPE53 <text:s text:c="6"/></text:p>
          </table:table-cell>
          <table:table-cell office:value-type="string">
            <text:p>997,500061</text:p>
          </table:table-cell>
          <table:table-cell office:value-type="string">
            <text:p>419,765503</text:p>
          </table:table-cell>
          <table:table-cell office:value-type="string">
            <text:p>903,344055</text:p>
          </table:table-cell>
          <table:table-cell office:value-type="string">
            <text:p>421,695496</text:p>
          </table:table-cell>
          <table:table-cell office:value-type="string">
            <text:p>458,338593</text:p>
          </table:table-cell>
          <table:table-cell office:value-type="string">
            <text:p>54,908398</text:p>
          </table:table-cell>
          <table:table-cell office:value-type="string">
            <text:p>54,769176</text:p>
          </table:table-cell>
          <table:table-cell office:value-type="string">
            <text:p>68,882141</text:p>
          </table:table-cell>
          <table:table-cell office:value-type="string">
            <text:p>23,331919</text:p>
          </table:table-cell>
          <table:table-cell office:value-type="string">
            <text:p>23,660368</text:p>
          </table:table-cell>
          <table:table-cell office:value-type="string">
            <text:p>3,476133</text:p>
          </table:table-cell>
          <table:table-cell office:value-type="string">
            <text:p>14,313625</text:p>
          </table:table-cell>
          <table:table-cell office:value-type="string">
            <text:p>11,470372</text:p>
          </table:table-cell>
          <table:table-cell office:value-type="string">
            <text:p>11,471867</text:p>
          </table:table-cell>
          <table:table-cell office:value-type="string">
            <text:p>40,241871</text:p>
          </table:table-cell>
          <table:table-cell office:value-type="string">
            <text:p>10,258732</text:p>
          </table:table-cell>
          <table:table-cell office:value-type="string">
            <text:p>68,129890</text:p>
          </table:table-cell>
          <table:table-cell office:value-type="string">
            <text:p>10,1616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1,565623</text:p>
          </table:table-cell>
          <table:table-cell office:value-type="string">
            <text:p>7,7103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703148</text:p>
          </table:table-cell>
          <table:table-cell office:value-type="string">
            <text:p>8,4347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,703714</text:p>
          </table:table-cell>
          <table:table-cell office:value-type="string">
            <text:p>14,927958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33,490059</text:p>
          </table:table-cell>
          <table:table-cell office:value-type="string">
            <text:p>31,393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,786512</text:p>
          </table:table-cell>
          <table:table-cell office:value-type="string">
            <text:p>32,612289</text:p>
          </table:table-cell>
          <table:table-cell table:number-columns-repeated="2"/>
        </table:table-row>
        <table:table-row table:style-name="ro1">
          <table:table-cell office:value-type="string">
            <text:p>GPE54 <text:s text:c="6"/></text:p>
          </table:table-cell>
          <table:table-cell office:value-type="string">
            <text:p>2389,716309</text:p>
          </table:table-cell>
          <table:table-cell office:value-type="string">
            <text:p>567,352661</text:p>
          </table:table-cell>
          <table:table-cell office:value-type="string">
            <text:p>2688,352295</text:p>
          </table:table-cell>
          <table:table-cell office:value-type="string">
            <text:p>571,336609</text:p>
          </table:table-cell>
          <table:table-cell office:value-type="string">
            <text:p>8732,125977</text:p>
          </table:table-cell>
          <table:table-cell office:value-type="string">
            <text:p>305,279053</text:p>
          </table:table-cell>
          <table:table-cell office:value-type="string">
            <text:p>16069,594727</text:p>
          </table:table-cell>
          <table:table-cell office:value-type="string">
            <text:p>377,783356</text:p>
          </table:table-cell>
          <table:table-cell office:value-type="string">
            <text:p>664,959717</text:p>
          </table:table-cell>
          <table:table-cell office:value-type="string">
            <text:p>52,197166</text:p>
          </table:table-cell>
          <table:table-cell office:value-type="string">
            <text:p>5758,521484</text:p>
          </table:table-cell>
          <table:table-cell office:value-type="string">
            <text:p>115,495285</text:p>
          </table:table-cell>
          <table:table-cell office:value-type="string">
            <text:p>55065,062500</text:p>
          </table:table-cell>
          <table:table-cell office:value-type="string">
            <text:p>897,831116</text:p>
          </table:table-cell>
          <table:table-cell office:value-type="string">
            <text:p>49139,746094</text:p>
          </table:table-cell>
          <table:table-cell office:value-type="string">
            <text:p>644,136597</text:p>
          </table:table-cell>
          <table:table-cell office:value-type="string">
            <text:p>11290,440430</text:p>
          </table:table-cell>
          <table:table-cell office:value-type="string">
            <text:p>144,285049</text:p>
          </table:table-cell>
          <table:table-cell office:value-type="string">
            <text:p>773,786255</text:p>
          </table:table-cell>
          <table:table-cell office:value-type="string">
            <text:p>21,721056</text:p>
          </table:table-cell>
          <table:table-cell office:value-type="string">
            <text:p>8,431194</text:p>
          </table:table-cell>
          <table:table-cell office:value-type="string">
            <text:p>6,525283</text:p>
          </table:table-cell>
          <table:table-cell office:value-type="string">
            <text:p>47,830872</text:p>
          </table:table-cell>
          <table:table-cell office:value-type="string">
            <text:p>8,233486</text:p>
          </table:table-cell>
          <table:table-cell office:value-type="string">
            <text:p>306,436981</text:p>
          </table:table-cell>
          <table:table-cell office:value-type="string">
            <text:p>8,730173</text:p>
          </table:table-cell>
          <table:table-cell office:value-type="string">
            <text:p>3648,158691</text:p>
          </table:table-cell>
          <table:table-cell office:value-type="string">
            <text:p>62,720543</text:p>
          </table:table-cell>
          <table:table-cell office:value-type="string">
            <text:p>54,419163</text:p>
          </table:table-cell>
          <table:table-cell office:value-type="string">
            <text:p>9,736689</text:p>
          </table:table-cell>
          <table:table-cell office:value-type="string">
            <text:p>3,551692</text:p>
          </table:table-cell>
          <table:table-cell office:value-type="string">
            <text:p>15,994177</text:p>
          </table:table-cell>
          <table:table-cell office:value-type="string">
            <text:p>183,893646</text:p>
          </table:table-cell>
          <table:table-cell office:value-type="string">
            <text:p>19,471195</text:p>
          </table:table-cell>
          <table:table-cell office:value-type="string">
            <text:p>377,309723</text:p>
          </table:table-cell>
          <table:table-cell office:value-type="string">
            <text:p>13,199402</text:p>
          </table:table-cell>
          <table:table-cell office:value-type="string">
            <text:p>295,113037</text:p>
          </table:table-cell>
          <table:table-cell office:value-type="string">
            <text:p>13,851635</text:p>
          </table:table-cell>
          <table:table-cell office:value-type="string">
            <text:p>112,096413</text:p>
          </table:table-cell>
          <table:table-cell office:value-type="string">
            <text:p>13,174078</text:p>
          </table:table-cell>
          <table:table-cell office:value-type="string">
            <text:p>16,901060</text:p>
          </table:table-cell>
          <table:table-cell office:value-type="string">
            <text:p>13,641772</text:p>
          </table:table-cell>
          <table:table-cell office:value-type="string">
            <text:p>269,963196</text:p>
          </table:table-cell>
          <table:table-cell office:value-type="string">
            <text:p>86,1958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15,106285</text:p>
          </table:table-cell>
          <table:table-cell office:value-type="string">
            <text:p>25,911549</text:p>
          </table:table-cell>
        </table:table-row>
        <table:table-row table:style-name="ro1">
          <table:table-cell office:value-type="string">
            <text:p>GPE55 <text:s text:c="6"/></text:p>
          </table:table-cell>
          <table:table-cell office:value-type="string">
            <text:p>499,510254</text:p>
          </table:table-cell>
          <table:table-cell office:value-type="string">
            <text:p>520,331238</text:p>
          </table:table-cell>
          <table:table-cell office:value-type="string">
            <text:p>6185,012207</text:p>
          </table:table-cell>
          <table:table-cell office:value-type="string">
            <text:p>551,249512</text:p>
          </table:table-cell>
          <table:table-cell office:value-type="string">
            <text:p>8373,252930</text:p>
          </table:table-cell>
          <table:table-cell office:value-type="string">
            <text:p>297,911560</text:p>
          </table:table-cell>
          <table:table-cell office:value-type="string">
            <text:p>14835,181641</text:p>
          </table:table-cell>
          <table:table-cell office:value-type="string">
            <text:p>347,565918</text:p>
          </table:table-cell>
          <table:table-cell office:value-type="string">
            <text:p>1306,263306</text:p>
          </table:table-cell>
          <table:table-cell office:value-type="string">
            <text:p>50,655293</text:p>
          </table:table-cell>
          <table:table-cell office:value-type="string">
            <text:p>2445,766357</text:p>
          </table:table-cell>
          <table:table-cell office:value-type="string">
            <text:p>54,663422</text:p>
          </table:table-cell>
          <table:table-cell office:value-type="string">
            <text:p>10354,249023</text:p>
          </table:table-cell>
          <table:table-cell office:value-type="string">
            <text:p>173,829849</text:p>
          </table:table-cell>
          <table:table-cell office:value-type="string">
            <text:p>18406,179688</text:p>
          </table:table-cell>
          <table:table-cell office:value-type="string">
            <text:p>243,940857</text:p>
          </table:table-cell>
          <table:table-cell office:value-type="string">
            <text:p>16789,302734</text:p>
          </table:table-cell>
          <table:table-cell office:value-type="string">
            <text:p>212,313828</text:p>
          </table:table-cell>
          <table:table-cell office:value-type="string">
            <text:p>720,612976</text:p>
          </table:table-cell>
          <table:table-cell office:value-type="string">
            <text:p>20,1364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860760</text:p>
          </table:table-cell>
          <table:table-cell office:value-type="string">
            <text:p>7,547892</text:p>
          </table:table-cell>
          <table:table-cell office:value-type="string">
            <text:p>1395,132324</text:p>
          </table:table-cell>
          <table:table-cell office:value-type="string">
            <text:p>27,797668</text:p>
          </table:table-cell>
          <table:table-cell office:value-type="string">
            <text:p>3523,802246</text:p>
          </table:table-cell>
          <table:table-cell office:value-type="string">
            <text:p>60,578091</text:p>
          </table:table-cell>
          <table:table-cell office:value-type="string">
            <text:p>35,895470</text:p>
          </table:table-cell>
          <table:table-cell office:value-type="string">
            <text:p>8,0093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5,515091</text:p>
          </table:table-cell>
          <table:table-cell office:value-type="string">
            <text:p>18,564240</text:p>
          </table:table-cell>
          <table:table-cell office:value-type="string">
            <text:p>93,742889</text:p>
          </table:table-cell>
          <table:table-cell office:value-type="string">
            <text:p>9,729245</text:p>
          </table:table-cell>
          <table:table-cell office:value-type="string">
            <text:p>90,453430</text:p>
          </table:table-cell>
          <table:table-cell office:value-type="string">
            <text:p>10,427644</text:p>
          </table:table-cell>
          <table:table-cell office:value-type="string">
            <text:p>166,095154</text:p>
          </table:table-cell>
          <table:table-cell office:value-type="string">
            <text:p>11,159037</text:p>
          </table:table-cell>
          <table:table-cell office:value-type="string">
            <text:p>30,427488</text:p>
          </table:table-cell>
          <table:table-cell office:value-type="string">
            <text:p>11,2543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5,670547</text:p>
          </table:table-cell>
          <table:table-cell office:value-type="string">
            <text:p>21,255636</text:p>
          </table:table-cell>
        </table:table-row>
        <table:table-row table:style-name="ro1">
          <table:table-cell office:value-type="string">
            <text:p>GPE56 <text:s text:c="6"/></text:p>
          </table:table-cell>
          <table:table-cell office:value-type="string">
            <text:p>301,877594</text:p>
          </table:table-cell>
          <table:table-cell office:value-type="string">
            <text:p>516,356140</text:p>
          </table:table-cell>
          <table:table-cell office:value-type="string">
            <text:p>1058,207764</text:p>
          </table:table-cell>
          <table:table-cell office:value-type="string">
            <text:p>521,121216</text:p>
          </table:table-cell>
          <table:table-cell office:value-type="string">
            <text:p>7545,894043</text:p>
          </table:table-cell>
          <table:table-cell office:value-type="string">
            <text:p>258,468933</text:p>
          </table:table-cell>
          <table:table-cell office:value-type="string">
            <text:p>12380,302734</text:p>
          </table:table-cell>
          <table:table-cell office:value-type="string">
            <text:p>302,571564</text:p>
          </table:table-cell>
          <table:table-cell office:value-type="string">
            <text:p>277,066528</text:p>
          </table:table-cell>
          <table:table-cell office:value-type="string">
            <text:p>42,152473</text:p>
          </table:table-cell>
          <table:table-cell office:value-type="string">
            <text:p>2379,106445</text:p>
          </table:table-cell>
          <table:table-cell office:value-type="string">
            <text:p>54,711109</text:p>
          </table:table-cell>
          <table:table-cell office:value-type="string">
            <text:p>20744,869141</text:p>
          </table:table-cell>
          <table:table-cell office:value-type="string">
            <text:p>341,538513</text:p>
          </table:table-cell>
          <table:table-cell office:value-type="string">
            <text:p>31306,947266</text:p>
          </table:table-cell>
          <table:table-cell office:value-type="string">
            <text:p>411,992767</text:p>
          </table:table-cell>
          <table:table-cell office:value-type="string">
            <text:p>6386,232910</text:p>
          </table:table-cell>
          <table:table-cell office:value-type="string">
            <text:p>83,504715</text:p>
          </table:table-cell>
          <table:table-cell office:value-type="string">
            <text:p>887,540710</text:p>
          </table:table-cell>
          <table:table-cell office:value-type="string">
            <text:p>24,649574</text:p>
          </table:table-cell>
          <table:table-cell office:value-type="string">
            <text:p>14,185330</text:p>
          </table:table-cell>
          <table:table-cell office:value-type="string">
            <text:p>6,959180</text:p>
          </table:table-cell>
          <table:table-cell office:value-type="string">
            <text:p>37,834679</text:p>
          </table:table-cell>
          <table:table-cell office:value-type="string">
            <text:p>8,358133</text:p>
          </table:table-cell>
          <table:table-cell office:value-type="string">
            <text:p>211,393890</text:p>
          </table:table-cell>
          <table:table-cell office:value-type="string">
            <text:p>7,666064</text:p>
          </table:table-cell>
          <table:table-cell office:value-type="string">
            <text:p>2964,789063</text:p>
          </table:table-cell>
          <table:table-cell office:value-type="string">
            <text:p>51,769562</text:p>
          </table:table-cell>
          <table:table-cell office:value-type="string">
            <text:p>69,338448</text:p>
          </table:table-cell>
          <table:table-cell office:value-type="string">
            <text:p>10,222114</text:p>
          </table:table-cell>
          <table:table-cell office:value-type="string">
            <text:p>9,656816</text:p>
          </table:table-cell>
          <table:table-cell office:value-type="string">
            <text:p>16,267551</text:p>
          </table:table-cell>
          <table:table-cell office:value-type="string">
            <text:p>194,450790</text:p>
          </table:table-cell>
          <table:table-cell office:value-type="string">
            <text:p>19,599733</text:p>
          </table:table-cell>
          <table:table-cell office:value-type="string">
            <text:p>153,582458</text:p>
          </table:table-cell>
          <table:table-cell office:value-type="string">
            <text:p>12,155765</text:p>
          </table:table-cell>
          <table:table-cell office:value-type="string">
            <text:p>209,964798</text:p>
          </table:table-cell>
          <table:table-cell office:value-type="string">
            <text:p>13,518467</text:p>
          </table:table-cell>
          <table:table-cell office:value-type="string">
            <text:p>77,039238</text:p>
          </table:table-cell>
          <table:table-cell office:value-type="string">
            <text:p>13,582282</text:p>
          </table:table-cell>
          <table:table-cell office:value-type="string">
            <text:p>30,455378</text:p>
          </table:table-cell>
          <table:table-cell office:value-type="string">
            <text:p>14,151855</text:p>
          </table:table-cell>
          <table:table-cell office:value-type="string">
            <text:p>123,551109</text:p>
          </table:table-cell>
          <table:table-cell office:value-type="string">
            <text:p>63,7222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6,709541</text:p>
          </table:table-cell>
          <table:table-cell office:value-type="string">
            <text:p>27,052366</text:p>
          </table:table-cell>
        </table:table-row>
        <table:table-row table:style-name="ro1">
          <table:table-cell office:value-type="string">
            <text:p>GPE58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8,906006</text:p>
          </table:table-cell>
          <table:table-cell office:value-type="string">
            <text:p>436,006165</text:p>
          </table:table-cell>
          <table:table-cell office:value-type="string">
            <text:p>9854,796875</text:p>
          </table:table-cell>
          <table:table-cell office:value-type="string">
            <text:p>368,981354</text:p>
          </table:table-cell>
          <table:table-cell office:value-type="string">
            <text:p>17347,080078</text:p>
          </table:table-cell>
          <table:table-cell office:value-type="string">
            <text:p>394,089111</text:p>
          </table:table-cell>
          <table:table-cell office:value-type="string">
            <text:p>84,342003</text:p>
          </table:table-cell>
          <table:table-cell office:value-type="string">
            <text:p>31,185284</text:p>
          </table:table-cell>
          <table:table-cell office:value-type="string">
            <text:p>1417,694214</text:p>
          </table:table-cell>
          <table:table-cell office:value-type="string">
            <text:p>36,395222</text:p>
          </table:table-cell>
          <table:table-cell office:value-type="string">
            <text:p>8971,342773</text:p>
          </table:table-cell>
          <table:table-cell office:value-type="string">
            <text:p>151,399628</text:p>
          </table:table-cell>
          <table:table-cell office:value-type="string">
            <text:p>16846,472656</text:p>
          </table:table-cell>
          <table:table-cell office:value-type="string">
            <text:p>223,607727</text:p>
          </table:table-cell>
          <table:table-cell office:value-type="string">
            <text:p>4733,781250</text:p>
          </table:table-cell>
          <table:table-cell office:value-type="string">
            <text:p>62,752251</text:p>
          </table:table-cell>
          <table:table-cell office:value-type="string">
            <text:p>842,963623</text:p>
          </table:table-cell>
          <table:table-cell office:value-type="string">
            <text:p>23,192081</text:p>
          </table:table-cell>
          <table:table-cell office:value-type="string">
            <text:p>10,257355</text:p>
          </table:table-cell>
          <table:table-cell office:value-type="string">
            <text:p>5,517000</text:p>
          </table:table-cell>
          <table:table-cell office:value-type="string">
            <text:p>30,571156</text:p>
          </table:table-cell>
          <table:table-cell office:value-type="string">
            <text:p>7,490821</text:p>
          </table:table-cell>
          <table:table-cell office:value-type="string">
            <text:p>122,091240</text:p>
          </table:table-cell>
          <table:table-cell office:value-type="string">
            <text:p>5,591388</text:p>
          </table:table-cell>
          <table:table-cell office:value-type="string">
            <text:p>4009,732178</text:p>
          </table:table-cell>
          <table:table-cell office:value-type="string">
            <text:p>68,454597</text:p>
          </table:table-cell>
          <table:table-cell office:value-type="string">
            <text:p>31,283195</text:p>
          </table:table-cell>
          <table:table-cell office:value-type="string">
            <text:p>7,7715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5,619629</text:p>
          </table:table-cell>
          <table:table-cell office:value-type="string">
            <text:p>18,241259</text:p>
          </table:table-cell>
          <table:table-cell office:value-type="string">
            <text:p>74,704086</text:p>
          </table:table-cell>
          <table:table-cell office:value-type="string">
            <text:p>9,123339</text:p>
          </table:table-cell>
          <table:table-cell office:value-type="string">
            <text:p>111,597504</text:p>
          </table:table-cell>
          <table:table-cell office:value-type="string">
            <text:p>10,018499</text:p>
          </table:table-cell>
          <table:table-cell office:value-type="string">
            <text:p>52,984657</text:p>
          </table:table-cell>
          <table:table-cell office:value-type="string">
            <text:p>10,234107</text:p>
          </table:table-cell>
          <table:table-cell office:value-type="string">
            <text:p>31,464285</text:p>
          </table:table-cell>
          <table:table-cell office:value-type="string">
            <text:p>10,709564</text:p>
          </table:table-cell>
          <table:table-cell office:value-type="string">
            <text:p>24,598896</text:p>
          </table:table-cell>
          <table:table-cell office:value-type="string">
            <text:p>47,5185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6,515064</text:p>
          </table:table-cell>
          <table:table-cell office:value-type="string">
            <text:p>20,144760</text:p>
          </table:table-cell>
        </table:table-row>
        <table:table-row table:style-name="ro1">
          <table:table-cell office:value-type="string">
            <text:p>GPE59 <text:s text:c="6"/></text:p>
          </table:table-cell>
          <table:table-cell office:value-type="string">
            <text:p>1383,828003</text:p>
          </table:table-cell>
          <table:table-cell office:value-type="string">
            <text:p>760,878479</text:p>
          </table:table-cell>
          <table:table-cell office:value-type="string">
            <text:p>10668,025391</text:p>
          </table:table-cell>
          <table:table-cell office:value-type="string">
            <text:p>818,969299</text:p>
          </table:table-cell>
          <table:table-cell office:value-type="string">
            <text:p>26154,794922</text:p>
          </table:table-cell>
          <table:table-cell office:value-type="string">
            <text:p>943,874878</text:p>
          </table:table-cell>
          <table:table-cell office:value-type="string">
            <text:p>48616,824219</text:p>
          </table:table-cell>
          <table:table-cell office:value-type="string">
            <text:p>1052,028564</text:p>
          </table:table-cell>
          <table:table-cell office:value-type="string">
            <text:p>2624,266113</text:p>
          </table:table-cell>
          <table:table-cell office:value-type="string">
            <text:p>93,939003</text:p>
          </table:table-cell>
          <table:table-cell office:value-type="string">
            <text:p>10862,462891</text:p>
          </table:table-cell>
          <table:table-cell office:value-type="string">
            <text:p>206,789764</text:p>
          </table:table-cell>
          <table:table-cell office:value-type="string">
            <text:p>40770,718750</text:p>
          </table:table-cell>
          <table:table-cell office:value-type="string">
            <text:p>666,601990</text:p>
          </table:table-cell>
          <table:table-cell office:value-type="string">
            <text:p>29847,875000</text:p>
          </table:table-cell>
          <table:table-cell office:value-type="string">
            <text:p>394,748474</text:p>
          </table:table-cell>
          <table:table-cell office:value-type="string">
            <text:p>84772,992188</text:p>
          </table:table-cell>
          <table:table-cell office:value-type="string">
            <text:p>1061,265625</text:p>
          </table:table-cell>
          <table:table-cell office:value-type="string">
            <text:p>3299,260986</text:p>
          </table:table-cell>
          <table:table-cell office:value-type="string">
            <text:p>87,007355</text:p>
          </table:table-cell>
          <table:table-cell office:value-type="string">
            <text:p>3,946048</text:p>
          </table:table-cell>
          <table:table-cell office:value-type="string">
            <text:p>9,235723</text:p>
          </table:table-cell>
          <table:table-cell office:value-type="string">
            <text:p>30,965534</text:p>
          </table:table-cell>
          <table:table-cell office:value-type="string">
            <text:p>9,324275</text:p>
          </table:table-cell>
          <table:table-cell office:value-type="string">
            <text:p>806,251526</text:p>
          </table:table-cell>
          <table:table-cell office:value-type="string">
            <text:p>17,882799</text:p>
          </table:table-cell>
          <table:table-cell office:value-type="string">
            <text:p>8058,536133</text:p>
          </table:table-cell>
          <table:table-cell office:value-type="string">
            <text:p>135,462845</text:p>
          </table:table-cell>
          <table:table-cell office:value-type="string">
            <text:p>69,704567</text:p>
          </table:table-cell>
          <table:table-cell office:value-type="string">
            <text:p>12,241843</text:p>
          </table:table-cell>
          <table:table-cell office:value-type="string">
            <text:p>82,129501</text:p>
          </table:table-cell>
          <table:table-cell office:value-type="string">
            <text:p>18,181374</text:p>
          </table:table-cell>
          <table:table-cell office:value-type="string">
            <text:p>420,001068</text:p>
          </table:table-cell>
          <table:table-cell office:value-type="string">
            <text:p>21,801222</text:p>
          </table:table-cell>
          <table:table-cell office:value-type="string">
            <text:p>676,277649</text:p>
          </table:table-cell>
          <table:table-cell office:value-type="string">
            <text:p>18,414583</text:p>
          </table:table-cell>
          <table:table-cell office:value-type="string">
            <text:p>184,987350</text:p>
          </table:table-cell>
          <table:table-cell office:value-type="string">
            <text:p>16,728119</text:p>
          </table:table-cell>
          <table:table-cell office:value-type="string">
            <text:p>557,842590</text:p>
          </table:table-cell>
          <table:table-cell office:value-type="string">
            <text:p>19,916563</text:p>
          </table:table-cell>
          <table:table-cell office:value-type="string">
            <text:p>183,888321</text:p>
          </table:table-cell>
          <table:table-cell office:value-type="string">
            <text:p>18,18425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3,379494</text:p>
          </table:table-cell>
          <table:table-cell office:value-type="string">
            <text:p>33,297619</text:p>
          </table:table-cell>
        </table:table-row>
        <table:table-row table:style-name="ro1">
          <table:table-cell office:value-type="string">
            <text:p>GPE60 <text:s text:c="6"/></text:p>
          </table:table-cell>
          <table:table-cell office:value-type="string">
            <text:p>980,810669</text:p>
          </table:table-cell>
          <table:table-cell office:value-type="string">
            <text:p>385,773621</text:p>
          </table:table-cell>
          <table:table-cell office:value-type="string">
            <text:p>630,294922</text:p>
          </table:table-cell>
          <table:table-cell office:value-type="string">
            <text:p>376,068115</text:p>
          </table:table-cell>
          <table:table-cell office:value-type="string">
            <text:p>1266,169312</text:p>
          </table:table-cell>
          <table:table-cell office:value-type="string">
            <text:p>65,103470</text:p>
          </table:table-cell>
          <table:table-cell office:value-type="string">
            <text:p>1293,250610</text:p>
          </table:table-cell>
          <table:table-cell office:value-type="string">
            <text:p>76,290100</text:p>
          </table:table-cell>
          <table:table-cell office:value-type="string">
            <text:p>15,878667</text:p>
          </table:table-cell>
          <table:table-cell office:value-type="string">
            <text:p>19,121729</text:p>
          </table:table-cell>
          <table:table-cell office:value-type="string">
            <text:p>98,558594</text:p>
          </table:table-cell>
          <table:table-cell office:value-type="string">
            <text:p>12,598260</text:p>
          </table:table-cell>
          <table:table-cell office:value-type="string">
            <text:p>5,875069</text:p>
          </table:table-cell>
          <table:table-cell office:value-type="string">
            <text:p>9,372614</text:p>
          </table:table-cell>
          <table:table-cell office:value-type="string">
            <text:p>375,573761</text:p>
          </table:table-cell>
          <table:table-cell office:value-type="string">
            <text:p>12,428834</text:p>
          </table:table-cell>
          <table:table-cell office:value-type="string">
            <text:p>338,335632</text:p>
          </table:table-cell>
          <table:table-cell office:value-type="string">
            <text:p>11,417993</text:p>
          </table:table-cell>
          <table:table-cell office:value-type="string">
            <text:p>94,982841</text:p>
          </table:table-cell>
          <table:table-cell office:value-type="string">
            <text:p>5,2661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237030</text:p>
          </table:table-cell>
          <table:table-cell office:value-type="string">
            <text:p>7,074573</text:p>
          </table:table-cell>
          <table:table-cell office:value-type="string">
            <text:p>19,489103</text:p>
          </table:table-cell>
          <table:table-cell office:value-type="string">
            <text:p>4,103415</text:p>
          </table:table-cell>
          <table:table-cell office:value-type="string">
            <text:p>211,147598</text:p>
          </table:table-cell>
          <table:table-cell office:value-type="string">
            <text:p>9,937901</text:p>
          </table:table-cell>
          <table:table-cell office:value-type="string">
            <text:p>39,871464</text:p>
          </table:table-cell>
          <table:table-cell office:value-type="string">
            <text:p>6,7368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,434822</text:p>
          </table:table-cell>
          <table:table-cell office:value-type="string">
            <text:p>17,746092</text:p>
          </table:table-cell>
          <table:table-cell office:value-type="string">
            <text:p>35,158993</text:p>
          </table:table-cell>
          <table:table-cell office:value-type="string">
            <text:p>7,767271</text:p>
          </table:table-cell>
          <table:table-cell office:value-type="string">
            <text:p>11,767867</text:p>
          </table:table-cell>
          <table:table-cell office:value-type="string">
            <text:p>8,394072</text:p>
          </table:table-cell>
          <table:table-cell office:value-type="string">
            <text:p>18,610603</text:p>
          </table:table-cell>
          <table:table-cell office:value-type="string">
            <text:p>8,585567</text:p>
          </table:table-cell>
          <table:table-cell office:value-type="string">
            <text:p>5,661576</text:p>
          </table:table-cell>
          <table:table-cell office:value-type="string">
            <text:p>9,036852</text:p>
          </table:table-cell>
          <table:table-cell office:value-type="string">
            <text:p>24,936779</text:p>
          </table:table-cell>
          <table:table-cell office:value-type="string">
            <text:p>30,6960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7,631870</text:p>
          </table:table-cell>
          <table:table-cell office:value-type="string">
            <text:p>17,192335</text:p>
          </table:table-cell>
        </table:table-row>
        <table:table-row table:style-name="ro1">
          <table:table-cell office:value-type="string">
            <text:p>GPE62 <text:s text:c="6"/></text:p>
          </table:table-cell>
          <table:table-cell office:value-type="string">
            <text:p>477,282440</text:p>
          </table:table-cell>
          <table:table-cell office:value-type="string">
            <text:p>596,295532</text:p>
          </table:table-cell>
          <table:table-cell office:value-type="string">
            <text:p>9275,839844</text:p>
          </table:table-cell>
          <table:table-cell office:value-type="string">
            <text:p>637,067444</text:p>
          </table:table-cell>
          <table:table-cell office:value-type="string">
            <text:p>7606,757813</text:p>
          </table:table-cell>
          <table:table-cell office:value-type="string">
            <text:p>260,095581</text:p>
          </table:table-cell>
          <table:table-cell office:value-type="string">
            <text:p>12902,281250</text:p>
          </table:table-cell>
          <table:table-cell office:value-type="string">
            <text:p>311,466522</text:p>
          </table:table-cell>
          <table:table-cell office:value-type="string">
            <text:p>1132,777954</text:p>
          </table:table-cell>
          <table:table-cell office:value-type="string">
            <text:p>51,110443</text:p>
          </table:table-cell>
          <table:table-cell office:value-type="string">
            <text:p>3575,553467</text:p>
          </table:table-cell>
          <table:table-cell office:value-type="string">
            <text:p>74,160645</text:p>
          </table:table-cell>
          <table:table-cell office:value-type="string">
            <text:p>16058,602539</text:p>
          </table:table-cell>
          <table:table-cell office:value-type="string">
            <text:p>265,834564</text:p>
          </table:table-cell>
          <table:table-cell office:value-type="string">
            <text:p>21488,730469</text:p>
          </table:table-cell>
          <table:table-cell office:value-type="string">
            <text:p>284,167511</text:p>
          </table:table-cell>
          <table:table-cell office:value-type="string">
            <text:p>22711,404297</text:p>
          </table:table-cell>
          <table:table-cell office:value-type="string">
            <text:p>286,152252</text:p>
          </table:table-cell>
          <table:table-cell office:value-type="string">
            <text:p>771,215393</text:p>
          </table:table-cell>
          <table:table-cell office:value-type="string">
            <text:p>21,4321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200741</text:p>
          </table:table-cell>
          <table:table-cell office:value-type="string">
            <text:p>7,637418</text:p>
          </table:table-cell>
          <table:table-cell office:value-type="string">
            <text:p>376,860077</text:p>
          </table:table-cell>
          <table:table-cell office:value-type="string">
            <text:p>9,325920</text:p>
          </table:table-cell>
          <table:table-cell office:value-type="string">
            <text:p>2761,148193</text:p>
          </table:table-cell>
          <table:table-cell office:value-type="string">
            <text:p>48,165810</text:p>
          </table:table-cell>
          <table:table-cell office:value-type="string">
            <text:p>45,232304</text:p>
          </table:table-cell>
          <table:table-cell office:value-type="string">
            <text:p>8,5297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8,796524</text:p>
          </table:table-cell>
          <table:table-cell office:value-type="string">
            <text:p>18,919670</text:p>
          </table:table-cell>
          <table:table-cell office:value-type="string">
            <text:p>194,963150</text:p>
          </table:table-cell>
          <table:table-cell office:value-type="string">
            <text:p>10,674395</text:p>
          </table:table-cell>
          <table:table-cell office:value-type="string">
            <text:p>109,159401</text:p>
          </table:table-cell>
          <table:table-cell office:value-type="string">
            <text:p>11,200742</text:p>
          </table:table-cell>
          <table:table-cell office:value-type="string">
            <text:p>185,586472</text:p>
          </table:table-cell>
          <table:table-cell office:value-type="string">
            <text:p>11,871420</text:p>
          </table:table-cell>
          <table:table-cell office:value-type="string">
            <text:p>26,438932</text:p>
          </table:table-cell>
          <table:table-cell office:value-type="string">
            <text:p>11,82027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8,525681</text:p>
          </table:table-cell>
          <table:table-cell office:value-type="string">
            <text:p>22,417336</text:p>
          </table:table-cell>
        </table:table-row>
        <table:table-row table:style-name="ro1">
          <table:table-cell office:value-type="string">
            <text:p>GPE63 <text:s text:c="6"/></text:p>
          </table:table-cell>
          <table:table-cell office:value-type="string">
            <text:p>851,517212</text:p>
          </table:table-cell>
          <table:table-cell office:value-type="string">
            <text:p>481,717346</text:p>
          </table:table-cell>
          <table:table-cell office:value-type="string">
            <text:p>2511,845459</text:p>
          </table:table-cell>
          <table:table-cell office:value-type="string">
            <text:p>493,838379</text:p>
          </table:table-cell>
          <table:table-cell office:value-type="string">
            <text:p>8974,490234</text:p>
          </table:table-cell>
          <table:table-cell office:value-type="string">
            <text:p>428,901428</text:p>
          </table:table-cell>
          <table:table-cell office:value-type="string">
            <text:p>21515,533203</text:p>
          </table:table-cell>
          <table:table-cell office:value-type="string">
            <text:p>481,518890</text:p>
          </table:table-cell>
          <table:table-cell office:value-type="string">
            <text:p>494,698303</text:p>
          </table:table-cell>
          <table:table-cell office:value-type="string">
            <text:p>42,317738</text:p>
          </table:table-cell>
          <table:table-cell office:value-type="string">
            <text:p>3069,555908</text:p>
          </table:table-cell>
          <table:table-cell office:value-type="string">
            <text:p>65,211708</text:p>
          </table:table-cell>
          <table:table-cell office:value-type="string">
            <text:p>18408,982422</text:p>
          </table:table-cell>
          <table:table-cell office:value-type="string">
            <text:p>303,539307</text:p>
          </table:table-cell>
          <table:table-cell office:value-type="string">
            <text:p>22489,734375</text:p>
          </table:table-cell>
          <table:table-cell office:value-type="string">
            <text:p>297,097687</text:p>
          </table:table-cell>
          <table:table-cell office:value-type="string">
            <text:p>17807,621094</text:p>
          </table:table-cell>
          <table:table-cell office:value-type="string">
            <text:p>225,036087</text:p>
          </table:table-cell>
          <table:table-cell office:value-type="string">
            <text:p>1105,380249</text:p>
          </table:table-cell>
          <table:table-cell office:value-type="string">
            <text:p>29,8758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,512827</text:p>
          </table:table-cell>
          <table:table-cell office:value-type="string">
            <text:p>7,490116</text:p>
          </table:table-cell>
          <table:table-cell office:value-type="string">
            <text:p>670,198242</text:p>
          </table:table-cell>
          <table:table-cell office:value-type="string">
            <text:p>14,318157</text:p>
          </table:table-cell>
          <table:table-cell office:value-type="string">
            <text:p>3505,841309</text:p>
          </table:table-cell>
          <table:table-cell office:value-type="string">
            <text:p>60,228340</text:p>
          </table:table-cell>
          <table:table-cell office:value-type="string">
            <text:p>37,458000</text:p>
          </table:table-cell>
          <table:table-cell office:value-type="string">
            <text:p>7,8525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4,542801</text:p>
          </table:table-cell>
          <table:table-cell office:value-type="string">
            <text:p>18,748480</text:p>
          </table:table-cell>
          <table:table-cell office:value-type="string">
            <text:p>171,990601</text:p>
          </table:table-cell>
          <table:table-cell office:value-type="string">
            <text:p>9,646098</text:p>
          </table:table-cell>
          <table:table-cell office:value-type="string">
            <text:p>114,590813</text:p>
          </table:table-cell>
          <table:table-cell office:value-type="string">
            <text:p>10,241101</text:p>
          </table:table-cell>
          <table:table-cell office:value-type="string">
            <text:p>151,206345</text:p>
          </table:table-cell>
          <table:table-cell office:value-type="string">
            <text:p>10,885442</text:p>
          </table:table-cell>
          <table:table-cell office:value-type="string">
            <text:p>33,027729</text:p>
          </table:table-cell>
          <table:table-cell office:value-type="string">
            <text:p>10,934240</text:p>
          </table:table-cell>
          <table:table-cell office:value-type="string">
            <text:p>27,872696</text:p>
          </table:table-cell>
          <table:table-cell office:value-type="string">
            <text:p>57,5696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7,593582</text:p>
          </table:table-cell>
          <table:table-cell office:value-type="string">
            <text:p>20,793697</text:p>
          </table:table-cell>
        </table:table-row>
        <table:table-row table:style-name="ro1">
          <table:table-cell office:value-type="string">
            <text:p>GPE64 <text:s text:c="6"/></text:p>
          </table:table-cell>
          <table:table-cell office:value-type="string">
            <text:p>246,526840</text:p>
          </table:table-cell>
          <table:table-cell office:value-type="string">
            <text:p>535,398193</text:p>
          </table:table-cell>
          <table:table-cell office:value-type="string">
            <text:p>4898,417480</text:p>
          </table:table-cell>
          <table:table-cell office:value-type="string">
            <text:p>565,397156</text:p>
          </table:table-cell>
          <table:table-cell office:value-type="string">
            <text:p>28734,427734</text:p>
          </table:table-cell>
          <table:table-cell office:value-type="string">
            <text:p>899,420349</text:p>
          </table:table-cell>
          <table:table-cell office:value-type="string">
            <text:p>45108,445313</text:p>
          </table:table-cell>
          <table:table-cell office:value-type="string">
            <text:p>967,416199</text:p>
          </table:table-cell>
          <table:table-cell office:value-type="string">
            <text:p>1025,079834</text:p>
          </table:table-cell>
          <table:table-cell office:value-type="string">
            <text:p>52,924015</text:p>
          </table:table-cell>
          <table:table-cell office:value-type="string">
            <text:p>4167,112793</text:p>
          </table:table-cell>
          <table:table-cell office:value-type="string">
            <text:p>84,750610</text:p>
          </table:table-cell>
          <table:table-cell office:value-type="string">
            <text:p>18573,234375</text:p>
          </table:table-cell>
          <table:table-cell office:value-type="string">
            <text:p>306,277985</text:p>
          </table:table-cell>
          <table:table-cell office:value-type="string">
            <text:p>23483,087891</text:p>
          </table:table-cell>
          <table:table-cell office:value-type="string">
            <text:p>310,135834</text:p>
          </table:table-cell>
          <table:table-cell office:value-type="string">
            <text:p>26321,396484</text:p>
          </table:table-cell>
          <table:table-cell office:value-type="string">
            <text:p>331,172455</text:p>
          </table:table-cell>
          <table:table-cell office:value-type="string">
            <text:p>2823,609375</text:p>
          </table:table-cell>
          <table:table-cell office:value-type="string">
            <text:p>74,2169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,811680</text:p>
          </table:table-cell>
          <table:table-cell office:value-type="string">
            <text:p>7,888069</text:p>
          </table:table-cell>
          <table:table-cell office:value-type="string">
            <text:p>933,418091</text:p>
          </table:table-cell>
          <table:table-cell office:value-type="string">
            <text:p>19,267603</text:p>
          </table:table-cell>
          <table:table-cell office:value-type="string">
            <text:p>9258,749023</text:p>
          </table:table-cell>
          <table:table-cell office:value-type="string">
            <text:p>154,828323</text:p>
          </table:table-cell>
          <table:table-cell office:value-type="string">
            <text:p>40,024635</text:p>
          </table:table-cell>
          <table:table-cell office:value-type="string">
            <text:p>8,578904</text:p>
          </table:table-cell>
          <table:table-cell office:value-type="string">
            <text:p>4,656017</text:p>
          </table:table-cell>
          <table:table-cell office:value-type="string">
            <text:p>15,159000</text:p>
          </table:table-cell>
          <table:table-cell office:value-type="string">
            <text:p>395,455750</text:p>
          </table:table-cell>
          <table:table-cell office:value-type="string">
            <text:p>19,679157</text:p>
          </table:table-cell>
          <table:table-cell office:value-type="string">
            <text:p>114,754318</text:p>
          </table:table-cell>
          <table:table-cell office:value-type="string">
            <text:p>10,235038</text:p>
          </table:table-cell>
          <table:table-cell office:value-type="string">
            <text:p>179,067749</text:p>
          </table:table-cell>
          <table:table-cell office:value-type="string">
            <text:p>11,464745</text:p>
          </table:table-cell>
          <table:table-cell office:value-type="string">
            <text:p>199,221283</text:p>
          </table:table-cell>
          <table:table-cell office:value-type="string">
            <text:p>12,106473</text:p>
          </table:table-cell>
          <table:table-cell office:value-type="string">
            <text:p>74,179771</text:p>
          </table:table-cell>
          <table:table-cell office:value-type="string">
            <text:p>12,19854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8,579315</text:p>
          </table:table-cell>
          <table:table-cell office:value-type="string">
            <text:p>22,969948</text:p>
          </table:table-cell>
        </table:table-row>
        <table:table-row table:style-name="ro1">
          <table:table-cell office:value-type="string">
            <text:p>GPE65</text:p>
          </table:table-cell>
          <table:table-cell table:number-columns-repeated="2" office:value-type="float" office:value="0">
            <text:p>0</text:p>
          </table:table-cell>
          <table:table-cell office:value-type="float" office:value="10691.017578">
            <text:p>10691.017578</text:p>
          </table:table-cell>
          <table:table-cell office:value-type="float" office:value="695.163025">
            <text:p>695.163025</text:p>
          </table:table-cell>
          <table:table-cell office:value-type="float" office:value="36495.9375">
            <text:p>36495.9375</text:p>
          </table:table-cell>
          <table:table-cell office:value-type="float" office:value="813.055969">
            <text:p>813.055969</text:p>
          </table:table-cell>
          <table:table-cell office:value-type="float" office:value="61623.925781">
            <text:p>61623.925781</text:p>
          </table:table-cell>
          <table:table-cell office:value-type="float" office:value="1346.785889">
            <text:p>1346.785889</text:p>
          </table:table-cell>
          <table:table-cell office:value-type="float" office:value="1967.351929">
            <text:p>1967.351929</text:p>
          </table:table-cell>
          <table:table-cell office:value-type="float" office:value="65.623932">
            <text:p>65.623932</text:p>
          </table:table-cell>
          <table:table-cell office:value-type="float" office:value="2216.536133">
            <text:p>2216.536133</text:p>
          </table:table-cell>
          <table:table-cell office:value-type="float" office:value="60.471687">
            <text:p>60.471687</text:p>
          </table:table-cell>
          <table:table-cell office:value-type="float" office:value="8140.367188">
            <text:p>8140.367188</text:p>
          </table:table-cell>
          <table:table-cell office:value-type="float" office:value="146.41243">
            <text:p>146.41243</text:p>
          </table:table-cell>
          <table:table-cell office:value-type="float" office:value="15389.824219">
            <text:p>15389.824219</text:p>
          </table:table-cell>
          <table:table-cell office:value-type="float" office:value="212.48056">
            <text:p>212.48056</text:p>
          </table:table-cell>
          <table:table-cell office:value-type="float" office:value="36913.546875">
            <text:p>36913.546875</text:p>
          </table:table-cell>
          <table:table-cell office:value-type="float" office:value="482.908417">
            <text:p>482.908417</text:p>
          </table:table-cell>
          <table:table-cell office:value-type="float" office:value="3837.830566">
            <text:p>3837.830566</text:p>
          </table:table-cell>
          <table:table-cell office:value-type="float" office:value="97.782097">
            <text:p>97.782097</text:p>
          </table:table-cell>
          <table:table-cell office:value-type="float" office:value="16.784164">
            <text:p>16.784164</text:p>
          </table:table-cell>
          <table:table-cell office:value-type="float" office:value="7.053597">
            <text:p>7.053597</text:p>
          </table:table-cell>
          <table:table-cell office:value-type="float" office:value="35.73418">
            <text:p>35.73418</text:p>
          </table:table-cell>
          <table:table-cell office:value-type="float" office:value="8.288846">
            <text:p>8.288846</text:p>
          </table:table-cell>
          <table:table-cell office:value-type="float" office:value="777.367065">
            <text:p>777.367065</text:p>
          </table:table-cell>
          <table:table-cell office:value-type="float" office:value="17.082827">
            <text:p>17.082827</text:p>
          </table:table-cell>
          <table:table-cell office:value-type="float" office:value="11281.663086">
            <text:p>11281.663086</text:p>
          </table:table-cell>
          <table:table-cell office:value-type="float" office:value="207.963272">
            <text:p>207.963272</text:p>
          </table:table-cell>
          <table:table-cell office:value-type="float" office:value="46.585991">
            <text:p>46.585991</text:p>
          </table:table-cell>
          <table:table-cell office:value-type="float" office:value="8.391354">
            <text:p>8.391354</text:p>
          </table:table-cell>
          <table:table-cell office:value-type="float" office:value="18.03857">
            <text:p>18.03857</text:p>
          </table:table-cell>
          <table:table-cell office:value-type="float" office:value="15.686313">
            <text:p>15.686313</text:p>
          </table:table-cell>
          <table:table-cell office:value-type="float" office:value="231.597733">
            <text:p>231.597733</text:p>
          </table:table-cell>
          <table:table-cell office:value-type="float" office:value="20.599936">
            <text:p>20.599936</text:p>
          </table:table-cell>
          <table:table-cell office:value-type="float" office:value="77.441978">
            <text:p>77.441978</text:p>
          </table:table-cell>
          <table:table-cell office:value-type="float" office:value="9.301208">
            <text:p>9.301208</text:p>
          </table:table-cell>
          <table:table-cell table:number-columns-repeated="2"/>
          <table:table-cell office:value-type="float" office:value="245.522186">
            <text:p>245.522186</text:p>
          </table:table-cell>
          <table:table-cell office:value-type="float" office:value="11.445081">
            <text:p>11.445081</text:p>
          </table:table-cell>
          <table:table-cell office:value-type="float" office:value="147.433395">
            <text:p>147.433395</text:p>
          </table:table-cell>
          <table:table-cell office:value-type="float" office:value="11.453837">
            <text:p>11.453837</text:p>
          </table:table-cell>
          <table:table-cell table:number-columns-repeated="2" office:value-type="float" office:value="0">
            <text:p>0</text:p>
          </table:table-cell>
          <table:table-cell office:value-type="float" office:value="300.89743">
            <text:p>300.89743</text:p>
          </table:table-cell>
          <table:table-cell office:value-type="float" office:value="28.708057">
            <text:p>28.708057</text:p>
          </table:table-cell>
          <table:table-cell table:number-columns-repeated="2" office:value-type="float" office:value="0">
            <text:p>0</text:p>
          </table:table-cell>
          <table:table-cell office:value-type="float" office:value="38.418846">
            <text:p>38.418846</text:p>
          </table:table-cell>
          <table:table-cell office:value-type="float" office:value="20.496237">
            <text:p>20.496237</text:p>
          </table:table-cell>
        </table:table-row>
        <table:table-row table:style-name="ro1">
          <table:table-cell office:value-type="string">
            <text:p>GPE66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06,171753</text:p>
          </table:table-cell>
          <table:table-cell office:value-type="string">
            <text:p>500,604126</text:p>
          </table:table-cell>
          <table:table-cell office:value-type="string">
            <text:p>7365,203125</text:p>
          </table:table-cell>
          <table:table-cell office:value-type="string">
            <text:p>246,662338</text:p>
          </table:table-cell>
          <table:table-cell office:value-type="string">
            <text:p>11191,849609</text:p>
          </table:table-cell>
          <table:table-cell office:value-type="string">
            <text:p>256,224060</text:p>
          </table:table-cell>
          <table:table-cell office:value-type="string">
            <text:p>324,716705</text:p>
          </table:table-cell>
          <table:table-cell office:value-type="string">
            <text:p>41,042934</text:p>
          </table:table-cell>
          <table:table-cell office:value-type="string">
            <text:p>4187,581543</text:p>
          </table:table-cell>
          <table:table-cell office:value-type="string">
            <text:p>86,450447</text:p>
          </table:table-cell>
          <table:table-cell office:value-type="string">
            <text:p>40719,992188</text:p>
          </table:table-cell>
          <table:table-cell office:value-type="string">
            <text:p>665,276611</text:p>
          </table:table-cell>
          <table:table-cell office:value-type="string">
            <text:p>38974,382813</text:p>
          </table:table-cell>
          <table:table-cell office:value-type="string">
            <text:p>511,509277</text:p>
          </table:table-cell>
          <table:table-cell office:value-type="string">
            <text:p>6222,504395</text:p>
          </table:table-cell>
          <table:table-cell office:value-type="string">
            <text:p>81,409920</text:p>
          </table:table-cell>
          <table:table-cell office:value-type="string">
            <text:p>754,831360</text:p>
          </table:table-cell>
          <table:table-cell office:value-type="string">
            <text:p>21,122240</text:p>
          </table:table-cell>
          <table:table-cell office:value-type="string">
            <text:p>4,528021</text:p>
          </table:table-cell>
          <table:table-cell office:value-type="string">
            <text:p>5,945548</text:p>
          </table:table-cell>
          <table:table-cell office:value-type="string">
            <text:p>22,839949</text:p>
          </table:table-cell>
          <table:table-cell office:value-type="string">
            <text:p>7,780173</text:p>
          </table:table-cell>
          <table:table-cell office:value-type="string">
            <text:p>188,104126</text:p>
          </table:table-cell>
          <table:table-cell office:value-type="string">
            <text:p>6,825653</text:p>
          </table:table-cell>
          <table:table-cell office:value-type="string">
            <text:p>2623,266602</text:p>
          </table:table-cell>
          <table:table-cell office:value-type="string">
            <text:p>45,930099</text:p>
          </table:table-cell>
          <table:table-cell office:value-type="string">
            <text:p>45,957657</text:p>
          </table:table-cell>
          <table:table-cell office:value-type="string">
            <text:p>8,994127</text:p>
          </table:table-cell>
          <table:table-cell office:value-type="string">
            <text:p>4,656017</text:p>
          </table:table-cell>
          <table:table-cell office:value-type="string">
            <text:p>15,320520</text:p>
          </table:table-cell>
          <table:table-cell office:value-type="string">
            <text:p>251,030701</text:p>
          </table:table-cell>
          <table:table-cell office:value-type="string">
            <text:p>19,340689</text:p>
          </table:table-cell>
          <table:table-cell office:value-type="string">
            <text:p>366,845337</text:p>
          </table:table-cell>
          <table:table-cell office:value-type="string">
            <text:p>12,399982</text:p>
          </table:table-cell>
          <table:table-cell office:value-type="string">
            <text:p>244,703400</text:p>
          </table:table-cell>
          <table:table-cell office:value-type="string">
            <text:p>12,768810</text:p>
          </table:table-cell>
          <table:table-cell office:value-type="string">
            <text:p>63,484749</text:p>
          </table:table-cell>
          <table:table-cell office:value-type="string">
            <text:p>12,153855</text:p>
          </table:table-cell>
          <table:table-cell office:value-type="string">
            <text:p>41,124130</text:p>
          </table:table-cell>
          <table:table-cell office:value-type="string">
            <text:p>12,754896</text:p>
          </table:table-cell>
          <table:table-cell office:value-type="string">
            <text:p>379,678528</text:p>
          </table:table-cell>
          <table:table-cell office:value-type="string">
            <text:p>74,53919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3,259674</text:p>
          </table:table-cell>
          <table:table-cell office:value-type="string">
            <text:p>24,079706</text:p>
          </table:table-cell>
        </table:table-row>
        <table:table-row table:style-name="ro1">
          <table:table-cell office:value-type="string">
            <text:p>GPE67 <text:s text:c="6"/></text:p>
          </table:table-cell>
          <table:table-cell office:value-type="string">
            <text:p>216,939987</text:p>
          </table:table-cell>
          <table:table-cell office:value-type="string">
            <text:p>493,871826</text:p>
          </table:table-cell>
          <table:table-cell office:value-type="string">
            <text:p>4188,084961</text:p>
          </table:table-cell>
          <table:table-cell office:value-type="string">
            <text:p>508,393494</text:p>
          </table:table-cell>
          <table:table-cell office:value-type="string">
            <text:p>27679,753906</text:p>
          </table:table-cell>
          <table:table-cell office:value-type="string">
            <text:p>923,729431</text:p>
          </table:table-cell>
          <table:table-cell office:value-type="string">
            <text:p>44416,343750</text:p>
          </table:table-cell>
          <table:table-cell office:value-type="string">
            <text:p>949,677612</text:p>
          </table:table-cell>
          <table:table-cell office:value-type="string">
            <text:p>185,359131</text:p>
          </table:table-cell>
          <table:table-cell office:value-type="string">
            <text:p>36,474545</text:p>
          </table:table-cell>
          <table:table-cell office:value-type="string">
            <text:p>1906,761230</text:p>
          </table:table-cell>
          <table:table-cell office:value-type="string">
            <text:p>45,307678</text:p>
          </table:table-cell>
          <table:table-cell office:value-type="string">
            <text:p>8891,776367</text:p>
          </table:table-cell>
          <table:table-cell office:value-type="string">
            <text:p>150,322983</text:p>
          </table:table-cell>
          <table:table-cell office:value-type="string">
            <text:p>22388,218750</text:p>
          </table:table-cell>
          <table:table-cell office:value-type="string">
            <text:p>295,735107</text:p>
          </table:table-cell>
          <table:table-cell office:value-type="string">
            <text:p>7441,421387</text:p>
          </table:table-cell>
          <table:table-cell office:value-type="string">
            <text:p>96,233940</text:p>
          </table:table-cell>
          <table:table-cell office:value-type="string">
            <text:p>1856,451050</text:p>
          </table:table-cell>
          <table:table-cell office:value-type="string">
            <text:p>49,234638</text:p>
          </table:table-cell>
          <table:table-cell office:value-type="string">
            <text:p>13,323749</text:p>
          </table:table-cell>
          <table:table-cell office:value-type="string">
            <text:p>6,312857</text:p>
          </table:table-cell>
          <table:table-cell office:value-type="string">
            <text:p>38,506252</text:p>
          </table:table-cell>
          <table:table-cell office:value-type="string">
            <text:p>7,737128</text:p>
          </table:table-cell>
          <table:table-cell office:value-type="string">
            <text:p>268,177246</text:p>
          </table:table-cell>
          <table:table-cell office:value-type="string">
            <text:p>7,689500</text:p>
          </table:table-cell>
          <table:table-cell office:value-type="string">
            <text:p>10640,095703</text:p>
          </table:table-cell>
          <table:table-cell office:value-type="string">
            <text:p>177,580063</text:p>
          </table:table-cell>
          <table:table-cell office:value-type="string">
            <text:p>36,675804</text:p>
          </table:table-cell>
          <table:table-cell office:value-type="string">
            <text:p>8,2140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3,159851</text:p>
          </table:table-cell>
          <table:table-cell office:value-type="string">
            <text:p>18,777157</text:p>
          </table:table-cell>
          <table:table-cell office:value-type="string">
            <text:p>136,284409</text:p>
          </table:table-cell>
          <table:table-cell office:value-type="string">
            <text:p>9,855340</text:p>
          </table:table-cell>
          <table:table-cell office:value-type="string">
            <text:p>132,436737</text:p>
          </table:table-cell>
          <table:table-cell office:value-type="string">
            <text:p>10,689905</text:p>
          </table:table-cell>
          <table:table-cell office:value-type="string">
            <text:p>87,222878</text:p>
          </table:table-cell>
          <table:table-cell office:value-type="string">
            <text:p>10,972029</text:p>
          </table:table-cell>
          <table:table-cell office:value-type="string">
            <text:p>51,037857</text:p>
          </table:table-cell>
          <table:table-cell office:value-type="string">
            <text:p>11,197969</text:p>
          </table:table-cell>
          <table:table-cell office:value-type="string">
            <text:p>21,163269</text:p>
          </table:table-cell>
          <table:table-cell office:value-type="string">
            <text:p>49,3922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4,678696</text:p>
          </table:table-cell>
          <table:table-cell office:value-type="string">
            <text:p>21,210234</text:p>
          </table:table-cell>
        </table:table-row>
        <table:table-row table:style-name="ro1">
          <table:table-cell office:value-type="string">
            <text:p>GPE68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71,751953</text:p>
          </table:table-cell>
          <table:table-cell office:value-type="string">
            <text:p>534,903015</text:p>
          </table:table-cell>
          <table:table-cell office:value-type="string">
            <text:p>10226,193359</text:p>
          </table:table-cell>
          <table:table-cell office:value-type="string">
            <text:p>425,299835</text:p>
          </table:table-cell>
          <table:table-cell office:value-type="string">
            <text:p>20458,437500</text:p>
          </table:table-cell>
          <table:table-cell office:value-type="string">
            <text:p>441,249939</text:p>
          </table:table-cell>
          <table:table-cell office:value-type="string">
            <text:p>565,091492</text:p>
          </table:table-cell>
          <table:table-cell office:value-type="string">
            <text:p>40,776463</text:p>
          </table:table-cell>
          <table:table-cell office:value-type="string">
            <text:p>2276,171143</text:p>
          </table:table-cell>
          <table:table-cell office:value-type="string">
            <text:p>51,886204</text:p>
          </table:table-cell>
          <table:table-cell office:value-type="string">
            <text:p>13198,241211</text:p>
          </table:table-cell>
          <table:table-cell office:value-type="string">
            <text:p>219,478867</text:p>
          </table:table-cell>
          <table:table-cell office:value-type="string">
            <text:p>20333,921875</text:p>
          </table:table-cell>
          <table:table-cell office:value-type="string">
            <text:p>268,944305</text:p>
          </table:table-cell>
          <table:table-cell office:value-type="string">
            <text:p>18697,435547</text:p>
          </table:table-cell>
          <table:table-cell office:value-type="string">
            <text:p>236,111115</text:p>
          </table:table-cell>
          <table:table-cell office:value-type="string">
            <text:p>1136,284790</text:p>
          </table:table-cell>
          <table:table-cell office:value-type="string">
            <text:p>30,732542</text:p>
          </table:table-cell>
          <table:table-cell office:value-type="string">
            <text:p>4,343204</text:p>
          </table:table-cell>
          <table:table-cell office:value-type="string">
            <text:p>5,883900</text:p>
          </table:table-cell>
          <table:table-cell office:value-type="string">
            <text:p>33,130985</text:p>
          </table:table-cell>
          <table:table-cell office:value-type="string">
            <text:p>7,644894</text:p>
          </table:table-cell>
          <table:table-cell office:value-type="string">
            <text:p>324,625153</text:p>
          </table:table-cell>
          <table:table-cell office:value-type="string">
            <text:p>8,529742</text:p>
          </table:table-cell>
          <table:table-cell office:value-type="string">
            <text:p>6558,180664</text:p>
          </table:table-cell>
          <table:table-cell office:value-type="string">
            <text:p>110,300354</text:p>
          </table:table-cell>
          <table:table-cell office:value-type="string">
            <text:p>66,751129</text:p>
          </table:table-cell>
          <table:table-cell office:value-type="string">
            <text:p>8,528241</text:p>
          </table:table-cell>
          <table:table-cell office:value-type="string">
            <text:p>9,299293</text:p>
          </table:table-cell>
          <table:table-cell office:value-type="string">
            <text:p>15,089306</text:p>
          </table:table-cell>
          <table:table-cell office:value-type="string">
            <text:p>429,972229</text:p>
          </table:table-cell>
          <table:table-cell office:value-type="string">
            <text:p>19,817734</text:p>
          </table:table-cell>
          <table:table-cell office:value-type="string">
            <text:p>206,276031</text:p>
          </table:table-cell>
          <table:table-cell office:value-type="string">
            <text:p>10,531702</text:p>
          </table:table-cell>
          <table:table-cell office:value-type="string">
            <text:p>105,345337</text:p>
          </table:table-cell>
          <table:table-cell office:value-type="string">
            <text:p>11,023952</text:p>
          </table:table-cell>
          <table:table-cell office:value-type="string">
            <text:p>148,887146</text:p>
          </table:table-cell>
          <table:table-cell office:value-type="string">
            <text:p>11,596171</text:p>
          </table:table-cell>
          <table:table-cell office:value-type="string">
            <text:p>87,469040</text:p>
          </table:table-cell>
          <table:table-cell office:value-type="string">
            <text:p>11,95382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4,196609</text:p>
          </table:table-cell>
          <table:table-cell office:value-type="string">
            <text:p>22,175413</text:p>
          </table:table-cell>
        </table:table-row>
        <table:table-row table:style-name="ro1">
          <table:table-cell office:value-type="string">
            <text:p>GPE69 <text:s text:c="6"/></text:p>
          </table:table-cell>
          <table:table-cell office:value-type="string">
            <text:p>525,322571</text:p>
          </table:table-cell>
          <table:table-cell office:value-type="string">
            <text:p>607,743896</text:p>
          </table:table-cell>
          <table:table-cell office:value-type="string">
            <text:p>9479,820313</text:p>
          </table:table-cell>
          <table:table-cell office:value-type="string">
            <text:p>625,477966</text:p>
          </table:table-cell>
          <table:table-cell office:value-type="string">
            <text:p>5067,449219</text:p>
          </table:table-cell>
          <table:table-cell office:value-type="string">
            <text:p>214,337814</text:p>
          </table:table-cell>
          <table:table-cell office:value-type="string">
            <text:p>9799,068359</text:p>
          </table:table-cell>
          <table:table-cell office:value-type="string">
            <text:p>227,129303</text:p>
          </table:table-cell>
          <table:table-cell office:value-type="string">
            <text:p>2254,851074</text:p>
          </table:table-cell>
          <table:table-cell office:value-type="string">
            <text:p>64,701202</text:p>
          </table:table-cell>
          <table:table-cell office:value-type="string">
            <text:p>2301,552734</text:p>
          </table:table-cell>
          <table:table-cell office:value-type="string">
            <text:p>52,121555</text:p>
          </table:table-cell>
          <table:table-cell office:value-type="string">
            <text:p>17056,164063</text:p>
          </table:table-cell>
          <table:table-cell office:value-type="string">
            <text:p>281,562531</text:p>
          </table:table-cell>
          <table:table-cell office:value-type="string">
            <text:p>22105,025391</text:p>
          </table:table-cell>
          <table:table-cell office:value-type="string">
            <text:p>291,892944</text:p>
          </table:table-cell>
          <table:table-cell office:value-type="string">
            <text:p>21692,505859</text:p>
          </table:table-cell>
          <table:table-cell office:value-type="string">
            <text:p>273,426331</text:p>
          </table:table-cell>
          <table:table-cell office:value-type="string">
            <text:p>504,605621</text:p>
          </table:table-cell>
          <table:table-cell office:value-type="string">
            <text:p>14,6773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174883</text:p>
          </table:table-cell>
          <table:table-cell office:value-type="string">
            <text:p>7,407172</text:p>
          </table:table-cell>
          <table:table-cell office:value-type="string">
            <text:p>526,327393</text:p>
          </table:table-cell>
          <table:table-cell office:value-type="string">
            <text:p>11,703071</text:p>
          </table:table-cell>
          <table:table-cell office:value-type="string">
            <text:p>2094,906982</text:p>
          </table:table-cell>
          <table:table-cell office:value-type="string">
            <text:p>37,277245</text:p>
          </table:table-cell>
          <table:table-cell office:value-type="string">
            <text:p>44,878925</text:p>
          </table:table-cell>
          <table:table-cell office:value-type="string">
            <text:p>7,8252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3,229202</text:p>
          </table:table-cell>
          <table:table-cell office:value-type="string">
            <text:p>18,552237</text:p>
          </table:table-cell>
          <table:table-cell office:value-type="string">
            <text:p>125,135300</text:p>
          </table:table-cell>
          <table:table-cell office:value-type="string">
            <text:p>9,493579</text:p>
          </table:table-cell>
          <table:table-cell office:value-type="string">
            <text:p>132,381714</text:p>
          </table:table-cell>
          <table:table-cell office:value-type="string">
            <text:p>10,369747</text:p>
          </table:table-cell>
          <table:table-cell office:value-type="string">
            <text:p>192,951828</text:p>
          </table:table-cell>
          <table:table-cell office:value-type="string">
            <text:p>10,953517</text:p>
          </table:table-cell>
          <table:table-cell office:value-type="string">
            <text:p>19,794304</text:p>
          </table:table-cell>
          <table:table-cell office:value-type="string">
            <text:p>10,75526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9,784935</text:p>
          </table:table-cell>
          <table:table-cell office:value-type="string">
            <text:p>20,392738</text:p>
          </table:table-cell>
        </table:table-row>
        <table:table-row table:style-name="ro1">
          <table:table-cell office:value-type="string">
            <text:p>GPE71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71,168945</text:p>
          </table:table-cell>
          <table:table-cell office:value-type="string">
            <text:p>538,358398</text:p>
          </table:table-cell>
          <table:table-cell office:value-type="string">
            <text:p>32799,496094</text:p>
          </table:table-cell>
          <table:table-cell office:value-type="string">
            <text:p>1040,865723</text:p>
          </table:table-cell>
          <table:table-cell office:value-type="string">
            <text:p>51010,921875</text:p>
          </table:table-cell>
          <table:table-cell office:value-type="string">
            <text:p>1066,788940</text:p>
          </table:table-cell>
          <table:table-cell office:value-type="string">
            <text:p>393,402039</text:p>
          </table:table-cell>
          <table:table-cell office:value-type="string">
            <text:p>39,004169</text:p>
          </table:table-cell>
          <table:table-cell office:value-type="string">
            <text:p>2125,757568</text:p>
          </table:table-cell>
          <table:table-cell office:value-type="string">
            <text:p>49,631718</text:p>
          </table:table-cell>
          <table:table-cell office:value-type="string">
            <text:p>9556,778320</text:p>
          </table:table-cell>
          <table:table-cell office:value-type="string">
            <text:p>161,000626</text:p>
          </table:table-cell>
          <table:table-cell office:value-type="string">
            <text:p>24873,525391</text:p>
          </table:table-cell>
          <table:table-cell office:value-type="string">
            <text:p>327,997314</text:p>
          </table:table-cell>
          <table:table-cell office:value-type="string">
            <text:p>9508,499023</text:p>
          </table:table-cell>
          <table:table-cell office:value-type="string">
            <text:p>121,881042</text:p>
          </table:table-cell>
          <table:table-cell office:value-type="string">
            <text:p>2241,773193</text:p>
          </table:table-cell>
          <table:table-cell office:value-type="string">
            <text:p>59,231529</text:p>
          </table:table-cell>
          <table:table-cell office:value-type="string">
            <text:p>16,770075</text:p>
          </table:table-cell>
          <table:table-cell office:value-type="string">
            <text:p>6,930421</text:p>
          </table:table-cell>
          <table:table-cell office:value-type="string">
            <text:p>49,096539</text:p>
          </table:table-cell>
          <table:table-cell office:value-type="string">
            <text:p>8,074971</text:p>
          </table:table-cell>
          <table:table-cell office:value-type="string">
            <text:p>306,751282</text:p>
          </table:table-cell>
          <table:table-cell office:value-type="string">
            <text:p>8,602078</text:p>
          </table:table-cell>
          <table:table-cell office:value-type="string">
            <text:p>12213,102539</text:p>
          </table:table-cell>
          <table:table-cell office:value-type="string">
            <text:p>203,562836</text:p>
          </table:table-cell>
          <table:table-cell office:value-type="string">
            <text:p>50,294533</text:p>
          </table:table-cell>
          <table:table-cell office:value-type="string">
            <text:p>9,194233</text:p>
          </table:table-cell>
          <table:table-cell office:value-type="string">
            <text:p>20,162060</text:p>
          </table:table-cell>
          <table:table-cell office:value-type="string">
            <text:p>15,594571</text:p>
          </table:table-cell>
          <table:table-cell office:value-type="string">
            <text:p>299,030609</text:p>
          </table:table-cell>
          <table:table-cell office:value-type="string">
            <text:p>19,506777</text:p>
          </table:table-cell>
          <table:table-cell office:value-type="string">
            <text:p>167,827911</text:p>
          </table:table-cell>
          <table:table-cell office:value-type="string">
            <text:p>11,009778</text:p>
          </table:table-cell>
          <table:table-cell office:value-type="string">
            <text:p>134,172974</text:p>
          </table:table-cell>
          <table:table-cell office:value-type="string">
            <text:p>11,901849</text:p>
          </table:table-cell>
          <table:table-cell office:value-type="string">
            <text:p>104,585976</text:p>
          </table:table-cell>
          <table:table-cell office:value-type="string">
            <text:p>12,047222</text:p>
          </table:table-cell>
          <table:table-cell office:value-type="string">
            <text:p>71,313553</text:p>
          </table:table-cell>
          <table:table-cell office:value-type="string">
            <text:p>12,59564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4,131218</text:p>
          </table:table-cell>
          <table:table-cell office:value-type="string">
            <text:p>23,726627</text:p>
          </table:table-cell>
        </table:table-row>
        <table:table-row table:style-name="ro1">
          <table:table-cell office:value-type="string">
            <text:p>GPE72 <text:s text:c="6"/></text:p>
          </table:table-cell>
          <table:table-cell office:value-type="string">
            <text:p>726,658081</text:p>
          </table:table-cell>
          <table:table-cell office:value-type="string">
            <text:p>576,245911</text:p>
          </table:table-cell>
          <table:table-cell office:value-type="string">
            <text:p>47,081303</text:p>
          </table:table-cell>
          <table:table-cell office:value-type="string">
            <text:p>572,396729</text:p>
          </table:table-cell>
          <table:table-cell office:value-type="string">
            <text:p>1949,373291</text:p>
          </table:table-cell>
          <table:table-cell office:value-type="string">
            <text:p>110,042053</text:p>
          </table:table-cell>
          <table:table-cell office:value-type="string">
            <text:p>2658,481201</text:p>
          </table:table-cell>
          <table:table-cell office:value-type="string">
            <text:p>111,046036</text:p>
          </table:table-cell>
          <table:table-cell office:value-type="string">
            <text:p>133,663589</text:p>
          </table:table-cell>
          <table:table-cell office:value-type="string">
            <text:p>48,642941</text:p>
          </table:table-cell>
          <table:table-cell office:value-type="string">
            <text:p>5893,631836</text:p>
          </table:table-cell>
          <table:table-cell office:value-type="string">
            <text:p>128,198593</text:p>
          </table:table-cell>
          <table:table-cell office:value-type="string">
            <text:p>88482,929688</text:p>
          </table:table-cell>
          <table:table-cell office:value-type="string">
            <text:p>1437,583740</text:p>
          </table:table-cell>
          <table:table-cell office:value-type="string">
            <text:p>77421,648438</text:p>
          </table:table-cell>
          <table:table-cell office:value-type="string">
            <text:p>1012,680237</text:p>
          </table:table-cell>
          <table:table-cell office:value-type="string">
            <text:p>3481,715820</text:p>
          </table:table-cell>
          <table:table-cell office:value-type="string">
            <text:p>49,136177</text:p>
          </table:table-cell>
          <table:table-cell office:value-type="string">
            <text:p>139,224731</text:p>
          </table:table-cell>
          <table:table-cell office:value-type="string">
            <text:p>7,953687</text:p>
          </table:table-cell>
          <table:table-cell office:value-type="string">
            <text:p>2,390290</text:p>
          </table:table-cell>
          <table:table-cell office:value-type="string">
            <text:p>6,733359</text:p>
          </table:table-cell>
          <table:table-cell office:value-type="string">
            <text:p>17,723040</text:p>
          </table:table-cell>
          <table:table-cell office:value-type="string">
            <text:p>8,406466</text:p>
          </table:table-cell>
          <table:table-cell office:value-type="string">
            <text:p>93,864838</text:p>
          </table:table-cell>
          <table:table-cell office:value-type="string">
            <text:p>6,729548</text:p>
          </table:table-cell>
          <table:table-cell office:value-type="string">
            <text:p>989,071899</text:p>
          </table:table-cell>
          <table:table-cell office:value-type="string">
            <text:p>20,624889</text:p>
          </table:table-cell>
          <table:table-cell office:value-type="string">
            <text:p>56,754684</text:p>
          </table:table-cell>
          <table:table-cell office:value-type="string">
            <text:p>10,750296</text:p>
          </table:table-cell>
          <table:table-cell office:value-type="string">
            <text:p>4,507899</text:p>
          </table:table-cell>
          <table:table-cell office:value-type="string">
            <text:p>16,579239</text:p>
          </table:table-cell>
          <table:table-cell office:value-type="string">
            <text:p>270,305725</text:p>
          </table:table-cell>
          <table:table-cell office:value-type="string">
            <text:p>20,237606</text:p>
          </table:table-cell>
          <table:table-cell office:value-type="string">
            <text:p>480,508026</text:p>
          </table:table-cell>
          <table:table-cell office:value-type="string">
            <text:p>15,104692</text:p>
          </table:table-cell>
          <table:table-cell office:value-type="string">
            <text:p>485,350098</text:p>
          </table:table-cell>
          <table:table-cell office:value-type="string">
            <text:p>16,653772</text:p>
          </table:table-cell>
          <table:table-cell office:value-type="string">
            <text:p>36,963047</text:p>
          </table:table-cell>
          <table:table-cell office:value-type="string">
            <text:p>14,386745</text:p>
          </table:table-cell>
          <table:table-cell office:value-type="string">
            <text:p>42,627663</text:p>
          </table:table-cell>
          <table:table-cell office:value-type="string">
            <text:p>15,034625</text:p>
          </table:table-cell>
          <table:table-cell office:value-type="string">
            <text:p>581,013550</text:p>
          </table:table-cell>
          <table:table-cell office:value-type="string">
            <text:p>108,24239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85,144791</text:p>
          </table:table-cell>
          <table:table-cell office:value-type="string">
            <text:p>28,872410</text:p>
          </table:table-cell>
        </table:table-row>
        <table:table-row table:style-name="ro1">
          <table:table-cell office:value-type="string">
            <text:p>GPE73 <text:s text:c="6"/></text:p>
          </table:table-cell>
          <table:table-cell office:value-type="string">
            <text:p>683,946289</text:p>
          </table:table-cell>
          <table:table-cell office:value-type="string">
            <text:p>531,800476</text:p>
          </table:table-cell>
          <table:table-cell office:value-type="string">
            <text:p>4441,501465</text:p>
          </table:table-cell>
          <table:table-cell office:value-type="string">
            <text:p>540,139099</text:p>
          </table:table-cell>
          <table:table-cell office:value-type="string">
            <text:p>6294,214355</text:p>
          </table:table-cell>
          <table:table-cell office:value-type="string">
            <text:p>186,750961</text:p>
          </table:table-cell>
          <table:table-cell office:value-type="string">
            <text:p>8078,163574</text:p>
          </table:table-cell>
          <table:table-cell office:value-type="string">
            <text:p>195,165619</text:p>
          </table:table-cell>
          <table:table-cell office:value-type="string">
            <text:p>777,892822</text:p>
          </table:table-cell>
          <table:table-cell office:value-type="string">
            <text:p>45,745880</text:p>
          </table:table-cell>
          <table:table-cell office:value-type="string">
            <text:p>2094,199951</text:p>
          </table:table-cell>
          <table:table-cell office:value-type="string">
            <text:p>51,390232</text:p>
          </table:table-cell>
          <table:table-cell office:value-type="string">
            <text:p>17880,232422</text:p>
          </table:table-cell>
          <table:table-cell office:value-type="string">
            <text:p>297,493317</text:p>
          </table:table-cell>
          <table:table-cell office:value-type="string">
            <text:p>21021,041016</text:p>
          </table:table-cell>
          <table:table-cell office:value-type="string">
            <text:p>278,061615</text:p>
          </table:table-cell>
          <table:table-cell office:value-type="string">
            <text:p>16072,166016</text:p>
          </table:table-cell>
          <table:table-cell office:value-type="string">
            <text:p>203,455704</text:p>
          </table:table-cell>
          <table:table-cell office:value-type="string">
            <text:p>570,064209</text:p>
          </table:table-cell>
          <table:table-cell office:value-type="string">
            <text:p>16,595694</text:p>
          </table:table-cell>
          <table:table-cell office:value-type="string">
            <text:p>12,937204</text:p>
          </table:table-cell>
          <table:table-cell office:value-type="string">
            <text:p>6,165253</text:p>
          </table:table-cell>
          <table:table-cell office:value-type="string">
            <text:p>33,906696</text:p>
          </table:table-cell>
          <table:table-cell office:value-type="string">
            <text:p>7,974173</text:p>
          </table:table-cell>
          <table:table-cell office:value-type="string">
            <text:p>323,388947</text:p>
          </table:table-cell>
          <table:table-cell office:value-type="string">
            <text:p>8,811164</text:p>
          </table:table-cell>
          <table:table-cell office:value-type="string">
            <text:p>2773,943115</text:p>
          </table:table-cell>
          <table:table-cell office:value-type="string">
            <text:p>48,506374</text:p>
          </table:table-cell>
          <table:table-cell office:value-type="string">
            <text:p>53,620361</text:p>
          </table:table-cell>
          <table:table-cell office:value-type="string">
            <text:p>9,226976</text:p>
          </table:table-cell>
          <table:table-cell office:value-type="string">
            <text:p>4,527554</text:p>
          </table:table-cell>
          <table:table-cell office:value-type="string">
            <text:p>15,638971</text:p>
          </table:table-cell>
          <table:table-cell office:value-type="string">
            <text:p>154,373611</text:p>
          </table:table-cell>
          <table:table-cell office:value-type="string">
            <text:p>19,091125</text:p>
          </table:table-cell>
          <table:table-cell office:value-type="string">
            <text:p>204,954025</text:p>
          </table:table-cell>
          <table:table-cell office:value-type="string">
            <text:p>11,402482</text:p>
          </table:table-cell>
          <table:table-cell office:value-type="string">
            <text:p>115,363289</text:p>
          </table:table-cell>
          <table:table-cell office:value-type="string">
            <text:p>12,051108</text:p>
          </table:table-cell>
          <table:table-cell office:value-type="string">
            <text:p>129,645493</text:p>
          </table:table-cell>
          <table:table-cell office:value-type="string">
            <text:p>12,606319</text:p>
          </table:table-cell>
          <table:table-cell office:value-type="string">
            <text:p>4,550735</text:p>
          </table:table-cell>
          <table:table-cell office:value-type="string">
            <text:p>12,703267</text:p>
          </table:table-cell>
          <table:table-cell office:value-type="string">
            <text:p>3,445223</text:p>
          </table:table-cell>
          <table:table-cell office:value-type="string">
            <text:p>58,6829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4,631012</text:p>
          </table:table-cell>
          <table:table-cell office:value-type="string">
            <text:p>24,050920</text:p>
          </table:table-cell>
        </table:table-row>
        <table:table-row table:style-name="ro1">
          <table:table-cell office:value-type="string">
            <text:p>GPE74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13,736816</text:p>
          </table:table-cell>
          <table:table-cell office:value-type="string">
            <text:p>468,382141</text:p>
          </table:table-cell>
          <table:table-cell office:value-type="string">
            <text:p>11781,619141</text:p>
          </table:table-cell>
          <table:table-cell office:value-type="string">
            <text:p>436,862549</text:p>
          </table:table-cell>
          <table:table-cell office:value-type="string">
            <text:p>20834,851563</text:p>
          </table:table-cell>
          <table:table-cell office:value-type="string">
            <text:p>447,837524</text:p>
          </table:table-cell>
          <table:table-cell office:value-type="string">
            <text:p>214,747711</text:p>
          </table:table-cell>
          <table:table-cell office:value-type="string">
            <text:p>31,101915</text:p>
          </table:table-cell>
          <table:table-cell office:value-type="string">
            <text:p>2143,121338</text:p>
          </table:table-cell>
          <table:table-cell office:value-type="string">
            <text:p>48,121765</text:p>
          </table:table-cell>
          <table:table-cell office:value-type="string">
            <text:p>6089,276855</text:p>
          </table:table-cell>
          <table:table-cell office:value-type="string">
            <text:p>105,074699</text:p>
          </table:table-cell>
          <table:table-cell office:value-type="string">
            <text:p>15900,308594</text:p>
          </table:table-cell>
          <table:table-cell office:value-type="string">
            <text:p>211,207245</text:p>
          </table:table-cell>
          <table:table-cell office:value-type="string">
            <text:p>5195,210938</text:p>
          </table:table-cell>
          <table:table-cell office:value-type="string">
            <text:p>68,400627</text:p>
          </table:table-cell>
          <table:table-cell office:value-type="string">
            <text:p>754,443054</text:p>
          </table:table-cell>
          <table:table-cell office:value-type="string">
            <text:p>20,984322</text:p>
          </table:table-cell>
          <table:table-cell office:value-type="string">
            <text:p>4,250796</text:p>
          </table:table-cell>
          <table:table-cell office:value-type="string">
            <text:p>5,514278</text:p>
          </table:table-cell>
          <table:table-cell office:value-type="string">
            <text:p>39,879635</text:p>
          </table:table-cell>
          <table:table-cell office:value-type="string">
            <text:p>7,559597</text:p>
          </table:table-cell>
          <table:table-cell office:value-type="string">
            <text:p>142,477234</text:p>
          </table:table-cell>
          <table:table-cell office:value-type="string">
            <text:p>5,884535</text:p>
          </table:table-cell>
          <table:table-cell office:value-type="string">
            <text:p>4408,959961</text:p>
          </table:table-cell>
          <table:table-cell office:value-type="string">
            <text:p>74,972702</text:p>
          </table:table-cell>
          <table:table-cell office:value-type="string">
            <text:p>36,360668</text:p>
          </table:table-cell>
          <table:table-cell office:value-type="string">
            <text:p>7,9810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0,163101</text:p>
          </table:table-cell>
          <table:table-cell office:value-type="string">
            <text:p>18,532242</text:p>
          </table:table-cell>
          <table:table-cell office:value-type="string">
            <text:p>145,290451</text:p>
          </table:table-cell>
          <table:table-cell office:value-type="string">
            <text:p>9,680464</text:p>
          </table:table-cell>
          <table:table-cell office:value-type="string">
            <text:p>108,845589</text:p>
          </table:table-cell>
          <table:table-cell office:value-type="string">
            <text:p>10,366768</text:p>
          </table:table-cell>
          <table:table-cell office:value-type="string">
            <text:p>70,034561</text:p>
          </table:table-cell>
          <table:table-cell office:value-type="string">
            <text:p>10,466309</text:p>
          </table:table-cell>
          <table:table-cell office:value-type="string">
            <text:p>16,416149</text:p>
          </table:table-cell>
          <table:table-cell office:value-type="string">
            <text:p>10,8648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,904533</text:p>
          </table:table-cell>
          <table:table-cell office:value-type="string">
            <text:p>20,581137</text:p>
          </table:table-cell>
        </table:table-row>
        <table:table-row table:style-name="ro1">
          <table:table-cell office:value-type="string">
            <text:p>GPE75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4,527405</text:p>
          </table:table-cell>
          <table:table-cell office:value-type="string">
            <text:p>547,181580</text:p>
          </table:table-cell>
          <table:table-cell office:value-type="string">
            <text:p>13194,324219</text:p>
          </table:table-cell>
          <table:table-cell office:value-type="string">
            <text:p>413,218292</text:p>
          </table:table-cell>
          <table:table-cell office:value-type="string">
            <text:p>24435,484375</text:p>
          </table:table-cell>
          <table:table-cell office:value-type="string">
            <text:p>525,4583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24,597656</text:p>
          </table:table-cell>
          <table:table-cell office:value-type="string">
            <text:p>105,299683</text:p>
          </table:table-cell>
          <table:table-cell office:value-type="string">
            <text:p>69184,421875</text:p>
          </table:table-cell>
          <table:table-cell office:value-type="string">
            <text:p>1125,749634</text:p>
          </table:table-cell>
          <table:table-cell office:value-type="string">
            <text:p>89125,398438</text:p>
          </table:table-cell>
          <table:table-cell office:value-type="string">
            <text:p>1164,961304</text:p>
          </table:table-cell>
          <table:table-cell office:value-type="string">
            <text:p>7906,397949</text:p>
          </table:table-cell>
          <table:table-cell office:value-type="string">
            <text:p>102,702713</text:p>
          </table:table-cell>
          <table:table-cell office:value-type="string">
            <text:p>1144,010986</text:p>
          </table:table-cell>
          <table:table-cell office:value-type="string">
            <text:p>30,968859</text:p>
          </table:table-cell>
          <table:table-cell office:value-type="string">
            <text:p>11,859104</text:p>
          </table:table-cell>
          <table:table-cell office:value-type="string">
            <text:p>6,318424</text:p>
          </table:table-cell>
          <table:table-cell office:value-type="string">
            <text:p>51,360092</text:p>
          </table:table-cell>
          <table:table-cell office:value-type="string">
            <text:p>7,943929</text:p>
          </table:table-cell>
          <table:table-cell office:value-type="string">
            <text:p>290,730896</text:p>
          </table:table-cell>
          <table:table-cell office:value-type="string">
            <text:p>8,184084</text:p>
          </table:table-cell>
          <table:table-cell office:value-type="string">
            <text:p>5648,794434</text:p>
          </table:table-cell>
          <table:table-cell office:value-type="string">
            <text:p>95,409050</text:p>
          </table:table-cell>
          <table:table-cell office:value-type="string">
            <text:p>47,929127</text:p>
          </table:table-cell>
          <table:table-cell office:value-type="string">
            <text:p>8,7743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5,688797</text:p>
          </table:table-cell>
          <table:table-cell office:value-type="string">
            <text:p>19,048847</text:p>
          </table:table-cell>
          <table:table-cell office:value-type="string">
            <text:p>369,641113</text:p>
          </table:table-cell>
          <table:table-cell office:value-type="string">
            <text:p>11,950153</text:p>
          </table:table-cell>
          <table:table-cell office:value-type="string">
            <text:p>244,968933</text:p>
          </table:table-cell>
          <table:table-cell office:value-type="string">
            <text:p>12,130666</text:p>
          </table:table-cell>
          <table:table-cell office:value-type="string">
            <text:p>88,741020</text:p>
          </table:table-cell>
          <table:table-cell office:value-type="string">
            <text:p>11,517134</text:p>
          </table:table-cell>
          <table:table-cell office:value-type="string">
            <text:p>28,812017</text:p>
          </table:table-cell>
          <table:table-cell office:value-type="string">
            <text:p>12,073286</text:p>
          </table:table-cell>
          <table:table-cell office:value-type="string">
            <text:p>260,563110</text:p>
          </table:table-cell>
          <table:table-cell office:value-type="string">
            <text:p>97,3570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1,453934</text:p>
          </table:table-cell>
          <table:table-cell office:value-type="string">
            <text:p>22,957481</text:p>
          </table:table-cell>
        </table:table-row>
        <table:table-row table:style-name="ro1">
          <table:table-cell office:value-type="string">
            <text:p>GPE76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8,961426</text:p>
          </table:table-cell>
          <table:table-cell office:value-type="string">
            <text:p>494,589630</text:p>
          </table:table-cell>
          <table:table-cell office:value-type="string">
            <text:p>18355,916016</text:p>
          </table:table-cell>
          <table:table-cell office:value-type="string">
            <text:p>472,094513</text:p>
          </table:table-cell>
          <table:table-cell office:value-type="string">
            <text:p>31603,207031</text:p>
          </table:table-cell>
          <table:table-cell office:value-type="string">
            <text:p>668,922974</text:p>
          </table:table-cell>
          <table:table-cell office:value-type="string">
            <text:p>241,096497</text:p>
          </table:table-cell>
          <table:table-cell office:value-type="string">
            <text:p>36,598862</text:p>
          </table:table-cell>
          <table:table-cell office:value-type="string">
            <text:p>1732,545532</text:p>
          </table:table-cell>
          <table:table-cell office:value-type="string">
            <text:p>42,848858</text:p>
          </table:table-cell>
          <table:table-cell office:value-type="string">
            <text:p>9231,691406</text:p>
          </table:table-cell>
          <table:table-cell office:value-type="string">
            <text:p>155,814484</text:p>
          </table:table-cell>
          <table:table-cell office:value-type="string">
            <text:p>14970,115234</text:p>
          </table:table-cell>
          <table:table-cell office:value-type="string">
            <text:p>198,239761</text:p>
          </table:table-cell>
          <table:table-cell office:value-type="string">
            <text:p>5429,182617</text:p>
          </table:table-cell>
          <table:table-cell office:value-type="string">
            <text:p>71,409805</text:p>
          </table:table-cell>
          <table:table-cell office:value-type="string">
            <text:p>1561,728760</text:p>
          </table:table-cell>
          <table:table-cell office:value-type="string">
            <text:p>41,748924</text:p>
          </table:table-cell>
          <table:table-cell office:value-type="string">
            <text:p>14,800745</text:p>
          </table:table-cell>
          <table:table-cell office:value-type="string">
            <text:p>6,959622</text:p>
          </table:table-cell>
          <table:table-cell office:value-type="string">
            <text:p>47,210953</text:p>
          </table:table-cell>
          <table:table-cell office:value-type="string">
            <text:p>8,231995</text:p>
          </table:table-cell>
          <table:table-cell office:value-type="string">
            <text:p>230,456406</text:p>
          </table:table-cell>
          <table:table-cell office:value-type="string">
            <text:p>7,698275</text:p>
          </table:table-cell>
          <table:table-cell office:value-type="string">
            <text:p>6579,222656</text:p>
          </table:table-cell>
          <table:table-cell office:value-type="string">
            <text:p>110,793022</text:p>
          </table:table-cell>
          <table:table-cell office:value-type="string">
            <text:p>64,675011</text:p>
          </table:table-cell>
          <table:table-cell office:value-type="string">
            <text:p>9,6415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5,000366</text:p>
          </table:table-cell>
          <table:table-cell office:value-type="string">
            <text:p>19,148960</text:p>
          </table:table-cell>
          <table:table-cell office:value-type="string">
            <text:p>88,893379</text:p>
          </table:table-cell>
          <table:table-cell office:value-type="string">
            <text:p>11,051580</text:p>
          </table:table-cell>
          <table:table-cell office:value-type="string">
            <text:p>59,996834</text:p>
          </table:table-cell>
          <table:table-cell office:value-type="string">
            <text:p>11,977378</text:p>
          </table:table-cell>
          <table:table-cell office:value-type="string">
            <text:p>69,376045</text:p>
          </table:table-cell>
          <table:table-cell office:value-type="string">
            <text:p>12,581462</text:p>
          </table:table-cell>
          <table:table-cell office:value-type="string">
            <text:p>49,643375</text:p>
          </table:table-cell>
          <table:table-cell office:value-type="string">
            <text:p>13,142045</text:p>
          </table:table-cell>
          <table:table-cell office:value-type="string">
            <text:p>92,859917</text:p>
          </table:table-cell>
          <table:table-cell office:value-type="string">
            <text:p>50,09346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7,675026</text:p>
          </table:table-cell>
          <table:table-cell office:value-type="string">
            <text:p>24,554886</text:p>
          </table:table-cell>
        </table:table-row>
        <table:table-row table:style-name="ro1">
          <table:table-cell office:value-type="string">
            <text:p>GPE77 <text:s text:c="6"/></text:p>
          </table:table-cell>
          <table:table-cell office:value-type="string">
            <text:p>445,531342</text:p>
          </table:table-cell>
          <table:table-cell office:value-type="string">
            <text:p>437,942596</text:p>
          </table:table-cell>
          <table:table-cell office:value-type="string">
            <text:p>626,219604</text:p>
          </table:table-cell>
          <table:table-cell office:value-type="string">
            <text:p>432,731781</text:p>
          </table:table-cell>
          <table:table-cell office:value-type="string">
            <text:p>1137,974609</text:p>
          </table:table-cell>
          <table:table-cell office:value-type="string">
            <text:p>75,115799</text:p>
          </table:table-cell>
          <table:table-cell office:value-type="string">
            <text:p>1742,497803</text:p>
          </table:table-cell>
          <table:table-cell office:value-type="string">
            <text:p>74,667824</text:p>
          </table:table-cell>
          <table:table-cell office:value-type="string">
            <text:p>11,665959</text:p>
          </table:table-cell>
          <table:table-cell office:value-type="string">
            <text:p>25,277273</text:p>
          </table:table-cell>
          <table:table-cell office:value-type="string">
            <text:p>104,897430</text:p>
          </table:table-cell>
          <table:table-cell office:value-type="string">
            <text:p>17,279282</text:p>
          </table:table-cell>
          <table:table-cell office:value-type="string">
            <text:p>1133,468628</text:p>
          </table:table-cell>
          <table:table-cell office:value-type="string">
            <text:p>30,450790</text:p>
          </table:table-cell>
          <table:table-cell office:value-type="string">
            <text:p>1032,256104</text:p>
          </table:table-cell>
          <table:table-cell office:value-type="string">
            <text:p>18,658936</text:p>
          </table:table-cell>
          <table:table-cell office:value-type="string">
            <text:p>444,502747</text:p>
          </table:table-cell>
          <table:table-cell office:value-type="string">
            <text:p>12,981028</text:p>
          </table:table-cell>
          <table:table-cell office:value-type="string">
            <text:p>70,936546</text:p>
          </table:table-cell>
          <table:table-cell office:value-type="string">
            <text:p>6,138732</text:p>
          </table:table-cell>
          <table:table-cell office:value-type="string">
            <text:p>1,630851</text:p>
          </table:table-cell>
          <table:table-cell office:value-type="string">
            <text:p>5,846527</text:p>
          </table:table-cell>
          <table:table-cell office:value-type="string">
            <text:p>31,842133</text:p>
          </table:table-cell>
          <table:table-cell office:value-type="string">
            <text:p>7,896051</text:p>
          </table:table-cell>
          <table:table-cell office:value-type="string">
            <text:p>16,637587</text:p>
          </table:table-cell>
          <table:table-cell office:value-type="string">
            <text:p>5,375680</text:p>
          </table:table-cell>
          <table:table-cell office:value-type="string">
            <text:p>336,104034</text:p>
          </table:table-cell>
          <table:table-cell office:value-type="string">
            <text:p>12,133565</text:p>
          </table:table-cell>
          <table:table-cell office:value-type="string">
            <text:p>64,340584</text:p>
          </table:table-cell>
          <table:table-cell office:value-type="string">
            <text:p>8,9761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,925964</text:p>
          </table:table-cell>
          <table:table-cell office:value-type="string">
            <text:p>18,958033</text:p>
          </table:table-cell>
          <table:table-cell office:value-type="string">
            <text:p>45,659061</text:p>
          </table:table-cell>
          <table:table-cell office:value-type="string">
            <text:p>10,391228</text:p>
          </table:table-cell>
          <table:table-cell office:value-type="string">
            <text:p>29,829617</text:p>
          </table:table-cell>
          <table:table-cell office:value-type="string">
            <text:p>11,248052</text:p>
          </table:table-cell>
          <table:table-cell office:value-type="string">
            <text:p>33,987896</text:p>
          </table:table-cell>
          <table:table-cell office:value-type="string">
            <text:p>11,827190</text:p>
          </table:table-cell>
          <table:table-cell office:value-type="string">
            <text:p>23,482992</text:p>
          </table:table-cell>
          <table:table-cell office:value-type="string">
            <text:p>12,056557</text:p>
          </table:table-cell>
          <table:table-cell office:value-type="string">
            <text:p>88,080132</text:p>
          </table:table-cell>
          <table:table-cell office:value-type="string">
            <text:p>36,40765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4,153603</text:p>
          </table:table-cell>
          <table:table-cell office:value-type="string">
            <text:p>22,922001</text:p>
          </table:table-cell>
        </table:table-row>
        <table:table-row table:style-name="ro1">
          <table:table-cell office:value-type="string">
            <text:p>GPE78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57,117310</text:p>
          </table:table-cell>
          <table:table-cell office:value-type="string">
            <text:p>491,656311</text:p>
          </table:table-cell>
          <table:table-cell office:value-type="string">
            <text:p>19537,142578</text:p>
          </table:table-cell>
          <table:table-cell office:value-type="string">
            <text:p>493,433624</text:p>
          </table:table-cell>
          <table:table-cell office:value-type="string">
            <text:p>33191,855469</text:p>
          </table:table-cell>
          <table:table-cell office:value-type="string">
            <text:p>701,304382</text:p>
          </table:table-cell>
          <table:table-cell office:value-type="string">
            <text:p>302,982422</text:p>
          </table:table-cell>
          <table:table-cell office:value-type="string">
            <text:p>36,171417</text:p>
          </table:table-cell>
          <table:table-cell office:value-type="string">
            <text:p>2070,865234</text:p>
          </table:table-cell>
          <table:table-cell office:value-type="string">
            <text:p>49,298885</text:p>
          </table:table-cell>
          <table:table-cell office:value-type="string">
            <text:p>11555,426758</text:p>
          </table:table-cell>
          <table:table-cell office:value-type="string">
            <text:p>195,307373</text:p>
          </table:table-cell>
          <table:table-cell office:value-type="string">
            <text:p>18561,900391</text:p>
          </table:table-cell>
          <table:table-cell office:value-type="string">
            <text:p>246,026657</text:p>
          </table:table-cell>
          <table:table-cell office:value-type="string">
            <text:p>5570,726074</text:p>
          </table:table-cell>
          <table:table-cell office:value-type="string">
            <text:p>73,182007</text:p>
          </table:table-cell>
          <table:table-cell office:value-type="string">
            <text:p>1572,946899</text:p>
          </table:table-cell>
          <table:table-cell office:value-type="string">
            <text:p>41,996880</text:p>
          </table:table-cell>
          <table:table-cell office:value-type="string">
            <text:p>23,903027</text:p>
          </table:table-cell>
          <table:table-cell office:value-type="string">
            <text:p>6,637465</text:p>
          </table:table-cell>
          <table:table-cell office:value-type="string">
            <text:p>33,286129</text:p>
          </table:table-cell>
          <table:table-cell office:value-type="string">
            <text:p>8,008456</text:p>
          </table:table-cell>
          <table:table-cell office:value-type="string">
            <text:p>254,836243</text:p>
          </table:table-cell>
          <table:table-cell office:value-type="string">
            <text:p>7,785818</text:p>
          </table:table-cell>
          <table:table-cell office:value-type="string">
            <text:p>6978,994629</text:p>
          </table:table-cell>
          <table:table-cell office:value-type="string">
            <text:p>117,309853</text:p>
          </table:table-cell>
          <table:table-cell office:value-type="string">
            <text:p>54,382919</text:p>
          </table:table-cell>
          <table:table-cell office:value-type="string">
            <text:p>9,0244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5,883957</text:p>
          </table:table-cell>
          <table:table-cell office:value-type="string">
            <text:p>18,922085</text:p>
          </table:table-cell>
          <table:table-cell office:value-type="string">
            <text:p>98,131744</text:p>
          </table:table-cell>
          <table:table-cell office:value-type="string">
            <text:p>10,542209</text:p>
          </table:table-cell>
          <table:table-cell office:value-type="string">
            <text:p>74,398338</text:p>
          </table:table-cell>
          <table:table-cell office:value-type="string">
            <text:p>11,387404</text:p>
          </table:table-cell>
          <table:table-cell office:value-type="string">
            <text:p>73,704491</text:p>
          </table:table-cell>
          <table:table-cell office:value-type="string">
            <text:p>11,891757</text:p>
          </table:table-cell>
          <table:table-cell office:value-type="string">
            <text:p>49,220528</text:p>
          </table:table-cell>
          <table:table-cell office:value-type="string">
            <text:p>12,319813</text:p>
          </table:table-cell>
          <table:table-cell office:value-type="string">
            <text:p>42,982471</text:p>
          </table:table-cell>
          <table:table-cell office:value-type="string">
            <text:p>51,6039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5,490177</text:p>
          </table:table-cell>
          <table:table-cell office:value-type="string">
            <text:p>23,018330</text:p>
          </table:table-cell>
        </table:table-row>
        <table:table-row table:style-name="ro1">
          <table:table-cell office:value-type="string">
            <text:p>GPE79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76,326660</text:p>
          </table:table-cell>
          <table:table-cell office:value-type="string">
            <text:p>556,140686</text:p>
          </table:table-cell>
          <table:table-cell office:value-type="string">
            <text:p>18043,869141</text:p>
          </table:table-cell>
          <table:table-cell office:value-type="string">
            <text:p>460,999115</text:p>
          </table:table-cell>
          <table:table-cell office:value-type="string">
            <text:p>32159,773438</text:p>
          </table:table-cell>
          <table:table-cell office:value-type="string">
            <text:p>681,157898</text:p>
          </table:table-cell>
          <table:table-cell office:value-type="string">
            <text:p>452,202881</text:p>
          </table:table-cell>
          <table:table-cell office:value-type="string">
            <text:p>43,087643</text:p>
          </table:table-cell>
          <table:table-cell office:value-type="string">
            <text:p>2994,024658</text:p>
          </table:table-cell>
          <table:table-cell office:value-type="string">
            <text:p>66,022728</text:p>
          </table:table-cell>
          <table:table-cell office:value-type="string">
            <text:p>16187,708984</text:p>
          </table:table-cell>
          <table:table-cell office:value-type="string">
            <text:p>270,260193</text:p>
          </table:table-cell>
          <table:table-cell office:value-type="string">
            <text:p>31843,388672</text:p>
          </table:table-cell>
          <table:table-cell office:value-type="string">
            <text:p>418,898926</text:p>
          </table:table-cell>
          <table:table-cell office:value-type="string">
            <text:p>11477,272461</text:p>
          </table:table-cell>
          <table:table-cell office:value-type="string">
            <text:p>146,442795</text:p>
          </table:table-cell>
          <table:table-cell office:value-type="string">
            <text:p>1323,342529</text:p>
          </table:table-cell>
          <table:table-cell office:value-type="string">
            <text:p>35,674618</text:p>
          </table:table-cell>
          <table:table-cell office:value-type="string">
            <text:p>14,939391</text:p>
          </table:table-cell>
          <table:table-cell office:value-type="string">
            <text:p>6,966969</text:p>
          </table:table-cell>
          <table:table-cell office:value-type="string">
            <text:p>28,321606</text:p>
          </table:table-cell>
          <table:table-cell office:value-type="string">
            <text:p>8,326793</text:p>
          </table:table-cell>
          <table:table-cell office:value-type="string">
            <text:p>363,666443</text:p>
          </table:table-cell>
          <table:table-cell office:value-type="string">
            <text:p>9,691078</text:p>
          </table:table-cell>
          <table:table-cell office:value-type="string">
            <text:p>6938,186523</text:p>
          </table:table-cell>
          <table:table-cell office:value-type="string">
            <text:p>116,695358</text:p>
          </table:table-cell>
          <table:table-cell office:value-type="string">
            <text:p>54,996674</text:p>
          </table:table-cell>
          <table:table-cell office:value-type="string">
            <text:p>9,895779</text:p>
          </table:table-cell>
          <table:table-cell office:value-type="string">
            <text:p>3,518134</text:p>
          </table:table-cell>
          <table:table-cell office:value-type="string">
            <text:p>16,100685</text:p>
          </table:table-cell>
          <table:table-cell office:value-type="string">
            <text:p>172,293472</text:p>
          </table:table-cell>
          <table:table-cell office:value-type="string">
            <text:p>19,460308</text:p>
          </table:table-cell>
          <table:table-cell office:value-type="string">
            <text:p>153,937668</text:p>
          </table:table-cell>
          <table:table-cell office:value-type="string">
            <text:p>11,913385</text:p>
          </table:table-cell>
          <table:table-cell office:value-type="string">
            <text:p>179,671249</text:p>
          </table:table-cell>
          <table:table-cell office:value-type="string">
            <text:p>13,036702</text:p>
          </table:table-cell>
          <table:table-cell office:value-type="string">
            <text:p>107,294579</text:p>
          </table:table-cell>
          <table:table-cell office:value-type="string">
            <text:p>13,377887</text:p>
          </table:table-cell>
          <table:table-cell office:value-type="string">
            <text:p>43,413456</text:p>
          </table:table-cell>
          <table:table-cell office:value-type="string">
            <text:p>13,649284</text:p>
          </table:table-cell>
          <table:table-cell office:value-type="string">
            <text:p>88,059944</text:p>
          </table:table-cell>
          <table:table-cell office:value-type="string">
            <text:p>59,1892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1,643768</text:p>
          </table:table-cell>
          <table:table-cell office:value-type="string">
            <text:p>25,988987</text:p>
          </table:table-cell>
        </table:table-row>
        <table:table-row table:style-name="ro1">
          <table:table-cell office:value-type="string">
            <text:p>GPE80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353,290039</text:p>
          </table:table-cell>
          <table:table-cell office:value-type="string">
            <text:p>756,402405</text:p>
          </table:table-cell>
          <table:table-cell office:value-type="string">
            <text:p>35039,023438</text:p>
          </table:table-cell>
          <table:table-cell office:value-type="string">
            <text:p>795,520630</text:p>
          </table:table-cell>
          <table:table-cell office:value-type="string">
            <text:p>61743,105469</text:p>
          </table:table-cell>
          <table:table-cell office:value-type="string">
            <text:p>1290,038818</text:p>
          </table:table-cell>
          <table:table-cell office:value-type="string">
            <text:p>2684,222168</text:p>
          </table:table-cell>
          <table:table-cell office:value-type="string">
            <text:p>81,310005</text:p>
          </table:table-cell>
          <table:table-cell office:value-type="string">
            <text:p>2837,016846</text:p>
          </table:table-cell>
          <table:table-cell office:value-type="string">
            <text:p>65,546310</text:p>
          </table:table-cell>
          <table:table-cell office:value-type="string">
            <text:p>22357,980469</text:p>
          </table:table-cell>
          <table:table-cell office:value-type="string">
            <text:p>367,995789</text:p>
          </table:table-cell>
          <table:table-cell office:value-type="string">
            <text:p>34797,972656</text:p>
          </table:table-cell>
          <table:table-cell office:value-type="string">
            <text:p>457,833160</text:p>
          </table:table-cell>
          <table:table-cell office:value-type="string">
            <text:p>41250,007813</text:p>
          </table:table-cell>
          <table:table-cell office:value-type="string">
            <text:p>517,651306</text:p>
          </table:table-cell>
          <table:table-cell office:value-type="string">
            <text:p>3401,883301</text:p>
          </table:table-cell>
          <table:table-cell office:value-type="string">
            <text:p>89,367981</text:p>
          </table:table-cell>
          <table:table-cell office:value-type="string">
            <text:p>42,901588</text:p>
          </table:table-cell>
          <table:table-cell office:value-type="string">
            <text:p>8,362199</text:p>
          </table:table-cell>
          <table:table-cell office:value-type="string">
            <text:p>44,687939</text:p>
          </table:table-cell>
          <table:table-cell office:value-type="string">
            <text:p>8,727016</text:p>
          </table:table-cell>
          <table:table-cell office:value-type="string">
            <text:p>925,634888</text:p>
          </table:table-cell>
          <table:table-cell office:value-type="string">
            <text:p>19,538427</text:p>
          </table:table-cell>
          <table:table-cell office:value-type="string">
            <text:p>13377,218750</text:p>
          </table:table-cell>
          <table:table-cell office:value-type="string">
            <text:p>222,915848</text:p>
          </table:table-cell>
          <table:table-cell office:value-type="string">
            <text:p>42,590050</text:p>
          </table:table-cell>
          <table:table-cell office:value-type="string">
            <text:p>10,481015</text:p>
          </table:table-cell>
          <table:table-cell office:value-type="string">
            <text:p>42,027203</text:p>
          </table:table-cell>
          <table:table-cell office:value-type="string">
            <text:p>16,669701</text:p>
          </table:table-cell>
          <table:table-cell office:value-type="string">
            <text:p>315,615143</text:p>
          </table:table-cell>
          <table:table-cell office:value-type="string">
            <text:p>20,260618</text:p>
          </table:table-cell>
          <table:table-cell office:value-type="string">
            <text:p>124,057953</text:p>
          </table:table-cell>
          <table:table-cell office:value-type="string">
            <text:p>12,460095</text:p>
          </table:table-cell>
          <table:table-cell office:value-type="string">
            <text:p>153,157227</text:p>
          </table:table-cell>
          <table:table-cell office:value-type="string">
            <text:p>13,703062</text:p>
          </table:table-cell>
          <table:table-cell office:value-type="string">
            <text:p>301,059692</text:p>
          </table:table-cell>
          <table:table-cell office:value-type="string">
            <text:p>15,116503</text:p>
          </table:table-cell>
          <table:table-cell office:value-type="string">
            <text:p>129,849075</text:p>
          </table:table-cell>
          <table:table-cell office:value-type="string">
            <text:p>14,86840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0,826752</text:p>
          </table:table-cell>
          <table:table-cell office:value-type="string">
            <text:p>27,250238</text:p>
          </table:table-cell>
        </table:table-row>
        <table:table-row table:style-name="ro1">
          <table:table-cell office:value-type="string">
            <text:p>GPE81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94,618896</text:p>
          </table:table-cell>
          <table:table-cell office:value-type="string">
            <text:p>472,205475</text:p>
          </table:table-cell>
          <table:table-cell office:value-type="string">
            <text:p>9500,939453</text:p>
          </table:table-cell>
          <table:table-cell office:value-type="string">
            <text:p>283,636292</text:p>
          </table:table-cell>
          <table:table-cell office:value-type="string">
            <text:p>14678,263672</text:p>
          </table:table-cell>
          <table:table-cell office:value-type="string">
            <text:p>323,438812</text:p>
          </table:table-cell>
          <table:table-cell office:value-type="string">
            <text:p>315,304962</text:p>
          </table:table-cell>
          <table:table-cell office:value-type="string">
            <text:p>34,579540</text:p>
          </table:table-cell>
          <table:table-cell office:value-type="string">
            <text:p>2292,203125</text:p>
          </table:table-cell>
          <table:table-cell office:value-type="string">
            <text:p>52,218632</text:p>
          </table:table-cell>
          <table:table-cell office:value-type="string">
            <text:p>10157,714844</text:p>
          </table:table-cell>
          <table:table-cell office:value-type="string">
            <text:p>172,909348</text:p>
          </table:table-cell>
          <table:table-cell office:value-type="string">
            <text:p>16587,564453</text:p>
          </table:table-cell>
          <table:table-cell office:value-type="string">
            <text:p>220,245728</text:p>
          </table:table-cell>
          <table:table-cell office:value-type="string">
            <text:p>7387,475098</text:p>
          </table:table-cell>
          <table:table-cell office:value-type="string">
            <text:p>95,454720</text:p>
          </table:table-cell>
          <table:table-cell office:value-type="string">
            <text:p>752,144653</text:p>
          </table:table-cell>
          <table:table-cell office:value-type="string">
            <text:p>20,925873</text:p>
          </table:table-cell>
          <table:table-cell office:value-type="string">
            <text:p>6,461864</text:p>
          </table:table-cell>
          <table:table-cell office:value-type="string">
            <text:p>5,540040</text:p>
          </table:table-cell>
          <table:table-cell office:value-type="string">
            <text:p>32,358727</text:p>
          </table:table-cell>
          <table:table-cell office:value-type="string">
            <text:p>7,540336</text:p>
          </table:table-cell>
          <table:table-cell office:value-type="string">
            <text:p>172,056442</text:p>
          </table:table-cell>
          <table:table-cell office:value-type="string">
            <text:p>6,181740</text:p>
          </table:table-cell>
          <table:table-cell office:value-type="string">
            <text:p>3583,950195</text:p>
          </table:table-cell>
          <table:table-cell office:value-type="string">
            <text:p>61,508472</text:p>
          </table:table-cell>
          <table:table-cell office:value-type="string">
            <text:p>45,835464</text:p>
          </table:table-cell>
          <table:table-cell office:value-type="string">
            <text:p>7,8925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6,667252</text:p>
          </table:table-cell>
          <table:table-cell office:value-type="string">
            <text:p>18,775049</text:p>
          </table:table-cell>
          <table:table-cell office:value-type="string">
            <text:p>214,634415</text:p>
          </table:table-cell>
          <table:table-cell office:value-type="string">
            <text:p>9,917187</text:p>
          </table:table-cell>
          <table:table-cell office:value-type="string">
            <text:p>98,387093</text:p>
          </table:table-cell>
          <table:table-cell office:value-type="string">
            <text:p>10,208887</text:p>
          </table:table-cell>
          <table:table-cell office:value-type="string">
            <text:p>85,211609</text:p>
          </table:table-cell>
          <table:table-cell office:value-type="string">
            <text:p>10,513384</text:p>
          </table:table-cell>
          <table:table-cell office:value-type="string">
            <text:p>23,985003</text:p>
          </table:table-cell>
          <table:table-cell office:value-type="string">
            <text:p>10,94221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2,002869</text:p>
          </table:table-cell>
          <table:table-cell office:value-type="string">
            <text:p>20,893801</text:p>
          </table:table-cell>
        </table:table-row>
        <table:table-row table:style-name="ro1">
          <table:table-cell office:value-type="string">
            <text:p>GPE82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9,304077</text:p>
          </table:table-cell>
          <table:table-cell office:value-type="string">
            <text:p>454,674103</text:p>
          </table:table-cell>
          <table:table-cell office:value-type="string">
            <text:p>5681,849609</text:p>
          </table:table-cell>
          <table:table-cell office:value-type="string">
            <text:p>211,666977</text:p>
          </table:table-cell>
          <table:table-cell office:value-type="string">
            <text:p>9024,137695</text:p>
          </table:table-cell>
          <table:table-cell office:value-type="string">
            <text:p>209,445328</text:p>
          </table:table-cell>
          <table:table-cell office:value-type="string">
            <text:p>146,625336</text:p>
          </table:table-cell>
          <table:table-cell office:value-type="string">
            <text:p>29,981434</text:p>
          </table:table-cell>
          <table:table-cell office:value-type="string">
            <text:p>439,063538</text:p>
          </table:table-cell>
          <table:table-cell office:value-type="string">
            <text:p>22,894663</text:p>
          </table:table-cell>
          <table:table-cell office:value-type="string">
            <text:p>3614,274414</text:p>
          </table:table-cell>
          <table:table-cell office:value-type="string">
            <text:p>68,334045</text:p>
          </table:table-cell>
          <table:table-cell office:value-type="string">
            <text:p>5349,014160</text:p>
          </table:table-cell>
          <table:table-cell office:value-type="string">
            <text:p>73,325394</text:p>
          </table:table-cell>
          <table:table-cell office:value-type="string">
            <text:p>2974,808594</text:p>
          </table:table-cell>
          <table:table-cell office:value-type="string">
            <text:p>41,224823</text:p>
          </table:table-cell>
          <table:table-cell office:value-type="string">
            <text:p>568,045349</text:p>
          </table:table-cell>
          <table:table-cell office:value-type="string">
            <text:p>16,549044</text:p>
          </table:table-cell>
          <table:table-cell office:value-type="string">
            <text:p>14,754573</text:p>
          </table:table-cell>
          <table:table-cell office:value-type="string">
            <text:p>6,105114</text:p>
          </table:table-cell>
          <table:table-cell office:value-type="string">
            <text:p>37,655941</text:p>
          </table:table-cell>
          <table:table-cell office:value-type="string">
            <text:p>7,981704</text:p>
          </table:table-cell>
          <table:table-cell office:value-type="string">
            <text:p>126,856216</text:p>
          </table:table-cell>
          <table:table-cell office:value-type="string">
            <text:p>6,286691</text:p>
          </table:table-cell>
          <table:table-cell office:value-type="string">
            <text:p>1724,892822</text:p>
          </table:table-cell>
          <table:table-cell office:value-type="string">
            <text:p>31,847822</text:p>
          </table:table-cell>
          <table:table-cell office:value-type="string">
            <text:p>63,961300</text:p>
          </table:table-cell>
          <table:table-cell office:value-type="string">
            <text:p>9,1695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6,218033</text:p>
          </table:table-cell>
          <table:table-cell office:value-type="string">
            <text:p>18,941023</text:p>
          </table:table-cell>
          <table:table-cell office:value-type="string">
            <text:p>58,124847</text:p>
          </table:table-cell>
          <table:table-cell office:value-type="string">
            <text:p>10,674286</text:p>
          </table:table-cell>
          <table:table-cell office:value-type="string">
            <text:p>48,062000</text:p>
          </table:table-cell>
          <table:table-cell office:value-type="string">
            <text:p>11,613949</text:p>
          </table:table-cell>
          <table:table-cell office:value-type="string">
            <text:p>50,079296</text:p>
          </table:table-cell>
          <table:table-cell office:value-type="string">
            <text:p>12,135681</text:p>
          </table:table-cell>
          <table:table-cell office:value-type="string">
            <text:p>17,532894</text:p>
          </table:table-cell>
          <table:table-cell office:value-type="string">
            <text:p>12,707348</text:p>
          </table:table-cell>
          <table:table-cell office:value-type="string">
            <text:p>8,985475</text:p>
          </table:table-cell>
          <table:table-cell office:value-type="string">
            <text:p>40,9960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0,224174</text:p>
          </table:table-cell>
          <table:table-cell office:value-type="string">
            <text:p>23,559948</text:p>
          </table:table-cell>
        </table:table-row>
        <table:table-row table:style-name="ro1">
          <table:table-cell office:value-type="string">
            <text:p>GPE83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71,783691</text:p>
          </table:table-cell>
          <table:table-cell office:value-type="string">
            <text:p>545,992554</text:p>
          </table:table-cell>
          <table:table-cell office:value-type="string">
            <text:p>19501,242188</text:p>
          </table:table-cell>
          <table:table-cell office:value-type="string">
            <text:p>486,967438</text:p>
          </table:table-cell>
          <table:table-cell office:value-type="string">
            <text:p>34685,750000</text:p>
          </table:table-cell>
          <table:table-cell office:value-type="string">
            <text:p>732,250732</text:p>
          </table:table-cell>
          <table:table-cell office:value-type="string">
            <text:p>410,252869</text:p>
          </table:table-cell>
          <table:table-cell office:value-type="string">
            <text:p>40,022419</text:p>
          </table:table-cell>
          <table:table-cell office:value-type="string">
            <text:p>2945,920654</text:p>
          </table:table-cell>
          <table:table-cell office:value-type="string">
            <text:p>63,100632</text:p>
          </table:table-cell>
          <table:table-cell office:value-type="string">
            <text:p>5769,177734</text:p>
          </table:table-cell>
          <table:table-cell office:value-type="string">
            <text:p>100,661545</text:p>
          </table:table-cell>
          <table:table-cell office:value-type="string">
            <text:p>18115,773438</text:p>
          </table:table-cell>
          <table:table-cell office:value-type="string">
            <text:p>240,321884</text:p>
          </table:table-cell>
          <table:table-cell office:value-type="string">
            <text:p>11633,504883</text:p>
          </table:table-cell>
          <table:table-cell office:value-type="string">
            <text:p>148,245148</text:p>
          </table:table-cell>
          <table:table-cell office:value-type="string">
            <text:p>1406,863037</text:p>
          </table:table-cell>
          <table:table-cell office:value-type="string">
            <text:p>37,801624</text:p>
          </table:table-cell>
          <table:table-cell office:value-type="string">
            <text:p>37,324955</text:p>
          </table:table-cell>
          <table:table-cell office:value-type="string">
            <text:p>7,019248</text:p>
          </table:table-cell>
          <table:table-cell office:value-type="string">
            <text:p>35,949093</text:p>
          </table:table-cell>
          <table:table-cell office:value-type="string">
            <text:p>8,299030</text:p>
          </table:table-cell>
          <table:table-cell office:value-type="string">
            <text:p>284,320892</text:p>
          </table:table-cell>
          <table:table-cell office:value-type="string">
            <text:p>8,520511</text:p>
          </table:table-cell>
          <table:table-cell office:value-type="string">
            <text:p>7902,896484</text:p>
          </table:table-cell>
          <table:table-cell office:value-type="string">
            <text:p>132,572983</text:p>
          </table:table-cell>
          <table:table-cell office:value-type="string">
            <text:p>54,957970</text:p>
          </table:table-cell>
          <table:table-cell office:value-type="string">
            <text:p>9,848482</text:p>
          </table:table-cell>
          <table:table-cell office:value-type="string">
            <text:p>4,321709</text:p>
          </table:table-cell>
          <table:table-cell office:value-type="string">
            <text:p>16,057432</text:p>
          </table:table-cell>
          <table:table-cell office:value-type="string">
            <text:p>337,660522</text:p>
          </table:table-cell>
          <table:table-cell office:value-type="string">
            <text:p>19,988276</text:p>
          </table:table-cell>
          <table:table-cell office:value-type="string">
            <text:p>175,080536</text:p>
          </table:table-cell>
          <table:table-cell office:value-type="string">
            <text:p>11,899069</text:p>
          </table:table-cell>
          <table:table-cell office:value-type="string">
            <text:p>128,988358</text:p>
          </table:table-cell>
          <table:table-cell office:value-type="string">
            <text:p>12,765243</text:p>
          </table:table-cell>
          <table:table-cell office:value-type="string">
            <text:p>123,043831</text:p>
          </table:table-cell>
          <table:table-cell office:value-type="string">
            <text:p>13,252653</text:p>
          </table:table-cell>
          <table:table-cell office:value-type="string">
            <text:p>47,607441</text:p>
          </table:table-cell>
          <table:table-cell office:value-type="string">
            <text:p>13,80715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72,488785</text:p>
          </table:table-cell>
          <table:table-cell office:value-type="string">
            <text:p>25,965120</text:p>
          </table:table-cell>
        </table:table-row>
        <table:table-row table:style-name="ro1">
          <table:table-cell office:value-type="string">
            <text:p>GPE84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73,534790</text:p>
          </table:table-cell>
          <table:table-cell office:value-type="string">
            <text:p>455,582245</text:p>
          </table:table-cell>
          <table:table-cell office:value-type="string">
            <text:p>5485,522461</text:p>
          </table:table-cell>
          <table:table-cell office:value-type="string">
            <text:p>204,604736</text:p>
          </table:table-cell>
          <table:table-cell office:value-type="string">
            <text:p>8839,131836</text:p>
          </table:table-cell>
          <table:table-cell office:value-type="string">
            <text:p>205,566147</text:p>
          </table:table-cell>
          <table:table-cell office:value-type="string">
            <text:p>213,125748</text:p>
          </table:table-cell>
          <table:table-cell office:value-type="string">
            <text:p>29,491114</text:p>
          </table:table-cell>
          <table:table-cell office:value-type="string">
            <text:p>738,118103</text:p>
          </table:table-cell>
          <table:table-cell office:value-type="string">
            <text:p>25,604252</text:p>
          </table:table-cell>
          <table:table-cell office:value-type="string">
            <text:p>2353,738281</text:p>
          </table:table-cell>
          <table:table-cell office:value-type="string">
            <text:p>45,909927</text:p>
          </table:table-cell>
          <table:table-cell office:value-type="string">
            <text:p>4795,128418</text:p>
          </table:table-cell>
          <table:table-cell office:value-type="string">
            <text:p>67,512215</text:p>
          </table:table-cell>
          <table:table-cell office:value-type="string">
            <text:p>4453,171875</text:p>
          </table:table-cell>
          <table:table-cell office:value-type="string">
            <text:p>59,105625</text:p>
          </table:table-cell>
          <table:table-cell office:value-type="string">
            <text:p>444,660156</text:p>
          </table:table-cell>
          <table:table-cell office:value-type="string">
            <text:p>13,547496</text:p>
          </table:table-cell>
          <table:table-cell office:value-type="string">
            <text:p>0,400437</text:p>
          </table:table-cell>
          <table:table-cell office:value-type="string">
            <text:p>5,914155</text:p>
          </table:table-cell>
          <table:table-cell office:value-type="string">
            <text:p>27,313189</text:p>
          </table:table-cell>
          <table:table-cell office:value-type="string">
            <text:p>7,822006</text:p>
          </table:table-cell>
          <table:table-cell office:value-type="string">
            <text:p>102,244675</text:p>
          </table:table-cell>
          <table:table-cell office:value-type="string">
            <text:p>5,950106</text:p>
          </table:table-cell>
          <table:table-cell office:value-type="string">
            <text:p>1687,609131</text:p>
          </table:table-cell>
          <table:table-cell office:value-type="string">
            <text:p>31,146976</text:p>
          </table:table-cell>
          <table:table-cell office:value-type="string">
            <text:p>58,028282</text:p>
          </table:table-cell>
          <table:table-cell office:value-type="string">
            <text:p>9,01161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734779</text:p>
          </table:table-cell>
          <table:table-cell office:value-type="string">
            <text:p>18,736168</text:p>
          </table:table-cell>
          <table:table-cell office:value-type="string">
            <text:p>74,465691</text:p>
          </table:table-cell>
          <table:table-cell office:value-type="string">
            <text:p>10,523067</text:p>
          </table:table-cell>
          <table:table-cell office:value-type="string">
            <text:p>44,223797</text:p>
          </table:table-cell>
          <table:table-cell office:value-type="string">
            <text:p>11,393002</text:p>
          </table:table-cell>
          <table:table-cell office:value-type="string">
            <text:p>56,399734</text:p>
          </table:table-cell>
          <table:table-cell office:value-type="string">
            <text:p>11,711870</text:p>
          </table:table-cell>
          <table:table-cell office:value-type="string">
            <text:p>15,215648</text:p>
          </table:table-cell>
          <table:table-cell office:value-type="string">
            <text:p>12,203869</text:p>
          </table:table-cell>
          <table:table-cell office:value-type="string">
            <text:p>80,001396</text:p>
          </table:table-cell>
          <table:table-cell office:value-type="string">
            <text:p>38,96020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200253</text:p>
          </table:table-cell>
          <table:table-cell office:value-type="string">
            <text:p>23,122614</text:p>
          </table:table-cell>
        </table:table-row>
        <table:table-row table:style-name="ro1">
          <table:table-cell office:value-type="string">
            <text:p>GPE85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93,583374</text:p>
          </table:table-cell>
          <table:table-cell office:value-type="string">
            <text:p>460,612854</text:p>
          </table:table-cell>
          <table:table-cell office:value-type="string">
            <text:p>5636,607910</text:p>
          </table:table-cell>
          <table:table-cell office:value-type="string">
            <text:p>216,766068</text:p>
          </table:table-cell>
          <table:table-cell office:value-type="string">
            <text:p>10055,076172</text:p>
          </table:table-cell>
          <table:table-cell office:value-type="string">
            <text:p>230,406967</text:p>
          </table:table-cell>
          <table:table-cell office:value-type="string">
            <text:p>205,554672</text:p>
          </table:table-cell>
          <table:table-cell office:value-type="string">
            <text:p>31,432106</text:p>
          </table:table-cell>
          <table:table-cell office:value-type="string">
            <text:p>1864,843018</text:p>
          </table:table-cell>
          <table:table-cell office:value-type="string">
            <text:p>43,843445</text:p>
          </table:table-cell>
          <table:table-cell office:value-type="string">
            <text:p>7729,368652</text:p>
          </table:table-cell>
          <table:table-cell office:value-type="string">
            <text:p>131,499054</text:p>
          </table:table-cell>
          <table:table-cell office:value-type="string">
            <text:p>14886,764648</text:p>
          </table:table-cell>
          <table:table-cell office:value-type="string">
            <text:p>198,156906</text:p>
          </table:table-cell>
          <table:table-cell office:value-type="string">
            <text:p>4440,788086</text:p>
          </table:table-cell>
          <table:table-cell office:value-type="string">
            <text:p>59,186340</text:p>
          </table:table-cell>
          <table:table-cell office:value-type="string">
            <text:p>449,282928</text:p>
          </table:table-cell>
          <table:table-cell office:value-type="string">
            <text:p>13,533598</text:p>
          </table:table-cell>
          <table:table-cell office:value-type="string">
            <text:p>6,012829</text:p>
          </table:table-cell>
          <table:table-cell office:value-type="string">
            <text:p>5,613084</text:p>
          </table:table-cell>
          <table:table-cell office:value-type="string">
            <text:p>33,180107</text:p>
          </table:table-cell>
          <table:table-cell office:value-type="string">
            <text:p>7,716034</text:p>
          </table:table-cell>
          <table:table-cell office:value-type="string">
            <text:p>93,351494</text:p>
          </table:table-cell>
          <table:table-cell office:value-type="string">
            <text:p>5,645169</text:p>
          </table:table-cell>
          <table:table-cell office:value-type="string">
            <text:p>2553,514160</text:p>
          </table:table-cell>
          <table:table-cell office:value-type="string">
            <text:p>44,860416</text:p>
          </table:table-cell>
          <table:table-cell office:value-type="string">
            <text:p>75,943733</text:p>
          </table:table-cell>
          <table:table-cell office:value-type="string">
            <text:p>8,6484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4,388695</text:p>
          </table:table-cell>
          <table:table-cell office:value-type="string">
            <text:p>18,602940</text:p>
          </table:table-cell>
          <table:table-cell office:value-type="string">
            <text:p>202,781540</text:p>
          </table:table-cell>
          <table:table-cell office:value-type="string">
            <text:p>10,631798</text:p>
          </table:table-cell>
          <table:table-cell office:value-type="string">
            <text:p>117,175247</text:p>
          </table:table-cell>
          <table:table-cell office:value-type="string">
            <text:p>11,186382</text:p>
          </table:table-cell>
          <table:table-cell office:value-type="string">
            <text:p>54,034946</text:p>
          </table:table-cell>
          <table:table-cell office:value-type="string">
            <text:p>11,491895</text:p>
          </table:table-cell>
          <table:table-cell office:value-type="string">
            <text:p>10,703994</text:p>
          </table:table-cell>
          <table:table-cell office:value-type="string">
            <text:p>11,991318</text:p>
          </table:table-cell>
          <table:table-cell office:value-type="string">
            <text:p>16,949667</text:p>
          </table:table-cell>
          <table:table-cell office:value-type="string">
            <text:p>46,7066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5,349640</text:p>
          </table:table-cell>
          <table:table-cell office:value-type="string">
            <text:p>22,306314</text:p>
          </table:table-cell>
        </table:table-row>
        <table:table-row table:style-name="ro1">
          <table:table-cell office:value-type="string">
            <text:p>GPE86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88,084961</text:p>
          </table:table-cell>
          <table:table-cell office:value-type="string">
            <text:p>536,573303</text:p>
          </table:table-cell>
          <table:table-cell office:value-type="string">
            <text:p>16896,515625</text:p>
          </table:table-cell>
          <table:table-cell office:value-type="string">
            <text:p>443,559387</text:p>
          </table:table-cell>
          <table:table-cell office:value-type="string">
            <text:p>22160,296875</text:p>
          </table:table-cell>
          <table:table-cell office:value-type="string">
            <text:p>476,510925</text:p>
          </table:table-cell>
          <table:table-cell office:value-type="string">
            <text:p>487,377838</text:p>
          </table:table-cell>
          <table:table-cell office:value-type="string">
            <text:p>41,296921</text:p>
          </table:table-cell>
          <table:table-cell office:value-type="string">
            <text:p>2898,686035</text:p>
          </table:table-cell>
          <table:table-cell office:value-type="string">
            <text:p>62,730301</text:p>
          </table:table-cell>
          <table:table-cell office:value-type="string">
            <text:p>16023,131836</text:p>
          </table:table-cell>
          <table:table-cell office:value-type="string">
            <text:p>265,047394</text:p>
          </table:table-cell>
          <table:table-cell office:value-type="string">
            <text:p>23867,146484</text:p>
          </table:table-cell>
          <table:table-cell office:value-type="string">
            <text:p>314,942688</text:p>
          </table:table-cell>
          <table:table-cell office:value-type="string">
            <text:p>11187,662109</text:p>
          </table:table-cell>
          <table:table-cell office:value-type="string">
            <text:p>142,735611</text:p>
          </table:table-cell>
          <table:table-cell office:value-type="string">
            <text:p>1297,879028</text:p>
          </table:table-cell>
          <table:table-cell office:value-type="string">
            <text:p>34,952053</text:p>
          </table:table-cell>
          <table:table-cell office:value-type="string">
            <text:p>18,339386</text:p>
          </table:table-cell>
          <table:table-cell office:value-type="string">
            <text:p>6,501554</text:p>
          </table:table-cell>
          <table:table-cell office:value-type="string">
            <text:p>48,037506</text:p>
          </table:table-cell>
          <table:table-cell office:value-type="string">
            <text:p>8,036876</text:p>
          </table:table-cell>
          <table:table-cell office:value-type="string">
            <text:p>197,832367</text:p>
          </table:table-cell>
          <table:table-cell office:value-type="string">
            <text:p>7,109619</text:p>
          </table:table-cell>
          <table:table-cell office:value-type="string">
            <text:p>4108,298340</text:p>
          </table:table-cell>
          <table:table-cell office:value-type="string">
            <text:p>70,173752</text:p>
          </table:table-cell>
          <table:table-cell office:value-type="string">
            <text:p>58,859646</text:p>
          </table:table-cell>
          <table:table-cell office:value-type="string">
            <text:p>9,2439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,142532</text:p>
          </table:table-cell>
          <table:table-cell office:value-type="string">
            <text:p>19,062506</text:p>
          </table:table-cell>
          <table:table-cell office:value-type="string">
            <text:p>242,735626</text:p>
          </table:table-cell>
          <table:table-cell office:value-type="string">
            <text:p>11,566655</text:p>
          </table:table-cell>
          <table:table-cell office:value-type="string">
            <text:p>136,680878</text:p>
          </table:table-cell>
          <table:table-cell office:value-type="string">
            <text:p>12,099066</text:p>
          </table:table-cell>
          <table:table-cell office:value-type="string">
            <text:p>121,007103</text:p>
          </table:table-cell>
          <table:table-cell office:value-type="string">
            <text:p>12,292464</text:p>
          </table:table-cell>
          <table:table-cell office:value-type="string">
            <text:p>32,351864</text:p>
          </table:table-cell>
          <table:table-cell office:value-type="string">
            <text:p>12,648935</text:p>
          </table:table-cell>
          <table:table-cell office:value-type="string">
            <text:p>60,659317</text:p>
          </table:table-cell>
          <table:table-cell office:value-type="string">
            <text:p>56,4244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63,420700</text:p>
          </table:table-cell>
          <table:table-cell office:value-type="string">
            <text:p>24,151783</text:p>
          </table:table-cell>
        </table:table-row>
        <table:table-row table:style-name="ro1">
          <table:table-cell office:value-type="string">
            <text:p>GPE87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52,636230</text:p>
          </table:table-cell>
          <table:table-cell office:value-type="string">
            <text:p>536,902466</text:p>
          </table:table-cell>
          <table:table-cell office:value-type="string">
            <text:p>20679,841797</text:p>
          </table:table-cell>
          <table:table-cell office:value-type="string">
            <text:p>515,253418</text:p>
          </table:table-cell>
          <table:table-cell office:value-type="string">
            <text:p>33347,312500</text:p>
          </table:table-cell>
          <table:table-cell office:value-type="string">
            <text:p>704,641663</text:p>
          </table:table-cell>
          <table:table-cell office:value-type="string">
            <text:p>305,259247</text:p>
          </table:table-cell>
          <table:table-cell office:value-type="string">
            <text:p>38,061062</text:p>
          </table:table-cell>
          <table:table-cell office:value-type="string">
            <text:p>1466,110107</text:p>
          </table:table-cell>
          <table:table-cell office:value-type="string">
            <text:p>39,660900</text:p>
          </table:table-cell>
          <table:table-cell office:value-type="string">
            <text:p>11827,073242</text:p>
          </table:table-cell>
          <table:table-cell office:value-type="string">
            <text:p>197,463348</text:p>
          </table:table-cell>
          <table:table-cell office:value-type="string">
            <text:p>18690,167969</text:p>
          </table:table-cell>
          <table:table-cell office:value-type="string">
            <text:p>247,647171</text:p>
          </table:table-cell>
          <table:table-cell office:value-type="string">
            <text:p>9071,101563</text:p>
          </table:table-cell>
          <table:table-cell office:value-type="string">
            <text:p>116,460533</text:p>
          </table:table-cell>
          <table:table-cell office:value-type="string">
            <text:p>1564,482544</text:p>
          </table:table-cell>
          <table:table-cell office:value-type="string">
            <text:p>41,884544</text:p>
          </table:table-cell>
          <table:table-cell office:value-type="string">
            <text:p>18,831720</text:p>
          </table:table-cell>
          <table:table-cell office:value-type="string">
            <text:p>7,239579</text:p>
          </table:table-cell>
          <table:table-cell office:value-type="string">
            <text:p>48,812408</text:p>
          </table:table-cell>
          <table:table-cell office:value-type="string">
            <text:p>8,475148</text:p>
          </table:table-cell>
          <table:table-cell office:value-type="string">
            <text:p>258,253052</text:p>
          </table:table-cell>
          <table:table-cell office:value-type="string">
            <text:p>8,391195</text:p>
          </table:table-cell>
          <table:table-cell office:value-type="string">
            <text:p>7373,187012</text:p>
          </table:table-cell>
          <table:table-cell office:value-type="string">
            <text:p>123,872383</text:p>
          </table:table-cell>
          <table:table-cell office:value-type="string">
            <text:p>68,892540</text:p>
          </table:table-cell>
          <table:table-cell office:value-type="string">
            <text:p>10,406108</text:p>
          </table:table-cell>
          <table:table-cell office:value-type="string">
            <text:p>8,336797</text:p>
          </table:table-cell>
          <table:table-cell office:value-type="string">
            <text:p>16,277409</text:p>
          </table:table-cell>
          <table:table-cell office:value-type="string">
            <text:p>148,366623</text:p>
          </table:table-cell>
          <table:table-cell office:value-type="string">
            <text:p>19,597750</text:p>
          </table:table-cell>
          <table:table-cell office:value-type="string">
            <text:p>94,370728</text:p>
          </table:table-cell>
          <table:table-cell office:value-type="string">
            <text:p>12,200563</text:p>
          </table:table-cell>
          <table:table-cell office:value-type="string">
            <text:p>76,684052</text:p>
          </table:table-cell>
          <table:table-cell office:value-type="string">
            <text:p>13,226764</text:p>
          </table:table-cell>
          <table:table-cell office:value-type="string">
            <text:p>104,102257</text:p>
          </table:table-cell>
          <table:table-cell office:value-type="string">
            <text:p>13,659755</text:p>
          </table:table-cell>
          <table:table-cell office:value-type="string">
            <text:p>57,759235</text:p>
          </table:table-cell>
          <table:table-cell office:value-type="string">
            <text:p>14,293832</text:p>
          </table:table-cell>
          <table:table-cell office:value-type="string">
            <text:p>145,689026</text:p>
          </table:table-cell>
          <table:table-cell office:value-type="string">
            <text:p>52,74765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6,970093</text:p>
          </table:table-cell>
          <table:table-cell office:value-type="string">
            <text:p>26,751186</text:p>
          </table:table-cell>
        </table:table-row>
        <table:table-row table:style-name="ro1">
          <table:table-cell office:value-type="string">
            <text:p>GPE88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32,054688</text:p>
          </table:table-cell>
          <table:table-cell office:value-type="string">
            <text:p>584,721802</text:p>
          </table:table-cell>
          <table:table-cell office:value-type="string">
            <text:p>32934,148438</text:p>
          </table:table-cell>
          <table:table-cell office:value-type="string">
            <text:p>766,921631</text:p>
          </table:table-cell>
          <table:table-cell office:value-type="string">
            <text:p>52452,835938</text:p>
          </table:table-cell>
          <table:table-cell office:value-type="string">
            <text:p>1096,536987</text:p>
          </table:table-cell>
          <table:table-cell office:value-type="string">
            <text:p>1028,648071</text:p>
          </table:table-cell>
          <table:table-cell office:value-type="string">
            <text:p>47,894794</text:p>
          </table:table-cell>
          <table:table-cell office:value-type="string">
            <text:p>2056,127441</text:p>
          </table:table-cell>
          <table:table-cell office:value-type="string">
            <text:p>49,099339</text:p>
          </table:table-cell>
          <table:table-cell office:value-type="string">
            <text:p>14394,084961</text:p>
          </table:table-cell>
          <table:table-cell office:value-type="string">
            <text:p>238,770721</text:p>
          </table:table-cell>
          <table:table-cell office:value-type="string">
            <text:p>24975,337891</text:p>
          </table:table-cell>
          <table:table-cell office:value-type="string">
            <text:p>329,374359</text:p>
          </table:table-cell>
          <table:table-cell office:value-type="string">
            <text:p>26064,482422</text:p>
          </table:table-cell>
          <table:table-cell office:value-type="string">
            <text:p>327,968933</text:p>
          </table:table-cell>
          <table:table-cell office:value-type="string">
            <text:p>2799,848633</text:p>
          </table:table-cell>
          <table:table-cell office:value-type="string">
            <text:p>73,634071</text:p>
          </table:table-cell>
          <table:table-cell office:value-type="string">
            <text:p>27,044916</text:p>
          </table:table-cell>
          <table:table-cell office:value-type="string">
            <text:p>6,918083</text:p>
          </table:table-cell>
          <table:table-cell office:value-type="string">
            <text:p>45,516430</text:p>
          </table:table-cell>
          <table:table-cell office:value-type="string">
            <text:p>7,911696</text:p>
          </table:table-cell>
          <table:table-cell office:value-type="string">
            <text:p>522,371643</text:p>
          </table:table-cell>
          <table:table-cell office:value-type="string">
            <text:p>11,923045</text:p>
          </table:table-cell>
          <table:table-cell office:value-type="string">
            <text:p>11163,821289</text:p>
          </table:table-cell>
          <table:table-cell office:value-type="string">
            <text:p>186,226990</text:p>
          </table:table-cell>
          <table:table-cell office:value-type="string">
            <text:p>38,518131</text:p>
          </table:table-cell>
          <table:table-cell office:value-type="string">
            <text:p>8,6884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0,544205</text:p>
          </table:table-cell>
          <table:table-cell office:value-type="string">
            <text:p>18,908009</text:p>
          </table:table-cell>
          <table:table-cell office:value-type="string">
            <text:p>90,286400</text:p>
          </table:table-cell>
          <table:table-cell office:value-type="string">
            <text:p>10,119042</text:p>
          </table:table-cell>
          <table:table-cell office:value-type="string">
            <text:p>89,799416</text:p>
          </table:table-cell>
          <table:table-cell office:value-type="string">
            <text:p>11,058442</text:p>
          </table:table-cell>
          <table:table-cell office:value-type="string">
            <text:p>194,965195</text:p>
          </table:table-cell>
          <table:table-cell office:value-type="string">
            <text:p>11,792601</text:p>
          </table:table-cell>
          <table:table-cell office:value-type="string">
            <text:p>97,519745</text:p>
          </table:table-cell>
          <table:table-cell office:value-type="string">
            <text:p>11,95434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6,187920</text:p>
          </table:table-cell>
          <table:table-cell office:value-type="string">
            <text:p>22,284739</text:p>
          </table:table-cell>
        </table:table-row>
        <table:table-row table:style-name="ro1">
          <table:table-cell office:value-type="string">
            <text:p>GPE89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18,806885</text:p>
          </table:table-cell>
          <table:table-cell office:value-type="string">
            <text:p>384,852234</text:p>
          </table:table-cell>
          <table:table-cell office:value-type="string">
            <text:p>768,812317</text:p>
          </table:table-cell>
          <table:table-cell office:value-type="string">
            <text:p>121,769257</text:p>
          </table:table-cell>
          <table:table-cell office:value-type="string">
            <text:p>488,846008</text:p>
          </table:table-cell>
          <table:table-cell office:value-type="string">
            <text:p>52,344482</text:p>
          </table:table-cell>
          <table:table-cell office:value-type="string">
            <text:p>17,841579</text:p>
          </table:table-cell>
          <table:table-cell office:value-type="string">
            <text:p>18,817986</text:p>
          </table:table-cell>
          <table:table-cell office:value-type="string">
            <text:p>40,938328</text:p>
          </table:table-cell>
          <table:table-cell office:value-type="string">
            <text:p>12,099184</text:p>
          </table:table-cell>
          <table:table-cell office:value-type="string">
            <text:p>24,224922</text:p>
          </table:table-cell>
          <table:table-cell office:value-type="string">
            <text:p>9,669875</text:p>
          </table:table-cell>
          <table:table-cell office:value-type="string">
            <text:p>69,046440</text:p>
          </table:table-cell>
          <table:table-cell office:value-type="string">
            <text:p>8,146437</text:p>
          </table:table-cell>
          <table:table-cell office:value-type="string">
            <text:p>412,888000</text:p>
          </table:table-cell>
          <table:table-cell office:value-type="string">
            <text:p>12,048573</text:p>
          </table:table-cell>
          <table:table-cell office:value-type="string">
            <text:p>25,624352</text:p>
          </table:table-cell>
          <table:table-cell office:value-type="string">
            <text:p>4,590877</text:p>
          </table:table-cell>
          <table:table-cell office:value-type="string">
            <text:p>5,359699</text:p>
          </table:table-cell>
          <table:table-cell office:value-type="string">
            <text:p>4,529115</text:p>
          </table:table-cell>
          <table:table-cell office:value-type="string">
            <text:p>27,209763</text:p>
          </table:table-cell>
          <table:table-cell office:value-type="string">
            <text:p>7,199419</text:p>
          </table:table-cell>
          <table:table-cell office:value-type="string">
            <text:p>16,924650</text:p>
          </table:table-cell>
          <table:table-cell office:value-type="string">
            <text:p>4,260354</text:p>
          </table:table-cell>
          <table:table-cell office:value-type="string">
            <text:p>113,002472</text:p>
          </table:table-cell>
          <table:table-cell office:value-type="string">
            <text:p>9,120058</text:p>
          </table:table-cell>
          <table:table-cell office:value-type="string">
            <text:p>43,186436</text:p>
          </table:table-cell>
          <table:table-cell office:value-type="string">
            <text:p>7,1005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843332</text:p>
          </table:table-cell>
          <table:table-cell office:value-type="string">
            <text:p>17,899811</text:p>
          </table:table-cell>
          <table:table-cell office:value-type="string">
            <text:p>22,972536</text:p>
          </table:table-cell>
          <table:table-cell office:value-type="string">
            <text:p>8,198844</text:p>
          </table:table-cell>
          <table:table-cell office:value-type="string">
            <text:p>15,859735</text:p>
          </table:table-cell>
          <table:table-cell office:value-type="string">
            <text:p>8,887212</text:p>
          </table:table-cell>
          <table:table-cell office:value-type="string">
            <text:p>25,995361</text:p>
          </table:table-cell>
          <table:table-cell office:value-type="string">
            <text:p>9,134594</text:p>
          </table:table-cell>
          <table:table-cell office:value-type="string">
            <text:p>8,878121</text:p>
          </table:table-cell>
          <table:table-cell office:value-type="string">
            <text:p>9,521747</text:p>
          </table:table-cell>
          <table:table-cell office:value-type="string">
            <text:p>46,256241</text:p>
          </table:table-cell>
          <table:table-cell office:value-type="string">
            <text:p>30,7299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0,751366</text:p>
          </table:table-cell>
          <table:table-cell office:value-type="string">
            <text:p>18,127954</text:p>
          </table:table-cell>
        </table:table-row>
        <table:table-row table:style-name="ro1">
          <table:table-cell office:value-type="string">
            <text:p>GPE90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03,488037</text:p>
          </table:table-cell>
          <table:table-cell office:value-type="string">
            <text:p>523,152100</text:p>
          </table:table-cell>
          <table:table-cell office:value-type="string">
            <text:p>9561,146484</text:p>
          </table:table-cell>
          <table:table-cell office:value-type="string">
            <text:p>300,796356</text:p>
          </table:table-cell>
          <table:table-cell office:value-type="string">
            <text:p>17137,056641</text:p>
          </table:table-cell>
          <table:table-cell office:value-type="string">
            <text:p>375,193298</text:p>
          </table:table-cell>
          <table:table-cell office:value-type="string">
            <text:p>419,114868</text:p>
          </table:table-cell>
          <table:table-cell office:value-type="string">
            <text:p>42,641197</text:p>
          </table:table-cell>
          <table:table-cell office:value-type="string">
            <text:p>4393,705566</text:p>
          </table:table-cell>
          <table:table-cell office:value-type="string">
            <text:p>88,460083</text:p>
          </table:table-cell>
          <table:table-cell office:value-type="string">
            <text:p>21691,107422</text:p>
          </table:table-cell>
          <table:table-cell office:value-type="string">
            <text:p>356,464508</text:p>
          </table:table-cell>
          <table:table-cell office:value-type="string">
            <text:p>31849,123047</text:p>
          </table:table-cell>
          <table:table-cell office:value-type="string">
            <text:p>418,837067</text:p>
          </table:table-cell>
          <table:table-cell office:value-type="string">
            <text:p>11960,375000</text:p>
          </table:table-cell>
          <table:table-cell office:value-type="string">
            <text:p>152,385468</text:p>
          </table:table-cell>
          <table:table-cell office:value-type="string">
            <text:p>882,953064</text:p>
          </table:table-cell>
          <table:table-cell office:value-type="string">
            <text:p>24,378319</text:p>
          </table:table-cell>
          <table:table-cell office:value-type="string">
            <text:p>6,037362</text:p>
          </table:table-cell>
          <table:table-cell office:value-type="string">
            <text:p>6,253986</text:p>
          </table:table-cell>
          <table:table-cell office:value-type="string">
            <text:p>29,355885</text:p>
          </table:table-cell>
          <table:table-cell office:value-type="string">
            <text:p>7,895309</text:p>
          </table:table-cell>
          <table:table-cell office:value-type="string">
            <text:p>552,916931</text:p>
          </table:table-cell>
          <table:table-cell office:value-type="string">
            <text:p>12,500415</text:p>
          </table:table-cell>
          <table:table-cell office:value-type="string">
            <text:p>3759,258545</text:p>
          </table:table-cell>
          <table:table-cell office:value-type="string">
            <text:p>64,481407</text:p>
          </table:table-cell>
          <table:table-cell office:value-type="string">
            <text:p>56,038208</text:p>
          </table:table-cell>
          <table:table-cell office:value-type="string">
            <text:p>9,1380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5,114151</text:p>
          </table:table-cell>
          <table:table-cell office:value-type="string">
            <text:p>19,276991</text:p>
          </table:table-cell>
          <table:table-cell office:value-type="string">
            <text:p>211,195618</text:p>
          </table:table-cell>
          <table:table-cell office:value-type="string">
            <text:p>11,509890</text:p>
          </table:table-cell>
          <table:table-cell office:value-type="string">
            <text:p>199,127777</text:p>
          </table:table-cell>
          <table:table-cell office:value-type="string">
            <text:p>12,529464</text:p>
          </table:table-cell>
          <table:table-cell office:value-type="string">
            <text:p>138,234161</text:p>
          </table:table-cell>
          <table:table-cell office:value-type="string">
            <text:p>12,507579</text:p>
          </table:table-cell>
          <table:table-cell office:value-type="string">
            <text:p>28,281563</text:p>
          </table:table-cell>
          <table:table-cell office:value-type="string">
            <text:p>12,798038</text:p>
          </table:table-cell>
          <table:table-cell office:value-type="string">
            <text:p>25,354399</text:p>
          </table:table-cell>
          <table:table-cell office:value-type="string">
            <text:p>61,8757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7,139313</text:p>
          </table:table-cell>
          <table:table-cell office:value-type="string">
            <text:p>24,389694</text:p>
          </table:table-cell>
        </table:table-row>
        <table:table-row table:style-name="ro1">
          <table:table-cell office:value-type="string">
            <text:p>GPE91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0,100159</text:p>
          </table:table-cell>
          <table:table-cell office:value-type="string">
            <text:p>418,184723</text:p>
          </table:table-cell>
          <table:table-cell office:value-type="string">
            <text:p>3077,419434</text:p>
          </table:table-cell>
          <table:table-cell office:value-type="string">
            <text:p>160,962143</text:p>
          </table:table-cell>
          <table:table-cell office:value-type="string">
            <text:p>4892,919434</text:p>
          </table:table-cell>
          <table:table-cell office:value-type="string">
            <text:p>127,6782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89,619019</text:p>
          </table:table-cell>
          <table:table-cell office:value-type="string">
            <text:p>40,838734</text:p>
          </table:table-cell>
          <table:table-cell office:value-type="string">
            <text:p>2956,140625</text:p>
          </table:table-cell>
          <table:table-cell office:value-type="string">
            <text:p>54,913483</text:p>
          </table:table-cell>
          <table:table-cell office:value-type="string">
            <text:p>3462,879883</text:p>
          </table:table-cell>
          <table:table-cell office:value-type="string">
            <text:p>48,884319</text:p>
          </table:table-cell>
          <table:table-cell office:value-type="string">
            <text:p>3200,879639</text:p>
          </table:table-cell>
          <table:table-cell office:value-type="string">
            <text:p>43,667942</text:p>
          </table:table-cell>
          <table:table-cell office:value-type="string">
            <text:p>212,876251</text:p>
          </table:table-cell>
          <table:table-cell office:value-type="string">
            <text:p>7,858220</text:p>
          </table:table-cell>
          <table:table-cell office:value-type="string">
            <text:p>12,968007</text:p>
          </table:table-cell>
          <table:table-cell office:value-type="string">
            <text:p>4,965101</text:p>
          </table:table-cell>
          <table:table-cell office:value-type="string">
            <text:p>19,788836</text:p>
          </table:table-cell>
          <table:table-cell office:value-type="string">
            <text:p>7,311663</text:p>
          </table:table-cell>
          <table:table-cell office:value-type="string">
            <text:p>46,008980</text:p>
          </table:table-cell>
          <table:table-cell office:value-type="string">
            <text:p>4,691039</text:p>
          </table:table-cell>
          <table:table-cell office:value-type="string">
            <text:p>1411,805664</text:p>
          </table:table-cell>
          <table:table-cell office:value-type="string">
            <text:p>26,578943</text:p>
          </table:table-cell>
          <table:table-cell office:value-type="string">
            <text:p>42,758659</text:p>
          </table:table-cell>
          <table:table-cell office:value-type="string">
            <text:p>7,470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3,075157</text:p>
          </table:table-cell>
          <table:table-cell office:value-type="string">
            <text:p>18,207651</text:p>
          </table:table-cell>
          <table:table-cell office:value-type="string">
            <text:p>57,864784</text:p>
          </table:table-cell>
          <table:table-cell office:value-type="string">
            <text:p>8,709281</text:p>
          </table:table-cell>
          <table:table-cell office:value-type="string">
            <text:p>20,132450</text:p>
          </table:table-cell>
          <table:table-cell office:value-type="string">
            <text:p>9,396151</text:p>
          </table:table-cell>
          <table:table-cell office:value-type="string">
            <text:p>37,718761</text:p>
          </table:table-cell>
          <table:table-cell office:value-type="string">
            <text:p>9,883838</text:p>
          </table:table-cell>
          <table:table-cell office:value-type="string">
            <text:p>7,175085</text:p>
          </table:table-cell>
          <table:table-cell office:value-type="string">
            <text:p>10,302875</text:p>
          </table:table-cell>
          <table:table-cell office:value-type="string">
            <text:p>14,525725</text:p>
          </table:table-cell>
          <table:table-cell office:value-type="string">
            <text:p>37,78438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8,228035</text:p>
          </table:table-cell>
          <table:table-cell office:value-type="string">
            <text:p>19,139931</text:p>
          </table:table-cell>
        </table:table-row>
        <table:table-row table:style-name="ro1">
          <table:table-cell office:value-type="string">
            <text:p>GPE92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87,697388</text:p>
          </table:table-cell>
          <table:table-cell office:value-type="string">
            <text:p>417,879181</text:p>
          </table:table-cell>
          <table:table-cell office:value-type="string">
            <text:p>6997,791504</text:p>
          </table:table-cell>
          <table:table-cell office:value-type="string">
            <text:p>221,472412</text:p>
          </table:table-cell>
          <table:table-cell office:value-type="string">
            <text:p>13330,521484</text:p>
          </table:table-cell>
          <table:table-cell office:value-type="string">
            <text:p>293,783752</text:p>
          </table:table-cell>
          <table:table-cell office:value-type="string">
            <text:p>49,256275</text:p>
          </table:table-cell>
          <table:table-cell office:value-type="string">
            <text:p>24,646954</text:p>
          </table:table-cell>
          <table:table-cell office:value-type="string">
            <text:p>1706,372437</text:p>
          </table:table-cell>
          <table:table-cell office:value-type="string">
            <text:p>39,014725</text:p>
          </table:table-cell>
          <table:table-cell office:value-type="string">
            <text:p>718,716736</text:p>
          </table:table-cell>
          <table:table-cell office:value-type="string">
            <text:p>20,290789</text:p>
          </table:table-cell>
          <table:table-cell office:value-type="string">
            <text:p>1920,285889</text:p>
          </table:table-cell>
          <table:table-cell office:value-type="string">
            <text:p>29,230862</text:p>
          </table:table-cell>
          <table:table-cell office:value-type="string">
            <text:p>4092,012207</text:p>
          </table:table-cell>
          <table:table-cell office:value-type="string">
            <text:p>54,421875</text:p>
          </table:table-cell>
          <table:table-cell office:value-type="string">
            <text:p>407,856079</text:p>
          </table:table-cell>
          <table:table-cell office:value-type="string">
            <text:p>12,265751</text:p>
          </table:table-cell>
          <table:table-cell office:value-type="string">
            <text:p>15,939264</text:p>
          </table:table-cell>
          <table:table-cell office:value-type="string">
            <text:p>5,055075</text:p>
          </table:table-cell>
          <table:table-cell office:value-type="string">
            <text:p>24,454765</text:p>
          </table:table-cell>
          <table:table-cell office:value-type="string">
            <text:p>7,316228</text:p>
          </table:table-cell>
          <table:table-cell office:value-type="string">
            <text:p>52,202957</text:p>
          </table:table-cell>
          <table:table-cell office:value-type="string">
            <text:p>4,710042</text:p>
          </table:table-cell>
          <table:table-cell office:value-type="string">
            <text:p>2992,912354</text:p>
          </table:table-cell>
          <table:table-cell office:value-type="string">
            <text:p>51,810379</text:p>
          </table:table-cell>
          <table:table-cell office:value-type="string">
            <text:p>42,231056</text:p>
          </table:table-cell>
          <table:table-cell office:value-type="string">
            <text:p>7,3507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512661</text:p>
          </table:table-cell>
          <table:table-cell office:value-type="string">
            <text:p>18,025305</text:p>
          </table:table-cell>
          <table:table-cell office:value-type="string">
            <text:p>36,977566</text:p>
          </table:table-cell>
          <table:table-cell office:value-type="string">
            <text:p>8,460317</text:p>
          </table:table-cell>
          <table:table-cell office:value-type="string">
            <text:p>22,956989</text:p>
          </table:table-cell>
          <table:table-cell office:value-type="string">
            <text:p>9,147183</text:p>
          </table:table-cell>
          <table:table-cell office:value-type="string">
            <text:p>57,766697</text:p>
          </table:table-cell>
          <table:table-cell office:value-type="string">
            <text:p>9,699010</text:p>
          </table:table-cell>
          <table:table-cell office:value-type="string">
            <text:p>12,048280</text:p>
          </table:table-cell>
          <table:table-cell office:value-type="string">
            <text:p>9,90343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6,456200</text:p>
          </table:table-cell>
          <table:table-cell office:value-type="string">
            <text:p>18,664116</text:p>
          </table:table-cell>
        </table:table-row>
        <table:table-row table:style-name="ro1">
          <table:table-cell office:value-type="string">
            <text:p>GPE93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74,930664</text:p>
          </table:table-cell>
          <table:table-cell office:value-type="string">
            <text:p>484,433105</text:p>
          </table:table-cell>
          <table:table-cell office:value-type="string">
            <text:p>7867,829590</text:p>
          </table:table-cell>
          <table:table-cell office:value-type="string">
            <text:p>250,082031</text:p>
          </table:table-cell>
          <table:table-cell office:value-type="string">
            <text:p>17146,949219</text:p>
          </table:table-cell>
          <table:table-cell office:value-type="string">
            <text:p>372,979980</text:p>
          </table:table-cell>
          <table:table-cell office:value-type="string">
            <text:p>69,419952</text:p>
          </table:table-cell>
          <table:table-cell office:value-type="string">
            <text:p>31,819401</text:p>
          </table:table-cell>
          <table:table-cell office:value-type="string">
            <text:p>2335,122314</text:p>
          </table:table-cell>
          <table:table-cell office:value-type="string">
            <text:p>51,392689</text:p>
          </table:table-cell>
          <table:table-cell office:value-type="string">
            <text:p>6716,884766</text:p>
          </table:table-cell>
          <table:table-cell office:value-type="string">
            <text:p>115,023918</text:p>
          </table:table-cell>
          <table:table-cell office:value-type="string">
            <text:p>4710,768066</text:p>
          </table:table-cell>
          <table:table-cell office:value-type="string">
            <text:p>65,118340</text:p>
          </table:table-cell>
          <table:table-cell office:value-type="string">
            <text:p>11468,043945</text:p>
          </table:table-cell>
          <table:table-cell office:value-type="string">
            <text:p>145,938171</text:p>
          </table:table-cell>
          <table:table-cell office:value-type="string">
            <text:p>488,959259</text:p>
          </table:table-cell>
          <table:table-cell office:value-type="string">
            <text:p>14,538440</text:p>
          </table:table-cell>
          <table:table-cell office:value-type="string">
            <text:p>37,086651</text:p>
          </table:table-cell>
          <table:table-cell office:value-type="string">
            <text:p>5,954086</text:p>
          </table:table-cell>
          <table:table-cell office:value-type="string">
            <text:p>46,705849</text:p>
          </table:table-cell>
          <table:table-cell office:value-type="string">
            <text:p>7,828181</text:p>
          </table:table-cell>
          <table:table-cell office:value-type="string">
            <text:p>86,758507</text:p>
          </table:table-cell>
          <table:table-cell office:value-type="string">
            <text:p>5,730107</text:p>
          </table:table-cell>
          <table:table-cell office:value-type="string">
            <text:p>3601,553711</text:p>
          </table:table-cell>
          <table:table-cell office:value-type="string">
            <text:p>61,860752</text:p>
          </table:table-cell>
          <table:table-cell office:value-type="string">
            <text:p>87,451599</text:p>
          </table:table-cell>
          <table:table-cell office:value-type="string">
            <text:p>8,9239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155067</text:p>
          </table:table-cell>
          <table:table-cell office:value-type="string">
            <text:p>18,662930</text:p>
          </table:table-cell>
          <table:table-cell office:value-type="string">
            <text:p>67,443893</text:p>
          </table:table-cell>
          <table:table-cell office:value-type="string">
            <text:p>10,232647</text:p>
          </table:table-cell>
          <table:table-cell office:value-type="string">
            <text:p>39,009640</text:p>
          </table:table-cell>
          <table:table-cell office:value-type="string">
            <text:p>11,074547</text:p>
          </table:table-cell>
          <table:table-cell office:value-type="string">
            <text:p>77,425392</text:p>
          </table:table-cell>
          <table:table-cell office:value-type="string">
            <text:p>11,468122</text:p>
          </table:table-cell>
          <table:table-cell office:value-type="string">
            <text:p>20,659779</text:p>
          </table:table-cell>
          <table:table-cell office:value-type="string">
            <text:p>11,899821</text:p>
          </table:table-cell>
          <table:table-cell office:value-type="string">
            <text:p>9,992807</text:p>
          </table:table-cell>
          <table:table-cell office:value-type="string">
            <text:p>43,78247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2,181160</text:p>
          </table:table-cell>
          <table:table-cell office:value-type="string">
            <text:p>22,455938</text:p>
          </table:table-cell>
        </table:table-row>
        <table:table-row table:style-name="ro1">
          <table:table-cell office:value-type="string">
            <text:p>GPE94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18,410522</text:p>
          </table:table-cell>
          <table:table-cell office:value-type="string">
            <text:p>446,609711</text:p>
          </table:table-cell>
          <table:table-cell office:value-type="string">
            <text:p>620,035400</text:p>
          </table:table-cell>
          <table:table-cell office:value-type="string">
            <text:p>139,618896</text:p>
          </table:table-cell>
          <table:table-cell office:value-type="string">
            <text:p>453,357422</text:p>
          </table:table-cell>
          <table:table-cell office:value-type="string">
            <text:p>59,387962</text:p>
          </table:table-cell>
          <table:table-cell office:value-type="string">
            <text:p>52,551559</text:p>
          </table:table-cell>
          <table:table-cell office:value-type="string">
            <text:p>24,675211</text:p>
          </table:table-cell>
          <table:table-cell office:value-type="string">
            <text:p>50,763523</text:p>
          </table:table-cell>
          <table:table-cell office:value-type="string">
            <text:p>15,787625</text:p>
          </table:table-cell>
          <table:table-cell office:value-type="string">
            <text:p>17,643585</text:p>
          </table:table-cell>
          <table:table-cell office:value-type="string">
            <text:p>12,465787</text:p>
          </table:table-cell>
          <table:table-cell office:value-type="string">
            <text:p>61,704124</text:p>
          </table:table-cell>
          <table:table-cell office:value-type="string">
            <text:p>9,135483</text:p>
          </table:table-cell>
          <table:table-cell office:value-type="string">
            <text:p>574,477905</text:p>
          </table:table-cell>
          <table:table-cell office:value-type="string">
            <text:p>13,994416</text:p>
          </table:table-cell>
          <table:table-cell office:value-type="string">
            <text:p>28,691511</text:p>
          </table:table-cell>
          <table:table-cell office:value-type="string">
            <text:p>5,948116</text:p>
          </table:table-cell>
          <table:table-cell office:value-type="string">
            <text:p>0,492846</text:p>
          </table:table-cell>
          <table:table-cell office:value-type="string">
            <text:p>6,006566</text:p>
          </table:table-cell>
          <table:table-cell office:value-type="string">
            <text:p>30,984867</text:p>
          </table:table-cell>
          <table:table-cell office:value-type="string">
            <text:p>8,022002</text:p>
          </table:table-cell>
          <table:table-cell office:value-type="string">
            <text:p>19,239710</text:p>
          </table:table-cell>
          <table:table-cell office:value-type="string">
            <text:p>5,586272</text:p>
          </table:table-cell>
          <table:table-cell office:value-type="string">
            <text:p>16,929823</text:p>
          </table:table-cell>
          <table:table-cell office:value-type="string">
            <text:p>9,507438</text:p>
          </table:table-cell>
          <table:table-cell office:value-type="string">
            <text:p>76,459702</text:p>
          </table:table-cell>
          <table:table-cell office:value-type="string">
            <text:p>9,4516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,986298</text:p>
          </table:table-cell>
          <table:table-cell office:value-type="string">
            <text:p>18,953339</text:p>
          </table:table-cell>
          <table:table-cell office:value-type="string">
            <text:p>46,421860</text:p>
          </table:table-cell>
          <table:table-cell office:value-type="string">
            <text:p>10,900193</text:p>
          </table:table-cell>
          <table:table-cell office:value-type="string">
            <text:p>21,918781</text:p>
          </table:table-cell>
          <table:table-cell office:value-type="string">
            <text:p>11,689139</text:p>
          </table:table-cell>
          <table:table-cell office:value-type="string">
            <text:p>45,033138</text:p>
          </table:table-cell>
          <table:table-cell office:value-type="string">
            <text:p>12,155380</text:p>
          </table:table-cell>
          <table:table-cell office:value-type="string">
            <text:p>9,213144</text:p>
          </table:table-cell>
          <table:table-cell office:value-type="string">
            <text:p>12,732097</text:p>
          </table:table-cell>
          <table:table-cell office:value-type="string">
            <text:p>102,162384</text:p>
          </table:table-cell>
          <table:table-cell office:value-type="string">
            <text:p>33,91661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8,716072</text:p>
          </table:table-cell>
          <table:table-cell office:value-type="string">
            <text:p>24,106716</text:p>
          </table:table-cell>
        </table:table-row>
        <table:table-row table:style-name="ro1">
          <table:table-cell office:value-type="string">
            <text:p>GPE95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6,517700</text:p>
          </table:table-cell>
          <table:table-cell office:value-type="string">
            <text:p>423,602783</text:p>
          </table:table-cell>
          <table:table-cell office:value-type="string">
            <text:p>1799,782349</text:p>
          </table:table-cell>
          <table:table-cell office:value-type="string">
            <text:p>145,743912</text:p>
          </table:table-cell>
          <table:table-cell office:value-type="string">
            <text:p>4099,953613</text:p>
          </table:table-cell>
          <table:table-cell office:value-type="string">
            <text:p>113,805817</text:p>
          </table:table-cell>
          <table:table-cell office:value-type="string">
            <text:p>32,763626</text:p>
          </table:table-cell>
          <table:table-cell office:value-type="string">
            <text:p>26,283583</text:p>
          </table:table-cell>
          <table:table-cell office:value-type="string">
            <text:p>648,463074</text:p>
          </table:table-cell>
          <table:table-cell office:value-type="string">
            <text:p>23,197916</text:p>
          </table:table-cell>
          <table:table-cell office:value-type="string">
            <text:p>2097,906250</text:p>
          </table:table-cell>
          <table:table-cell office:value-type="string">
            <text:p>41,477871</text:p>
          </table:table-cell>
          <table:table-cell office:value-type="string">
            <text:p>2574,153564</text:p>
          </table:table-cell>
          <table:table-cell office:value-type="string">
            <text:p>37,630196</text:p>
          </table:table-cell>
          <table:table-cell office:value-type="string">
            <text:p>4814,874023</text:p>
          </table:table-cell>
          <table:table-cell office:value-type="string">
            <text:p>63,431099</text:p>
          </table:table-cell>
          <table:table-cell office:value-type="string">
            <text:p>180,108139</text:p>
          </table:table-cell>
          <table:table-cell office:value-type="string">
            <text:p>7,496580</text:p>
          </table:table-cell>
          <table:table-cell office:value-type="string">
            <text:p>10,442173</text:p>
          </table:table-cell>
          <table:table-cell office:value-type="string">
            <text:p>5,486336</text:p>
          </table:table-cell>
          <table:table-cell office:value-type="string">
            <text:p>32,355278</text:p>
          </table:table-cell>
          <table:table-cell office:value-type="string">
            <text:p>7,660187</text:p>
          </table:table-cell>
          <table:table-cell office:value-type="string">
            <text:p>21,667149</text:p>
          </table:table-cell>
          <table:table-cell office:value-type="string">
            <text:p>5,029341</text:p>
          </table:table-cell>
          <table:table-cell office:value-type="string">
            <text:p>628,747314</text:p>
          </table:table-cell>
          <table:table-cell office:value-type="string">
            <text:p>15,110169</text:p>
          </table:table-cell>
          <table:table-cell office:value-type="string">
            <text:p>59,107010</text:p>
          </table:table-cell>
          <table:table-cell office:value-type="string">
            <text:p>8,6065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6,865067</text:p>
          </table:table-cell>
          <table:table-cell office:value-type="string">
            <text:p>18,855700</text:p>
          </table:table-cell>
          <table:table-cell office:value-type="string">
            <text:p>55,805923</text:p>
          </table:table-cell>
          <table:table-cell office:value-type="string">
            <text:p>10,045115</text:p>
          </table:table-cell>
          <table:table-cell office:value-type="string">
            <text:p>23,149904</text:p>
          </table:table-cell>
          <table:table-cell office:value-type="string">
            <text:p>10,748878</text:p>
          </table:table-cell>
          <table:table-cell office:value-type="string">
            <text:p>38,687214</text:p>
          </table:table-cell>
          <table:table-cell office:value-type="string">
            <text:p>11,182137</text:p>
          </table:table-cell>
          <table:table-cell office:value-type="string">
            <text:p>15,578590</text:p>
          </table:table-cell>
          <table:table-cell office:value-type="string">
            <text:p>11,701653</text:p>
          </table:table-cell>
          <table:table-cell office:value-type="string">
            <text:p>36,434887</text:p>
          </table:table-cell>
          <table:table-cell office:value-type="string">
            <text:p>37,2589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7,300758</text:p>
          </table:table-cell>
          <table:table-cell office:value-type="string">
            <text:p>22,205280</text:p>
          </table:table-cell>
        </table:table-row>
        <table:table-row table:style-name="ro1">
          <table:table-cell office:value-type="string">
            <text:p>GPE96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29,134521</text:p>
          </table:table-cell>
          <table:table-cell office:value-type="string">
            <text:p>558,481079</text:p>
          </table:table-cell>
          <table:table-cell office:value-type="string">
            <text:p>13083,000977</text:p>
          </table:table-cell>
          <table:table-cell office:value-type="string">
            <text:p>371,623566</text:p>
          </table:table-cell>
          <table:table-cell office:value-type="string">
            <text:p>57532,468750</text:p>
          </table:table-cell>
          <table:table-cell office:value-type="string">
            <text:p>1201,890015</text:p>
          </table:table-cell>
          <table:table-cell office:value-type="string">
            <text:p>973,176941</text:p>
          </table:table-cell>
          <table:table-cell office:value-type="string">
            <text:p>54,187119</text:p>
          </table:table-cell>
          <table:table-cell office:value-type="string">
            <text:p>6508,408691</text:p>
          </table:table-cell>
          <table:table-cell office:value-type="string">
            <text:p>126,297829</text:p>
          </table:table-cell>
          <table:table-cell office:value-type="string">
            <text:p>31952,345703</text:p>
          </table:table-cell>
          <table:table-cell office:value-type="string">
            <text:p>521,974487</text:p>
          </table:table-cell>
          <table:table-cell office:value-type="string">
            <text:p>41708,523438</text:p>
          </table:table-cell>
          <table:table-cell office:value-type="string">
            <text:p>547,220032</text:p>
          </table:table-cell>
          <table:table-cell office:value-type="string">
            <text:p>25273,882813</text:p>
          </table:table-cell>
          <table:table-cell office:value-type="string">
            <text:p>318,247467</text:p>
          </table:table-cell>
          <table:table-cell office:value-type="string">
            <text:p>2994,444092</text:p>
          </table:table-cell>
          <table:table-cell office:value-type="string">
            <text:p>78,721825</text:p>
          </table:table-cell>
          <table:table-cell office:value-type="string">
            <text:p>48,053719</text:p>
          </table:table-cell>
          <table:table-cell office:value-type="string">
            <text:p>7,512972</text:p>
          </table:table-cell>
          <table:table-cell office:value-type="string">
            <text:p>46,734680</text:p>
          </table:table-cell>
          <table:table-cell office:value-type="string">
            <text:p>8,253767</text:p>
          </table:table-cell>
          <table:table-cell office:value-type="string">
            <text:p>328,435181</text:p>
          </table:table-cell>
          <table:table-cell office:value-type="string">
            <text:p>9,131129</text:p>
          </table:table-cell>
          <table:table-cell office:value-type="string">
            <text:p>8655,844727</text:p>
          </table:table-cell>
          <table:table-cell office:value-type="string">
            <text:p>144,921417</text:p>
          </table:table-cell>
          <table:table-cell office:value-type="string">
            <text:p>93,069107</text:p>
          </table:table-cell>
          <table:table-cell office:value-type="string">
            <text:p>10,055518</text:p>
          </table:table-cell>
          <table:table-cell office:value-type="string">
            <text:p>299,729004</text:p>
          </table:table-cell>
          <table:table-cell office:value-type="string">
            <text:p>17,339169</text:p>
          </table:table-cell>
          <table:table-cell office:value-type="string">
            <text:p>688,106567</text:p>
          </table:table-cell>
          <table:table-cell office:value-type="string">
            <text:p>22,054504</text:p>
          </table:table-cell>
          <table:table-cell office:value-type="string">
            <text:p>147,768997</text:p>
          </table:table-cell>
          <table:table-cell office:value-type="string">
            <text:p>11,915498</text:p>
          </table:table-cell>
          <table:table-cell office:value-type="string">
            <text:p>201,861862</text:p>
          </table:table-cell>
          <table:table-cell office:value-type="string">
            <text:p>13,235826</text:p>
          </table:table-cell>
          <table:table-cell office:value-type="string">
            <text:p>183,980148</text:p>
          </table:table-cell>
          <table:table-cell office:value-type="string">
            <text:p>13,484699</text:p>
          </table:table-cell>
          <table:table-cell office:value-type="string">
            <text:p>98,320877</text:p>
          </table:table-cell>
          <table:table-cell office:value-type="string">
            <text:p>13,874619</text:p>
          </table:table-cell>
          <table:table-cell office:value-type="string">
            <text:p>29,343262</text:p>
          </table:table-cell>
          <table:table-cell office:value-type="string">
            <text:p>70,28720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6,127831</text:p>
          </table:table-cell>
          <table:table-cell office:value-type="string">
            <text:p>26,055647</text:p>
          </table:table-cell>
        </table:table-row>
        <table:table-row table:style-name="ro1">
          <table:table-cell office:value-type="string">
            <text:p>GPE97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84,010254</text:p>
          </table:table-cell>
          <table:table-cell office:value-type="string">
            <text:p>539,717224</text:p>
          </table:table-cell>
          <table:table-cell office:value-type="string">
            <text:p>6069,091309</text:p>
          </table:table-cell>
          <table:table-cell office:value-type="string">
            <text:p>234,001617</text:p>
          </table:table-cell>
          <table:table-cell office:value-type="string">
            <text:p>26604,531250</text:p>
          </table:table-cell>
          <table:table-cell office:value-type="string">
            <text:p>567,406677</text:p>
          </table:table-cell>
          <table:table-cell office:value-type="string">
            <text:p>136,426910</text:p>
          </table:table-cell>
          <table:table-cell office:value-type="string">
            <text:p>45,122452</text:p>
          </table:table-cell>
          <table:table-cell office:value-type="string">
            <text:p>3990,191650</text:p>
          </table:table-cell>
          <table:table-cell office:value-type="string">
            <text:p>81,738655</text:p>
          </table:table-cell>
          <table:table-cell office:value-type="string">
            <text:p>21578,988281</text:p>
          </table:table-cell>
          <table:table-cell office:value-type="string">
            <text:p>354,516937</text:p>
          </table:table-cell>
          <table:table-cell office:value-type="string">
            <text:p>14941,234375</text:p>
          </table:table-cell>
          <table:table-cell office:value-type="string">
            <text:p>197,978119</text:p>
          </table:table-cell>
          <table:table-cell office:value-type="string">
            <text:p>49109,187500</text:p>
          </table:table-cell>
          <table:table-cell office:value-type="string">
            <text:p>615,368835</text:p>
          </table:table-cell>
          <table:table-cell office:value-type="string">
            <text:p>1298,809692</text:p>
          </table:table-cell>
          <table:table-cell office:value-type="string">
            <text:p>34,944271</text:p>
          </table:table-cell>
          <table:table-cell office:value-type="string">
            <text:p>14,800745</text:p>
          </table:table-cell>
          <table:table-cell office:value-type="string">
            <text:p>6,436960</text:p>
          </table:table-cell>
          <table:table-cell office:value-type="string">
            <text:p>44,369652</text:p>
          </table:table-cell>
          <table:table-cell office:value-type="string">
            <text:p>7,992710</text:p>
          </table:table-cell>
          <table:table-cell office:value-type="string">
            <text:p>155,508682</text:p>
          </table:table-cell>
          <table:table-cell office:value-type="string">
            <text:p>6,612838</text:p>
          </table:table-cell>
          <table:table-cell office:value-type="string">
            <text:p>6534,997070</text:p>
          </table:table-cell>
          <table:table-cell office:value-type="string">
            <text:p>109,950653</text:p>
          </table:table-cell>
          <table:table-cell office:value-type="string">
            <text:p>75,766937</text:p>
          </table:table-cell>
          <table:table-cell office:value-type="string">
            <text:p>9,385329</text:p>
          </table:table-cell>
          <table:table-cell office:value-type="string">
            <text:p>54,097782</text:p>
          </table:table-cell>
          <table:table-cell office:value-type="string">
            <text:p>15,691927</text:p>
          </table:table-cell>
          <table:table-cell office:value-type="string">
            <text:p>412,533508</text:p>
          </table:table-cell>
          <table:table-cell office:value-type="string">
            <text:p>20,120111</text:p>
          </table:table-cell>
          <table:table-cell office:value-type="string">
            <text:p>137,020493</text:p>
          </table:table-cell>
          <table:table-cell office:value-type="string">
            <text:p>11,324723</text:p>
          </table:table-cell>
          <table:table-cell office:value-type="string">
            <text:p>76,925201</text:p>
          </table:table-cell>
          <table:table-cell office:value-type="string">
            <text:p>12,099442</text:p>
          </table:table-cell>
          <table:table-cell office:value-type="string">
            <text:p>346,880249</text:p>
          </table:table-cell>
          <table:table-cell office:value-type="string">
            <text:p>13,917873</text:p>
          </table:table-cell>
          <table:table-cell office:value-type="string">
            <text:p>54,105705</text:p>
          </table:table-cell>
          <table:table-cell office:value-type="string">
            <text:p>12,98159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16,213196</text:p>
          </table:table-cell>
          <table:table-cell office:value-type="string">
            <text:p>25,562019</text:p>
          </table:table-cell>
        </table:table-row>
        <table:table-row table:style-name="ro1">
          <table:table-cell office:value-type="string">
            <text:p>GPE98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0,597260</text:p>
          </table:table-cell>
          <table:table-cell office:value-type="string">
            <text:p>432,651031</text:p>
          </table:table-cell>
          <table:table-cell office:value-type="string">
            <text:p>4606,288574</text:p>
          </table:table-cell>
          <table:table-cell office:value-type="string">
            <text:p>199,448578</text:p>
          </table:table-cell>
          <table:table-cell office:value-type="string">
            <text:p>8684,377930</text:p>
          </table:table-cell>
          <table:table-cell office:value-type="string">
            <text:p>202,749741</text:p>
          </table:table-cell>
          <table:table-cell office:value-type="string">
            <text:p>95,046959</text:p>
          </table:table-cell>
          <table:table-cell office:value-type="string">
            <text:p>29,901882</text:p>
          </table:table-cell>
          <table:table-cell office:value-type="string">
            <text:p>2617,801270</text:p>
          </table:table-cell>
          <table:table-cell office:value-type="string">
            <text:p>56,057667</text:p>
          </table:table-cell>
          <table:table-cell office:value-type="string">
            <text:p>11734,383789</text:p>
          </table:table-cell>
          <table:table-cell office:value-type="string">
            <text:p>195,780579</text:p>
          </table:table-cell>
          <table:table-cell office:value-type="string">
            <text:p>20077,322266</text:p>
          </table:table-cell>
          <table:table-cell office:value-type="string">
            <text:p>265,495270</text:p>
          </table:table-cell>
          <table:table-cell office:value-type="string">
            <text:p>3600,091309</text:p>
          </table:table-cell>
          <table:table-cell office:value-type="string">
            <text:p>48,917091</text:p>
          </table:table-cell>
          <table:table-cell office:value-type="string">
            <text:p>306,793365</text:p>
          </table:table-cell>
          <table:table-cell office:value-type="string">
            <text:p>9,816080</text:p>
          </table:table-cell>
          <table:table-cell office:value-type="string">
            <text:p>9,086846</text:p>
          </table:table-cell>
          <table:table-cell office:value-type="string">
            <text:p>4,777423</text:p>
          </table:table-cell>
          <table:table-cell office:value-type="string">
            <text:p>34,191124</text:p>
          </table:table-cell>
          <table:table-cell office:value-type="string">
            <text:p>7,275007</text:p>
          </table:table-cell>
          <table:table-cell office:value-type="string">
            <text:p>57,561798</text:p>
          </table:table-cell>
          <table:table-cell office:value-type="string">
            <text:p>4,650136</text:p>
          </table:table-cell>
          <table:table-cell office:value-type="string">
            <text:p>2021,840942</text:p>
          </table:table-cell>
          <table:table-cell office:value-type="string">
            <text:p>36,089222</text:p>
          </table:table-cell>
          <table:table-cell office:value-type="string">
            <text:p>40,526802</text:p>
          </table:table-cell>
          <table:table-cell office:value-type="string">
            <text:p>7,2633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,908119</text:p>
          </table:table-cell>
          <table:table-cell office:value-type="string">
            <text:p>18,156616</text:p>
          </table:table-cell>
          <table:table-cell office:value-type="string">
            <text:p>139,937408</text:p>
          </table:table-cell>
          <table:table-cell office:value-type="string">
            <text:p>8,923666</text:p>
          </table:table-cell>
          <table:table-cell office:value-type="string">
            <text:p>92,358223</text:p>
          </table:table-cell>
          <table:table-cell office:value-type="string">
            <text:p>9,512358</text:p>
          </table:table-cell>
          <table:table-cell office:value-type="string">
            <text:p>38,330410</text:p>
          </table:table-cell>
          <table:table-cell office:value-type="string">
            <text:p>9,706516</text:p>
          </table:table-cell>
          <table:table-cell office:value-type="string">
            <text:p>18,175022</text:p>
          </table:table-cell>
          <table:table-cell office:value-type="string">
            <text:p>10,0008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3,596474</text:p>
          </table:table-cell>
          <table:table-cell office:value-type="string">
            <text:p>18,954802</text:p>
          </table:table-cell>
        </table:table-row>
        <table:table-row table:style-name="ro1">
          <table:table-cell office:value-type="string">
            <text:p>GPE99 <text:s text:c="6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47,660156</text:p>
          </table:table-cell>
          <table:table-cell office:value-type="string">
            <text:p>472,077484</text:p>
          </table:table-cell>
          <table:table-cell office:value-type="string">
            <text:p>8512,162109</text:p>
          </table:table-cell>
          <table:table-cell office:value-type="string">
            <text:p>258,201508</text:p>
          </table:table-cell>
          <table:table-cell office:value-type="string">
            <text:p>18736,722656</text:p>
          </table:table-cell>
          <table:table-cell office:value-type="string">
            <text:p>404,965454</text:p>
          </table:table-cell>
          <table:table-cell office:value-type="string">
            <text:p>131,191299</text:p>
          </table:table-cell>
          <table:table-cell office:value-type="string">
            <text:p>32,250504</text:p>
          </table:table-cell>
          <table:table-cell office:value-type="string">
            <text:p>2556,193604</text:p>
          </table:table-cell>
          <table:table-cell office:value-type="string">
            <text:p>54,811905</text:p>
          </table:table-cell>
          <table:table-cell office:value-type="string">
            <text:p>7197,266113</text:p>
          </table:table-cell>
          <table:table-cell office:value-type="string">
            <text:p>122,641426</text:p>
          </table:table-cell>
          <table:table-cell office:value-type="string">
            <text:p>5745,683594</text:p>
          </table:table-cell>
          <table:table-cell office:value-type="string">
            <text:p>78,414169</text:p>
          </table:table-cell>
          <table:table-cell office:value-type="string">
            <text:p>12334,774414</text:p>
          </table:table-cell>
          <table:table-cell office:value-type="string">
            <text:p>156,699570</text:p>
          </table:table-cell>
          <table:table-cell office:value-type="string">
            <text:p>512,944336</text:p>
          </table:table-cell>
          <table:table-cell office:value-type="string">
            <text:p>14,891079</text:p>
          </table:table-cell>
          <table:table-cell office:value-type="string">
            <text:p>38,667114</text:p>
          </table:table-cell>
          <table:table-cell office:value-type="string">
            <text:p>5,382534</text:p>
          </table:table-cell>
          <table:table-cell office:value-type="string">
            <text:p>34,293114</text:p>
          </table:table-cell>
          <table:table-cell office:value-type="string">
            <text:p>7,436417</text:p>
          </table:table-cell>
          <table:table-cell office:value-type="string">
            <text:p>86,714081</text:p>
          </table:table-cell>
          <table:table-cell office:value-type="string">
            <text:p>5,114253</text:p>
          </table:table-cell>
          <table:table-cell office:value-type="string">
            <text:p>3920,962158</text:p>
          </table:table-cell>
          <table:table-cell office:value-type="string">
            <text:p>66,962822</text:p>
          </table:table-cell>
          <table:table-cell office:value-type="string">
            <text:p>73,039284</text:p>
          </table:table-cell>
          <table:table-cell office:value-type="string">
            <text:p>7,70222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796043</text:p>
          </table:table-cell>
          <table:table-cell office:value-type="string">
            <text:p>18,096119</text:p>
          </table:table-cell>
          <table:table-cell office:value-type="string">
            <text:p>74,087830</text:p>
          </table:table-cell>
          <table:table-cell office:value-type="string">
            <text:p>8,787057</text:p>
          </table:table-cell>
          <table:table-cell office:value-type="string">
            <text:p>51,785225</text:p>
          </table:table-cell>
          <table:table-cell office:value-type="string">
            <text:p>9,486750</text:p>
          </table:table-cell>
          <table:table-cell office:value-type="string">
            <text:p>84,726181</text:p>
          </table:table-cell>
          <table:table-cell office:value-type="string">
            <text:p>10,028587</text:p>
          </table:table-cell>
          <table:table-cell office:value-type="string">
            <text:p>17,467352</text:p>
          </table:table-cell>
          <table:table-cell office:value-type="string">
            <text:p>10,3180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9,490089</text:p>
          </table:table-cell>
          <table:table-cell office:value-type="string">
            <text:p>19,474022</text:p>
          </table:table-cell>
        </table:table-row>
        <table:table-row table:style-name="ro1">
          <table:table-cell office:value-type="string">
            <text:p>GPE10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53,150635</text:p>
          </table:table-cell>
          <table:table-cell office:value-type="string">
            <text:p>579,531860</text:p>
          </table:table-cell>
          <table:table-cell office:value-type="string">
            <text:p>6311,546387</text:p>
          </table:table-cell>
          <table:table-cell office:value-type="string">
            <text:p>575,710510</text:p>
          </table:table-cell>
          <table:table-cell office:value-type="string">
            <text:p>23700,005859</text:p>
          </table:table-cell>
          <table:table-cell office:value-type="string">
            <text:p>509,365479</text:p>
          </table:table-cell>
          <table:table-cell office:value-type="string">
            <text:p>19,640303</text:p>
          </table:table-cell>
          <table:table-cell office:value-type="string">
            <text:p>44,519672</text:p>
          </table:table-cell>
          <table:table-cell office:value-type="string">
            <text:p>5077,633301</text:p>
          </table:table-cell>
          <table:table-cell office:value-type="string">
            <text:p>100,841072</text:p>
          </table:table-cell>
          <table:table-cell office:value-type="string">
            <text:p>22129,158203</text:p>
          </table:table-cell>
          <table:table-cell office:value-type="string">
            <text:p>363,709808</text:p>
          </table:table-cell>
          <table:table-cell office:value-type="string">
            <text:p>27440,492188</text:p>
          </table:table-cell>
          <table:table-cell office:value-type="string">
            <text:p>360,650238</text:p>
          </table:table-cell>
          <table:table-cell office:value-type="string">
            <text:p>19220,808594</text:p>
          </table:table-cell>
          <table:table-cell office:value-type="string">
            <text:p>242,780258</text:p>
          </table:table-cell>
          <table:table-cell office:value-type="string">
            <text:p>1100,805786</text:p>
          </table:table-cell>
          <table:table-cell office:value-type="string">
            <text:p>30,088755</text:p>
          </table:table-cell>
          <table:table-cell office:value-type="string">
            <text:p>40,220898</text:p>
          </table:table-cell>
          <table:table-cell office:value-type="string">
            <text:p>7,280633</text:p>
          </table:table-cell>
          <table:table-cell office:value-type="string">
            <text:p>39,063721</text:p>
          </table:table-cell>
          <table:table-cell office:value-type="string">
            <text:p>8,555819</text:p>
          </table:table-cell>
          <table:table-cell office:value-type="string">
            <text:p>160,237167</text:p>
          </table:table-cell>
          <table:table-cell office:value-type="string">
            <text:p>7,360168</text:p>
          </table:table-cell>
          <table:table-cell office:value-type="string">
            <text:p>5175,960938</text:p>
          </table:table-cell>
          <table:table-cell office:value-type="string">
            <text:p>87,810471</text:p>
          </table:table-cell>
          <table:table-cell office:value-type="string">
            <text:p>106,863380</text:p>
          </table:table-cell>
          <table:table-cell office:value-type="string">
            <text:p>10,812125</text:p>
          </table:table-cell>
          <table:table-cell office:value-type="string">
            <text:p>26,547445</text:p>
          </table:table-cell>
          <table:table-cell office:value-type="string">
            <text:p>16,767372</text:p>
          </table:table-cell>
          <table:table-cell office:value-type="string">
            <text:p>341,495148</text:p>
          </table:table-cell>
          <table:table-cell office:value-type="string">
            <text:p>20,450802</text:p>
          </table:table-cell>
          <table:table-cell office:value-type="string">
            <text:p>140,005493</text:p>
          </table:table-cell>
          <table:table-cell office:value-type="string">
            <text:p>12,866627</text:p>
          </table:table-cell>
          <table:table-cell office:value-type="string">
            <text:p>147,103134</text:p>
          </table:table-cell>
          <table:table-cell office:value-type="string">
            <text:p>14,045731</text:p>
          </table:table-cell>
          <table:table-cell office:value-type="string">
            <text:p>161,966309</text:p>
          </table:table-cell>
          <table:table-cell office:value-type="string">
            <text:p>14,436034</text:p>
          </table:table-cell>
          <table:table-cell office:value-type="string">
            <text:p>47,019348</text:p>
          </table:table-cell>
          <table:table-cell office:value-type="string">
            <text:p>14,817400</text:p>
          </table:table-cell>
          <table:table-cell office:value-type="string">
            <text:p>173,173233</text:p>
          </table:table-cell>
          <table:table-cell office:value-type="string">
            <text:p>63,84212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61,481750</text:p>
          </table:table-cell>
          <table:table-cell office:value-type="string">
            <text:p>28,142994</text:p>
          </table:table-cell>
        </table:table-row>
        <table:table-row table:style-name="ro1">
          <table:table-cell office:value-type="string">
            <text:p>GPE10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50,354004</text:p>
          </table:table-cell>
          <table:table-cell office:value-type="string">
            <text:p>461,724030</text:p>
          </table:table-cell>
          <table:table-cell office:value-type="string">
            <text:p>17030,484375</text:p>
          </table:table-cell>
          <table:table-cell office:value-type="string">
            <text:p>446,363556</text:p>
          </table:table-cell>
          <table:table-cell office:value-type="string">
            <text:p>27331,003906</text:p>
          </table:table-cell>
          <table:table-cell office:value-type="string">
            <text:p>580,335327</text:p>
          </table:table-cell>
          <table:table-cell office:value-type="string">
            <text:p>160,249802</text:p>
          </table:table-cell>
          <table:table-cell office:value-type="string">
            <text:p>30,976097</text:p>
          </table:table-cell>
          <table:table-cell office:value-type="string">
            <text:p>1616,859253</text:p>
          </table:table-cell>
          <table:table-cell office:value-type="string">
            <text:p>39,395718</text:p>
          </table:table-cell>
          <table:table-cell office:value-type="string">
            <text:p>11144,724609</text:p>
          </table:table-cell>
          <table:table-cell office:value-type="string">
            <text:p>186,146988</text:p>
          </table:table-cell>
          <table:table-cell office:value-type="string">
            <text:p>17804,111328</text:p>
          </table:table-cell>
          <table:table-cell office:value-type="string">
            <text:p>235,933990</text:p>
          </table:table-cell>
          <table:table-cell office:value-type="string">
            <text:p>5722,552246</text:p>
          </table:table-cell>
          <table:table-cell office:value-type="string">
            <text:p>74,858009</text:p>
          </table:table-cell>
          <table:table-cell office:value-type="string">
            <text:p>1069,079102</text:p>
          </table:table-cell>
          <table:table-cell office:value-type="string">
            <text:p>28,906622</text:p>
          </table:table-cell>
          <table:table-cell office:value-type="string">
            <text:p>3,942767</text:p>
          </table:table-cell>
          <table:table-cell office:value-type="string">
            <text:p>5,267798</text:p>
          </table:table-cell>
          <table:table-cell office:value-type="string">
            <text:p>40,215775</text:p>
          </table:table-cell>
          <table:table-cell office:value-type="string">
            <text:p>7,366881</text:p>
          </table:table-cell>
          <table:table-cell office:value-type="string">
            <text:p>175,539871</text:p>
          </table:table-cell>
          <table:table-cell office:value-type="string">
            <text:p>5,959681</text:p>
          </table:table-cell>
          <table:table-cell office:value-type="string">
            <text:p>6515,650879</text:p>
          </table:table-cell>
          <table:table-cell office:value-type="string">
            <text:p>109,527809</text:p>
          </table:table-cell>
          <table:table-cell office:value-type="string">
            <text:p>29,627901</text:p>
          </table:table-cell>
          <table:table-cell office:value-type="string">
            <text:p>7,2315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7,209930</text:p>
          </table:table-cell>
          <table:table-cell office:value-type="string">
            <text:p>18,916189</text:p>
          </table:table-cell>
          <table:table-cell office:value-type="string">
            <text:p>43,864540</text:p>
          </table:table-cell>
          <table:table-cell office:value-type="string">
            <text:p>8,432771</text:p>
          </table:table-cell>
          <table:table-cell office:value-type="string">
            <text:p>125,260529</text:p>
          </table:table-cell>
          <table:table-cell office:value-type="string">
            <text:p>9,495745</text:p>
          </table:table-cell>
          <table:table-cell office:value-type="string">
            <text:p>60,910698</text:p>
          </table:table-cell>
          <table:table-cell office:value-type="string">
            <text:p>9,435897</text:p>
          </table:table-cell>
          <table:table-cell office:value-type="string">
            <text:p>34,842438</text:p>
          </table:table-cell>
          <table:table-cell office:value-type="string">
            <text:p>9,793962</text:p>
          </table:table-cell>
          <table:table-cell office:value-type="string">
            <text:p>13,770237</text:p>
          </table:table-cell>
          <table:table-cell office:value-type="string">
            <text:p>48,5705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8,667267</text:p>
          </table:table-cell>
          <table:table-cell office:value-type="string">
            <text:p>18,654160</text:p>
          </table:table-cell>
        </table:table-row>
        <table:table-row table:style-name="ro1">
          <table:table-cell office:value-type="string">
            <text:p>GPE10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3,274658</text:p>
          </table:table-cell>
          <table:table-cell office:value-type="string">
            <text:p>403,512024</text:p>
          </table:table-cell>
          <table:table-cell office:value-type="string">
            <text:p>320,669800</text:p>
          </table:table-cell>
          <table:table-cell office:value-type="string">
            <text:p>402,813873</text:p>
          </table:table-cell>
          <table:table-cell office:value-type="string">
            <text:p>735,323669</text:p>
          </table:table-cell>
          <table:table-cell office:value-type="string">
            <text:p>59,644318</text:p>
          </table:table-cell>
          <table:table-cell office:value-type="string">
            <text:p>15,230557</text:p>
          </table:table-cell>
          <table:table-cell office:value-type="string">
            <text:p>23,009790</text:p>
          </table:table-cell>
          <table:table-cell office:value-type="string">
            <text:p>1210,921265</text:p>
          </table:table-cell>
          <table:table-cell office:value-type="string">
            <text:p>30,855539</text:p>
          </table:table-cell>
          <table:table-cell office:value-type="string">
            <text:p>1954,439453</text:p>
          </table:table-cell>
          <table:table-cell office:value-type="string">
            <text:p>39,092869</text:p>
          </table:table-cell>
          <table:table-cell office:value-type="string">
            <text:p>5474,391602</text:p>
          </table:table-cell>
          <table:table-cell office:value-type="string">
            <text:p>74,719460</text:p>
          </table:table-cell>
          <table:table-cell office:value-type="string">
            <text:p>1296,872925</text:p>
          </table:table-cell>
          <table:table-cell office:value-type="string">
            <text:p>21,443485</text:p>
          </table:table-cell>
          <table:table-cell office:value-type="string">
            <text:p>31,609232</text:p>
          </table:table-cell>
          <table:table-cell office:value-type="string">
            <text:p>4,764001</text:p>
          </table:table-cell>
          <table:table-cell office:value-type="string">
            <text:p>3,015537</text:p>
          </table:table-cell>
          <table:table-cell office:value-type="string">
            <text:p>4,677494</text:p>
          </table:table-cell>
          <table:table-cell office:value-type="string">
            <text:p>22,982460</text:p>
          </table:table-cell>
          <table:table-cell office:value-type="string">
            <text:p>7,235600</text:p>
          </table:table-cell>
          <table:table-cell office:value-type="string">
            <text:p>19,219669</text:p>
          </table:table-cell>
          <table:table-cell office:value-type="string">
            <text:p>4,393739</text:p>
          </table:table-cell>
          <table:table-cell office:value-type="string">
            <text:p>168,221970</text:p>
          </table:table-cell>
          <table:table-cell office:value-type="string">
            <text:p>9,549993</text:p>
          </table:table-cell>
          <table:table-cell office:value-type="string">
            <text:p>42,937073</text:p>
          </table:table-cell>
          <table:table-cell office:value-type="string">
            <text:p>7,5368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,920677</text:p>
          </table:table-cell>
          <table:table-cell office:value-type="string">
            <text:p>18,184822</text:p>
          </table:table-cell>
          <table:table-cell office:value-type="string">
            <text:p>54,773556</text:p>
          </table:table-cell>
          <table:table-cell office:value-type="string">
            <text:p>8,933277</text:p>
          </table:table-cell>
          <table:table-cell office:value-type="string">
            <text:p>34,821312</text:p>
          </table:table-cell>
          <table:table-cell office:value-type="string">
            <text:p>9,662777</text:p>
          </table:table-cell>
          <table:table-cell office:value-type="string">
            <text:p>25,382723</text:p>
          </table:table-cell>
          <table:table-cell office:value-type="string">
            <text:p>9,887582</text:p>
          </table:table-cell>
          <table:table-cell office:value-type="string">
            <text:p>6,972385</text:p>
          </table:table-cell>
          <table:table-cell office:value-type="string">
            <text:p>10,347868</text:p>
          </table:table-cell>
          <table:table-cell office:value-type="string">
            <text:p>0,534773</text:p>
          </table:table-cell>
          <table:table-cell office:value-type="string">
            <text:p>36,4936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6,791870</text:p>
          </table:table-cell>
          <table:table-cell office:value-type="string">
            <text:p>19,701117</text:p>
          </table:table-cell>
        </table:table-row>
        <table:table-row table:style-name="ro1">
          <table:table-cell office:value-type="string">
            <text:p>GPE10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36,259766</text:p>
          </table:table-cell>
          <table:table-cell office:value-type="string">
            <text:p>652,472778</text:p>
          </table:table-cell>
          <table:table-cell office:value-type="string">
            <text:p>12195,645508</text:p>
          </table:table-cell>
          <table:table-cell office:value-type="string">
            <text:p>624,882751</text:p>
          </table:table-cell>
          <table:table-cell office:value-type="string">
            <text:p>26682,279297</text:p>
          </table:table-cell>
          <table:table-cell office:value-type="string">
            <text:p>571,713318</text:p>
          </table:table-cell>
          <table:table-cell office:value-type="string">
            <text:p>363,432953</text:p>
          </table:table-cell>
          <table:table-cell office:value-type="string">
            <text:p>49,842182</text:p>
          </table:table-cell>
          <table:table-cell office:value-type="string">
            <text:p>5296,675781</text:p>
          </table:table-cell>
          <table:table-cell office:value-type="string">
            <text:p>105,662033</text:p>
          </table:table-cell>
          <table:table-cell office:value-type="string">
            <text:p>18854,816406</text:p>
          </table:table-cell>
          <table:table-cell office:value-type="string">
            <text:p>311,436127</text:p>
          </table:table-cell>
          <table:table-cell office:value-type="string">
            <text:p>22190,246094</text:p>
          </table:table-cell>
          <table:table-cell office:value-type="string">
            <text:p>292,607544</text:p>
          </table:table-cell>
          <table:table-cell office:value-type="string">
            <text:p>31105,451172</text:p>
          </table:table-cell>
          <table:table-cell office:value-type="string">
            <text:p>391,074188</text:p>
          </table:table-cell>
          <table:table-cell office:value-type="string">
            <text:p>1138,067139</text:p>
          </table:table-cell>
          <table:table-cell office:value-type="string">
            <text:p>31,219404</text:p>
          </table:table-cell>
          <table:table-cell office:value-type="string">
            <text:p>22,984198</text:p>
          </table:table-cell>
          <table:table-cell office:value-type="string">
            <text:p>7,695704</text:p>
          </table:table-cell>
          <table:table-cell office:value-type="string">
            <text:p>34,588478</text:p>
          </table:table-cell>
          <table:table-cell office:value-type="string">
            <text:p>8,770341</text:p>
          </table:table-cell>
          <table:table-cell office:value-type="string">
            <text:p>323,127502</text:p>
          </table:table-cell>
          <table:table-cell office:value-type="string">
            <text:p>9,664570</text:p>
          </table:table-cell>
          <table:table-cell office:value-type="string">
            <text:p>5699,855469</text:p>
          </table:table-cell>
          <table:table-cell office:value-type="string">
            <text:p>96,493324</text:p>
          </table:table-cell>
          <table:table-cell office:value-type="string">
            <text:p>83,043472</text:p>
          </table:table-cell>
          <table:table-cell office:value-type="string">
            <text:p>11,369916</text:p>
          </table:table-cell>
          <table:table-cell office:value-type="string">
            <text:p>29,356911</text:p>
          </table:table-cell>
          <table:table-cell office:value-type="string">
            <text:p>17,282320</text:p>
          </table:table-cell>
          <table:table-cell office:value-type="string">
            <text:p>278,052094</text:p>
          </table:table-cell>
          <table:table-cell office:value-type="string">
            <text:p>20,567171</text:p>
          </table:table-cell>
          <table:table-cell office:value-type="string">
            <text:p>317,874786</text:p>
          </table:table-cell>
          <table:table-cell office:value-type="string">
            <text:p>14,390079</text:p>
          </table:table-cell>
          <table:table-cell office:value-type="string">
            <text:p>152,893112</text:p>
          </table:table-cell>
          <table:table-cell office:value-type="string">
            <text:p>14,872177</text:p>
          </table:table-cell>
          <table:table-cell office:value-type="string">
            <text:p>243,703033</text:p>
          </table:table-cell>
          <table:table-cell office:value-type="string">
            <text:p>15,968314</text:p>
          </table:table-cell>
          <table:table-cell office:value-type="string">
            <text:p>172,551727</text:p>
          </table:table-cell>
          <table:table-cell office:value-type="string">
            <text:p>16,21918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3,549957</text:p>
          </table:table-cell>
          <table:table-cell office:value-type="string">
            <text:p>29,704533</text:p>
          </table:table-cell>
        </table:table-row>
        <table:table-row table:style-name="ro1">
          <table:table-cell office:value-type="string">
            <text:p>GPE10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48,661133</text:p>
          </table:table-cell>
          <table:table-cell office:value-type="string">
            <text:p>458,046509</text:p>
          </table:table-cell>
          <table:table-cell office:value-type="string">
            <text:p>2318,672852</text:p>
          </table:table-cell>
          <table:table-cell office:value-type="string">
            <text:p>450,959686</text:p>
          </table:table-cell>
          <table:table-cell office:value-type="string">
            <text:p>3043,441406</text:p>
          </table:table-cell>
          <table:table-cell office:value-type="string">
            <text:p>97,128059</text:p>
          </table:table-cell>
          <table:table-cell office:value-type="string">
            <text:p>489,507996</text:p>
          </table:table-cell>
          <table:table-cell office:value-type="string">
            <text:p>32,578842</text:p>
          </table:table-cell>
          <table:table-cell office:value-type="string">
            <text:p>846,195190</text:p>
          </table:table-cell>
          <table:table-cell office:value-type="string">
            <text:p>26,830252</text:p>
          </table:table-cell>
          <table:table-cell office:value-type="string">
            <text:p>1238,831665</text:p>
          </table:table-cell>
          <table:table-cell office:value-type="string">
            <text:p>28,901485</text:p>
          </table:table-cell>
          <table:table-cell office:value-type="string">
            <text:p>2430,748779</text:p>
          </table:table-cell>
          <table:table-cell office:value-type="string">
            <text:p>35,871422</text:p>
          </table:table-cell>
          <table:table-cell office:value-type="string">
            <text:p>4998,493652</text:p>
          </table:table-cell>
          <table:table-cell office:value-type="string">
            <text:p>65,710991</text:p>
          </table:table-cell>
          <table:table-cell office:value-type="string">
            <text:p>173,818542</text:p>
          </table:table-cell>
          <table:table-cell office:value-type="string">
            <text:p>7,581973</text:p>
          </table:table-cell>
          <table:table-cell office:value-type="string">
            <text:p>7,454294</text:p>
          </table:table-cell>
          <table:table-cell office:value-type="string">
            <text:p>5,792593</text:p>
          </table:table-cell>
          <table:table-cell office:value-type="string">
            <text:p>27,520046</text:p>
          </table:table-cell>
          <table:table-cell office:value-type="string">
            <text:p>7,805032</text:p>
          </table:table-cell>
          <table:table-cell office:value-type="string">
            <text:p>143,084106</text:p>
          </table:table-cell>
          <table:table-cell office:value-type="string">
            <text:p>6,331877</text:p>
          </table:table-cell>
          <table:table-cell office:value-type="string">
            <text:p>619,957031</text:p>
          </table:table-cell>
          <table:table-cell office:value-type="string">
            <text:p>15,283123</text:p>
          </table:table-cell>
          <table:table-cell office:value-type="string">
            <text:p>68,257629</text:p>
          </table:table-cell>
          <table:table-cell office:value-type="string">
            <text:p>9,0480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,624607</text:p>
          </table:table-cell>
          <table:table-cell office:value-type="string">
            <text:p>18,782867</text:p>
          </table:table-cell>
          <table:table-cell office:value-type="string">
            <text:p>44,818115</text:p>
          </table:table-cell>
          <table:table-cell office:value-type="string">
            <text:p>10,509404</text:p>
          </table:table-cell>
          <table:table-cell office:value-type="string">
            <text:p>25,901821</text:p>
          </table:table-cell>
          <table:table-cell office:value-type="string">
            <text:p>11,401863</text:p>
          </table:table-cell>
          <table:table-cell office:value-type="string">
            <text:p>61,216526</text:p>
          </table:table-cell>
          <table:table-cell office:value-type="string">
            <text:p>11,744266</text:p>
          </table:table-cell>
          <table:table-cell office:value-type="string">
            <text:p>11,725821</text:p>
          </table:table-cell>
          <table:table-cell office:value-type="string">
            <text:p>12,314130</text:p>
          </table:table-cell>
          <table:table-cell office:value-type="string">
            <text:p>45,500751</text:p>
          </table:table-cell>
          <table:table-cell office:value-type="string">
            <text:p>36,73056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012756</text:p>
          </table:table-cell>
          <table:table-cell office:value-type="string">
            <text:p>23,242290</text:p>
          </table:table-cell>
        </table:table-row>
        <table:table-row table:style-name="ro1">
          <table:table-cell office:value-type="string">
            <text:p>GPE10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83,981567</text:p>
          </table:table-cell>
          <table:table-cell office:value-type="string">
            <text:p>422,693878</text:p>
          </table:table-cell>
          <table:table-cell office:value-type="string">
            <text:p>879,326355</text:p>
          </table:table-cell>
          <table:table-cell office:value-type="string">
            <text:p>429,660797</text:p>
          </table:table-cell>
          <table:table-cell office:value-type="string">
            <text:p>1079,352539</text:p>
          </table:table-cell>
          <table:table-cell office:value-type="string">
            <text:p>64,550842</text:p>
          </table:table-cell>
          <table:table-cell office:value-type="string">
            <text:p>49,632027</text:p>
          </table:table-cell>
          <table:table-cell office:value-type="string">
            <text:p>23,700508</text:p>
          </table:table-cell>
          <table:table-cell office:value-type="string">
            <text:p>56,904278</text:p>
          </table:table-cell>
          <table:table-cell office:value-type="string">
            <text:p>14,773218</text:p>
          </table:table-cell>
          <table:table-cell office:value-type="string">
            <text:p>133,167053</text:p>
          </table:table-cell>
          <table:table-cell office:value-type="string">
            <text:p>12,922668</text:p>
          </table:table-cell>
          <table:table-cell office:value-type="string">
            <text:p>398,685944</text:p>
          </table:table-cell>
          <table:table-cell office:value-type="string">
            <text:p>11,631363</text:p>
          </table:table-cell>
          <table:table-cell office:value-type="string">
            <text:p>255,644455</text:p>
          </table:table-cell>
          <table:table-cell office:value-type="string">
            <text:p>11,432493</text:p>
          </table:table-cell>
          <table:table-cell office:value-type="string">
            <text:p>43,949650</text:p>
          </table:table-cell>
          <table:table-cell office:value-type="string">
            <text:p>5,743878</text:p>
          </table:table-cell>
          <table:table-cell office:value-type="string">
            <text:p>11,674286</text:p>
          </table:table-cell>
          <table:table-cell office:value-type="string">
            <text:p>5,702650</text:p>
          </table:table-cell>
          <table:table-cell office:value-type="string">
            <text:p>37,293945</text:p>
          </table:table-cell>
          <table:table-cell office:value-type="string">
            <text:p>7,893137</text:p>
          </table:table-cell>
          <table:table-cell office:value-type="string">
            <text:p>26,971558</text:p>
          </table:table-cell>
          <table:table-cell office:value-type="string">
            <text:p>5,396584</text:p>
          </table:table-cell>
          <table:table-cell office:value-type="string">
            <text:p>203,368469</text:p>
          </table:table-cell>
          <table:table-cell office:value-type="string">
            <text:p>10,875499</text:p>
          </table:table-cell>
          <table:table-cell office:value-type="string">
            <text:p>70,991653</text:p>
          </table:table-cell>
          <table:table-cell office:value-type="string">
            <text:p>9,0533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693752</text:p>
          </table:table-cell>
          <table:table-cell office:value-type="string">
            <text:p>18,713751</text:p>
          </table:table-cell>
          <table:table-cell office:value-type="string">
            <text:p>144,531921</text:p>
          </table:table-cell>
          <table:table-cell office:value-type="string">
            <text:p>10,887445</text:p>
          </table:table-cell>
          <table:table-cell office:value-type="string">
            <text:p>16,270109</text:p>
          </table:table-cell>
          <table:table-cell office:value-type="string">
            <text:p>11,397045</text:p>
          </table:table-cell>
          <table:table-cell office:value-type="string">
            <text:p>26,020845</text:p>
          </table:table-cell>
          <table:table-cell office:value-type="string">
            <text:p>11,910042</text:p>
          </table:table-cell>
          <table:table-cell office:value-type="string">
            <text:p>13,428856</text:p>
          </table:table-cell>
          <table:table-cell office:value-type="string">
            <text:p>12,454324</text:p>
          </table:table-cell>
          <table:table-cell office:value-type="string">
            <text:p>65,395279</text:p>
          </table:table-cell>
          <table:table-cell office:value-type="string">
            <text:p>33,07577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9,004070</text:p>
          </table:table-cell>
          <table:table-cell office:value-type="string">
            <text:p>23,168646</text:p>
          </table:table-cell>
        </table:table-row>
        <table:table-row table:style-name="ro1">
          <table:table-cell office:value-type="string">
            <text:p>GPE10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1,663116</text:p>
          </table:table-cell>
          <table:table-cell office:value-type="string">
            <text:p>416,973785</text:p>
          </table:table-cell>
          <table:table-cell office:value-type="string">
            <text:p>477,258911</text:p>
          </table:table-cell>
          <table:table-cell office:value-type="string">
            <text:p>419,634399</text:p>
          </table:table-cell>
          <table:table-cell office:value-type="string">
            <text:p>674,881592</text:p>
          </table:table-cell>
          <table:table-cell office:value-type="string">
            <text:p>59,335983</text:p>
          </table:table-cell>
          <table:table-cell office:value-type="string">
            <text:p>35,970043</text:p>
          </table:table-cell>
          <table:table-cell office:value-type="string">
            <text:p>22,694704</text:p>
          </table:table-cell>
          <table:table-cell office:value-type="string">
            <text:p>41,713596</text:p>
          </table:table-cell>
          <table:table-cell office:value-type="string">
            <text:p>14,537300</text:p>
          </table:table-cell>
          <table:table-cell office:value-type="string">
            <text:p>5,595304</text:p>
          </table:table-cell>
          <table:table-cell office:value-type="string">
            <text:p>11,330851</text:p>
          </table:table-cell>
          <table:table-cell office:value-type="string">
            <text:p>44,978844</text:p>
          </table:table-cell>
          <table:table-cell office:value-type="string">
            <text:p>8,598621</text:p>
          </table:table-cell>
          <table:table-cell office:value-type="string">
            <text:p>981,048096</text:p>
          </table:table-cell>
          <table:table-cell office:value-type="string">
            <text:p>17,728476</text:p>
          </table:table-cell>
          <table:table-cell office:value-type="string">
            <text:p>34,595627</text:p>
          </table:table-cell>
          <table:table-cell office:value-type="string">
            <text:p>5,3887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137354</text:p>
          </table:table-cell>
          <table:table-cell office:value-type="string">
            <text:p>7,602330</text:p>
          </table:table-cell>
          <table:table-cell office:value-type="string">
            <text:p>20,993446</text:p>
          </table:table-cell>
          <table:table-cell office:value-type="string">
            <text:p>5,045472</text:p>
          </table:table-cell>
          <table:table-cell office:value-type="string">
            <text:p>46,526009</text:p>
          </table:table-cell>
          <table:table-cell office:value-type="string">
            <text:p>9,130035</text:p>
          </table:table-cell>
          <table:table-cell office:value-type="string">
            <text:p>57,391872</text:p>
          </table:table-cell>
          <table:table-cell office:value-type="string">
            <text:p>8,4469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815575</text:p>
          </table:table-cell>
          <table:table-cell office:value-type="string">
            <text:p>18,557236</text:p>
          </table:table-cell>
          <table:table-cell office:value-type="string">
            <text:p>29,919786</text:p>
          </table:table-cell>
          <table:table-cell office:value-type="string">
            <text:p>9,795218</text:p>
          </table:table-cell>
          <table:table-cell office:value-type="string">
            <text:p>26,284786</text:p>
          </table:table-cell>
          <table:table-cell office:value-type="string">
            <text:p>10,402327</text:p>
          </table:table-cell>
          <table:table-cell office:value-type="string">
            <text:p>32,562187</text:p>
          </table:table-cell>
          <table:table-cell office:value-type="string">
            <text:p>10,910592</text:p>
          </table:table-cell>
          <table:table-cell office:value-type="string">
            <text:p>15,729700</text:p>
          </table:table-cell>
          <table:table-cell office:value-type="string">
            <text:p>11,410744</text:p>
          </table:table-cell>
          <table:table-cell office:value-type="string">
            <text:p>77,011177</text:p>
          </table:table-cell>
          <table:table-cell office:value-type="string">
            <text:p>32,4676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0,264542</text:p>
          </table:table-cell>
          <table:table-cell office:value-type="string">
            <text:p>21,673981</text:p>
          </table:table-cell>
        </table:table-row>
        <table:table-row table:style-name="ro1">
          <table:table-cell office:value-type="string">
            <text:p>GPE10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4,030273</text:p>
          </table:table-cell>
          <table:table-cell office:value-type="string">
            <text:p>386,697510</text:p>
          </table:table-cell>
          <table:table-cell office:value-type="string">
            <text:p>679,533875</text:p>
          </table:table-cell>
          <table:table-cell office:value-type="string">
            <text:p>388,453674</text:p>
          </table:table-cell>
          <table:table-cell office:value-type="string">
            <text:p>1235,851318</text:p>
          </table:table-cell>
          <table:table-cell office:value-type="string">
            <text:p>62,271271</text:p>
          </table:table-cell>
          <table:table-cell office:value-type="string">
            <text:p>23,031855</text:p>
          </table:table-cell>
          <table:table-cell office:value-type="string">
            <text:p>19,793053</text:p>
          </table:table-cell>
          <table:table-cell office:value-type="string">
            <text:p>310,721924</text:p>
          </table:table-cell>
          <table:table-cell office:value-type="string">
            <text:p>16,143265</text:p>
          </table:table-cell>
          <table:table-cell office:value-type="string">
            <text:p>686,979614</text:p>
          </table:table-cell>
          <table:table-cell office:value-type="string">
            <text:p>19,208359</text:p>
          </table:table-cell>
          <table:table-cell office:value-type="string">
            <text:p>746,834167</text:p>
          </table:table-cell>
          <table:table-cell office:value-type="string">
            <text:p>14,836220</text:p>
          </table:table-cell>
          <table:table-cell office:value-type="string">
            <text:p>548,697327</text:p>
          </table:table-cell>
          <table:table-cell office:value-type="string">
            <text:p>13,254753</text:p>
          </table:table-cell>
          <table:table-cell office:value-type="string">
            <text:p>65,691528</text:p>
          </table:table-cell>
          <table:table-cell office:value-type="string">
            <text:p>4,924402</text:p>
          </table:table-cell>
          <table:table-cell office:value-type="string">
            <text:p>1,940581</text:p>
          </table:table-cell>
          <table:table-cell office:value-type="string">
            <text:p>4,466561</text:p>
          </table:table-cell>
          <table:table-cell office:value-type="string">
            <text:p>26,201345</text:p>
          </table:table-cell>
          <table:table-cell office:value-type="string">
            <text:p>7,151877</text:p>
          </table:table-cell>
          <table:table-cell office:value-type="string">
            <text:p>13,463301</text:p>
          </table:table-cell>
          <table:table-cell office:value-type="string">
            <text:p>4,210959</text:p>
          </table:table-cell>
          <table:table-cell office:value-type="string">
            <text:p>257,872375</text:p>
          </table:table-cell>
          <table:table-cell office:value-type="string">
            <text:p>10,409386</text:p>
          </table:table-cell>
          <table:table-cell office:value-type="string">
            <text:p>37,960167</text:p>
          </table:table-cell>
          <table:table-cell office:value-type="string">
            <text:p>7,0189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256001</text:p>
          </table:table-cell>
          <table:table-cell office:value-type="string">
            <text:p>17,867071</text:p>
          </table:table-cell>
          <table:table-cell office:value-type="string">
            <text:p>33,656929</text:p>
          </table:table-cell>
          <table:table-cell office:value-type="string">
            <text:p>8,184943</text:p>
          </table:table-cell>
          <table:table-cell office:value-type="string">
            <text:p>15,063128</text:p>
          </table:table-cell>
          <table:table-cell office:value-type="string">
            <text:p>8,814446</text:p>
          </table:table-cell>
          <table:table-cell office:value-type="string">
            <text:p>29,792721</text:p>
          </table:table-cell>
          <table:table-cell office:value-type="string">
            <text:p>9,087063</text:p>
          </table:table-cell>
          <table:table-cell office:value-type="string">
            <text:p>6,505039</text:p>
          </table:table-cell>
          <table:table-cell office:value-type="string">
            <text:p>9,43730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0,116913</text:p>
          </table:table-cell>
          <table:table-cell office:value-type="string">
            <text:p>18,127285</text:p>
          </table:table-cell>
        </table:table-row>
        <table:table-row table:style-name="ro1">
          <table:table-cell office:value-type="string">
            <text:p>GPE11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8,068848</text:p>
          </table:table-cell>
          <table:table-cell office:value-type="string">
            <text:p>394,879242</text:p>
          </table:table-cell>
          <table:table-cell office:value-type="string">
            <text:p>1934,901733</text:p>
          </table:table-cell>
          <table:table-cell office:value-type="string">
            <text:p>396,712402</text:p>
          </table:table-cell>
          <table:table-cell office:value-type="string">
            <text:p>2627,625488</text:p>
          </table:table-cell>
          <table:table-cell office:value-type="string">
            <text:p>85,365417</text:p>
          </table:table-cell>
          <table:table-cell office:value-type="string">
            <text:p>20,739483</text:p>
          </table:table-cell>
          <table:table-cell office:value-type="string">
            <text:p>21,715431</text:p>
          </table:table-cell>
          <table:table-cell office:value-type="string">
            <text:p>1189,041992</text:p>
          </table:table-cell>
          <table:table-cell office:value-type="string">
            <text:p>29,856661</text:p>
          </table:table-cell>
          <table:table-cell office:value-type="string">
            <text:p>1019,744080</text:p>
          </table:table-cell>
          <table:table-cell office:value-type="string">
            <text:p>24,322916</text:p>
          </table:table-cell>
          <table:table-cell office:value-type="string">
            <text:p>1810,877075</text:p>
          </table:table-cell>
          <table:table-cell office:value-type="string">
            <text:p>27,757626</text:p>
          </table:table-cell>
          <table:table-cell office:value-type="string">
            <text:p>1058,190308</text:p>
          </table:table-cell>
          <table:table-cell office:value-type="string">
            <text:p>18,540611</text:p>
          </table:table-cell>
          <table:table-cell office:value-type="string">
            <text:p>158,705490</text:p>
          </table:table-cell>
          <table:table-cell office:value-type="string">
            <text:p>6,691163</text:p>
          </table:table-cell>
          <table:table-cell office:value-type="string">
            <text:p>5,507970</text:p>
          </table:table-cell>
          <table:table-cell office:value-type="string">
            <text:p>4,770567</text:p>
          </table:table-cell>
          <table:table-cell office:value-type="string">
            <text:p>32,694515</text:p>
          </table:table-cell>
          <table:table-cell office:value-type="string">
            <text:p>7,253648</text:p>
          </table:table-cell>
          <table:table-cell office:value-type="string">
            <text:p>25,237041</text:p>
          </table:table-cell>
          <table:table-cell office:value-type="string">
            <text:p>4,494158</text:p>
          </table:table-cell>
          <table:table-cell office:value-type="string">
            <text:p>538,030518</text:p>
          </table:table-cell>
          <table:table-cell office:value-type="string">
            <text:p>13,811222</text:p>
          </table:table-cell>
          <table:table-cell office:value-type="string">
            <text:p>52,412582</text:p>
          </table:table-cell>
          <table:table-cell office:value-type="string">
            <text:p>7,4595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136608</text:p>
          </table:table-cell>
          <table:table-cell office:value-type="string">
            <text:p>18,042711</text:p>
          </table:table-cell>
          <table:table-cell office:value-type="string">
            <text:p>45,875561</text:p>
          </table:table-cell>
          <table:table-cell office:value-type="string">
            <text:p>8,598950</text:p>
          </table:table-cell>
          <table:table-cell office:value-type="string">
            <text:p>14,420461</text:p>
          </table:table-cell>
          <table:table-cell office:value-type="string">
            <text:p>9,311211</text:p>
          </table:table-cell>
          <table:table-cell office:value-type="string">
            <text:p>32,027546</text:p>
          </table:table-cell>
          <table:table-cell office:value-type="string">
            <text:p>9,562727</text:p>
          </table:table-cell>
          <table:table-cell office:value-type="string">
            <text:p>12,271397</text:p>
          </table:table-cell>
          <table:table-cell office:value-type="string">
            <text:p>10,015064</text:p>
          </table:table-cell>
          <table:table-cell office:value-type="string">
            <text:p>59,653057</text:p>
          </table:table-cell>
          <table:table-cell office:value-type="string">
            <text:p>34,0067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9,868919</text:p>
          </table:table-cell>
          <table:table-cell office:value-type="string">
            <text:p>18,960958</text:p>
          </table:table-cell>
        </table:table-row>
        <table:table-row table:style-name="ro1">
          <table:table-cell office:value-type="string">
            <text:p>GPE11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3,781738</text:p>
          </table:table-cell>
          <table:table-cell office:value-type="string">
            <text:p>386,981354</text:p>
          </table:table-cell>
          <table:table-cell office:value-type="string">
            <text:p>1082,995972</text:p>
          </table:table-cell>
          <table:table-cell office:value-type="string">
            <text:p>388,725067</text:p>
          </table:table-cell>
          <table:table-cell office:value-type="string">
            <text:p>1515,105713</text:p>
          </table:table-cell>
          <table:table-cell office:value-type="string">
            <text:p>66,501060</text:p>
          </table:table-cell>
          <table:table-cell office:value-type="string">
            <text:p>33,736801</text:p>
          </table:table-cell>
          <table:table-cell office:value-type="string">
            <text:p>20,123135</text:p>
          </table:table-cell>
          <table:table-cell office:value-type="string">
            <text:p>215,540283</text:p>
          </table:table-cell>
          <table:table-cell office:value-type="string">
            <text:p>14,645039</text:p>
          </table:table-cell>
          <table:table-cell office:value-type="string">
            <text:p>204,161484</text:p>
          </table:table-cell>
          <table:table-cell office:value-type="string">
            <text:p>12,350338</text:p>
          </table:table-cell>
          <table:table-cell office:value-type="string">
            <text:p>326,180542</text:p>
          </table:table-cell>
          <table:table-cell office:value-type="string">
            <text:p>10,442720</text:p>
          </table:table-cell>
          <table:table-cell office:value-type="string">
            <text:p>522,678650</text:p>
          </table:table-cell>
          <table:table-cell office:value-type="string">
            <text:p>13,016397</text:p>
          </table:table-cell>
          <table:table-cell office:value-type="string">
            <text:p>72,835289</text:p>
          </table:table-cell>
          <table:table-cell office:value-type="string">
            <text:p>5,135641</text:p>
          </table:table-cell>
          <table:table-cell office:value-type="string">
            <text:p>5,267291</text:p>
          </table:table-cell>
          <table:table-cell office:value-type="string">
            <text:p>4,621465</text:p>
          </table:table-cell>
          <table:table-cell office:value-type="string">
            <text:p>26,304771</text:p>
          </table:table-cell>
          <table:table-cell office:value-type="string">
            <text:p>7,197771</text:p>
          </table:table-cell>
          <table:table-cell office:value-type="string">
            <text:p>15,351310</text:p>
          </table:table-cell>
          <table:table-cell office:value-type="string">
            <text:p>4,280592</text:p>
          </table:table-cell>
          <table:table-cell office:value-type="string">
            <text:p>349,720062</text:p>
          </table:table-cell>
          <table:table-cell office:value-type="string">
            <text:p>11,484845</text:p>
          </table:table-cell>
          <table:table-cell office:value-type="string">
            <text:p>47,575752</text:p>
          </table:table-cell>
          <table:table-cell office:value-type="string">
            <text:p>7,2925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,554234</text:p>
          </table:table-cell>
          <table:table-cell office:value-type="string">
            <text:p>17,879719</text:p>
          </table:table-cell>
          <table:table-cell office:value-type="string">
            <text:p>34,870575</text:p>
          </table:table-cell>
          <table:table-cell office:value-type="string">
            <text:p>8,229271</text:p>
          </table:table-cell>
          <table:table-cell office:value-type="string">
            <text:p>19,118586</text:p>
          </table:table-cell>
          <table:table-cell office:value-type="string">
            <text:p>8,913070</text:p>
          </table:table-cell>
          <table:table-cell office:value-type="string">
            <text:p>26,861874</text:p>
          </table:table-cell>
          <table:table-cell office:value-type="string">
            <text:p>9,389865</text:p>
          </table:table-cell>
          <table:table-cell office:value-type="string">
            <text:p>8,375587</text:p>
          </table:table-cell>
          <table:table-cell office:value-type="string">
            <text:p>9,577411</text:p>
          </table:table-cell>
          <table:table-cell office:value-type="string">
            <text:p>22,836103</text:p>
          </table:table-cell>
          <table:table-cell office:value-type="string">
            <text:p>31,53435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6,612675</text:p>
          </table:table-cell>
          <table:table-cell office:value-type="string">
            <text:p>18,342844</text:p>
          </table:table-cell>
        </table:table-row>
        <table:table-row table:style-name="ro1">
          <table:table-cell office:value-type="string">
            <text:p>GPE11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10,350464</text:p>
          </table:table-cell>
          <table:table-cell office:value-type="string">
            <text:p>418,529053</text:p>
          </table:table-cell>
          <table:table-cell office:value-type="string">
            <text:p>1388,577759</text:p>
          </table:table-cell>
          <table:table-cell office:value-type="string">
            <text:p>418,505432</text:p>
          </table:table-cell>
          <table:table-cell office:value-type="string">
            <text:p>2754,296631</text:p>
          </table:table-cell>
          <table:table-cell office:value-type="string">
            <text:p>92,166435</text:p>
          </table:table-cell>
          <table:table-cell office:value-type="string">
            <text:p>19,463539</text:p>
          </table:table-cell>
          <table:table-cell office:value-type="string">
            <text:p>28,873425</text:p>
          </table:table-cell>
          <table:table-cell office:value-type="string">
            <text:p>1720,433105</text:p>
          </table:table-cell>
          <table:table-cell office:value-type="string">
            <text:p>42,151337</text:p>
          </table:table-cell>
          <table:table-cell office:value-type="string">
            <text:p>16496,191406</text:p>
          </table:table-cell>
          <table:table-cell office:value-type="string">
            <text:p>274,122986</text:p>
          </table:table-cell>
          <table:table-cell office:value-type="string">
            <text:p>20382,947266</text:p>
          </table:table-cell>
          <table:table-cell office:value-type="string">
            <text:p>269,405914</text:p>
          </table:table-cell>
          <table:table-cell office:value-type="string">
            <text:p>6169,812012</text:p>
          </table:table-cell>
          <table:table-cell office:value-type="string">
            <text:p>80,380638</text:p>
          </table:table-cell>
          <table:table-cell office:value-type="string">
            <text:p>149,708344</text:p>
          </table:table-cell>
          <table:table-cell office:value-type="string">
            <text:p>6,307049</text:p>
          </table:table-cell>
          <table:table-cell office:value-type="string">
            <text:p>10,626989</text:p>
          </table:table-cell>
          <table:table-cell office:value-type="string">
            <text:p>4,501544</text:p>
          </table:table-cell>
          <table:table-cell office:value-type="string">
            <text:p>39,052216</text:p>
          </table:table-cell>
          <table:table-cell office:value-type="string">
            <text:p>7,148740</text:p>
          </table:table-cell>
          <table:table-cell office:value-type="string">
            <text:p>46,863075</text:p>
          </table:table-cell>
          <table:table-cell office:value-type="string">
            <text:p>4,297712</text:p>
          </table:table-cell>
          <table:table-cell office:value-type="string">
            <text:p>727,683411</text:p>
          </table:table-cell>
          <table:table-cell office:value-type="string">
            <text:p>15,960119</text:p>
          </table:table-cell>
          <table:table-cell office:value-type="string">
            <text:p>37,439404</text:p>
          </table:table-cell>
          <table:table-cell office:value-type="string">
            <text:p>6,9811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,978394</text:p>
          </table:table-cell>
          <table:table-cell office:value-type="string">
            <text:p>18,026892</text:p>
          </table:table-cell>
          <table:table-cell office:value-type="string">
            <text:p>97,936684</text:p>
          </table:table-cell>
          <table:table-cell office:value-type="string">
            <text:p>8,164497</text:p>
          </table:table-cell>
          <table:table-cell office:value-type="string">
            <text:p>136,654434</text:p>
          </table:table-cell>
          <table:table-cell office:value-type="string">
            <text:p>9,069660</text:p>
          </table:table-cell>
          <table:table-cell office:value-type="string">
            <text:p>53,927628</text:p>
          </table:table-cell>
          <table:table-cell office:value-type="string">
            <text:p>9,093888</text:p>
          </table:table-cell>
          <table:table-cell office:value-type="string">
            <text:p>8,096400</text:p>
          </table:table-cell>
          <table:table-cell office:value-type="string">
            <text:p>9,409835</text:p>
          </table:table-cell>
          <table:table-cell office:value-type="string">
            <text:p>114,753868</text:p>
          </table:table-cell>
          <table:table-cell office:value-type="string">
            <text:p>53,85397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9,643349</text:p>
          </table:table-cell>
          <table:table-cell office:value-type="string">
            <text:p>17,974951</text:p>
          </table:table-cell>
        </table:table-row>
        <table:table-row table:style-name="ro1">
          <table:table-cell office:value-type="string">
            <text:p>GPE11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18,608643</text:p>
          </table:table-cell>
          <table:table-cell office:value-type="string">
            <text:p>426,299072</text:p>
          </table:table-cell>
          <table:table-cell office:value-type="string">
            <text:p>555,985107</text:p>
          </table:table-cell>
          <table:table-cell office:value-type="string">
            <text:p>131,387482</text:p>
          </table:table-cell>
          <table:table-cell office:value-type="string">
            <text:p>311,403168</text:p>
          </table:table-cell>
          <table:table-cell office:value-type="string">
            <text:p>55,745823</text:p>
          </table:table-cell>
          <table:table-cell office:value-type="string">
            <text:p>72,663887</text:p>
          </table:table-cell>
          <table:table-cell office:value-type="string">
            <text:p>23,075621</text:p>
          </table:table-cell>
          <table:table-cell office:value-type="string">
            <text:p>48,307228</text:p>
          </table:table-cell>
          <table:table-cell office:value-type="string">
            <text:p>14,763333</text:p>
          </table:table-cell>
          <table:table-cell office:value-type="string">
            <text:p>17,643585</text:p>
          </table:table-cell>
          <table:table-cell office:value-type="string">
            <text:p>11,485866</text:p>
          </table:table-cell>
          <table:table-cell office:value-type="string">
            <text:p>30,116865</text:p>
          </table:table-cell>
          <table:table-cell office:value-type="string">
            <text:p>8,646897</text:p>
          </table:table-cell>
          <table:table-cell office:value-type="string">
            <text:p>241,354980</text:p>
          </table:table-cell>
          <table:table-cell office:value-type="string">
            <text:p>11,1587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8,857990</text:p>
          </table:table-cell>
          <table:table-cell office:value-type="string">
            <text:p>7,8965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,284252</text:p>
          </table:table-cell>
          <table:table-cell office:value-type="string">
            <text:p>8,6501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562683</text:p>
          </table:table-cell>
          <table:table-cell office:value-type="string">
            <text:p>15,179903</text:p>
          </table:table-cell>
          <table:table-cell office:value-type="string">
            <text:p>10,371252</text:p>
          </table:table-cell>
          <table:table-cell office:value-type="string">
            <text:p>18,798492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8,165405</text:p>
          </table:table-cell>
          <table:table-cell office:value-type="string">
            <text:p>31,8764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601206</text:p>
          </table:table-cell>
          <table:table-cell office:value-type="string">
            <text:p>32,786083</text:p>
          </table:table-cell>
          <table:table-cell table:number-columns-repeated="2"/>
        </table:table-row>
        <table:table-row table:style-name="ro1">
          <table:table-cell office:value-type="string">
            <text:p>GPE11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70,157715</text:p>
          </table:table-cell>
          <table:table-cell office:value-type="string">
            <text:p>459,881775</text:p>
          </table:table-cell>
          <table:table-cell office:value-type="string">
            <text:p>4642,892090</text:p>
          </table:table-cell>
          <table:table-cell office:value-type="string">
            <text:p>447,379608</text:p>
          </table:table-cell>
          <table:table-cell office:value-type="string">
            <text:p>8764,663086</text:p>
          </table:table-cell>
          <table:table-cell office:value-type="string">
            <text:p>202,958466</text:p>
          </table:table-cell>
          <table:table-cell office:value-type="string">
            <text:p>336,719238</text:p>
          </table:table-cell>
          <table:table-cell office:value-type="string">
            <text:p>29,295664</text:p>
          </table:table-cell>
          <table:table-cell office:value-type="string">
            <text:p>1526,794800</text:p>
          </table:table-cell>
          <table:table-cell office:value-type="string">
            <text:p>36,685978</text:p>
          </table:table-cell>
          <table:table-cell office:value-type="string">
            <text:p>5157,948242</text:p>
          </table:table-cell>
          <table:table-cell office:value-type="string">
            <text:p>89,690598</text:p>
          </table:table-cell>
          <table:table-cell office:value-type="string">
            <text:p>7651,825684</text:p>
          </table:table-cell>
          <table:table-cell office:value-type="string">
            <text:p>102,992386</text:p>
          </table:table-cell>
          <table:table-cell office:value-type="string">
            <text:p>5740,354492</text:p>
          </table:table-cell>
          <table:table-cell office:value-type="string">
            <text:p>74,833900</text:p>
          </table:table-cell>
          <table:table-cell office:value-type="string">
            <text:p>378,036835</text:p>
          </table:table-cell>
          <table:table-cell office:value-type="string">
            <text:p>11,445373</text:p>
          </table:table-cell>
          <table:table-cell office:value-type="string">
            <text:p>8,316774</text:p>
          </table:table-cell>
          <table:table-cell office:value-type="string">
            <text:p>4,653794</text:p>
          </table:table-cell>
          <table:table-cell office:value-type="string">
            <text:p>33,389553</text:p>
          </table:table-cell>
          <table:table-cell office:value-type="string">
            <text:p>7,150946</text:p>
          </table:table-cell>
          <table:table-cell office:value-type="string">
            <text:p>85,792023</text:p>
          </table:table-cell>
          <table:table-cell office:value-type="string">
            <text:p>4,701441</text:p>
          </table:table-cell>
          <table:table-cell office:value-type="string">
            <text:p>1783,641724</text:p>
          </table:table-cell>
          <table:table-cell office:value-type="string">
            <text:p>32,221050</text:p>
          </table:table-cell>
          <table:table-cell office:value-type="string">
            <text:p>39,206291</text:p>
          </table:table-cell>
          <table:table-cell office:value-type="string">
            <text:p>7,0762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1,920509</text:p>
          </table:table-cell>
          <table:table-cell office:value-type="string">
            <text:p>18,017750</text:p>
          </table:table-cell>
          <table:table-cell office:value-type="string">
            <text:p>74,790771</text:p>
          </table:table-cell>
          <table:table-cell office:value-type="string">
            <text:p>8,370808</text:p>
          </table:table-cell>
          <table:table-cell office:value-type="string">
            <text:p>39,154476</text:p>
          </table:table-cell>
          <table:table-cell office:value-type="string">
            <text:p>9,051154</text:p>
          </table:table-cell>
          <table:table-cell office:value-type="string">
            <text:p>60,248066</text:p>
          </table:table-cell>
          <table:table-cell office:value-type="string">
            <text:p>9,308001</text:p>
          </table:table-cell>
          <table:table-cell office:value-type="string">
            <text:p>18,342533</text:p>
          </table:table-cell>
          <table:table-cell office:value-type="string">
            <text:p>9,694041</text:p>
          </table:table-cell>
          <table:table-cell office:value-type="string">
            <text:p>15,533059</text:p>
          </table:table-cell>
          <table:table-cell office:value-type="string">
            <text:p>40,03445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074863</text:p>
          </table:table-cell>
          <table:table-cell office:value-type="string">
            <text:p>18,193117</text:p>
          </table:table-cell>
        </table:table-row>
        <table:table-row table:style-name="ro1">
          <table:table-cell office:value-type="string">
            <text:p>GPE11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68,590332</text:p>
          </table:table-cell>
          <table:table-cell office:value-type="string">
            <text:p>442,061371</text:p>
          </table:table-cell>
          <table:table-cell office:value-type="string">
            <text:p>9334,486328</text:p>
          </table:table-cell>
          <table:table-cell office:value-type="string">
            <text:p>437,128937</text:p>
          </table:table-cell>
          <table:table-cell office:value-type="string">
            <text:p>16596,136719</text:p>
          </table:table-cell>
          <table:table-cell office:value-type="string">
            <text:p>360,778839</text:p>
          </table:table-cell>
          <table:table-cell office:value-type="string">
            <text:p>102,077133</text:p>
          </table:table-cell>
          <table:table-cell office:value-type="string">
            <text:p>26,970446</text:p>
          </table:table-cell>
          <table:table-cell office:value-type="string">
            <text:p>1708,417114</text:p>
          </table:table-cell>
          <table:table-cell office:value-type="string">
            <text:p>39,683567</text:p>
          </table:table-cell>
          <table:table-cell office:value-type="string">
            <text:p>970,785156</text:p>
          </table:table-cell>
          <table:table-cell office:value-type="string">
            <text:p>24,432867</text:p>
          </table:table-cell>
          <table:table-cell office:value-type="string">
            <text:p>2606,000977</text:p>
          </table:table-cell>
          <table:table-cell office:value-type="string">
            <text:p>37,994095</text:p>
          </table:table-cell>
          <table:table-cell office:value-type="string">
            <text:p>3278,420898</text:p>
          </table:table-cell>
          <table:table-cell office:value-type="string">
            <text:p>44,634659</text:p>
          </table:table-cell>
          <table:table-cell office:value-type="string">
            <text:p>622,527405</text:p>
          </table:table-cell>
          <table:table-cell office:value-type="string">
            <text:p>17,734768</text:p>
          </table:table-cell>
          <table:table-cell office:value-type="string">
            <text:p>18,431698</text:p>
          </table:table-cell>
          <table:table-cell office:value-type="string">
            <text:p>5,733583</text:p>
          </table:table-cell>
          <table:table-cell office:value-type="string">
            <text:p>38,118809</text:p>
          </table:table-cell>
          <table:table-cell office:value-type="string">
            <text:p>7,719320</text:p>
          </table:table-cell>
          <table:table-cell office:value-type="string">
            <text:p>72,230927</text:p>
          </table:table-cell>
          <table:table-cell office:value-type="string">
            <text:p>5,476264</text:p>
          </table:table-cell>
          <table:table-cell office:value-type="string">
            <text:p>4739,921875</text:p>
          </table:table-cell>
          <table:table-cell office:value-type="string">
            <text:p>80,449165</text:p>
          </table:table-cell>
          <table:table-cell office:value-type="string">
            <text:p>59,825779</text:p>
          </table:table-cell>
          <table:table-cell office:value-type="string">
            <text:p>8,561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,027298</text:p>
          </table:table-cell>
          <table:table-cell office:value-type="string">
            <text:p>18,698851</text:p>
          </table:table-cell>
          <table:table-cell office:value-type="string">
            <text:p>78,566498</text:p>
          </table:table-cell>
          <table:table-cell office:value-type="string">
            <text:p>9,959075</text:p>
          </table:table-cell>
          <table:table-cell office:value-type="string">
            <text:p>30,070761</text:p>
          </table:table-cell>
          <table:table-cell office:value-type="string">
            <text:p>10,694155</text:p>
          </table:table-cell>
          <table:table-cell office:value-type="string">
            <text:p>46,615612</text:p>
          </table:table-cell>
          <table:table-cell office:value-type="string">
            <text:p>11,026938</text:p>
          </table:table-cell>
          <table:table-cell office:value-type="string">
            <text:p>18,407097</text:p>
          </table:table-cell>
          <table:table-cell office:value-type="string">
            <text:p>11,551576</text:p>
          </table:table-cell>
          <table:table-cell office:value-type="string">
            <text:p>2,798870</text:p>
          </table:table-cell>
          <table:table-cell office:value-type="string">
            <text:p>35,2794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1,222824</text:p>
          </table:table-cell>
          <table:table-cell office:value-type="string">
            <text:p>21,864092</text:p>
          </table:table-cell>
        </table:table-row>
        <table:table-row table:style-name="ro1">
          <table:table-cell office:value-type="string">
            <text:p>GPE11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1,641968</text:p>
          </table:table-cell>
          <table:table-cell office:value-type="string">
            <text:p>441,731934</text:p>
          </table:table-cell>
          <table:table-cell office:value-type="string">
            <text:p>1512,477295</text:p>
          </table:table-cell>
          <table:table-cell office:value-type="string">
            <text:p>441,474915</text:p>
          </table:table-cell>
          <table:table-cell office:value-type="string">
            <text:p>2511,112793</text:p>
          </table:table-cell>
          <table:table-cell office:value-type="string">
            <text:p>87,507523</text:p>
          </table:table-cell>
          <table:table-cell office:value-type="string">
            <text:p>15,570831</text:p>
          </table:table-cell>
          <table:table-cell office:value-type="string">
            <text:p>26,926281</text:p>
          </table:table-cell>
          <table:table-cell office:value-type="string">
            <text:p>1142,793335</text:p>
          </table:table-cell>
          <table:table-cell office:value-type="string">
            <text:p>31,082384</text:p>
          </table:table-cell>
          <table:table-cell office:value-type="string">
            <text:p>2805,330078</text:p>
          </table:table-cell>
          <table:table-cell office:value-type="string">
            <text:p>52,955940</text:p>
          </table:table-cell>
          <table:table-cell office:value-type="string">
            <text:p>4579,906738</text:p>
          </table:table-cell>
          <table:table-cell office:value-type="string">
            <text:p>63,266476</text:p>
          </table:table-cell>
          <table:table-cell office:value-type="string">
            <text:p>773,101379</text:p>
          </table:table-cell>
          <table:table-cell office:value-type="string">
            <text:p>16,170586</text:p>
          </table:table-cell>
          <table:table-cell office:value-type="string">
            <text:p>126,297005</text:p>
          </table:table-cell>
          <table:table-cell office:value-type="string">
            <text:p>6,749820</text:p>
          </table:table-cell>
          <table:table-cell office:value-type="string">
            <text:p>10,842609</text:p>
          </table:table-cell>
          <table:table-cell office:value-type="string">
            <text:p>5,702084</text:p>
          </table:table-cell>
          <table:table-cell office:value-type="string">
            <text:p>33,958405</text:p>
          </table:table-cell>
          <table:table-cell office:value-type="string">
            <text:p>7,834201</text:p>
          </table:table-cell>
          <table:table-cell office:value-type="string">
            <text:p>18,969995</text:p>
          </table:table-cell>
          <table:table-cell office:value-type="string">
            <text:p>5,316818</text:p>
          </table:table-cell>
          <table:table-cell office:value-type="string">
            <text:p>594,507202</text:p>
          </table:table-cell>
          <table:table-cell office:value-type="string">
            <text:p>15,175801</text:p>
          </table:table-cell>
          <table:table-cell office:value-type="string">
            <text:p>65,002831</text:p>
          </table:table-cell>
          <table:table-cell office:value-type="string">
            <text:p>8,8572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,957870</text:p>
          </table:table-cell>
          <table:table-cell office:value-type="string">
            <text:p>18,681225</text:p>
          </table:table-cell>
          <table:table-cell office:value-type="string">
            <text:p>53,573685</text:p>
          </table:table-cell>
          <table:table-cell office:value-type="string">
            <text:p>10,301875</text:p>
          </table:table-cell>
          <table:table-cell office:value-type="string">
            <text:p>31,888447</text:p>
          </table:table-cell>
          <table:table-cell office:value-type="string">
            <text:p>11,188944</text:p>
          </table:table-cell>
          <table:table-cell office:value-type="string">
            <text:p>32,111916</text:p>
          </table:table-cell>
          <table:table-cell office:value-type="string">
            <text:p>11,736143</text:p>
          </table:table-cell>
          <table:table-cell office:value-type="string">
            <text:p>13,652205</text:p>
          </table:table-cell>
          <table:table-cell office:value-type="string">
            <text:p>12,007814</text:p>
          </table:table-cell>
          <table:table-cell office:value-type="string">
            <text:p>4,704371</text:p>
          </table:table-cell>
          <table:table-cell office:value-type="string">
            <text:p>39,64415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1,449097</text:p>
          </table:table-cell>
          <table:table-cell office:value-type="string">
            <text:p>22,795656</text:p>
          </table:table-cell>
        </table:table-row>
        <table:table-row table:style-name="ro1">
          <table:table-cell office:value-type="string">
            <text:p>GPE11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73,832153</text:p>
          </table:table-cell>
          <table:table-cell office:value-type="string">
            <text:p>449,532593</text:p>
          </table:table-cell>
          <table:table-cell office:value-type="string">
            <text:p>1490,148315</text:p>
          </table:table-cell>
          <table:table-cell office:value-type="string">
            <text:p>448,033722</text:p>
          </table:table-cell>
          <table:table-cell office:value-type="string">
            <text:p>2202,187500</text:p>
          </table:table-cell>
          <table:table-cell office:value-type="string">
            <text:p>83,465538</text:p>
          </table:table-cell>
          <table:table-cell office:value-type="string">
            <text:p>43,792961</text:p>
          </table:table-cell>
          <table:table-cell office:value-type="string">
            <text:p>26,938169</text:p>
          </table:table-cell>
          <table:table-cell office:value-type="string">
            <text:p>839,849731</text:p>
          </table:table-cell>
          <table:table-cell office:value-type="string">
            <text:p>26,597000</text:p>
          </table:table-cell>
          <table:table-cell office:value-type="string">
            <text:p>1155,094727</text:p>
          </table:table-cell>
          <table:table-cell office:value-type="string">
            <text:p>27,774870</text:p>
          </table:table-cell>
          <table:table-cell office:value-type="string">
            <text:p>1885,582031</text:p>
          </table:table-cell>
          <table:table-cell office:value-type="string">
            <text:p>29,111546</text:p>
          </table:table-cell>
          <table:table-cell office:value-type="string">
            <text:p>1298,298340</text:p>
          </table:table-cell>
          <table:table-cell office:value-type="string">
            <text:p>21,588287</text:p>
          </table:table-cell>
          <table:table-cell office:value-type="string">
            <text:p>127,811172</text:p>
          </table:table-cell>
          <table:table-cell office:value-type="string">
            <text:p>7,144368</text:p>
          </table:table-cell>
          <table:table-cell office:value-type="string">
            <text:p>19,159386</text:p>
          </table:table-cell>
          <table:table-cell office:value-type="string">
            <text:p>6,140080</text:p>
          </table:table-cell>
          <table:table-cell office:value-type="string">
            <text:p>41,431046</text:p>
          </table:table-cell>
          <table:table-cell office:value-type="string">
            <text:p>8,060830</text:p>
          </table:table-cell>
          <table:table-cell office:value-type="string">
            <text:p>29,601284</text:p>
          </table:table-cell>
          <table:table-cell office:value-type="string">
            <text:p>5,781759</text:p>
          </table:table-cell>
          <table:table-cell office:value-type="string">
            <text:p>510,628784</text:p>
          </table:table-cell>
          <table:table-cell office:value-type="string">
            <text:p>14,376614</text:p>
          </table:table-cell>
          <table:table-cell office:value-type="string">
            <text:p>76,459702</text:p>
          </table:table-cell>
          <table:table-cell office:value-type="string">
            <text:p>9,6546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082256</text:p>
          </table:table-cell>
          <table:table-cell office:value-type="string">
            <text:p>19,015495</text:p>
          </table:table-cell>
          <table:table-cell office:value-type="string">
            <text:p>56,391071</text:p>
          </table:table-cell>
          <table:table-cell office:value-type="string">
            <text:p>11,255859</text:p>
          </table:table-cell>
          <table:table-cell office:value-type="string">
            <text:p>27,567453</text:p>
          </table:table-cell>
          <table:table-cell office:value-type="string">
            <text:p>12,174816</text:p>
          </table:table-cell>
          <table:table-cell office:value-type="string">
            <text:p>41,923889</text:p>
          </table:table-cell>
          <table:table-cell office:value-type="string">
            <text:p>12,559244</text:p>
          </table:table-cell>
          <table:table-cell office:value-type="string">
            <text:p>12,423786</text:p>
          </table:table-cell>
          <table:table-cell office:value-type="string">
            <text:p>13,095964</text:p>
          </table:table-cell>
          <table:table-cell office:value-type="string">
            <text:p>64,387962</text:p>
          </table:table-cell>
          <table:table-cell office:value-type="string">
            <text:p>37,1082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3,498863</text:p>
          </table:table-cell>
          <table:table-cell office:value-type="string">
            <text:p>24,843882</text:p>
          </table:table-cell>
        </table:table-row>
        <table:table-row table:style-name="ro1">
          <table:table-cell office:value-type="string">
            <text:p>GPE12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59,477295</text:p>
          </table:table-cell>
          <table:table-cell office:value-type="string">
            <text:p>455,225037</text:p>
          </table:table-cell>
          <table:table-cell office:value-type="string">
            <text:p>4725,317383</text:p>
          </table:table-cell>
          <table:table-cell office:value-type="string">
            <text:p>451,895020</text:p>
          </table:table-cell>
          <table:table-cell office:value-type="string">
            <text:p>17120,357422</text:p>
          </table:table-cell>
          <table:table-cell office:value-type="string">
            <text:p>372,424866</text:p>
          </table:table-cell>
          <table:table-cell office:value-type="string">
            <text:p>59,950069</text:p>
          </table:table-cell>
          <table:table-cell office:value-type="string">
            <text:p>32,750469</text:p>
          </table:table-cell>
          <table:table-cell office:value-type="string">
            <text:p>2159,292236</text:p>
          </table:table-cell>
          <table:table-cell office:value-type="string">
            <text:p>48,705013</text:p>
          </table:table-cell>
          <table:table-cell office:value-type="string">
            <text:p>5408,840332</text:p>
          </table:table-cell>
          <table:table-cell office:value-type="string">
            <text:p>94,218605</text:p>
          </table:table-cell>
          <table:table-cell office:value-type="string">
            <text:p>10309,083984</text:p>
          </table:table-cell>
          <table:table-cell office:value-type="string">
            <text:p>137,642258</text:p>
          </table:table-cell>
          <table:table-cell office:value-type="string">
            <text:p>17998,058594</text:p>
          </table:table-cell>
          <table:table-cell office:value-type="string">
            <text:p>227,302689</text:p>
          </table:table-cell>
          <table:table-cell office:value-type="string">
            <text:p>576,994568</text:p>
          </table:table-cell>
          <table:table-cell office:value-type="string">
            <text:p>16,615522</text:p>
          </table:table-cell>
          <table:table-cell office:value-type="string">
            <text:p>28,493742</text:p>
          </table:table-cell>
          <table:table-cell office:value-type="string">
            <text:p>5,778396</text:p>
          </table:table-cell>
          <table:table-cell office:value-type="string">
            <text:p>30,137354</text:p>
          </table:table-cell>
          <table:table-cell office:value-type="string">
            <text:p>7,669434</text:p>
          </table:table-cell>
          <table:table-cell office:value-type="string">
            <text:p>97,063812</text:p>
          </table:table-cell>
          <table:table-cell office:value-type="string">
            <text:p>5,678733</text:p>
          </table:table-cell>
          <table:table-cell office:value-type="string">
            <text:p>4585,921387</text:p>
          </table:table-cell>
          <table:table-cell office:value-type="string">
            <text:p>77,907394</text:p>
          </table:table-cell>
          <table:table-cell office:value-type="string">
            <text:p>67,480507</text:p>
          </table:table-cell>
          <table:table-cell office:value-type="string">
            <text:p>8,7052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8,780518</text:p>
          </table:table-cell>
          <table:table-cell office:value-type="string">
            <text:p>19,460295</text:p>
          </table:table-cell>
          <table:table-cell office:value-type="string">
            <text:p>74,561317</text:p>
          </table:table-cell>
          <table:table-cell office:value-type="string">
            <text:p>10,253975</text:p>
          </table:table-cell>
          <table:table-cell office:value-type="string">
            <text:p>65,422592</text:p>
          </table:table-cell>
          <table:table-cell office:value-type="string">
            <text:p>11,144715</text:p>
          </table:table-cell>
          <table:table-cell office:value-type="string">
            <text:p>155,198669</text:p>
          </table:table-cell>
          <table:table-cell office:value-type="string">
            <text:p>11,782269</text:p>
          </table:table-cell>
          <table:table-cell office:value-type="string">
            <text:p>31,515179</text:p>
          </table:table-cell>
          <table:table-cell office:value-type="string">
            <text:p>11,97961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9,402161</text:p>
          </table:table-cell>
          <table:table-cell office:value-type="string">
            <text:p>22,649191</text:p>
          </table:table-cell>
        </table:table-row>
        <table:table-row table:style-name="ro1">
          <table:table-cell office:value-type="string">
            <text:p>GPE12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9,851563</text:p>
          </table:table-cell>
          <table:table-cell office:value-type="string">
            <text:p>442,603424</text:p>
          </table:table-cell>
          <table:table-cell office:value-type="string">
            <text:p>5400,952148</text:p>
          </table:table-cell>
          <table:table-cell office:value-type="string">
            <text:p>441,158569</text:p>
          </table:table-cell>
          <table:table-cell office:value-type="string">
            <text:p>8987,485352</text:p>
          </table:table-cell>
          <table:table-cell office:value-type="string">
            <text:p>208,276031</text:p>
          </table:table-cell>
          <table:table-cell office:value-type="string">
            <text:p>94,398163</text:p>
          </table:table-cell>
          <table:table-cell office:value-type="string">
            <text:p>29,253574</text:p>
          </table:table-cell>
          <table:table-cell office:value-type="string">
            <text:p>2639,498535</text:p>
          </table:table-cell>
          <table:table-cell office:value-type="string">
            <text:p>55,946522</text:p>
          </table:table-cell>
          <table:table-cell office:value-type="string">
            <text:p>463,074097</text:p>
          </table:table-cell>
          <table:table-cell office:value-type="string">
            <text:p>18,263510</text:p>
          </table:table-cell>
          <table:table-cell office:value-type="string">
            <text:p>4647,822754</text:p>
          </table:table-cell>
          <table:table-cell office:value-type="string">
            <text:p>64,198563</text:p>
          </table:table-cell>
          <table:table-cell office:value-type="string">
            <text:p>2868,471191</text:p>
          </table:table-cell>
          <table:table-cell office:value-type="string">
            <text:p>39,845901</text:p>
          </table:table-cell>
          <table:table-cell office:value-type="string">
            <text:p>426,218445</text:p>
          </table:table-cell>
          <table:table-cell office:value-type="string">
            <text:p>13,100748</text:p>
          </table:table-cell>
          <table:table-cell office:value-type="string">
            <text:p>14,415742</text:p>
          </table:table-cell>
          <table:table-cell office:value-type="string">
            <text:p>5,950973</text:p>
          </table:table-cell>
          <table:table-cell office:value-type="string">
            <text:p>41,353477</text:p>
          </table:table-cell>
          <table:table-cell office:value-type="string">
            <text:p>7,919413</text:p>
          </table:table-cell>
          <table:table-cell office:value-type="string">
            <text:p>55,538933</text:p>
          </table:table-cell>
          <table:table-cell office:value-type="string">
            <text:p>5,608358</text:p>
          </table:table-cell>
          <table:table-cell office:value-type="string">
            <text:p>2224,018311</text:p>
          </table:table-cell>
          <table:table-cell office:value-type="string">
            <text:p>39,646198</text:p>
          </table:table-cell>
          <table:table-cell office:value-type="string">
            <text:p>70,452286</text:p>
          </table:table-cell>
          <table:table-cell office:value-type="string">
            <text:p>9,2922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4,976349</text:p>
          </table:table-cell>
          <table:table-cell office:value-type="string">
            <text:p>18,897490</text:p>
          </table:table-cell>
          <table:table-cell office:value-type="string">
            <text:p>63,022766</text:p>
          </table:table-cell>
          <table:table-cell office:value-type="string">
            <text:p>10,788081</text:p>
          </table:table-cell>
          <table:table-cell office:value-type="string">
            <text:p>42,558163</text:p>
          </table:table-cell>
          <table:table-cell office:value-type="string">
            <text:p>11,728621</text:p>
          </table:table-cell>
          <table:table-cell office:value-type="string">
            <text:p>51,608437</text:p>
          </table:table-cell>
          <table:table-cell office:value-type="string">
            <text:p>12,035866</text:p>
          </table:table-cell>
          <table:table-cell office:value-type="string">
            <text:p>19,403442</text:p>
          </table:table-cell>
          <table:table-cell office:value-type="string">
            <text:p>12,59670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6,275871</text:p>
          </table:table-cell>
          <table:table-cell office:value-type="string">
            <text:p>23,811192</text:p>
          </table:table-cell>
        </table:table-row>
        <table:table-row table:style-name="ro1">
          <table:table-cell office:value-type="string">
            <text:p>GPE12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4,828125</text:p>
          </table:table-cell>
          <table:table-cell office:value-type="string">
            <text:p>454,798798</text:p>
          </table:table-cell>
          <table:table-cell office:value-type="string">
            <text:p>1479,949585</text:p>
          </table:table-cell>
          <table:table-cell office:value-type="string">
            <text:p>445,248749</text:p>
          </table:table-cell>
          <table:table-cell office:value-type="string">
            <text:p>3490,829834</text:p>
          </table:table-cell>
          <table:table-cell office:value-type="string">
            <text:p>105,200768</text:p>
          </table:table-cell>
          <table:table-cell office:value-type="string">
            <text:p>162,520554</text:p>
          </table:table-cell>
          <table:table-cell office:value-type="string">
            <text:p>30,335327</text:p>
          </table:table-cell>
          <table:table-cell office:value-type="string">
            <text:p>1633,644043</text:p>
          </table:table-cell>
          <table:table-cell office:value-type="string">
            <text:p>39,481438</text:p>
          </table:table-cell>
          <table:table-cell office:value-type="string">
            <text:p>4971,850098</text:p>
          </table:table-cell>
          <table:table-cell office:value-type="string">
            <text:p>87,234161</text:p>
          </table:table-cell>
          <table:table-cell office:value-type="string">
            <text:p>9408,627930</text:p>
          </table:table-cell>
          <table:table-cell office:value-type="string">
            <text:p>125,879013</text:p>
          </table:table-cell>
          <table:table-cell office:value-type="string">
            <text:p>3046,970215</text:p>
          </table:table-cell>
          <table:table-cell office:value-type="string">
            <text:p>42,152142</text:p>
          </table:table-cell>
          <table:table-cell office:value-type="string">
            <text:p>120,900368</text:p>
          </table:table-cell>
          <table:table-cell office:value-type="string">
            <text:p>6,855014</text:p>
          </table:table-cell>
          <table:table-cell office:value-type="string">
            <text:p>2,864667</text:p>
          </table:table-cell>
          <table:table-cell office:value-type="string">
            <text:p>5,914389</text:p>
          </table:table-cell>
          <table:table-cell office:value-type="string">
            <text:p>30,752153</text:p>
          </table:table-cell>
          <table:table-cell office:value-type="string">
            <text:p>7,950591</text:p>
          </table:table-cell>
          <table:table-cell office:value-type="string">
            <text:p>63,922588</text:p>
          </table:table-cell>
          <table:table-cell office:value-type="string">
            <text:p>5,706817</text:p>
          </table:table-cell>
          <table:table-cell office:value-type="string">
            <text:p>708,240540</text:p>
          </table:table-cell>
          <table:table-cell office:value-type="string">
            <text:p>16,503487</text:p>
          </table:table-cell>
          <table:table-cell office:value-type="string">
            <text:p>72,479561</text:p>
          </table:table-cell>
          <table:table-cell office:value-type="string">
            <text:p>9,4807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267174</text:p>
          </table:table-cell>
          <table:table-cell office:value-type="string">
            <text:p>19,048910</text:p>
          </table:table-cell>
          <table:table-cell office:value-type="string">
            <text:p>122,708015</text:p>
          </table:table-cell>
          <table:table-cell office:value-type="string">
            <text:p>11,323142</text:p>
          </table:table-cell>
          <table:table-cell office:value-type="string">
            <text:p>63,366524</text:p>
          </table:table-cell>
          <table:table-cell office:value-type="string">
            <text:p>12,138765</text:p>
          </table:table-cell>
          <table:table-cell office:value-type="string">
            <text:p>51,404552</text:p>
          </table:table-cell>
          <table:table-cell office:value-type="string">
            <text:p>12,442339</text:p>
          </table:table-cell>
          <table:table-cell office:value-type="string">
            <text:p>8,598934</text:p>
          </table:table-cell>
          <table:table-cell office:value-type="string">
            <text:p>12,927356</text:p>
          </table:table-cell>
          <table:table-cell office:value-type="string">
            <text:p>74,712975</text:p>
          </table:table-cell>
          <table:table-cell office:value-type="string">
            <text:p>42,63164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5,934242</text:p>
          </table:table-cell>
          <table:table-cell office:value-type="string">
            <text:p>24,541517</text:p>
          </table:table-cell>
        </table:table-row>
        <table:table-row table:style-name="ro1">
          <table:table-cell office:value-type="string">
            <text:p>GPE12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35,035156</text:p>
          </table:table-cell>
          <table:table-cell office:value-type="string">
            <text:p>522,247559</text:p>
          </table:table-cell>
          <table:table-cell office:value-type="string">
            <text:p>5100,888184</text:p>
          </table:table-cell>
          <table:table-cell office:value-type="string">
            <text:p>202,557922</text:p>
          </table:table-cell>
          <table:table-cell office:value-type="string">
            <text:p>12535,179688</text:p>
          </table:table-cell>
          <table:table-cell office:value-type="string">
            <text:p>280,485687</text:p>
          </table:table-cell>
          <table:table-cell office:value-type="string">
            <text:p>923,869324</text:p>
          </table:table-cell>
          <table:table-cell office:value-type="string">
            <text:p>45,577904</text:p>
          </table:table-cell>
          <table:table-cell office:value-type="string">
            <text:p>1982,847778</text:p>
          </table:table-cell>
          <table:table-cell office:value-type="string">
            <text:p>46,898098</text:p>
          </table:table-cell>
          <table:table-cell office:value-type="string">
            <text:p>6323,544922</text:p>
          </table:table-cell>
          <table:table-cell office:value-type="string">
            <text:p>109,008980</text:p>
          </table:table-cell>
          <table:table-cell office:value-type="string">
            <text:p>9893,985352</text:p>
          </table:table-cell>
          <table:table-cell office:value-type="string">
            <text:p>133,469559</text:p>
          </table:table-cell>
          <table:table-cell office:value-type="string">
            <text:p>33468,144531</text:p>
          </table:table-cell>
          <table:table-cell office:value-type="string">
            <text:p>421,332397</text:p>
          </table:table-cell>
          <table:table-cell office:value-type="string">
            <text:p>706,028625</text:p>
          </table:table-cell>
          <table:table-cell office:value-type="string">
            <text:p>19,9083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,949989</text:p>
          </table:table-cell>
          <table:table-cell office:value-type="string">
            <text:p>7,866985</text:p>
          </table:table-cell>
          <table:table-cell office:value-type="string">
            <text:p>324,917328</text:p>
          </table:table-cell>
          <table:table-cell office:value-type="string">
            <text:p>8,689275</text:p>
          </table:table-cell>
          <table:table-cell office:value-type="string">
            <text:p>2404,429688</text:p>
          </table:table-cell>
          <table:table-cell office:value-type="string">
            <text:p>42,414341</text:p>
          </table:table-cell>
          <table:table-cell office:value-type="string">
            <text:p>65,505005</text:p>
          </table:table-cell>
          <table:table-cell office:value-type="string">
            <text:p>9,1722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1,959396</text:p>
          </table:table-cell>
          <table:table-cell office:value-type="string">
            <text:p>19,164843</text:p>
          </table:table-cell>
          <table:table-cell office:value-type="string">
            <text:p>113,974121</text:p>
          </table:table-cell>
          <table:table-cell office:value-type="string">
            <text:p>11,003915</text:p>
          </table:table-cell>
          <table:table-cell office:value-type="string">
            <text:p>70,294601</text:p>
          </table:table-cell>
          <table:table-cell office:value-type="string">
            <text:p>11,860748</text:p>
          </table:table-cell>
          <table:table-cell office:value-type="string">
            <text:p>264,974274</text:p>
          </table:table-cell>
          <table:table-cell office:value-type="string">
            <text:p>13,134398</text:p>
          </table:table-cell>
          <table:table-cell office:value-type="string">
            <text:p>251,016312</text:p>
          </table:table-cell>
          <table:table-cell office:value-type="string">
            <text:p>13,83221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4,865372</text:p>
          </table:table-cell>
          <table:table-cell office:value-type="string">
            <text:p>23,969292</text:p>
          </table:table-cell>
        </table:table-row>
        <table:table-row table:style-name="ro1">
          <table:table-cell office:value-type="string">
            <text:p>GPE12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94,131104</text:p>
          </table:table-cell>
          <table:table-cell office:value-type="string">
            <text:p>435,162384</text:p>
          </table:table-cell>
          <table:table-cell office:value-type="string">
            <text:p>1631,269897</text:p>
          </table:table-cell>
          <table:table-cell office:value-type="string">
            <text:p>148,791626</text:p>
          </table:table-cell>
          <table:table-cell office:value-type="string">
            <text:p>2578,017334</text:p>
          </table:table-cell>
          <table:table-cell office:value-type="string">
            <text:p>88,331284</text:p>
          </table:table-cell>
          <table:table-cell office:value-type="string">
            <text:p>109,969002</text:p>
          </table:table-cell>
          <table:table-cell office:value-type="string">
            <text:p>28,303896</text:p>
          </table:table-cell>
          <table:table-cell office:value-type="string">
            <text:p>1515,946289</text:p>
          </table:table-cell>
          <table:table-cell office:value-type="string">
            <text:p>37,230518</text:p>
          </table:table-cell>
          <table:table-cell office:value-type="string">
            <text:p>4440,862305</text:p>
          </table:table-cell>
          <table:table-cell office:value-type="string">
            <text:p>78,651871</text:p>
          </table:table-cell>
          <table:table-cell office:value-type="string">
            <text:p>11486,657227</text:p>
          </table:table-cell>
          <table:table-cell office:value-type="string">
            <text:p>152,836182</text:p>
          </table:table-cell>
          <table:table-cell office:value-type="string">
            <text:p>2733,436035</text:p>
          </table:table-cell>
          <table:table-cell office:value-type="string">
            <text:p>38,355198</text:p>
          </table:table-cell>
          <table:table-cell office:value-type="string">
            <text:p>119,230888</text:p>
          </table:table-cell>
          <table:table-cell office:value-type="string">
            <text:p>6,389298</text:p>
          </table:table-cell>
          <table:table-cell office:value-type="string">
            <text:p>15,771068</text:p>
          </table:table-cell>
          <table:table-cell office:value-type="string">
            <text:p>5,367689</text:p>
          </table:table-cell>
          <table:table-cell office:value-type="string">
            <text:p>33,544704</text:p>
          </table:table-cell>
          <table:table-cell office:value-type="string">
            <text:p>7,612241</text:p>
          </table:table-cell>
          <table:table-cell office:value-type="string">
            <text:p>65,675743</text:p>
          </table:table-cell>
          <table:table-cell office:value-type="string">
            <text:p>5,254692</text:p>
          </table:table-cell>
          <table:table-cell office:value-type="string">
            <text:p>630,549438</text:p>
          </table:table-cell>
          <table:table-cell office:value-type="string">
            <text:p>15,174142</text:p>
          </table:table-cell>
          <table:table-cell office:value-type="string">
            <text:p>56,131203</text:p>
          </table:table-cell>
          <table:table-cell office:value-type="string">
            <text:p>8,5830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,416649</text:p>
          </table:table-cell>
          <table:table-cell office:value-type="string">
            <text:p>18,606676</text:p>
          </table:table-cell>
          <table:table-cell office:value-type="string">
            <text:p>82,050957</text:p>
          </table:table-cell>
          <table:table-cell office:value-type="string">
            <text:p>10,190420</text:p>
          </table:table-cell>
          <table:table-cell office:value-type="string">
            <text:p>59,311062</text:p>
          </table:table-cell>
          <table:table-cell office:value-type="string">
            <text:p>11,026754</text:p>
          </table:table-cell>
          <table:table-cell office:value-type="string">
            <text:p>55,584198</text:p>
          </table:table-cell>
          <table:table-cell office:value-type="string">
            <text:p>11,253559</text:p>
          </table:table-cell>
          <table:table-cell office:value-type="string">
            <text:p>5,304538</text:p>
          </table:table-cell>
          <table:table-cell office:value-type="string">
            <text:p>11,782089</text:p>
          </table:table-cell>
          <table:table-cell office:value-type="string">
            <text:p>54,566620</text:p>
          </table:table-cell>
          <table:table-cell office:value-type="string">
            <text:p>41,6218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0,033783</text:p>
          </table:table-cell>
          <table:table-cell office:value-type="string">
            <text:p>22,257963</text:p>
          </table:table-cell>
        </table:table-row>
        <table:table-row table:style-name="ro1">
          <table:table-cell office:value-type="string">
            <text:p>GPE12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3,830383</text:p>
          </table:table-cell>
          <table:table-cell office:value-type="string">
            <text:p>438,146332</text:p>
          </table:table-cell>
          <table:table-cell office:value-type="string">
            <text:p>1964,832397</text:p>
          </table:table-cell>
          <table:table-cell office:value-type="string">
            <text:p>162,323273</text:p>
          </table:table-cell>
          <table:table-cell office:value-type="string">
            <text:p>4062,137939</text:p>
          </table:table-cell>
          <table:table-cell office:value-type="string">
            <text:p>115,0006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16,638184</text:p>
          </table:table-cell>
          <table:table-cell office:value-type="string">
            <text:p>42,634556</text:p>
          </table:table-cell>
          <table:table-cell office:value-type="string">
            <text:p>8706,829102</text:p>
          </table:table-cell>
          <table:table-cell office:value-type="string">
            <text:p>147,153152</text:p>
          </table:table-cell>
          <table:table-cell office:value-type="string">
            <text:p>23333,257813</text:p>
          </table:table-cell>
          <table:table-cell office:value-type="string">
            <text:p>307,807953</text:p>
          </table:table-cell>
          <table:table-cell office:value-type="string">
            <text:p>2979,571777</text:p>
          </table:table-cell>
          <table:table-cell office:value-type="string">
            <text:p>41,576164</text:p>
          </table:table-cell>
          <table:table-cell office:value-type="string">
            <text:p>452,852203</text:p>
          </table:table-cell>
          <table:table-cell office:value-type="string">
            <text:p>13,570751</text:p>
          </table:table-cell>
          <table:table-cell office:value-type="string">
            <text:p>9,086846</text:p>
          </table:table-cell>
          <table:table-cell office:value-type="string">
            <text:p>5,577870</text:p>
          </table:table-cell>
          <table:table-cell office:value-type="string">
            <text:p>30,597013</text:p>
          </table:table-cell>
          <table:table-cell office:value-type="string">
            <text:p>7,656827</text:p>
          </table:table-cell>
          <table:table-cell office:value-type="string">
            <text:p>71,654434</text:p>
          </table:table-cell>
          <table:table-cell office:value-type="string">
            <text:p>5,370109</text:p>
          </table:table-cell>
          <table:table-cell office:value-type="string">
            <text:p>1803,484985</text:p>
          </table:table-cell>
          <table:table-cell office:value-type="string">
            <text:p>32,820171</text:p>
          </table:table-cell>
          <table:table-cell office:value-type="string">
            <text:p>57,451717</text:p>
          </table:table-cell>
          <table:table-cell office:value-type="string">
            <text:p>8,6776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,602165</text:p>
          </table:table-cell>
          <table:table-cell office:value-type="string">
            <text:p>18,698862</text:p>
          </table:table-cell>
          <table:table-cell office:value-type="string">
            <text:p>166,724258</text:p>
          </table:table-cell>
          <table:table-cell office:value-type="string">
            <text:p>10,721357</text:p>
          </table:table-cell>
          <table:table-cell office:value-type="string">
            <text:p>171,270660</text:p>
          </table:table-cell>
          <table:table-cell office:value-type="string">
            <text:p>11,690014</text:p>
          </table:table-cell>
          <table:table-cell office:value-type="string">
            <text:p>46,817131</text:p>
          </table:table-cell>
          <table:table-cell office:value-type="string">
            <text:p>11,470791</text:p>
          </table:table-cell>
          <table:table-cell office:value-type="string">
            <text:p>23,898338</text:p>
          </table:table-cell>
          <table:table-cell office:value-type="string">
            <text:p>12,041508</text:p>
          </table:table-cell>
          <table:table-cell office:value-type="string">
            <text:p>203,901474</text:p>
          </table:table-cell>
          <table:table-cell office:value-type="string">
            <text:p>47,9257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2,869240</text:p>
          </table:table-cell>
          <table:table-cell office:value-type="string">
            <text:p>22,862570</text:p>
          </table:table-cell>
        </table:table-row>
        <table:table-row table:style-name="ro1">
          <table:table-cell office:value-type="string">
            <text:p>GPE12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69,554321</text:p>
          </table:table-cell>
          <table:table-cell office:value-type="string">
            <text:p>448,257080</text:p>
          </table:table-cell>
          <table:table-cell office:value-type="string">
            <text:p>1701,704102</text:p>
          </table:table-cell>
          <table:table-cell office:value-type="string">
            <text:p>155,667984</text:p>
          </table:table-cell>
          <table:table-cell office:value-type="string">
            <text:p>2539,619873</text:p>
          </table:table-cell>
          <table:table-cell office:value-type="string">
            <text:p>90,341225</text:p>
          </table:table-cell>
          <table:table-cell office:value-type="string">
            <text:p>218,316040</text:p>
          </table:table-cell>
          <table:table-cell office:value-type="string">
            <text:p>31,111406</text:p>
          </table:table-cell>
          <table:table-cell office:value-type="string">
            <text:p>1726,369263</text:p>
          </table:table-cell>
          <table:table-cell office:value-type="string">
            <text:p>41,406021</text:p>
          </table:table-cell>
          <table:table-cell office:value-type="string">
            <text:p>7429,489746</text:p>
          </table:table-cell>
          <table:table-cell office:value-type="string">
            <text:p>126,763649</text:p>
          </table:table-cell>
          <table:table-cell office:value-type="string">
            <text:p>12807,662109</text:p>
          </table:table-cell>
          <table:table-cell office:value-type="string">
            <text:p>170,047775</text:p>
          </table:table-cell>
          <table:table-cell office:value-type="string">
            <text:p>3494,944580</text:p>
          </table:table-cell>
          <table:table-cell office:value-type="string">
            <text:p>47,625347</text:p>
          </table:table-cell>
          <table:table-cell office:value-type="string">
            <text:p>148,737717</text:p>
          </table:table-cell>
          <table:table-cell office:value-type="string">
            <text:p>6,953578</text:p>
          </table:table-cell>
          <table:table-cell office:value-type="string">
            <text:p>2,187004</text:p>
          </table:table-cell>
          <table:table-cell office:value-type="string">
            <text:p>5,390655</text:p>
          </table:table-cell>
          <table:table-cell office:value-type="string">
            <text:p>24,624077</text:p>
          </table:table-cell>
          <table:table-cell office:value-type="string">
            <text:p>7,579278</text:p>
          </table:table-cell>
          <table:table-cell office:value-type="string">
            <text:p>94,243111</text:p>
          </table:table-cell>
          <table:table-cell office:value-type="string">
            <text:p>5,517682</text:p>
          </table:table-cell>
          <table:table-cell office:value-type="string">
            <text:p>652,635376</text:p>
          </table:table-cell>
          <table:table-cell office:value-type="string">
            <text:p>15,508207</text:p>
          </table:table-cell>
          <table:table-cell office:value-type="string">
            <text:p>55,219860</text:p>
          </table:table-cell>
          <table:table-cell office:value-type="string">
            <text:p>8,37803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,858665</text:p>
          </table:table-cell>
          <table:table-cell office:value-type="string">
            <text:p>18,544767</text:p>
          </table:table-cell>
          <table:table-cell office:value-type="string">
            <text:p>63,304504</text:p>
          </table:table-cell>
          <table:table-cell office:value-type="string">
            <text:p>9,903368</text:p>
          </table:table-cell>
          <table:table-cell office:value-type="string">
            <text:p>77,295082</text:p>
          </table:table-cell>
          <table:table-cell office:value-type="string">
            <text:p>10,793110</text:p>
          </table:table-cell>
          <table:table-cell office:value-type="string">
            <text:p>48,677586</text:p>
          </table:table-cell>
          <table:table-cell office:value-type="string">
            <text:p>10,964719</text:p>
          </table:table-cell>
          <table:table-cell office:value-type="string">
            <text:p>14,573521</text:p>
          </table:table-cell>
          <table:table-cell office:value-type="string">
            <text:p>11,477901</text:p>
          </table:table-cell>
          <table:table-cell office:value-type="string">
            <text:p>22,584274</text:p>
          </table:table-cell>
          <table:table-cell office:value-type="string">
            <text:p>46,2592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1,068314</text:p>
          </table:table-cell>
          <table:table-cell office:value-type="string">
            <text:p>21,759239</text:p>
          </table:table-cell>
        </table:table-row>
        <table:table-row table:style-name="ro1">
          <table:table-cell office:value-type="string">
            <text:p>GPE12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98,120605</text:p>
          </table:table-cell>
          <table:table-cell office:value-type="string">
            <text:p>602,913452</text:p>
          </table:table-cell>
          <table:table-cell office:value-type="string">
            <text:p>9832,994141</text:p>
          </table:table-cell>
          <table:table-cell office:value-type="string">
            <text:p>321,604828</text:p>
          </table:table-cell>
          <table:table-cell office:value-type="string">
            <text:p>18769,533203</text:p>
          </table:table-cell>
          <table:table-cell office:value-type="string">
            <text:p>410,612244</text:p>
          </table:table-cell>
          <table:table-cell office:value-type="string">
            <text:p>1177,868530</text:p>
          </table:table-cell>
          <table:table-cell office:value-type="string">
            <text:p>58,565857</text:p>
          </table:table-cell>
          <table:table-cell office:value-type="string">
            <text:p>6215,666016</text:p>
          </table:table-cell>
          <table:table-cell office:value-type="string">
            <text:p>123,187866</text:p>
          </table:table-cell>
          <table:table-cell office:value-type="string">
            <text:p>45623,652344</text:p>
          </table:table-cell>
          <table:table-cell office:value-type="string">
            <text:p>745,222351</text:p>
          </table:table-cell>
          <table:table-cell office:value-type="string">
            <text:p>56641,531250</text:p>
          </table:table-cell>
          <table:table-cell office:value-type="string">
            <text:p>741,801819</text:p>
          </table:table-cell>
          <table:table-cell office:value-type="string">
            <text:p>26153,255859</text:p>
          </table:table-cell>
          <table:table-cell office:value-type="string">
            <text:p>329,258545</text:p>
          </table:table-cell>
          <table:table-cell office:value-type="string">
            <text:p>878,760010</text:p>
          </table:table-cell>
          <table:table-cell office:value-type="string">
            <text:p>24,289526</text:p>
          </table:table-cell>
          <table:table-cell office:value-type="string">
            <text:p>2,587441</text:p>
          </table:table-cell>
          <table:table-cell office:value-type="string">
            <text:p>6,314771</text:p>
          </table:table-cell>
          <table:table-cell office:value-type="string">
            <text:p>43,551308</text:p>
          </table:table-cell>
          <table:table-cell office:value-type="string">
            <text:p>8,012344</text:p>
          </table:table-cell>
          <table:table-cell office:value-type="string">
            <text:p>595,374634</text:p>
          </table:table-cell>
          <table:table-cell office:value-type="string">
            <text:p>13,241053</text:p>
          </table:table-cell>
          <table:table-cell office:value-type="string">
            <text:p>4918,578125</text:p>
          </table:table-cell>
          <table:table-cell office:value-type="string">
            <text:p>83,430443</text:p>
          </table:table-cell>
          <table:table-cell office:value-type="string">
            <text:p>54,847881</text:p>
          </table:table-cell>
          <table:table-cell office:value-type="string">
            <text:p>9,080667</text:p>
          </table:table-cell>
          <table:table-cell office:value-type="string">
            <text:p>14,639958</text:p>
          </table:table-cell>
          <table:table-cell office:value-type="string">
            <text:p>15,565222</text:p>
          </table:table-cell>
          <table:table-cell office:value-type="string">
            <text:p>304,698456</text:p>
          </table:table-cell>
          <table:table-cell office:value-type="string">
            <text:p>19,530989</text:p>
          </table:table-cell>
          <table:table-cell office:value-type="string">
            <text:p>478,478882</text:p>
          </table:table-cell>
          <table:table-cell office:value-type="string">
            <text:p>13,155278</text:p>
          </table:table-cell>
          <table:table-cell office:value-type="string">
            <text:p>328,564484</text:p>
          </table:table-cell>
          <table:table-cell office:value-type="string">
            <text:p>13,180037</text:p>
          </table:table-cell>
          <table:table-cell office:value-type="string">
            <text:p>230,543152</text:p>
          </table:table-cell>
          <table:table-cell office:value-type="string">
            <text:p>12,847595</text:p>
          </table:table-cell>
          <table:table-cell office:value-type="string">
            <text:p>40,872860</text:p>
          </table:table-cell>
          <table:table-cell office:value-type="string">
            <text:p>12,475949</text:p>
          </table:table-cell>
          <table:table-cell office:value-type="string">
            <text:p>125,582527</text:p>
          </table:table-cell>
          <table:table-cell office:value-type="string">
            <text:p>81,3754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4,157455</text:p>
          </table:table-cell>
          <table:table-cell office:value-type="string">
            <text:p>23,871834</text:p>
          </table:table-cell>
        </table:table-row>
        <table:table-row table:style-name="ro1">
          <table:table-cell office:value-type="string">
            <text:p>GPE12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1,841797</text:p>
          </table:table-cell>
          <table:table-cell office:value-type="string">
            <text:p>430,764893</text:p>
          </table:table-cell>
          <table:table-cell office:value-type="string">
            <text:p>1475,427856</text:p>
          </table:table-cell>
          <table:table-cell office:value-type="string">
            <text:p>147,079926</text:p>
          </table:table-cell>
          <table:table-cell office:value-type="string">
            <text:p>2512,858154</text:p>
          </table:table-cell>
          <table:table-cell office:value-type="string">
            <text:p>87,528831</text:p>
          </table:table-cell>
          <table:table-cell office:value-type="string">
            <text:p>105,427505</text:p>
          </table:table-cell>
          <table:table-cell office:value-type="string">
            <text:p>27,326792</text:p>
          </table:table-cell>
          <table:table-cell office:value-type="string">
            <text:p>1496,705200</text:p>
          </table:table-cell>
          <table:table-cell office:value-type="string">
            <text:p>36,559586</text:p>
          </table:table-cell>
          <table:table-cell office:value-type="string">
            <text:p>2871,563232</text:p>
          </table:table-cell>
          <table:table-cell office:value-type="string">
            <text:p>54,016453</text:p>
          </table:table-cell>
          <table:table-cell office:value-type="string">
            <text:p>11969,873047</text:p>
          </table:table-cell>
          <table:table-cell office:value-type="string">
            <text:p>159,108963</text:p>
          </table:table-cell>
          <table:table-cell office:value-type="string">
            <text:p>2266,051758</text:p>
          </table:table-cell>
          <table:table-cell office:value-type="string">
            <text:p>32,900726</text:p>
          </table:table-cell>
          <table:table-cell office:value-type="string">
            <text:p>120,279160</text:p>
          </table:table-cell>
          <table:table-cell office:value-type="string">
            <text:p>6,436437</text:p>
          </table:table-cell>
          <table:table-cell office:value-type="string">
            <text:p>11,089033</text:p>
          </table:table-cell>
          <table:table-cell office:value-type="string">
            <text:p>5,363650</text:p>
          </table:table-cell>
          <table:table-cell office:value-type="string">
            <text:p>22,710667</text:p>
          </table:table-cell>
          <table:table-cell office:value-type="string">
            <text:p>7,559566</text:p>
          </table:table-cell>
          <table:table-cell office:value-type="string">
            <text:p>54,774734</text:p>
          </table:table-cell>
          <table:table-cell office:value-type="string">
            <text:p>5,208720</text:p>
          </table:table-cell>
          <table:table-cell office:value-type="string">
            <text:p>594,046692</text:p>
          </table:table-cell>
          <table:table-cell office:value-type="string">
            <text:p>14,755563</text:p>
          </table:table-cell>
          <table:table-cell office:value-type="string">
            <text:p>53,229786</text:p>
          </table:table-cell>
          <table:table-cell office:value-type="string">
            <text:p>8,37480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381516</text:p>
          </table:table-cell>
          <table:table-cell office:value-type="string">
            <text:p>18,511017</text:p>
          </table:table-cell>
          <table:table-cell office:value-type="string">
            <text:p>66,967102</text:p>
          </table:table-cell>
          <table:table-cell office:value-type="string">
            <text:p>9,951555</text:p>
          </table:table-cell>
          <table:table-cell office:value-type="string">
            <text:p>62,690613</text:p>
          </table:table-cell>
          <table:table-cell office:value-type="string">
            <text:p>10,815523</text:p>
          </table:table-cell>
          <table:table-cell office:value-type="string">
            <text:p>45,619308</text:p>
          </table:table-cell>
          <table:table-cell office:value-type="string">
            <text:p>11,265985</text:p>
          </table:table-cell>
          <table:table-cell office:value-type="string">
            <text:p>11,586227</text:p>
          </table:table-cell>
          <table:table-cell office:value-type="string">
            <text:p>11,7278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5,294964</text:p>
          </table:table-cell>
          <table:table-cell office:value-type="string">
            <text:p>21,799765</text:p>
          </table:table-cell>
        </table:table-row>
        <table:table-row table:style-name="ro1">
          <table:table-cell office:value-type="string">
            <text:p>GPE12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301,308105</text:p>
          </table:table-cell>
          <table:table-cell office:value-type="string">
            <text:p>572,498535</text:p>
          </table:table-cell>
          <table:table-cell office:value-type="string">
            <text:p>52967,066406</text:p>
          </table:table-cell>
          <table:table-cell office:value-type="string">
            <text:p>1226,530884</text:p>
          </table:table-cell>
          <table:table-cell office:value-type="string">
            <text:p>82185,273438</text:p>
          </table:table-cell>
          <table:table-cell office:value-type="string">
            <text:p>1707,037964</text:p>
          </table:table-cell>
          <table:table-cell office:value-type="string">
            <text:p>350,992523</text:p>
          </table:table-cell>
          <table:table-cell office:value-type="string">
            <text:p>33,474445</text:p>
          </table:table-cell>
          <table:table-cell office:value-type="string">
            <text:p>1330,495605</text:p>
          </table:table-cell>
          <table:table-cell office:value-type="string">
            <text:p>35,316444</text:p>
          </table:table-cell>
          <table:table-cell office:value-type="string">
            <text:p>3109,891846</text:p>
          </table:table-cell>
          <table:table-cell office:value-type="string">
            <text:p>57,763336</text:p>
          </table:table-cell>
          <table:table-cell office:value-type="string">
            <text:p>7939,628906</text:p>
          </table:table-cell>
          <table:table-cell office:value-type="string">
            <text:p>106,864555</text:p>
          </table:table-cell>
          <table:table-cell office:value-type="string">
            <text:p>8940,180664</text:p>
          </table:table-cell>
          <table:table-cell office:value-type="string">
            <text:p>114,581757</text:p>
          </table:table-cell>
          <table:table-cell office:value-type="string">
            <text:p>3186,155518</text:p>
          </table:table-cell>
          <table:table-cell office:value-type="string">
            <text:p>83,633240</text:p>
          </table:table-cell>
          <table:table-cell office:value-type="string">
            <text:p>60,558437</text:p>
          </table:table-cell>
          <table:table-cell office:value-type="string">
            <text:p>7,295009</text:p>
          </table:table-cell>
          <table:table-cell office:value-type="string">
            <text:p>56,350468</text:p>
          </table:table-cell>
          <table:table-cell office:value-type="string">
            <text:p>8,045170</text:p>
          </table:table-cell>
          <table:table-cell office:value-type="string">
            <text:p>394,841125</text:p>
          </table:table-cell>
          <table:table-cell office:value-type="string">
            <text:p>9,863436</text:p>
          </table:table-cell>
          <table:table-cell office:value-type="string">
            <text:p>19713,507813</text:p>
          </table:table-cell>
          <table:table-cell office:value-type="string">
            <text:p>327,383087</text:p>
          </table:table-cell>
          <table:table-cell office:value-type="string">
            <text:p>61,878235</text:p>
          </table:table-cell>
          <table:table-cell office:value-type="string">
            <text:p>8,8146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9,192245</text:p>
          </table:table-cell>
          <table:table-cell office:value-type="string">
            <text:p>18,763563</text:p>
          </table:table-cell>
          <table:table-cell office:value-type="string">
            <text:p>57,431339</text:p>
          </table:table-cell>
          <table:table-cell office:value-type="string">
            <text:p>9,917455</text:p>
          </table:table-cell>
          <table:table-cell office:value-type="string">
            <text:p>36,330139</text:p>
          </table:table-cell>
          <table:table-cell office:value-type="string">
            <text:p>10,758737</text:p>
          </table:table-cell>
          <table:table-cell office:value-type="string">
            <text:p>108,543365</text:p>
          </table:table-cell>
          <table:table-cell office:value-type="string">
            <text:p>11,239277</text:p>
          </table:table-cell>
          <table:table-cell office:value-type="string">
            <text:p>73,286377</text:p>
          </table:table-cell>
          <table:table-cell office:value-type="string">
            <text:p>11,752934</text:p>
          </table:table-cell>
          <table:table-cell office:value-type="string">
            <text:p>3,948897</text:p>
          </table:table-cell>
          <table:table-cell office:value-type="string">
            <text:p>40,6037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0,877922</text:p>
          </table:table-cell>
          <table:table-cell office:value-type="string">
            <text:p>22,071033</text:p>
          </table:table-cell>
        </table:table-row>
        <table:table-row table:style-name="ro1">
          <table:table-cell office:value-type="string">
            <text:p>GPE13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96,121460</text:p>
          </table:table-cell>
          <table:table-cell office:value-type="string">
            <text:p>454,078461</text:p>
          </table:table-cell>
          <table:table-cell office:value-type="string">
            <text:p>4374,254395</text:p>
          </table:table-cell>
          <table:table-cell office:value-type="string">
            <text:p>196,045258</text:p>
          </table:table-cell>
          <table:table-cell office:value-type="string">
            <text:p>9653,041016</text:p>
          </table:table-cell>
          <table:table-cell office:value-type="string">
            <text:p>222,708527</text:p>
          </table:table-cell>
          <table:table-cell office:value-type="string">
            <text:p>61,310150</text:p>
          </table:table-cell>
          <table:table-cell office:value-type="string">
            <text:p>32,785538</text:p>
          </table:table-cell>
          <table:table-cell office:value-type="string">
            <text:p>2400,009277</text:p>
          </table:table-cell>
          <table:table-cell office:value-type="string">
            <text:p>52,817314</text:p>
          </table:table-cell>
          <table:table-cell office:value-type="string">
            <text:p>11822,461914</text:p>
          </table:table-cell>
          <table:table-cell office:value-type="string">
            <text:p>197,227158</text:p>
          </table:table-cell>
          <table:table-cell office:value-type="string">
            <text:p>15814,036133</text:p>
          </table:table-cell>
          <table:table-cell office:value-type="string">
            <text:p>209,187897</text:p>
          </table:table-cell>
          <table:table-cell office:value-type="string">
            <text:p>12524,272461</text:p>
          </table:table-cell>
          <table:table-cell office:value-type="string">
            <text:p>159,197113</text:p>
          </table:table-cell>
          <table:table-cell office:value-type="string">
            <text:p>773,855469</text:p>
          </table:table-cell>
          <table:table-cell office:value-type="string">
            <text:p>21,496130</text:p>
          </table:table-cell>
          <table:table-cell office:value-type="string">
            <text:p>12,043921</text:p>
          </table:table-cell>
          <table:table-cell office:value-type="string">
            <text:p>5,702914</text:p>
          </table:table-cell>
          <table:table-cell office:value-type="string">
            <text:p>33,311985</text:p>
          </table:table-cell>
          <table:table-cell office:value-type="string">
            <text:p>7,645254</text:p>
          </table:table-cell>
          <table:table-cell office:value-type="string">
            <text:p>160,413330</text:p>
          </table:table-cell>
          <table:table-cell office:value-type="string">
            <text:p>6,187373</text:p>
          </table:table-cell>
          <table:table-cell office:value-type="string">
            <text:p>2424,773682</text:p>
          </table:table-cell>
          <table:table-cell office:value-type="string">
            <text:p>42,700764</text:p>
          </table:table-cell>
          <table:table-cell office:value-type="string">
            <text:p>47,185173</text:p>
          </table:table-cell>
          <table:table-cell office:value-type="string">
            <text:p>8,5880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2,213470</text:p>
          </table:table-cell>
          <table:table-cell office:value-type="string">
            <text:p>18,988068</text:p>
          </table:table-cell>
          <table:table-cell office:value-type="string">
            <text:p>217,675598</text:p>
          </table:table-cell>
          <table:table-cell office:value-type="string">
            <text:p>10,994220</text:p>
          </table:table-cell>
          <table:table-cell office:value-type="string">
            <text:p>84,826653</text:p>
          </table:table-cell>
          <table:table-cell office:value-type="string">
            <text:p>11,359191</text:p>
          </table:table-cell>
          <table:table-cell office:value-type="string">
            <text:p>101,228989</text:p>
          </table:table-cell>
          <table:table-cell office:value-type="string">
            <text:p>11,698182</text:p>
          </table:table-cell>
          <table:table-cell office:value-type="string">
            <text:p>30,515053</text:p>
          </table:table-cell>
          <table:table-cell office:value-type="string">
            <text:p>12,130573</text:p>
          </table:table-cell>
          <table:table-cell office:value-type="string">
            <text:p>109,213615</text:p>
          </table:table-cell>
          <table:table-cell office:value-type="string">
            <text:p>49,9328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4,772598</text:p>
          </table:table-cell>
          <table:table-cell office:value-type="string">
            <text:p>22,865868</text:p>
          </table:table-cell>
        </table:table-row>
        <table:table-row table:style-name="ro1">
          <table:table-cell office:value-type="string">
            <text:p>GPE13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75,624146</text:p>
          </table:table-cell>
          <table:table-cell office:value-type="string">
            <text:p>401,882782</text:p>
          </table:table-cell>
          <table:table-cell office:value-type="string">
            <text:p>522,574890</text:p>
          </table:table-cell>
          <table:table-cell office:value-type="string">
            <text:p>122,617531</text:p>
          </table:table-cell>
          <table:table-cell office:value-type="string">
            <text:p>245,080261</text:p>
          </table:table-cell>
          <table:table-cell office:value-type="string">
            <text:p>51,592690</text:p>
          </table:table-cell>
          <table:table-cell office:value-type="string">
            <text:p>47,036888</text:p>
          </table:table-cell>
          <table:table-cell office:value-type="string">
            <text:p>20,457392</text:p>
          </table:table-cell>
          <table:table-cell office:value-type="string">
            <text:p>56,494892</text:p>
          </table:table-cell>
          <table:table-cell office:value-type="string">
            <text:p>12,731411</text:p>
          </table:table-cell>
          <table:table-cell office:value-type="string">
            <text:p>33,606831</text:p>
          </table:table-cell>
          <table:table-cell office:value-type="string">
            <text:p>10,236465</text:p>
          </table:table-cell>
          <table:table-cell office:value-type="string">
            <text:p>29,963898</text:p>
          </table:table-cell>
          <table:table-cell office:value-type="string">
            <text:p>8,049441</text:p>
          </table:table-cell>
          <table:table-cell office:value-type="string">
            <text:p>48,983204</text:p>
          </table:table-cell>
          <table:table-cell office:value-type="string">
            <text:p>9,71493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,229008</text:p>
          </table:table-cell>
          <table:table-cell office:value-type="string">
            <text:p>7,45271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731869</text:p>
          </table:table-cell>
          <table:table-cell office:value-type="string">
            <text:p>8,1940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,630569</text:p>
          </table:table-cell>
          <table:table-cell office:value-type="string">
            <text:p>14,413761</text:p>
          </table:table-cell>
          <table:table-cell office:value-type="string">
            <text:p>16,436441</text:p>
          </table:table-cell>
          <table:table-cell office:value-type="string">
            <text:p>18,26069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3,737946</text:p>
          </table:table-cell>
          <table:table-cell office:value-type="string">
            <text:p>30,5934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,891458</text:p>
          </table:table-cell>
          <table:table-cell office:value-type="string">
            <text:p>31,174231</text:p>
          </table:table-cell>
          <table:table-cell table:number-columns-repeated="2"/>
        </table:table-row>
        <table:table-row table:style-name="ro1">
          <table:table-cell office:value-type="string">
            <text:p>GPE13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53,063965</text:p>
          </table:table-cell>
          <table:table-cell office:value-type="string">
            <text:p>599,729309</text:p>
          </table:table-cell>
          <table:table-cell office:value-type="string">
            <text:p>13556,619141</text:p>
          </table:table-cell>
          <table:table-cell office:value-type="string">
            <text:p>375,855927</text:p>
          </table:table-cell>
          <table:table-cell office:value-type="string">
            <text:p>24081,076172</text:p>
          </table:table-cell>
          <table:table-cell office:value-type="string">
            <text:p>516,493103</text:p>
          </table:table-cell>
          <table:table-cell office:value-type="string">
            <text:p>1315,660889</text:p>
          </table:table-cell>
          <table:table-cell office:value-type="string">
            <text:p>54,993622</text:p>
          </table:table-cell>
          <table:table-cell office:value-type="string">
            <text:p>4078,526855</text:p>
          </table:table-cell>
          <table:table-cell office:value-type="string">
            <text:p>84,728340</text:p>
          </table:table-cell>
          <table:table-cell office:value-type="string">
            <text:p>28947,863281</text:p>
          </table:table-cell>
          <table:table-cell office:value-type="string">
            <text:p>475,055359</text:p>
          </table:table-cell>
          <table:table-cell office:value-type="string">
            <text:p>34496,687500</text:p>
          </table:table-cell>
          <table:table-cell office:value-type="string">
            <text:p>453,223450</text:p>
          </table:table-cell>
          <table:table-cell office:value-type="string">
            <text:p>22135,185547</text:p>
          </table:table-cell>
          <table:table-cell office:value-type="string">
            <text:p>279,052887</text:p>
          </table:table-cell>
          <table:table-cell office:value-type="string">
            <text:p>1131,843262</text:p>
          </table:table-cell>
          <table:table-cell office:value-type="string">
            <text:p>30,708958</text:p>
          </table:table-cell>
          <table:table-cell office:value-type="string">
            <text:p>12,369854</text:p>
          </table:table-cell>
          <table:table-cell office:value-type="string">
            <text:p>6,496694</text:p>
          </table:table-cell>
          <table:table-cell office:value-type="string">
            <text:p>37,369740</text:p>
          </table:table-cell>
          <table:table-cell office:value-type="string">
            <text:p>8,048168</text:p>
          </table:table-cell>
          <table:table-cell office:value-type="string">
            <text:p>499,194977</text:p>
          </table:table-cell>
          <table:table-cell office:value-type="string">
            <text:p>11,638805</text:p>
          </table:table-cell>
          <table:table-cell office:value-type="string">
            <text:p>6186,691406</text:p>
          </table:table-cell>
          <table:table-cell office:value-type="string">
            <text:p>104,252449</text:p>
          </table:table-cell>
          <table:table-cell office:value-type="string">
            <text:p>58,246529</text:p>
          </table:table-cell>
          <table:table-cell office:value-type="string">
            <text:p>9,501821</text:p>
          </table:table-cell>
          <table:table-cell office:value-type="string">
            <text:p>15,835284</text:p>
          </table:table-cell>
          <table:table-cell office:value-type="string">
            <text:p>15,668149</text:p>
          </table:table-cell>
          <table:table-cell office:value-type="string">
            <text:p>323,890381</text:p>
          </table:table-cell>
          <table:table-cell office:value-type="string">
            <text:p>19,791159</text:p>
          </table:table-cell>
          <table:table-cell office:value-type="string">
            <text:p>310,044312</text:p>
          </table:table-cell>
          <table:table-cell office:value-type="string">
            <text:p>12,341522</text:p>
          </table:table-cell>
          <table:table-cell office:value-type="string">
            <text:p>239,890884</text:p>
          </table:table-cell>
          <table:table-cell office:value-type="string">
            <text:p>13,030509</text:p>
          </table:table-cell>
          <table:table-cell office:value-type="string">
            <text:p>192,470795</text:p>
          </table:table-cell>
          <table:table-cell office:value-type="string">
            <text:p>13,046106</text:p>
          </table:table-cell>
          <table:table-cell office:value-type="string">
            <text:p>37,483536</text:p>
          </table:table-cell>
          <table:table-cell office:value-type="string">
            <text:p>13,071760</text:p>
          </table:table-cell>
          <table:table-cell office:value-type="string">
            <text:p>217,385620</text:p>
          </table:table-cell>
          <table:table-cell office:value-type="string">
            <text:p>66,1156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6,482559</text:p>
          </table:table-cell>
          <table:table-cell office:value-type="string">
            <text:p>24,855280</text:p>
          </table:table-cell>
        </table:table-row>
        <table:table-row table:style-name="ro1">
          <table:table-cell office:value-type="string">
            <text:p>GPE13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2,140869</text:p>
          </table:table-cell>
          <table:table-cell office:value-type="string">
            <text:p>411,074310</text:p>
          </table:table-cell>
          <table:table-cell office:value-type="string">
            <text:p>3423,424316</text:p>
          </table:table-cell>
          <table:table-cell office:value-type="string">
            <text:p>164,799591</text:p>
          </table:table-cell>
          <table:table-cell office:value-type="string">
            <text:p>5249,550293</text:p>
          </table:table-cell>
          <table:table-cell office:value-type="string">
            <text:p>133,863098</text:p>
          </table:table-cell>
          <table:table-cell office:value-type="string">
            <text:p>20,436716</text:p>
          </table:table-cell>
          <table:table-cell office:value-type="string">
            <text:p>24,332705</text:p>
          </table:table-cell>
          <table:table-cell office:value-type="string">
            <text:p>2007,410889</text:p>
          </table:table-cell>
          <table:table-cell office:value-type="string">
            <text:p>44,340309</text:p>
          </table:table-cell>
          <table:table-cell office:value-type="string">
            <text:p>163,413208</text:p>
          </table:table-cell>
          <table:table-cell office:value-type="string">
            <text:p>13,424442</text:p>
          </table:table-cell>
          <table:table-cell office:value-type="string">
            <text:p>3491,637451</text:p>
          </table:table-cell>
          <table:table-cell office:value-type="string">
            <text:p>49,175755</text:p>
          </table:table-cell>
          <table:table-cell office:value-type="string">
            <text:p>1194,223511</text:p>
          </table:table-cell>
          <table:table-cell office:value-type="string">
            <text:p>20,170910</text:p>
          </table:table-cell>
          <table:table-cell office:value-type="string">
            <text:p>238,733551</text:p>
          </table:table-cell>
          <table:table-cell office:value-type="string">
            <text:p>8,448098</text:p>
          </table:table-cell>
          <table:table-cell office:value-type="string">
            <text:p>24,303461</text:p>
          </table:table-cell>
          <table:table-cell office:value-type="string">
            <text:p>5,163825</text:p>
          </table:table-cell>
          <table:table-cell office:value-type="string">
            <text:p>39,103931</text:p>
          </table:table-cell>
          <table:table-cell office:value-type="string">
            <text:p>7,476225</text:p>
          </table:table-cell>
          <table:table-cell office:value-type="string">
            <text:p>30,657667</text:p>
          </table:table-cell>
          <table:table-cell office:value-type="string">
            <text:p>4,778663</text:p>
          </table:table-cell>
          <table:table-cell office:value-type="string">
            <text:p>1287,600098</text:p>
          </table:table-cell>
          <table:table-cell office:value-type="string">
            <text:p>24,693806</text:p>
          </table:table-cell>
          <table:table-cell office:value-type="string">
            <text:p>50,291180</text:p>
          </table:table-cell>
          <table:table-cell office:value-type="string">
            <text:p>8,018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8,135986</text:p>
          </table:table-cell>
          <table:table-cell office:value-type="string">
            <text:p>18,272287</text:p>
          </table:table-cell>
          <table:table-cell office:value-type="string">
            <text:p>48,068947</text:p>
          </table:table-cell>
          <table:table-cell office:value-type="string">
            <text:p>9,366618</text:p>
          </table:table-cell>
          <table:table-cell office:value-type="string">
            <text:p>30,995283</text:p>
          </table:table-cell>
          <table:table-cell office:value-type="string">
            <text:p>10,127340</text:p>
          </table:table-cell>
          <table:table-cell office:value-type="string">
            <text:p>37,005161</text:p>
          </table:table-cell>
          <table:table-cell office:value-type="string">
            <text:p>10,391782</text:p>
          </table:table-cell>
          <table:table-cell office:value-type="string">
            <text:p>12,144600</text:p>
          </table:table-cell>
          <table:table-cell office:value-type="string">
            <text:p>10,890712</text:p>
          </table:table-cell>
          <table:table-cell office:value-type="string">
            <text:p>3,948897</text:p>
          </table:table-cell>
          <table:table-cell office:value-type="string">
            <text:p>33,0096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0,507343</text:p>
          </table:table-cell>
          <table:table-cell office:value-type="string">
            <text:p>20,662876</text:p>
          </table:table-cell>
        </table:table-row>
        <table:table-row table:style-name="ro1">
          <table:table-cell office:value-type="string">
            <text:p>GPE13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1,692383</text:p>
          </table:table-cell>
          <table:table-cell office:value-type="string">
            <text:p>442,576752</text:p>
          </table:table-cell>
          <table:table-cell office:value-type="string">
            <text:p>4650,049805</text:p>
          </table:table-cell>
          <table:table-cell office:value-type="string">
            <text:p>190,359451</text:p>
          </table:table-cell>
          <table:table-cell office:value-type="string">
            <text:p>8734,992188</text:p>
          </table:table-cell>
          <table:table-cell office:value-type="string">
            <text:p>203,669708</text:p>
          </table:table-cell>
          <table:table-cell office:value-type="string">
            <text:p>178,740158</text:p>
          </table:table-cell>
          <table:table-cell office:value-type="string">
            <text:p>29,725792</text:p>
          </table:table-cell>
          <table:table-cell office:value-type="string">
            <text:p>1452,696533</text:p>
          </table:table-cell>
          <table:table-cell office:value-type="string">
            <text:p>36,123154</text:p>
          </table:table-cell>
          <table:table-cell office:value-type="string">
            <text:p>3130,335938</text:p>
          </table:table-cell>
          <table:table-cell office:value-type="string">
            <text:p>57,844868</text:p>
          </table:table-cell>
          <table:table-cell office:value-type="string">
            <text:p>2472,202393</text:p>
          </table:table-cell>
          <table:table-cell office:value-type="string">
            <text:p>36,416142</text:p>
          </table:table-cell>
          <table:table-cell office:value-type="string">
            <text:p>5278,269043</text:p>
          </table:table-cell>
          <table:table-cell office:value-type="string">
            <text:p>69,171249</text:p>
          </table:table-cell>
          <table:table-cell office:value-type="string">
            <text:p>401,914093</text:p>
          </table:table-cell>
          <table:table-cell office:value-type="string">
            <text:p>12,551540</text:p>
          </table:table-cell>
          <table:table-cell office:value-type="string">
            <text:p>24,365068</text:p>
          </table:table-cell>
          <table:table-cell office:value-type="string">
            <text:p>6,023564</text:p>
          </table:table-cell>
          <table:table-cell office:value-type="string">
            <text:p>37,216377</text:p>
          </table:table-cell>
          <table:table-cell office:value-type="string">
            <text:p>7,892975</text:p>
          </table:table-cell>
          <table:table-cell office:value-type="string">
            <text:p>50,931290</text:p>
          </table:table-cell>
          <table:table-cell office:value-type="string">
            <text:p>5,636583</text:p>
          </table:table-cell>
          <table:table-cell office:value-type="string">
            <text:p>1744,996460</text:p>
          </table:table-cell>
          <table:table-cell office:value-type="string">
            <text:p>32,048454</text:p>
          </table:table-cell>
          <table:table-cell office:value-type="string">
            <text:p>88,437332</text:p>
          </table:table-cell>
          <table:table-cell office:value-type="string">
            <text:p>9,2388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7,239151</text:p>
          </table:table-cell>
          <table:table-cell office:value-type="string">
            <text:p>19,055336</text:p>
          </table:table-cell>
          <table:table-cell office:value-type="string">
            <text:p>67,552261</text:p>
          </table:table-cell>
          <table:table-cell office:value-type="string">
            <text:p>10,664337</text:p>
          </table:table-cell>
          <table:table-cell office:value-type="string">
            <text:p>26,481171</text:p>
          </table:table-cell>
          <table:table-cell office:value-type="string">
            <text:p>11,498713</text:p>
          </table:table-cell>
          <table:table-cell office:value-type="string">
            <text:p>63,790573</text:p>
          </table:table-cell>
          <table:table-cell office:value-type="string">
            <text:p>11,900504</text:p>
          </table:table-cell>
          <table:table-cell office:value-type="string">
            <text:p>20,045570</text:p>
          </table:table-cell>
          <table:table-cell office:value-type="string">
            <text:p>12,373823</text:p>
          </table:table-cell>
          <table:table-cell office:value-type="string">
            <text:p>86,045303</text:p>
          </table:table-cell>
          <table:table-cell office:value-type="string">
            <text:p>39,7216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9,789764</text:p>
          </table:table-cell>
          <table:table-cell office:value-type="string">
            <text:p>23,523716</text:p>
          </table:table-cell>
        </table:table-row>
        <table:table-row table:style-name="ro1">
          <table:table-cell office:value-type="string">
            <text:p>GPE13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204,884277</text:p>
          </table:table-cell>
          <table:table-cell office:value-type="string">
            <text:p>537,124451</text:p>
          </table:table-cell>
          <table:table-cell office:value-type="string">
            <text:p>3462,962646</text:p>
          </table:table-cell>
          <table:table-cell office:value-type="string">
            <text:p>189,236084</text:p>
          </table:table-cell>
          <table:table-cell office:value-type="string">
            <text:p>5133,775879</text:p>
          </table:table-cell>
          <table:table-cell office:value-type="string">
            <text:p>139,598099</text:p>
          </table:table-cell>
          <table:table-cell office:value-type="string">
            <text:p>895,322815</text:p>
          </table:table-cell>
          <table:table-cell office:value-type="string">
            <text:p>44,165417</text:p>
          </table:table-cell>
          <table:table-cell office:value-type="string">
            <text:p>1230,196655</text:p>
          </table:table-cell>
          <table:table-cell office:value-type="string">
            <text:p>35,545929</text:p>
          </table:table-cell>
          <table:table-cell office:value-type="string">
            <text:p>7707,025879</text:p>
          </table:table-cell>
          <table:table-cell office:value-type="string">
            <text:p>131,456253</text:p>
          </table:table-cell>
          <table:table-cell office:value-type="string">
            <text:p>11443,673828</text:p>
          </table:table-cell>
          <table:table-cell office:value-type="string">
            <text:p>152,426239</text:p>
          </table:table-cell>
          <table:table-cell office:value-type="string">
            <text:p>8500,898438</text:p>
          </table:table-cell>
          <table:table-cell office:value-type="string">
            <text:p>109,268257</text:p>
          </table:table-cell>
          <table:table-cell office:value-type="string">
            <text:p>339,289703</text:p>
          </table:table-cell>
          <table:table-cell office:value-type="string">
            <text:p>11,384876</text:p>
          </table:table-cell>
          <table:table-cell office:value-type="string">
            <text:p>2,125398</text:p>
          </table:table-cell>
          <table:table-cell office:value-type="string">
            <text:p>6,437920</text:p>
          </table:table-cell>
          <table:table-cell office:value-type="string">
            <text:p>29,200741</text:p>
          </table:table-cell>
          <table:table-cell office:value-type="string">
            <text:p>8,217691</text:p>
          </table:table-cell>
          <table:table-cell office:value-type="string">
            <text:p>505,761658</text:p>
          </table:table-cell>
          <table:table-cell office:value-type="string">
            <text:p>11,914060</text:p>
          </table:table-cell>
          <table:table-cell office:value-type="string">
            <text:p>1070,145020</text:p>
          </table:table-cell>
          <table:table-cell office:value-type="string">
            <text:p>21,961798</text:p>
          </table:table-cell>
          <table:table-cell office:value-type="string">
            <text:p>79,323914</text:p>
          </table:table-cell>
          <table:table-cell office:value-type="string">
            <text:p>9,826422</text:p>
          </table:table-cell>
          <table:table-cell office:value-type="string">
            <text:p>10,345399</text:p>
          </table:table-cell>
          <table:table-cell office:value-type="string">
            <text:p>16,077354</text:p>
          </table:table-cell>
          <table:table-cell office:value-type="string">
            <text:p>129,120346</text:p>
          </table:table-cell>
          <table:table-cell office:value-type="string">
            <text:p>19,301039</text:p>
          </table:table-cell>
          <table:table-cell office:value-type="string">
            <text:p>91,023254</text:p>
          </table:table-cell>
          <table:table-cell office:value-type="string">
            <text:p>11,518584</text:p>
          </table:table-cell>
          <table:table-cell office:value-type="string">
            <text:p>74,301773</text:p>
          </table:table-cell>
          <table:table-cell office:value-type="string">
            <text:p>12,491815</text:p>
          </table:table-cell>
          <table:table-cell office:value-type="string">
            <text:p>89,811417</text:p>
          </table:table-cell>
          <table:table-cell office:value-type="string">
            <text:p>13,137968</text:p>
          </table:table-cell>
          <table:table-cell office:value-type="string">
            <text:p>23,367886</text:p>
          </table:table-cell>
          <table:table-cell office:value-type="string">
            <text:p>13,63153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7,359207</text:p>
          </table:table-cell>
          <table:table-cell office:value-type="string">
            <text:p>25,351719</text:p>
          </table:table-cell>
        </table:table-row>
        <table:table-row table:style-name="ro1">
          <table:table-cell office:value-type="string">
            <text:p>GPE13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42,253906</text:p>
          </table:table-cell>
          <table:table-cell office:value-type="string">
            <text:p>503,612335</text:p>
          </table:table-cell>
          <table:table-cell office:value-type="string">
            <text:p>5751,458008</text:p>
          </table:table-cell>
          <table:table-cell office:value-type="string">
            <text:p>231,987152</text:p>
          </table:table-cell>
          <table:table-cell office:value-type="string">
            <text:p>11722,995117</text:p>
          </table:table-cell>
          <table:table-cell office:value-type="string">
            <text:p>266,290863</text:p>
          </table:table-cell>
          <table:table-cell office:value-type="string">
            <text:p>418,678284</text:p>
          </table:table-cell>
          <table:table-cell office:value-type="string">
            <text:p>42,278809</text:p>
          </table:table-cell>
          <table:table-cell office:value-type="string">
            <text:p>4140,687988</text:p>
          </table:table-cell>
          <table:table-cell office:value-type="string">
            <text:p>83,835823</text:p>
          </table:table-cell>
          <table:table-cell office:value-type="string">
            <text:p>21696,626953</text:p>
          </table:table-cell>
          <table:table-cell office:value-type="string">
            <text:p>356,539124</text:p>
          </table:table-cell>
          <table:table-cell office:value-type="string">
            <text:p>27998,246094</text:p>
          </table:table-cell>
          <table:table-cell office:value-type="string">
            <text:p>368,717926</text:p>
          </table:table-cell>
          <table:table-cell office:value-type="string">
            <text:p>9728,028320</text:p>
          </table:table-cell>
          <table:table-cell office:value-type="string">
            <text:p>124,640800</text:p>
          </table:table-cell>
          <table:table-cell office:value-type="string">
            <text:p>599,722168</text:p>
          </table:table-cell>
          <table:table-cell office:value-type="string">
            <text:p>17,281361</text:p>
          </table:table-cell>
          <table:table-cell office:value-type="string">
            <text:p>6,492634</text:p>
          </table:table-cell>
          <table:table-cell office:value-type="string">
            <text:p>5,970748</text:p>
          </table:table-cell>
          <table:table-cell office:value-type="string">
            <text:p>96,262009</text:p>
          </table:table-cell>
          <table:table-cell office:value-type="string">
            <text:p>8,132731</text:p>
          </table:table-cell>
          <table:table-cell office:value-type="string">
            <text:p>279,852722</text:p>
          </table:table-cell>
          <table:table-cell office:value-type="string">
            <text:p>8,039302</text:p>
          </table:table-cell>
          <table:table-cell office:value-type="string">
            <text:p>2453,802002</text:p>
          </table:table-cell>
          <table:table-cell office:value-type="string">
            <text:p>43,267433</text:p>
          </table:table-cell>
          <table:table-cell office:value-type="string">
            <text:p>73,927574</text:p>
          </table:table-cell>
          <table:table-cell office:value-type="string">
            <text:p>8,97624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2,852249</text:p>
          </table:table-cell>
          <table:table-cell office:value-type="string">
            <text:p>18,894487</text:p>
          </table:table-cell>
          <table:table-cell office:value-type="string">
            <text:p>142,281342</text:p>
          </table:table-cell>
          <table:table-cell office:value-type="string">
            <text:p>10,785284</text:p>
          </table:table-cell>
          <table:table-cell office:value-type="string">
            <text:p>191,155502</text:p>
          </table:table-cell>
          <table:table-cell office:value-type="string">
            <text:p>11,994239</text:p>
          </table:table-cell>
          <table:table-cell office:value-type="string">
            <text:p>103,567619</text:p>
          </table:table-cell>
          <table:table-cell office:value-type="string">
            <text:p>11,868406</text:p>
          </table:table-cell>
          <table:table-cell office:value-type="string">
            <text:p>25,853601</text:p>
          </table:table-cell>
          <table:table-cell office:value-type="string">
            <text:p>12,169777</text:p>
          </table:table-cell>
          <table:table-cell office:value-type="string">
            <text:p>82,545647</text:p>
          </table:table-cell>
          <table:table-cell office:value-type="string">
            <text:p>61,1757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0,887146</text:p>
          </table:table-cell>
          <table:table-cell office:value-type="string">
            <text:p>23,208984</text:p>
          </table:table-cell>
        </table:table-row>
        <table:table-row table:style-name="ro1">
          <table:table-cell office:value-type="string">
            <text:p>GPE13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41,679443</text:p>
          </table:table-cell>
          <table:table-cell office:value-type="string">
            <text:p>532,429993</text:p>
          </table:table-cell>
          <table:table-cell office:value-type="string">
            <text:p>6078,472656</text:p>
          </table:table-cell>
          <table:table-cell office:value-type="string">
            <text:p>240,764359</text:p>
          </table:table-cell>
          <table:table-cell office:value-type="string">
            <text:p>9326,234375</text:p>
          </table:table-cell>
          <table:table-cell office:value-type="string">
            <text:p>220,338120</text:p>
          </table:table-cell>
          <table:table-cell office:value-type="string">
            <text:p>995,495178</text:p>
          </table:table-cell>
          <table:table-cell office:value-type="string">
            <text:p>47,289448</text:p>
          </table:table-cell>
          <table:table-cell office:value-type="string">
            <text:p>5018,309570</text:p>
          </table:table-cell>
          <table:table-cell office:value-type="string">
            <text:p>99,346962</text:p>
          </table:table-cell>
          <table:table-cell office:value-type="string">
            <text:p>22454,933594</text:p>
          </table:table-cell>
          <table:table-cell office:value-type="string">
            <text:p>368,879700</text:p>
          </table:table-cell>
          <table:table-cell office:value-type="string">
            <text:p>31037,167969</text:p>
          </table:table-cell>
          <table:table-cell office:value-type="string">
            <text:p>408,374634</text:p>
          </table:table-cell>
          <table:table-cell office:value-type="string">
            <text:p>14928,731445</text:p>
          </table:table-cell>
          <table:table-cell office:value-type="string">
            <text:p>189,746231</text:p>
          </table:table-cell>
          <table:table-cell office:value-type="string">
            <text:p>544,105469</text:p>
          </table:table-cell>
          <table:table-cell office:value-type="string">
            <text:p>16,0499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480513</text:p>
          </table:table-cell>
          <table:table-cell office:value-type="string">
            <text:p>7,983405</text:p>
          </table:table-cell>
          <table:table-cell office:value-type="string">
            <text:p>279,493500</text:p>
          </table:table-cell>
          <table:table-cell office:value-type="string">
            <text:p>8,169619</text:p>
          </table:table-cell>
          <table:table-cell office:value-type="string">
            <text:p>2369,791016</text:p>
          </table:table-cell>
          <table:table-cell office:value-type="string">
            <text:p>42,000954</text:p>
          </table:table-cell>
          <table:table-cell office:value-type="string">
            <text:p>56,574375</text:p>
          </table:table-cell>
          <table:table-cell office:value-type="string">
            <text:p>9,499287</text:p>
          </table:table-cell>
          <table:table-cell office:value-type="string">
            <text:p>8,960142</text:p>
          </table:table-cell>
          <table:table-cell office:value-type="string">
            <text:p>15,737279</text:p>
          </table:table-cell>
          <table:table-cell office:value-type="string">
            <text:p>211,011703</text:p>
          </table:table-cell>
          <table:table-cell office:value-type="string">
            <text:p>19,406372</text:p>
          </table:table-cell>
          <table:table-cell office:value-type="string">
            <text:p>329,702179</text:p>
          </table:table-cell>
          <table:table-cell office:value-type="string">
            <text:p>12,487896</text:p>
          </table:table-cell>
          <table:table-cell office:value-type="string">
            <text:p>206,829910</text:p>
          </table:table-cell>
          <table:table-cell office:value-type="string">
            <text:p>12,876331</text:p>
          </table:table-cell>
          <table:table-cell office:value-type="string">
            <text:p>135,977051</text:p>
          </table:table-cell>
          <table:table-cell office:value-type="string">
            <text:p>13,063684</text:p>
          </table:table-cell>
          <table:table-cell office:value-type="string">
            <text:p>32,491314</text:p>
          </table:table-cell>
          <table:table-cell office:value-type="string">
            <text:p>13,373374</text:p>
          </table:table-cell>
          <table:table-cell office:value-type="string">
            <text:p>77,262756</text:p>
          </table:table-cell>
          <table:table-cell office:value-type="string">
            <text:p>62,99848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57,521561</text:p>
          </table:table-cell>
          <table:table-cell office:value-type="string">
            <text:p>25,195429</text:p>
          </table:table-cell>
        </table:table-row>
        <table:table-row table:style-name="ro1">
          <table:table-cell office:value-type="string">
            <text:p>GPE14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87,665039</text:p>
          </table:table-cell>
          <table:table-cell office:value-type="string">
            <text:p>486,003357</text:p>
          </table:table-cell>
          <table:table-cell office:value-type="string">
            <text:p>5973,974609</text:p>
          </table:table-cell>
          <table:table-cell office:value-type="string">
            <text:p>227,889786</text:p>
          </table:table-cell>
          <table:table-cell office:value-type="string">
            <text:p>10049,234375</text:p>
          </table:table-cell>
          <table:table-cell office:value-type="string">
            <text:p>232,213638</text:p>
          </table:table-cell>
          <table:table-cell office:value-type="string">
            <text:p>290,006744</text:p>
          </table:table-cell>
          <table:table-cell office:value-type="string">
            <text:p>36,771629</text:p>
          </table:table-cell>
          <table:table-cell office:value-type="string">
            <text:p>3393,377930</text:p>
          </table:table-cell>
          <table:table-cell office:value-type="string">
            <text:p>70,201035</text:p>
          </table:table-cell>
          <table:table-cell office:value-type="string">
            <text:p>9386,806641</text:p>
          </table:table-cell>
          <table:table-cell office:value-type="string">
            <text:p>158,265350</text:p>
          </table:table-cell>
          <table:table-cell office:value-type="string">
            <text:p>21215,306641</text:p>
          </table:table-cell>
          <table:table-cell office:value-type="string">
            <text:p>279,490112</text:p>
          </table:table-cell>
          <table:table-cell office:value-type="string">
            <text:p>6928,283691</text:p>
          </table:table-cell>
          <table:table-cell office:value-type="string">
            <text:p>89,927139</text:p>
          </table:table-cell>
          <table:table-cell office:value-type="string">
            <text:p>523,435669</text:p>
          </table:table-cell>
          <table:table-cell office:value-type="string">
            <text:p>15,490047</text:p>
          </table:table-cell>
          <table:table-cell office:value-type="string">
            <text:p>6,530208</text:p>
          </table:table-cell>
          <table:table-cell office:value-type="string">
            <text:p>6,223360</text:p>
          </table:table-cell>
          <table:table-cell office:value-type="string">
            <text:p>42,491180</text:p>
          </table:table-cell>
          <table:table-cell office:value-type="string">
            <text:p>8,063199</text:p>
          </table:table-cell>
          <table:table-cell office:value-type="string">
            <text:p>273,446625</text:p>
          </table:table-cell>
          <table:table-cell office:value-type="string">
            <text:p>8,185305</text:p>
          </table:table-cell>
          <table:table-cell office:value-type="string">
            <text:p>2159,622559</text:p>
          </table:table-cell>
          <table:table-cell office:value-type="string">
            <text:p>38,674072</text:p>
          </table:table-cell>
          <table:table-cell office:value-type="string">
            <text:p>86,391464</text:p>
          </table:table-cell>
          <table:table-cell office:value-type="string">
            <text:p>9,6203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2,854599</text:p>
          </table:table-cell>
          <table:table-cell office:value-type="string">
            <text:p>19,134695</text:p>
          </table:table-cell>
          <table:table-cell office:value-type="string">
            <text:p>157,318527</text:p>
          </table:table-cell>
          <table:table-cell office:value-type="string">
            <text:p>11,455002</text:p>
          </table:table-cell>
          <table:table-cell office:value-type="string">
            <text:p>114,614952</text:p>
          </table:table-cell>
          <table:table-cell office:value-type="string">
            <text:p>12,311514</text:p>
          </table:table-cell>
          <table:table-cell office:value-type="string">
            <text:p>79,464249</text:p>
          </table:table-cell>
          <table:table-cell office:value-type="string">
            <text:p>12,510389</text:p>
          </table:table-cell>
          <table:table-cell office:value-type="string">
            <text:p>12,758809</text:p>
          </table:table-cell>
          <table:table-cell office:value-type="string">
            <text:p>13,04025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3,615776</text:p>
          </table:table-cell>
          <table:table-cell office:value-type="string">
            <text:p>24,720926</text:p>
          </table:table-cell>
        </table:table-row>
        <table:table-row table:style-name="ro1">
          <table:table-cell office:value-type="string">
            <text:p>GPE14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34,927124</text:p>
          </table:table-cell>
          <table:table-cell office:value-type="string">
            <text:p>485,669464</text:p>
          </table:table-cell>
          <table:table-cell office:value-type="string">
            <text:p>4260,147461</text:p>
          </table:table-cell>
          <table:table-cell office:value-type="string">
            <text:p>202,503708</text:p>
          </table:table-cell>
          <table:table-cell office:value-type="string">
            <text:p>7916,429199</text:p>
          </table:table-cell>
          <table:table-cell office:value-type="string">
            <text:p>190,616104</text:p>
          </table:table-cell>
          <table:table-cell office:value-type="string">
            <text:p>310,119049</text:p>
          </table:table-cell>
          <table:table-cell office:value-type="string">
            <text:p>36,834305</text:p>
          </table:table-cell>
          <table:table-cell office:value-type="string">
            <text:p>2444,222900</text:p>
          </table:table-cell>
          <table:table-cell office:value-type="string">
            <text:p>54,297920</text:p>
          </table:table-cell>
          <table:table-cell office:value-type="string">
            <text:p>13273,437500</text:p>
          </table:table-cell>
          <table:table-cell office:value-type="string">
            <text:p>220,791870</text:p>
          </table:table-cell>
          <table:table-cell office:value-type="string">
            <text:p>19191,732422</text:p>
          </table:table-cell>
          <table:table-cell office:value-type="string">
            <text:p>253,137344</text:p>
          </table:table-cell>
          <table:table-cell office:value-type="string">
            <text:p>4591,720215</text:p>
          </table:table-cell>
          <table:table-cell office:value-type="string">
            <text:p>61,249996</text:p>
          </table:table-cell>
          <table:table-cell office:value-type="string">
            <text:p>364,409363</text:p>
          </table:table-cell>
          <table:table-cell office:value-type="string">
            <text:p>11,895824</text:p>
          </table:table-cell>
          <table:table-cell office:value-type="string">
            <text:p>5,298093</text:p>
          </table:table-cell>
          <table:table-cell office:value-type="string">
            <text:p>6,407752</text:p>
          </table:table-cell>
          <table:table-cell office:value-type="string">
            <text:p>36,595814</text:p>
          </table:table-cell>
          <table:table-cell office:value-type="string">
            <text:p>8,194795</text:p>
          </table:table-cell>
          <table:table-cell office:value-type="string">
            <text:p>153,490631</text:p>
          </table:table-cell>
          <table:table-cell office:value-type="string">
            <text:p>6,904601</text:p>
          </table:table-cell>
          <table:table-cell office:value-type="string">
            <text:p>1551,049072</text:p>
          </table:table-cell>
          <table:table-cell office:value-type="string">
            <text:p>29,153370</text:p>
          </table:table-cell>
          <table:table-cell office:value-type="string">
            <text:p>82,169533</text:p>
          </table:table-cell>
          <table:table-cell office:value-type="string">
            <text:p>10,0166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,680748</text:p>
          </table:table-cell>
          <table:table-cell office:value-type="string">
            <text:p>19,325668</text:p>
          </table:table-cell>
          <table:table-cell office:value-type="string">
            <text:p>92,952072</text:p>
          </table:table-cell>
          <table:table-cell office:value-type="string">
            <text:p>11,823200</text:p>
          </table:table-cell>
          <table:table-cell office:value-type="string">
            <text:p>137,595886</text:p>
          </table:table-cell>
          <table:table-cell office:value-type="string">
            <text:p>13,016337</text:p>
          </table:table-cell>
          <table:table-cell office:value-type="string">
            <text:p>69,524841</text:p>
          </table:table-cell>
          <table:table-cell office:value-type="string">
            <text:p>13,127629</text:p>
          </table:table-cell>
          <table:table-cell office:value-type="string">
            <text:p>23,619154</text:p>
          </table:table-cell>
          <table:table-cell office:value-type="string">
            <text:p>13,687497</text:p>
          </table:table-cell>
          <table:table-cell office:value-type="string">
            <text:p>184,258789</text:p>
          </table:table-cell>
          <table:table-cell office:value-type="string">
            <text:p>53,9310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8,867310</text:p>
          </table:table-cell>
          <table:table-cell office:value-type="string">
            <text:p>25,874199</text:p>
          </table:table-cell>
        </table:table-row>
        <table:table-row table:style-name="ro1">
          <table:table-cell office:value-type="string">
            <text:p>GPE14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7,313782</text:p>
          </table:table-cell>
          <table:table-cell office:value-type="string">
            <text:p>406,136688</text:p>
          </table:table-cell>
          <table:table-cell office:value-type="string">
            <text:p>2682,455078</text:p>
          </table:table-cell>
          <table:table-cell office:value-type="string">
            <text:p>155,518692</text:p>
          </table:table-cell>
          <table:table-cell office:value-type="string">
            <text:p>5617,234863</text:p>
          </table:table-cell>
          <table:table-cell office:value-type="string">
            <text:p>141,247314</text:p>
          </table:table-cell>
          <table:table-cell office:value-type="string">
            <text:p>71,690704</text:p>
          </table:table-cell>
          <table:table-cell office:value-type="string">
            <text:p>25,341387</text:p>
          </table:table-cell>
          <table:table-cell office:value-type="string">
            <text:p>1286,077515</text:p>
          </table:table-cell>
          <table:table-cell office:value-type="string">
            <text:p>32,694832</text:p>
          </table:table-cell>
          <table:table-cell office:value-type="string">
            <text:p>3555,742676</text:p>
          </table:table-cell>
          <table:table-cell office:value-type="string">
            <text:p>64,306450</text:p>
          </table:table-cell>
          <table:table-cell office:value-type="string">
            <text:p>10490,854492</text:p>
          </table:table-cell>
          <table:table-cell office:value-type="string">
            <text:p>139,849396</text:p>
          </table:table-cell>
          <table:table-cell office:value-type="string">
            <text:p>2725,100342</text:p>
          </table:table-cell>
          <table:table-cell office:value-type="string">
            <text:p>38,122475</text:p>
          </table:table-cell>
          <table:table-cell office:value-type="string">
            <text:p>218,389389</text:p>
          </table:table-cell>
          <table:table-cell office:value-type="string">
            <text:p>7,824237</text:p>
          </table:table-cell>
          <table:table-cell office:value-type="string">
            <text:p>8,131957</text:p>
          </table:table-cell>
          <table:table-cell office:value-type="string">
            <text:p>4,776830</text:p>
          </table:table-cell>
          <table:table-cell office:value-type="string">
            <text:p>26,097918</text:p>
          </table:table-cell>
          <table:table-cell office:value-type="string">
            <text:p>7,243649</text:p>
          </table:table-cell>
          <table:table-cell office:value-type="string">
            <text:p>75,520355</text:p>
          </table:table-cell>
          <table:table-cell office:value-type="string">
            <text:p>4,829051</text:p>
          </table:table-cell>
          <table:table-cell office:value-type="string">
            <text:p>1290,923950</text:p>
          </table:table-cell>
          <table:table-cell office:value-type="string">
            <text:p>24,564642</text:p>
          </table:table-cell>
          <table:table-cell office:value-type="string">
            <text:p>40,991776</text:p>
          </table:table-cell>
          <table:table-cell office:value-type="string">
            <text:p>7,3936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5,616898</text:p>
          </table:table-cell>
          <table:table-cell office:value-type="string">
            <text:p>18,418890</text:p>
          </table:table-cell>
          <table:table-cell office:value-type="string">
            <text:p>93,862305</text:p>
          </table:table-cell>
          <table:table-cell office:value-type="string">
            <text:p>8,924689</text:p>
          </table:table-cell>
          <table:table-cell office:value-type="string">
            <text:p>51,151871</text:p>
          </table:table-cell>
          <table:table-cell office:value-type="string">
            <text:p>9,548141</text:p>
          </table:table-cell>
          <table:table-cell office:value-type="string">
            <text:p>34,966309</text:p>
          </table:table-cell>
          <table:table-cell office:value-type="string">
            <text:p>9,702833</text:p>
          </table:table-cell>
          <table:table-cell office:value-type="string">
            <text:p>28,951611</text:p>
          </table:table-cell>
          <table:table-cell office:value-type="string">
            <text:p>10,149407</text:p>
          </table:table-cell>
          <table:table-cell office:value-type="string">
            <text:p>13,014748</text:p>
          </table:table-cell>
          <table:table-cell office:value-type="string">
            <text:p>39,27118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7,856911</text:p>
          </table:table-cell>
          <table:table-cell office:value-type="string">
            <text:p>19,419662</text:p>
          </table:table-cell>
        </table:table-row>
        <table:table-row table:style-name="ro1">
          <table:table-cell office:value-type="string">
            <text:p>GPE14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86,468262</text:p>
          </table:table-cell>
          <table:table-cell office:value-type="string">
            <text:p>439,049622</text:p>
          </table:table-cell>
          <table:table-cell office:value-type="string">
            <text:p>1364,830078</text:p>
          </table:table-cell>
          <table:table-cell office:value-type="string">
            <text:p>144,067078</text:p>
          </table:table-cell>
          <table:table-cell office:value-type="string">
            <text:p>2882,179688</text:p>
          </table:table-cell>
          <table:table-cell office:value-type="string">
            <text:p>94,166245</text:p>
          </table:table-cell>
          <table:table-cell office:value-type="string">
            <text:p>604,361511</text:p>
          </table:table-cell>
          <table:table-cell office:value-type="string">
            <text:p>34,796741</text:p>
          </table:table-cell>
          <table:table-cell office:value-type="string">
            <text:p>2761,072021</text:p>
          </table:table-cell>
          <table:table-cell office:value-type="string">
            <text:p>58,217728</text:p>
          </table:table-cell>
          <table:table-cell office:value-type="string">
            <text:p>4556,115723</text:p>
          </table:table-cell>
          <table:table-cell office:value-type="string">
            <text:p>80,450890</text:p>
          </table:table-cell>
          <table:table-cell office:value-type="string">
            <text:p>15159,442383</text:p>
          </table:table-cell>
          <table:table-cell office:value-type="string">
            <text:p>201,453842</text:p>
          </table:table-cell>
          <table:table-cell office:value-type="string">
            <text:p>8587,133789</text:p>
          </table:table-cell>
          <table:table-cell office:value-type="string">
            <text:p>110,232285</text:p>
          </table:table-cell>
          <table:table-cell office:value-type="string">
            <text:p>131,323761</text:p>
          </table:table-cell>
          <table:table-cell office:value-type="string">
            <text:p>6,181717</text:p>
          </table:table-cell>
          <table:table-cell office:value-type="string">
            <text:p>5,384887</text:p>
          </table:table-cell>
          <table:table-cell office:value-type="string">
            <text:p>4,801283</text:p>
          </table:table-cell>
          <table:table-cell office:value-type="string">
            <text:p>28,561728</text:p>
          </table:table-cell>
          <table:table-cell office:value-type="string">
            <text:p>7,292135</text:p>
          </table:table-cell>
          <table:table-cell office:value-type="string">
            <text:p>281,806152</text:p>
          </table:table-cell>
          <table:table-cell office:value-type="string">
            <text:p>7,514124</text:p>
          </table:table-cell>
          <table:table-cell office:value-type="string">
            <text:p>525,488892</text:p>
          </table:table-cell>
          <table:table-cell office:value-type="string">
            <text:p>13,389050</text:p>
          </table:table-cell>
          <table:table-cell office:value-type="string">
            <text:p>43,531616</text:p>
          </table:table-cell>
          <table:table-cell office:value-type="string">
            <text:p>7,6116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7,312897</text:p>
          </table:table-cell>
          <table:table-cell office:value-type="string">
            <text:p>19,360434</text:p>
          </table:table-cell>
          <table:table-cell office:value-type="string">
            <text:p>134,292648</text:p>
          </table:table-cell>
          <table:table-cell office:value-type="string">
            <text:p>9,467895</text:p>
          </table:table-cell>
          <table:table-cell office:value-type="string">
            <text:p>96,265015</text:p>
          </table:table-cell>
          <table:table-cell office:value-type="string">
            <text:p>10,131954</text:p>
          </table:table-cell>
          <table:table-cell office:value-type="string">
            <text:p>80,909019</text:p>
          </table:table-cell>
          <table:table-cell office:value-type="string">
            <text:p>10,453048</text:p>
          </table:table-cell>
          <table:table-cell office:value-type="string">
            <text:p>10,151792</text:p>
          </table:table-cell>
          <table:table-cell office:value-type="string">
            <text:p>10,76709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1,693558</text:p>
          </table:table-cell>
          <table:table-cell office:value-type="string">
            <text:p>20,280945</text:p>
          </table:table-cell>
        </table:table-row>
        <table:table-row table:style-name="ro1">
          <table:table-cell office:value-type="string">
            <text:p>GPE14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55,424438</text:p>
          </table:table-cell>
          <table:table-cell office:value-type="string">
            <text:p>402,369446</text:p>
          </table:table-cell>
          <table:table-cell office:value-type="string">
            <text:p>4156,446289</text:p>
          </table:table-cell>
          <table:table-cell office:value-type="string">
            <text:p>171,245972</text:p>
          </table:table-cell>
          <table:table-cell office:value-type="string">
            <text:p>10159,771484</text:p>
          </table:table-cell>
          <table:table-cell office:value-type="string">
            <text:p>229,544266</text:p>
          </table:table-cell>
          <table:table-cell office:value-type="string">
            <text:p>174,523071</text:p>
          </table:table-cell>
          <table:table-cell office:value-type="string">
            <text:p>25,853113</text:p>
          </table:table-cell>
          <table:table-cell office:value-type="string">
            <text:p>826,340149</text:p>
          </table:table-cell>
          <table:table-cell office:value-type="string">
            <text:p>24,792345</text:p>
          </table:table-cell>
          <table:table-cell office:value-type="string">
            <text:p>648,891846</text:p>
          </table:table-cell>
          <table:table-cell office:value-type="string">
            <text:p>19,446121</text:p>
          </table:table-cell>
          <table:table-cell office:value-type="string">
            <text:p>3520,700684</text:p>
          </table:table-cell>
          <table:table-cell office:value-type="string">
            <text:p>50,850922</text:p>
          </table:table-cell>
          <table:table-cell office:value-type="string">
            <text:p>8934,286133</text:p>
          </table:table-cell>
          <table:table-cell office:value-type="string">
            <text:p>114,326210</text:p>
          </table:table-cell>
          <table:table-cell office:value-type="string">
            <text:p>437,594055</text:p>
          </table:table-cell>
          <table:table-cell office:value-type="string">
            <text:p>12,884658</text:p>
          </table:table-cell>
          <table:table-cell office:value-type="string">
            <text:p>1,940581</text:p>
          </table:table-cell>
          <table:table-cell office:value-type="string">
            <text:p>4,651372</text:p>
          </table:table-cell>
          <table:table-cell office:value-type="string">
            <text:p>21,960814</text:p>
          </table:table-cell>
          <table:table-cell office:value-type="string">
            <text:p>7,099408</text:p>
          </table:table-cell>
          <table:table-cell office:value-type="string">
            <text:p>87,050697</text:p>
          </table:table-cell>
          <table:table-cell office:value-type="string">
            <text:p>4,730939</text:p>
          </table:table-cell>
          <table:table-cell office:value-type="string">
            <text:p>2842,343506</text:p>
          </table:table-cell>
          <table:table-cell office:value-type="string">
            <text:p>49,278416</text:p>
          </table:table-cell>
          <table:table-cell office:value-type="string">
            <text:p>34,073017</text:p>
          </table:table-cell>
          <table:table-cell office:value-type="string">
            <text:p>6,9212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2,950256</text:p>
          </table:table-cell>
          <table:table-cell office:value-type="string">
            <text:p>18,237467</text:p>
          </table:table-cell>
          <table:table-cell office:value-type="string">
            <text:p>30,947906</text:p>
          </table:table-cell>
          <table:table-cell office:value-type="string">
            <text:p>8,031229</text:p>
          </table:table-cell>
          <table:table-cell office:value-type="string">
            <text:p>34,326550</text:p>
          </table:table-cell>
          <table:table-cell office:value-type="string">
            <text:p>8,732672</text:p>
          </table:table-cell>
          <table:table-cell office:value-type="string">
            <text:p>75,055229</text:p>
          </table:table-cell>
          <table:table-cell office:value-type="string">
            <text:p>9,086763</text:p>
          </table:table-cell>
          <table:table-cell office:value-type="string">
            <text:p>15,383160</text:p>
          </table:table-cell>
          <table:table-cell office:value-type="string">
            <text:p>9,41312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3,347626</text:p>
          </table:table-cell>
          <table:table-cell office:value-type="string">
            <text:p>17,817965</text:p>
          </table:table-cell>
        </table:table-row>
        <table:table-row table:style-name="ro1">
          <table:table-cell office:value-type="string">
            <text:p>GPE14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26,677734</text:p>
          </table:table-cell>
          <table:table-cell office:value-type="string">
            <text:p>577,618164</text:p>
          </table:table-cell>
          <table:table-cell office:value-type="string">
            <text:p>3915,057617</text:p>
          </table:table-cell>
          <table:table-cell office:value-type="string">
            <text:p>208,754288</text:p>
          </table:table-cell>
          <table:table-cell office:value-type="string">
            <text:p>9007,265625</text:p>
          </table:table-cell>
          <table:table-cell office:value-type="string">
            <text:p>215,526093</text:p>
          </table:table-cell>
          <table:table-cell office:value-type="string">
            <text:p>1857,794922</text:p>
          </table:table-cell>
          <table:table-cell office:value-type="string">
            <text:p>64,683578</text:p>
          </table:table-cell>
          <table:table-cell office:value-type="string">
            <text:p>6620,546387</text:p>
          </table:table-cell>
          <table:table-cell office:value-type="string">
            <text:p>127,706161</text:p>
          </table:table-cell>
          <table:table-cell office:value-type="string">
            <text:p>19556,933594</text:p>
          </table:table-cell>
          <table:table-cell office:value-type="string">
            <text:p>322,339874</text:p>
          </table:table-cell>
          <table:table-cell office:value-type="string">
            <text:p>28487,490234</text:p>
          </table:table-cell>
          <table:table-cell office:value-type="string">
            <text:p>375,309448</text:p>
          </table:table-cell>
          <table:table-cell office:value-type="string">
            <text:p>38304,113281</text:p>
          </table:table-cell>
          <table:table-cell office:value-type="string">
            <text:p>480,634735</text:p>
          </table:table-cell>
          <table:table-cell office:value-type="string">
            <text:p>466,751495</text:p>
          </table:table-cell>
          <table:table-cell office:value-type="string">
            <text:p>14,0979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865206</text:p>
          </table:table-cell>
          <table:table-cell office:value-type="string">
            <text:p>7,942218</text:p>
          </table:table-cell>
          <table:table-cell office:value-type="string">
            <text:p>885,184021</text:p>
          </table:table-cell>
          <table:table-cell office:value-type="string">
            <text:p>18,432467</text:p>
          </table:table-cell>
          <table:table-cell office:value-type="string">
            <text:p>2157,500244</text:p>
          </table:table-cell>
          <table:table-cell office:value-type="string">
            <text:p>38,522156</text:p>
          </table:table-cell>
          <table:table-cell office:value-type="string">
            <text:p>54,048138</text:p>
          </table:table-cell>
          <table:table-cell office:value-type="string">
            <text:p>9,190566</text:p>
          </table:table-cell>
          <table:table-cell office:value-type="string">
            <text:p>5,573660</text:p>
          </table:table-cell>
          <table:table-cell office:value-type="string">
            <text:p>15,653111</text:p>
          </table:table-cell>
          <table:table-cell office:value-type="string">
            <text:p>626,355652</text:p>
          </table:table-cell>
          <table:table-cell office:value-type="string">
            <text:p>21,351175</text:p>
          </table:table-cell>
          <table:table-cell office:value-type="string">
            <text:p>246,542984</text:p>
          </table:table-cell>
          <table:table-cell office:value-type="string">
            <text:p>11,821501</text:p>
          </table:table-cell>
          <table:table-cell office:value-type="string">
            <text:p>174,819183</text:p>
          </table:table-cell>
          <table:table-cell office:value-type="string">
            <text:p>12,548429</text:p>
          </table:table-cell>
          <table:table-cell office:value-type="string">
            <text:p>269,510742</text:p>
          </table:table-cell>
          <table:table-cell office:value-type="string">
            <text:p>13,664017</text:p>
          </table:table-cell>
          <table:table-cell office:value-type="string">
            <text:p>11,530391</text:p>
          </table:table-cell>
          <table:table-cell office:value-type="string">
            <text:p>13,12358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33,966522</text:p>
          </table:table-cell>
          <table:table-cell office:value-type="string">
            <text:p>25,117594</text:p>
          </table:table-cell>
        </table:table-row>
        <table:table-row table:style-name="ro1">
          <table:table-cell office:value-type="string">
            <text:p>GPE15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482,289063</text:p>
          </table:table-cell>
          <table:table-cell office:value-type="string">
            <text:p>917,317322</text:p>
          </table:table-cell>
          <table:table-cell office:value-type="string">
            <text:p>20215,443359</text:p>
          </table:table-cell>
          <table:table-cell office:value-type="string">
            <text:p>488,243286</text:p>
          </table:table-cell>
          <table:table-cell office:value-type="string">
            <text:p>36460,031250</text:p>
          </table:table-cell>
          <table:table-cell office:value-type="string">
            <text:p>772,726257</text:p>
          </table:table-cell>
          <table:table-cell office:value-type="string">
            <text:p>3493,689697</text:p>
          </table:table-cell>
          <table:table-cell office:value-type="string">
            <text:p>96,180176</text:p>
          </table:table-cell>
          <table:table-cell office:value-type="string">
            <text:p>4784,884277</text:p>
          </table:table-cell>
          <table:table-cell office:value-type="string">
            <text:p>98,403030</text:p>
          </table:table-cell>
          <table:table-cell office:value-type="string">
            <text:p>37997,101563</text:p>
          </table:table-cell>
          <table:table-cell office:value-type="string">
            <text:p>620,298950</text:p>
          </table:table-cell>
          <table:table-cell office:value-type="string">
            <text:p>45342,167969</text:p>
          </table:table-cell>
          <table:table-cell office:value-type="string">
            <text:p>595,132324</text:p>
          </table:table-cell>
          <table:table-cell office:value-type="string">
            <text:p>46486,390625</text:p>
          </table:table-cell>
          <table:table-cell office:value-type="string">
            <text:p>583,004272</text:p>
          </table:table-cell>
          <table:table-cell office:value-type="string">
            <text:p>2821,793945</text:p>
          </table:table-cell>
          <table:table-cell office:value-type="string">
            <text:p>74,357742</text:p>
          </table:table-cell>
          <table:table-cell office:value-type="string">
            <text:p>10,874138</text:p>
          </table:table-cell>
          <table:table-cell office:value-type="string">
            <text:p>7,846789</text:p>
          </table:table-cell>
          <table:table-cell office:value-type="string">
            <text:p>50,646332</text:p>
          </table:table-cell>
          <table:table-cell office:value-type="string">
            <text:p>8,548843</text:p>
          </table:table-cell>
          <table:table-cell office:value-type="string">
            <text:p>1225,057861</text:p>
          </table:table-cell>
          <table:table-cell office:value-type="string">
            <text:p>24,949192</text:p>
          </table:table-cell>
          <table:table-cell office:value-type="string">
            <text:p>8038,530762</text:p>
          </table:table-cell>
          <table:table-cell office:value-type="string">
            <text:p>134,896774</text:p>
          </table:table-cell>
          <table:table-cell office:value-type="string">
            <text:p>53,075386</text:p>
          </table:table-cell>
          <table:table-cell office:value-type="string">
            <text:p>10,218766</text:p>
          </table:table-cell>
          <table:table-cell office:value-type="string">
            <text:p>38,908703</text:p>
          </table:table-cell>
          <table:table-cell office:value-type="string">
            <text:p>16,473289</text:p>
          </table:table-cell>
          <table:table-cell office:value-type="string">
            <text:p>242,544434</text:p>
          </table:table-cell>
          <table:table-cell office:value-type="string">
            <text:p>19,845913</text:p>
          </table:table-cell>
          <table:table-cell office:value-type="string">
            <text:p>186,982666</text:p>
          </table:table-cell>
          <table:table-cell office:value-type="string">
            <text:p>12,588027</text:p>
          </table:table-cell>
          <table:table-cell office:value-type="string">
            <text:p>211,938324</text:p>
          </table:table-cell>
          <table:table-cell office:value-type="string">
            <text:p>13,746459</text:p>
          </table:table-cell>
          <table:table-cell office:value-type="string">
            <text:p>371,162445</text:p>
          </table:table-cell>
          <table:table-cell office:value-type="string">
            <text:p>15,395833</text:p>
          </table:table-cell>
          <table:table-cell office:value-type="string">
            <text:p>103,838181</text:p>
          </table:table-cell>
          <table:table-cell office:value-type="string">
            <text:p>14,56748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7,610382</text:p>
          </table:table-cell>
          <table:table-cell office:value-type="string">
            <text:p>27,362389</text:p>
          </table:table-cell>
        </table:table-row>
        <table:table-row table:style-name="ro1">
          <table:table-cell office:value-type="string">
            <text:p>GPE15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42,828278</text:p>
          </table:table-cell>
          <table:table-cell office:value-type="string">
            <text:p>414,376831</text:p>
          </table:table-cell>
          <table:table-cell office:value-type="string">
            <text:p>638,605469</text:p>
          </table:table-cell>
          <table:table-cell office:value-type="string">
            <text:p>138,055649</text:p>
          </table:table-cell>
          <table:table-cell office:value-type="string">
            <text:p>2495,117920</text:p>
          </table:table-cell>
          <table:table-cell office:value-type="string">
            <text:p>87,678528</text:p>
          </table:table-cell>
          <table:table-cell office:value-type="string">
            <text:p>81,985771</text:p>
          </table:table-cell>
          <table:table-cell office:value-type="string">
            <text:p>28,885344</text:p>
          </table:table-cell>
          <table:table-cell office:value-type="string">
            <text:p>3284,741211</text:p>
          </table:table-cell>
          <table:table-cell office:value-type="string">
            <text:p>67,086746</text:p>
          </table:table-cell>
          <table:table-cell office:value-type="string">
            <text:p>9374,512695</text:p>
          </table:table-cell>
          <table:table-cell office:value-type="string">
            <text:p>157,901062</text:p>
          </table:table-cell>
          <table:table-cell office:value-type="string">
            <text:p>12470,521484</text:p>
          </table:table-cell>
          <table:table-cell office:value-type="string">
            <text:p>166,679352</text:p>
          </table:table-cell>
          <table:table-cell office:value-type="string">
            <text:p>3034,682861</text:p>
          </table:table-cell>
          <table:table-cell office:value-type="string">
            <text:p>41,962383</text:p>
          </table:table-cell>
          <table:table-cell office:value-type="string">
            <text:p>93,276321</text:p>
          </table:table-cell>
          <table:table-cell office:value-type="string">
            <text:p>5,4530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015572</text:p>
          </table:table-cell>
          <table:table-cell office:value-type="string">
            <text:p>7,234801</text:p>
          </table:table-cell>
          <table:table-cell office:value-type="string">
            <text:p>76,901123</text:p>
          </table:table-cell>
          <table:table-cell office:value-type="string">
            <text:p>4,768342</text:p>
          </table:table-cell>
          <table:table-cell office:value-type="string">
            <text:p>666,787415</text:p>
          </table:table-cell>
          <table:table-cell office:value-type="string">
            <text:p>15,339843</text:p>
          </table:table-cell>
          <table:table-cell office:value-type="string">
            <text:p>44,051838</text:p>
          </table:table-cell>
          <table:table-cell office:value-type="string">
            <text:p>7,2794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1,319336</text:p>
          </table:table-cell>
          <table:table-cell office:value-type="string">
            <text:p>18,740934</text:p>
          </table:table-cell>
          <table:table-cell office:value-type="string">
            <text:p>77,137627</text:p>
          </table:table-cell>
          <table:table-cell office:value-type="string">
            <text:p>8,774536</text:p>
          </table:table-cell>
          <table:table-cell office:value-type="string">
            <text:p>80,518257</text:p>
          </table:table-cell>
          <table:table-cell office:value-type="string">
            <text:p>9,616817</text:p>
          </table:table-cell>
          <table:table-cell office:value-type="string">
            <text:p>25,560936</text:p>
          </table:table-cell>
          <table:table-cell office:value-type="string">
            <text:p>9,684245</text:p>
          </table:table-cell>
          <table:table-cell office:value-type="string">
            <text:p>21,196049</text:p>
          </table:table-cell>
          <table:table-cell office:value-type="string">
            <text:p>10,104059</text:p>
          </table:table-cell>
          <table:table-cell office:value-type="string">
            <text:p>69,464157</text:p>
          </table:table-cell>
          <table:table-cell office:value-type="string">
            <text:p>47,0998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8,644501</text:p>
          </table:table-cell>
          <table:table-cell office:value-type="string">
            <text:p>19,169424</text:p>
          </table:table-cell>
        </table:table-row>
        <table:table-row table:style-name="ro1">
          <table:table-cell office:value-type="string">
            <text:p>GPE15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7,726807</text:p>
          </table:table-cell>
          <table:table-cell office:value-type="string">
            <text:p>445,230865</text:p>
          </table:table-cell>
          <table:table-cell office:value-type="string">
            <text:p>3616,299561</text:p>
          </table:table-cell>
          <table:table-cell office:value-type="string">
            <text:p>180,247101</text:p>
          </table:table-cell>
          <table:table-cell office:value-type="string">
            <text:p>9727,245117</text:p>
          </table:table-cell>
          <table:table-cell office:value-type="string">
            <text:p>223,304916</text:p>
          </table:table-cell>
          <table:table-cell office:value-type="string">
            <text:p>25,600300</text:p>
          </table:table-cell>
          <table:table-cell office:value-type="string">
            <text:p>28,521179</text:p>
          </table:table-cell>
          <table:table-cell office:value-type="string">
            <text:p>2248,444580</text:p>
          </table:table-cell>
          <table:table-cell office:value-type="string">
            <text:p>49,395065</text:p>
          </table:table-cell>
          <table:table-cell office:value-type="string">
            <text:p>6121,262207</text:p>
          </table:table-cell>
          <table:table-cell office:value-type="string">
            <text:p>105,446434</text:p>
          </table:table-cell>
          <table:table-cell office:value-type="string">
            <text:p>10149,250977</text:p>
          </table:table-cell>
          <table:table-cell office:value-type="string">
            <text:p>136,432709</text:p>
          </table:table-cell>
          <table:table-cell office:value-type="string">
            <text:p>3305,602295</text:p>
          </table:table-cell>
          <table:table-cell office:value-type="string">
            <text:p>45,133312</text:p>
          </table:table-cell>
          <table:table-cell office:value-type="string">
            <text:p>248,374893</text:p>
          </table:table-cell>
          <table:table-cell office:value-type="string">
            <text:p>8,501372</text:p>
          </table:table-cell>
          <table:table-cell office:value-type="string">
            <text:p>11,569814</text:p>
          </table:table-cell>
          <table:table-cell office:value-type="string">
            <text:p>4,682087</text:p>
          </table:table-cell>
          <table:table-cell office:value-type="string">
            <text:p>30,912251</text:p>
          </table:table-cell>
          <table:table-cell office:value-type="string">
            <text:p>7,173470</text:p>
          </table:table-cell>
          <table:table-cell office:value-type="string">
            <text:p>62,845623</text:p>
          </table:table-cell>
          <table:table-cell office:value-type="string">
            <text:p>4,627207</text:p>
          </table:table-cell>
          <table:table-cell office:value-type="string">
            <text:p>1815,958252</text:p>
          </table:table-cell>
          <table:table-cell office:value-type="string">
            <text:p>32,781853</text:p>
          </table:table-cell>
          <table:table-cell office:value-type="string">
            <text:p>32,569744</text:p>
          </table:table-cell>
          <table:table-cell office:value-type="string">
            <text:p>7,1901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9,405945</text:p>
          </table:table-cell>
          <table:table-cell office:value-type="string">
            <text:p>19,194616</text:p>
          </table:table-cell>
          <table:table-cell office:value-type="string">
            <text:p>69,235504</text:p>
          </table:table-cell>
          <table:table-cell office:value-type="string">
            <text:p>8,567167</text:p>
          </table:table-cell>
          <table:table-cell office:value-type="string">
            <text:p>64,626808</text:p>
          </table:table-cell>
          <table:table-cell office:value-type="string">
            <text:p>9,344710</text:p>
          </table:table-cell>
          <table:table-cell office:value-type="string">
            <text:p>36,762939</text:p>
          </table:table-cell>
          <table:table-cell office:value-type="string">
            <text:p>9,491452</text:p>
          </table:table-cell>
          <table:table-cell office:value-type="string">
            <text:p>17,430962</text:p>
          </table:table-cell>
          <table:table-cell office:value-type="string">
            <text:p>9,906335</text:p>
          </table:table-cell>
          <table:table-cell office:value-type="string">
            <text:p>34,999458</text:p>
          </table:table-cell>
          <table:table-cell office:value-type="string">
            <text:p>42,7662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810089</text:p>
          </table:table-cell>
          <table:table-cell office:value-type="string">
            <text:p>18,846043</text:p>
          </table:table-cell>
        </table:table-row>
        <table:table-row table:style-name="ro1">
          <table:table-cell office:value-type="string">
            <text:p>GPE15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49,651733</text:p>
          </table:table-cell>
          <table:table-cell office:value-type="string">
            <text:p>360,259735</text:p>
          </table:table-cell>
          <table:table-cell office:value-type="string">
            <text:p>341,388672</text:p>
          </table:table-cell>
          <table:table-cell office:value-type="string">
            <text:p>110,964897</text:p>
          </table:table-cell>
          <table:table-cell office:value-type="string">
            <text:p>916,454163</text:p>
          </table:table-cell>
          <table:table-cell office:value-type="string">
            <text:p>54,353081</text:p>
          </table:table-cell>
          <table:table-cell office:value-type="string">
            <text:p>4,865885</text:p>
          </table:table-cell>
          <table:table-cell office:value-type="string">
            <text:p>16,219894</text:p>
          </table:table-cell>
          <table:table-cell office:value-type="string">
            <text:p>38,686722</text:p>
          </table:table-cell>
          <table:table-cell office:value-type="string">
            <text:p>10,462389</text:p>
          </table:table-cell>
          <table:table-cell office:value-type="string">
            <text:p>9,381907</text:p>
          </table:table-cell>
          <table:table-cell office:value-type="string">
            <text:p>8,123062</text:p>
          </table:table-cell>
          <table:table-cell office:value-type="string">
            <text:p>12,219962</text:p>
          </table:table-cell>
          <table:table-cell office:value-type="string">
            <text:p>8,198545</text:p>
          </table:table-cell>
          <table:table-cell office:value-type="string">
            <text:p>11,532926</text:p>
          </table:table-cell>
          <table:table-cell office:value-type="string">
            <text:p>9,1417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,790043</text:p>
          </table:table-cell>
          <table:table-cell office:value-type="string">
            <text:p>6,898055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33,513031</text:p>
          </table:table-cell>
          <table:table-cell office:value-type="string">
            <text:p>17,869394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15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47,463318</text:p>
          </table:table-cell>
          <table:table-cell office:value-type="string">
            <text:p>406,457458</text:p>
          </table:table-cell>
          <table:table-cell office:value-type="string">
            <text:p>641,708740</text:p>
          </table:table-cell>
          <table:table-cell office:value-type="string">
            <text:p>135,943192</text:p>
          </table:table-cell>
          <table:table-cell office:value-type="string">
            <text:p>1716,401489</text:p>
          </table:table-cell>
          <table:table-cell office:value-type="string">
            <text:p>73,584511</text:p>
          </table:table-cell>
          <table:table-cell office:value-type="string">
            <text:p>44,766144</text:p>
          </table:table-cell>
          <table:table-cell office:value-type="string">
            <text:p>25,317730</text:p>
          </table:table-cell>
          <table:table-cell office:value-type="string">
            <text:p>1709,789063</text:p>
          </table:table-cell>
          <table:table-cell office:value-type="string">
            <text:p>39,849323</text:p>
          </table:table-cell>
          <table:table-cell office:value-type="string">
            <text:p>4953,926270</text:p>
          </table:table-cell>
          <table:table-cell office:value-type="string">
            <text:p>86,913086</text:p>
          </table:table-cell>
          <table:table-cell office:value-type="string">
            <text:p>13708,854492</text:p>
          </table:table-cell>
          <table:table-cell office:value-type="string">
            <text:p>182,730469</text:p>
          </table:table-cell>
          <table:table-cell office:value-type="string">
            <text:p>1388,976807</text:p>
          </table:table-cell>
          <table:table-cell office:value-type="string">
            <text:p>22,798649</text:p>
          </table:table-cell>
          <table:table-cell office:value-type="string">
            <text:p>48,802746</text:p>
          </table:table-cell>
          <table:table-cell office:value-type="string">
            <text:p>4,790460</text:p>
          </table:table-cell>
          <table:table-cell office:value-type="string">
            <text:p>1,293720</text:p>
          </table:table-cell>
          <table:table-cell office:value-type="string">
            <text:p>4,558887</text:p>
          </table:table-cell>
          <table:table-cell office:value-type="string">
            <text:p>16,944582</text:p>
          </table:table-cell>
          <table:table-cell office:value-type="string">
            <text:p>7,152256</text:p>
          </table:table-cell>
          <table:table-cell office:value-type="string">
            <text:p>55,965981</text:p>
          </table:table-cell>
          <table:table-cell office:value-type="string">
            <text:p>4,511882</text:p>
          </table:table-cell>
          <table:table-cell office:value-type="string">
            <text:p>232,282364</text:p>
          </table:table-cell>
          <table:table-cell office:value-type="string">
            <text:p>9,974020</text:p>
          </table:table-cell>
          <table:table-cell office:value-type="string">
            <text:p>39,745651</text:p>
          </table:table-cell>
          <table:table-cell office:value-type="string">
            <text:p>7,13257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5,431488</text:p>
          </table:table-cell>
          <table:table-cell office:value-type="string">
            <text:p>18,383671</text:p>
          </table:table-cell>
          <table:table-cell office:value-type="string">
            <text:p>172,250671</text:p>
          </table:table-cell>
          <table:table-cell office:value-type="string">
            <text:p>9,145614</text:p>
          </table:table-cell>
          <table:table-cell office:value-type="string">
            <text:p>113,094162</text:p>
          </table:table-cell>
          <table:table-cell office:value-type="string">
            <text:p>9,620091</text:p>
          </table:table-cell>
          <table:table-cell office:value-type="string">
            <text:p>29,665291</text:p>
          </table:table-cell>
          <table:table-cell office:value-type="string">
            <text:p>9,519558</text:p>
          </table:table-cell>
          <table:table-cell office:value-type="string">
            <text:p>7,258842</text:p>
          </table:table-cell>
          <table:table-cell office:value-type="string">
            <text:p>9,93998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9,350525</text:p>
          </table:table-cell>
          <table:table-cell office:value-type="string">
            <text:p>19,044535</text:p>
          </table:table-cell>
        </table:table-row>
        <table:table-row table:style-name="ro1">
          <table:table-cell office:value-type="string">
            <text:p>GPE15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4,816528</text:p>
          </table:table-cell>
          <table:table-cell office:value-type="string">
            <text:p>503,720764</text:p>
          </table:table-cell>
          <table:table-cell office:value-type="string">
            <text:p>1271,102539</text:p>
          </table:table-cell>
          <table:table-cell office:value-type="string">
            <text:p>176,016724</text:p>
          </table:table-cell>
          <table:table-cell office:value-type="string">
            <text:p>5351,586914</text:p>
          </table:table-cell>
          <table:table-cell office:value-type="string">
            <text:p>144,707779</text:p>
          </table:table-cell>
          <table:table-cell office:value-type="string">
            <text:p>296,185760</text:p>
          </table:table-cell>
          <table:table-cell office:value-type="string">
            <text:p>40,277077</text:p>
          </table:table-cell>
          <table:table-cell office:value-type="string">
            <text:p>4400,375000</text:p>
          </table:table-cell>
          <table:table-cell office:value-type="string">
            <text:p>88,364906</text:p>
          </table:table-cell>
          <table:table-cell office:value-type="string">
            <text:p>27446,082031</text:p>
          </table:table-cell>
          <table:table-cell office:value-type="string">
            <text:p>449,313843</text:p>
          </table:table-cell>
          <table:table-cell office:value-type="string">
            <text:p>28262,523438</text:p>
          </table:table-cell>
          <table:table-cell office:value-type="string">
            <text:p>372,123901</text:p>
          </table:table-cell>
          <table:table-cell office:value-type="string">
            <text:p>7908,556152</text:p>
          </table:table-cell>
          <table:table-cell office:value-type="string">
            <text:p>102,144295</text:p>
          </table:table-cell>
          <table:table-cell office:value-type="string">
            <text:p>244,806732</text:p>
          </table:table-cell>
          <table:table-cell office:value-type="string">
            <text:p>9,0708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842215</text:p>
          </table:table-cell>
          <table:table-cell office:value-type="string">
            <text:p>7,866468</text:p>
          </table:table-cell>
          <table:table-cell office:value-type="string">
            <text:p>132,606720</text:p>
          </table:table-cell>
          <table:table-cell office:value-type="string">
            <text:p>6,345053</text:p>
          </table:table-cell>
          <table:table-cell office:value-type="string">
            <text:p>1102,464600</text:p>
          </table:table-cell>
          <table:table-cell office:value-type="string">
            <text:p>22,014059</text:p>
          </table:table-cell>
          <table:table-cell office:value-type="string">
            <text:p>71,196396</text:p>
          </table:table-cell>
          <table:table-cell office:value-type="string">
            <text:p>9,487026</text:p>
          </table:table-cell>
          <table:table-cell office:value-type="string">
            <text:p>14,771923</text:p>
          </table:table-cell>
          <table:table-cell office:value-type="string">
            <text:p>15,689729</text:p>
          </table:table-cell>
          <table:table-cell office:value-type="string">
            <text:p>596,943604</text:p>
          </table:table-cell>
          <table:table-cell office:value-type="string">
            <text:p>21,309223</text:p>
          </table:table-cell>
          <table:table-cell office:value-type="string">
            <text:p>201,817841</text:p>
          </table:table-cell>
          <table:table-cell office:value-type="string">
            <text:p>12,008527</text:p>
          </table:table-cell>
          <table:table-cell office:value-type="string">
            <text:p>187,948257</text:p>
          </table:table-cell>
          <table:table-cell office:value-type="string">
            <text:p>12,797812</text:p>
          </table:table-cell>
          <table:table-cell office:value-type="string">
            <text:p>77,115616</text:p>
          </table:table-cell>
          <table:table-cell office:value-type="string">
            <text:p>12,873077</text:p>
          </table:table-cell>
          <table:table-cell office:value-type="string">
            <text:p>49,113476</text:p>
          </table:table-cell>
          <table:table-cell office:value-type="string">
            <text:p>13,586466</text:p>
          </table:table-cell>
          <table:table-cell office:value-type="string">
            <text:p>158,267349</text:p>
          </table:table-cell>
          <table:table-cell office:value-type="string">
            <text:p>65,8241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64,152008</text:p>
          </table:table-cell>
          <table:table-cell office:value-type="string">
            <text:p>25,649860</text:p>
          </table:table-cell>
        </table:table-row>
        <table:table-row table:style-name="ro1">
          <table:table-cell office:value-type="string">
            <text:p>GPE15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6,915710</text:p>
          </table:table-cell>
          <table:table-cell office:value-type="string">
            <text:p>423,653503</text:p>
          </table:table-cell>
          <table:table-cell office:value-type="string">
            <text:p>2952,879150</text:p>
          </table:table-cell>
          <table:table-cell office:value-type="string">
            <text:p>160,810257</text:p>
          </table:table-cell>
          <table:table-cell office:value-type="string">
            <text:p>4123,806152</text:p>
          </table:table-cell>
          <table:table-cell office:value-type="string">
            <text:p>113,481377</text:p>
          </table:table-cell>
          <table:table-cell office:value-type="string">
            <text:p>87,585922</text:p>
          </table:table-cell>
          <table:table-cell office:value-type="string">
            <text:p>25,360472</text:p>
          </table:table-cell>
          <table:table-cell office:value-type="string">
            <text:p>362,099518</text:p>
          </table:table-cell>
          <table:table-cell office:value-type="string">
            <text:p>18,959385</text:p>
          </table:table-cell>
          <table:table-cell office:value-type="string">
            <text:p>419,105164</text:p>
          </table:table-cell>
          <table:table-cell office:value-type="string">
            <text:p>16,823633</text:p>
          </table:table-cell>
          <table:table-cell office:value-type="string">
            <text:p>2371,704346</text:p>
          </table:table-cell>
          <table:table-cell office:value-type="string">
            <text:p>35,024277</text:p>
          </table:table-cell>
          <table:table-cell office:value-type="string">
            <text:p>1047,935059</text:p>
          </table:table-cell>
          <table:table-cell office:value-type="string">
            <text:p>18,713480</text:p>
          </table:table-cell>
          <table:table-cell office:value-type="string">
            <text:p>319,023163</text:p>
          </table:table-cell>
          <table:table-cell office:value-type="string">
            <text:p>10,465491</text:p>
          </table:table-cell>
          <table:table-cell office:value-type="string">
            <text:p>5,790939</text:p>
          </table:table-cell>
          <table:table-cell office:value-type="string">
            <text:p>5,576355</text:p>
          </table:table-cell>
          <table:table-cell office:value-type="string">
            <text:p>39,517632</text:p>
          </table:table-cell>
          <table:table-cell office:value-type="string">
            <text:p>7,708926</text:p>
          </table:table-cell>
          <table:table-cell office:value-type="string">
            <text:p>47,649750</text:p>
          </table:table-cell>
          <table:table-cell office:value-type="string">
            <text:p>5,227249</text:p>
          </table:table-cell>
          <table:table-cell office:value-type="string">
            <text:p>716,169861</text:p>
          </table:table-cell>
          <table:table-cell office:value-type="string">
            <text:p>16,613422</text:p>
          </table:table-cell>
          <table:table-cell office:value-type="string">
            <text:p>55,722031</text:p>
          </table:table-cell>
          <table:table-cell office:value-type="string">
            <text:p>8,4343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,246151</text:p>
          </table:table-cell>
          <table:table-cell office:value-type="string">
            <text:p>18,498270</text:p>
          </table:table-cell>
          <table:table-cell office:value-type="string">
            <text:p>31,684763</text:p>
          </table:table-cell>
          <table:table-cell office:value-type="string">
            <text:p>9,763279</text:p>
          </table:table-cell>
          <table:table-cell office:value-type="string">
            <text:p>27,398478</text:p>
          </table:table-cell>
          <table:table-cell office:value-type="string">
            <text:p>10,630990</text:p>
          </table:table-cell>
          <table:table-cell office:value-type="string">
            <text:p>29,206553</text:p>
          </table:table-cell>
          <table:table-cell office:value-type="string">
            <text:p>10,893730</text:p>
          </table:table-cell>
          <table:table-cell office:value-type="string">
            <text:p>20,436430</text:p>
          </table:table-cell>
          <table:table-cell office:value-type="string">
            <text:p>11,397427</text:p>
          </table:table-cell>
          <table:table-cell office:value-type="string">
            <text:p>50,789173</text:p>
          </table:table-cell>
          <table:table-cell office:value-type="string">
            <text:p>34,33762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0,287460</text:p>
          </table:table-cell>
          <table:table-cell office:value-type="string">
            <text:p>21,611891</text:p>
          </table:table-cell>
        </table:table-row>
        <table:table-row table:style-name="ro1">
          <table:table-cell office:value-type="string">
            <text:p>GPE15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5,026245</text:p>
          </table:table-cell>
          <table:table-cell office:value-type="string">
            <text:p>507,959259</text:p>
          </table:table-cell>
          <table:table-cell office:value-type="string">
            <text:p>656,549561</text:p>
          </table:table-cell>
          <table:table-cell office:value-type="string">
            <text:p>174,829865</text:p>
          </table:table-cell>
          <table:table-cell office:value-type="string">
            <text:p>1352,788940</text:p>
          </table:table-cell>
          <table:table-cell office:value-type="string">
            <text:p>85,564743</text:p>
          </table:table-cell>
          <table:table-cell office:value-type="string">
            <text:p>315,633728</text:p>
          </table:table-cell>
          <table:table-cell office:value-type="string">
            <text:p>41,015842</text:p>
          </table:table-cell>
          <table:table-cell office:value-type="string">
            <text:p>4174,072266</text:p>
          </table:table-cell>
          <table:table-cell office:value-type="string">
            <text:p>84,575493</text:p>
          </table:table-cell>
          <table:table-cell office:value-type="string">
            <text:p>19442,951172</text:p>
          </table:table-cell>
          <table:table-cell office:value-type="string">
            <text:p>320,594635</text:p>
          </table:table-cell>
          <table:table-cell office:value-type="string">
            <text:p>33338,851563</text:p>
          </table:table-cell>
          <table:table-cell office:value-type="string">
            <text:p>438,455383</text:p>
          </table:table-cell>
          <table:table-cell office:value-type="string">
            <text:p>4440,728516</text:p>
          </table:table-cell>
          <table:table-cell office:value-type="string">
            <text:p>59,703678</text:p>
          </table:table-cell>
          <table:table-cell office:value-type="string">
            <text:p>134,760803</text:p>
          </table:table-cell>
          <table:table-cell office:value-type="string">
            <text:p>7,297862</text:p>
          </table:table-cell>
          <table:table-cell office:value-type="string">
            <text:p>1,817369</text:p>
          </table:table-cell>
          <table:table-cell office:value-type="string">
            <text:p>6,191469</text:p>
          </table:table-cell>
          <table:table-cell office:value-type="string">
            <text:p>41,612041</text:p>
          </table:table-cell>
          <table:table-cell office:value-type="string">
            <text:p>8,187102</text:p>
          </table:table-cell>
          <table:table-cell office:value-type="string">
            <text:p>156,390076</text:p>
          </table:table-cell>
          <table:table-cell office:value-type="string">
            <text:p>6,786843</text:p>
          </table:table-cell>
          <table:table-cell office:value-type="string">
            <text:p>345,214783</text:p>
          </table:table-cell>
          <table:table-cell office:value-type="string">
            <text:p>12,086362</text:p>
          </table:table-cell>
          <table:table-cell office:value-type="string">
            <text:p>71,791397</text:p>
          </table:table-cell>
          <table:table-cell office:value-type="string">
            <text:p>9,7564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2,906494</text:p>
          </table:table-cell>
          <table:table-cell office:value-type="string">
            <text:p>19,317062</text:p>
          </table:table-cell>
          <table:table-cell office:value-type="string">
            <text:p>131,290207</text:p>
          </table:table-cell>
          <table:table-cell office:value-type="string">
            <text:p>11,770844</text:p>
          </table:table-cell>
          <table:table-cell office:value-type="string">
            <text:p>150,148483</text:p>
          </table:table-cell>
          <table:table-cell office:value-type="string">
            <text:p>12,887920</text:p>
          </table:table-cell>
          <table:table-cell office:value-type="string">
            <text:p>63,204403</text:p>
          </table:table-cell>
          <table:table-cell office:value-type="string">
            <text:p>12,915174</text:p>
          </table:table-cell>
          <table:table-cell office:value-type="string">
            <text:p>5,109107</text:p>
          </table:table-cell>
          <table:table-cell office:value-type="string">
            <text:p>13,512961</text:p>
          </table:table-cell>
          <table:table-cell office:value-type="string">
            <text:p>122,056908</text:p>
          </table:table-cell>
          <table:table-cell office:value-type="string">
            <text:p>64,6963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0,970711</text:p>
          </table:table-cell>
          <table:table-cell office:value-type="string">
            <text:p>25,601004</text:p>
          </table:table-cell>
        </table:table-row>
        <table:table-row table:style-name="ro1">
          <table:table-cell office:value-type="string">
            <text:p>GPE15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6,848328</text:p>
          </table:table-cell>
          <table:table-cell office:value-type="string">
            <text:p>633,533142</text:p>
          </table:table-cell>
          <table:table-cell office:value-type="string">
            <text:p>501,537781</text:p>
          </table:table-cell>
          <table:table-cell office:value-type="string">
            <text:p>228,861038</text:p>
          </table:table-cell>
          <table:table-cell office:value-type="string">
            <text:p>436,933716</text:p>
          </table:table-cell>
          <table:table-cell office:value-type="string">
            <text:p>99,400620</text:p>
          </table:table-cell>
          <table:table-cell office:value-type="string">
            <text:p>256,200378</text:p>
          </table:table-cell>
          <table:table-cell office:value-type="string">
            <text:p>54,104317</text:p>
          </table:table-cell>
          <table:table-cell office:value-type="string">
            <text:p>9540,682617</text:p>
          </table:table-cell>
          <table:table-cell office:value-type="string">
            <text:p>181,856735</text:p>
          </table:table-cell>
          <table:table-cell office:value-type="string">
            <text:p>53719,175781</text:p>
          </table:table-cell>
          <table:table-cell office:value-type="string">
            <text:p>875,398987</text:p>
          </table:table-cell>
          <table:table-cell office:value-type="string">
            <text:p>69016,617188</text:p>
          </table:table-cell>
          <table:table-cell office:value-type="string">
            <text:p>904,125427</text:p>
          </table:table-cell>
          <table:table-cell office:value-type="string">
            <text:p>3512,681885</text:p>
          </table:table-cell>
          <table:table-cell office:value-type="string">
            <text:p>50,439480</text:p>
          </table:table-cell>
          <table:table-cell office:value-type="string">
            <text:p>84,754608</text:p>
          </table:table-cell>
          <table:table-cell office:value-type="string">
            <text:p>8,5084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,370312</text:p>
          </table:table-cell>
          <table:table-cell office:value-type="string">
            <text:p>9,530964</text:p>
          </table:table-cell>
          <table:table-cell office:value-type="string">
            <text:p>284,849609</text:p>
          </table:table-cell>
          <table:table-cell office:value-type="string">
            <text:p>9,852188</text:p>
          </table:table-cell>
          <table:table-cell office:value-type="string">
            <text:p>227,147354</text:p>
          </table:table-cell>
          <table:table-cell office:value-type="string">
            <text:p>12,595696</text:p>
          </table:table-cell>
          <table:table-cell office:value-type="string">
            <text:p>87,214882</text:p>
          </table:table-cell>
          <table:table-cell office:value-type="string">
            <text:p>13,088133</text:p>
          </table:table-cell>
          <table:table-cell office:value-type="string">
            <text:p>29,775917</text:p>
          </table:table-cell>
          <table:table-cell office:value-type="string">
            <text:p>18,537575</text:p>
          </table:table-cell>
          <table:table-cell office:value-type="string">
            <text:p>570,176086</text:p>
          </table:table-cell>
          <table:table-cell office:value-type="string">
            <text:p>23,119438</text:p>
          </table:table-cell>
          <table:table-cell office:value-type="string">
            <text:p>389,033936</text:p>
          </table:table-cell>
          <table:table-cell office:value-type="string">
            <text:p>17,212645</text:p>
          </table:table-cell>
          <table:table-cell office:value-type="string">
            <text:p>285,395508</text:p>
          </table:table-cell>
          <table:table-cell office:value-type="string">
            <text:p>17,886364</text:p>
          </table:table-cell>
          <table:table-cell office:value-type="string">
            <text:p>64,164688</text:p>
          </table:table-cell>
          <table:table-cell office:value-type="string">
            <text:p>17,803234</text:p>
          </table:table-cell>
          <table:table-cell office:value-type="string">
            <text:p>19,395264</text:p>
          </table:table-cell>
          <table:table-cell office:value-type="string">
            <text:p>18,691048</text:p>
          </table:table-cell>
          <table:table-cell office:value-type="string">
            <text:p>226,696198</text:p>
          </table:table-cell>
          <table:table-cell office:value-type="string">
            <text:p>101,8106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6,628082</text:p>
          </table:table-cell>
          <table:table-cell office:value-type="string">
            <text:p>35,791939</text:p>
          </table:table-cell>
        </table:table-row>
        <table:table-row table:style-name="ro1">
          <table:table-cell office:value-type="string">
            <text:p>GPE16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2,438110</text:p>
          </table:table-cell>
          <table:table-cell office:value-type="string">
            <text:p>448,033722</text:p>
          </table:table-cell>
          <table:table-cell office:value-type="string">
            <text:p>626,009827</text:p>
          </table:table-cell>
          <table:table-cell office:value-type="string">
            <text:p>144,433975</text:p>
          </table:table-cell>
          <table:table-cell office:value-type="string">
            <text:p>619,746460</text:p>
          </table:table-cell>
          <table:table-cell office:value-type="string">
            <text:p>65,235863</text:p>
          </table:table-cell>
          <table:table-cell office:value-type="string">
            <text:p>46,712494</text:p>
          </table:table-cell>
          <table:table-cell office:value-type="string">
            <text:p>28,236904</text:p>
          </table:table-cell>
          <table:table-cell office:value-type="string">
            <text:p>1180,251953</text:p>
          </table:table-cell>
          <table:table-cell office:value-type="string">
            <text:p>31,988153</text:p>
          </table:table-cell>
          <table:table-cell office:value-type="string">
            <text:p>865,095825</text:p>
          </table:table-cell>
          <table:table-cell office:value-type="string">
            <text:p>24,184168</text:p>
          </table:table-cell>
          <table:table-cell office:value-type="string">
            <text:p>4334,703613</text:p>
          </table:table-cell>
          <table:table-cell office:value-type="string">
            <text:p>62,498055</text:p>
          </table:table-cell>
          <table:table-cell office:value-type="string">
            <text:p>778,400330</text:p>
          </table:table-cell>
          <table:table-cell office:value-type="string">
            <text:p>16,431034</text:p>
          </table:table-cell>
          <table:table-cell office:value-type="string">
            <text:p>61,226673</text:p>
          </table:table-cell>
          <table:table-cell office:value-type="string">
            <text:p>6,299018</text:p>
          </table:table-cell>
          <table:table-cell office:value-type="string">
            <text:p>5,174881</text:p>
          </table:table-cell>
          <table:table-cell office:value-type="string">
            <text:p>6,253720</text:p>
          </table:table-cell>
          <table:table-cell office:value-type="string">
            <text:p>44,844154</text:p>
          </table:table-cell>
          <table:table-cell office:value-type="string">
            <text:p>8,140222</text:p>
          </table:table-cell>
          <table:table-cell office:value-type="string">
            <text:p>32,860348</text:p>
          </table:table-cell>
          <table:table-cell office:value-type="string">
            <text:p>5,855239</text:p>
          </table:table-cell>
          <table:table-cell office:value-type="string">
            <text:p>185,747787</text:p>
          </table:table-cell>
          <table:table-cell office:value-type="string">
            <text:p>10,941789</text:p>
          </table:table-cell>
          <table:table-cell office:value-type="string">
            <text:p>63,886909</text:p>
          </table:table-cell>
          <table:table-cell office:value-type="string">
            <text:p>9,7611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,473297</text:p>
          </table:table-cell>
          <table:table-cell office:value-type="string">
            <text:p>19,119198</text:p>
          </table:table-cell>
          <table:table-cell office:value-type="string">
            <text:p>103,744835</text:p>
          </table:table-cell>
          <table:table-cell office:value-type="string">
            <text:p>11,648561</text:p>
          </table:table-cell>
          <table:table-cell office:value-type="string">
            <text:p>48,955162</text:p>
          </table:table-cell>
          <table:table-cell office:value-type="string">
            <text:p>12,457951</text:p>
          </table:table-cell>
          <table:table-cell office:value-type="string">
            <text:p>32,647114</text:p>
          </table:table-cell>
          <table:table-cell office:value-type="string">
            <text:p>12,933177</text:p>
          </table:table-cell>
          <table:table-cell office:value-type="string">
            <text:p>14,238498</text:p>
          </table:table-cell>
          <table:table-cell office:value-type="string">
            <text:p>13,543239</text:p>
          </table:table-cell>
          <table:table-cell office:value-type="string">
            <text:p>98,888603</text:p>
          </table:table-cell>
          <table:table-cell office:value-type="string">
            <text:p>37,330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7,671341</text:p>
          </table:table-cell>
          <table:table-cell office:value-type="string">
            <text:p>25,577930</text:p>
          </table:table-cell>
        </table:table-row>
        <table:table-row table:style-name="ro1">
          <table:table-cell office:value-type="string">
            <text:p>GPE16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53,335083</text:p>
          </table:table-cell>
          <table:table-cell office:value-type="string">
            <text:p>495,145172</text:p>
          </table:table-cell>
          <table:table-cell office:value-type="string">
            <text:p>3173,119141</text:p>
          </table:table-cell>
          <table:table-cell office:value-type="string">
            <text:p>196,715576</text:p>
          </table:table-cell>
          <table:table-cell office:value-type="string">
            <text:p>5716,719238</text:p>
          </table:table-cell>
          <table:table-cell office:value-type="string">
            <text:p>151,588181</text:p>
          </table:table-cell>
          <table:table-cell office:value-type="string">
            <text:p>300,062897</text:p>
          </table:table-cell>
          <table:table-cell office:value-type="string">
            <text:p>42,898361</text:p>
          </table:table-cell>
          <table:table-cell office:value-type="string">
            <text:p>5419,210938</text:p>
          </table:table-cell>
          <table:table-cell office:value-type="string">
            <text:p>106,270065</text:p>
          </table:table-cell>
          <table:table-cell office:value-type="string">
            <text:p>26608,486328</text:p>
          </table:table-cell>
          <table:table-cell office:value-type="string">
            <text:p>435,902863</text:p>
          </table:table-cell>
          <table:table-cell office:value-type="string">
            <text:p>37799,992188</text:p>
          </table:table-cell>
          <table:table-cell office:value-type="string">
            <text:p>496,337067</text:p>
          </table:table-cell>
          <table:table-cell office:value-type="string">
            <text:p>14649,173828</text:p>
          </table:table-cell>
          <table:table-cell office:value-type="string">
            <text:p>185,852997</text:p>
          </table:table-cell>
          <table:table-cell office:value-type="string">
            <text:p>326,788177</text:p>
          </table:table-cell>
          <table:table-cell office:value-type="string">
            <text:p>10,696117</text:p>
          </table:table-cell>
          <table:table-cell office:value-type="string">
            <text:p>4,435613</text:p>
          </table:table-cell>
          <table:table-cell office:value-type="string">
            <text:p>5,668325</text:p>
          </table:table-cell>
          <table:table-cell office:value-type="string">
            <text:p>27,520046</text:p>
          </table:table-cell>
          <table:table-cell office:value-type="string">
            <text:p>7,702075</text:p>
          </table:table-cell>
          <table:table-cell office:value-type="string">
            <text:p>538,284790</text:p>
          </table:table-cell>
          <table:table-cell office:value-type="string">
            <text:p>12,131878</text:p>
          </table:table-cell>
          <table:table-cell office:value-type="string">
            <text:p>1414,628906</text:p>
          </table:table-cell>
          <table:table-cell office:value-type="string">
            <text:p>26,697653</text:p>
          </table:table-cell>
          <table:table-cell office:value-type="string">
            <text:p>52,188255</text:p>
          </table:table-cell>
          <table:table-cell office:value-type="string">
            <text:p>8,7434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2,778870</text:p>
          </table:table-cell>
          <table:table-cell office:value-type="string">
            <text:p>19,578585</text:p>
          </table:table-cell>
          <table:table-cell office:value-type="string">
            <text:p>117,766754</text:p>
          </table:table-cell>
          <table:table-cell office:value-type="string">
            <text:p>10,691243</text:p>
          </table:table-cell>
          <table:table-cell office:value-type="string">
            <text:p>227,057343</text:p>
          </table:table-cell>
          <table:table-cell office:value-type="string">
            <text:p>11,990162</text:p>
          </table:table-cell>
          <table:table-cell office:value-type="string">
            <text:p>143,535156</text:p>
          </table:table-cell>
          <table:table-cell office:value-type="string">
            <text:p>12,025379</text:p>
          </table:table-cell>
          <table:table-cell office:value-type="string">
            <text:p>6,895899</text:p>
          </table:table-cell>
          <table:table-cell office:value-type="string">
            <text:p>12,173224</text:p>
          </table:table-cell>
          <table:table-cell office:value-type="string">
            <text:p>31,146481</text:p>
          </table:table-cell>
          <table:table-cell office:value-type="string">
            <text:p>67,1795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5,596893</text:p>
          </table:table-cell>
          <table:table-cell office:value-type="string">
            <text:p>23,542263</text:p>
          </table:table-cell>
        </table:table-row>
        <table:table-row table:style-name="ro1">
          <table:table-cell office:value-type="string">
            <text:p>GPE16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54,212891</text:p>
          </table:table-cell>
          <table:table-cell office:value-type="string">
            <text:p>508,036774</text:p>
          </table:table-cell>
          <table:table-cell office:value-type="string">
            <text:p>3054,560791</text:p>
          </table:table-cell>
          <table:table-cell office:value-type="string">
            <text:p>178,239685</text:p>
          </table:table-cell>
          <table:table-cell office:value-type="string">
            <text:p>6746,985352</text:p>
          </table:table-cell>
          <table:table-cell office:value-type="string">
            <text:p>167,944504</text:p>
          </table:table-cell>
          <table:table-cell office:value-type="string">
            <text:p>546,031677</text:p>
          </table:table-cell>
          <table:table-cell office:value-type="string">
            <text:p>40,012657</text:p>
          </table:table-cell>
          <table:table-cell office:value-type="string">
            <text:p>2077,500732</text:p>
          </table:table-cell>
          <table:table-cell office:value-type="string">
            <text:p>48,312160</text:p>
          </table:table-cell>
          <table:table-cell office:value-type="string">
            <text:p>5968,370605</text:p>
          </table:table-cell>
          <table:table-cell office:value-type="string">
            <text:p>103,541313</text:p>
          </table:table-cell>
          <table:table-cell office:value-type="string">
            <text:p>7463,844238</text:p>
          </table:table-cell>
          <table:table-cell office:value-type="string">
            <text:p>102,076035</text:p>
          </table:table-cell>
          <table:table-cell office:value-type="string">
            <text:p>17153,837891</text:p>
          </table:table-cell>
          <table:table-cell office:value-type="string">
            <text:p>216,799759</text:p>
          </table:table-cell>
          <table:table-cell office:value-type="string">
            <text:p>423,059509</text:p>
          </table:table-cell>
          <table:table-cell office:value-type="string">
            <text:p>13,1974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495331</text:p>
          </table:table-cell>
          <table:table-cell office:value-type="string">
            <text:p>8,063991</text:p>
          </table:table-cell>
          <table:table-cell office:value-type="string">
            <text:p>184,921951</text:p>
          </table:table-cell>
          <table:table-cell office:value-type="string">
            <text:p>7,117064</text:p>
          </table:table-cell>
          <table:table-cell office:value-type="string">
            <text:p>1071,900513</text:p>
          </table:table-cell>
          <table:table-cell office:value-type="string">
            <text:p>21,741581</text:p>
          </table:table-cell>
          <table:table-cell office:value-type="string">
            <text:p>72,125366</text:p>
          </table:table-cell>
          <table:table-cell office:value-type="string">
            <text:p>9,783959</text:p>
          </table:table-cell>
          <table:table-cell office:value-type="string">
            <text:p>2,965018</text:p>
          </table:table-cell>
          <table:table-cell office:value-type="string">
            <text:p>16,067110</text:p>
          </table:table-cell>
          <table:table-cell office:value-type="string">
            <text:p>109,112473</text:p>
          </table:table-cell>
          <table:table-cell office:value-type="string">
            <text:p>19,272463</text:p>
          </table:table-cell>
          <table:table-cell office:value-type="string">
            <text:p>298,526733</text:p>
          </table:table-cell>
          <table:table-cell office:value-type="string">
            <text:p>12,912189</text:p>
          </table:table-cell>
          <table:table-cell office:value-type="string">
            <text:p>67,375862</text:p>
          </table:table-cell>
          <table:table-cell office:value-type="string">
            <text:p>12,876664</text:p>
          </table:table-cell>
          <table:table-cell office:value-type="string">
            <text:p>146,084320</text:p>
          </table:table-cell>
          <table:table-cell office:value-type="string">
            <text:p>13,595541</text:p>
          </table:table-cell>
          <table:table-cell office:value-type="string">
            <text:p>95,382225</text:p>
          </table:table-cell>
          <table:table-cell office:value-type="string">
            <text:p>14,172912</text:p>
          </table:table-cell>
          <table:table-cell office:value-type="string">
            <text:p>21,917969</text:p>
          </table:table-cell>
          <table:table-cell office:value-type="string">
            <text:p>45,8104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810089</text:p>
          </table:table-cell>
          <table:table-cell office:value-type="string">
            <text:p>26,283705</text:p>
          </table:table-cell>
        </table:table-row>
        <table:table-row table:style-name="ro1">
          <table:table-cell office:value-type="string">
            <text:p>GPE16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15,825928</text:p>
          </table:table-cell>
          <table:table-cell office:value-type="string">
            <text:p>498,791779</text:p>
          </table:table-cell>
          <table:table-cell office:value-type="string">
            <text:p>1655,765503</text:p>
          </table:table-cell>
          <table:table-cell office:value-type="string">
            <text:p>170,964172</text:p>
          </table:table-cell>
          <table:table-cell office:value-type="string">
            <text:p>2694,373535</text:p>
          </table:table-cell>
          <table:table-cell office:value-type="string">
            <text:p>98,587425</text:p>
          </table:table-cell>
          <table:table-cell office:value-type="string">
            <text:p>214,423340</text:p>
          </table:table-cell>
          <table:table-cell office:value-type="string">
            <text:p>37,539890</text:p>
          </table:table-cell>
          <table:table-cell office:value-type="string">
            <text:p>2844,190186</text:p>
          </table:table-cell>
          <table:table-cell office:value-type="string">
            <text:p>61,254738</text:p>
          </table:table-cell>
          <table:table-cell office:value-type="string">
            <text:p>18766,892578</text:p>
          </table:table-cell>
          <table:table-cell office:value-type="string">
            <text:p>309,367645</text:p>
          </table:table-cell>
          <table:table-cell office:value-type="string">
            <text:p>24904,974609</text:p>
          </table:table-cell>
          <table:table-cell office:value-type="string">
            <text:p>328,398376</text:p>
          </table:table-cell>
          <table:table-cell office:value-type="string">
            <text:p>6249,654297</text:p>
          </table:table-cell>
          <table:table-cell office:value-type="string">
            <text:p>81,620415</text:p>
          </table:table-cell>
          <table:table-cell office:value-type="string">
            <text:p>133,673706</text:p>
          </table:table-cell>
          <table:table-cell office:value-type="string">
            <text:p>7,114278</text:p>
          </table:table-cell>
          <table:table-cell office:value-type="string">
            <text:p>1,478538</text:p>
          </table:table-cell>
          <table:table-cell office:value-type="string">
            <text:p>5,945017</text:p>
          </table:table-cell>
          <table:table-cell office:value-type="string">
            <text:p>27,002905</text:p>
          </table:table-cell>
          <table:table-cell office:value-type="string">
            <text:p>7,961777</text:p>
          </table:table-cell>
          <table:table-cell office:value-type="string">
            <text:p>116,045120</text:p>
          </table:table-cell>
          <table:table-cell office:value-type="string">
            <text:p>6,167748</text:p>
          </table:table-cell>
          <table:table-cell office:value-type="string">
            <text:p>813,383850</text:p>
          </table:table-cell>
          <table:table-cell office:value-type="string">
            <text:p>17,894674</text:p>
          </table:table-cell>
          <table:table-cell office:value-type="string">
            <text:p>59,385994</text:p>
          </table:table-cell>
          <table:table-cell office:value-type="string">
            <text:p>9,5319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7,735397</text:p>
          </table:table-cell>
          <table:table-cell office:value-type="string">
            <text:p>19,182060</text:p>
          </table:table-cell>
          <table:table-cell office:value-type="string">
            <text:p>188,678192</text:p>
          </table:table-cell>
          <table:table-cell office:value-type="string">
            <text:p>11,553881</text:p>
          </table:table-cell>
          <table:table-cell office:value-type="string">
            <text:p>143,075577</text:p>
          </table:table-cell>
          <table:table-cell office:value-type="string">
            <text:p>12,368106</text:p>
          </table:table-cell>
          <table:table-cell office:value-type="string">
            <text:p>74,902313</text:p>
          </table:table-cell>
          <table:table-cell office:value-type="string">
            <text:p>12,705065</text:p>
          </table:table-cell>
          <table:table-cell office:value-type="string">
            <text:p>14,824787</text:p>
          </table:table-cell>
          <table:table-cell office:value-type="string">
            <text:p>13,041044</text:p>
          </table:table-cell>
          <table:table-cell office:value-type="string">
            <text:p>120,545937</text:p>
          </table:table-cell>
          <table:table-cell office:value-type="string">
            <text:p>59,66919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4,503906</text:p>
          </table:table-cell>
          <table:table-cell office:value-type="string">
            <text:p>25,206635</text:p>
          </table:table-cell>
        </table:table-row>
        <table:table-row table:style-name="ro1">
          <table:table-cell office:value-type="string">
            <text:p>GPE16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4,278900</text:p>
          </table:table-cell>
          <table:table-cell office:value-type="string">
            <text:p>435,659912</text:p>
          </table:table-cell>
          <table:table-cell office:value-type="string">
            <text:p>722,805603</text:p>
          </table:table-cell>
          <table:table-cell office:value-type="string">
            <text:p>140,114456</text:p>
          </table:table-cell>
          <table:table-cell office:value-type="string">
            <text:p>893,764771</text:p>
          </table:table-cell>
          <table:table-cell office:value-type="string">
            <text:p>65,178253</text:p>
          </table:table-cell>
          <table:table-cell office:value-type="string">
            <text:p>78,178543</text:p>
          </table:table-cell>
          <table:table-cell office:value-type="string">
            <text:p>26,320190</text:p>
          </table:table-cell>
          <table:table-cell office:value-type="string">
            <text:p>207,966705</text:p>
          </table:table-cell>
          <table:table-cell office:value-type="string">
            <text:p>17,595428</text:p>
          </table:table-cell>
          <table:table-cell office:value-type="string">
            <text:p>84,297127</text:p>
          </table:table-cell>
          <table:table-cell office:value-type="string">
            <text:p>12,954299</text:p>
          </table:table-cell>
          <table:table-cell office:value-type="string">
            <text:p>662,550476</text:p>
          </table:table-cell>
          <table:table-cell office:value-type="string">
            <text:p>14,606337</text:p>
          </table:table-cell>
          <table:table-cell office:value-type="string">
            <text:p>838,356445</text:p>
          </table:table-cell>
          <table:table-cell office:value-type="string">
            <text:p>16,572006</text:p>
          </table:table-cell>
          <table:table-cell office:value-type="string">
            <text:p>130,218307</text:p>
          </table:table-cell>
          <table:table-cell office:value-type="string">
            <text:p>7,036937</text:p>
          </table:table-cell>
          <table:table-cell office:value-type="string">
            <text:p>7,023054</text:p>
          </table:table-cell>
          <table:table-cell office:value-type="string">
            <text:p>5,977178</text:p>
          </table:table-cell>
          <table:table-cell office:value-type="string">
            <text:p>36,311378</text:p>
          </table:table-cell>
          <table:table-cell office:value-type="string">
            <text:p>8,014388</text:p>
          </table:table-cell>
          <table:table-cell office:value-type="string">
            <text:p>29,331570</text:p>
          </table:table-cell>
          <table:table-cell office:value-type="string">
            <text:p>5,602322</text:p>
          </table:table-cell>
          <table:table-cell office:value-type="string">
            <text:p>744,763428</text:p>
          </table:table-cell>
          <table:table-cell office:value-type="string">
            <text:p>17,366398</text:p>
          </table:table-cell>
          <table:table-cell office:value-type="string">
            <text:p>79,863281</text:p>
          </table:table-cell>
          <table:table-cell office:value-type="string">
            <text:p>9,4587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017170</text:p>
          </table:table-cell>
          <table:table-cell office:value-type="string">
            <text:p>18,872986</text:p>
          </table:table-cell>
          <table:table-cell office:value-type="string">
            <text:p>47,635506</text:p>
          </table:table-cell>
          <table:table-cell office:value-type="string">
            <text:p>10,836406</text:p>
          </table:table-cell>
          <table:table-cell office:value-type="string">
            <text:p>27,543314</text:p>
          </table:table-cell>
          <table:table-cell office:value-type="string">
            <text:p>11,716478</text:p>
          </table:table-cell>
          <table:table-cell office:value-type="string">
            <text:p>42,866859</text:p>
          </table:table-cell>
          <table:table-cell office:value-type="string">
            <text:p>12,203989</text:p>
          </table:table-cell>
          <table:table-cell office:value-type="string">
            <text:p>36,266289</text:p>
          </table:table-cell>
          <table:table-cell office:value-type="string">
            <text:p>12,777442</text:p>
          </table:table-cell>
          <table:table-cell office:value-type="string">
            <text:p>70,683701</text:p>
          </table:table-cell>
          <table:table-cell office:value-type="string">
            <text:p>33,87346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,664371</text:p>
          </table:table-cell>
          <table:table-cell office:value-type="string">
            <text:p>23,952744</text:p>
          </table:table-cell>
        </table:table-row>
        <table:table-row table:style-name="ro1">
          <table:table-cell office:value-type="string">
            <text:p>GPE16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35,323578</text:p>
          </table:table-cell>
          <table:table-cell office:value-type="string">
            <text:p>454,180695</text:p>
          </table:table-cell>
          <table:table-cell office:value-type="string">
            <text:p>917,449463</text:p>
          </table:table-cell>
          <table:table-cell office:value-type="string">
            <text:p>149,385040</text:p>
          </table:table-cell>
          <table:table-cell office:value-type="string">
            <text:p>1324,863647</text:p>
          </table:table-cell>
          <table:table-cell office:value-type="string">
            <text:p>73,270599</text:p>
          </table:table-cell>
          <table:table-cell office:value-type="string">
            <text:p>89,856674</text:p>
          </table:table-cell>
          <table:table-cell office:value-type="string">
            <text:p>29,895748</text:p>
          </table:table-cell>
          <table:table-cell office:value-type="string">
            <text:p>1385,148193</text:p>
          </table:table-cell>
          <table:table-cell office:value-type="string">
            <text:p>35,840805</text:p>
          </table:table-cell>
          <table:table-cell office:value-type="string">
            <text:p>3022,514160</text:p>
          </table:table-cell>
          <table:table-cell office:value-type="string">
            <text:p>56,970676</text:p>
          </table:table-cell>
          <table:table-cell office:value-type="string">
            <text:p>11892,397461</text:p>
          </table:table-cell>
          <table:table-cell office:value-type="string">
            <text:p>159,586273</text:p>
          </table:table-cell>
          <table:table-cell office:value-type="string">
            <text:p>1755,560913</text:p>
          </table:table-cell>
          <table:table-cell office:value-type="string">
            <text:p>27,244326</text:p>
          </table:table-cell>
          <table:table-cell office:value-type="string">
            <text:p>72,058784</text:p>
          </table:table-cell>
          <table:table-cell office:value-type="string">
            <text:p>6,190341</text:p>
          </table:table-cell>
          <table:table-cell office:value-type="string">
            <text:p>15,617053</text:p>
          </table:table-cell>
          <table:table-cell office:value-type="string">
            <text:p>6,013551</text:p>
          </table:table-cell>
          <table:table-cell office:value-type="string">
            <text:p>40,784626</text:p>
          </table:table-cell>
          <table:table-cell office:value-type="string">
            <text:p>7,988416</text:p>
          </table:table-cell>
          <table:table-cell office:value-type="string">
            <text:p>85,544792</text:p>
          </table:table-cell>
          <table:table-cell office:value-type="string">
            <text:p>6,003980</text:p>
          </table:table-cell>
          <table:table-cell office:value-type="string">
            <text:p>352,703583</text:p>
          </table:table-cell>
          <table:table-cell office:value-type="string">
            <text:p>12,351425</text:p>
          </table:table-cell>
          <table:table-cell office:value-type="string">
            <text:p>70,675476</text:p>
          </table:table-cell>
          <table:table-cell office:value-type="string">
            <text:p>9,4773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,431786</text:p>
          </table:table-cell>
          <table:table-cell office:value-type="string">
            <text:p>19,074125</text:p>
          </table:table-cell>
          <table:table-cell office:value-type="string">
            <text:p>63,672935</text:p>
          </table:table-cell>
          <table:table-cell office:value-type="string">
            <text:p>11,156006</text:p>
          </table:table-cell>
          <table:table-cell office:value-type="string">
            <text:p>69,811806</text:p>
          </table:table-cell>
          <table:table-cell office:value-type="string">
            <text:p>12,148325</text:p>
          </table:table-cell>
          <table:table-cell office:value-type="string">
            <text:p>44,676338</text:p>
          </table:table-cell>
          <table:table-cell office:value-type="string">
            <text:p>12,587435</text:p>
          </table:table-cell>
          <table:table-cell office:value-type="string">
            <text:p>42,687569</text:p>
          </table:table-cell>
          <table:table-cell office:value-type="string">
            <text:p>13,230442</text:p>
          </table:table-cell>
          <table:table-cell office:value-type="string">
            <text:p>87,052612</text:p>
          </table:table-cell>
          <table:table-cell office:value-type="string">
            <text:p>42,0494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3,650108</text:p>
          </table:table-cell>
          <table:table-cell office:value-type="string">
            <text:p>24,567019</text:p>
          </table:table-cell>
        </table:table-row>
        <table:table-row table:style-name="ro1">
          <table:table-cell office:value-type="string">
            <text:p>GPE16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8,358459</text:p>
          </table:table-cell>
          <table:table-cell office:value-type="string">
            <text:p>503,059418</text:p>
          </table:table-cell>
          <table:table-cell office:value-type="string">
            <text:p>1348,355103</text:p>
          </table:table-cell>
          <table:table-cell office:value-type="string">
            <text:p>175,637848</text:p>
          </table:table-cell>
          <table:table-cell office:value-type="string">
            <text:p>2555,327881</text:p>
          </table:table-cell>
          <table:table-cell office:value-type="string">
            <text:p>97,889153</text:p>
          </table:table-cell>
          <table:table-cell office:value-type="string">
            <text:p>193,986618</text:p>
          </table:table-cell>
          <table:table-cell office:value-type="string">
            <text:p>38,142895</text:p>
          </table:table-cell>
          <table:table-cell office:value-type="string">
            <text:p>5174,809082</text:p>
          </table:table-cell>
          <table:table-cell office:value-type="string">
            <text:p>101,508614</text:p>
          </table:table-cell>
          <table:table-cell office:value-type="string">
            <text:p>22125,476563</text:p>
          </table:table-cell>
          <table:table-cell office:value-type="string">
            <text:p>363,641266</text:p>
          </table:table-cell>
          <table:table-cell office:value-type="string">
            <text:p>27674,175781</text:p>
          </table:table-cell>
          <table:table-cell office:value-type="string">
            <text:p>364,629456</text:p>
          </table:table-cell>
          <table:table-cell office:value-type="string">
            <text:p>1694,771118</text:p>
          </table:table-cell>
          <table:table-cell office:value-type="string">
            <text:p>27,135515</text:p>
          </table:table-cell>
          <table:table-cell office:value-type="string">
            <text:p>112,747154</text:p>
          </table:table-cell>
          <table:table-cell office:value-type="string">
            <text:p>7,219217</text:p>
          </table:table-cell>
          <table:table-cell office:value-type="string">
            <text:p>2,248609</text:p>
          </table:table-cell>
          <table:table-cell office:value-type="string">
            <text:p>6,407133</text:p>
          </table:table-cell>
          <table:table-cell office:value-type="string">
            <text:p>22,012529</text:p>
          </table:table-cell>
          <table:table-cell office:value-type="string">
            <text:p>8,298690</text:p>
          </table:table-cell>
          <table:table-cell office:value-type="string">
            <text:p>263,759338</text:p>
          </table:table-cell>
          <table:table-cell office:value-type="string">
            <text:p>8,262311</text:p>
          </table:table-cell>
          <table:table-cell office:value-type="string">
            <text:p>545,549805</text:p>
          </table:table-cell>
          <table:table-cell office:value-type="string">
            <text:p>14,597105</text:p>
          </table:table-cell>
          <table:table-cell office:value-type="string">
            <text:p>87,786369</text:p>
          </table:table-cell>
          <table:table-cell office:value-type="string">
            <text:p>10,212837</text:p>
          </table:table-cell>
          <table:table-cell office:value-type="string">
            <text:p>14,181136</text:p>
          </table:table-cell>
          <table:table-cell office:value-type="string">
            <text:p>16,347801</text:p>
          </table:table-cell>
          <table:table-cell office:value-type="string">
            <text:p>83,668159</text:p>
          </table:table-cell>
          <table:table-cell office:value-type="string">
            <text:p>19,413689</text:p>
          </table:table-cell>
          <table:table-cell office:value-type="string">
            <text:p>142,711456</text:p>
          </table:table-cell>
          <table:table-cell office:value-type="string">
            <text:p>12,289751</text:p>
          </table:table-cell>
          <table:table-cell office:value-type="string">
            <text:p>166,684128</text:p>
          </table:table-cell>
          <table:table-cell office:value-type="string">
            <text:p>13,533177</text:p>
          </table:table-cell>
          <table:table-cell office:value-type="string">
            <text:p>44,727314</text:p>
          </table:table-cell>
          <table:table-cell office:value-type="string">
            <text:p>13,452514</text:p>
          </table:table-cell>
          <table:table-cell office:value-type="string">
            <text:p>16,946602</text:p>
          </table:table-cell>
          <table:table-cell office:value-type="string">
            <text:p>14,074676</text:p>
          </table:table-cell>
          <table:table-cell office:value-type="string">
            <text:p>303,122314</text:p>
          </table:table-cell>
          <table:table-cell office:value-type="string">
            <text:p>64,4415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7,368866</text:p>
          </table:table-cell>
          <table:table-cell office:value-type="string">
            <text:p>26,651798</text:p>
          </table:table-cell>
        </table:table-row>
        <table:table-row table:style-name="ro1">
          <table:table-cell office:value-type="string">
            <text:p>GPE16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63,394043</text:p>
          </table:table-cell>
          <table:table-cell office:value-type="string">
            <text:p>556,298706</text:p>
          </table:table-cell>
          <table:table-cell office:value-type="string">
            <text:p>1915,926025</text:p>
          </table:table-cell>
          <table:table-cell office:value-type="string">
            <text:p>172,101318</text:p>
          </table:table-cell>
          <table:table-cell office:value-type="string">
            <text:p>3310,478271</text:p>
          </table:table-cell>
          <table:table-cell office:value-type="string">
            <text:p>109,135994</text:p>
          </table:table-cell>
          <table:table-cell office:value-type="string">
            <text:p>1248,586060</text:p>
          </table:table-cell>
          <table:table-cell office:value-type="string">
            <text:p>50,136162</text:p>
          </table:table-cell>
          <table:table-cell office:value-type="string">
            <text:p>3868,876465</text:p>
          </table:table-cell>
          <table:table-cell office:value-type="string">
            <text:p>79,060768</text:p>
          </table:table-cell>
          <table:table-cell office:value-type="string">
            <text:p>16044,178711</text:p>
          </table:table-cell>
          <table:table-cell office:value-type="string">
            <text:p>265,361694</text:p>
          </table:table-cell>
          <table:table-cell office:value-type="string">
            <text:p>22938,457031</text:p>
          </table:table-cell>
          <table:table-cell office:value-type="string">
            <text:p>302,815002</text:p>
          </table:table-cell>
          <table:table-cell office:value-type="string">
            <text:p>12807,561523</text:p>
          </table:table-cell>
          <table:table-cell office:value-type="string">
            <text:p>162,830444</text:p>
          </table:table-cell>
          <table:table-cell office:value-type="string">
            <text:p>270,375732</text:p>
          </table:table-cell>
          <table:table-cell office:value-type="string">
            <text:p>9,5515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,684204</text:p>
          </table:table-cell>
          <table:table-cell office:value-type="string">
            <text:p>7,854100</text:p>
          </table:table-cell>
          <table:table-cell office:value-type="string">
            <text:p>1450,328003</text:p>
          </table:table-cell>
          <table:table-cell office:value-type="string">
            <text:p>28,946392</text:p>
          </table:table-cell>
          <table:table-cell office:value-type="string">
            <text:p>774,438232</text:p>
          </table:table-cell>
          <table:table-cell office:value-type="string">
            <text:p>17,306900</text:p>
          </table:table-cell>
          <table:table-cell office:value-type="string">
            <text:p>66,193161</text:p>
          </table:table-cell>
          <table:table-cell office:value-type="string">
            <text:p>9,173519</text:p>
          </table:table-cell>
          <table:table-cell office:value-type="string">
            <text:p>2,416968</text:p>
          </table:table-cell>
          <table:table-cell office:value-type="string">
            <text:p>15,444611</text:p>
          </table:table-cell>
          <table:table-cell office:value-type="string">
            <text:p>231,475037</text:p>
          </table:table-cell>
          <table:table-cell office:value-type="string">
            <text:p>19,311443</text:p>
          </table:table-cell>
          <table:table-cell office:value-type="string">
            <text:p>284,165924</text:p>
          </table:table-cell>
          <table:table-cell office:value-type="string">
            <text:p>11,915879</text:p>
          </table:table-cell>
          <table:table-cell office:value-type="string">
            <text:p>104,717712</text:p>
          </table:table-cell>
          <table:table-cell office:value-type="string">
            <text:p>12,048681</text:p>
          </table:table-cell>
          <table:table-cell office:value-type="string">
            <text:p>127,683098</text:p>
          </table:table-cell>
          <table:table-cell office:value-type="string">
            <text:p>12,424826</text:p>
          </table:table-cell>
          <table:table-cell office:value-type="string">
            <text:p>20,883129</text:p>
          </table:table-cell>
          <table:table-cell office:value-type="string">
            <text:p>12,73708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0,980354</text:p>
          </table:table-cell>
          <table:table-cell office:value-type="string">
            <text:p>24,181044</text:p>
          </table:table-cell>
        </table:table-row>
        <table:table-row table:style-name="ro1">
          <table:table-cell office:value-type="string">
            <text:p>GPE16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85,971802</text:p>
          </table:table-cell>
          <table:table-cell office:value-type="string">
            <text:p>411,534058</text:p>
          </table:table-cell>
          <table:table-cell office:value-type="string">
            <text:p>476,314575</text:p>
          </table:table-cell>
          <table:table-cell office:value-type="string">
            <text:p>126,431129</text:p>
          </table:table-cell>
          <table:table-cell office:value-type="string">
            <text:p>116,506927</text:p>
          </table:table-cell>
          <table:table-cell office:value-type="string">
            <text:p>52,706219</text:p>
          </table:table-cell>
          <table:table-cell office:value-type="string">
            <text:p>56,444267</text:p>
          </table:table-cell>
          <table:table-cell office:value-type="string">
            <text:p>21,762280</text:p>
          </table:table-cell>
          <table:table-cell office:value-type="string">
            <text:p>6,140749</text:p>
          </table:table-cell>
          <table:table-cell office:value-type="string">
            <text:p>13,51009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,525892</text:p>
          </table:table-cell>
          <table:table-cell office:value-type="string">
            <text:p>8,252346</text:p>
          </table:table-cell>
          <table:table-cell office:value-type="string">
            <text:p>10,223058</text:p>
          </table:table-cell>
          <table:table-cell office:value-type="string">
            <text:p>9,72005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0,900682</text:p>
          </table:table-cell>
          <table:table-cell office:value-type="string">
            <text:p>7,65752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143036</text:p>
          </table:table-cell>
          <table:table-cell office:value-type="string">
            <text:p>8,3079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007484</text:p>
          </table:table-cell>
          <table:table-cell office:value-type="string">
            <text:p>14,784174</text:p>
          </table:table-cell>
          <table:table-cell table:number-columns-repeated="10" office:value-type="float" office:value="0">
            <text:p>0</text:p>
          </table:table-cell>
          <table:table-cell office:value-type="string">
            <text:p>42,226967</text:p>
          </table:table-cell>
          <table:table-cell office:value-type="string">
            <text:p>31,1340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,137335</text:p>
          </table:table-cell>
          <table:table-cell office:value-type="string">
            <text:p>31,862892</text:p>
          </table:table-cell>
          <table:table-cell table:number-columns-repeated="2"/>
        </table:table-row>
        <table:table-row table:style-name="ro1">
          <table:table-cell office:value-type="string">
            <text:p>GPE17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13,726563</text:p>
          </table:table-cell>
          <table:table-cell office:value-type="string">
            <text:p>429,030426</text:p>
          </table:table-cell>
          <table:table-cell office:value-type="string">
            <text:p>1462,643921</text:p>
          </table:table-cell>
          <table:table-cell office:value-type="string">
            <text:p>137,462143</text:p>
          </table:table-cell>
          <table:table-cell office:value-type="string">
            <text:p>2035,409546</text:p>
          </table:table-cell>
          <table:table-cell office:value-type="string">
            <text:p>77,345131</text:p>
          </table:table-cell>
          <table:table-cell office:value-type="string">
            <text:p>155,222061</text:p>
          </table:table-cell>
          <table:table-cell office:value-type="string">
            <text:p>25,136030</text:p>
          </table:table-cell>
          <table:table-cell office:value-type="string">
            <text:p>380,534332</text:p>
          </table:table-cell>
          <table:table-cell office:value-type="string">
            <text:p>18,867542</text:p>
          </table:table-cell>
          <table:table-cell office:value-type="string">
            <text:p>523,160889</text:p>
          </table:table-cell>
          <table:table-cell office:value-type="string">
            <text:p>17,675365</text:p>
          </table:table-cell>
          <table:table-cell office:value-type="string">
            <text:p>1657,918579</text:p>
          </table:table-cell>
          <table:table-cell office:value-type="string">
            <text:p>26,041758</text:p>
          </table:table-cell>
          <table:table-cell office:value-type="string">
            <text:p>1703,400757</text:p>
          </table:table-cell>
          <table:table-cell office:value-type="string">
            <text:p>25,844061</text:p>
          </table:table-cell>
          <table:table-cell office:value-type="string">
            <text:p>106,773285</text:p>
          </table:table-cell>
          <table:table-cell office:value-type="string">
            <text:p>6,130033</text:p>
          </table:table-cell>
          <table:table-cell office:value-type="string">
            <text:p>10,677461</text:p>
          </table:table-cell>
          <table:table-cell office:value-type="string">
            <text:p>5,173290</text:p>
          </table:table-cell>
          <table:table-cell office:value-type="string">
            <text:p>31,067230</text:p>
          </table:table-cell>
          <table:table-cell office:value-type="string">
            <text:p>7,554306</text:p>
          </table:table-cell>
          <table:table-cell office:value-type="string">
            <text:p>56,581268</text:p>
          </table:table-cell>
          <table:table-cell office:value-type="string">
            <text:p>5,100831</text:p>
          </table:table-cell>
          <table:table-cell office:value-type="string">
            <text:p>454,699585</text:p>
          </table:table-cell>
          <table:table-cell office:value-type="string">
            <text:p>12,964620</text:p>
          </table:table-cell>
          <table:table-cell office:value-type="string">
            <text:p>58,265110</text:p>
          </table:table-cell>
          <table:table-cell office:value-type="string">
            <text:p>8,1345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538000</text:p>
          </table:table-cell>
          <table:table-cell office:value-type="string">
            <text:p>18,337118</text:p>
          </table:table-cell>
          <table:table-cell office:value-type="string">
            <text:p>46,416805</text:p>
          </table:table-cell>
          <table:table-cell office:value-type="string">
            <text:p>9,506329</text:p>
          </table:table-cell>
          <table:table-cell office:value-type="string">
            <text:p>22,064753</text:p>
          </table:table-cell>
          <table:table-cell office:value-type="string">
            <text:p>10,327375</text:p>
          </table:table-cell>
          <table:table-cell office:value-type="string">
            <text:p>37,144825</text:p>
          </table:table-cell>
          <table:table-cell office:value-type="string">
            <text:p>10,864005</text:p>
          </table:table-cell>
          <table:table-cell office:value-type="string">
            <text:p>12,912856</text:p>
          </table:table-cell>
          <table:table-cell office:value-type="string">
            <text:p>11,158518</text:p>
          </table:table-cell>
          <table:table-cell office:value-type="string">
            <text:p>37,515133</text:p>
          </table:table-cell>
          <table:table-cell office:value-type="string">
            <text:p>33,6598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7,133141</text:p>
          </table:table-cell>
          <table:table-cell office:value-type="string">
            <text:p>20,917341</text:p>
          </table:table-cell>
        </table:table-row>
        <table:table-row table:style-name="ro1">
          <table:table-cell office:value-type="string">
            <text:p>GPE17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593628</text:p>
          </table:table-cell>
          <table:table-cell office:value-type="string">
            <text:p>453,347015</text:p>
          </table:table-cell>
          <table:table-cell office:value-type="string">
            <text:p>2879,580078</text:p>
          </table:table-cell>
          <table:table-cell office:value-type="string">
            <text:p>174,199631</text:p>
          </table:table-cell>
          <table:table-cell office:value-type="string">
            <text:p>4760,533691</text:p>
          </table:table-cell>
          <table:table-cell office:value-type="string">
            <text:p>128,841232</text:p>
          </table:table-cell>
          <table:table-cell office:value-type="string">
            <text:p>9,073524</text:p>
          </table:table-cell>
          <table:table-cell office:value-type="string">
            <text:p>29,813534</text:p>
          </table:table-cell>
          <table:table-cell office:value-type="string">
            <text:p>1853,596802</text:p>
          </table:table-cell>
          <table:table-cell office:value-type="string">
            <text:p>43,257088</text:p>
          </table:table-cell>
          <table:table-cell office:value-type="string">
            <text:p>7970,649902</text:p>
          </table:table-cell>
          <table:table-cell office:value-type="string">
            <text:p>135,346802</text:p>
          </table:table-cell>
          <table:table-cell office:value-type="string">
            <text:p>9467,661133</text:p>
          </table:table-cell>
          <table:table-cell office:value-type="string">
            <text:p>127,804451</text:p>
          </table:table-cell>
          <table:table-cell office:value-type="string">
            <text:p>1437,061157</text:p>
          </table:table-cell>
          <table:table-cell office:value-type="string">
            <text:p>23,474697</text:p>
          </table:table-cell>
          <table:table-cell office:value-type="string">
            <text:p>191,594620</text:p>
          </table:table-cell>
          <table:table-cell office:value-type="string">
            <text:p>8,133441</text:p>
          </table:table-cell>
          <table:table-cell office:value-type="string">
            <text:p>10,615919</text:p>
          </table:table-cell>
          <table:table-cell office:value-type="string">
            <text:p>6,126556</text:p>
          </table:table-cell>
          <table:table-cell office:value-type="string">
            <text:p>35,484150</text:p>
          </table:table-cell>
          <table:table-cell office:value-type="string">
            <text:p>8,062218</text:p>
          </table:table-cell>
          <table:table-cell office:value-type="string">
            <text:p>88,599083</text:p>
          </table:table-cell>
          <table:table-cell office:value-type="string">
            <text:p>6,122203</text:p>
          </table:table-cell>
          <table:table-cell office:value-type="string">
            <text:p>1241,122803</text:p>
          </table:table-cell>
          <table:table-cell office:value-type="string">
            <text:p>24,374966</text:p>
          </table:table-cell>
          <table:table-cell office:value-type="string">
            <text:p>72,385475</text:p>
          </table:table-cell>
          <table:table-cell office:value-type="string">
            <text:p>9,6552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1,788544</text:p>
          </table:table-cell>
          <table:table-cell office:value-type="string">
            <text:p>19,377630</text:p>
          </table:table-cell>
          <table:table-cell office:value-type="string">
            <text:p>243,233582</text:p>
          </table:table-cell>
          <table:table-cell office:value-type="string">
            <text:p>12,106231</text:p>
          </table:table-cell>
          <table:table-cell office:value-type="string">
            <text:p>43,816017</text:p>
          </table:table-cell>
          <table:table-cell office:value-type="string">
            <text:p>12,391698</text:p>
          </table:table-cell>
          <table:table-cell office:value-type="string">
            <text:p>51,045494</text:p>
          </table:table-cell>
          <table:table-cell office:value-type="string">
            <text:p>12,657595</text:p>
          </table:table-cell>
          <table:table-cell office:value-type="string">
            <text:p>6,888716</text:p>
          </table:table-cell>
          <table:table-cell office:value-type="string">
            <text:p>13,248178</text:p>
          </table:table-cell>
          <table:table-cell office:value-type="string">
            <text:p>108,708641</text:p>
          </table:table-cell>
          <table:table-cell office:value-type="string">
            <text:p>46,51257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26,117310</text:p>
          </table:table-cell>
          <table:table-cell office:value-type="string">
            <text:p>25,536711</text:p>
          </table:table-cell>
        </table:table-row>
        <table:table-row table:style-name="ro1">
          <table:table-cell office:value-type="string">
            <text:p>GPE17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05,228088</text:p>
          </table:table-cell>
          <table:table-cell office:value-type="string">
            <text:p>425,074463</text:p>
          </table:table-cell>
          <table:table-cell office:value-type="string">
            <text:p>2114,024902</text:p>
          </table:table-cell>
          <table:table-cell office:value-type="string">
            <text:p>147,737930</text:p>
          </table:table-cell>
          <table:table-cell office:value-type="string">
            <text:p>3955,607910</text:p>
          </table:table-cell>
          <table:table-cell office:value-type="string">
            <text:p>110,517845</text:p>
          </table:table-cell>
          <table:table-cell office:value-type="string">
            <text:p>64,810883</text:p>
          </table:table-cell>
          <table:table-cell office:value-type="string">
            <text:p>25,307978</text:p>
          </table:table-cell>
          <table:table-cell office:value-type="string">
            <text:p>1396,587524</text:p>
          </table:table-cell>
          <table:table-cell office:value-type="string">
            <text:p>34,249584</text:p>
          </table:table-cell>
          <table:table-cell office:value-type="string">
            <text:p>350,126099</text:p>
          </table:table-cell>
          <table:table-cell office:value-type="string">
            <text:p>15,476987</text:p>
          </table:table-cell>
          <table:table-cell office:value-type="string">
            <text:p>1097,351318</text:p>
          </table:table-cell>
          <table:table-cell office:value-type="string">
            <text:p>19,281807</text:p>
          </table:table-cell>
          <table:table-cell office:value-type="string">
            <text:p>1332,856812</text:p>
          </table:table-cell>
          <table:table-cell office:value-type="string">
            <text:p>21,636667</text:p>
          </table:table-cell>
          <table:table-cell office:value-type="string">
            <text:p>130,005081</text:p>
          </table:table-cell>
          <table:table-cell office:value-type="string">
            <text:p>6,624069</text:p>
          </table:table-cell>
          <table:table-cell office:value-type="string">
            <text:p>17,939365</text:p>
          </table:table-cell>
          <table:table-cell office:value-type="string">
            <text:p>5,425887</text:p>
          </table:table-cell>
          <table:table-cell office:value-type="string">
            <text:p>32,487885</text:p>
          </table:table-cell>
          <table:table-cell office:value-type="string">
            <text:p>7,707735</text:p>
          </table:table-cell>
          <table:table-cell office:value-type="string">
            <text:p>31,097242</text:p>
          </table:table-cell>
          <table:table-cell office:value-type="string">
            <text:p>5,176046</text:p>
          </table:table-cell>
          <table:table-cell office:value-type="string">
            <text:p>913,399780</text:p>
          </table:table-cell>
          <table:table-cell office:value-type="string">
            <text:p>19,360577</text:p>
          </table:table-cell>
          <table:table-cell office:value-type="string">
            <text:p>59,119762</text:p>
          </table:table-cell>
          <table:table-cell office:value-type="string">
            <text:p>8,70850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453482</text:p>
          </table:table-cell>
          <table:table-cell office:value-type="string">
            <text:p>18,483191</text:p>
          </table:table-cell>
          <table:table-cell office:value-type="string">
            <text:p>42,346672</text:p>
          </table:table-cell>
          <table:table-cell office:value-type="string">
            <text:p>10,150564</text:p>
          </table:table-cell>
          <table:table-cell office:value-type="string">
            <text:p>17,748259</text:p>
          </table:table-cell>
          <table:table-cell office:value-type="string">
            <text:p>11,000076</text:p>
          </table:table-cell>
          <table:table-cell office:value-type="string">
            <text:p>38,239567</text:p>
          </table:table-cell>
          <table:table-cell office:value-type="string">
            <text:p>11,322579</text:p>
          </table:table-cell>
          <table:table-cell office:value-type="string">
            <text:p>19,885241</text:p>
          </table:table-cell>
          <table:table-cell office:value-type="string">
            <text:p>11,859086</text:p>
          </table:table-cell>
          <table:table-cell office:value-type="string">
            <text:p>51,351337</text:p>
          </table:table-cell>
          <table:table-cell office:value-type="string">
            <text:p>33,6752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2,008461</text:p>
          </table:table-cell>
          <table:table-cell office:value-type="string">
            <text:p>22,432402</text:p>
          </table:table-cell>
        </table:table-row>
        <table:table-row table:style-name="ro1">
          <table:table-cell office:value-type="string">
            <text:p>GPE17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0,364441</text:p>
          </table:table-cell>
          <table:table-cell office:value-type="string">
            <text:p>436,494537</text:p>
          </table:table-cell>
          <table:table-cell office:value-type="string">
            <text:p>609,250061</text:p>
          </table:table-cell>
          <table:table-cell office:value-type="string">
            <text:p>136,354080</text:p>
          </table:table-cell>
          <table:table-cell office:value-type="string">
            <text:p>227,377792</text:p>
          </table:table-cell>
          <table:table-cell office:value-type="string">
            <text:p>57,373379</text:p>
          </table:table-cell>
          <table:table-cell office:value-type="string">
            <text:p>7,453252</text:p>
          </table:table-cell>
          <table:table-cell office:value-type="string">
            <text:p>24,304518</text:p>
          </table:table-cell>
          <table:table-cell office:value-type="string">
            <text:p>15,335880</text:p>
          </table:table-cell>
          <table:table-cell office:value-type="string">
            <text:p>15,747249</text:p>
          </table:table-cell>
          <table:table-cell office:value-type="string">
            <text:p>1,538708</text:p>
          </table:table-cell>
          <table:table-cell office:value-type="string">
            <text:p>12,309693</text:p>
          </table:table-cell>
          <table:table-cell office:value-type="string">
            <text:p>30,080296</text:p>
          </table:table-cell>
          <table:table-cell office:value-type="string">
            <text:p>8,926111</text:p>
          </table:table-cell>
          <table:table-cell office:value-type="string">
            <text:p>17,633604</text:p>
          </table:table-cell>
          <table:table-cell office:value-type="string">
            <text:p>10,0838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,388539</text:p>
          </table:table-cell>
          <table:table-cell office:value-type="string">
            <text:p>8,0773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,622742</text:p>
          </table:table-cell>
          <table:table-cell office:value-type="string">
            <text:p>8,78102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,369545</text:p>
          </table:table-cell>
          <table:table-cell office:value-type="string">
            <text:p>15,645000</text:p>
          </table:table-cell>
          <table:table-cell office:value-type="string">
            <text:p>22,029936</text:p>
          </table:table-cell>
          <table:table-cell office:value-type="string">
            <text:p>19,111170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69,967293</text:p>
          </table:table-cell>
          <table:table-cell office:value-type="string">
            <text:p>32,4581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410580</text:p>
          </table:table-cell>
          <table:table-cell office:value-type="string">
            <text:p>33,632179</text:p>
          </table:table-cell>
          <table:table-cell table:number-columns-repeated="2"/>
        </table:table-row>
        <table:table-row table:style-name="ro1">
          <table:table-cell office:value-type="string">
            <text:p>GPE17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3,880829</text:p>
          </table:table-cell>
          <table:table-cell office:value-type="string">
            <text:p>368,015137</text:p>
          </table:table-cell>
          <table:table-cell office:value-type="string">
            <text:p>305,408417</text:p>
          </table:table-cell>
          <table:table-cell office:value-type="string">
            <text:p>112,679543</text:p>
          </table:table-cell>
          <table:table-cell office:value-type="string">
            <text:p>623,237183</text:p>
          </table:table-cell>
          <table:table-cell office:value-type="string">
            <text:p>51,706478</text:p>
          </table:table-cell>
          <table:table-cell office:value-type="string">
            <text:p>37,629509</text:p>
          </table:table-cell>
          <table:table-cell office:value-type="string">
            <text:p>17,532625</text:p>
          </table:table-cell>
          <table:table-cell office:value-type="string">
            <text:p>55,266739</text:p>
          </table:table-cell>
          <table:table-cell office:value-type="string">
            <text:p>11,097862</text:p>
          </table:table-cell>
          <table:table-cell office:value-type="string">
            <text:p>42,008537</text:p>
          </table:table-cell>
          <table:table-cell office:value-type="string">
            <text:p>8,708212</text:p>
          </table:table-cell>
          <table:table-cell office:value-type="string">
            <text:p>41,359787</text:p>
          </table:table-cell>
          <table:table-cell office:value-type="string">
            <text:p>8,599944</text:p>
          </table:table-cell>
          <table:table-cell office:value-type="string">
            <text:p>89,291367</text:p>
          </table:table-cell>
          <table:table-cell office:value-type="string">
            <text:p>9,5559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5,160456</text:p>
          </table:table-cell>
          <table:table-cell office:value-type="string">
            <text:p>6,9714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,135931</text:p>
          </table:table-cell>
          <table:table-cell office:value-type="string">
            <text:p>7,65942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9,788498</text:p>
          </table:table-cell>
          <table:table-cell office:value-type="string">
            <text:p>17,829922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17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08,261108</text:p>
          </table:table-cell>
          <table:table-cell office:value-type="string">
            <text:p>436,846985</text:p>
          </table:table-cell>
          <table:table-cell office:value-type="string">
            <text:p>2511,976563</text:p>
          </table:table-cell>
          <table:table-cell office:value-type="string">
            <text:p>159,351639</text:p>
          </table:table-cell>
          <table:table-cell office:value-type="string">
            <text:p>5236,168945</text:p>
          </table:table-cell>
          <table:table-cell office:value-type="string">
            <text:p>135,847214</text:p>
          </table:table-cell>
          <table:table-cell office:value-type="string">
            <text:p>270,543213</text:p>
          </table:table-cell>
          <table:table-cell office:value-type="string">
            <text:p>31,587599</text:p>
          </table:table-cell>
          <table:table-cell office:value-type="string">
            <text:p>2934,663818</text:p>
          </table:table-cell>
          <table:table-cell office:value-type="string">
            <text:p>61,119278</text:p>
          </table:table-cell>
          <table:table-cell office:value-type="string">
            <text:p>4492,673340</text:p>
          </table:table-cell>
          <table:table-cell office:value-type="string">
            <text:p>79,587051</text:p>
          </table:table-cell>
          <table:table-cell office:value-type="string">
            <text:p>7947,736328</text:p>
          </table:table-cell>
          <table:table-cell office:value-type="string">
            <text:p>108,045151</text:p>
          </table:table-cell>
          <table:table-cell office:value-type="string">
            <text:p>6166,477539</text:p>
          </table:table-cell>
          <table:table-cell office:value-type="string">
            <text:p>80,187431</text:p>
          </table:table-cell>
          <table:table-cell office:value-type="string">
            <text:p>297,048370</text:p>
          </table:table-cell>
          <table:table-cell office:value-type="string">
            <text:p>9,753304</text:p>
          </table:table-cell>
          <table:table-cell office:value-type="string">
            <text:p>17,126394</text:p>
          </table:table-cell>
          <table:table-cell office:value-type="string">
            <text:p>5,184639</text:p>
          </table:table-cell>
          <table:table-cell office:value-type="string">
            <text:p>26,847765</text:p>
          </table:table-cell>
          <table:table-cell office:value-type="string">
            <text:p>7,402923</text:p>
          </table:table-cell>
          <table:table-cell office:value-type="string">
            <text:p>93,973396</text:p>
          </table:table-cell>
          <table:table-cell office:value-type="string">
            <text:p>5,177360</text:p>
          </table:table-cell>
          <table:table-cell office:value-type="string">
            <text:p>1210,028931</text:p>
          </table:table-cell>
          <table:table-cell office:value-type="string">
            <text:p>23,456251</text:p>
          </table:table-cell>
          <table:table-cell office:value-type="string">
            <text:p>55,722031</text:p>
          </table:table-cell>
          <table:table-cell office:value-type="string">
            <text:p>7,750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3,582184</text:p>
          </table:table-cell>
          <table:table-cell office:value-type="string">
            <text:p>18,823595</text:p>
          </table:table-cell>
          <table:table-cell office:value-type="string">
            <text:p>68,570847</text:p>
          </table:table-cell>
          <table:table-cell office:value-type="string">
            <text:p>9,350246</text:p>
          </table:table-cell>
          <table:table-cell office:value-type="string">
            <text:p>64,983879</text:p>
          </table:table-cell>
          <table:table-cell office:value-type="string">
            <text:p>9,954776</text:p>
          </table:table-cell>
          <table:table-cell office:value-type="string">
            <text:p>85,784683</text:p>
          </table:table-cell>
          <table:table-cell office:value-type="string">
            <text:p>10,475013</text:p>
          </table:table-cell>
          <table:table-cell office:value-type="string">
            <text:p>17,784161</text:p>
          </table:table-cell>
          <table:table-cell office:value-type="string">
            <text:p>10,83770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2,854767</text:p>
          </table:table-cell>
          <table:table-cell office:value-type="string">
            <text:p>20,529873</text:p>
          </table:table-cell>
        </table:table-row>
        <table:table-row table:style-name="ro1">
          <table:table-cell office:value-type="string">
            <text:p>GPE17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30,763184</text:p>
          </table:table-cell>
          <table:table-cell office:value-type="string">
            <text:p>521,173401</text:p>
          </table:table-cell>
          <table:table-cell office:value-type="string">
            <text:p>34888,804688</text:p>
          </table:table-cell>
          <table:table-cell office:value-type="string">
            <text:p>819,875427</text:p>
          </table:table-cell>
          <table:table-cell office:value-type="string">
            <text:p>56639,011719</text:p>
          </table:table-cell>
          <table:table-cell office:value-type="string">
            <text:p>1181,798218</text:p>
          </table:table-cell>
          <table:table-cell office:value-type="string">
            <text:p>371,366333</text:p>
          </table:table-cell>
          <table:table-cell office:value-type="string">
            <text:p>33,841469</text:p>
          </table:table-cell>
          <table:table-cell office:value-type="string">
            <text:p>1598,816650</text:p>
          </table:table-cell>
          <table:table-cell office:value-type="string">
            <text:p>39,138454</text:p>
          </table:table-cell>
          <table:table-cell office:value-type="string">
            <text:p>6370,532715</text:p>
          </table:table-cell>
          <table:table-cell office:value-type="string">
            <text:p>109,416496</text:p>
          </table:table-cell>
          <table:table-cell office:value-type="string">
            <text:p>9433,204102</text:p>
          </table:table-cell>
          <table:table-cell office:value-type="string">
            <text:p>127,215240</text:p>
          </table:table-cell>
          <table:table-cell office:value-type="string">
            <text:p>10714,936523</text:p>
          </table:table-cell>
          <table:table-cell office:value-type="string">
            <text:p>136,613617</text:p>
          </table:table-cell>
          <table:table-cell office:value-type="string">
            <text:p>2251,353271</text:p>
          </table:table-cell>
          <table:table-cell office:value-type="string">
            <text:p>59,403408</text:p>
          </table:table-cell>
          <table:table-cell office:value-type="string">
            <text:p>42,863697</text:p>
          </table:table-cell>
          <table:table-cell office:value-type="string">
            <text:p>6,327468</text:p>
          </table:table-cell>
          <table:table-cell office:value-type="string">
            <text:p>37,395573</text:p>
          </table:table-cell>
          <table:table-cell office:value-type="string">
            <text:p>7,583812</text:p>
          </table:table-cell>
          <table:table-cell office:value-type="string">
            <text:p>314,946594</text:p>
          </table:table-cell>
          <table:table-cell office:value-type="string">
            <text:p>8,267570</text:p>
          </table:table-cell>
          <table:table-cell office:value-type="string">
            <text:p>13591,484375</text:p>
          </table:table-cell>
          <table:table-cell office:value-type="string">
            <text:p>226,259583</text:p>
          </table:table-cell>
          <table:table-cell office:value-type="string">
            <text:p>41,580776</text:p>
          </table:table-cell>
          <table:table-cell office:value-type="string">
            <text:p>7,9051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6,417145</text:p>
          </table:table-cell>
          <table:table-cell office:value-type="string">
            <text:p>18,878571</text:p>
          </table:table-cell>
          <table:table-cell office:value-type="string">
            <text:p>78,956192</text:p>
          </table:table-cell>
          <table:table-cell office:value-type="string">
            <text:p>9,164441</text:p>
          </table:table-cell>
          <table:table-cell office:value-type="string">
            <text:p>56,283199</text:p>
          </table:table-cell>
          <table:table-cell office:value-type="string">
            <text:p>9,906160</text:p>
          </table:table-cell>
          <table:table-cell office:value-type="string">
            <text:p>110,008766</text:p>
          </table:table-cell>
          <table:table-cell office:value-type="string">
            <text:p>10,304425</text:p>
          </table:table-cell>
          <table:table-cell office:value-type="string">
            <text:p>67,297455</text:p>
          </table:table-cell>
          <table:table-cell office:value-type="string">
            <text:p>10,73041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6,488159</text:p>
          </table:table-cell>
          <table:table-cell office:value-type="string">
            <text:p>20,125580</text:p>
          </table:table-cell>
        </table:table-row>
        <table:table-row table:style-name="ro1">
          <table:table-cell office:value-type="string">
            <text:p>GPE17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47,265137</text:p>
          </table:table-cell>
          <table:table-cell office:value-type="string">
            <text:p>434,491180</text:p>
          </table:table-cell>
          <table:table-cell office:value-type="string">
            <text:p>2677,990479</text:p>
          </table:table-cell>
          <table:table-cell office:value-type="string">
            <text:p>161,523041</text:p>
          </table:table-cell>
          <table:table-cell office:value-type="string">
            <text:p>9210,888672</text:p>
          </table:table-cell>
          <table:table-cell office:value-type="string">
            <text:p>212,864685</text:p>
          </table:table-cell>
          <table:table-cell office:value-type="string">
            <text:p>142,083832</text:p>
          </table:table-cell>
          <table:table-cell office:value-type="string">
            <text:p>29,973078</text:p>
          </table:table-cell>
          <table:table-cell office:value-type="string">
            <text:p>2671,020996</text:p>
          </table:table-cell>
          <table:table-cell office:value-type="string">
            <text:p>56,535358</text:p>
          </table:table-cell>
          <table:table-cell office:value-type="string">
            <text:p>6414,703125</text:p>
          </table:table-cell>
          <table:table-cell office:value-type="string">
            <text:p>110,100235</text:p>
          </table:table-cell>
          <table:table-cell office:value-type="string">
            <text:p>6299,003418</text:p>
          </table:table-cell>
          <table:table-cell office:value-type="string">
            <text:p>86,614700</text:p>
          </table:table-cell>
          <table:table-cell office:value-type="string">
            <text:p>6010,187012</text:p>
          </table:table-cell>
          <table:table-cell office:value-type="string">
            <text:p>78,236351</text:p>
          </table:table-cell>
          <table:table-cell office:value-type="string">
            <text:p>561,561646</text:p>
          </table:table-cell>
          <table:table-cell office:value-type="string">
            <text:p>16,157032</text:p>
          </table:table-cell>
          <table:table-cell office:value-type="string">
            <text:p>18,358509</text:p>
          </table:table-cell>
          <table:table-cell office:value-type="string">
            <text:p>5,462748</text:p>
          </table:table-cell>
          <table:table-cell office:value-type="string">
            <text:p>36,492382</text:p>
          </table:table-cell>
          <table:table-cell office:value-type="string">
            <text:p>7,535625</text:p>
          </table:table-cell>
          <table:table-cell office:value-type="string">
            <text:p>41,154099</text:p>
          </table:table-cell>
          <table:table-cell office:value-type="string">
            <text:p>5,029329</text:p>
          </table:table-cell>
          <table:table-cell office:value-type="string">
            <text:p>1545,162109</text:p>
          </table:table-cell>
          <table:table-cell office:value-type="string">
            <text:p>28,672153</text:p>
          </table:table-cell>
          <table:table-cell office:value-type="string">
            <text:p>53,415775</text:p>
          </table:table-cell>
          <table:table-cell office:value-type="string">
            <text:p>8,2270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,379066</text:p>
          </table:table-cell>
          <table:table-cell office:value-type="string">
            <text:p>18,462126</text:p>
          </table:table-cell>
          <table:table-cell office:value-type="string">
            <text:p>106,280479</text:p>
          </table:table-cell>
          <table:table-cell office:value-type="string">
            <text:p>9,830361</text:p>
          </table:table-cell>
          <table:table-cell office:value-type="string">
            <text:p>49,993172</text:p>
          </table:table-cell>
          <table:table-cell office:value-type="string">
            <text:p>10,532874</text:p>
          </table:table-cell>
          <table:table-cell office:value-type="string">
            <text:p>75,972710</text:p>
          </table:table-cell>
          <table:table-cell office:value-type="string">
            <text:p>10,857776</text:p>
          </table:table-cell>
          <table:table-cell office:value-type="string">
            <text:p>36,266289</text:p>
          </table:table-cell>
          <table:table-cell office:value-type="string">
            <text:p>11,300194</text:p>
          </table:table-cell>
          <table:table-cell office:value-type="string">
            <text:p>0,423282</text:p>
          </table:table-cell>
          <table:table-cell office:value-type="string">
            <text:p>42,96893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3,250023</text:p>
          </table:table-cell>
          <table:table-cell office:value-type="string">
            <text:p>21,371639</text:p>
          </table:table-cell>
        </table:table-row>
        <table:table-row table:style-name="ro1">
          <table:table-cell office:value-type="string">
            <text:p>GPE17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61,361206</text:p>
          </table:table-cell>
          <table:table-cell office:value-type="string">
            <text:p>458,940918</text:p>
          </table:table-cell>
          <table:table-cell office:value-type="string">
            <text:p>5130,802246</text:p>
          </table:table-cell>
          <table:table-cell office:value-type="string">
            <text:p>202,480927</text:p>
          </table:table-cell>
          <table:table-cell office:value-type="string">
            <text:p>18514,591797</text:p>
          </table:table-cell>
          <table:table-cell office:value-type="string">
            <text:p>401,230957</text:p>
          </table:table-cell>
          <table:table-cell office:value-type="string">
            <text:p>529,180847</text:p>
          </table:table-cell>
          <table:table-cell office:value-type="string">
            <text:p>37,739700</text:p>
          </table:table-cell>
          <table:table-cell office:value-type="string">
            <text:p>5049,390137</text:p>
          </table:table-cell>
          <table:table-cell office:value-type="string">
            <text:p>98,532188</text:p>
          </table:table-cell>
          <table:table-cell office:value-type="string">
            <text:p>14161,154297</text:p>
          </table:table-cell>
          <table:table-cell office:value-type="string">
            <text:p>234,713455</text:p>
          </table:table-cell>
          <table:table-cell office:value-type="string">
            <text:p>10843,294922</text:p>
          </table:table-cell>
          <table:table-cell office:value-type="string">
            <text:p>145,514435</text:p>
          </table:table-cell>
          <table:table-cell office:value-type="string">
            <text:p>12009,283203</text:p>
          </table:table-cell>
          <table:table-cell office:value-type="string">
            <text:p>152,749329</text:p>
          </table:table-cell>
          <table:table-cell office:value-type="string">
            <text:p>508,423828</text:p>
          </table:table-cell>
          <table:table-cell office:value-type="string">
            <text:p>14,922707</text:p>
          </table:table-cell>
          <table:table-cell office:value-type="string">
            <text:p>38,709641</text:p>
          </table:table-cell>
          <table:table-cell office:value-type="string">
            <text:p>5,737769</text:p>
          </table:table-cell>
          <table:table-cell office:value-type="string">
            <text:p>42,070789</text:p>
          </table:table-cell>
          <table:table-cell office:value-type="string">
            <text:p>7,694488</text:p>
          </table:table-cell>
          <table:table-cell office:value-type="string">
            <text:p>158,809250</text:p>
          </table:table-cell>
          <table:table-cell office:value-type="string">
            <text:p>6,245628</text:p>
          </table:table-cell>
          <table:table-cell office:value-type="string">
            <text:p>3092,765625</text:p>
          </table:table-cell>
          <table:table-cell office:value-type="string">
            <text:p>53,499512</text:p>
          </table:table-cell>
          <table:table-cell office:value-type="string">
            <text:p>67,889252</text:p>
          </table:table-cell>
          <table:table-cell office:value-type="string">
            <text:p>8,6323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3,326294</text:p>
          </table:table-cell>
          <table:table-cell office:value-type="string">
            <text:p>19,187546</text:p>
          </table:table-cell>
          <table:table-cell office:value-type="string">
            <text:p>120,371925</text:p>
          </table:table-cell>
          <table:table-cell office:value-type="string">
            <text:p>10,344876</text:p>
          </table:table-cell>
          <table:table-cell office:value-type="string">
            <text:p>66,459511</text:p>
          </table:table-cell>
          <table:table-cell office:value-type="string">
            <text:p>11,074383</text:p>
          </table:table-cell>
          <table:table-cell office:value-type="string">
            <text:p>110,212440</text:p>
          </table:table-cell>
          <table:table-cell office:value-type="string">
            <text:p>11,508809</text:p>
          </table:table-cell>
          <table:table-cell office:value-type="string">
            <text:p>638,503113</text:p>
          </table:table-cell>
          <table:table-cell office:value-type="string">
            <text:p>17,584623</text:p>
          </table:table-cell>
          <table:table-cell office:value-type="string">
            <text:p>69,967293</text:p>
          </table:table-cell>
          <table:table-cell office:value-type="string">
            <text:p>51,15118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9,792183</text:p>
          </table:table-cell>
          <table:table-cell office:value-type="string">
            <text:p>22,504642</text:p>
          </table:table-cell>
        </table:table-row>
        <table:table-row table:style-name="ro1">
          <table:table-cell office:value-type="string">
            <text:p>GPE17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5,123901</text:p>
          </table:table-cell>
          <table:table-cell office:value-type="string">
            <text:p>489,894989</text:p>
          </table:table-cell>
          <table:table-cell office:value-type="string">
            <text:p>6964,977051</text:p>
          </table:table-cell>
          <table:table-cell office:value-type="string">
            <text:p>271,358337</text:p>
          </table:table-cell>
          <table:table-cell office:value-type="string">
            <text:p>13245,089844</text:p>
          </table:table-cell>
          <table:table-cell office:value-type="string">
            <text:p>296,92846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00,415527</text:p>
          </table:table-cell>
          <table:table-cell office:value-type="string">
            <text:p>90,632759</text:p>
          </table:table-cell>
          <table:table-cell office:value-type="string">
            <text:p>66662,304688</text:p>
          </table:table-cell>
          <table:table-cell office:value-type="string">
            <text:p>1083,852051</text:p>
          </table:table-cell>
          <table:table-cell office:value-type="string">
            <text:p>62660,750000</text:p>
          </table:table-cell>
          <table:table-cell office:value-type="string">
            <text:p>819,968994</text:p>
          </table:table-cell>
          <table:table-cell office:value-type="string">
            <text:p>4166,597168</text:p>
          </table:table-cell>
          <table:table-cell office:value-type="string">
            <text:p>56,482433</text:p>
          </table:table-cell>
          <table:table-cell office:value-type="string">
            <text:p>652,895508</text:p>
          </table:table-cell>
          <table:table-cell office:value-type="string">
            <text:p>18,485926</text:p>
          </table:table-cell>
          <table:table-cell office:value-type="string">
            <text:p>29,109159</text:p>
          </table:table-cell>
          <table:table-cell office:value-type="string">
            <text:p>5,779453</text:p>
          </table:table-cell>
          <table:table-cell office:value-type="string">
            <text:p>41,115082</text:p>
          </table:table-cell>
          <table:table-cell office:value-type="string">
            <text:p>7,709116</text:p>
          </table:table-cell>
          <table:table-cell office:value-type="string">
            <text:p>68,952805</text:p>
          </table:table-cell>
          <table:table-cell office:value-type="string">
            <text:p>5,330138</text:p>
          </table:table-cell>
          <table:table-cell office:value-type="string">
            <text:p>2813,909180</text:p>
          </table:table-cell>
          <table:table-cell office:value-type="string">
            <text:p>48,945976</text:p>
          </table:table-cell>
          <table:table-cell office:value-type="string">
            <text:p>52,654114</text:p>
          </table:table-cell>
          <table:table-cell office:value-type="string">
            <text:p>8,494677</text:p>
          </table:table-cell>
          <table:table-cell office:value-type="string">
            <text:p>3,460035</text:p>
          </table:table-cell>
          <table:table-cell office:value-type="string">
            <text:p>15,070685</text:p>
          </table:table-cell>
          <table:table-cell office:value-type="string">
            <text:p>163,054779</text:p>
          </table:table-cell>
          <table:table-cell office:value-type="string">
            <text:p>18,781919</text:p>
          </table:table-cell>
          <table:table-cell office:value-type="string">
            <text:p>357,413727</text:p>
          </table:table-cell>
          <table:table-cell office:value-type="string">
            <text:p>11,725713</text:p>
          </table:table-cell>
          <table:table-cell office:value-type="string">
            <text:p>190,311493</text:p>
          </table:table-cell>
          <table:table-cell office:value-type="string">
            <text:p>11,665042</text:p>
          </table:table-cell>
          <table:table-cell office:value-type="string">
            <text:p>51,707428</text:p>
          </table:table-cell>
          <table:table-cell office:value-type="string">
            <text:p>11,338080</text:p>
          </table:table-cell>
          <table:table-cell office:value-type="string">
            <text:p>28,028986</text:p>
          </table:table-cell>
          <table:table-cell office:value-type="string">
            <text:p>11,865036</text:p>
          </table:table-cell>
          <table:table-cell office:value-type="string">
            <text:p>565,302979</text:p>
          </table:table-cell>
          <table:table-cell office:value-type="string">
            <text:p>88,97946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8,627708</text:p>
          </table:table-cell>
          <table:table-cell office:value-type="string">
            <text:p>22,577261</text:p>
          </table:table-cell>
        </table:table-row>
        <table:table-row table:style-name="ro1">
          <table:table-cell office:value-type="string">
            <text:p>GPE18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61,053955</text:p>
          </table:table-cell>
          <table:table-cell office:value-type="string">
            <text:p>401,646423</text:p>
          </table:table-cell>
          <table:table-cell office:value-type="string">
            <text:p>6633,437500</text:p>
          </table:table-cell>
          <table:table-cell office:value-type="string">
            <text:p>215,555618</text:p>
          </table:table-cell>
          <table:table-cell office:value-type="string">
            <text:p>11696,261719</text:p>
          </table:table-cell>
          <table:table-cell office:value-type="string">
            <text:p>260,701477</text:p>
          </table:table-cell>
          <table:table-cell office:value-type="string">
            <text:p>198,645355</text:p>
          </table:table-cell>
          <table:table-cell office:value-type="string">
            <text:p>25,252579</text:p>
          </table:table-cell>
          <table:table-cell office:value-type="string">
            <text:p>1544,630005</text:p>
          </table:table-cell>
          <table:table-cell office:value-type="string">
            <text:p>36,243607</text:p>
          </table:table-cell>
          <table:table-cell office:value-type="string">
            <text:p>3286,401611</text:p>
          </table:table-cell>
          <table:table-cell office:value-type="string">
            <text:p>59,528980</text:p>
          </table:table-cell>
          <table:table-cell office:value-type="string">
            <text:p>5525,352539</text:p>
          </table:table-cell>
          <table:table-cell office:value-type="string">
            <text:p>76,274681</text:p>
          </table:table-cell>
          <table:table-cell office:value-type="string">
            <text:p>4643,724609</text:p>
          </table:table-cell>
          <table:table-cell office:value-type="string">
            <text:p>61,228252</text:p>
          </table:table-cell>
          <table:table-cell office:value-type="string">
            <text:p>418,870850</text:p>
          </table:table-cell>
          <table:table-cell office:value-type="string">
            <text:p>12,307056</text:p>
          </table:table-cell>
          <table:table-cell office:value-type="string">
            <text:p>16,493139</text:p>
          </table:table-cell>
          <table:table-cell office:value-type="string">
            <text:p>4,441558</text:p>
          </table:table-cell>
          <table:table-cell office:value-type="string">
            <text:p>39,152000</text:p>
          </table:table-cell>
          <table:table-cell office:value-type="string">
            <text:p>7,043469</text:p>
          </table:table-cell>
          <table:table-cell office:value-type="string">
            <text:p>62,935432</text:p>
          </table:table-cell>
          <table:table-cell office:value-type="string">
            <text:p>4,303364</text:p>
          </table:table-cell>
          <table:table-cell office:value-type="string">
            <text:p>3430,590088</text:p>
          </table:table-cell>
          <table:table-cell office:value-type="string">
            <text:p>58,805870</text:p>
          </table:table-cell>
          <table:table-cell office:value-type="string">
            <text:p>38,366531</text:p>
          </table:table-cell>
          <table:table-cell office:value-type="string">
            <text:p>6,5496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9,088394</text:p>
          </table:table-cell>
          <table:table-cell office:value-type="string">
            <text:p>17,878860</text:p>
          </table:table-cell>
          <table:table-cell office:value-type="string">
            <text:p>85,342834</text:p>
          </table:table-cell>
          <table:table-cell office:value-type="string">
            <text:p>7,741591</text:p>
          </table:table-cell>
          <table:table-cell office:value-type="string">
            <text:p>34,025532</text:p>
          </table:table-cell>
          <table:table-cell office:value-type="string">
            <text:p>8,242055</text:p>
          </table:table-cell>
          <table:table-cell office:value-type="string">
            <text:p>51,096416</text:p>
          </table:table-cell>
          <table:table-cell office:value-type="string">
            <text:p>8,497086</text:p>
          </table:table-cell>
          <table:table-cell office:value-type="string">
            <text:p>18,825439</text:p>
          </table:table-cell>
          <table:table-cell office:value-type="string">
            <text:p>8,82036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0,887146</text:p>
          </table:table-cell>
          <table:table-cell office:value-type="string">
            <text:p>16,696108</text:p>
          </table:table-cell>
        </table:table-row>
        <table:table-row table:style-name="ro1">
          <table:table-cell office:value-type="string">
            <text:p>GPE18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79,901978</text:p>
          </table:table-cell>
          <table:table-cell office:value-type="string">
            <text:p>411,016724</text:p>
          </table:table-cell>
          <table:table-cell office:value-type="string">
            <text:p>2182,137207</text:p>
          </table:table-cell>
          <table:table-cell office:value-type="string">
            <text:p>145,735672</text:p>
          </table:table-cell>
          <table:table-cell office:value-type="string">
            <text:p>4871,393555</text:p>
          </table:table-cell>
          <table:table-cell office:value-type="string">
            <text:p>127,328369</text:p>
          </table:table-cell>
          <table:table-cell office:value-type="string">
            <text:p>336,394867</text:p>
          </table:table-cell>
          <table:table-cell office:value-type="string">
            <text:p>28,662384</text:p>
          </table:table-cell>
          <table:table-cell office:value-type="string">
            <text:p>2349,450439</text:p>
          </table:table-cell>
          <table:table-cell office:value-type="string">
            <text:p>50,230495</text:p>
          </table:table-cell>
          <table:table-cell office:value-type="string">
            <text:p>1218,107422</text:p>
          </table:table-cell>
          <table:table-cell office:value-type="string">
            <text:p>27,668655</text:p>
          </table:table-cell>
          <table:table-cell office:value-type="string">
            <text:p>3551,981934</text:p>
          </table:table-cell>
          <table:table-cell office:value-type="string">
            <text:p>51,125435</text:p>
          </table:table-cell>
          <table:table-cell office:value-type="string">
            <text:p>6116,166992</text:p>
          </table:table-cell>
          <table:table-cell office:value-type="string">
            <text:p>79,403915</text:p>
          </table:table-cell>
          <table:table-cell office:value-type="string">
            <text:p>161,899323</text:p>
          </table:table-cell>
          <table:table-cell office:value-type="string">
            <text:p>6,716417</text:p>
          </table:table-cell>
          <table:table-cell office:value-type="string">
            <text:p>22,794123</text:p>
          </table:table-cell>
          <table:table-cell office:value-type="string">
            <text:p>4,946589</text:p>
          </table:table-cell>
          <table:table-cell office:value-type="string">
            <text:p>27,752754</text:p>
          </table:table-cell>
          <table:table-cell office:value-type="string">
            <text:p>7,309125</text:p>
          </table:table-cell>
          <table:table-cell office:value-type="string">
            <text:p>33,961681</text:p>
          </table:table-cell>
          <table:table-cell office:value-type="string">
            <text:p>4,542015</text:p>
          </table:table-cell>
          <table:table-cell office:value-type="string">
            <text:p>936,768555</text:p>
          </table:table-cell>
          <table:table-cell office:value-type="string">
            <text:p>19,211060</text:p>
          </table:table-cell>
          <table:table-cell office:value-type="string">
            <text:p>59,478989</text:p>
          </table:table-cell>
          <table:table-cell office:value-type="string">
            <text:p>7,6096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,721085</text:p>
          </table:table-cell>
          <table:table-cell office:value-type="string">
            <text:p>18,315296</text:p>
          </table:table-cell>
          <table:table-cell office:value-type="string">
            <text:p>58,709999</text:p>
          </table:table-cell>
          <table:table-cell office:value-type="string">
            <text:p>8,883034</text:p>
          </table:table-cell>
          <table:table-cell office:value-type="string">
            <text:p>34,133434</text:p>
          </table:table-cell>
          <table:table-cell office:value-type="string">
            <text:p>9,551661</text:p>
          </table:table-cell>
          <table:table-cell office:value-type="string">
            <text:p>66,186226</text:p>
          </table:table-cell>
          <table:table-cell office:value-type="string">
            <text:p>9,876490</text:p>
          </table:table-cell>
          <table:table-cell office:value-type="string">
            <text:p>8,822284</text:p>
          </table:table-cell>
          <table:table-cell office:value-type="string">
            <text:p>10,24750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0,468193</text:p>
          </table:table-cell>
          <table:table-cell office:value-type="string">
            <text:p>19,517126</text:p>
          </table:table-cell>
        </table:table-row>
        <table:table-row table:style-name="ro1">
          <table:table-cell office:value-type="string">
            <text:p>GPE18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7,014801</text:p>
          </table:table-cell>
          <table:table-cell office:value-type="string">
            <text:p>365,144531</text:p>
          </table:table-cell>
          <table:table-cell office:value-type="string">
            <text:p>419,774170</text:p>
          </table:table-cell>
          <table:table-cell office:value-type="string">
            <text:p>112,870125</text:p>
          </table:table-cell>
          <table:table-cell office:value-type="string">
            <text:p>272,423920</text:p>
          </table:table-cell>
          <table:table-cell office:value-type="string">
            <text:p>47,889256</text:p>
          </table:table-cell>
          <table:table-cell office:value-type="string">
            <text:p>4,217100</text:p>
          </table:table-cell>
          <table:table-cell office:value-type="string">
            <text:p>17,192989</text:p>
          </table:table-cell>
          <table:table-cell office:value-type="string">
            <text:p>29,884977</text:p>
          </table:table-cell>
          <table:table-cell office:value-type="string">
            <text:p>10,861937</text:p>
          </table:table-cell>
          <table:table-cell office:value-type="string">
            <text:p>21,424355</text:p>
          </table:table-cell>
          <table:table-cell office:value-type="string">
            <text:p>8,688651</text:p>
          </table:table-cell>
          <table:table-cell office:value-type="string">
            <text:p>17,573736</text:p>
          </table:table-cell>
          <table:table-cell office:value-type="string">
            <text:p>7,443579</text:p>
          </table:table-cell>
          <table:table-cell office:value-type="string">
            <text:p>32,312176</text:p>
          </table:table-cell>
          <table:table-cell office:value-type="string">
            <text:p>9,31526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,841755</text:p>
          </table:table-cell>
          <table:table-cell office:value-type="string">
            <text:p>6,9842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,174866</text:p>
          </table:table-cell>
          <table:table-cell office:value-type="string">
            <text:p>7,6095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1,838348</text:p>
          </table:table-cell>
          <table:table-cell office:value-type="string">
            <text:p>17,736713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18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59,008789</text:p>
          </table:table-cell>
          <table:table-cell office:value-type="string">
            <text:p>461,907837</text:p>
          </table:table-cell>
          <table:table-cell office:value-type="string">
            <text:p>4527,925293</text:p>
          </table:table-cell>
          <table:table-cell office:value-type="string">
            <text:p>197,596283</text:p>
          </table:table-cell>
          <table:table-cell office:value-type="string">
            <text:p>15127,589844</text:p>
          </table:table-cell>
          <table:table-cell office:value-type="string">
            <text:p>332,522552</text:p>
          </table:table-cell>
          <table:table-cell office:value-type="string">
            <text:p>321,797180</text:p>
          </table:table-cell>
          <table:table-cell office:value-type="string">
            <text:p>35,594711</text:p>
          </table:table-cell>
          <table:table-cell office:value-type="string">
            <text:p>2713,801758</text:p>
          </table:table-cell>
          <table:table-cell office:value-type="string">
            <text:p>58,173168</text:p>
          </table:table-cell>
          <table:table-cell office:value-type="string">
            <text:p>9427,975586</text:p>
          </table:table-cell>
          <table:table-cell office:value-type="string">
            <text:p>158,741821</text:p>
          </table:table-cell>
          <table:table-cell office:value-type="string">
            <text:p>13351,299805</text:p>
          </table:table-cell>
          <table:table-cell office:value-type="string">
            <text:p>178,196289</text:p>
          </table:table-cell>
          <table:table-cell office:value-type="string">
            <text:p>10566,378906</text:p>
          </table:table-cell>
          <table:table-cell office:value-type="string">
            <text:p>134,825134</text:p>
          </table:table-cell>
          <table:table-cell office:value-type="string">
            <text:p>585,710632</text:p>
          </table:table-cell>
          <table:table-cell office:value-type="string">
            <text:p>16,707859</text:p>
          </table:table-cell>
          <table:table-cell office:value-type="string">
            <text:p>21,746824</text:p>
          </table:table-cell>
          <table:table-cell office:value-type="string">
            <text:p>5,344165</text:p>
          </table:table-cell>
          <table:table-cell office:value-type="string">
            <text:p>39,155640</text:p>
          </table:table-cell>
          <table:table-cell office:value-type="string">
            <text:p>7,476344</text:p>
          </table:table-cell>
          <table:table-cell office:value-type="string">
            <text:p>99,525040</text:p>
          </table:table-cell>
          <table:table-cell office:value-type="string">
            <text:p>5,320003</text:p>
          </table:table-cell>
          <table:table-cell office:value-type="string">
            <text:p>2383,084717</text:p>
          </table:table-cell>
          <table:table-cell office:value-type="string">
            <text:p>42,006733</text:p>
          </table:table-cell>
          <table:table-cell office:value-type="string">
            <text:p>39,169090</text:p>
          </table:table-cell>
          <table:table-cell office:value-type="string">
            <text:p>7,8175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285545</text:p>
          </table:table-cell>
          <table:table-cell office:value-type="string">
            <text:p>18,321316</text:p>
          </table:table-cell>
          <table:table-cell office:value-type="string">
            <text:p>148,216202</text:p>
          </table:table-cell>
          <table:table-cell office:value-type="string">
            <text:p>9,668628</text:p>
          </table:table-cell>
          <table:table-cell office:value-type="string">
            <text:p>90,764999</text:p>
          </table:table-cell>
          <table:table-cell office:value-type="string">
            <text:p>10,247932</text:p>
          </table:table-cell>
          <table:table-cell office:value-type="string">
            <text:p>86,880569</text:p>
          </table:table-cell>
          <table:table-cell office:value-type="string">
            <text:p>10,679513</text:p>
          </table:table-cell>
          <table:table-cell office:value-type="string">
            <text:p>25,126759</text:p>
          </table:table-cell>
          <table:table-cell office:value-type="string">
            <text:p>11,06609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5,192532</text:p>
          </table:table-cell>
          <table:table-cell office:value-type="string">
            <text:p>21,008718</text:p>
          </table:table-cell>
        </table:table-row>
        <table:table-row table:style-name="ro1">
          <table:table-cell office:value-type="string">
            <text:p>GPE18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03,983398</text:p>
          </table:table-cell>
          <table:table-cell office:value-type="string">
            <text:p>486,109680</text:p>
          </table:table-cell>
          <table:table-cell office:value-type="string">
            <text:p>7513,494141</text:p>
          </table:table-cell>
          <table:table-cell office:value-type="string">
            <text:p>244,177948</text:p>
          </table:table-cell>
          <table:table-cell office:value-type="string">
            <text:p>14559,190430</text:p>
          </table:table-cell>
          <table:table-cell office:value-type="string">
            <text:p>320,792358</text:p>
          </table:table-cell>
          <table:table-cell office:value-type="string">
            <text:p>67,797997</text:p>
          </table:table-cell>
          <table:table-cell office:value-type="string">
            <text:p>30,845760</text:p>
          </table:table-cell>
          <table:table-cell office:value-type="string">
            <text:p>2771,934082</text:p>
          </table:table-cell>
          <table:table-cell office:value-type="string">
            <text:p>58,615543</text:p>
          </table:table-cell>
          <table:table-cell office:value-type="string">
            <text:p>3472,145508</text:p>
          </table:table-cell>
          <table:table-cell office:value-type="string">
            <text:p>63,429321</text:p>
          </table:table-cell>
          <table:table-cell office:value-type="string">
            <text:p>2759,546875</text:p>
          </table:table-cell>
          <table:table-cell office:value-type="string">
            <text:p>40,112942</text:p>
          </table:table-cell>
          <table:table-cell office:value-type="string">
            <text:p>4478,119141</text:p>
          </table:table-cell>
          <table:table-cell office:value-type="string">
            <text:p>59,417259</text:p>
          </table:table-cell>
          <table:table-cell office:value-type="string">
            <text:p>507,439819</text:p>
          </table:table-cell>
          <table:table-cell office:value-type="string">
            <text:p>15,224220</text:p>
          </table:table-cell>
          <table:table-cell office:value-type="string">
            <text:p>50,886337</text:p>
          </table:table-cell>
          <table:table-cell office:value-type="string">
            <text:p>6,628663</text:p>
          </table:table-cell>
          <table:table-cell office:value-type="string">
            <text:p>35,483963</text:p>
          </table:table-cell>
          <table:table-cell office:value-type="string">
            <text:p>8,138200</text:p>
          </table:table-cell>
          <table:table-cell office:value-type="string">
            <text:p>65,922981</text:p>
          </table:table-cell>
          <table:table-cell office:value-type="string">
            <text:p>6,066414</text:p>
          </table:table-cell>
          <table:table-cell office:value-type="string">
            <text:p>2972,615967</text:p>
          </table:table-cell>
          <table:table-cell office:value-type="string">
            <text:p>51,801010</text:p>
          </table:table-cell>
          <table:table-cell office:value-type="string">
            <text:p>114,680244</text:p>
          </table:table-cell>
          <table:table-cell office:value-type="string">
            <text:p>9,9135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4,150330</text:p>
          </table:table-cell>
          <table:table-cell office:value-type="string">
            <text:p>19,715216</text:p>
          </table:table-cell>
          <table:table-cell office:value-type="string">
            <text:p>75,440941</text:p>
          </table:table-cell>
          <table:table-cell office:value-type="string">
            <text:p>11,322370</text:p>
          </table:table-cell>
          <table:table-cell office:value-type="string">
            <text:p>21,918781</text:p>
          </table:table-cell>
          <table:table-cell office:value-type="string">
            <text:p>12,195841</text:p>
          </table:table-cell>
          <table:table-cell office:value-type="string">
            <text:p>73,373177</text:p>
          </table:table-cell>
          <table:table-cell office:value-type="string">
            <text:p>12,626394</text:p>
          </table:table-cell>
          <table:table-cell office:value-type="string">
            <text:p>25,908480</text:p>
          </table:table-cell>
          <table:table-cell office:value-type="string">
            <text:p>13,131001</text:p>
          </table:table-cell>
          <table:table-cell office:value-type="string">
            <text:p>101,155067</text:p>
          </table:table-cell>
          <table:table-cell office:value-type="string">
            <text:p>40,8913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8,281662</text:p>
          </table:table-cell>
          <table:table-cell office:value-type="string">
            <text:p>24,899473</text:p>
          </table:table-cell>
        </table:table-row>
        <table:table-row table:style-name="ro1">
          <table:table-cell office:value-type="string">
            <text:p>GPE18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3,034256</text:p>
          </table:table-cell>
          <table:table-cell office:value-type="string">
            <text:p>405,324921</text:p>
          </table:table-cell>
          <table:table-cell office:value-type="string">
            <text:p>664,156067</text:p>
          </table:table-cell>
          <table:table-cell office:value-type="string">
            <text:p>130,333344</text:p>
          </table:table-cell>
          <table:table-cell office:value-type="string">
            <text:p>1348,716553</text:p>
          </table:table-cell>
          <table:table-cell office:value-type="string">
            <text:p>67,558907</text:p>
          </table:table-cell>
          <table:table-cell office:value-type="string">
            <text:p>6,812239</text:p>
          </table:table-cell>
          <table:table-cell office:value-type="string">
            <text:p>23,356627</text:p>
          </table:table-cell>
          <table:table-cell office:value-type="string">
            <text:p>1006,264038</text:p>
          </table:table-cell>
          <table:table-cell office:value-type="string">
            <text:p>27,464314</text:p>
          </table:table-cell>
          <table:table-cell office:value-type="string">
            <text:p>734,449219</text:p>
          </table:table-cell>
          <table:table-cell office:value-type="string">
            <text:p>20,680050</text:p>
          </table:table-cell>
          <table:table-cell office:value-type="string">
            <text:p>2399,850098</text:p>
          </table:table-cell>
          <table:table-cell office:value-type="string">
            <text:p>35,250084</text:p>
          </table:table-cell>
          <table:table-cell office:value-type="string">
            <text:p>1260,371582</text:p>
          </table:table-cell>
          <table:table-cell office:value-type="string">
            <text:p>20,886381</text:p>
          </table:table-cell>
          <table:table-cell office:value-type="string">
            <text:p>45,929714</text:p>
          </table:table-cell>
          <table:table-cell office:value-type="string">
            <text:p>5,148166</text:p>
          </table:table-cell>
          <table:table-cell office:value-type="string">
            <text:p>1,447735</text:p>
          </table:table-cell>
          <table:table-cell office:value-type="string">
            <text:p>5,051742</text:p>
          </table:table-cell>
          <table:table-cell office:value-type="string">
            <text:p>26,511629</text:p>
          </table:table-cell>
          <table:table-cell office:value-type="string">
            <text:p>7,434593</text:p>
          </table:table-cell>
          <table:table-cell office:value-type="string">
            <text:p>13,238540</text:p>
          </table:table-cell>
          <table:table-cell office:value-type="string">
            <text:p>4,637045</text:p>
          </table:table-cell>
          <table:table-cell office:value-type="string">
            <text:p>233,864243</text:p>
          </table:table-cell>
          <table:table-cell office:value-type="string">
            <text:p>10,324636</text:p>
          </table:table-cell>
          <table:table-cell office:value-type="string">
            <text:p>51,704689</text:p>
          </table:table-cell>
          <table:table-cell office:value-type="string">
            <text:p>7,965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1,031799</text:p>
          </table:table-cell>
          <table:table-cell office:value-type="string">
            <text:p>18,394569</text:p>
          </table:table-cell>
          <table:table-cell office:value-type="string">
            <text:p>76,849625</text:p>
          </table:table-cell>
          <table:table-cell office:value-type="string">
            <text:p>9,342217</text:p>
          </table:table-cell>
          <table:table-cell office:value-type="string">
            <text:p>25,756983</text:p>
          </table:table-cell>
          <table:table-cell office:value-type="string">
            <text:p>9,906307</text:p>
          </table:table-cell>
          <table:table-cell office:value-type="string">
            <text:p>21,713772</text:p>
          </table:table-cell>
          <table:table-cell office:value-type="string">
            <text:p>10,353776</text:p>
          </table:table-cell>
          <table:table-cell office:value-type="string">
            <text:p>8,235992</text:p>
          </table:table-cell>
          <table:table-cell office:value-type="string">
            <text:p>10,833557</text:p>
          </table:table-cell>
          <table:table-cell office:value-type="string">
            <text:p>13,266578</text:p>
          </table:table-cell>
          <table:table-cell office:value-type="string">
            <text:p>34,2993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35,772812</text:p>
          </table:table-cell>
          <table:table-cell office:value-type="string">
            <text:p>20,854038</text:p>
          </table:table-cell>
        </table:table-row>
        <table:table-row table:style-name="ro1">
          <table:table-cell office:value-type="string">
            <text:p>GPE18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58,414307</text:p>
          </table:table-cell>
          <table:table-cell office:value-type="string">
            <text:p>523,264038</text:p>
          </table:table-cell>
          <table:table-cell office:value-type="string">
            <text:p>6167,322266</text:p>
          </table:table-cell>
          <table:table-cell office:value-type="string">
            <text:p>241,676422</text:p>
          </table:table-cell>
          <table:table-cell office:value-type="string">
            <text:p>12917,408203</text:p>
          </table:table-cell>
          <table:table-cell office:value-type="string">
            <text:p>290,342773</text:p>
          </table:table-cell>
          <table:table-cell office:value-type="string">
            <text:p>151,815613</text:p>
          </table:table-cell>
          <table:table-cell office:value-type="string">
            <text:p>41,628155</text:p>
          </table:table-cell>
          <table:table-cell office:value-type="string">
            <text:p>4371,189941</text:p>
          </table:table-cell>
          <table:table-cell office:value-type="string">
            <text:p>95,917198</text:p>
          </table:table-cell>
          <table:table-cell office:value-type="string">
            <text:p>40465,007813</text:p>
          </table:table-cell>
          <table:table-cell office:value-type="string">
            <text:p>661,383362</text:p>
          </table:table-cell>
          <table:table-cell office:value-type="string">
            <text:p>23416,166016</text:p>
          </table:table-cell>
          <table:table-cell office:value-type="string">
            <text:p>309,030273</text:p>
          </table:table-cell>
          <table:table-cell office:value-type="string">
            <text:p>9652,925781</text:p>
          </table:table-cell>
          <table:table-cell office:value-type="string">
            <text:p>123,682205</text:p>
          </table:table-cell>
          <table:table-cell office:value-type="string">
            <text:p>523,241577</text:p>
          </table:table-cell>
          <table:table-cell office:value-type="string">
            <text:p>15,429903</text:p>
          </table:table-cell>
          <table:table-cell office:value-type="string">
            <text:p>11,058229</text:p>
          </table:table-cell>
          <table:table-cell office:value-type="string">
            <text:p>6,010066</text:p>
          </table:table-cell>
          <table:table-cell office:value-type="string">
            <text:p>35,975246</text:p>
          </table:table-cell>
          <table:table-cell office:value-type="string">
            <text:p>7,872982</text:p>
          </table:table-cell>
          <table:table-cell office:value-type="string">
            <text:p>151,647583</text:p>
          </table:table-cell>
          <table:table-cell office:value-type="string">
            <text:p>6,464653</text:p>
          </table:table-cell>
          <table:table-cell office:value-type="string">
            <text:p>2893,302979</text:p>
          </table:table-cell>
          <table:table-cell office:value-type="string">
            <text:p>50,350769</text:p>
          </table:table-cell>
          <table:table-cell office:value-type="string">
            <text:p>53,248386</text:p>
          </table:table-cell>
          <table:table-cell office:value-type="string">
            <text:p>9,152355</text:p>
          </table:table-cell>
          <table:table-cell office:value-type="string">
            <text:p>4,288956</text:p>
          </table:table-cell>
          <table:table-cell office:value-type="string">
            <text:p>15,436711</text:p>
          </table:table-cell>
          <table:table-cell office:value-type="string">
            <text:p>234,967133</text:p>
          </table:table-cell>
          <table:table-cell office:value-type="string">
            <text:p>19,205933</text:p>
          </table:table-cell>
          <table:table-cell office:value-type="string">
            <text:p>211,303986</text:p>
          </table:table-cell>
          <table:table-cell office:value-type="string">
            <text:p>11,280666</text:p>
          </table:table-cell>
          <table:table-cell office:value-type="string">
            <text:p>133,974930</text:p>
          </table:table-cell>
          <table:table-cell office:value-type="string">
            <text:p>11,936954</text:p>
          </table:table-cell>
          <table:table-cell office:value-type="string">
            <text:p>102,732643</text:p>
          </table:table-cell>
          <table:table-cell office:value-type="string">
            <text:p>12,332331</text:p>
          </table:table-cell>
          <table:table-cell office:value-type="string">
            <text:p>18,593800</text:p>
          </table:table-cell>
          <table:table-cell office:value-type="string">
            <text:p>12,707894</text:p>
          </table:table-cell>
          <table:table-cell office:value-type="string">
            <text:p>363,561371</text:p>
          </table:table-cell>
          <table:table-cell office:value-type="string">
            <text:p>71,9392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86,089767</text:p>
          </table:table-cell>
          <table:table-cell office:value-type="string">
            <text:p>24,542505</text:p>
          </table:table-cell>
        </table:table-row>
        <table:table-row table:style-name="ro1">
          <table:table-cell office:value-type="string">
            <text:p>GPE18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53,046387</text:p>
          </table:table-cell>
          <table:table-cell office:value-type="string">
            <text:p>570,175720</text:p>
          </table:table-cell>
          <table:table-cell office:value-type="string">
            <text:p>14124,151367</text:p>
          </table:table-cell>
          <table:table-cell office:value-type="string">
            <text:p>392,763123</text:p>
          </table:table-cell>
          <table:table-cell office:value-type="string">
            <text:p>31073,595703</text:p>
          </table:table-cell>
          <table:table-cell office:value-type="string">
            <text:p>658,633057</text:p>
          </table:table-cell>
          <table:table-cell office:value-type="string">
            <text:p>752,590210</text:p>
          </table:table-cell>
          <table:table-cell office:value-type="string">
            <text:p>47,430176</text:p>
          </table:table-cell>
          <table:table-cell office:value-type="string">
            <text:p>2914,604248</text:p>
          </table:table-cell>
          <table:table-cell office:value-type="string">
            <text:p>63,331512</text:p>
          </table:table-cell>
          <table:table-cell office:value-type="string">
            <text:p>31386,396484</text:p>
          </table:table-cell>
          <table:table-cell office:value-type="string">
            <text:p>512,600647</text:p>
          </table:table-cell>
          <table:table-cell office:value-type="string">
            <text:p>23671,464844</text:p>
          </table:table-cell>
          <table:table-cell office:value-type="string">
            <text:p>312,373901</text:p>
          </table:table-cell>
          <table:table-cell office:value-type="string">
            <text:p>25289,162109</text:p>
          </table:table-cell>
          <table:table-cell office:value-type="string">
            <text:p>318,295227</text:p>
          </table:table-cell>
          <table:table-cell office:value-type="string">
            <text:p>1429,178833</text:p>
          </table:table-cell>
          <table:table-cell office:value-type="string">
            <text:p>38,255898</text:p>
          </table:table-cell>
          <table:table-cell office:value-type="string">
            <text:p>8,378381</text:p>
          </table:table-cell>
          <table:table-cell office:value-type="string">
            <text:p>6,254916</text:p>
          </table:table-cell>
          <table:table-cell office:value-type="string">
            <text:p>45,671574</text:p>
          </table:table-cell>
          <table:table-cell office:value-type="string">
            <text:p>7,877350</text:p>
          </table:table-cell>
          <table:table-cell office:value-type="string">
            <text:p>327,592041</text:p>
          </table:table-cell>
          <table:table-cell office:value-type="string">
            <text:p>8,710372</text:p>
          </table:table-cell>
          <table:table-cell office:value-type="string">
            <text:p>6738,452148</text:p>
          </table:table-cell>
          <table:table-cell office:value-type="string">
            <text:p>113,275673</text:p>
          </table:table-cell>
          <table:table-cell office:value-type="string">
            <text:p>54,494511</text:p>
          </table:table-cell>
          <table:table-cell office:value-type="string">
            <text:p>8,802455</text:p>
          </table:table-cell>
          <table:table-cell office:value-type="string">
            <text:p>12,309149</text:p>
          </table:table-cell>
          <table:table-cell office:value-type="string">
            <text:p>15,187118</text:p>
          </table:table-cell>
          <table:table-cell office:value-type="string">
            <text:p>533,613403</text:p>
          </table:table-cell>
          <table:table-cell office:value-type="string">
            <text:p>20,517595</text:p>
          </table:table-cell>
          <table:table-cell office:value-type="string">
            <text:p>619,088135</text:p>
          </table:table-cell>
          <table:table-cell office:value-type="string">
            <text:p>14,080347</text:p>
          </table:table-cell>
          <table:table-cell office:value-type="string">
            <text:p>96,027435</text:p>
          </table:table-cell>
          <table:table-cell office:value-type="string">
            <text:p>11,335469</text:p>
          </table:table-cell>
          <table:table-cell office:value-type="string">
            <text:p>166,191910</text:p>
          </table:table-cell>
          <table:table-cell office:value-type="string">
            <text:p>11,787804</text:p>
          </table:table-cell>
          <table:table-cell office:value-type="string">
            <text:p>52,542839</text:p>
          </table:table-cell>
          <table:table-cell office:value-type="string">
            <text:p>11,907423</text:p>
          </table:table-cell>
          <table:table-cell office:value-type="string">
            <text:p>132,633728</text:p>
          </table:table-cell>
          <table:table-cell office:value-type="string">
            <text:p>65,16637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1,195431</text:p>
          </table:table-cell>
          <table:table-cell office:value-type="string">
            <text:p>22,526169</text:p>
          </table:table-cell>
        </table:table-row>
        <table:table-row table:style-name="ro1">
          <table:table-cell office:value-type="string">
            <text:p>GPE18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42,987427</text:p>
          </table:table-cell>
          <table:table-cell office:value-type="string">
            <text:p>448,653687</text:p>
          </table:table-cell>
          <table:table-cell office:value-type="string">
            <text:p>3888,460693</text:p>
          </table:table-cell>
          <table:table-cell office:value-type="string">
            <text:p>180,915344</text:p>
          </table:table-cell>
          <table:table-cell office:value-type="string">
            <text:p>9465,708008</text:p>
          </table:table-cell>
          <table:table-cell office:value-type="string">
            <text:p>218,528046</text:p>
          </table:table-cell>
          <table:table-cell office:value-type="string">
            <text:p>196,906143</text:p>
          </table:table-cell>
          <table:table-cell office:value-type="string">
            <text:p>32,022655</text:p>
          </table:table-cell>
          <table:table-cell office:value-type="string">
            <text:p>2353,953613</text:p>
          </table:table-cell>
          <table:table-cell office:value-type="string">
            <text:p>51,435211</text:p>
          </table:table-cell>
          <table:table-cell office:value-type="string">
            <text:p>4026,377930</text:p>
          </table:table-cell>
          <table:table-cell office:value-type="string">
            <text:p>72,173393</text:p>
          </table:table-cell>
          <table:table-cell office:value-type="string">
            <text:p>7024,593262</text:p>
          </table:table-cell>
          <table:table-cell office:value-type="string">
            <text:p>96,087196</text:p>
          </table:table-cell>
          <table:table-cell office:value-type="string">
            <text:p>10542,028320</text:p>
          </table:table-cell>
          <table:table-cell office:value-type="string">
            <text:p>134,458878</text:p>
          </table:table-cell>
          <table:table-cell office:value-type="string">
            <text:p>411,853241</text:p>
          </table:table-cell>
          <table:table-cell office:value-type="string">
            <text:p>12,640503</text:p>
          </table:table-cell>
          <table:table-cell office:value-type="string">
            <text:p>6,098968</text:p>
          </table:table-cell>
          <table:table-cell office:value-type="string">
            <text:p>5,699655</text:p>
          </table:table-cell>
          <table:table-cell office:value-type="string">
            <text:p>26,977051</text:p>
          </table:table-cell>
          <table:table-cell office:value-type="string">
            <text:p>7,718180</text:p>
          </table:table-cell>
          <table:table-cell office:value-type="string">
            <text:p>71,429665</text:p>
          </table:table-cell>
          <table:table-cell office:value-type="string">
            <text:p>5,564868</text:p>
          </table:table-cell>
          <table:table-cell office:value-type="string">
            <text:p>2519,464600</text:p>
          </table:table-cell>
          <table:table-cell office:value-type="string">
            <text:p>44,298534</text:p>
          </table:table-cell>
          <table:table-cell office:value-type="string">
            <text:p>53,676159</text:p>
          </table:table-cell>
          <table:table-cell office:value-type="string">
            <text:p>8,8382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6,967224</text:p>
          </table:table-cell>
          <table:table-cell office:value-type="string">
            <text:p>19,226721</text:p>
          </table:table-cell>
          <table:table-cell office:value-type="string">
            <text:p>95,617760</text:p>
          </table:table-cell>
          <table:table-cell office:value-type="string">
            <text:p>10,580334</text:p>
          </table:table-cell>
          <table:table-cell office:value-type="string">
            <text:p>73,022377</text:p>
          </table:table-cell>
          <table:table-cell office:value-type="string">
            <text:p>11,481020</text:p>
          </table:table-cell>
          <table:table-cell office:value-type="string">
            <text:p>88,893936</text:p>
          </table:table-cell>
          <table:table-cell office:value-type="string">
            <text:p>11,820719</text:p>
          </table:table-cell>
          <table:table-cell office:value-type="string">
            <text:p>23,060781</text:p>
          </table:table-cell>
          <table:table-cell office:value-type="string">
            <text:p>12,2920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09,857872</text:p>
          </table:table-cell>
          <table:table-cell office:value-type="string">
            <text:p>23,256060</text:p>
          </table:table-cell>
        </table:table-row>
        <table:table-row table:style-name="ro1">
          <table:table-cell office:value-type="string">
            <text:p>GPE19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12,745605</text:p>
          </table:table-cell>
          <table:table-cell office:value-type="string">
            <text:p>482,213776</text:p>
          </table:table-cell>
          <table:table-cell office:value-type="string">
            <text:p>31107,271484</text:p>
          </table:table-cell>
          <table:table-cell office:value-type="string">
            <text:p>738,366333</text:p>
          </table:table-cell>
          <table:table-cell office:value-type="string">
            <text:p>49317,628906</text:p>
          </table:table-cell>
          <table:table-cell office:value-type="string">
            <text:p>1031,010620</text:p>
          </table:table-cell>
          <table:table-cell office:value-type="string">
            <text:p>205,664734</text:p>
          </table:table-cell>
          <table:table-cell office:value-type="string">
            <text:p>27,864943</text:p>
          </table:table-cell>
          <table:table-cell office:value-type="string">
            <text:p>798,092712</text:p>
          </table:table-cell>
          <table:table-cell office:value-type="string">
            <text:p>25,667078</text:p>
          </table:table-cell>
          <table:table-cell office:value-type="string">
            <text:p>1980,422363</text:p>
          </table:table-cell>
          <table:table-cell office:value-type="string">
            <text:p>39,528473</text:p>
          </table:table-cell>
          <table:table-cell office:value-type="string">
            <text:p>5112,607422</text:p>
          </table:table-cell>
          <table:table-cell office:value-type="string">
            <text:p>71,175209</text:p>
          </table:table-cell>
          <table:table-cell office:value-type="string">
            <text:p>5550,482910</text:p>
          </table:table-cell>
          <table:table-cell office:value-type="string">
            <text:p>72,499886</text:p>
          </table:table-cell>
          <table:table-cell office:value-type="string">
            <text:p>1847,477051</text:p>
          </table:table-cell>
          <table:table-cell office:value-type="string">
            <text:p>48,953072</text:p>
          </table:table-cell>
          <table:table-cell office:value-type="string">
            <text:p>26,860100</text:p>
          </table:table-cell>
          <table:table-cell office:value-type="string">
            <text:p>6,027219</text:p>
          </table:table-cell>
          <table:table-cell office:value-type="string">
            <text:p>45,697426</text:p>
          </table:table-cell>
          <table:table-cell office:value-type="string">
            <text:p>7,573653</text:p>
          </table:table-cell>
          <table:table-cell office:value-type="string">
            <text:p>226,178970</text:p>
          </table:table-cell>
          <table:table-cell office:value-type="string">
            <text:p>6,881625</text:p>
          </table:table-cell>
          <table:table-cell office:value-type="string">
            <text:p>11265,822266</text:p>
          </table:table-cell>
          <table:table-cell office:value-type="string">
            <text:p>187,865753</text:p>
          </table:table-cell>
          <table:table-cell office:value-type="string">
            <text:p>39,262085</text:p>
          </table:table-cell>
          <table:table-cell office:value-type="string">
            <text:p>7,7620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6,379089</text:p>
          </table:table-cell>
          <table:table-cell office:value-type="string">
            <text:p>18,705956</text:p>
          </table:table-cell>
          <table:table-cell office:value-type="string">
            <text:p>44,861462</text:p>
          </table:table-cell>
          <table:table-cell office:value-type="string">
            <text:p>8,758024</text:p>
          </table:table-cell>
          <table:table-cell office:value-type="string">
            <text:p>46,010136</text:p>
          </table:table-cell>
          <table:table-cell office:value-type="string">
            <text:p>9,565127</text:p>
          </table:table-cell>
          <table:table-cell office:value-type="string">
            <text:p>68,887703</text:p>
          </table:table-cell>
          <table:table-cell office:value-type="string">
            <text:p>9,856541</text:p>
          </table:table-cell>
          <table:table-cell office:value-type="string">
            <text:p>54,608822</text:p>
          </table:table-cell>
          <table:table-cell office:value-type="string">
            <text:p>10,326420</text:p>
          </table:table-cell>
          <table:table-cell office:value-type="string">
            <text:p>36,938545</text:p>
          </table:table-cell>
          <table:table-cell office:value-type="string">
            <text:p>36,9002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793625</text:p>
          </table:table-cell>
          <table:table-cell office:value-type="string">
            <text:p>19,546106</text:p>
          </table:table-cell>
        </table:table-row>
        <table:table-row table:style-name="ro1">
          <table:table-cell office:value-type="string">
            <text:p>GPE19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8,857178</text:p>
          </table:table-cell>
          <table:table-cell office:value-type="string">
            <text:p>430,153961</text:p>
          </table:table-cell>
          <table:table-cell office:value-type="string">
            <text:p>2709,831055</text:p>
          </table:table-cell>
          <table:table-cell office:value-type="string">
            <text:p>168,929016</text:p>
          </table:table-cell>
          <table:table-cell office:value-type="string">
            <text:p>4017,793457</text:p>
          </table:table-cell>
          <table:table-cell office:value-type="string">
            <text:p>115,015923</text:p>
          </table:table-cell>
          <table:table-cell office:value-type="string">
            <text:p>36,618149</text:p>
          </table:table-cell>
          <table:table-cell office:value-type="string">
            <text:p>30,145559</text:p>
          </table:table-cell>
          <table:table-cell office:value-type="string">
            <text:p>2572,747314</text:p>
          </table:table-cell>
          <table:table-cell office:value-type="string">
            <text:p>55,250462</text:p>
          </table:table-cell>
          <table:table-cell office:value-type="string">
            <text:p>11569,410156</text:p>
          </table:table-cell>
          <table:table-cell office:value-type="string">
            <text:p>193,299225</text:p>
          </table:table-cell>
          <table:table-cell office:value-type="string">
            <text:p>17014,349609</text:p>
          </table:table-cell>
          <table:table-cell office:value-type="string">
            <text:p>225,789505</text:p>
          </table:table-cell>
          <table:table-cell office:value-type="string">
            <text:p>3495,513428</text:p>
          </table:table-cell>
          <table:table-cell office:value-type="string">
            <text:p>47,646721</text:p>
          </table:table-cell>
          <table:table-cell office:value-type="string">
            <text:p>241,316132</text:p>
          </table:table-cell>
          <table:table-cell office:value-type="string">
            <text:p>8,363448</text:p>
          </table:table-cell>
          <table:table-cell office:value-type="string">
            <text:p>4,984867</text:p>
          </table:table-cell>
          <table:table-cell office:value-type="string">
            <text:p>4,893429</text:p>
          </table:table-cell>
          <table:table-cell office:value-type="string">
            <text:p>33,030308</text:p>
          </table:table-cell>
          <table:table-cell office:value-type="string">
            <text:p>7,285367</text:p>
          </table:table-cell>
          <table:table-cell office:value-type="string">
            <text:p>86,151718</text:p>
          </table:table-cell>
          <table:table-cell office:value-type="string">
            <text:p>4,889295</text:p>
          </table:table-cell>
          <table:table-cell office:value-type="string">
            <text:p>964,206421</text:p>
          </table:table-cell>
          <table:table-cell office:value-type="string">
            <text:p>19,683569</text:p>
          </table:table-cell>
          <table:table-cell office:value-type="string">
            <text:p>35,468136</text:p>
          </table:table-cell>
          <table:table-cell office:value-type="string">
            <text:p>7,4344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4,179893</text:p>
          </table:table-cell>
          <table:table-cell office:value-type="string">
            <text:p>18,138371</text:p>
          </table:table-cell>
          <table:table-cell office:value-type="string">
            <text:p>119,159561</text:p>
          </table:table-cell>
          <table:table-cell office:value-type="string">
            <text:p>8,936266</text:p>
          </table:table-cell>
          <table:table-cell office:value-type="string">
            <text:p>93,154243</text:p>
          </table:table-cell>
          <table:table-cell office:value-type="string">
            <text:p>9,528603</text:p>
          </table:table-cell>
          <table:table-cell office:value-type="string">
            <text:p>47,252090</text:p>
          </table:table-cell>
          <table:table-cell office:value-type="string">
            <text:p>9,758604</text:p>
          </table:table-cell>
          <table:table-cell office:value-type="string">
            <text:p>16,984730</text:p>
          </table:table-cell>
          <table:table-cell office:value-type="string">
            <text:p>10,156930</text:p>
          </table:table-cell>
          <table:table-cell office:value-type="string">
            <text:p>40,533943</text:p>
          </table:table-cell>
          <table:table-cell office:value-type="string">
            <text:p>50,26437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1,466583</text:p>
          </table:table-cell>
          <table:table-cell office:value-type="string">
            <text:p>19,387323</text:p>
          </table:table-cell>
        </table:table-row>
        <table:table-row table:style-name="ro1">
          <table:table-cell office:value-type="string">
            <text:p>GPE19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55,562988</text:p>
          </table:table-cell>
          <table:table-cell office:value-type="string">
            <text:p>600,468140</text:p>
          </table:table-cell>
          <table:table-cell office:value-type="string">
            <text:p>12961,961914</text:p>
          </table:table-cell>
          <table:table-cell office:value-type="string">
            <text:p>349,475555</text:p>
          </table:table-cell>
          <table:table-cell office:value-type="string">
            <text:p>22779,828125</text:p>
          </table:table-cell>
          <table:table-cell office:value-type="string">
            <text:p>490,183136</text:p>
          </table:table-cell>
          <table:table-cell office:value-type="string">
            <text:p>1638,095215</text:p>
          </table:table-cell>
          <table:table-cell office:value-type="string">
            <text:p>59,295704</text:p>
          </table:table-cell>
          <table:table-cell office:value-type="string">
            <text:p>3756,268555</text:p>
          </table:table-cell>
          <table:table-cell office:value-type="string">
            <text:p>77,975723</text:p>
          </table:table-cell>
          <table:table-cell office:value-type="string">
            <text:p>22646,710938</text:p>
          </table:table-cell>
          <table:table-cell office:value-type="string">
            <text:p>371,922699</text:p>
          </table:table-cell>
          <table:table-cell office:value-type="string">
            <text:p>27401,541016</text:p>
          </table:table-cell>
          <table:table-cell office:value-type="string">
            <text:p>361,098358</text:p>
          </table:table-cell>
          <table:table-cell office:value-type="string">
            <text:p>18680,445313</text:p>
          </table:table-cell>
          <table:table-cell office:value-type="string">
            <text:p>235,991226</text:p>
          </table:table-cell>
          <table:table-cell office:value-type="string">
            <text:p>1286,204834</text:p>
          </table:table-cell>
          <table:table-cell office:value-type="string">
            <text:p>34,670959</text:p>
          </table:table-cell>
          <table:table-cell office:value-type="string">
            <text:p>4,615617</text:p>
          </table:table-cell>
          <table:table-cell office:value-type="string">
            <text:p>6,647041</text:p>
          </table:table-cell>
          <table:table-cell office:value-type="string">
            <text:p>41,476704</text:p>
          </table:table-cell>
          <table:table-cell office:value-type="string">
            <text:p>8,128499</text:p>
          </table:table-cell>
          <table:table-cell office:value-type="string">
            <text:p>662,854065</text:p>
          </table:table-cell>
          <table:table-cell office:value-type="string">
            <text:p>14,503540</text:p>
          </table:table-cell>
          <table:table-cell office:value-type="string">
            <text:p>4087,275879</text:p>
          </table:table-cell>
          <table:table-cell office:value-type="string">
            <text:p>69,897018</text:p>
          </table:table-cell>
          <table:table-cell office:value-type="string">
            <text:p>57,800617</text:p>
          </table:table-cell>
          <table:table-cell office:value-type="string">
            <text:p>9,260758</text:p>
          </table:table-cell>
          <table:table-cell office:value-type="string">
            <text:p>9,070143</text:p>
          </table:table-cell>
          <table:table-cell office:value-type="string">
            <text:p>15,665454</text:p>
          </table:table-cell>
          <table:table-cell office:value-type="string">
            <text:p>210,607788</text:p>
          </table:table-cell>
          <table:table-cell office:value-type="string">
            <text:p>19,251019</text:p>
          </table:table-cell>
          <table:table-cell office:value-type="string">
            <text:p>127,949295</text:p>
          </table:table-cell>
          <table:table-cell office:value-type="string">
            <text:p>11,003568</text:p>
          </table:table-cell>
          <table:table-cell office:value-type="string">
            <text:p>93,877686</text:p>
          </table:table-cell>
          <table:table-cell office:value-type="string">
            <text:p>11,868706</text:p>
          </table:table-cell>
          <table:table-cell office:value-type="string">
            <text:p>177,882721</text:p>
          </table:table-cell>
          <table:table-cell office:value-type="string">
            <text:p>12,763228</text:p>
          </table:table-cell>
          <table:table-cell office:value-type="string">
            <text:p>39,101131</text:p>
          </table:table-cell>
          <table:table-cell office:value-type="string">
            <text:p>12,767197</text:p>
          </table:table-cell>
          <table:table-cell office:value-type="string">
            <text:p>7,327079</text:p>
          </table:table-cell>
          <table:table-cell office:value-type="string">
            <text:p>62,9572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965302</text:p>
          </table:table-cell>
          <table:table-cell office:value-type="string">
            <text:p>23,878338</text:p>
          </table:table-cell>
        </table:table-row>
        <table:table-row table:style-name="ro1">
          <table:table-cell office:value-type="string">
            <text:p>GPE19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98,408813</text:p>
          </table:table-cell>
          <table:table-cell office:value-type="string">
            <text:p>427,493500</text:p>
          </table:table-cell>
          <table:table-cell office:value-type="string">
            <text:p>7018,002441</text:p>
          </table:table-cell>
          <table:table-cell office:value-type="string">
            <text:p>229,391663</text:p>
          </table:table-cell>
          <table:table-cell office:value-type="string">
            <text:p>9453,491211</text:p>
          </table:table-cell>
          <table:table-cell office:value-type="string">
            <text:p>216,609436</text:p>
          </table:table-cell>
          <table:table-cell office:value-type="string">
            <text:p>107,698257</text:p>
          </table:table-cell>
          <table:table-cell office:value-type="string">
            <text:p>26,683365</text:p>
          </table:table-cell>
          <table:table-cell office:value-type="string">
            <text:p>2633,767334</text:p>
          </table:table-cell>
          <table:table-cell office:value-type="string">
            <text:p>55,322250</text:p>
          </table:table-cell>
          <table:table-cell office:value-type="string">
            <text:p>2522,892578</text:p>
          </table:table-cell>
          <table:table-cell office:value-type="string">
            <text:p>47,897404</text:p>
          </table:table-cell>
          <table:table-cell office:value-type="string">
            <text:p>2431,895996</text:p>
          </table:table-cell>
          <table:table-cell office:value-type="string">
            <text:p>35,752033</text:p>
          </table:table-cell>
          <table:table-cell office:value-type="string">
            <text:p>3485,061279</text:p>
          </table:table-cell>
          <table:table-cell office:value-type="string">
            <text:p>47,083076</text:p>
          </table:table-cell>
          <table:table-cell office:value-type="string">
            <text:p>509,575226</text:p>
          </table:table-cell>
          <table:table-cell office:value-type="string">
            <text:p>14,845065</text:p>
          </table:table-cell>
          <table:table-cell office:value-type="string">
            <text:p>12,197935</text:p>
          </table:table-cell>
          <table:table-cell office:value-type="string">
            <text:p>5,333704</text:p>
          </table:table-cell>
          <table:table-cell office:value-type="string">
            <text:p>38,302368</text:p>
          </table:table-cell>
          <table:table-cell office:value-type="string">
            <text:p>7,523220</text:p>
          </table:table-cell>
          <table:table-cell office:value-type="string">
            <text:p>60,258949</text:p>
          </table:table-cell>
          <table:table-cell office:value-type="string">
            <text:p>5,033747</text:p>
          </table:table-cell>
          <table:table-cell office:value-type="string">
            <text:p>2546,095947</text:p>
          </table:table-cell>
          <table:table-cell office:value-type="string">
            <text:p>44,666676</text:p>
          </table:table-cell>
          <table:table-cell office:value-type="string">
            <text:p>50,737549</text:p>
          </table:table-cell>
          <table:table-cell office:value-type="string">
            <text:p>7,8527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7,402428</text:p>
          </table:table-cell>
          <table:table-cell office:value-type="string">
            <text:p>18,266958</text:p>
          </table:table-cell>
          <table:table-cell office:value-type="string">
            <text:p>50,062794</text:p>
          </table:table-cell>
          <table:table-cell office:value-type="string">
            <text:p>9,087941</text:p>
          </table:table-cell>
          <table:table-cell office:value-type="string">
            <text:p>35,654232</text:p>
          </table:table-cell>
          <table:table-cell office:value-type="string">
            <text:p>9,842310</text:p>
          </table:table-cell>
          <table:table-cell office:value-type="string">
            <text:p>43,427544</text:p>
          </table:table-cell>
          <table:table-cell office:value-type="string">
            <text:p>10,322723</text:p>
          </table:table-cell>
          <table:table-cell office:value-type="string">
            <text:p>34,647007</text:p>
          </table:table-cell>
          <table:table-cell office:value-type="string">
            <text:p>10,76884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7,295929</text:p>
          </table:table-cell>
          <table:table-cell office:value-type="string">
            <text:p>20,048382</text:p>
          </table:table-cell>
        </table:table-row>
        <table:table-row table:style-name="ro1">
          <table:table-cell office:value-type="string">
            <text:p>GPE19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30,847534</text:p>
          </table:table-cell>
          <table:table-cell office:value-type="string">
            <text:p>435,341797</text:p>
          </table:table-cell>
          <table:table-cell office:value-type="string">
            <text:p>6780,514160</text:p>
          </table:table-cell>
          <table:table-cell office:value-type="string">
            <text:p>226,519348</text:p>
          </table:table-cell>
          <table:table-cell office:value-type="string">
            <text:p>10139,990234</text:p>
          </table:table-cell>
          <table:table-cell office:value-type="string">
            <text:p>230,997238</text:p>
          </table:table-cell>
          <table:table-cell office:value-type="string">
            <text:p>261,784607</text:p>
          </table:table-cell>
          <table:table-cell office:value-type="string">
            <text:p>29,960045</text:p>
          </table:table-cell>
          <table:table-cell office:value-type="string">
            <text:p>2728,948975</text:p>
          </table:table-cell>
          <table:table-cell office:value-type="string">
            <text:p>57,421497</text:p>
          </table:table-cell>
          <table:table-cell office:value-type="string">
            <text:p>2338,895264</text:p>
          </table:table-cell>
          <table:table-cell office:value-type="string">
            <text:p>45,398449</text:p>
          </table:table-cell>
          <table:table-cell office:value-type="string">
            <text:p>6755,909668</text:p>
          </table:table-cell>
          <table:table-cell office:value-type="string">
            <text:p>92,502716</text:p>
          </table:table-cell>
          <table:table-cell office:value-type="string">
            <text:p>5053,567383</text:p>
          </table:table-cell>
          <table:table-cell office:value-type="string">
            <text:p>66,431976</text:p>
          </table:table-cell>
          <table:table-cell office:value-type="string">
            <text:p>521,649719</text:p>
          </table:table-cell>
          <table:table-cell office:value-type="string">
            <text:p>15,124650</text:p>
          </table:table-cell>
          <table:table-cell office:value-type="string">
            <text:p>9,179255</text:p>
          </table:table-cell>
          <table:table-cell office:value-type="string">
            <text:p>5,239259</text:p>
          </table:table-cell>
          <table:table-cell office:value-type="string">
            <text:p>33,105125</text:p>
          </table:table-cell>
          <table:table-cell office:value-type="string">
            <text:p>7,398854</text:p>
          </table:table-cell>
          <table:table-cell office:value-type="string">
            <text:p>114,247009</text:p>
          </table:table-cell>
          <table:table-cell office:value-type="string">
            <text:p>5,406716</text:p>
          </table:table-cell>
          <table:table-cell office:value-type="string">
            <text:p>2868,013184</text:p>
          </table:table-cell>
          <table:table-cell office:value-type="string">
            <text:p>49,821793</text:p>
          </table:table-cell>
          <table:table-cell office:value-type="string">
            <text:p>44,265163</text:p>
          </table:table-cell>
          <table:table-cell office:value-type="string">
            <text:p>7,7502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0,672325</text:p>
          </table:table-cell>
          <table:table-cell office:value-type="string">
            <text:p>18,259872</text:p>
          </table:table-cell>
          <table:table-cell office:value-type="string">
            <text:p>85,410156</text:p>
          </table:table-cell>
          <table:table-cell office:value-type="string">
            <text:p>9,185964</text:p>
          </table:table-cell>
          <table:table-cell office:value-type="string">
            <text:p>45,648041</text:p>
          </table:table-cell>
          <table:table-cell office:value-type="string">
            <text:p>9,877536</text:p>
          </table:table-cell>
          <table:table-cell office:value-type="string">
            <text:p>57,495621</text:p>
          </table:table-cell>
          <table:table-cell office:value-type="string">
            <text:p>10,317275</text:p>
          </table:table-cell>
          <table:table-cell office:value-type="string">
            <text:p>15,746103</text:p>
          </table:table-cell>
          <table:table-cell office:value-type="string">
            <text:p>10,55748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0,668236</text:p>
          </table:table-cell>
          <table:table-cell office:value-type="string">
            <text:p>20,068542</text:p>
          </table:table-cell>
        </table:table-row>
        <table:table-row table:style-name="ro1">
          <table:table-cell office:value-type="string">
            <text:p>GPE19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4,474548</text:p>
          </table:table-cell>
          <table:table-cell office:value-type="string">
            <text:p>407,423737</text:p>
          </table:table-cell>
          <table:table-cell office:value-type="string">
            <text:p>2889,169434</text:p>
          </table:table-cell>
          <table:table-cell office:value-type="string">
            <text:p>155,405472</text:p>
          </table:table-cell>
          <table:table-cell office:value-type="string">
            <text:p>3862,620117</text:p>
          </table:table-cell>
          <table:table-cell office:value-type="string">
            <text:p>108,062073</text:p>
          </table:table-cell>
          <table:table-cell office:value-type="string">
            <text:p>36,942204</text:p>
          </table:table-cell>
          <table:table-cell office:value-type="string">
            <text:p>23,990900</text:p>
          </table:table-cell>
          <table:table-cell office:value-type="string">
            <text:p>1382,069702</text:p>
          </table:table-cell>
          <table:table-cell office:value-type="string">
            <text:p>33,642063</text:p>
          </table:table-cell>
          <table:table-cell office:value-type="string">
            <text:p>2140,763184</text:p>
          </table:table-cell>
          <table:table-cell office:value-type="string">
            <text:p>41,793110</text:p>
          </table:table-cell>
          <table:table-cell office:value-type="string">
            <text:p>3412,509277</text:p>
          </table:table-cell>
          <table:table-cell office:value-type="string">
            <text:p>49,411808</text:p>
          </table:table-cell>
          <table:table-cell office:value-type="string">
            <text:p>2867,848877</text:p>
          </table:table-cell>
          <table:table-cell office:value-type="string">
            <text:p>39,612099</text:p>
          </table:table-cell>
          <table:table-cell office:value-type="string">
            <text:p>203,695328</text:p>
          </table:table-cell>
          <table:table-cell office:value-type="string">
            <text:p>7,521152</text:p>
          </table:table-cell>
          <table:table-cell office:value-type="string">
            <text:p>2,892453</text:p>
          </table:table-cell>
          <table:table-cell office:value-type="string">
            <text:p>4,769773</text:p>
          </table:table-cell>
          <table:table-cell office:value-type="string">
            <text:p>45,402851</text:p>
          </table:table-cell>
          <table:table-cell office:value-type="string">
            <text:p>7,298924</text:p>
          </table:table-cell>
          <table:table-cell office:value-type="string">
            <text:p>46,365208</text:p>
          </table:table-cell>
          <table:table-cell office:value-type="string">
            <text:p>4,599454</text:p>
          </table:table-cell>
          <table:table-cell office:value-type="string">
            <text:p>1069,100220</text:p>
          </table:table-cell>
          <table:table-cell office:value-type="string">
            <text:p>21,231024</text:p>
          </table:table-cell>
          <table:table-cell office:value-type="string">
            <text:p>41,190609</text:p>
          </table:table-cell>
          <table:table-cell office:value-type="string">
            <text:p>7,3308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,022953</text:p>
          </table:table-cell>
          <table:table-cell office:value-type="string">
            <text:p>18,012779</text:p>
          </table:table-cell>
          <table:table-cell office:value-type="string">
            <text:p>67,395287</text:p>
          </table:table-cell>
          <table:table-cell office:value-type="string">
            <text:p>8,628619</text:p>
          </table:table-cell>
          <table:table-cell office:value-type="string">
            <text:p>36,027039</text:p>
          </table:table-cell>
          <table:table-cell office:value-type="string">
            <text:p>9,278895</text:p>
          </table:table-cell>
          <table:table-cell office:value-type="string">
            <text:p>28,539650</text:p>
          </table:table-cell>
          <table:table-cell office:value-type="string">
            <text:p>9,508672</text:p>
          </table:table-cell>
          <table:table-cell office:value-type="string">
            <text:p>16,008595</text:p>
          </table:table-cell>
          <table:table-cell office:value-type="string">
            <text:p>9,989097</text:p>
          </table:table-cell>
          <table:table-cell office:value-type="string">
            <text:p>21,414845</text:p>
          </table:table-cell>
          <table:table-cell office:value-type="string">
            <text:p>36,1592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3,287235</text:p>
          </table:table-cell>
          <table:table-cell office:value-type="string">
            <text:p>18,854353</text:p>
          </table:table-cell>
        </table:table-row>
        <table:table-row table:style-name="ro1">
          <table:table-cell office:value-type="string">
            <text:p>GPE19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6,915710</text:p>
          </table:table-cell>
          <table:table-cell office:value-type="string">
            <text:p>429,660797</text:p>
          </table:table-cell>
          <table:table-cell office:value-type="string">
            <text:p>3598,559326</text:p>
          </table:table-cell>
          <table:table-cell office:value-type="string">
            <text:p>171,280304</text:p>
          </table:table-cell>
          <table:table-cell office:value-type="string">
            <text:p>6069,860352</text:p>
          </table:table-cell>
          <table:table-cell office:value-type="string">
            <text:p>151,026962</text:p>
          </table:table-cell>
          <table:table-cell office:value-type="string">
            <text:p>44,117359</text:p>
          </table:table-cell>
          <table:table-cell office:value-type="string">
            <text:p>26,289927</text:p>
          </table:table-cell>
          <table:table-cell office:value-type="string">
            <text:p>2403,489014</text:p>
          </table:table-cell>
          <table:table-cell office:value-type="string">
            <text:p>51,268658</text:p>
          </table:table-cell>
          <table:table-cell office:value-type="string">
            <text:p>2102,527344</text:p>
          </table:table-cell>
          <table:table-cell office:value-type="string">
            <text:p>41,538807</text:p>
          </table:table-cell>
          <table:table-cell office:value-type="string">
            <text:p>1876,327515</text:p>
          </table:table-cell>
          <table:table-cell office:value-type="string">
            <text:p>28,784946</text:p>
          </table:table-cell>
          <table:table-cell office:value-type="string">
            <text:p>1720,670776</text:p>
          </table:table-cell>
          <table:table-cell office:value-type="string">
            <text:p>26,166195</text:p>
          </table:table-cell>
          <table:table-cell office:value-type="string">
            <text:p>276,160645</text:p>
          </table:table-cell>
          <table:table-cell office:value-type="string">
            <text:p>9,636292</text:p>
          </table:table-cell>
          <table:table-cell office:value-type="string">
            <text:p>17,650043</text:p>
          </table:table-cell>
          <table:table-cell office:value-type="string">
            <text:p>5,707942</text:p>
          </table:table-cell>
          <table:table-cell office:value-type="string">
            <text:p>63,124973</text:p>
          </table:table-cell>
          <table:table-cell office:value-type="string">
            <text:p>7,840553</text:p>
          </table:table-cell>
          <table:table-cell office:value-type="string">
            <text:p>39,176186</text:p>
          </table:table-cell>
          <table:table-cell office:value-type="string">
            <text:p>5,334889</text:p>
          </table:table-cell>
          <table:table-cell office:value-type="string">
            <text:p>1409,382813</text:p>
          </table:table-cell>
          <table:table-cell office:value-type="string">
            <text:p>26,821262</text:p>
          </table:table-cell>
          <table:table-cell office:value-type="string">
            <text:p>60,762306</text:p>
          </table:table-cell>
          <table:table-cell office:value-type="string">
            <text:p>8,7018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6,127754</text:p>
          </table:table-cell>
          <table:table-cell office:value-type="string">
            <text:p>18,715256</text:p>
          </table:table-cell>
          <table:table-cell office:value-type="string">
            <text:p>56,022644</text:p>
          </table:table-cell>
          <table:table-cell office:value-type="string">
            <text:p>10,110173</text:p>
          </table:table-cell>
          <table:table-cell office:value-type="string">
            <text:p>20,542824</text:p>
          </table:table-cell>
          <table:table-cell office:value-type="string">
            <text:p>10,940469</text:p>
          </table:table-cell>
          <table:table-cell office:value-type="string">
            <text:p>45,313480</text:p>
          </table:table-cell>
          <table:table-cell office:value-type="string">
            <text:p>11,494470</text:p>
          </table:table-cell>
          <table:table-cell office:value-type="string">
            <text:p>8,263911</text:p>
          </table:table-cell>
          <table:table-cell office:value-type="string">
            <text:p>11,810621</text:p>
          </table:table-cell>
          <table:table-cell office:value-type="string">
            <text:p>112,991058</text:p>
          </table:table-cell>
          <table:table-cell office:value-type="string">
            <text:p>37,3492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3,489216</text:p>
          </table:table-cell>
          <table:table-cell office:value-type="string">
            <text:p>22,187521</text:p>
          </table:table-cell>
        </table:table-row>
        <table:table-row table:style-name="ro1">
          <table:table-cell office:value-type="string">
            <text:p>GPE19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57,593262</text:p>
          </table:table-cell>
          <table:table-cell office:value-type="string">
            <text:p>412,833466</text:p>
          </table:table-cell>
          <table:table-cell office:value-type="string">
            <text:p>6382,533203</text:p>
          </table:table-cell>
          <table:table-cell office:value-type="string">
            <text:p>213,175888</text:p>
          </table:table-cell>
          <table:table-cell office:value-type="string">
            <text:p>8694,499023</text:p>
          </table:table-cell>
          <table:table-cell office:value-type="string">
            <text:p>201,143250</text:p>
          </table:table-cell>
          <table:table-cell office:value-type="string">
            <text:p>141,611771</text:p>
          </table:table-cell>
          <table:table-cell office:value-type="string">
            <text:p>26,071754</text:p>
          </table:table-cell>
          <table:table-cell office:value-type="string">
            <text:p>2930,584717</text:p>
          </table:table-cell>
          <table:table-cell office:value-type="string">
            <text:p>60,129829</text:p>
          </table:table-cell>
          <table:table-cell office:value-type="string">
            <text:p>3628,694336</text:p>
          </table:table-cell>
          <table:table-cell office:value-type="string">
            <text:p>65,161652</text:p>
          </table:table-cell>
          <table:table-cell office:value-type="string">
            <text:p>3030,189697</text:p>
          </table:table-cell>
          <table:table-cell office:value-type="string">
            <text:p>44,429642</text:p>
          </table:table-cell>
          <table:table-cell office:value-type="string">
            <text:p>4416,401855</text:p>
          </table:table-cell>
          <table:table-cell office:value-type="string">
            <text:p>58,436867</text:p>
          </table:table-cell>
          <table:table-cell office:value-type="string">
            <text:p>607,440247</text:p>
          </table:table-cell>
          <table:table-cell office:value-type="string">
            <text:p>17,126648</text:p>
          </table:table-cell>
          <table:table-cell office:value-type="string">
            <text:p>22,370358</text:p>
          </table:table-cell>
          <table:table-cell office:value-type="string">
            <text:p>4,910146</text:p>
          </table:table-cell>
          <table:table-cell office:value-type="string">
            <text:p>25,952902</text:p>
          </table:table-cell>
          <table:table-cell office:value-type="string">
            <text:p>7,148874</text:p>
          </table:table-cell>
          <table:table-cell office:value-type="string">
            <text:p>63,676376</text:p>
          </table:table-cell>
          <table:table-cell office:value-type="string">
            <text:p>4,609707</text:p>
          </table:table-cell>
          <table:table-cell office:value-type="string">
            <text:p>2471,884033</text:p>
          </table:table-cell>
          <table:table-cell office:value-type="string">
            <text:p>43,301586</text:p>
          </table:table-cell>
          <table:table-cell office:value-type="string">
            <text:p>40,540329</text:p>
          </table:table-cell>
          <table:table-cell office:value-type="string">
            <text:p>7,0708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,427483</text:p>
          </table:table-cell>
          <table:table-cell office:value-type="string">
            <text:p>17,964108</text:p>
          </table:table-cell>
          <table:table-cell office:value-type="string">
            <text:p>42,065228</text:p>
          </table:table-cell>
          <table:table-cell office:value-type="string">
            <text:p>8,227788</text:p>
          </table:table-cell>
          <table:table-cell office:value-type="string">
            <text:p>26,260672</text:p>
          </table:table-cell>
          <table:table-cell office:value-type="string">
            <text:p>8,908718</text:p>
          </table:table-cell>
          <table:table-cell office:value-type="string">
            <text:p>53,285892</text:p>
          </table:table-cell>
          <table:table-cell office:value-type="string">
            <text:p>9,184747</text:p>
          </table:table-cell>
          <table:table-cell office:value-type="string">
            <text:p>20,192026</text:p>
          </table:table-cell>
          <table:table-cell office:value-type="string">
            <text:p>9,54595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9,923267</text:p>
          </table:table-cell>
          <table:table-cell office:value-type="string">
            <text:p>18,168631</text:p>
          </table:table-cell>
        </table:table-row>
        <table:table-row table:style-name="ro1">
          <table:table-cell office:value-type="string">
            <text:p>GPE19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87,863037</text:p>
          </table:table-cell>
          <table:table-cell office:value-type="string">
            <text:p>418,989471</text:p>
          </table:table-cell>
          <table:table-cell office:value-type="string">
            <text:p>3882,444580</text:p>
          </table:table-cell>
          <table:table-cell office:value-type="string">
            <text:p>173,991364</text:p>
          </table:table-cell>
          <table:table-cell office:value-type="string">
            <text:p>8914,762695</text:p>
          </table:table-cell>
          <table:table-cell office:value-type="string">
            <text:p>205,956223</text:p>
          </table:table-cell>
          <table:table-cell office:value-type="string">
            <text:p>224,803879</text:p>
          </table:table-cell>
          <table:table-cell office:value-type="string">
            <text:p>28,241779</text:p>
          </table:table-cell>
          <table:table-cell office:value-type="string">
            <text:p>1531,912231</text:p>
          </table:table-cell>
          <table:table-cell office:value-type="string">
            <text:p>36,890755</text:p>
          </table:table-cell>
          <table:table-cell office:value-type="string">
            <text:p>2897,608643</text:p>
          </table:table-cell>
          <table:table-cell office:value-type="string">
            <text:p>54,024113</text:p>
          </table:table-cell>
          <table:table-cell office:value-type="string">
            <text:p>8476,306641</text:p>
          </table:table-cell>
          <table:table-cell office:value-type="string">
            <text:p>114,683411</text:p>
          </table:table-cell>
          <table:table-cell office:value-type="string">
            <text:p>7929,021973</text:p>
          </table:table-cell>
          <table:table-cell office:value-type="string">
            <text:p>101,974388</text:p>
          </table:table-cell>
          <table:table-cell office:value-type="string">
            <text:p>441,864807</text:p>
          </table:table-cell>
          <table:table-cell office:value-type="string">
            <text:p>13,019008</text:p>
          </table:table-cell>
          <table:table-cell office:value-type="string">
            <text:p>13,707275</text:p>
          </table:table-cell>
          <table:table-cell office:value-type="string">
            <text:p>4,873500</text:p>
          </table:table-cell>
          <table:table-cell office:value-type="string">
            <text:p>29,562738</text:p>
          </table:table-cell>
          <table:table-cell office:value-type="string">
            <text:p>7,219219</text:p>
          </table:table-cell>
          <table:table-cell office:value-type="string">
            <text:p>118,090469</text:p>
          </table:table-cell>
          <table:table-cell office:value-type="string">
            <text:p>5,233301</text:p>
          </table:table-cell>
          <table:table-cell office:value-type="string">
            <text:p>1706,751465</text:p>
          </table:table-cell>
          <table:table-cell office:value-type="string">
            <text:p>31,071121</text:p>
          </table:table-cell>
          <table:table-cell office:value-type="string">
            <text:p>45,139309</text:p>
          </table:table-cell>
          <table:table-cell office:value-type="string">
            <text:p>7,36272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486198</text:p>
          </table:table-cell>
          <table:table-cell office:value-type="string">
            <text:p>18,184742</text:p>
          </table:table-cell>
          <table:table-cell office:value-type="string">
            <text:p>149,776596</text:p>
          </table:table-cell>
          <table:table-cell office:value-type="string">
            <text:p>9,062268</text:p>
          </table:table-cell>
          <table:table-cell office:value-type="string">
            <text:p>72,974098</text:p>
          </table:table-cell>
          <table:table-cell office:value-type="string">
            <text:p>9,514581</text:p>
          </table:table-cell>
          <table:table-cell office:value-type="string">
            <text:p>76,558884</text:p>
          </table:table-cell>
          <table:table-cell office:value-type="string">
            <text:p>9,696130</text:p>
          </table:table-cell>
          <table:table-cell office:value-type="string">
            <text:p>20,938965</text:p>
          </table:table-cell>
          <table:table-cell office:value-type="string">
            <text:p>10,05859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6,348808</text:p>
          </table:table-cell>
          <table:table-cell office:value-type="string">
            <text:p>19,297657</text:p>
          </table:table-cell>
        </table:table-row>
        <table:table-row table:style-name="ro1">
          <table:table-cell office:value-type="string">
            <text:p>GPE19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53,938232</text:p>
          </table:table-cell>
          <table:table-cell office:value-type="string">
            <text:p>476,850769</text:p>
          </table:table-cell>
          <table:table-cell office:value-type="string">
            <text:p>6000,280762</text:p>
          </table:table-cell>
          <table:table-cell office:value-type="string">
            <text:p>209,113434</text:p>
          </table:table-cell>
          <table:table-cell office:value-type="string">
            <text:p>9594,281250</text:p>
          </table:table-cell>
          <table:table-cell office:value-type="string">
            <text:p>220,892731</text:p>
          </table:table-cell>
          <table:table-cell office:value-type="string">
            <text:p>880,725159</text:p>
          </table:table-cell>
          <table:table-cell office:value-type="string">
            <text:p>39,619923</text:p>
          </table:table-cell>
          <table:table-cell office:value-type="string">
            <text:p>1403,570557</text:p>
          </table:table-cell>
          <table:table-cell office:value-type="string">
            <text:p>36,071434</text:p>
          </table:table-cell>
          <table:table-cell office:value-type="string">
            <text:p>7834,731445</text:p>
          </table:table-cell>
          <table:table-cell office:value-type="string">
            <text:p>133,057205</text:p>
          </table:table-cell>
          <table:table-cell office:value-type="string">
            <text:p>10446,648438</text:p>
          </table:table-cell>
          <table:table-cell office:value-type="string">
            <text:p>140,455307</text:p>
          </table:table-cell>
          <table:table-cell office:value-type="string">
            <text:p>10823,589844</text:p>
          </table:table-cell>
          <table:table-cell office:value-type="string">
            <text:p>137,959122</text:p>
          </table:table-cell>
          <table:table-cell office:value-type="string">
            <text:p>495,675934</text:p>
          </table:table-cell>
          <table:table-cell office:value-type="string">
            <text:p>14,400537</text:p>
          </table:table-cell>
          <table:table-cell office:value-type="string">
            <text:p>4,990065</text:p>
          </table:table-cell>
          <table:table-cell office:value-type="string">
            <text:p>4,990924</text:p>
          </table:table-cell>
          <table:table-cell office:value-type="string">
            <text:p>26,744337</text:p>
          </table:table-cell>
          <table:table-cell office:value-type="string">
            <text:p>7,275935</text:p>
          </table:table-cell>
          <table:table-cell office:value-type="string">
            <text:p>257,870544</text:p>
          </table:table-cell>
          <table:table-cell office:value-type="string">
            <text:p>7,098774</text:p>
          </table:table-cell>
          <table:table-cell office:value-type="string">
            <text:p>1987,661011</text:p>
          </table:table-cell>
          <table:table-cell office:value-type="string">
            <text:p>35,586689</text:p>
          </table:table-cell>
          <table:table-cell office:value-type="string">
            <text:p>34,891365</text:p>
          </table:table-cell>
          <table:table-cell office:value-type="string">
            <text:p>7,163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,217316</text:p>
          </table:table-cell>
          <table:table-cell office:value-type="string">
            <text:p>18,157768</text:p>
          </table:table-cell>
          <table:table-cell office:value-type="string">
            <text:p>57,171272</text:p>
          </table:table-cell>
          <table:table-cell office:value-type="string">
            <text:p>8,384768</text:p>
          </table:table-cell>
          <table:table-cell office:value-type="string">
            <text:p>66,142578</text:p>
          </table:table-cell>
          <table:table-cell office:value-type="string">
            <text:p>9,141446</text:p>
          </table:table-cell>
          <table:table-cell office:value-type="string">
            <text:p>106,147720</text:p>
          </table:table-cell>
          <table:table-cell office:value-type="string">
            <text:p>9,726542</text:p>
          </table:table-cell>
          <table:table-cell office:value-type="string">
            <text:p>7,286760</text:p>
          </table:table-cell>
          <table:table-cell office:value-type="string">
            <text:p>9,91207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022202</text:p>
          </table:table-cell>
          <table:table-cell office:value-type="string">
            <text:p>18,523766</text:p>
          </table:table-cell>
        </table:table-row>
        <table:table-row table:style-name="ro1">
          <table:table-cell office:value-type="string">
            <text:p>GPE20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3,483154</text:p>
          </table:table-cell>
          <table:table-cell office:value-type="string">
            <text:p>429,684906</text:p>
          </table:table-cell>
          <table:table-cell office:value-type="string">
            <text:p>7956,382813</text:p>
          </table:table-cell>
          <table:table-cell office:value-type="string">
            <text:p>245,225662</text:p>
          </table:table-cell>
          <table:table-cell office:value-type="string">
            <text:p>12388,439453</text:p>
          </table:table-cell>
          <table:table-cell office:value-type="string">
            <text:p>275,750671</text:p>
          </table:table-cell>
          <table:table-cell office:value-type="string">
            <text:p>131,242050</text:p>
          </table:table-cell>
          <table:table-cell office:value-type="string">
            <text:p>27,663860</text:p>
          </table:table-cell>
          <table:table-cell office:value-type="string">
            <text:p>1754,629272</text:p>
          </table:table-cell>
          <table:table-cell office:value-type="string">
            <text:p>40,457088</text:p>
          </table:table-cell>
          <table:table-cell office:value-type="string">
            <text:p>2426,263428</text:p>
          </table:table-cell>
          <table:table-cell office:value-type="string">
            <text:p>46,563931</text:p>
          </table:table-cell>
          <table:table-cell office:value-type="string">
            <text:p>3621,776123</text:p>
          </table:table-cell>
          <table:table-cell office:value-type="string">
            <text:p>52,379234</text:p>
          </table:table-cell>
          <table:table-cell office:value-type="string">
            <text:p>4383,035156</text:p>
          </table:table-cell>
          <table:table-cell office:value-type="string">
            <text:p>58,095810</text:p>
          </table:table-cell>
          <table:table-cell office:value-type="string">
            <text:p>584,402344</text:p>
          </table:table-cell>
          <table:table-cell office:value-type="string">
            <text:p>16,641840</text:p>
          </table:table-cell>
          <table:table-cell office:value-type="string">
            <text:p>15,231537</text:p>
          </table:table-cell>
          <table:table-cell office:value-type="string">
            <text:p>5,300122</text:p>
          </table:table-cell>
          <table:table-cell office:value-type="string">
            <text:p>40,727634</text:p>
          </table:table-cell>
          <table:table-cell office:value-type="string">
            <text:p>7,412779</text:p>
          </table:table-cell>
          <table:table-cell office:value-type="string">
            <text:p>116,665176</text:p>
          </table:table-cell>
          <table:table-cell office:value-type="string">
            <text:p>5,339198</text:p>
          </table:table-cell>
          <table:table-cell office:value-type="string">
            <text:p>2637,325928</text:p>
          </table:table-cell>
          <table:table-cell office:value-type="string">
            <text:p>46,099224</text:p>
          </table:table-cell>
          <table:table-cell office:value-type="string">
            <text:p>41,339237</text:p>
          </table:table-cell>
          <table:table-cell office:value-type="string">
            <text:p>7,6456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8,843391</text:p>
          </table:table-cell>
          <table:table-cell office:value-type="string">
            <text:p>18,198999</text:p>
          </table:table-cell>
          <table:table-cell office:value-type="string">
            <text:p>42,000278</text:p>
          </table:table-cell>
          <table:table-cell office:value-type="string">
            <text:p>8,832363</text:p>
          </table:table-cell>
          <table:table-cell office:value-type="string">
            <text:p>34,435482</text:p>
          </table:table-cell>
          <table:table-cell office:value-type="string">
            <text:p>9,397612</text:p>
          </table:table-cell>
          <table:table-cell office:value-type="string">
            <text:p>52,522125</text:p>
          </table:table-cell>
          <table:table-cell office:value-type="string">
            <text:p>9,867827</text:p>
          </table:table-cell>
          <table:table-cell office:value-type="string">
            <text:p>30,009144</text:p>
          </table:table-cell>
          <table:table-cell office:value-type="string">
            <text:p>10,27920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6,109337</text:p>
          </table:table-cell>
          <table:table-cell office:value-type="string">
            <text:p>19,408302</text:p>
          </table:table-cell>
        </table:table-row>
        <table:table-row table:style-name="ro1">
          <table:table-cell office:value-type="string">
            <text:p>GPE20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138,105469</text:p>
          </table:table-cell>
          <table:table-cell office:value-type="string">
            <text:p>1822,874268</text:p>
          </table:table-cell>
          <table:table-cell office:value-type="string">
            <text:p>60513,386719</text:p>
          </table:table-cell>
          <table:table-cell office:value-type="string">
            <text:p>1272,596313</text:p>
          </table:table-cell>
          <table:table-cell office:value-type="string">
            <text:p>94001,648438</text:p>
          </table:table-cell>
          <table:table-cell office:value-type="string">
            <text:p>1962,767090</text:p>
          </table:table-cell>
          <table:table-cell office:value-type="string">
            <text:p>12079,588867</text:p>
          </table:table-cell>
          <table:table-cell office:value-type="string">
            <text:p>265,672943</text:p>
          </table:table-cell>
          <table:table-cell office:value-type="string">
            <text:p>5663,553223</text:p>
          </table:table-cell>
          <table:table-cell office:value-type="string">
            <text:p>121,377815</text:p>
          </table:table-cell>
          <table:table-cell office:value-type="string">
            <text:p>23346,062500</text:p>
          </table:table-cell>
          <table:table-cell office:value-type="string">
            <text:p>387,934937</text:p>
          </table:table-cell>
          <table:table-cell office:value-type="string">
            <text:p>57056,851563</text:p>
          </table:table-cell>
          <table:table-cell office:value-type="string">
            <text:p>750,094116</text:p>
          </table:table-cell>
          <table:table-cell office:value-type="string">
            <text:p>161522,000000</text:p>
          </table:table-cell>
          <table:table-cell office:value-type="string">
            <text:p>2019,656860</text:p>
          </table:table-cell>
          <table:table-cell office:value-type="string">
            <text:p>5820,740234</text:p>
          </table:table-cell>
          <table:table-cell office:value-type="string">
            <text:p>152,4841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,859329</text:p>
          </table:table-cell>
          <table:table-cell office:value-type="string">
            <text:p>9,945729</text:p>
          </table:table-cell>
          <table:table-cell office:value-type="string">
            <text:p>6704,796387</text:p>
          </table:table-cell>
          <table:table-cell office:value-type="string">
            <text:p>129,581863</text:p>
          </table:table-cell>
          <table:table-cell office:value-type="string">
            <text:p>19699,533203</text:p>
          </table:table-cell>
          <table:table-cell office:value-type="string">
            <text:p>327,704590</text:p>
          </table:table-cell>
          <table:table-cell office:value-type="string">
            <text:p>135,675186</text:p>
          </table:table-cell>
          <table:table-cell office:value-type="string">
            <text:p>12,690386</text:p>
          </table:table-cell>
          <table:table-cell office:value-type="string">
            <text:p>126,591171</text:p>
          </table:table-cell>
          <table:table-cell office:value-type="string">
            <text:p>18,363600</text:p>
          </table:table-cell>
          <table:table-cell office:value-type="string">
            <text:p>823,802307</text:p>
          </table:table-cell>
          <table:table-cell office:value-type="string">
            <text:p>24,230412</text:p>
          </table:table-cell>
          <table:table-cell office:value-type="string">
            <text:p>108,072128</text:p>
          </table:table-cell>
          <table:table-cell office:value-type="string">
            <text:p>14,097781</text:p>
          </table:table-cell>
          <table:table-cell office:value-type="string">
            <text:p>285,099854</text:p>
          </table:table-cell>
          <table:table-cell office:value-type="string">
            <text:p>16,069715</text:p>
          </table:table-cell>
          <table:table-cell office:value-type="string">
            <text:p>1181,136719</text:p>
          </table:table-cell>
          <table:table-cell office:value-type="string">
            <text:p>26,532087</text:p>
          </table:table-cell>
          <table:table-cell office:value-type="string">
            <text:p>190,555832</text:p>
          </table:table-cell>
          <table:table-cell office:value-type="string">
            <text:p>17,387739</text:p>
          </table:table-cell>
          <table:table-cell office:value-type="string">
            <text:p>436,165192</text:p>
          </table:table-cell>
          <table:table-cell office:value-type="string">
            <text:p>91,26538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1,323051</text:p>
          </table:table-cell>
          <table:table-cell office:value-type="string">
            <text:p>31,217670</text:p>
          </table:table-cell>
        </table:table-row>
        <table:table-row table:style-name="ro1">
          <table:table-cell office:value-type="string">
            <text:p>GPE20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716,681641</text:p>
          </table:table-cell>
          <table:table-cell office:value-type="string">
            <text:p>1223,108032</text:p>
          </table:table-cell>
          <table:table-cell office:value-type="string">
            <text:p>26190,425781</text:p>
          </table:table-cell>
          <table:table-cell office:value-type="string">
            <text:p>583,931396</text:p>
          </table:table-cell>
          <table:table-cell office:value-type="string">
            <text:p>47285,015625</text:p>
          </table:table-cell>
          <table:table-cell office:value-type="string">
            <text:p>991,194824</text:p>
          </table:table-cell>
          <table:table-cell office:value-type="string">
            <text:p>1454,356201</text:p>
          </table:table-cell>
          <table:table-cell office:value-type="string">
            <text:p>57,154041</text:p>
          </table:table-cell>
          <table:table-cell office:value-type="string">
            <text:p>5285,153809</text:p>
          </table:table-cell>
          <table:table-cell office:value-type="string">
            <text:p>104,133255</text:p>
          </table:table-cell>
          <table:table-cell office:value-type="string">
            <text:p>21493,378906</text:p>
          </table:table-cell>
          <table:table-cell office:value-type="string">
            <text:p>353,263550</text:p>
          </table:table-cell>
          <table:table-cell office:value-type="string">
            <text:p>17715,269531</text:p>
          </table:table-cell>
          <table:table-cell office:value-type="string">
            <text:p>235,185333</text:p>
          </table:table-cell>
          <table:table-cell office:value-type="string">
            <text:p>23153,974609</text:p>
          </table:table-cell>
          <table:table-cell office:value-type="string">
            <text:p>291,660706</text:p>
          </table:table-cell>
          <table:table-cell office:value-type="string">
            <text:p>2245,962158</text:p>
          </table:table-cell>
          <table:table-cell office:value-type="string">
            <text:p>59,352966</text:p>
          </table:table-cell>
          <table:table-cell office:value-type="string">
            <text:p>16,216202</text:p>
          </table:table-cell>
          <table:table-cell office:value-type="string">
            <text:p>7,237397</text:p>
          </table:table-cell>
          <table:table-cell office:value-type="string">
            <text:p>48,114998</text:p>
          </table:table-cell>
          <table:table-cell office:value-type="string">
            <text:p>8,161906</text:p>
          </table:table-cell>
          <table:table-cell office:value-type="string">
            <text:p>448,249390</text:p>
          </table:table-cell>
          <table:table-cell office:value-type="string">
            <text:p>10,825160</text:p>
          </table:table-cell>
          <table:table-cell office:value-type="string">
            <text:p>10734,729492</text:p>
          </table:table-cell>
          <table:table-cell office:value-type="string">
            <text:p>179,205948</text:p>
          </table:table-cell>
          <table:table-cell office:value-type="string">
            <text:p>45,370979</text:p>
          </table:table-cell>
          <table:table-cell office:value-type="string">
            <text:p>9,428617</text:p>
          </table:table-cell>
          <table:table-cell office:value-type="string">
            <text:p>8,685142</text:p>
          </table:table-cell>
          <table:table-cell office:value-type="string">
            <text:p>15,640717</text:p>
          </table:table-cell>
          <table:table-cell office:value-type="string">
            <text:p>230,143066</text:p>
          </table:table-cell>
          <table:table-cell office:value-type="string">
            <text:p>19,285135</text:p>
          </table:table-cell>
          <table:table-cell office:value-type="string">
            <text:p>106,407921</text:p>
          </table:table-cell>
          <table:table-cell office:value-type="string">
            <text:p>11,105422</text:p>
          </table:table-cell>
          <table:table-cell office:value-type="string">
            <text:p>75,333641</text:p>
          </table:table-cell>
          <table:table-cell office:value-type="string">
            <text:p>12,000788</text:p>
          </table:table-cell>
          <table:table-cell office:value-type="string">
            <text:p>277,987915</text:p>
          </table:table-cell>
          <table:table-cell office:value-type="string">
            <text:p>13,319077</text:p>
          </table:table-cell>
          <table:table-cell office:value-type="string">
            <text:p>77,281914</text:p>
          </table:table-cell>
          <table:table-cell office:value-type="string">
            <text:p>12,885409</text:p>
          </table:table-cell>
          <table:table-cell office:value-type="string">
            <text:p>72,734528</text:p>
          </table:table-cell>
          <table:table-cell office:value-type="string">
            <text:p>60,94103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,111565</text:p>
          </table:table-cell>
          <table:table-cell office:value-type="string">
            <text:p>24,316608</text:p>
          </table:table-cell>
        </table:table-row>
        <table:table-row table:style-name="ro1">
          <table:table-cell office:value-type="string">
            <text:p>GPE20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3,720825</text:p>
          </table:table-cell>
          <table:table-cell office:value-type="string">
            <text:p>418,832367</text:p>
          </table:table-cell>
          <table:table-cell office:value-type="string">
            <text:p>1927,920654</text:p>
          </table:table-cell>
          <table:table-cell office:value-type="string">
            <text:p>150,627701</text:p>
          </table:table-cell>
          <table:table-cell office:value-type="string">
            <text:p>3046,651855</text:p>
          </table:table-cell>
          <table:table-cell office:value-type="string">
            <text:p>95,954201</text:p>
          </table:table-cell>
          <table:table-cell office:value-type="string">
            <text:p>106,289841</text:p>
          </table:table-cell>
          <table:table-cell office:value-type="string">
            <text:p>27,946037</text:p>
          </table:table-cell>
          <table:table-cell office:value-type="string">
            <text:p>1086,598389</text:p>
          </table:table-cell>
          <table:table-cell office:value-type="string">
            <text:p>30,406204</text:p>
          </table:table-cell>
          <table:table-cell office:value-type="string">
            <text:p>8214,045898</text:p>
          </table:table-cell>
          <table:table-cell office:value-type="string">
            <text:p>139,257675</text:p>
          </table:table-cell>
          <table:table-cell office:value-type="string">
            <text:p>11832,556641</text:p>
          </table:table-cell>
          <table:table-cell office:value-type="string">
            <text:p>158,500290</text:p>
          </table:table-cell>
          <table:table-cell office:value-type="string">
            <text:p>2790,171387</text:p>
          </table:table-cell>
          <table:table-cell office:value-type="string">
            <text:p>39,029423</text:p>
          </table:table-cell>
          <table:table-cell office:value-type="string">
            <text:p>146,023010</text:p>
          </table:table-cell>
          <table:table-cell office:value-type="string">
            <text:p>6,4310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200020</text:p>
          </table:table-cell>
          <table:table-cell office:value-type="string">
            <text:p>7,305565</text:p>
          </table:table-cell>
          <table:table-cell office:value-type="string">
            <text:p>120,639351</text:p>
          </table:table-cell>
          <table:table-cell office:value-type="string">
            <text:p>5,270313</text:p>
          </table:table-cell>
          <table:table-cell office:value-type="string">
            <text:p>816,327026</text:p>
          </table:table-cell>
          <table:table-cell office:value-type="string">
            <text:p>17,598244</text:p>
          </table:table-cell>
          <table:table-cell office:value-type="string">
            <text:p>43,531616</text:p>
          </table:table-cell>
          <table:table-cell office:value-type="string">
            <text:p>7,2972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900753</text:p>
          </table:table-cell>
          <table:table-cell office:value-type="string">
            <text:p>18,029591</text:p>
          </table:table-cell>
          <table:table-cell office:value-type="string">
            <text:p>37,583755</text:p>
          </table:table-cell>
          <table:table-cell office:value-type="string">
            <text:p>8,525692</text:p>
          </table:table-cell>
          <table:table-cell office:value-type="string">
            <text:p>51,580879</text:p>
          </table:table-cell>
          <table:table-cell office:value-type="string">
            <text:p>9,322747</text:p>
          </table:table-cell>
          <table:table-cell office:value-type="string">
            <text:p>52,496666</text:p>
          </table:table-cell>
          <table:table-cell office:value-type="string">
            <text:p>9,538226</text:p>
          </table:table-cell>
          <table:table-cell office:value-type="string">
            <text:p>8,645757</text:p>
          </table:table-cell>
          <table:table-cell office:value-type="string">
            <text:p>9,93003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0,502712</text:p>
          </table:table-cell>
          <table:table-cell office:value-type="string">
            <text:p>18,816006</text:p>
          </table:table-cell>
        </table:table-row>
        <table:table-row table:style-name="ro1">
          <table:table-cell office:value-type="string">
            <text:p>GPE20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698,634766</text:p>
          </table:table-cell>
          <table:table-cell office:value-type="string">
            <text:p>730,077576</text:p>
          </table:table-cell>
          <table:table-cell office:value-type="string">
            <text:p>18255,722656</text:p>
          </table:table-cell>
          <table:table-cell office:value-type="string">
            <text:p>432,039398</text:p>
          </table:table-cell>
          <table:table-cell office:value-type="string">
            <text:p>32160,941406</text:p>
          </table:table-cell>
          <table:table-cell office:value-type="string">
            <text:p>680,257141</text:p>
          </table:table-cell>
          <table:table-cell office:value-type="string">
            <text:p>1438,679932</text:p>
          </table:table-cell>
          <table:table-cell office:value-type="string">
            <text:p>52,593842</text:p>
          </table:table-cell>
          <table:table-cell office:value-type="string">
            <text:p>2783,806152</text:p>
          </table:table-cell>
          <table:table-cell office:value-type="string">
            <text:p>60,238274</text:p>
          </table:table-cell>
          <table:table-cell office:value-type="string">
            <text:p>4826,081055</text:p>
          </table:table-cell>
          <table:table-cell office:value-type="string">
            <text:p>85,414787</text:p>
          </table:table-cell>
          <table:table-cell office:value-type="string">
            <text:p>12402,152344</text:p>
          </table:table-cell>
          <table:table-cell office:value-type="string">
            <text:p>166,059479</text:p>
          </table:table-cell>
          <table:table-cell office:value-type="string">
            <text:p>22886,330078</text:p>
          </table:table-cell>
          <table:table-cell office:value-type="string">
            <text:p>288,262787</text:p>
          </table:table-cell>
          <table:table-cell office:value-type="string">
            <text:p>1310,996216</text:p>
          </table:table-cell>
          <table:table-cell office:value-type="string">
            <text:p>35,241516</text:p>
          </table:table-cell>
          <table:table-cell office:value-type="string">
            <text:p>14,816179</text:p>
          </table:table-cell>
          <table:table-cell office:value-type="string">
            <text:p>6,320574</text:p>
          </table:table-cell>
          <table:table-cell office:value-type="string">
            <text:p>42,904888</text:p>
          </table:table-cell>
          <table:table-cell office:value-type="string">
            <text:p>7,870756</text:p>
          </table:table-cell>
          <table:table-cell office:value-type="string">
            <text:p>468,293610</text:p>
          </table:table-cell>
          <table:table-cell office:value-type="string">
            <text:p>10,926202</text:p>
          </table:table-cell>
          <table:table-cell office:value-type="string">
            <text:p>7013,795410</text:p>
          </table:table-cell>
          <table:table-cell office:value-type="string">
            <text:p>117,835632</text:p>
          </table:table-cell>
          <table:table-cell office:value-type="string">
            <text:p>53,787754</text:p>
          </table:table-cell>
          <table:table-cell office:value-type="string">
            <text:p>8,486724</text:p>
          </table:table-cell>
          <table:table-cell office:value-type="string">
            <text:p>7,463991</text:p>
          </table:table-cell>
          <table:table-cell office:value-type="string">
            <text:p>15,119378</text:p>
          </table:table-cell>
          <table:table-cell office:value-type="string">
            <text:p>173,671921</text:p>
          </table:table-cell>
          <table:table-cell office:value-type="string">
            <text:p>18,750446</text:p>
          </table:table-cell>
          <table:table-cell office:value-type="string">
            <text:p>67,552261</text:p>
          </table:table-cell>
          <table:table-cell office:value-type="string">
            <text:p>9,736736</text:p>
          </table:table-cell>
          <table:table-cell office:value-type="string">
            <text:p>72,587868</text:p>
          </table:table-cell>
          <table:table-cell office:value-type="string">
            <text:p>10,640331</text:p>
          </table:table-cell>
          <table:table-cell office:value-type="string">
            <text:p>222,005463</text:p>
          </table:table-cell>
          <table:table-cell office:value-type="string">
            <text:p>11,882081</text:p>
          </table:table-cell>
          <table:table-cell office:value-type="string">
            <text:p>39,560684</text:p>
          </table:table-cell>
          <table:table-cell office:value-type="string">
            <text:p>11,63849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8,520859</text:p>
          </table:table-cell>
          <table:table-cell office:value-type="string">
            <text:p>22,012274</text:p>
          </table:table-cell>
        </table:table-row>
        <table:table-row table:style-name="ro1">
          <table:table-cell office:value-type="string">
            <text:p>GPE20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0,428772</text:p>
          </table:table-cell>
          <table:table-cell office:value-type="string">
            <text:p>412,785156</text:p>
          </table:table-cell>
          <table:table-cell office:value-type="string">
            <text:p>375,260345</text:p>
          </table:table-cell>
          <table:table-cell office:value-type="string">
            <text:p>126,384209</text:p>
          </table:table-cell>
          <table:table-cell office:value-type="string">
            <text:p>178,955948</text:p>
          </table:table-cell>
          <table:table-cell office:value-type="string">
            <text:p>53,709423</text:p>
          </table:table-cell>
          <table:table-cell office:value-type="string">
            <text:p>23,380627</text:p>
          </table:table-cell>
          <table:table-cell office:value-type="string">
            <text:p>22,735758</text:p>
          </table:table-cell>
          <table:table-cell office:value-type="string">
            <text:p>8,810927</text:p>
          </table:table-cell>
          <table:table-cell office:value-type="string">
            <text:p>13,9344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089489</text:p>
          </table:table-cell>
          <table:table-cell office:value-type="string">
            <text:p>9,761760</text:p>
          </table:table-cell>
          <table:table-cell office:value-type="string">
            <text:p>17,995436</text:p>
          </table:table-cell>
          <table:table-cell office:value-type="string">
            <text:p>9,82279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5,268471</text:p>
          </table:table-cell>
          <table:table-cell office:value-type="string">
            <text:p>7,6533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,995517</text:p>
          </table:table-cell>
          <table:table-cell office:value-type="string">
            <text:p>8,2909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807039</text:p>
          </table:table-cell>
          <table:table-cell office:value-type="string">
            <text:p>14,788488</text:p>
          </table:table-cell>
          <table:table-cell office:value-type="string">
            <text:p>6,857183</text:p>
          </table:table-cell>
          <table:table-cell office:value-type="string">
            <text:p>18,548134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41,654705</text:p>
          </table:table-cell>
          <table:table-cell office:value-type="string">
            <text:p>31,1432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,910181</text:p>
          </table:table-cell>
          <table:table-cell office:value-type="string">
            <text:p>32,437428</text:p>
          </table:table-cell>
          <table:table-cell table:number-columns-repeated="2"/>
        </table:table-row>
        <table:table-row table:style-name="ro1">
          <table:table-cell office:value-type="string">
            <text:p>GPE20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098,550781</text:p>
          </table:table-cell>
          <table:table-cell office:value-type="string">
            <text:p>1015,982361</text:p>
          </table:table-cell>
          <table:table-cell office:value-type="string">
            <text:p>26557,371094</text:p>
          </table:table-cell>
          <table:table-cell office:value-type="string">
            <text:p>583,664490</text:p>
          </table:table-cell>
          <table:table-cell office:value-type="string">
            <text:p>47955,097656</text:p>
          </table:table-cell>
          <table:table-cell office:value-type="string">
            <text:p>1004,667969</text:p>
          </table:table-cell>
          <table:table-cell office:value-type="string">
            <text:p>4992,397461</text:p>
          </table:table-cell>
          <table:table-cell office:value-type="string">
            <text:p>116,129242</text:p>
          </table:table-cell>
          <table:table-cell office:value-type="string">
            <text:p>3522,538574</text:p>
          </table:table-cell>
          <table:table-cell office:value-type="string">
            <text:p>74,284729</text:p>
          </table:table-cell>
          <table:table-cell office:value-type="string">
            <text:p>11972,432617</text:p>
          </table:table-cell>
          <table:table-cell office:value-type="string">
            <text:p>198,407028</text:p>
          </table:table-cell>
          <table:table-cell office:value-type="string">
            <text:p>30381,960938</text:p>
          </table:table-cell>
          <table:table-cell office:value-type="string">
            <text:p>399,890625</text:p>
          </table:table-cell>
          <table:table-cell office:value-type="string">
            <text:p>46426,000000</text:p>
          </table:table-cell>
          <table:table-cell office:value-type="string">
            <text:p>581,943970</text:p>
          </table:table-cell>
          <table:table-cell office:value-type="string">
            <text:p>2961,942383</text:p>
          </table:table-cell>
          <table:table-cell office:value-type="string">
            <text:p>77,7968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512230</text:p>
          </table:table-cell>
          <table:table-cell office:value-type="string">
            <text:p>7,815842</text:p>
          </table:table-cell>
          <table:table-cell office:value-type="string">
            <text:p>6944,253906</text:p>
          </table:table-cell>
          <table:table-cell office:value-type="string">
            <text:p>133,628677</text:p>
          </table:table-cell>
          <table:table-cell office:value-type="string">
            <text:p>8521,664063</text:p>
          </table:table-cell>
          <table:table-cell office:value-type="string">
            <text:p>142,712784</text:p>
          </table:table-cell>
          <table:table-cell office:value-type="string">
            <text:p>48,077919</text:p>
          </table:table-cell>
          <table:table-cell office:value-type="string">
            <text:p>8,144753</text:p>
          </table:table-cell>
          <table:table-cell office:value-type="string">
            <text:p>29,542475</text:p>
          </table:table-cell>
          <table:table-cell office:value-type="string">
            <text:p>14,913565</text:p>
          </table:table-cell>
          <table:table-cell office:value-type="string">
            <text:p>317,545593</text:p>
          </table:table-cell>
          <table:table-cell office:value-type="string">
            <text:p>19,079811</text:p>
          </table:table-cell>
          <table:table-cell office:value-type="string">
            <text:p>70,651390</text:p>
          </table:table-cell>
          <table:table-cell office:value-type="string">
            <text:p>9,267330</text:p>
          </table:table-cell>
          <table:table-cell office:value-type="string">
            <text:p>152,659012</text:p>
          </table:table-cell>
          <table:table-cell office:value-type="string">
            <text:p>10,468280</text:p>
          </table:table-cell>
          <table:table-cell office:value-type="string">
            <text:p>419,977936</text:p>
          </table:table-cell>
          <table:table-cell office:value-type="string">
            <text:p>13,064553</text:p>
          </table:table-cell>
          <table:table-cell office:value-type="string">
            <text:p>102,489258</text:p>
          </table:table-cell>
          <table:table-cell office:value-type="string">
            <text:p>11,226307</text:p>
          </table:table-cell>
          <table:table-cell office:value-type="string">
            <text:p>73,957481</text:p>
          </table:table-cell>
          <table:table-cell office:value-type="string">
            <text:p>55,8115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4,421318</text:p>
          </table:table-cell>
          <table:table-cell office:value-type="string">
            <text:p>20,594170</text:p>
          </table:table-cell>
        </table:table-row>
        <table:table-row table:style-name="ro1">
          <table:table-cell office:value-type="string">
            <text:p>GPE20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96,220459</text:p>
          </table:table-cell>
          <table:table-cell office:value-type="string">
            <text:p>431,690704</text:p>
          </table:table-cell>
          <table:table-cell office:value-type="string">
            <text:p>533,490784</text:p>
          </table:table-cell>
          <table:table-cell office:value-type="string">
            <text:p>137,720306</text:p>
          </table:table-cell>
          <table:table-cell office:value-type="string">
            <text:p>391,106995</text:p>
          </table:table-cell>
          <table:table-cell office:value-type="string">
            <text:p>57,797768</text:p>
          </table:table-cell>
          <table:table-cell office:value-type="string">
            <text:p>25,626993</text:p>
          </table:table-cell>
          <table:table-cell office:value-type="string">
            <text:p>23,685938</text:p>
          </table:table-cell>
          <table:table-cell office:value-type="string">
            <text:p>78,806282</text:p>
          </table:table-cell>
          <table:table-cell office:value-type="string">
            <text:p>15,417031</text:p>
          </table:table-cell>
          <table:table-cell office:value-type="string">
            <text:p>110,762512</text:p>
          </table:table-cell>
          <table:table-cell office:value-type="string">
            <text:p>12,867440</text:p>
          </table:table-cell>
          <table:table-cell office:value-type="string">
            <text:p>207,326767</text:p>
          </table:table-cell>
          <table:table-cell office:value-type="string">
            <text:p>11,736699</text:p>
          </table:table-cell>
          <table:table-cell office:value-type="string">
            <text:p>90,601242</text:p>
          </table:table-cell>
          <table:table-cell office:value-type="string">
            <text:p>10,336457</text:p>
          </table:table-cell>
          <table:table-cell office:value-type="string">
            <text:p>48,103901</text:p>
          </table:table-cell>
          <table:table-cell office:value-type="string">
            <text:p>5,993876</text:p>
          </table:table-cell>
          <table:table-cell office:value-type="string">
            <text:p>0,123211</text:p>
          </table:table-cell>
          <table:table-cell office:value-type="string">
            <text:p>6,098968</text:p>
          </table:table-cell>
          <table:table-cell office:value-type="string">
            <text:p>48,955402</text:p>
          </table:table-cell>
          <table:table-cell office:value-type="string">
            <text:p>8,060828</text:p>
          </table:table-cell>
          <table:table-cell office:value-type="string">
            <text:p>16,317791</text:p>
          </table:table-cell>
          <table:table-cell office:value-type="string">
            <text:p>5,515543</text:p>
          </table:table-cell>
          <table:table-cell office:value-type="string">
            <text:p>109,057869</text:p>
          </table:table-cell>
          <table:table-cell office:value-type="string">
            <text:p>10,485427</text:p>
          </table:table-cell>
          <table:table-cell office:value-type="string">
            <text:p>71,140434</text:p>
          </table:table-cell>
          <table:table-cell office:value-type="string">
            <text:p>9,496674</text:p>
          </table:table-cell>
          <table:table-cell office:value-type="string">
            <text:p>4,527554</text:p>
          </table:table-cell>
          <table:table-cell office:value-type="string">
            <text:p>15,979015</text:p>
          </table:table-cell>
          <table:table-cell office:value-type="string">
            <text:p>40,292866</text:p>
          </table:table-cell>
          <table:table-cell office:value-type="string">
            <text:p>18,855280</text:p>
          </table:table-cell>
          <table:table-cell office:value-type="string">
            <text:p>43,279388</text:p>
          </table:table-cell>
          <table:table-cell office:value-type="string">
            <text:p>10,919118</text:p>
          </table:table-cell>
          <table:table-cell office:value-type="string">
            <text:p>14,749313</text:p>
          </table:table-cell>
          <table:table-cell office:value-type="string">
            <text:p>11,782636</text:p>
          </table:table-cell>
          <table:table-cell office:value-type="string">
            <text:p>33,080368</text:p>
          </table:table-cell>
          <table:table-cell office:value-type="string">
            <text:p>12,118780</text:p>
          </table:table-cell>
          <table:table-cell office:value-type="string">
            <text:p>10,274052</text:p>
          </table:table-cell>
          <table:table-cell office:value-type="string">
            <text:p>12,648644</text:p>
          </table:table-cell>
          <table:table-cell office:value-type="string">
            <text:p>113,998360</text:p>
          </table:table-cell>
          <table:table-cell office:value-type="string">
            <text:p>34,09568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2,859585</text:p>
          </table:table-cell>
          <table:table-cell office:value-type="string">
            <text:p>24,147886</text:p>
          </table:table-cell>
        </table:table-row>
        <table:table-row table:style-name="ro1">
          <table:table-cell office:value-type="string">
            <text:p>GPE20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80,936523</text:p>
          </table:table-cell>
          <table:table-cell office:value-type="string">
            <text:p>578,307739</text:p>
          </table:table-cell>
          <table:table-cell office:value-type="string">
            <text:p>37537,718750</text:p>
          </table:table-cell>
          <table:table-cell office:value-type="string">
            <text:p>859,798462</text:p>
          </table:table-cell>
          <table:table-cell office:value-type="string">
            <text:p>61021,644531</text:p>
          </table:table-cell>
          <table:table-cell office:value-type="string">
            <text:p>1272,651855</text:p>
          </table:table-cell>
          <table:table-cell office:value-type="string">
            <text:p>1329,919434</text:p>
          </table:table-cell>
          <table:table-cell office:value-type="string">
            <text:p>52,570816</text:p>
          </table:table-cell>
          <table:table-cell office:value-type="string">
            <text:p>3866,891357</text:p>
          </table:table-cell>
          <table:table-cell office:value-type="string">
            <text:p>79,206276</text:p>
          </table:table-cell>
          <table:table-cell office:value-type="string">
            <text:p>5638,527344</text:p>
          </table:table-cell>
          <table:table-cell office:value-type="string">
            <text:p>98,713257</text:p>
          </table:table-cell>
          <table:table-cell office:value-type="string">
            <text:p>15393,157227</text:p>
          </table:table-cell>
          <table:table-cell office:value-type="string">
            <text:p>205,015182</text:p>
          </table:table-cell>
          <table:table-cell office:value-type="string">
            <text:p>20301,677734</text:p>
          </table:table-cell>
          <table:table-cell office:value-type="string">
            <text:p>256,085419</text:p>
          </table:table-cell>
          <table:table-cell office:value-type="string">
            <text:p>3251,911133</text:p>
          </table:table-cell>
          <table:table-cell office:value-type="string">
            <text:p>85,334892</text:p>
          </table:table-cell>
          <table:table-cell office:value-type="string">
            <text:p>30,493845</text:p>
          </table:table-cell>
          <table:table-cell office:value-type="string">
            <text:p>7,375970</text:p>
          </table:table-cell>
          <table:table-cell office:value-type="string">
            <text:p>46,487709</text:p>
          </table:table-cell>
          <table:table-cell office:value-type="string">
            <text:p>8,015403</text:p>
          </table:table-cell>
          <table:table-cell office:value-type="string">
            <text:p>653,244202</text:p>
          </table:table-cell>
          <table:table-cell office:value-type="string">
            <text:p>14,223532</text:p>
          </table:table-cell>
          <table:table-cell office:value-type="string">
            <text:p>10550,624023</text:p>
          </table:table-cell>
          <table:table-cell office:value-type="string">
            <text:p>176,150528</text:p>
          </table:table-cell>
          <table:table-cell office:value-type="string">
            <text:p>47,507610</text:p>
          </table:table-cell>
          <table:table-cell office:value-type="string">
            <text:p>8,931301</text:p>
          </table:table-cell>
          <table:table-cell office:value-type="string">
            <text:p>1,186639</text:p>
          </table:table-cell>
          <table:table-cell office:value-type="string">
            <text:p>15,237442</text:p>
          </table:table-cell>
          <table:table-cell office:value-type="string">
            <text:p>339,331299</text:p>
          </table:table-cell>
          <table:table-cell office:value-type="string">
            <text:p>19,428631</text:p>
          </table:table-cell>
          <table:table-cell office:value-type="string">
            <text:p>98,440857</text:p>
          </table:table-cell>
          <table:table-cell office:value-type="string">
            <text:p>10,296127</text:p>
          </table:table-cell>
          <table:table-cell office:value-type="string">
            <text:p>95,541580</text:p>
          </table:table-cell>
          <table:table-cell office:value-type="string">
            <text:p>10,964675</text:p>
          </table:table-cell>
          <table:table-cell office:value-type="string">
            <text:p>161,563446</text:p>
          </table:table-cell>
          <table:table-cell office:value-type="string">
            <text:p>11,757541</text:p>
          </table:table-cell>
          <table:table-cell office:value-type="string">
            <text:p>103,051842</text:p>
          </table:table-cell>
          <table:table-cell office:value-type="string">
            <text:p>12,12409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8,097015</text:p>
          </table:table-cell>
          <table:table-cell office:value-type="string">
            <text:p>22,605251</text:p>
          </table:table-cell>
        </table:table-row>
        <table:table-row table:style-name="ro1">
          <table:table-cell office:value-type="string">
            <text:p>GPE21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01,824219</text:p>
          </table:table-cell>
          <table:table-cell office:value-type="string">
            <text:p>820,456116</text:p>
          </table:table-cell>
          <table:table-cell office:value-type="string">
            <text:p>16736,648438</text:p>
          </table:table-cell>
          <table:table-cell office:value-type="string">
            <text:p>450,570618</text:p>
          </table:table-cell>
          <table:table-cell office:value-type="string">
            <text:p>27788,843750</text:p>
          </table:table-cell>
          <table:table-cell office:value-type="string">
            <text:p>597,200928</text:p>
          </table:table-cell>
          <table:table-cell office:value-type="string">
            <text:p>2876,426025</text:p>
          </table:table-cell>
          <table:table-cell office:value-type="string">
            <text:p>89,945290</text:p>
          </table:table-cell>
          <table:table-cell office:value-type="string">
            <text:p>5453,801758</text:p>
          </table:table-cell>
          <table:table-cell office:value-type="string">
            <text:p>110,782433</text:p>
          </table:table-cell>
          <table:table-cell office:value-type="string">
            <text:p>65628,960938</text:p>
          </table:table-cell>
          <table:table-cell office:value-type="string">
            <text:p>1066,326782</text:p>
          </table:table-cell>
          <table:table-cell office:value-type="string">
            <text:p>64873,449219</text:p>
          </table:table-cell>
          <table:table-cell office:value-type="string">
            <text:p>849,530151</text:p>
          </table:table-cell>
          <table:table-cell office:value-type="string">
            <text:p>50455,304688</text:p>
          </table:table-cell>
          <table:table-cell office:value-type="string">
            <text:p>632,585205</text:p>
          </table:table-cell>
          <table:table-cell office:value-type="string">
            <text:p>1651,177368</text:p>
          </table:table-cell>
          <table:table-cell office:value-type="string">
            <text:p>44,1477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324581</text:p>
          </table:table-cell>
          <table:table-cell office:value-type="string">
            <text:p>8,428014</text:p>
          </table:table-cell>
          <table:table-cell office:value-type="string">
            <text:p>1098,078735</text:p>
          </table:table-cell>
          <table:table-cell office:value-type="string">
            <text:p>22,553246</text:p>
          </table:table-cell>
          <table:table-cell office:value-type="string">
            <text:p>5227,921387</text:p>
          </table:table-cell>
          <table:table-cell office:value-type="string">
            <text:p>88,661423</text:p>
          </table:table-cell>
          <table:table-cell office:value-type="string">
            <text:p>56,815666</text:p>
          </table:table-cell>
          <table:table-cell office:value-type="string">
            <text:p>9,899872</text:p>
          </table:table-cell>
          <table:table-cell office:value-type="string">
            <text:p>33,733543</text:p>
          </table:table-cell>
          <table:table-cell office:value-type="string">
            <text:p>16,214485</text:p>
          </table:table-cell>
          <table:table-cell office:value-type="string">
            <text:p>369,780334</text:p>
          </table:table-cell>
          <table:table-cell office:value-type="string">
            <text:p>20,195295</text:p>
          </table:table-cell>
          <table:table-cell office:value-type="string">
            <text:p>518,667236</text:p>
          </table:table-cell>
          <table:table-cell office:value-type="string">
            <text:p>14,244721</text:p>
          </table:table-cell>
          <table:table-cell office:value-type="string">
            <text:p>269,322357</text:p>
          </table:table-cell>
          <table:table-cell office:value-type="string">
            <text:p>13,665550</text:p>
          </table:table-cell>
          <table:table-cell office:value-type="string">
            <text:p>334,060150</text:p>
          </table:table-cell>
          <table:table-cell office:value-type="string">
            <text:p>14,376381</text:p>
          </table:table-cell>
          <table:table-cell office:value-type="string">
            <text:p>56,450378</text:p>
          </table:table-cell>
          <table:table-cell office:value-type="string">
            <text:p>13,59056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4,285965</text:p>
          </table:table-cell>
          <table:table-cell office:value-type="string">
            <text:p>25,900738</text:p>
          </table:table-cell>
        </table:table-row>
        <table:table-row table:style-name="ro1">
          <table:table-cell office:value-type="string">
            <text:p>GPE21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97,913452</text:p>
          </table:table-cell>
          <table:table-cell office:value-type="string">
            <text:p>562,507629</text:p>
          </table:table-cell>
          <table:table-cell office:value-type="string">
            <text:p>14034,073242</text:p>
          </table:table-cell>
          <table:table-cell office:value-type="string">
            <text:p>408,668579</text:p>
          </table:table-cell>
          <table:table-cell office:value-type="string">
            <text:p>19979,052734</text:p>
          </table:table-cell>
          <table:table-cell office:value-type="string">
            <text:p>434,848999</text:p>
          </table:table-cell>
          <table:table-cell office:value-type="string">
            <text:p>531,679016</text:p>
          </table:table-cell>
          <table:table-cell office:value-type="string">
            <text:p>49,439419</text:p>
          </table:table-cell>
          <table:table-cell office:value-type="string">
            <text:p>5830,026855</text:p>
          </table:table-cell>
          <table:table-cell office:value-type="string">
            <text:p>114,509926</text:p>
          </table:table-cell>
          <table:table-cell office:value-type="string">
            <text:p>44987,082031</text:p>
          </table:table-cell>
          <table:table-cell office:value-type="string">
            <text:p>732,570435</text:p>
          </table:table-cell>
          <table:table-cell office:value-type="string">
            <text:p>53079,667969</text:p>
          </table:table-cell>
          <table:table-cell office:value-type="string">
            <text:p>695,525574</text:p>
          </table:table-cell>
          <table:table-cell office:value-type="string">
            <text:p>8309,002930</text:p>
          </table:table-cell>
          <table:table-cell office:value-type="string">
            <text:p>107,429832</text:p>
          </table:table-cell>
          <table:table-cell office:value-type="string">
            <text:p>1074,437012</text:p>
          </table:table-cell>
          <table:table-cell office:value-type="string">
            <text:p>29,303236</text:p>
          </table:table-cell>
          <table:table-cell office:value-type="string">
            <text:p>15,801872</text:p>
          </table:table-cell>
          <table:table-cell office:value-type="string">
            <text:p>6,752203</text:p>
          </table:table-cell>
          <table:table-cell office:value-type="string">
            <text:p>45,025154</text:p>
          </table:table-cell>
          <table:table-cell office:value-type="string">
            <text:p>8,176700</text:p>
          </table:table-cell>
          <table:table-cell office:value-type="string">
            <text:p>414,755096</text:p>
          </table:table-cell>
          <table:table-cell office:value-type="string">
            <text:p>10,314504</text:p>
          </table:table-cell>
          <table:table-cell office:value-type="string">
            <text:p>5865,428711</text:p>
          </table:table-cell>
          <table:table-cell office:value-type="string">
            <text:p>99,051750</text:p>
          </table:table-cell>
          <table:table-cell office:value-type="string">
            <text:p>55,982410</text:p>
          </table:table-cell>
          <table:table-cell office:value-type="string">
            <text:p>9,619337</text:p>
          </table:table-cell>
          <table:table-cell office:value-type="string">
            <text:p>8,271530</text:p>
          </table:table-cell>
          <table:table-cell office:value-type="string">
            <text:p>15,767076</text:p>
          </table:table-cell>
          <table:table-cell office:value-type="string">
            <text:p>370,073853</text:p>
          </table:table-cell>
          <table:table-cell office:value-type="string">
            <text:p>19,936716</text:p>
          </table:table-cell>
          <table:table-cell office:value-type="string">
            <text:p>396,319580</text:p>
          </table:table-cell>
          <table:table-cell office:value-type="string">
            <text:p>12,704603</text:p>
          </table:table-cell>
          <table:table-cell office:value-type="string">
            <text:p>267,225677</text:p>
          </table:table-cell>
          <table:table-cell office:value-type="string">
            <text:p>12,958439</text:p>
          </table:table-cell>
          <table:table-cell office:value-type="string">
            <text:p>103,981445</text:p>
          </table:table-cell>
          <table:table-cell office:value-type="string">
            <text:p>12,587636</text:p>
          </table:table-cell>
          <table:table-cell office:value-type="string">
            <text:p>30,766319</text:p>
          </table:table-cell>
          <table:table-cell office:value-type="string">
            <text:p>13,079011</text:p>
          </table:table-cell>
          <table:table-cell office:value-type="string">
            <text:p>87,808098</text:p>
          </table:table-cell>
          <table:table-cell office:value-type="string">
            <text:p>81,11336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9,262573</text:p>
          </table:table-cell>
          <table:table-cell office:value-type="string">
            <text:p>24,819618</text:p>
          </table:table-cell>
        </table:table-row>
        <table:table-row table:style-name="ro1">
          <table:table-cell office:value-type="string">
            <text:p>GPE21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01,193115</text:p>
          </table:table-cell>
          <table:table-cell office:value-type="string">
            <text:p>451,315125</text:p>
          </table:table-cell>
          <table:table-cell office:value-type="string">
            <text:p>11510,298828</text:p>
          </table:table-cell>
          <table:table-cell office:value-type="string">
            <text:p>317,846863</text:p>
          </table:table-cell>
          <table:table-cell office:value-type="string">
            <text:p>20509,181641</text:p>
          </table:table-cell>
          <table:table-cell office:value-type="string">
            <text:p>440,899536</text:p>
          </table:table-cell>
          <table:table-cell office:value-type="string">
            <text:p>134,806641</text:p>
          </table:table-cell>
          <table:table-cell office:value-type="string">
            <text:p>28,961000</text:p>
          </table:table-cell>
          <table:table-cell office:value-type="string">
            <text:p>2336,165771</text:p>
          </table:table-cell>
          <table:table-cell office:value-type="string">
            <text:p>50,692219</text:p>
          </table:table-cell>
          <table:table-cell office:value-type="string">
            <text:p>4263,900879</text:p>
          </table:table-cell>
          <table:table-cell office:value-type="string">
            <text:p>75,983238</text:p>
          </table:table-cell>
          <table:table-cell office:value-type="string">
            <text:p>9380,409180</text:p>
          </table:table-cell>
          <table:table-cell office:value-type="string">
            <text:p>126,668045</text:p>
          </table:table-cell>
          <table:table-cell office:value-type="string">
            <text:p>4838,869629</text:p>
          </table:table-cell>
          <table:table-cell office:value-type="string">
            <text:p>63,881115</text:p>
          </table:table-cell>
          <table:table-cell office:value-type="string">
            <text:p>750,360596</text:p>
          </table:table-cell>
          <table:table-cell office:value-type="string">
            <text:p>20,840870</text:p>
          </table:table-cell>
          <table:table-cell office:value-type="string">
            <text:p>20,308716</text:p>
          </table:table-cell>
          <table:table-cell office:value-type="string">
            <text:p>5,551556</text:p>
          </table:table-cell>
          <table:table-cell office:value-type="string">
            <text:p>37,912167</text:p>
          </table:table-cell>
          <table:table-cell office:value-type="string">
            <text:p>7,470478</text:p>
          </table:table-cell>
          <table:table-cell office:value-type="string">
            <text:p>147,717529</text:p>
          </table:table-cell>
          <table:table-cell office:value-type="string">
            <text:p>5,789258</text:p>
          </table:table-cell>
          <table:table-cell office:value-type="string">
            <text:p>4530,474121</text:p>
          </table:table-cell>
          <table:table-cell office:value-type="string">
            <text:p>76,980370</text:p>
          </table:table-cell>
          <table:table-cell office:value-type="string">
            <text:p>40,391689</text:p>
          </table:table-cell>
          <table:table-cell office:value-type="string">
            <text:p>7,6073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,875717</text:p>
          </table:table-cell>
          <table:table-cell office:value-type="string">
            <text:p>18,189501</text:p>
          </table:table-cell>
          <table:table-cell office:value-type="string">
            <text:p>59,103481</text:p>
          </table:table-cell>
          <table:table-cell office:value-type="string">
            <text:p>8,831317</text:p>
          </table:table-cell>
          <table:table-cell office:value-type="string">
            <text:p>54,956902</text:p>
          </table:table-cell>
          <table:table-cell office:value-type="string">
            <text:p>9,592008</text:p>
          </table:table-cell>
          <table:table-cell office:value-type="string">
            <text:p>114,438652</text:p>
          </table:table-cell>
          <table:table-cell office:value-type="string">
            <text:p>10,218420</text:p>
          </table:table-cell>
          <table:table-cell office:value-type="string">
            <text:p>19,188004</text:p>
          </table:table-cell>
          <table:table-cell office:value-type="string">
            <text:p>10,464942</text:p>
          </table:table-cell>
          <table:table-cell office:value-type="string">
            <text:p>21,414845</text:p>
          </table:table-cell>
          <table:table-cell office:value-type="string">
            <text:p>41,5665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8,162556</text:p>
          </table:table-cell>
          <table:table-cell office:value-type="string">
            <text:p>19,882793</text:p>
          </table:table-cell>
        </table:table-row>
        <table:table-row table:style-name="ro1">
          <table:table-cell office:value-type="string">
            <text:p>GPE21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22,491699</text:p>
          </table:table-cell>
          <table:table-cell office:value-type="string">
            <text:p>431,985291</text:p>
          </table:table-cell>
          <table:table-cell office:value-type="string">
            <text:p>12074,456055</text:p>
          </table:table-cell>
          <table:table-cell office:value-type="string">
            <text:p>325,707642</text:p>
          </table:table-cell>
          <table:table-cell office:value-type="string">
            <text:p>20889,849609</text:p>
          </table:table-cell>
          <table:table-cell office:value-type="string">
            <text:p>448,408600</text:p>
          </table:table-cell>
          <table:table-cell office:value-type="string">
            <text:p>357,107941</text:p>
          </table:table-cell>
          <table:table-cell office:value-type="string">
            <text:p>31,566833</text:p>
          </table:table-cell>
          <table:table-cell office:value-type="string">
            <text:p>1919,438843</text:p>
          </table:table-cell>
          <table:table-cell office:value-type="string">
            <text:p>43,542770</text:p>
          </table:table-cell>
          <table:table-cell office:value-type="string">
            <text:p>3075,039063</text:p>
          </table:table-cell>
          <table:table-cell office:value-type="string">
            <text:p>56,846523</text:p>
          </table:table-cell>
          <table:table-cell office:value-type="string">
            <text:p>4642,136230</text:p>
          </table:table-cell>
          <table:table-cell office:value-type="string">
            <text:p>64,097740</text:p>
          </table:table-cell>
          <table:table-cell office:value-type="string">
            <text:p>8709,181641</text:p>
          </table:table-cell>
          <table:table-cell office:value-type="string">
            <text:p>111,591141</text:p>
          </table:table-cell>
          <table:table-cell office:value-type="string">
            <text:p>995,865356</text:p>
          </table:table-cell>
          <table:table-cell office:value-type="string">
            <text:p>27,052479</text:p>
          </table:table-cell>
          <table:table-cell office:value-type="string">
            <text:p>10,954398</text:p>
          </table:table-cell>
          <table:table-cell office:value-type="string">
            <text:p>5,419474</text:p>
          </table:table-cell>
          <table:table-cell office:value-type="string">
            <text:p>36,129898</text:p>
          </table:table-cell>
          <table:table-cell office:value-type="string">
            <text:p>7,402303</text:p>
          </table:table-cell>
          <table:table-cell office:value-type="string">
            <text:p>175,738708</text:p>
          </table:table-cell>
          <table:table-cell office:value-type="string">
            <text:p>6,031935</text:p>
          </table:table-cell>
          <table:table-cell office:value-type="string">
            <text:p>4188,309082</text:p>
          </table:table-cell>
          <table:table-cell office:value-type="string">
            <text:p>71,339378</text:p>
          </table:table-cell>
          <table:table-cell office:value-type="string">
            <text:p>39,314087</text:p>
          </table:table-cell>
          <table:table-cell office:value-type="string">
            <text:p>7,4207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3,556854</text:p>
          </table:table-cell>
          <table:table-cell office:value-type="string">
            <text:p>18,324442</text:p>
          </table:table-cell>
          <table:table-cell office:value-type="string">
            <text:p>47,867329</text:p>
          </table:table-cell>
          <table:table-cell office:value-type="string">
            <text:p>8,536491</text:p>
          </table:table-cell>
          <table:table-cell office:value-type="string">
            <text:p>46,203350</text:p>
          </table:table-cell>
          <table:table-cell office:value-type="string">
            <text:p>9,315117</text:p>
          </table:table-cell>
          <table:table-cell office:value-type="string">
            <text:p>74,467865</text:p>
          </table:table-cell>
          <table:table-cell office:value-type="string">
            <text:p>9,832943</text:p>
          </table:table-cell>
          <table:table-cell office:value-type="string">
            <text:p>31,013168</text:p>
          </table:table-cell>
          <table:table-cell office:value-type="string">
            <text:p>10,22460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4,652328</text:p>
          </table:table-cell>
          <table:table-cell office:value-type="string">
            <text:p>19,050831</text:p>
          </table:table-cell>
        </table:table-row>
        <table:table-row table:style-name="ro1">
          <table:table-cell office:value-type="string">
            <text:p>GPE21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43,284485</text:p>
          </table:table-cell>
          <table:table-cell office:value-type="string">
            <text:p>410,010834</text:p>
          </table:table-cell>
          <table:table-cell office:value-type="string">
            <text:p>3131,719971</text:p>
          </table:table-cell>
          <table:table-cell office:value-type="string">
            <text:p>159,629166</text:p>
          </table:table-cell>
          <table:table-cell office:value-type="string">
            <text:p>5389,177246</text:p>
          </table:table-cell>
          <table:table-cell office:value-type="string">
            <text:p>136,501678</text:p>
          </table:table-cell>
          <table:table-cell office:value-type="string">
            <text:p>91,803032</text:p>
          </table:table-cell>
          <table:table-cell office:value-type="string">
            <text:p>25,042601</text:p>
          </table:table-cell>
          <table:table-cell office:value-type="string">
            <text:p>2466,124756</text:p>
          </table:table-cell>
          <table:table-cell office:value-type="string">
            <text:p>52,004639</text:p>
          </table:table-cell>
          <table:table-cell office:value-type="string">
            <text:p>2164,979736</text:p>
          </table:table-cell>
          <table:table-cell office:value-type="string">
            <text:p>42,209000</text:p>
          </table:table-cell>
          <table:table-cell office:value-type="string">
            <text:p>1736,593994</text:p>
          </table:table-cell>
          <table:table-cell office:value-type="string">
            <text:p>28,492405</text:p>
          </table:table-cell>
          <table:table-cell office:value-type="string">
            <text:p>1644,043579</text:p>
          </table:table-cell>
          <table:table-cell office:value-type="string">
            <text:p>25,100218</text:p>
          </table:table-cell>
          <table:table-cell office:value-type="string">
            <text:p>228,289703</text:p>
          </table:table-cell>
          <table:table-cell office:value-type="string">
            <text:p>8,170872</text:p>
          </table:table-cell>
          <table:table-cell office:value-type="string">
            <text:p>5,205685</text:p>
          </table:table-cell>
          <table:table-cell office:value-type="string">
            <text:p>4,960203</text:p>
          </table:table-cell>
          <table:table-cell office:value-type="string">
            <text:p>28,942175</text:p>
          </table:table-cell>
          <table:table-cell office:value-type="string">
            <text:p>7,327100</text:p>
          </table:table-cell>
          <table:table-cell office:value-type="string">
            <text:p>30,837479</text:p>
          </table:table-cell>
          <table:table-cell office:value-type="string">
            <text:p>4,600707</text:p>
          </table:table-cell>
          <table:table-cell office:value-type="string">
            <text:p>1276,747314</text:p>
          </table:table-cell>
          <table:table-cell office:value-type="string">
            <text:p>24,533604</text:p>
          </table:table-cell>
          <table:table-cell office:value-type="string">
            <text:p>43,484013</text:p>
          </table:table-cell>
          <table:table-cell office:value-type="string">
            <text:p>7,4342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352261</text:p>
          </table:table-cell>
          <table:table-cell office:value-type="string">
            <text:p>18,080173</text:p>
          </table:table-cell>
          <table:table-cell office:value-type="string">
            <text:p>49,260918</text:p>
          </table:table-cell>
          <table:table-cell office:value-type="string">
            <text:p>8,654982</text:p>
          </table:table-cell>
          <table:table-cell office:value-type="string">
            <text:p>14,435497</text:p>
          </table:table-cell>
          <table:table-cell office:value-type="string">
            <text:p>9,320920</text:p>
          </table:table-cell>
          <table:table-cell office:value-type="string">
            <text:p>39,349838</text:p>
          </table:table-cell>
          <table:table-cell office:value-type="string">
            <text:p>9,783975</text:p>
          </table:table-cell>
          <table:table-cell office:value-type="string">
            <text:p>17,449139</text:p>
          </table:table-cell>
          <table:table-cell office:value-type="string">
            <text:p>10,111988</text:p>
          </table:table-cell>
          <table:table-cell office:value-type="string">
            <text:p>19,562319</text:p>
          </table:table-cell>
          <table:table-cell office:value-type="string">
            <text:p>36,1758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5,778179</text:p>
          </table:table-cell>
          <table:table-cell office:value-type="string">
            <text:p>18,962095</text:p>
          </table:table-cell>
        </table:table-row>
        <table:table-row table:style-name="ro1">
          <table:table-cell office:value-type="string">
            <text:p>GPE21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383,101563</text:p>
          </table:table-cell>
          <table:table-cell office:value-type="string">
            <text:p>831,087219</text:p>
          </table:table-cell>
          <table:table-cell office:value-type="string">
            <text:p>29190,945313</text:p>
          </table:table-cell>
          <table:table-cell office:value-type="string">
            <text:p>651,731445</text:p>
          </table:table-cell>
          <table:table-cell office:value-type="string">
            <text:p>53838,339844</text:p>
          </table:table-cell>
          <table:table-cell office:value-type="string">
            <text:p>1125,677368</text:p>
          </table:table-cell>
          <table:table-cell office:value-type="string">
            <text:p>1974,463501</text:p>
          </table:table-cell>
          <table:table-cell office:value-type="string">
            <text:p>66,209015</text:p>
          </table:table-cell>
          <table:table-cell office:value-type="string">
            <text:p>3899,812012</text:p>
          </table:table-cell>
          <table:table-cell office:value-type="string">
            <text:p>80,619774</text:p>
          </table:table-cell>
          <table:table-cell office:value-type="string">
            <text:p>16301,358398</text:p>
          </table:table-cell>
          <table:table-cell office:value-type="string">
            <text:p>269,766907</text:p>
          </table:table-cell>
          <table:table-cell office:value-type="string">
            <text:p>24121,261719</text:p>
          </table:table-cell>
          <table:table-cell office:value-type="string">
            <text:p>318,526947</text:p>
          </table:table-cell>
          <table:table-cell office:value-type="string">
            <text:p>40995,816406</text:p>
          </table:table-cell>
          <table:table-cell office:value-type="string">
            <text:p>514,188293</text:p>
          </table:table-cell>
          <table:table-cell office:value-type="string">
            <text:p>2344,900879</text:p>
          </table:table-cell>
          <table:table-cell office:value-type="string">
            <text:p>61,86017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417587</text:p>
          </table:table-cell>
          <table:table-cell office:value-type="string">
            <text:p>7,964956</text:p>
          </table:table-cell>
          <table:table-cell office:value-type="string">
            <text:p>1086,786987</text:p>
          </table:table-cell>
          <table:table-cell office:value-type="string">
            <text:p>22,104204</text:p>
          </table:table-cell>
          <table:table-cell office:value-type="string">
            <text:p>12366,603516</text:p>
          </table:table-cell>
          <table:table-cell office:value-type="string">
            <text:p>206,097214</text:p>
          </table:table-cell>
          <table:table-cell office:value-type="string">
            <text:p>45,612511</text:p>
          </table:table-cell>
          <table:table-cell office:value-type="string">
            <text:p>8,725133</text:p>
          </table:table-cell>
          <table:table-cell office:value-type="string">
            <text:p>28,632236</text:p>
          </table:table-cell>
          <table:table-cell office:value-type="string">
            <text:p>15,173856</text:p>
          </table:table-cell>
          <table:table-cell office:value-type="string">
            <text:p>264,091095</text:p>
          </table:table-cell>
          <table:table-cell office:value-type="string">
            <text:p>19,048767</text:p>
          </table:table-cell>
          <table:table-cell office:value-type="string">
            <text:p>98,765602</text:p>
          </table:table-cell>
          <table:table-cell office:value-type="string">
            <text:p>10,103858</text:p>
          </table:table-cell>
          <table:table-cell office:value-type="string">
            <text:p>129,567123</text:p>
          </table:table-cell>
          <table:table-cell office:value-type="string">
            <text:p>10,916794</text:p>
          </table:table-cell>
          <table:table-cell office:value-type="string">
            <text:p>380,257111</text:p>
          </table:table-cell>
          <table:table-cell office:value-type="string">
            <text:p>13,204188</text:p>
          </table:table-cell>
          <table:table-cell office:value-type="string">
            <text:p>83,863846</text:p>
          </table:table-cell>
          <table:table-cell office:value-type="string">
            <text:p>11,8217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216,561676</text:p>
          </table:table-cell>
          <table:table-cell office:value-type="string">
            <text:p>22,819872</text:p>
          </table:table-cell>
        </table:table-row>
        <table:table-row table:style-name="ro1">
          <table:table-cell office:value-type="string">
            <text:p>GPE21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390,927734</text:p>
          </table:table-cell>
          <table:table-cell office:value-type="string">
            <text:p>1311,479736</text:p>
          </table:table-cell>
          <table:table-cell office:value-type="string">
            <text:p>16099,788086</text:p>
          </table:table-cell>
          <table:table-cell office:value-type="string">
            <text:p>481,661499</text:p>
          </table:table-cell>
          <table:table-cell office:value-type="string">
            <text:p>32968,496094</text:p>
          </table:table-cell>
          <table:table-cell office:value-type="string">
            <text:p>709,535400</text:p>
          </table:table-cell>
          <table:table-cell office:value-type="string">
            <text:p>5876,672363</text:p>
          </table:table-cell>
          <table:table-cell office:value-type="string">
            <text:p>151,799850</text:p>
          </table:table-cell>
          <table:table-cell office:value-type="string">
            <text:p>11158,433594</text:p>
          </table:table-cell>
          <table:table-cell office:value-type="string">
            <text:p>224,790253</text:p>
          </table:table-cell>
          <table:table-cell office:value-type="string">
            <text:p>99550,632813</text:p>
          </table:table-cell>
          <table:table-cell office:value-type="string">
            <text:p>1617,793823</text:p>
          </table:table-cell>
          <table:table-cell office:value-type="string">
            <text:p>108763,859375</text:p>
          </table:table-cell>
          <table:table-cell office:value-type="string">
            <text:p>1422,020020</text:p>
          </table:table-cell>
          <table:table-cell office:value-type="string">
            <text:p>104015,406250</text:p>
          </table:table-cell>
          <table:table-cell office:value-type="string">
            <text:p>1301,616821</text:p>
          </table:table-cell>
          <table:table-cell office:value-type="string">
            <text:p>2304,181641</text:p>
          </table:table-cell>
          <table:table-cell office:value-type="string">
            <text:p>61,2445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7,199924</text:p>
          </table:table-cell>
          <table:table-cell office:value-type="string">
            <text:p>8,825128</text:p>
          </table:table-cell>
          <table:table-cell office:value-type="string">
            <text:p>2971,348877</text:p>
          </table:table-cell>
          <table:table-cell office:value-type="string">
            <text:p>58,114368</text:p>
          </table:table-cell>
          <table:table-cell office:value-type="string">
            <text:p>7783,326172</text:p>
          </table:table-cell>
          <table:table-cell office:value-type="string">
            <text:p>130,862045</text:p>
          </table:table-cell>
          <table:table-cell office:value-type="string">
            <text:p>101,899849</text:p>
          </table:table-cell>
          <table:table-cell office:value-type="string">
            <text:p>11,026341</text:p>
          </table:table-cell>
          <table:table-cell office:value-type="string">
            <text:p>111,709381</text:p>
          </table:table-cell>
          <table:table-cell office:value-type="string">
            <text:p>17,017458</text:p>
          </table:table-cell>
          <table:table-cell office:value-type="string">
            <text:p>556,389343</text:p>
          </table:table-cell>
          <table:table-cell office:value-type="string">
            <text:p>21,576141</text:p>
          </table:table-cell>
          <table:table-cell office:value-type="string">
            <text:p>568,546021</text:p>
          </table:table-cell>
          <table:table-cell office:value-type="string">
            <text:p>15,683210</text:p>
          </table:table-cell>
          <table:table-cell office:value-type="string">
            <text:p>528,554260</text:p>
          </table:table-cell>
          <table:table-cell office:value-type="string">
            <text:p>16,873110</text:p>
          </table:table-cell>
          <table:table-cell office:value-type="string">
            <text:p>870,615417</text:p>
          </table:table-cell>
          <table:table-cell office:value-type="string">
            <text:p>21,255968</text:p>
          </table:table-cell>
          <table:table-cell office:value-type="string">
            <text:p>213,989548</text:p>
          </table:table-cell>
          <table:table-cell office:value-type="string">
            <text:p>15,695929</text:p>
          </table:table-cell>
          <table:table-cell office:value-type="string">
            <text:p>41,902020</text:p>
          </table:table-cell>
          <table:table-cell office:value-type="string">
            <text:p>127,4050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1,677559</text:p>
          </table:table-cell>
          <table:table-cell office:value-type="string">
            <text:p>28,539387</text:p>
          </table:table-cell>
        </table:table-row>
        <table:table-row table:style-name="ro1">
          <table:table-cell office:value-type="string">
            <text:p>GPE21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40,022339</text:p>
          </table:table-cell>
          <table:table-cell office:value-type="string">
            <text:p>404,475983</text:p>
          </table:table-cell>
          <table:table-cell office:value-type="string">
            <text:p>7209,239258</text:p>
          </table:table-cell>
          <table:table-cell office:value-type="string">
            <text:p>227,708099</text:p>
          </table:table-cell>
          <table:table-cell office:value-type="string">
            <text:p>12386,114258</text:p>
          </table:table-cell>
          <table:table-cell office:value-type="string">
            <text:p>274,881897</text:p>
          </table:table-cell>
          <table:table-cell office:value-type="string">
            <text:p>174,341278</text:p>
          </table:table-cell>
          <table:table-cell office:value-type="string">
            <text:p>25,826183</text:p>
          </table:table-cell>
          <table:table-cell office:value-type="string">
            <text:p>2369,291504</text:p>
          </table:table-cell>
          <table:table-cell office:value-type="string">
            <text:p>50,296196</text:p>
          </table:table-cell>
          <table:table-cell office:value-type="string">
            <text:p>2434,097168</text:p>
          </table:table-cell>
          <table:table-cell office:value-type="string">
            <text:p>46,296768</text:p>
          </table:table-cell>
          <table:table-cell office:value-type="string">
            <text:p>3336,793945</text:p>
          </table:table-cell>
          <table:table-cell office:value-type="string">
            <text:p>48,428143</text:p>
          </table:table-cell>
          <table:table-cell office:value-type="string">
            <text:p>3917,030029</text:p>
          </table:table-cell>
          <table:table-cell office:value-type="string">
            <text:p>52,315544</text:p>
          </table:table-cell>
          <table:table-cell office:value-type="string">
            <text:p>574,085754</text:p>
          </table:table-cell>
          <table:table-cell office:value-type="string">
            <text:p>16,286631</text:p>
          </table:table-cell>
          <table:table-cell office:value-type="string">
            <text:p>3,569411</text:p>
          </table:table-cell>
          <table:table-cell office:value-type="string">
            <text:p>4,831467</text:p>
          </table:table-cell>
          <table:table-cell office:value-type="string">
            <text:p>34,502617</text:p>
          </table:table-cell>
          <table:table-cell office:value-type="string">
            <text:p>7,180990</text:p>
          </table:table-cell>
          <table:table-cell office:value-type="string">
            <text:p>112,331779</text:p>
          </table:table-cell>
          <table:table-cell office:value-type="string">
            <text:p>4,978754</text:p>
          </table:table-cell>
          <table:table-cell office:value-type="string">
            <text:p>2593,360352</text:p>
          </table:table-cell>
          <table:table-cell office:value-type="string">
            <text:p>45,271378</text:p>
          </table:table-cell>
          <table:table-cell office:value-type="string">
            <text:p>29,634197</text:p>
          </table:table-cell>
          <table:table-cell office:value-type="string">
            <text:p>6,8347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8,905411</text:p>
          </table:table-cell>
          <table:table-cell office:value-type="string">
            <text:p>18,071590</text:p>
          </table:table-cell>
          <table:table-cell office:value-type="string">
            <text:p>50,335384</text:p>
          </table:table-cell>
          <table:table-cell office:value-type="string">
            <text:p>7,935658</text:p>
          </table:table-cell>
          <table:table-cell office:value-type="string">
            <text:p>30,094873</text:p>
          </table:table-cell>
          <table:table-cell office:value-type="string">
            <text:p>8,550862</text:p>
          </table:table-cell>
          <table:table-cell office:value-type="string">
            <text:p>40,301754</text:p>
          </table:table-cell>
          <table:table-cell office:value-type="string">
            <text:p>8,962457</text:p>
          </table:table-cell>
          <table:table-cell office:value-type="string">
            <text:p>33,411671</text:p>
          </table:table-cell>
          <table:table-cell office:value-type="string">
            <text:p>9,36458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6,407444</text:p>
          </table:table-cell>
          <table:table-cell office:value-type="string">
            <text:p>17,642570</text:p>
          </table:table-cell>
        </table:table-row>
        <table:table-row table:style-name="ro1">
          <table:table-cell office:value-type="string">
            <text:p>GPE21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16,519287</text:p>
          </table:table-cell>
          <table:table-cell office:value-type="string">
            <text:p>415,103638</text:p>
          </table:table-cell>
          <table:table-cell office:value-type="string">
            <text:p>5818,145020</text:p>
          </table:table-cell>
          <table:table-cell office:value-type="string">
            <text:p>203,647156</text:p>
          </table:table-cell>
          <table:table-cell office:value-type="string">
            <text:p>9130,602539</text:p>
          </table:table-cell>
          <table:table-cell office:value-type="string">
            <text:p>209,927597</text:p>
          </table:table-cell>
          <table:table-cell office:value-type="string">
            <text:p>66,824821</text:p>
          </table:table-cell>
          <table:table-cell office:value-type="string">
            <text:p>25,660269</text:p>
          </table:table-cell>
          <table:table-cell office:value-type="string">
            <text:p>2072,298096</text:p>
          </table:table-cell>
          <table:table-cell office:value-type="string">
            <text:p>45,410591</text:p>
          </table:table-cell>
          <table:table-cell office:value-type="string">
            <text:p>2167,920410</text:p>
          </table:table-cell>
          <table:table-cell office:value-type="string">
            <text:p>42,405823</text:p>
          </table:table-cell>
          <table:table-cell office:value-type="string">
            <text:p>2889,719971</text:p>
          </table:table-cell>
          <table:table-cell office:value-type="string">
            <text:p>43,064259</text:p>
          </table:table-cell>
          <table:table-cell office:value-type="string">
            <text:p>2915,923828</text:p>
          </table:table-cell>
          <table:table-cell office:value-type="string">
            <text:p>40,184391</text:p>
          </table:table-cell>
          <table:table-cell office:value-type="string">
            <text:p>431,149170</text:p>
          </table:table-cell>
          <table:table-cell office:value-type="string">
            <text:p>12,774949</text:p>
          </table:table-cell>
          <table:table-cell office:value-type="string">
            <text:p>12,567570</text:p>
          </table:table-cell>
          <table:table-cell office:value-type="string">
            <text:p>5,026285</text:p>
          </table:table-cell>
          <table:table-cell office:value-type="string">
            <text:p>34,113548</text:p>
          </table:table-cell>
          <table:table-cell office:value-type="string">
            <text:p>7,259340</text:p>
          </table:table-cell>
          <table:table-cell office:value-type="string">
            <text:p>88,129562</text:p>
          </table:table-cell>
          <table:table-cell office:value-type="string">
            <text:p>4,970072</text:p>
          </table:table-cell>
          <table:table-cell office:value-type="string">
            <text:p>2133,472168</text:p>
          </table:table-cell>
          <table:table-cell office:value-type="string">
            <text:p>37,971992</text:p>
          </table:table-cell>
          <table:table-cell office:value-type="string">
            <text:p>40,359413</text:p>
          </table:table-cell>
          <table:table-cell office:value-type="string">
            <text:p>7,3187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6,719147</text:p>
          </table:table-cell>
          <table:table-cell office:value-type="string">
            <text:p>18,069345</text:p>
          </table:table-cell>
          <table:table-cell office:value-type="string">
            <text:p>55,675888</text:p>
          </table:table-cell>
          <table:table-cell office:value-type="string">
            <text:p>8,468948</text:p>
          </table:table-cell>
          <table:table-cell office:value-type="string">
            <text:p>23,946510</text:p>
          </table:table-cell>
          <table:table-cell office:value-type="string">
            <text:p>9,060923</text:p>
          </table:table-cell>
          <table:table-cell office:value-type="string">
            <text:p>32,494202</text:p>
          </table:table-cell>
          <table:table-cell office:value-type="string">
            <text:p>9,344144</text:p>
          </table:table-cell>
          <table:table-cell office:value-type="string">
            <text:p>19,654709</text:p>
          </table:table-cell>
          <table:table-cell office:value-type="string">
            <text:p>9,83446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3,396427</text:p>
          </table:table-cell>
          <table:table-cell office:value-type="string">
            <text:p>18,596668</text:p>
          </table:table-cell>
        </table:table-row>
        <table:table-row table:style-name="ro1">
          <table:table-cell office:value-type="string">
            <text:p>GPE22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26,272705</text:p>
          </table:table-cell>
          <table:table-cell office:value-type="string">
            <text:p>430,196411</text:p>
          </table:table-cell>
          <table:table-cell office:value-type="string">
            <text:p>6622,933105</text:p>
          </table:table-cell>
          <table:table-cell office:value-type="string">
            <text:p>427,140747</text:p>
          </table:table-cell>
          <table:table-cell office:value-type="string">
            <text:p>13986,137695</text:p>
          </table:table-cell>
          <table:table-cell office:value-type="string">
            <text:p>308,193817</text:p>
          </table:table-cell>
          <table:table-cell office:value-type="string">
            <text:p>244,267410</text:p>
          </table:table-cell>
          <table:table-cell office:value-type="string">
            <text:p>30,864531</text:p>
          </table:table-cell>
          <table:table-cell office:value-type="string">
            <text:p>1131,125977</text:p>
          </table:table-cell>
          <table:table-cell office:value-type="string">
            <text:p>31,409962</text:p>
          </table:table-cell>
          <table:table-cell office:value-type="string">
            <text:p>6943,311035</text:p>
          </table:table-cell>
          <table:table-cell office:value-type="string">
            <text:p>118,750969</text:p>
          </table:table-cell>
          <table:table-cell office:value-type="string">
            <text:p>10474,640625</text:p>
          </table:table-cell>
          <table:table-cell office:value-type="string">
            <text:p>140,845825</text:p>
          </table:table-cell>
          <table:table-cell office:value-type="string">
            <text:p>8928,390625</text:p>
          </table:table-cell>
          <table:table-cell office:value-type="string">
            <text:p>114,413368</text:p>
          </table:table-cell>
          <table:table-cell office:value-type="string">
            <text:p>544,168091</text:p>
          </table:table-cell>
          <table:table-cell office:value-type="string">
            <text:p>16,301643</text:p>
          </table:table-cell>
          <table:table-cell office:value-type="string">
            <text:p>6,283785</text:p>
          </table:table-cell>
          <table:table-cell office:value-type="string">
            <text:p>4,837457</text:p>
          </table:table-cell>
          <table:table-cell office:value-type="string">
            <text:p>35,897678</text:p>
          </table:table-cell>
          <table:table-cell office:value-type="string">
            <text:p>7,217090</text:p>
          </table:table-cell>
          <table:table-cell office:value-type="string">
            <text:p>124,024200</text:p>
          </table:table-cell>
          <table:table-cell office:value-type="string">
            <text:p>5,183193</text:p>
          </table:table-cell>
          <table:table-cell office:value-type="string">
            <text:p>2727,168213</text:p>
          </table:table-cell>
          <table:table-cell office:value-type="string">
            <text:p>47,457333</text:p>
          </table:table-cell>
          <table:table-cell office:value-type="string">
            <text:p>51,239716</text:p>
          </table:table-cell>
          <table:table-cell office:value-type="string">
            <text:p>7,077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780289</text:p>
          </table:table-cell>
          <table:table-cell office:value-type="string">
            <text:p>17,993954</text:p>
          </table:table-cell>
          <table:table-cell office:value-type="string">
            <text:p>105,760345</text:p>
          </table:table-cell>
          <table:table-cell office:value-type="string">
            <text:p>8,2275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5,122063</text:p>
          </table:table-cell>
          <table:table-cell office:value-type="string">
            <text:p>9,238284</text:p>
          </table:table-cell>
          <table:table-cell office:value-type="string">
            <text:p>79,316803</text:p>
          </table:table-cell>
          <table:table-cell office:value-type="string">
            <text:p>9,7217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6,026054</text:p>
          </table:table-cell>
          <table:table-cell office:value-type="string">
            <text:p>20,3858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343769</text:p>
          </table:table-cell>
          <table:table-cell office:value-type="string">
            <text:p>18,194920</text:p>
          </table:table-cell>
        </table:table-row>
        <table:table-row table:style-name="ro1">
          <table:table-cell office:value-type="string">
            <text:p>GPE22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466,096680</text:p>
          </table:table-cell>
          <table:table-cell office:value-type="string">
            <text:p>697,192749</text:p>
          </table:table-cell>
          <table:table-cell office:value-type="string">
            <text:p>9454,291016</text:p>
          </table:table-cell>
          <table:table-cell office:value-type="string">
            <text:p>260,085052</text:p>
          </table:table-cell>
          <table:table-cell office:value-type="string">
            <text:p>15241,036133</text:p>
          </table:table-cell>
          <table:table-cell office:value-type="string">
            <text:p>334,904572</text:p>
          </table:table-cell>
          <table:table-cell office:value-type="string">
            <text:p>1943,758789</text:p>
          </table:table-cell>
          <table:table-cell office:value-type="string">
            <text:p>58,472500</text:p>
          </table:table-cell>
          <table:table-cell office:value-type="string">
            <text:p>2030,950439</text:p>
          </table:table-cell>
          <table:table-cell office:value-type="string">
            <text:p>47,166512</text:p>
          </table:table-cell>
          <table:table-cell office:value-type="string">
            <text:p>7524,288574</text:p>
          </table:table-cell>
          <table:table-cell office:value-type="string">
            <text:p>128,392990</text:p>
          </table:table-cell>
          <table:table-cell office:value-type="string">
            <text:p>15304,509766</text:p>
          </table:table-cell>
          <table:table-cell office:value-type="string">
            <text:p>203,707260</text:p>
          </table:table-cell>
          <table:table-cell office:value-type="string">
            <text:p>23443,083984</text:p>
          </table:table-cell>
          <table:table-cell office:value-type="string">
            <text:p>295,197906</text:p>
          </table:table-cell>
          <table:table-cell office:value-type="string">
            <text:p>1033,321411</text:p>
          </table:table-cell>
          <table:table-cell office:value-type="string">
            <text:p>27,973118</text:p>
          </table:table-cell>
          <table:table-cell office:value-type="string">
            <text:p>1,786566</text:p>
          </table:table-cell>
          <table:table-cell office:value-type="string">
            <text:p>5,421406</text:p>
          </table:table-cell>
          <table:table-cell office:value-type="string">
            <text:p>29,717878</text:p>
          </table:table-cell>
          <table:table-cell office:value-type="string">
            <text:p>7,281487</text:p>
          </table:table-cell>
          <table:table-cell office:value-type="string">
            <text:p>600,274475</text:p>
          </table:table-cell>
          <table:table-cell office:value-type="string">
            <text:p>12,910578</text:p>
          </table:table-cell>
          <table:table-cell office:value-type="string">
            <text:p>3166,823730</text:p>
          </table:table-cell>
          <table:table-cell office:value-type="string">
            <text:p>54,629139</text:p>
          </table:table-cell>
          <table:table-cell office:value-type="string">
            <text:p>37,495193</text:p>
          </table:table-cell>
          <table:table-cell office:value-type="string">
            <text:p>7,2036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5,984467</text:p>
          </table:table-cell>
          <table:table-cell office:value-type="string">
            <text:p>18,299707</text:p>
          </table:table-cell>
          <table:table-cell office:value-type="string">
            <text:p>69,112656</text:p>
          </table:table-cell>
          <table:table-cell office:value-type="string">
            <text:p>8,339051</text:p>
          </table:table-cell>
          <table:table-cell office:value-type="string">
            <text:p>75,557037</text:p>
          </table:table-cell>
          <table:table-cell office:value-type="string">
            <text:p>9,089414</text:p>
          </table:table-cell>
          <table:table-cell office:value-type="string">
            <text:p>207,962891</text:p>
          </table:table-cell>
          <table:table-cell office:value-type="string">
            <text:p>10,072718</text:p>
          </table:table-cell>
          <table:table-cell office:value-type="string">
            <text:p>40,007381</text:p>
          </table:table-cell>
          <table:table-cell office:value-type="string">
            <text:p>9,66193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462402</text:p>
          </table:table-cell>
          <table:table-cell office:value-type="string">
            <text:p>18,234364</text:p>
          </table:table-cell>
        </table:table-row>
        <table:table-row table:style-name="ro1">
          <table:table-cell office:value-type="string">
            <text:p>GPE22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69,950684</text:p>
          </table:table-cell>
          <table:table-cell office:value-type="string">
            <text:p>381,310944</text:p>
          </table:table-cell>
          <table:table-cell office:value-type="string">
            <text:p>588,829407</text:p>
          </table:table-cell>
          <table:table-cell office:value-type="string">
            <text:p>123,326157</text:p>
          </table:table-cell>
          <table:table-cell office:value-type="string">
            <text:p>705,849915</text:p>
          </table:table-cell>
          <table:table-cell office:value-type="string">
            <text:p>54,245373</text:p>
          </table:table-cell>
          <table:table-cell office:value-type="string">
            <text:p>8,758593</text:p>
          </table:table-cell>
          <table:table-cell office:value-type="string">
            <text:p>18,815533</text:p>
          </table:table-cell>
          <table:table-cell office:value-type="string">
            <text:p>10,643965</text:p>
          </table:table-cell>
          <table:table-cell office:value-type="string">
            <text:p>11,668990</text:p>
          </table:table-cell>
          <table:table-cell office:value-type="string">
            <text:p>60,072208</text:p>
          </table:table-cell>
          <table:table-cell office:value-type="string">
            <text:p>10,128583</text:p>
          </table:table-cell>
          <table:table-cell office:value-type="string">
            <text:p>89,849686</text:p>
          </table:table-cell>
          <table:table-cell office:value-type="string">
            <text:p>9,649860</text:p>
          </table:table-cell>
          <table:table-cell office:value-type="string">
            <text:p>162,465302</text:p>
          </table:table-cell>
          <table:table-cell office:value-type="string">
            <text:p>10,215164</text:p>
          </table:table-cell>
          <table:table-cell office:value-type="string">
            <text:p>52,529926</text:p>
          </table:table-cell>
          <table:table-cell office:value-type="string">
            <text:p>5,07816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,188114</text:p>
          </table:table-cell>
          <table:table-cell office:value-type="string">
            <text:p>7,342894</text:p>
          </table:table-cell>
          <table:table-cell office:value-type="string">
            <text:p>14,991691</text:p>
          </table:table-cell>
          <table:table-cell office:value-type="string">
            <text:p>4,437118</text:p>
          </table:table-cell>
          <table:table-cell office:value-type="string">
            <text:p>83,728157</text:p>
          </table:table-cell>
          <table:table-cell office:value-type="string">
            <text:p>9,164451</text:p>
          </table:table-cell>
          <table:table-cell office:value-type="string">
            <text:p>44,395355</text:p>
          </table:table-cell>
          <table:table-cell office:value-type="string">
            <text:p>7,3986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,515358</text:p>
          </table:table-cell>
          <table:table-cell office:value-type="string">
            <text:p>18,143503</text:p>
          </table:table-cell>
          <table:table-cell office:value-type="string">
            <text:p>28,975735</text:p>
          </table:table-cell>
          <table:table-cell office:value-type="string">
            <text:p>8,440922</text:p>
          </table:table-cell>
          <table:table-cell office:value-type="string">
            <text:p>19,022026</text:p>
          </table:table-cell>
          <table:table-cell office:value-type="string">
            <text:p>9,154266</text:p>
          </table:table-cell>
          <table:table-cell office:value-type="string">
            <text:p>27,651928</text:p>
          </table:table-cell>
          <table:table-cell office:value-type="string">
            <text:p>9,568710</text:p>
          </table:table-cell>
          <table:table-cell office:value-type="string">
            <text:p>12,619217</text:p>
          </table:table-cell>
          <table:table-cell office:value-type="string">
            <text:p>9,858194</text:p>
          </table:table-cell>
          <table:table-cell office:value-type="string">
            <text:p>30,894636</text:p>
          </table:table-cell>
          <table:table-cell office:value-type="string">
            <text:p>31,26027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4,460468</text:p>
          </table:table-cell>
          <table:table-cell office:value-type="string">
            <text:p>18,619440</text:p>
          </table:table-cell>
        </table:table-row>
        <table:table-row table:style-name="ro1">
          <table:table-cell office:value-type="string">
            <text:p>GPE22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0,696350</text:p>
          </table:table-cell>
          <table:table-cell office:value-type="string">
            <text:p>367,632172</text:p>
          </table:table-cell>
          <table:table-cell office:value-type="string">
            <text:p>569,978760</text:p>
          </table:table-cell>
          <table:table-cell office:value-type="string">
            <text:p>117,808128</text:p>
          </table:table-cell>
          <table:table-cell office:value-type="string">
            <text:p>793,698669</text:p>
          </table:table-cell>
          <table:table-cell office:value-type="string">
            <text:p>53,930473</text:p>
          </table:table-cell>
          <table:table-cell office:value-type="string">
            <text:p>6,812239</text:p>
          </table:table-cell>
          <table:table-cell office:value-type="string">
            <text:p>17,193308</text:p>
          </table:table-cell>
          <table:table-cell office:value-type="string">
            <text:p>16,784714</text:p>
          </table:table-cell>
          <table:table-cell office:value-type="string">
            <text:p>11,057462</text:p>
          </table:table-cell>
          <table:table-cell office:value-type="string">
            <text:p>53,910957</text:p>
          </table:table-cell>
          <table:table-cell office:value-type="string">
            <text:p>9,561627</text:p>
          </table:table-cell>
          <table:table-cell office:value-type="string">
            <text:p>95,662346</text:p>
          </table:table-cell>
          <table:table-cell office:value-type="string">
            <text:p>9,421962</text:p>
          </table:table-cell>
          <table:table-cell office:value-type="string">
            <text:p>204,321472</text:p>
          </table:table-cell>
          <table:table-cell office:value-type="string">
            <text:p>10,307260</text:p>
          </table:table-cell>
          <table:table-cell office:value-type="string">
            <text:p>54,471161</text:p>
          </table:table-cell>
          <table:table-cell office:value-type="string">
            <text:p>4,609142</text:p>
          </table:table-cell>
          <table:table-cell office:value-type="string">
            <text:p>1,262918</text:p>
          </table:table-cell>
          <table:table-cell office:value-type="string">
            <text:p>4,374070</text:p>
          </table:table-cell>
          <table:table-cell office:value-type="string">
            <text:p>21,650532</text:p>
          </table:table-cell>
          <table:table-cell office:value-type="string">
            <text:p>6,981144</text:p>
          </table:table-cell>
          <table:table-cell office:value-type="string">
            <text:p>7,214891</text:p>
          </table:table-cell>
          <table:table-cell office:value-type="string">
            <text:p>3,913313</text:p>
          </table:table-cell>
          <table:table-cell office:value-type="string">
            <text:p>42,780132</text:p>
          </table:table-cell>
          <table:table-cell office:value-type="string">
            <text:p>8,360808</text:p>
          </table:table-cell>
          <table:table-cell office:value-type="string">
            <text:p>36,230476</text:p>
          </table:table-cell>
          <table:table-cell office:value-type="string">
            <text:p>6,5533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,364044</text:p>
          </table:table-cell>
          <table:table-cell office:value-type="string">
            <text:p>17,812771</text:p>
          </table:table-cell>
          <table:table-cell office:value-type="string">
            <text:p>20,285183</text:p>
          </table:table-cell>
          <table:table-cell office:value-type="string">
            <text:p>7,417712</text:p>
          </table:table-cell>
          <table:table-cell office:value-type="string">
            <text:p>10,114505</text:p>
          </table:table-cell>
          <table:table-cell office:value-type="string">
            <text:p>7,967813</text:p>
          </table:table-cell>
          <table:table-cell office:value-type="string">
            <text:p>22,121542</text:p>
          </table:table-cell>
          <table:table-cell office:value-type="string">
            <text:p>8,316856</text:p>
          </table:table-cell>
          <table:table-cell office:value-type="string">
            <text:p>19,822220</text:p>
          </table:table-cell>
          <table:table-cell office:value-type="string">
            <text:p>8,718764</text:p>
          </table:table-cell>
          <table:table-cell office:value-type="string">
            <text:p>50,033688</text:p>
          </table:table-cell>
          <table:table-cell office:value-type="string">
            <text:p>30,60130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2,503483</text:p>
          </table:table-cell>
          <table:table-cell office:value-type="string">
            <text:p>16,559649</text:p>
          </table:table-cell>
        </table:table-row>
        <table:table-row table:style-name="ro1">
          <table:table-cell office:value-type="string">
            <text:p>GPE22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87,268799</text:p>
          </table:table-cell>
          <table:table-cell office:value-type="string">
            <text:p>501,751343</text:p>
          </table:table-cell>
          <table:table-cell office:value-type="string">
            <text:p>16024,882813</text:p>
          </table:table-cell>
          <table:table-cell office:value-type="string">
            <text:p>422,588745</text:p>
          </table:table-cell>
          <table:table-cell office:value-type="string">
            <text:p>22490,013672</text:p>
          </table:table-cell>
          <table:table-cell office:value-type="string">
            <text:p>483,372620</text:p>
          </table:table-cell>
          <table:table-cell office:value-type="string">
            <text:p>386,675629</text:p>
          </table:table-cell>
          <table:table-cell office:value-type="string">
            <text:p>41,247643</text:p>
          </table:table-cell>
          <table:table-cell office:value-type="string">
            <text:p>2972,736572</text:p>
          </table:table-cell>
          <table:table-cell office:value-type="string">
            <text:p>63,971642</text:p>
          </table:table-cell>
          <table:table-cell office:value-type="string">
            <text:p>24656,208984</text:p>
          </table:table-cell>
          <table:table-cell office:value-type="string">
            <text:p>404,278107</text:p>
          </table:table-cell>
          <table:table-cell office:value-type="string">
            <text:p>27355,855469</text:p>
          </table:table-cell>
          <table:table-cell office:value-type="string">
            <text:p>360,472748</text:p>
          </table:table-cell>
          <table:table-cell office:value-type="string">
            <text:p>9329,984375</text:p>
          </table:table-cell>
          <table:table-cell office:value-type="string">
            <text:p>119,690010</text:p>
          </table:table-cell>
          <table:table-cell office:value-type="string">
            <text:p>1641,628052</text:p>
          </table:table-cell>
          <table:table-cell office:value-type="string">
            <text:p>43,6689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5,180298</text:p>
          </table:table-cell>
          <table:table-cell office:value-type="string">
            <text:p>7,705382</text:p>
          </table:table-cell>
          <table:table-cell office:value-type="string">
            <text:p>351,214630</text:p>
          </table:table-cell>
          <table:table-cell office:value-type="string">
            <text:p>8,922052</text:p>
          </table:table-cell>
          <table:table-cell office:value-type="string">
            <text:p>5154,694824</text:p>
          </table:table-cell>
          <table:table-cell office:value-type="string">
            <text:p>87,272438</text:p>
          </table:table-cell>
          <table:table-cell office:value-type="string">
            <text:p>44,097775</text:p>
          </table:table-cell>
          <table:table-cell office:value-type="string">
            <text:p>8,4170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6,308838</text:p>
          </table:table-cell>
          <table:table-cell office:value-type="string">
            <text:p>18,878012</text:p>
          </table:table-cell>
          <table:table-cell office:value-type="string">
            <text:p>170,755295</text:p>
          </table:table-cell>
          <table:table-cell office:value-type="string">
            <text:p>10,061058</text:p>
          </table:table-cell>
          <table:table-cell office:value-type="string">
            <text:p>142,592773</text:p>
          </table:table-cell>
          <table:table-cell office:value-type="string">
            <text:p>10,830078</text:p>
          </table:table-cell>
          <table:table-cell office:value-type="string">
            <text:p>92,946159</text:p>
          </table:table-cell>
          <table:table-cell office:value-type="string">
            <text:p>11,072530</text:p>
          </table:table-cell>
          <table:table-cell office:value-type="string">
            <text:p>64,603691</text:p>
          </table:table-cell>
          <table:table-cell office:value-type="string">
            <text:p>11,512395</text:p>
          </table:table-cell>
          <table:table-cell office:value-type="string">
            <text:p>100,147751</text:p>
          </table:table-cell>
          <table:table-cell office:value-type="string">
            <text:p>63,29932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1,219559</text:p>
          </table:table-cell>
          <table:table-cell office:value-type="string">
            <text:p>21,877537</text:p>
          </table:table-cell>
        </table:table-row>
        <table:table-row table:style-name="ro1">
          <table:table-cell office:value-type="string">
            <text:p>GPE22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39,907471</text:p>
          </table:table-cell>
          <table:table-cell office:value-type="string">
            <text:p>452,744995</text:p>
          </table:table-cell>
          <table:table-cell office:value-type="string">
            <text:p>7819,366211</text:p>
          </table:table-cell>
          <table:table-cell office:value-type="string">
            <text:p>238,736038</text:p>
          </table:table-cell>
          <table:table-cell office:value-type="string">
            <text:p>11277,371094</text:p>
          </table:table-cell>
          <table:table-cell office:value-type="string">
            <text:p>253,444031</text:p>
          </table:table-cell>
          <table:table-cell office:value-type="string">
            <text:p>717,231445</text:p>
          </table:table-cell>
          <table:table-cell office:value-type="string">
            <text:p>35,637871</text:p>
          </table:table-cell>
          <table:table-cell office:value-type="string">
            <text:p>928,276611</text:p>
          </table:table-cell>
          <table:table-cell office:value-type="string">
            <text:p>28,350533</text:p>
          </table:table-cell>
          <table:table-cell office:value-type="string">
            <text:p>5063,148926</text:p>
          </table:table-cell>
          <table:table-cell office:value-type="string">
            <text:p>88,431030</text:p>
          </table:table-cell>
          <table:table-cell office:value-type="string">
            <text:p>10329,476563</text:p>
          </table:table-cell>
          <table:table-cell office:value-type="string">
            <text:p>138,754486</text:p>
          </table:table-cell>
          <table:table-cell office:value-type="string">
            <text:p>10638,898438</text:p>
          </table:table-cell>
          <table:table-cell office:value-type="string">
            <text:p>135,643555</text:p>
          </table:table-cell>
          <table:table-cell office:value-type="string">
            <text:p>713,987671</text:p>
          </table:table-cell>
          <table:table-cell office:value-type="string">
            <text:p>19,8098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269295</text:p>
          </table:table-cell>
          <table:table-cell office:value-type="string">
            <text:p>7,161616</text:p>
          </table:table-cell>
          <table:table-cell office:value-type="string">
            <text:p>210,760223</text:p>
          </table:table-cell>
          <table:table-cell office:value-type="string">
            <text:p>6,294852</text:p>
          </table:table-cell>
          <table:table-cell office:value-type="string">
            <text:p>2267,429199</text:p>
          </table:table-cell>
          <table:table-cell office:value-type="string">
            <text:p>39,991180</text:p>
          </table:table-cell>
          <table:table-cell office:value-type="string">
            <text:p>29,014141</text:p>
          </table:table-cell>
          <table:table-cell office:value-type="string">
            <text:p>6,952559</text:p>
          </table:table-cell>
          <table:table-cell office:value-type="string">
            <text:p>18,053606</text:p>
          </table:table-cell>
          <table:table-cell office:value-type="string">
            <text:p>14,139793</text:p>
          </table:table-cell>
          <table:table-cell office:value-type="string">
            <text:p>199,347900</text:p>
          </table:table-cell>
          <table:table-cell office:value-type="string">
            <text:p>18,257036</text:p>
          </table:table-cell>
          <table:table-cell office:value-type="string">
            <text:p>76,589569</text:p>
          </table:table-cell>
          <table:table-cell office:value-type="string">
            <text:p>8,202399</text:p>
          </table:table-cell>
          <table:table-cell office:value-type="string">
            <text:p>57,935108</text:p>
          </table:table-cell>
          <table:table-cell office:value-type="string">
            <text:p>8,862328</text:p>
          </table:table-cell>
          <table:table-cell office:value-type="string">
            <text:p>107,141663</text:p>
          </table:table-cell>
          <table:table-cell office:value-type="string">
            <text:p>9,304485</text:p>
          </table:table-cell>
          <table:table-cell office:value-type="string">
            <text:p>22,390734</text:p>
          </table:table-cell>
          <table:table-cell office:value-type="string">
            <text:p>9,4182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1,341835</text:p>
          </table:table-cell>
          <table:table-cell office:value-type="string">
            <text:p>17,897112</text:p>
          </table:table-cell>
        </table:table-row>
        <table:table-row table:style-name="ro1">
          <table:table-cell office:value-type="string">
            <text:p>GPE22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39,447998</text:p>
          </table:table-cell>
          <table:table-cell office:value-type="string">
            <text:p>422,454102</text:p>
          </table:table-cell>
          <table:table-cell office:value-type="string">
            <text:p>5620,460938</text:p>
          </table:table-cell>
          <table:table-cell office:value-type="string">
            <text:p>193,149338</text:p>
          </table:table-cell>
          <table:table-cell office:value-type="string">
            <text:p>10160,218750</text:p>
          </table:table-cell>
          <table:table-cell office:value-type="string">
            <text:p>229,964584</text:p>
          </table:table-cell>
          <table:table-cell office:value-type="string">
            <text:p>462,101593</text:p>
          </table:table-cell>
          <table:table-cell office:value-type="string">
            <text:p>30,222588</text:p>
          </table:table-cell>
          <table:table-cell office:value-type="string">
            <text:p>987,017273</text:p>
          </table:table-cell>
          <table:table-cell office:value-type="string">
            <text:p>28,005152</text:p>
          </table:table-cell>
          <table:table-cell office:value-type="string">
            <text:p>1694,957275</text:p>
          </table:table-cell>
          <table:table-cell office:value-type="string">
            <text:p>35,086319</text:p>
          </table:table-cell>
          <table:table-cell office:value-type="string">
            <text:p>5908,970703</text:p>
          </table:table-cell>
          <table:table-cell office:value-type="string">
            <text:p>81,483597</text:p>
          </table:table-cell>
          <table:table-cell office:value-type="string">
            <text:p>9650,589844</text:p>
          </table:table-cell>
          <table:table-cell office:value-type="string">
            <text:p>123,273666</text:p>
          </table:table-cell>
          <table:table-cell office:value-type="string">
            <text:p>645,255005</text:p>
          </table:table-cell>
          <table:table-cell office:value-type="string">
            <text:p>18,033281</text:p>
          </table:table-cell>
          <table:table-cell office:value-type="string">
            <text:p>4,523305</text:p>
          </table:table-cell>
          <table:table-cell office:value-type="string">
            <text:p>4,677912</text:p>
          </table:table-cell>
          <table:table-cell office:value-type="string">
            <text:p>34,244320</text:p>
          </table:table-cell>
          <table:table-cell office:value-type="string">
            <text:p>7,075928</text:p>
          </table:table-cell>
          <table:table-cell office:value-type="string">
            <text:p>203,131241</text:p>
          </table:table-cell>
          <table:table-cell office:value-type="string">
            <text:p>6,042319</text:p>
          </table:table-cell>
          <table:table-cell office:value-type="string">
            <text:p>1840,901489</text:p>
          </table:table-cell>
          <table:table-cell office:value-type="string">
            <text:p>33,087563</text:p>
          </table:table-cell>
          <table:table-cell office:value-type="string">
            <text:p>30,080105</text:p>
          </table:table-cell>
          <table:table-cell office:value-type="string">
            <text:p>6,6128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0,041924</text:p>
          </table:table-cell>
          <table:table-cell office:value-type="string">
            <text:p>17,787075</text:p>
          </table:table-cell>
          <table:table-cell office:value-type="string">
            <text:p>48,776608</text:p>
          </table:table-cell>
          <table:table-cell office:value-type="string">
            <text:p>7,718005</text:p>
          </table:table-cell>
          <table:table-cell office:value-type="string">
            <text:p>34,507824</text:p>
          </table:table-cell>
          <table:table-cell office:value-type="string">
            <text:p>8,362887</text:p>
          </table:table-cell>
          <table:table-cell office:value-type="string">
            <text:p>80,603508</text:p>
          </table:table-cell>
          <table:table-cell office:value-type="string">
            <text:p>8,864831</text:p>
          </table:table-cell>
          <table:table-cell office:value-type="string">
            <text:p>22,172184</text:p>
          </table:table-cell>
          <table:table-cell office:value-type="string">
            <text:p>9,18534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7,729374</text:p>
          </table:table-cell>
          <table:table-cell office:value-type="string">
            <text:p>16,900486</text:p>
          </table:table-cell>
        </table:table-row>
        <table:table-row table:style-name="ro1">
          <table:table-cell office:value-type="string">
            <text:p>GPE22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45,175781</text:p>
          </table:table-cell>
          <table:table-cell office:value-type="string">
            <text:p>383,697144</text:p>
          </table:table-cell>
          <table:table-cell office:value-type="string">
            <text:p>3743,713623</text:p>
          </table:table-cell>
          <table:table-cell office:value-type="string">
            <text:p>158,616653</text:p>
          </table:table-cell>
          <table:table-cell office:value-type="string">
            <text:p>5749,880859</text:p>
          </table:table-cell>
          <table:table-cell office:value-type="string">
            <text:p>141,173538</text:p>
          </table:table-cell>
          <table:table-cell office:value-type="string">
            <text:p>56,119877</text:p>
          </table:table-cell>
          <table:table-cell office:value-type="string">
            <text:p>19,818321</text:p>
          </table:table-cell>
          <table:table-cell office:value-type="string">
            <text:p>253,612961</text:p>
          </table:table-cell>
          <table:table-cell office:value-type="string">
            <text:p>14,840599</text:p>
          </table:table-cell>
          <table:table-cell office:value-type="string">
            <text:p>303,161621</text:p>
          </table:table-cell>
          <table:table-cell office:value-type="string">
            <text:p>13,389092</text:p>
          </table:table-cell>
          <table:table-cell office:value-type="string">
            <text:p>912,189270</text:p>
          </table:table-cell>
          <table:table-cell office:value-type="string">
            <text:p>18,284634</text:p>
          </table:table-cell>
          <table:table-cell office:value-type="string">
            <text:p>1250,964478</text:p>
          </table:table-cell>
          <table:table-cell office:value-type="string">
            <text:p>20,406857</text:p>
          </table:table-cell>
          <table:table-cell office:value-type="string">
            <text:p>278,645416</text:p>
          </table:table-cell>
          <table:table-cell office:value-type="string">
            <text:p>8,951486</text:p>
          </table:table-cell>
          <table:table-cell office:value-type="string">
            <text:p>6,129771</text:p>
          </table:table-cell>
          <table:table-cell office:value-type="string">
            <text:p>4,406280</text:p>
          </table:table-cell>
          <table:table-cell office:value-type="string">
            <text:p>27,778614</text:p>
          </table:table-cell>
          <table:table-cell office:value-type="string">
            <text:p>6,992070</text:p>
          </table:table-cell>
          <table:table-cell office:value-type="string">
            <text:p>46,795650</text:p>
          </table:table-cell>
          <table:table-cell office:value-type="string">
            <text:p>4,121751</text:p>
          </table:table-cell>
          <table:table-cell office:value-type="string">
            <text:p>1299,553955</text:p>
          </table:table-cell>
          <table:table-cell office:value-type="string">
            <text:p>24,651964</text:p>
          </table:table-cell>
          <table:table-cell office:value-type="string">
            <text:p>31,562178</text:p>
          </table:table-cell>
          <table:table-cell office:value-type="string">
            <text:p>6,3618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,432384</text:p>
          </table:table-cell>
          <table:table-cell office:value-type="string">
            <text:p>17,657368</text:p>
          </table:table-cell>
          <table:table-cell office:value-type="string">
            <text:p>28,802359</text:p>
          </table:table-cell>
          <table:table-cell office:value-type="string">
            <text:p>7,315432</text:p>
          </table:table-cell>
          <table:table-cell office:value-type="string">
            <text:p>18,153000</text:p>
          </table:table-cell>
          <table:table-cell office:value-type="string">
            <text:p>7,923424</text:p>
          </table:table-cell>
          <table:table-cell office:value-type="string">
            <text:p>26,479588</text:p>
          </table:table-cell>
          <table:table-cell office:value-type="string">
            <text:p>8,295099</text:p>
          </table:table-cell>
          <table:table-cell office:value-type="string">
            <text:p>12,786729</text:p>
          </table:table-cell>
          <table:table-cell office:value-type="string">
            <text:p>8,54655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8,262363</text:p>
          </table:table-cell>
          <table:table-cell office:value-type="string">
            <text:p>16,175535</text:p>
          </table:table-cell>
        </table:table-row>
        <table:table-row table:style-name="ro1">
          <table:table-cell office:value-type="string">
            <text:p>GPE22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33,639404</text:p>
          </table:table-cell>
          <table:table-cell office:value-type="string">
            <text:p>516,744141</text:p>
          </table:table-cell>
          <table:table-cell office:value-type="string">
            <text:p>8216,275391</text:p>
          </table:table-cell>
          <table:table-cell office:value-type="string">
            <text:p>263,257538</text:p>
          </table:table-cell>
          <table:table-cell office:value-type="string">
            <text:p>13442,172852</text:p>
          </table:table-cell>
          <table:table-cell office:value-type="string">
            <text:p>299,628754</text:p>
          </table:table-cell>
          <table:table-cell office:value-type="string">
            <text:p>258,865082</text:p>
          </table:table-cell>
          <table:table-cell office:value-type="string">
            <text:p>37,646809</text:p>
          </table:table-cell>
          <table:table-cell office:value-type="string">
            <text:p>2012,528076</text:p>
          </table:table-cell>
          <table:table-cell office:value-type="string">
            <text:p>47,436703</text:p>
          </table:table-cell>
          <table:table-cell office:value-type="string">
            <text:p>16257,163086</text:p>
          </table:table-cell>
          <table:table-cell office:value-type="string">
            <text:p>268,900482</text:p>
          </table:table-cell>
          <table:table-cell office:value-type="string">
            <text:p>13884,994141</text:p>
          </table:table-cell>
          <table:table-cell office:value-type="string">
            <text:p>185,343582</text:p>
          </table:table-cell>
          <table:table-cell office:value-type="string">
            <text:p>9750,749023</text:p>
          </table:table-cell>
          <table:table-cell office:value-type="string">
            <text:p>124,787125</text:p>
          </table:table-cell>
          <table:table-cell office:value-type="string">
            <text:p>1200,811401</text:p>
          </table:table-cell>
          <table:table-cell office:value-type="string">
            <text:p>32,426380</text:p>
          </table:table-cell>
          <table:table-cell office:value-type="string">
            <text:p>12,382752</text:p>
          </table:table-cell>
          <table:table-cell office:value-type="string">
            <text:p>6,380336</text:p>
          </table:table-cell>
          <table:table-cell office:value-type="string">
            <text:p>33,130985</text:p>
          </table:table-cell>
          <table:table-cell office:value-type="string">
            <text:p>7,884778</text:p>
          </table:table-cell>
          <table:table-cell office:value-type="string">
            <text:p>209,007095</text:p>
          </table:table-cell>
          <table:table-cell office:value-type="string">
            <text:p>7,081940</text:p>
          </table:table-cell>
          <table:table-cell office:value-type="string">
            <text:p>3117,786377</text:p>
          </table:table-cell>
          <table:table-cell office:value-type="string">
            <text:p>54,071976</text:p>
          </table:table-cell>
          <table:table-cell office:value-type="string">
            <text:p>49,212444</text:p>
          </table:table-cell>
          <table:table-cell office:value-type="string">
            <text:p>8,9984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,756821</text:p>
          </table:table-cell>
          <table:table-cell office:value-type="string">
            <text:p>18,754663</text:p>
          </table:table-cell>
          <table:table-cell office:value-type="string">
            <text:p>304,364441</text:p>
          </table:table-cell>
          <table:table-cell office:value-type="string">
            <text:p>11,738262</text:p>
          </table:table-cell>
          <table:table-cell office:value-type="string">
            <text:p>112,345833</text:p>
          </table:table-cell>
          <table:table-cell office:value-type="string">
            <text:p>11,566556</text:p>
          </table:table-cell>
          <table:table-cell office:value-type="string">
            <text:p>107,498451</text:p>
          </table:table-cell>
          <table:table-cell office:value-type="string">
            <text:p>12,041743</text:p>
          </table:table-cell>
          <table:table-cell office:value-type="string">
            <text:p>48,745911</text:p>
          </table:table-cell>
          <table:table-cell office:value-type="string">
            <text:p>12,458331</text:p>
          </table:table-cell>
          <table:table-cell office:value-type="string">
            <text:p>181,236847</text:p>
          </table:table-cell>
          <table:table-cell office:value-type="string">
            <text:p>56,1398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5,255814</text:p>
          </table:table-cell>
          <table:table-cell office:value-type="string">
            <text:p>23,482990</text:p>
          </table:table-cell>
        </table:table-row>
        <table:table-row table:style-name="ro1">
          <table:table-cell office:value-type="string">
            <text:p>GPE52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8,855591</text:p>
          </table:table-cell>
          <table:table-cell office:value-type="string">
            <text:p>447,668427</text:p>
          </table:table-cell>
          <table:table-cell office:value-type="string">
            <text:p>4461,741699</text:p>
          </table:table-cell>
          <table:table-cell office:value-type="string">
            <text:p>209,276733</text:p>
          </table:table-cell>
          <table:table-cell office:value-type="string">
            <text:p>7537,690430</text:p>
          </table:table-cell>
          <table:table-cell office:value-type="string">
            <text:p>182,543976</text:p>
          </table:table-cell>
          <table:table-cell office:value-type="string">
            <text:p>30,817270</text:p>
          </table:table-cell>
          <table:table-cell office:value-type="string">
            <text:p>33,093498</text:p>
          </table:table-cell>
          <table:table-cell office:value-type="string">
            <text:p>3512,713135</text:p>
          </table:table-cell>
          <table:table-cell office:value-type="string">
            <text:p>72,071053</text:p>
          </table:table-cell>
          <table:table-cell office:value-type="string">
            <text:p>27368,281250</text:p>
          </table:table-cell>
          <table:table-cell office:value-type="string">
            <text:p>448,158417</text:p>
          </table:table-cell>
          <table:table-cell office:value-type="string">
            <text:p>33857,628906</text:p>
          </table:table-cell>
          <table:table-cell office:value-type="string">
            <text:p>445,130096</text:p>
          </table:table-cell>
          <table:table-cell office:value-type="string">
            <text:p>2990,527100</text:p>
          </table:table-cell>
          <table:table-cell office:value-type="string">
            <text:p>42,007885</text:p>
          </table:table-cell>
          <table:table-cell office:value-type="string">
            <text:p>332,767181</text:p>
          </table:table-cell>
          <table:table-cell office:value-type="string">
            <text:p>10,4130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,407598</text:p>
          </table:table-cell>
          <table:table-cell office:value-type="string">
            <text:p>7,188291</text:p>
          </table:table-cell>
          <table:table-cell office:value-type="string">
            <text:p>227,235367</text:p>
          </table:table-cell>
          <table:table-cell office:value-type="string">
            <text:p>6,551714</text:p>
          </table:table-cell>
          <table:table-cell office:value-type="string">
            <text:p>1681,642090</text:p>
          </table:table-cell>
          <table:table-cell office:value-type="string">
            <text:p>30,702076</text:p>
          </table:table-cell>
          <table:table-cell office:value-type="string">
            <text:p>31,655172</text:p>
          </table:table-cell>
          <table:table-cell office:value-type="string">
            <text:p>6,99255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8,796005</text:p>
          </table:table-cell>
          <table:table-cell office:value-type="string">
            <text:p>18,005949</text:p>
          </table:table-cell>
          <table:table-cell office:value-type="string">
            <text:p>99,020294</text:p>
          </table:table-cell>
          <table:table-cell office:value-type="string">
            <text:p>8,508825</text:p>
          </table:table-cell>
          <table:table-cell office:value-type="string">
            <text:p>123,932846</text:p>
          </table:table-cell>
          <table:table-cell office:value-type="string">
            <text:p>9,373187</text:p>
          </table:table-cell>
          <table:table-cell office:value-type="string">
            <text:p>41,006405</text:p>
          </table:table-cell>
          <table:table-cell office:value-type="string">
            <text:p>9,277604</text:p>
          </table:table-cell>
          <table:table-cell office:value-type="string">
            <text:p>15,466916</text:p>
          </table:table-cell>
          <table:table-cell office:value-type="string">
            <text:p>9,692226</text:p>
          </table:table-cell>
          <table:table-cell office:value-type="string">
            <text:p>0,423282</text:p>
          </table:table-cell>
          <table:table-cell office:value-type="string">
            <text:p>66,0055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9,877720</text:p>
          </table:table-cell>
          <table:table-cell office:value-type="string">
            <text:p>18,382322</text:p>
          </table:table-cell>
        </table:table-row>
        <table:table-row table:style-name="ro1">
          <table:table-cell office:value-type="string">
            <text:p>GPE53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83,684448</text:p>
          </table:table-cell>
          <table:table-cell office:value-type="string">
            <text:p>417,366150</text:p>
          </table:table-cell>
          <table:table-cell office:value-type="string">
            <text:p>9294,704102</text:p>
          </table:table-cell>
          <table:table-cell office:value-type="string">
            <text:p>267,331451</text:p>
          </table:table-cell>
          <table:table-cell office:value-type="string">
            <text:p>16519,789063</text:p>
          </table:table-cell>
          <table:table-cell office:value-type="string">
            <text:p>358,617126</text:p>
          </table:table-cell>
          <table:table-cell office:value-type="string">
            <text:p>39,251472</text:p>
          </table:table-cell>
          <table:table-cell office:value-type="string">
            <text:p>24,341522</text:p>
          </table:table-cell>
          <table:table-cell office:value-type="string">
            <text:p>1456,790405</text:p>
          </table:table-cell>
          <table:table-cell office:value-type="string">
            <text:p>35,065979</text:p>
          </table:table-cell>
          <table:table-cell office:value-type="string">
            <text:p>1677,260742</text:p>
          </table:table-cell>
          <table:table-cell office:value-type="string">
            <text:p>34,702557</text:p>
          </table:table-cell>
          <table:table-cell office:value-type="string">
            <text:p>2869,528809</text:p>
          </table:table-cell>
          <table:table-cell office:value-type="string">
            <text:p>42,692444</text:p>
          </table:table-cell>
          <table:table-cell office:value-type="string">
            <text:p>3900,408203</text:p>
          </table:table-cell>
          <table:table-cell office:value-type="string">
            <text:p>52,107845</text:p>
          </table:table-cell>
          <table:table-cell office:value-type="string">
            <text:p>565,211121</text:p>
          </table:table-cell>
          <table:table-cell office:value-type="string">
            <text:p>16,0317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269896</text:p>
          </table:table-cell>
          <table:table-cell office:value-type="string">
            <text:p>7,125565</text:p>
          </table:table-cell>
          <table:table-cell office:value-type="string">
            <text:p>72,418625</text:p>
          </table:table-cell>
          <table:table-cell office:value-type="string">
            <text:p>4,639716</text:p>
          </table:table-cell>
          <table:table-cell office:value-type="string">
            <text:p>3356,446289</text:p>
          </table:table-cell>
          <table:table-cell office:value-type="string">
            <text:p>57,708508</text:p>
          </table:table-cell>
          <table:table-cell office:value-type="string">
            <text:p>30,055674</text:p>
          </table:table-cell>
          <table:table-cell office:value-type="string">
            <text:p>6,9351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073933</text:p>
          </table:table-cell>
          <table:table-cell office:value-type="string">
            <text:p>17,797661</text:p>
          </table:table-cell>
          <table:table-cell office:value-type="string">
            <text:p>34,957264</text:p>
          </table:table-cell>
          <table:table-cell office:value-type="string">
            <text:p>7,904906</text:p>
          </table:table-cell>
          <table:table-cell office:value-type="string">
            <text:p>25,467308</text:p>
          </table:table-cell>
          <table:table-cell office:value-type="string">
            <text:p>8,386915</text:p>
          </table:table-cell>
          <table:table-cell office:value-type="string">
            <text:p>49,467640</text:p>
          </table:table-cell>
          <table:table-cell office:value-type="string">
            <text:p>8,832807</text:p>
          </table:table-cell>
          <table:table-cell office:value-type="string">
            <text:p>24,093771</text:p>
          </table:table-cell>
          <table:table-cell office:value-type="string">
            <text:p>9,25241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7,144695</text:p>
          </table:table-cell>
          <table:table-cell office:value-type="string">
            <text:p>17,453157</text:p>
          </table:table-cell>
        </table:table-row>
        <table:table-row table:style-name="ro1">
          <table:table-cell office:value-type="string">
            <text:p>GPE53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71,445557</text:p>
          </table:table-cell>
          <table:table-cell office:value-type="string">
            <text:p>465,544586</text:p>
          </table:table-cell>
          <table:table-cell office:value-type="string">
            <text:p>15593,419922</text:p>
          </table:table-cell>
          <table:table-cell office:value-type="string">
            <text:p>400,334839</text:p>
          </table:table-cell>
          <table:table-cell office:value-type="string">
            <text:p>31455,242188</text:p>
          </table:table-cell>
          <table:table-cell office:value-type="string">
            <text:p>665,471008</text:p>
          </table:table-cell>
          <table:table-cell office:value-type="string">
            <text:p>98,939659</text:p>
          </table:table-cell>
          <table:table-cell office:value-type="string">
            <text:p>42,215336</text:p>
          </table:table-cell>
          <table:table-cell office:value-type="string">
            <text:p>1768,331055</text:p>
          </table:table-cell>
          <table:table-cell office:value-type="string">
            <text:p>44,183552</text:p>
          </table:table-cell>
          <table:table-cell office:value-type="string">
            <text:p>5098,715820</text:p>
          </table:table-cell>
          <table:table-cell office:value-type="string">
            <text:p>89,892044</text:p>
          </table:table-cell>
          <table:table-cell office:value-type="string">
            <text:p>4625,184082</text:p>
          </table:table-cell>
          <table:table-cell office:value-type="string">
            <text:p>66,975739</text:p>
          </table:table-cell>
          <table:table-cell office:value-type="string">
            <text:p>68975,054688</text:p>
          </table:table-cell>
          <table:table-cell office:value-type="string">
            <text:p>863,216370</text:p>
          </table:table-cell>
          <table:table-cell office:value-type="string">
            <text:p>1419,278564</text:p>
          </table:table-cell>
          <table:table-cell office:value-type="string">
            <text:p>37,88493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3,415413</text:p>
          </table:table-cell>
          <table:table-cell office:value-type="string">
            <text:p>7,367619</text:p>
          </table:table-cell>
          <table:table-cell office:value-type="string">
            <text:p>160,458267</text:p>
          </table:table-cell>
          <table:table-cell office:value-type="string">
            <text:p>5,878311</text:p>
          </table:table-cell>
          <table:table-cell office:value-type="string">
            <text:p>5521,665527</text:p>
          </table:table-cell>
          <table:table-cell office:value-type="string">
            <text:p>93,190826</text:p>
          </table:table-cell>
          <table:table-cell office:value-type="string">
            <text:p>45,362492</text:p>
          </table:table-cell>
          <table:table-cell office:value-type="string">
            <text:p>7,5111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6,933212</text:p>
          </table:table-cell>
          <table:table-cell office:value-type="string">
            <text:p>18,186354</text:p>
          </table:table-cell>
          <table:table-cell office:value-type="string">
            <text:p>38,879932</text:p>
          </table:table-cell>
          <table:table-cell office:value-type="string">
            <text:p>8,514138</text:p>
          </table:table-cell>
          <table:table-cell office:value-type="string">
            <text:p>32,588497</text:p>
          </table:table-cell>
          <table:table-cell office:value-type="string">
            <text:p>9,044113</text:p>
          </table:table-cell>
          <table:table-cell office:value-type="string">
            <text:p>94,730148</text:p>
          </table:table-cell>
          <table:table-cell office:value-type="string">
            <text:p>9,667166</text:p>
          </table:table-cell>
          <table:table-cell office:value-type="string">
            <text:p>57,316925</text:p>
          </table:table-cell>
          <table:table-cell office:value-type="string">
            <text:p>9,998636</text:p>
          </table:table-cell>
          <table:table-cell office:value-type="string">
            <text:p>129,359970</text:p>
          </table:table-cell>
          <table:table-cell office:value-type="string">
            <text:p>45,94634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5,890259</text:p>
          </table:table-cell>
          <table:table-cell office:value-type="string">
            <text:p>19,056318</text:p>
          </table:table-cell>
        </table:table-row>
        <table:table-row table:style-name="ro1">
          <table:table-cell office:value-type="string">
            <text:p>GPE53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3,720825</text:p>
          </table:table-cell>
          <table:table-cell office:value-type="string">
            <text:p>410,116821</text:p>
          </table:table-cell>
          <table:table-cell office:value-type="string">
            <text:p>10715,899414</text:p>
          </table:table-cell>
          <table:table-cell office:value-type="string">
            <text:p>298,675232</text:p>
          </table:table-cell>
          <table:table-cell office:value-type="string">
            <text:p>16235,810547</text:p>
          </table:table-cell>
          <table:table-cell office:value-type="string">
            <text:p>353,043457</text:p>
          </table:table-cell>
          <table:table-cell office:value-type="string">
            <text:p>165,267761</text:p>
          </table:table-cell>
          <table:table-cell office:value-type="string">
            <text:p>26,124908</text:p>
          </table:table-cell>
          <table:table-cell office:value-type="string">
            <text:p>2927,108398</text:p>
          </table:table-cell>
          <table:table-cell office:value-type="string">
            <text:p>60,075146</text:p>
          </table:table-cell>
          <table:table-cell office:value-type="string">
            <text:p>1912,894531</text:p>
          </table:table-cell>
          <table:table-cell office:value-type="string">
            <text:p>38,469997</text:p>
          </table:table-cell>
          <table:table-cell office:value-type="string">
            <text:p>3902,556641</text:p>
          </table:table-cell>
          <table:table-cell office:value-type="string">
            <text:p>55,760536</text:p>
          </table:table-cell>
          <table:table-cell office:value-type="string">
            <text:p>3080,480469</text:p>
          </table:table-cell>
          <table:table-cell office:value-type="string">
            <text:p>42,180477</text:p>
          </table:table-cell>
          <table:table-cell office:value-type="string">
            <text:p>802,021301</text:p>
          </table:table-cell>
          <table:table-cell office:value-type="string">
            <text:p>22,020395</text:p>
          </table:table-cell>
          <table:table-cell office:value-type="string">
            <text:p>15,539244</text:p>
          </table:table-cell>
          <table:table-cell office:value-type="string">
            <text:p>4,993206</text:p>
          </table:table-cell>
          <table:table-cell office:value-type="string">
            <text:p>23,628210</text:p>
          </table:table-cell>
          <table:table-cell office:value-type="string">
            <text:p>7,099710</text:p>
          </table:table-cell>
          <table:table-cell office:value-type="string">
            <text:p>112,758385</text:p>
          </table:table-cell>
          <table:table-cell office:value-type="string">
            <text:p>4,941850</text:p>
          </table:table-cell>
          <table:table-cell office:value-type="string">
            <text:p>3495,878418</text:p>
          </table:table-cell>
          <table:table-cell office:value-type="string">
            <text:p>59,970165</text:p>
          </table:table-cell>
          <table:table-cell office:value-type="string">
            <text:p>33,145714</text:p>
          </table:table-cell>
          <table:table-cell office:value-type="string">
            <text:p>6,8573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,068527</text:p>
          </table:table-cell>
          <table:table-cell office:value-type="string">
            <text:p>17,775618</text:p>
          </table:table-cell>
          <table:table-cell office:value-type="string">
            <text:p>54,189014</text:p>
          </table:table-cell>
          <table:table-cell office:value-type="string">
            <text:p>7,897892</text:p>
          </table:table-cell>
          <table:table-cell office:value-type="string">
            <text:p>39,861240</text:p>
          </table:table-cell>
          <table:table-cell office:value-type="string">
            <text:p>8,321243</text:p>
          </table:table-cell>
          <table:table-cell office:value-type="string">
            <text:p>41,523788</text:p>
          </table:table-cell>
          <table:table-cell office:value-type="string">
            <text:p>8,710300</text:p>
          </table:table-cell>
          <table:table-cell office:value-type="string">
            <text:p>34,499359</text:p>
          </table:table-cell>
          <table:table-cell office:value-type="string">
            <text:p>9,14345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7,772533</text:p>
          </table:table-cell>
          <table:table-cell office:value-type="string">
            <text:p>17,401520</text:p>
          </table:table-cell>
        </table:table-row>
        <table:table-row table:style-name="ro1">
          <table:table-cell office:value-type="string">
            <text:p>GPE53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2,785706</text:p>
          </table:table-cell>
          <table:table-cell office:value-type="string">
            <text:p>383,153625</text:p>
          </table:table-cell>
          <table:table-cell office:value-type="string">
            <text:p>2362,110352</text:p>
          </table:table-cell>
          <table:table-cell office:value-type="string">
            <text:p>144,198990</text:p>
          </table:table-cell>
          <table:table-cell office:value-type="string">
            <text:p>4200,019531</text:p>
          </table:table-cell>
          <table:table-cell office:value-type="string">
            <text:p>112,661125</text:p>
          </table:table-cell>
          <table:table-cell office:value-type="string">
            <text:p>146,625336</text:p>
          </table:table-cell>
          <table:table-cell office:value-type="string">
            <text:p>22,244141</text:p>
          </table:table-cell>
          <table:table-cell office:value-type="string">
            <text:p>866,050293</text:p>
          </table:table-cell>
          <table:table-cell office:value-type="string">
            <text:p>24,745665</text:p>
          </table:table-cell>
          <table:table-cell office:value-type="string">
            <text:p>1821,910156</text:p>
          </table:table-cell>
          <table:table-cell office:value-type="string">
            <text:p>36,553833</text:p>
          </table:table-cell>
          <table:table-cell office:value-type="string">
            <text:p>3444,600586</text:p>
          </table:table-cell>
          <table:table-cell office:value-type="string">
            <text:p>49,797668</text:p>
          </table:table-cell>
          <table:table-cell office:value-type="string">
            <text:p>1375,759033</text:p>
          </table:table-cell>
          <table:table-cell office:value-type="string">
            <text:p>22,031162</text:p>
          </table:table-cell>
          <table:table-cell office:value-type="string">
            <text:p>183,136475</text:p>
          </table:table-cell>
          <table:table-cell office:value-type="string">
            <text:p>6,875041</text:p>
          </table:table-cell>
          <table:table-cell office:value-type="string">
            <text:p>2,649047</text:p>
          </table:table-cell>
          <table:table-cell office:value-type="string">
            <text:p>4,312682</text:p>
          </table:table-cell>
          <table:table-cell office:value-type="string">
            <text:p>29,692024</text:p>
          </table:table-cell>
          <table:table-cell office:value-type="string">
            <text:p>7,039419</text:p>
          </table:table-cell>
          <table:table-cell office:value-type="string">
            <text:p>62,776295</text:p>
          </table:table-cell>
          <table:table-cell office:value-type="string">
            <text:p>4,306649</text:p>
          </table:table-cell>
          <table:table-cell office:value-type="string">
            <text:p>886,369507</text:p>
          </table:table-cell>
          <table:table-cell office:value-type="string">
            <text:p>18,417149</text:p>
          </table:table-cell>
          <table:table-cell office:value-type="string">
            <text:p>34,928562</text:p>
          </table:table-cell>
          <table:table-cell office:value-type="string">
            <text:p>6,551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1,856730</text:p>
          </table:table-cell>
          <table:table-cell office:value-type="string">
            <text:p>17,716232</text:p>
          </table:table-cell>
          <table:table-cell office:value-type="string">
            <text:p>50,344524</text:p>
          </table:table-cell>
          <table:table-cell office:value-type="string">
            <text:p>7,641796</text:p>
          </table:table-cell>
          <table:table-cell office:value-type="string">
            <text:p>23,560278</text:p>
          </table:table-cell>
          <table:table-cell office:value-type="string">
            <text:p>8,240726</text:p>
          </table:table-cell>
          <table:table-cell office:value-type="string">
            <text:p>20,643375</text:p>
          </table:table-cell>
          <table:table-cell office:value-type="string">
            <text:p>8,621318</text:p>
          </table:table-cell>
          <table:table-cell office:value-type="string">
            <text:p>18,454208</text:p>
          </table:table-cell>
          <table:table-cell office:value-type="string">
            <text:p>9,02454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6,119808</text:p>
          </table:table-cell>
          <table:table-cell office:value-type="string">
            <text:p>16,818497</text:p>
          </table:table-cell>
        </table:table-row>
        <table:table-row table:style-name="ro1">
          <table:table-cell office:value-type="string">
            <text:p>GPE53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86,170044</text:p>
          </table:table-cell>
          <table:table-cell office:value-type="string">
            <text:p>379,410339</text:p>
          </table:table-cell>
          <table:table-cell office:value-type="string">
            <text:p>3238,076416</text:p>
          </table:table-cell>
          <table:table-cell office:value-type="string">
            <text:p>153,757965</text:p>
          </table:table-cell>
          <table:table-cell office:value-type="string">
            <text:p>5317,618652</text:p>
          </table:table-cell>
          <table:table-cell office:value-type="string">
            <text:p>133,196396</text:p>
          </table:table-cell>
          <table:table-cell office:value-type="string">
            <text:p>24,653818</text:p>
          </table:table-cell>
          <table:table-cell office:value-type="string">
            <text:p>20,442400</text:p>
          </table:table-cell>
          <table:table-cell office:value-type="string">
            <text:p>1039,014771</text:p>
          </table:table-cell>
          <table:table-cell office:value-type="string">
            <text:p>27,104286</text:p>
          </table:table-cell>
          <table:table-cell office:value-type="string">
            <text:p>365,054169</text:p>
          </table:table-cell>
          <table:table-cell office:value-type="string">
            <text:p>14,677835</text:p>
          </table:table-cell>
          <table:table-cell office:value-type="string">
            <text:p>1932,924561</text:p>
          </table:table-cell>
          <table:table-cell office:value-type="string">
            <text:p>30,813698</text:p>
          </table:table-cell>
          <table:table-cell office:value-type="string">
            <text:p>1423,450073</text:p>
          </table:table-cell>
          <table:table-cell office:value-type="string">
            <text:p>22,445305</text:p>
          </table:table-cell>
          <table:table-cell office:value-type="string">
            <text:p>212,682129</text:p>
          </table:table-cell>
          <table:table-cell office:value-type="string">
            <text:p>7,425361</text:p>
          </table:table-cell>
          <table:table-cell office:value-type="string">
            <text:p>3,665541</text:p>
          </table:table-cell>
          <table:table-cell office:value-type="string">
            <text:p>4,282139</text:p>
          </table:table-cell>
          <table:table-cell office:value-type="string">
            <text:p>25,063643</text:p>
          </table:table-cell>
          <table:table-cell office:value-type="string">
            <text:p>6,929752</text:p>
          </table:table-cell>
          <table:table-cell office:value-type="string">
            <text:p>31,871387</text:p>
          </table:table-cell>
          <table:table-cell office:value-type="string">
            <text:p>3,980375</text:p>
          </table:table-cell>
          <table:table-cell office:value-type="string">
            <text:p>1226,568359</text:p>
          </table:table-cell>
          <table:table-cell office:value-type="string">
            <text:p>23,504179</text:p>
          </table:table-cell>
          <table:table-cell office:value-type="string">
            <text:p>31,078609</text:p>
          </table:table-cell>
          <table:table-cell office:value-type="string">
            <text:p>6,36126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,045496</text:p>
          </table:table-cell>
          <table:table-cell office:value-type="string">
            <text:p>17,603338</text:p>
          </table:table-cell>
          <table:table-cell office:value-type="string">
            <text:p>36,495991</text:p>
          </table:table-cell>
          <table:table-cell office:value-type="string">
            <text:p>7,344244</text:p>
          </table:table-cell>
          <table:table-cell office:value-type="string">
            <text:p>20,977335</text:p>
          </table:table-cell>
          <table:table-cell office:value-type="string">
            <text:p>7,756496</text:p>
          </table:table-cell>
          <table:table-cell office:value-type="string">
            <text:p>25,052391</text:p>
          </table:table-cell>
          <table:table-cell office:value-type="string">
            <text:p>8,115655</text:p>
          </table:table-cell>
          <table:table-cell office:value-type="string">
            <text:p>14,768950</text:p>
          </table:table-cell>
          <table:table-cell office:value-type="string">
            <text:p>8,49190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413593</text:p>
          </table:table-cell>
          <table:table-cell office:value-type="string">
            <text:p>16,285786</text:p>
          </table:table-cell>
        </table:table-row>
        <table:table-row table:style-name="ro1">
          <table:table-cell office:value-type="string">
            <text:p>GPE53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2,886597</text:p>
          </table:table-cell>
          <table:table-cell office:value-type="string">
            <text:p>415,739014</text:p>
          </table:table-cell>
          <table:table-cell office:value-type="string">
            <text:p>9611,370117</text:p>
          </table:table-cell>
          <table:table-cell office:value-type="string">
            <text:p>276,787750</text:p>
          </table:table-cell>
          <table:table-cell office:value-type="string">
            <text:p>21704,611328</text:p>
          </table:table-cell>
          <table:table-cell office:value-type="string">
            <text:p>465,012115</text:p>
          </table:table-cell>
          <table:table-cell office:value-type="string">
            <text:p>190,742676</text:p>
          </table:table-cell>
          <table:table-cell office:value-type="string">
            <text:p>29,432482</text:p>
          </table:table-cell>
          <table:table-cell office:value-type="string">
            <text:p>2667,336914</text:p>
          </table:table-cell>
          <table:table-cell office:value-type="string">
            <text:p>56,263630</text:p>
          </table:table-cell>
          <table:table-cell office:value-type="string">
            <text:p>4003,973389</text:p>
          </table:table-cell>
          <table:table-cell office:value-type="string">
            <text:p>71,665421</text:p>
          </table:table-cell>
          <table:table-cell office:value-type="string">
            <text:p>7271,478027</text:p>
          </table:table-cell>
          <table:table-cell office:value-type="string">
            <text:p>99,289665</text:p>
          </table:table-cell>
          <table:table-cell office:value-type="string">
            <text:p>9450,432617</text:p>
          </table:table-cell>
          <table:table-cell office:value-type="string">
            <text:p>120,823921</text:p>
          </table:table-cell>
          <table:table-cell office:value-type="string">
            <text:p>1053,471558</text:p>
          </table:table-cell>
          <table:table-cell office:value-type="string">
            <text:p>28,431171</text:p>
          </table:table-cell>
          <table:table-cell office:value-type="string">
            <text:p>12,536767</text:p>
          </table:table-cell>
          <table:table-cell office:value-type="string">
            <text:p>5,057028</text:p>
          </table:table-cell>
          <table:table-cell office:value-type="string">
            <text:p>30,416016</text:p>
          </table:table-cell>
          <table:table-cell office:value-type="string">
            <text:p>7,085036</text:p>
          </table:table-cell>
          <table:table-cell office:value-type="string">
            <text:p>260,342957</text:p>
          </table:table-cell>
          <table:table-cell office:value-type="string">
            <text:p>6,894587</text:p>
          </table:table-cell>
          <table:table-cell office:value-type="string">
            <text:p>3996,737061</text:p>
          </table:table-cell>
          <table:table-cell office:value-type="string">
            <text:p>68,126251</text:p>
          </table:table-cell>
          <table:table-cell office:value-type="string">
            <text:p>26,726486</text:p>
          </table:table-cell>
          <table:table-cell office:value-type="string">
            <text:p>6,6161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3,835709</text:p>
          </table:table-cell>
          <table:table-cell office:value-type="string">
            <text:p>18,013515</text:p>
          </table:table-cell>
          <table:table-cell office:value-type="string">
            <text:p>72,385162</text:p>
          </table:table-cell>
          <table:table-cell office:value-type="string">
            <text:p>7,721759</text:p>
          </table:table-cell>
          <table:table-cell office:value-type="string">
            <text:p>37,899216</text:p>
          </table:table-cell>
          <table:table-cell office:value-type="string">
            <text:p>8,110758</text:p>
          </table:table-cell>
          <table:table-cell office:value-type="string">
            <text:p>65,803940</text:p>
          </table:table-cell>
          <table:table-cell office:value-type="string">
            <text:p>8,585642</text:p>
          </table:table-cell>
          <table:table-cell office:value-type="string">
            <text:p>91,154297</text:p>
          </table:table-cell>
          <table:table-cell office:value-type="string">
            <text:p>9,12803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2,947548</text:p>
          </table:table-cell>
          <table:table-cell office:value-type="string">
            <text:p>16,863256</text:p>
          </table:table-cell>
        </table:table-row>
        <table:table-row table:style-name="ro1">
          <table:table-cell office:value-type="string">
            <text:p>GPE53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31,144836</text:p>
          </table:table-cell>
          <table:table-cell office:value-type="string">
            <text:p>373,634460</text:p>
          </table:table-cell>
          <table:table-cell office:value-type="string">
            <text:p>1853,456299</text:p>
          </table:table-cell>
          <table:table-cell office:value-type="string">
            <text:p>131,648285</text:p>
          </table:table-cell>
          <table:table-cell office:value-type="string">
            <text:p>3177,250488</text:p>
          </table:table-cell>
          <table:table-cell office:value-type="string">
            <text:p>92,655846</text:p>
          </table:table-cell>
          <table:table-cell office:value-type="string">
            <text:p>41,197826</text:p>
          </table:table-cell>
          <table:table-cell office:value-type="string">
            <text:p>20,128443</text:p>
          </table:table-cell>
          <table:table-cell office:value-type="string">
            <text:p>660,130554</text:p>
          </table:table-cell>
          <table:table-cell office:value-type="string">
            <text:p>20,888140</text:p>
          </table:table-cell>
          <table:table-cell office:value-type="string">
            <text:p>472,035919</text:p>
          </table:table-cell>
          <table:table-cell office:value-type="string">
            <text:p>15,574430</text:p>
          </table:table-cell>
          <table:table-cell office:value-type="string">
            <text:p>793,947388</text:p>
          </table:table-cell>
          <table:table-cell office:value-type="string">
            <text:p>16,771872</text:p>
          </table:table-cell>
          <table:table-cell office:value-type="string">
            <text:p>1556,699341</text:p>
          </table:table-cell>
          <table:table-cell office:value-type="string">
            <text:p>23,821466</text:p>
          </table:table-cell>
          <table:table-cell office:value-type="string">
            <text:p>134,838455</text:p>
          </table:table-cell>
          <table:table-cell office:value-type="string">
            <text:p>5,763978</text:p>
          </table:table-cell>
          <table:table-cell office:value-type="string">
            <text:p>2,341018</text:p>
          </table:table-cell>
          <table:table-cell office:value-type="string">
            <text:p>4,097012</text:p>
          </table:table-cell>
          <table:table-cell office:value-type="string">
            <text:p>31,657143</text:p>
          </table:table-cell>
          <table:table-cell office:value-type="string">
            <text:p>6,942711</text:p>
          </table:table-cell>
          <table:table-cell office:value-type="string">
            <text:p>26,297266</text:p>
          </table:table-cell>
          <table:table-cell office:value-type="string">
            <text:p>3,831697</text:p>
          </table:table-cell>
          <table:table-cell office:value-type="string">
            <text:p>702,774109</text:p>
          </table:table-cell>
          <table:table-cell office:value-type="string">
            <text:p>15,685738</text:p>
          </table:table-cell>
          <table:table-cell office:value-type="string">
            <text:p>34,593784</text:p>
          </table:table-cell>
          <table:table-cell office:value-type="string">
            <text:p>6,3102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,563471</text:p>
          </table:table-cell>
          <table:table-cell office:value-type="string">
            <text:p>17,566275</text:p>
          </table:table-cell>
          <table:table-cell office:value-type="string">
            <text:p>26,440086</text:p>
          </table:table-cell>
          <table:table-cell office:value-type="string">
            <text:p>7,248634</text:p>
          </table:table-cell>
          <table:table-cell office:value-type="string">
            <text:p>19,553099</text:p>
          </table:table-cell>
          <table:table-cell office:value-type="string">
            <text:p>7,755490</text:p>
          </table:table-cell>
          <table:table-cell office:value-type="string">
            <text:p>28,467468</text:p>
          </table:table-cell>
          <table:table-cell office:value-type="string">
            <text:p>8,093480</text:p>
          </table:table-cell>
          <table:table-cell office:value-type="string">
            <text:p>9,408575</text:p>
          </table:table-cell>
          <table:table-cell office:value-type="string">
            <text:p>8,43332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2,898743</text:p>
          </table:table-cell>
          <table:table-cell office:value-type="string">
            <text:p>16,083586</text:p>
          </table:table-cell>
        </table:table-row>
        <table:table-row table:style-name="ro1">
          <table:table-cell office:value-type="string">
            <text:p>GPE53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02,686646</text:p>
          </table:table-cell>
          <table:table-cell office:value-type="string">
            <text:p>411,588776</text:p>
          </table:table-cell>
          <table:table-cell office:value-type="string">
            <text:p>4864,293945</text:p>
          </table:table-cell>
          <table:table-cell office:value-type="string">
            <text:p>189,262772</text:p>
          </table:table-cell>
          <table:table-cell office:value-type="string">
            <text:p>7348,030273</text:p>
          </table:table-cell>
          <table:table-cell office:value-type="string">
            <text:p>174,766937</text:p>
          </table:table-cell>
          <table:table-cell office:value-type="string">
            <text:p>64,878464</text:p>
          </table:table-cell>
          <table:table-cell office:value-type="string">
            <text:p>25,334368</text:p>
          </table:table-cell>
          <table:table-cell office:value-type="string">
            <text:p>943,218994</text:p>
          </table:table-cell>
          <table:table-cell office:value-type="string">
            <text:p>27,050076</text:p>
          </table:table-cell>
          <table:table-cell office:value-type="string">
            <text:p>1948,495850</text:p>
          </table:table-cell>
          <table:table-cell office:value-type="string">
            <text:p>39,029709</text:p>
          </table:table-cell>
          <table:table-cell office:value-type="string">
            <text:p>2451,169922</text:p>
          </table:table-cell>
          <table:table-cell office:value-type="string">
            <text:p>35,942509</text:p>
          </table:table-cell>
          <table:table-cell office:value-type="string">
            <text:p>2450,623535</text:p>
          </table:table-cell>
          <table:table-cell office:value-type="string">
            <text:p>34,600433</text:p>
          </table:table-cell>
          <table:table-cell office:value-type="string">
            <text:p>354,353760</text:p>
          </table:table-cell>
          <table:table-cell office:value-type="string">
            <text:p>11,072752</text:p>
          </table:table-cell>
          <table:table-cell office:value-type="string">
            <text:p>6,992251</text:p>
          </table:table-cell>
          <table:table-cell office:value-type="string">
            <text:p>5,207302</text:p>
          </table:table-cell>
          <table:table-cell office:value-type="string">
            <text:p>30,441874</text:p>
          </table:table-cell>
          <table:table-cell office:value-type="string">
            <text:p>7,393549</text:p>
          </table:table-cell>
          <table:table-cell office:value-type="string">
            <text:p>84,376007</text:p>
          </table:table-cell>
          <table:table-cell office:value-type="string">
            <text:p>5,073808</text:p>
          </table:table-cell>
          <table:table-cell office:value-type="string">
            <text:p>1596,702515</text:p>
          </table:table-cell>
          <table:table-cell office:value-type="string">
            <text:p>29,520636</text:p>
          </table:table-cell>
          <table:table-cell office:value-type="string">
            <text:p>48,077919</text:p>
          </table:table-cell>
          <table:table-cell office:value-type="string">
            <text:p>7,5709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,168373</text:p>
          </table:table-cell>
          <table:table-cell office:value-type="string">
            <text:p>18,096407</text:p>
          </table:table-cell>
          <table:table-cell office:value-type="string">
            <text:p>35,867496</text:p>
          </table:table-cell>
          <table:table-cell office:value-type="string">
            <text:p>8,706059</text:p>
          </table:table-cell>
          <table:table-cell office:value-type="string">
            <text:p>23,705116</text:p>
          </table:table-cell>
          <table:table-cell office:value-type="string">
            <text:p>9,446642</text:p>
          </table:table-cell>
          <table:table-cell office:value-type="string">
            <text:p>32,774544</text:p>
          </table:table-cell>
          <table:table-cell office:value-type="string">
            <text:p>9,904167</text:p>
          </table:table-cell>
          <table:table-cell office:value-type="string">
            <text:p>15,243566</text:p>
          </table:table-cell>
          <table:table-cell office:value-type="string">
            <text:p>10,194420</text:p>
          </table:table-cell>
          <table:table-cell office:value-type="string">
            <text:p>1,934260</text:p>
          </table:table-cell>
          <table:table-cell office:value-type="string">
            <text:p>36,51351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8,901638</text:p>
          </table:table-cell>
          <table:table-cell office:value-type="string">
            <text:p>19,258152</text:p>
          </table:table-cell>
        </table:table-row>
        <table:table-row table:style-name="ro1">
          <table:table-cell office:value-type="string">
            <text:p>GPE53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47,166016</text:p>
          </table:table-cell>
          <table:table-cell office:value-type="string">
            <text:p>429,418854</text:p>
          </table:table-cell>
          <table:table-cell office:value-type="string">
            <text:p>10543,140625</text:p>
          </table:table-cell>
          <table:table-cell office:value-type="string">
            <text:p>301,384094</text:p>
          </table:table-cell>
          <table:table-cell office:value-type="string">
            <text:p>19027,841797</text:p>
          </table:table-cell>
          <table:table-cell office:value-type="string">
            <text:p>410,809570</text:p>
          </table:table-cell>
          <table:table-cell office:value-type="string">
            <text:p>125,539833</text:p>
          </table:table-cell>
          <table:table-cell office:value-type="string">
            <text:p>29,944834</text:p>
          </table:table-cell>
          <table:table-cell office:value-type="string">
            <text:p>2577,477051</text:p>
          </table:table-cell>
          <table:table-cell office:value-type="string">
            <text:p>55,005081</text:p>
          </table:table-cell>
          <table:table-cell office:value-type="string">
            <text:p>5988,597168</text:p>
          </table:table-cell>
          <table:table-cell office:value-type="string">
            <text:p>103,356270</text:p>
          </table:table-cell>
          <table:table-cell office:value-type="string">
            <text:p>9243,120117</text:p>
          </table:table-cell>
          <table:table-cell office:value-type="string">
            <text:p>123,694382</text:p>
          </table:table-cell>
          <table:table-cell office:value-type="string">
            <text:p>5146,746582</text:p>
          </table:table-cell>
          <table:table-cell office:value-type="string">
            <text:p>67,605934</text:p>
          </table:table-cell>
          <table:table-cell office:value-type="string">
            <text:p>795,325562</text:p>
          </table:table-cell>
          <table:table-cell office:value-type="string">
            <text:p>21,910641</text:p>
          </table:table-cell>
          <table:table-cell office:value-type="string">
            <text:p>17,958073</text:p>
          </table:table-cell>
          <table:table-cell office:value-type="string">
            <text:p>5,277829</text:p>
          </table:table-cell>
          <table:table-cell office:value-type="string">
            <text:p>26,097918</text:p>
          </table:table-cell>
          <table:table-cell office:value-type="string">
            <text:p>7,274780</text:p>
          </table:table-cell>
          <table:table-cell office:value-type="string">
            <text:p>191,925095</text:p>
          </table:table-cell>
          <table:table-cell office:value-type="string">
            <text:p>6,159978</text:p>
          </table:table-cell>
          <table:table-cell office:value-type="string">
            <text:p>3739,275146</text:p>
          </table:table-cell>
          <table:table-cell office:value-type="string">
            <text:p>63,988949</text:p>
          </table:table-cell>
          <table:table-cell office:value-type="string">
            <text:p>35,616722</text:p>
          </table:table-cell>
          <table:table-cell office:value-type="string">
            <text:p>7,2754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,486916</text:p>
          </table:table-cell>
          <table:table-cell office:value-type="string">
            <text:p>18,045052</text:p>
          </table:table-cell>
          <table:table-cell office:value-type="string">
            <text:p>80,555580</text:p>
          </table:table-cell>
          <table:table-cell office:value-type="string">
            <text:p>8,382016</text:p>
          </table:table-cell>
          <table:table-cell office:value-type="string">
            <text:p>41,737415</text:p>
          </table:table-cell>
          <table:table-cell office:value-type="string">
            <text:p>9,006135</text:p>
          </table:table-cell>
          <table:table-cell office:value-type="string">
            <text:p>51,302608</text:p>
          </table:table-cell>
          <table:table-cell office:value-type="string">
            <text:p>9,444693</text:p>
          </table:table-cell>
          <table:table-cell office:value-type="string">
            <text:p>147,494064</text:p>
          </table:table-cell>
          <table:table-cell office:value-type="string">
            <text:p>10,46175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3,835670</text:p>
          </table:table-cell>
          <table:table-cell office:value-type="string">
            <text:p>18,743387</text:p>
          </table:table-cell>
        </table:table-row>
        <table:table-row table:style-name="ro1">
          <table:table-cell office:value-type="string">
            <text:p>GPE54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96,418640</text:p>
          </table:table-cell>
          <table:table-cell office:value-type="string">
            <text:p>395,324463</text:p>
          </table:table-cell>
          <table:table-cell office:value-type="string">
            <text:p>8433,619141</text:p>
          </table:table-cell>
          <table:table-cell office:value-type="string">
            <text:p>251,000549</text:p>
          </table:table-cell>
          <table:table-cell office:value-type="string">
            <text:p>12176,801758</text:p>
          </table:table-cell>
          <table:table-cell office:value-type="string">
            <text:p>270,307220</text:p>
          </table:table-cell>
          <table:table-cell office:value-type="string">
            <text:p>91,154243</text:p>
          </table:table-cell>
          <table:table-cell office:value-type="string">
            <text:p>23,100689</text:p>
          </table:table-cell>
          <table:table-cell office:value-type="string">
            <text:p>808,122620</text:p>
          </table:table-cell>
          <table:table-cell office:value-type="string">
            <text:p>24,104774</text:p>
          </table:table-cell>
          <table:table-cell office:value-type="string">
            <text:p>1222,448364</text:p>
          </table:table-cell>
          <table:table-cell office:value-type="string">
            <text:p>27,328104</text:p>
          </table:table-cell>
          <table:table-cell office:value-type="string">
            <text:p>1891,012085</text:p>
          </table:table-cell>
          <table:table-cell office:value-type="string">
            <text:p>28,766039</text:p>
          </table:table-cell>
          <table:table-cell office:value-type="string">
            <text:p>1931,380615</text:p>
          </table:table-cell>
          <table:table-cell office:value-type="string">
            <text:p>28,353697</text:p>
          </table:table-cell>
          <table:table-cell office:value-type="string">
            <text:p>703,582581</text:p>
          </table:table-cell>
          <table:table-cell office:value-type="string">
            <text:p>19,543816</text:p>
          </table:table-cell>
          <table:table-cell office:value-type="string">
            <text:p>8,347577</text:p>
          </table:table-cell>
          <table:table-cell office:value-type="string">
            <text:p>4,869319</text:p>
          </table:table-cell>
          <table:table-cell office:value-type="string">
            <text:p>31,476147</text:p>
          </table:table-cell>
          <table:table-cell office:value-type="string">
            <text:p>7,162037</text:p>
          </table:table-cell>
          <table:table-cell office:value-type="string">
            <text:p>99,862183</text:p>
          </table:table-cell>
          <table:table-cell office:value-type="string">
            <text:p>4,864068</text:p>
          </table:table-cell>
          <table:table-cell office:value-type="string">
            <text:p>2725,166016</text:p>
          </table:table-cell>
          <table:table-cell office:value-type="string">
            <text:p>47,438519</text:p>
          </table:table-cell>
          <table:table-cell office:value-type="string">
            <text:p>28,009804</text:p>
          </table:table-cell>
          <table:table-cell office:value-type="string">
            <text:p>6,8587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,169388</text:p>
          </table:table-cell>
          <table:table-cell office:value-type="string">
            <text:p>17,888128</text:p>
          </table:table-cell>
          <table:table-cell office:value-type="string">
            <text:p>29,149115</text:p>
          </table:table-cell>
          <table:table-cell office:value-type="string">
            <text:p>7,899967</text:p>
          </table:table-cell>
          <table:table-cell office:value-type="string">
            <text:p>20,011751</text:p>
          </table:table-cell>
          <table:table-cell office:value-type="string">
            <text:p>8,551763</text:p>
          </table:table-cell>
          <table:table-cell office:value-type="string">
            <text:p>40,700581</text:p>
          </table:table-cell>
          <table:table-cell office:value-type="string">
            <text:p>8,997680</text:p>
          </table:table-cell>
          <table:table-cell office:value-type="string">
            <text:p>22,279060</text:p>
          </table:table-cell>
          <table:table-cell office:value-type="string">
            <text:p>9,250772</text:p>
          </table:table-cell>
          <table:table-cell office:value-type="string">
            <text:p>5,711704</text:p>
          </table:table-cell>
          <table:table-cell office:value-type="string">
            <text:p>33,96565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5,534157</text:p>
          </table:table-cell>
          <table:table-cell office:value-type="string">
            <text:p>17,499861</text:p>
          </table:table-cell>
        </table:table-row>
        <table:table-row table:style-name="ro1">
          <table:table-cell office:value-type="string">
            <text:p>GPE54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5,921509</text:p>
          </table:table-cell>
          <table:table-cell office:value-type="string">
            <text:p>401,587433</text:p>
          </table:table-cell>
          <table:table-cell office:value-type="string">
            <text:p>4380,055176</text:p>
          </table:table-cell>
          <table:table-cell office:value-type="string">
            <text:p>176,603790</text:p>
          </table:table-cell>
          <table:table-cell office:value-type="string">
            <text:p>7011,761230</text:p>
          </table:table-cell>
          <table:table-cell office:value-type="string">
            <text:p>167,173218</text:p>
          </table:table-cell>
          <table:table-cell office:value-type="string">
            <text:p>2,595139</text:p>
          </table:table-cell>
          <table:table-cell office:value-type="string">
            <text:p>23,031910</text:p>
          </table:table-cell>
          <table:table-cell office:value-type="string">
            <text:p>1489,336304</text:p>
          </table:table-cell>
          <table:table-cell office:value-type="string">
            <text:p>35,236889</text:p>
          </table:table-cell>
          <table:table-cell office:value-type="string">
            <text:p>2353,878174</text:p>
          </table:table-cell>
          <table:table-cell office:value-type="string">
            <text:p>44,990311</text:p>
          </table:table-cell>
          <table:table-cell office:value-type="string">
            <text:p>1597,013550</text:p>
          </table:table-cell>
          <table:table-cell office:value-type="string">
            <text:p>25,156792</text:p>
          </table:table-cell>
          <table:table-cell office:value-type="string">
            <text:p>2607,152832</text:p>
          </table:table-cell>
          <table:table-cell office:value-type="string">
            <text:p>36,347443</text:p>
          </table:table-cell>
          <table:table-cell office:value-type="string">
            <text:p>306,482788</text:p>
          </table:table-cell>
          <table:table-cell office:value-type="string">
            <text:p>9,786857</text:p>
          </table:table-cell>
          <table:table-cell office:value-type="string">
            <text:p>31,634544</text:p>
          </table:table-cell>
          <table:table-cell office:value-type="string">
            <text:p>4,902154</text:p>
          </table:table-cell>
          <table:table-cell office:value-type="string">
            <text:p>61,961411</text:p>
          </table:table-cell>
          <table:table-cell office:value-type="string">
            <text:p>7,366305</text:p>
          </table:table-cell>
          <table:table-cell office:value-type="string">
            <text:p>40,232571</text:p>
          </table:table-cell>
          <table:table-cell office:value-type="string">
            <text:p>4,450012</text:p>
          </table:table-cell>
          <table:table-cell office:value-type="string">
            <text:p>1809,151733</text:p>
          </table:table-cell>
          <table:table-cell office:value-type="string">
            <text:p>32,741631</text:p>
          </table:table-cell>
          <table:table-cell office:value-type="string">
            <text:p>60,520523</text:p>
          </table:table-cell>
          <table:table-cell office:value-type="string">
            <text:p>7,0953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1,945385</text:p>
          </table:table-cell>
          <table:table-cell office:value-type="string">
            <text:p>17,902790</text:p>
          </table:table-cell>
          <table:table-cell office:value-type="string">
            <text:p>43,972900</text:p>
          </table:table-cell>
          <table:table-cell office:value-type="string">
            <text:p>8,087165</text:p>
          </table:table-cell>
          <table:table-cell office:value-type="string">
            <text:p>22,039482</text:p>
          </table:table-cell>
          <table:table-cell office:value-type="string">
            <text:p>8,746058</text:p>
          </table:table-cell>
          <table:table-cell office:value-type="string">
            <text:p>38,457844</text:p>
          </table:table-cell>
          <table:table-cell office:value-type="string">
            <text:p>9,198174</text:p>
          </table:table-cell>
          <table:table-cell office:value-type="string">
            <text:p>15,941531</text:p>
          </table:table-cell>
          <table:table-cell office:value-type="string">
            <text:p>9,41345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2,903568</text:p>
          </table:table-cell>
          <table:table-cell office:value-type="string">
            <text:p>17,850559</text:p>
          </table:table-cell>
        </table:table-row>
        <table:table-row table:style-name="ro1">
          <table:table-cell office:value-type="string">
            <text:p>GPE54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960,602539</text:p>
          </table:table-cell>
          <table:table-cell office:value-type="string">
            <text:p>434,511749</text:p>
          </table:table-cell>
          <table:table-cell office:value-type="string">
            <text:p>15210,072266</text:p>
          </table:table-cell>
          <table:table-cell office:value-type="string">
            <text:p>390,443573</text:p>
          </table:table-cell>
          <table:table-cell office:value-type="string">
            <text:p>20860,447266</text:p>
          </table:table-cell>
          <table:table-cell office:value-type="string">
            <text:p>447,704559</text:p>
          </table:table-cell>
          <table:table-cell office:value-type="string">
            <text:p>485,939697</text:p>
          </table:table-cell>
          <table:table-cell office:value-type="string">
            <text:p>32,248283</text:p>
          </table:table-cell>
          <table:table-cell office:value-type="string">
            <text:p>1666,189941</text:p>
          </table:table-cell>
          <table:table-cell office:value-type="string">
            <text:p>39,648476</text:p>
          </table:table-cell>
          <table:table-cell office:value-type="string">
            <text:p>6396,079590</text:p>
          </table:table-cell>
          <table:table-cell office:value-type="string">
            <text:p>109,675186</text:p>
          </table:table-cell>
          <table:table-cell office:value-type="string">
            <text:p>12438,098633</text:p>
          </table:table-cell>
          <table:table-cell office:value-type="string">
            <text:p>165,193512</text:p>
          </table:table-cell>
          <table:table-cell office:value-type="string">
            <text:p>6570,273438</text:p>
          </table:table-cell>
          <table:table-cell office:value-type="string">
            <text:p>85,175446</text:p>
          </table:table-cell>
          <table:table-cell office:value-type="string">
            <text:p>1291,894531</text:p>
          </table:table-cell>
          <table:table-cell office:value-type="string">
            <text:p>34,546356</text:p>
          </table:table-cell>
          <table:table-cell office:value-type="string">
            <text:p>15,771068</text:p>
          </table:table-cell>
          <table:table-cell office:value-type="string">
            <text:p>4,967896</text:p>
          </table:table-cell>
          <table:table-cell office:value-type="string">
            <text:p>35,225399</text:p>
          </table:table-cell>
          <table:table-cell office:value-type="string">
            <text:p>7,051163</text:p>
          </table:table-cell>
          <table:table-cell office:value-type="string">
            <text:p>262,141022</text:p>
          </table:table-cell>
          <table:table-cell office:value-type="string">
            <text:p>6,904044</text:p>
          </table:table-cell>
          <table:table-cell office:value-type="string">
            <text:p>4978,067871</text:p>
          </table:table-cell>
          <table:table-cell office:value-type="string">
            <text:p>84,182281</text:p>
          </table:table-cell>
          <table:table-cell office:value-type="string">
            <text:p>24,978199</text:p>
          </table:table-cell>
          <table:table-cell office:value-type="string">
            <text:p>6,44733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3,451385</text:p>
          </table:table-cell>
          <table:table-cell office:value-type="string">
            <text:p>17,988626</text:p>
          </table:table-cell>
          <table:table-cell office:value-type="string">
            <text:p>162,563202</text:p>
          </table:table-cell>
          <table:table-cell office:value-type="string">
            <text:p>8,024974</text:p>
          </table:table-cell>
          <table:table-cell office:value-type="string">
            <text:p>85,237022</text:p>
          </table:table-cell>
          <table:table-cell office:value-type="string">
            <text:p>8,350111</text:p>
          </table:table-cell>
          <table:table-cell office:value-type="string">
            <text:p>67,103714</text:p>
          </table:table-cell>
          <table:table-cell office:value-type="string">
            <text:p>8,411778</text:p>
          </table:table-cell>
          <table:table-cell office:value-type="string">
            <text:p>49,862659</text:p>
          </table:table-cell>
          <table:table-cell office:value-type="string">
            <text:p>8,73433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5,641426</text:p>
          </table:table-cell>
          <table:table-cell office:value-type="string">
            <text:p>16,557369</text:p>
          </table:table-cell>
        </table:table-row>
        <table:table-row table:style-name="ro1">
          <table:table-cell office:value-type="string">
            <text:p>GPE54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7,661407</text:p>
          </table:table-cell>
          <table:table-cell office:value-type="string">
            <text:p>522,909607</text:p>
          </table:table-cell>
          <table:table-cell office:value-type="string">
            <text:p>6292,929688</text:p>
          </table:table-cell>
          <table:table-cell office:value-type="string">
            <text:p>267,033112</text:p>
          </table:table-cell>
          <table:table-cell office:value-type="string">
            <text:p>11973,179688</text:p>
          </table:table-cell>
          <table:table-cell office:value-type="string">
            <text:p>273,362854</text:p>
          </table:table-cell>
          <table:table-cell office:value-type="string">
            <text:p>124,242264</text:p>
          </table:table-cell>
          <table:table-cell office:value-type="string">
            <text:p>42,564747</text:p>
          </table:table-cell>
          <table:table-cell office:value-type="string">
            <text:p>6761,783691</text:p>
          </table:table-cell>
          <table:table-cell office:value-type="string">
            <text:p>131,987747</text:p>
          </table:table-cell>
          <table:table-cell office:value-type="string">
            <text:p>47492,328125</text:p>
          </table:table-cell>
          <table:table-cell office:value-type="string">
            <text:p>775,956177</text:p>
          </table:table-cell>
          <table:table-cell office:value-type="string">
            <text:p>45373,058594</text:p>
          </table:table-cell>
          <table:table-cell office:value-type="string">
            <text:p>595,191162</text:p>
          </table:table-cell>
          <table:table-cell office:value-type="string">
            <text:p>4645,067383</text:p>
          </table:table-cell>
          <table:table-cell office:value-type="string">
            <text:p>62,320877</text:p>
          </table:table-cell>
          <table:table-cell office:value-type="string">
            <text:p>571,034851</text:p>
          </table:table-cell>
          <table:table-cell office:value-type="string">
            <text:p>16,618134</text:p>
          </table:table-cell>
          <table:table-cell office:value-type="string">
            <text:p>4,620430</text:p>
          </table:table-cell>
          <table:table-cell office:value-type="string">
            <text:p>6,284370</text:p>
          </table:table-cell>
          <table:table-cell office:value-type="string">
            <text:p>21,779818</text:p>
          </table:table-cell>
          <table:table-cell office:value-type="string">
            <text:p>7,953670</text:p>
          </table:table-cell>
          <table:table-cell office:value-type="string">
            <text:p>200,780762</text:p>
          </table:table-cell>
          <table:table-cell office:value-type="string">
            <text:p>7,107268</text:p>
          </table:table-cell>
          <table:table-cell office:value-type="string">
            <text:p>3113,381104</text:p>
          </table:table-cell>
          <table:table-cell office:value-type="string">
            <text:p>54,006008</text:p>
          </table:table-cell>
          <table:table-cell office:value-type="string">
            <text:p>43,372425</text:p>
          </table:table-cell>
          <table:table-cell office:value-type="string">
            <text:p>9,2320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62,170746</text:p>
          </table:table-cell>
          <table:table-cell office:value-type="string">
            <text:p>19,923073</text:p>
          </table:table-cell>
          <table:table-cell office:value-type="string">
            <text:p>499,695984</text:p>
          </table:table-cell>
          <table:table-cell office:value-type="string">
            <text:p>13,851528</text:p>
          </table:table-cell>
          <table:table-cell office:value-type="string">
            <text:p>274,588287</text:p>
          </table:table-cell>
          <table:table-cell office:value-type="string">
            <text:p>13,408305</text:p>
          </table:table-cell>
          <table:table-cell office:value-type="string">
            <text:p>62,286926</text:p>
          </table:table-cell>
          <table:table-cell office:value-type="string">
            <text:p>12,609113</text:p>
          </table:table-cell>
          <table:table-cell office:value-type="string">
            <text:p>25,992235</text:p>
          </table:table-cell>
          <table:table-cell office:value-type="string">
            <text:p>13,242656</text:p>
          </table:table-cell>
          <table:table-cell office:value-type="string">
            <text:p>265,096069</text:p>
          </table:table-cell>
          <table:table-cell office:value-type="string">
            <text:p>81,9707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29,379486</text:p>
          </table:table-cell>
          <table:table-cell office:value-type="string">
            <text:p>25,193956</text:p>
          </table:table-cell>
        </table:table-row>
        <table:table-row table:style-name="ro1">
          <table:table-cell office:value-type="string">
            <text:p>GPE54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7,861328</text:p>
          </table:table-cell>
          <table:table-cell office:value-type="string">
            <text:p>467,459381</text:p>
          </table:table-cell>
          <table:table-cell office:value-type="string">
            <text:p>4143,017578</text:p>
          </table:table-cell>
          <table:table-cell office:value-type="string">
            <text:p>203,134811</text:p>
          </table:table-cell>
          <table:table-cell office:value-type="string">
            <text:p>9135,256836</text:p>
          </table:table-cell>
          <table:table-cell office:value-type="string">
            <text:p>214,023605</text:p>
          </table:table-cell>
          <table:table-cell office:value-type="string">
            <text:p>44,441746</text:p>
          </table:table-cell>
          <table:table-cell office:value-type="string">
            <text:p>35,045143</text:p>
          </table:table-cell>
          <table:table-cell office:value-type="string">
            <text:p>3672,167725</text:p>
          </table:table-cell>
          <table:table-cell office:value-type="string">
            <text:p>74,978233</text:p>
          </table:table-cell>
          <table:table-cell office:value-type="string">
            <text:p>15356,920898</text:p>
          </table:table-cell>
          <table:table-cell office:value-type="string">
            <text:p>254,543503</text:p>
          </table:table-cell>
          <table:table-cell office:value-type="string">
            <text:p>26067,507813</text:p>
          </table:table-cell>
          <table:table-cell office:value-type="string">
            <text:p>342,616211</text:p>
          </table:table-cell>
          <table:table-cell office:value-type="string">
            <text:p>5193,246582</text:p>
          </table:table-cell>
          <table:table-cell office:value-type="string">
            <text:p>68,621490</text:p>
          </table:table-cell>
          <table:table-cell office:value-type="string">
            <text:p>306,832214</text:p>
          </table:table-cell>
          <table:table-cell office:value-type="string">
            <text:p>10,072826</text:p>
          </table:table-cell>
          <table:table-cell office:value-type="string">
            <text:p>2,864667</text:p>
          </table:table-cell>
          <table:table-cell office:value-type="string">
            <text:p>5,390764</text:p>
          </table:table-cell>
          <table:table-cell office:value-type="string">
            <text:p>27,752754</text:p>
          </table:table-cell>
          <table:table-cell office:value-type="string">
            <text:p>7,501965</text:p>
          </table:table-cell>
          <table:table-cell office:value-type="string">
            <text:p>147,781647</text:p>
          </table:table-cell>
          <table:table-cell office:value-type="string">
            <text:p>5,892793</text:p>
          </table:table-cell>
          <table:table-cell office:value-type="string">
            <text:p>2487,447266</text:p>
          </table:table-cell>
          <table:table-cell office:value-type="string">
            <text:p>43,766914</text:p>
          </table:table-cell>
          <table:table-cell office:value-type="string">
            <text:p>42,554073</text:p>
          </table:table-cell>
          <table:table-cell office:value-type="string">
            <text:p>8,13704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3,410866</text:p>
          </table:table-cell>
          <table:table-cell office:value-type="string">
            <text:p>18,382841</text:p>
          </table:table-cell>
          <table:table-cell office:value-type="string">
            <text:p>178,492264</text:p>
          </table:table-cell>
          <table:table-cell office:value-type="string">
            <text:p>10,193958</text:p>
          </table:table-cell>
          <table:table-cell office:value-type="string">
            <text:p>180,105774</text:p>
          </table:table-cell>
          <table:table-cell office:value-type="string">
            <text:p>10,910468</text:p>
          </table:table-cell>
          <table:table-cell office:value-type="string">
            <text:p>58,158245</text:p>
          </table:table-cell>
          <table:table-cell office:value-type="string">
            <text:p>10,825821</text:p>
          </table:table-cell>
          <table:table-cell office:value-type="string">
            <text:p>9,213144</text:p>
          </table:table-cell>
          <table:table-cell office:value-type="string">
            <text:p>11,308398</text:p>
          </table:table-cell>
          <table:table-cell office:value-type="string">
            <text:p>76,475784</text:p>
          </table:table-cell>
          <table:table-cell office:value-type="string">
            <text:p>56,70627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3,069283</text:p>
          </table:table-cell>
          <table:table-cell office:value-type="string">
            <text:p>21,520290</text:p>
          </table:table-cell>
        </table:table-row>
        <table:table-row table:style-name="ro1">
          <table:table-cell office:value-type="string">
            <text:p>GPE54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,113869</text:p>
          </table:table-cell>
          <table:table-cell office:value-type="string">
            <text:p>385,742371</text:p>
          </table:table-cell>
          <table:table-cell office:value-type="string">
            <text:p>1525,686279</text:p>
          </table:table-cell>
          <table:table-cell office:value-type="string">
            <text:p>133,011597</text:p>
          </table:table-cell>
          <table:table-cell office:value-type="string">
            <text:p>2911,377197</text:p>
          </table:table-cell>
          <table:table-cell office:value-type="string">
            <text:p>89,600624</text:p>
          </table:table-cell>
          <table:table-cell office:value-type="string">
            <text:p>52,227161</text:p>
          </table:table-cell>
          <table:table-cell office:value-type="string">
            <text:p>21,434223</text:p>
          </table:table-cell>
          <table:table-cell office:value-type="string">
            <text:p>263,847504</text:p>
          </table:table-cell>
          <table:table-cell office:value-type="string">
            <text:p>15,871692</text:p>
          </table:table-cell>
          <table:table-cell office:value-type="string">
            <text:p>1315,707397</text:p>
          </table:table-cell>
          <table:table-cell office:value-type="string">
            <text:p>28,809835</text:p>
          </table:table-cell>
          <table:table-cell office:value-type="string">
            <text:p>1643,897339</text:p>
          </table:table-cell>
          <table:table-cell office:value-type="string">
            <text:p>25,665648</text:p>
          </table:table-cell>
          <table:table-cell office:value-type="string">
            <text:p>1250,249878</text:p>
          </table:table-cell>
          <table:table-cell office:value-type="string">
            <text:p>20,547569</text:p>
          </table:table-cell>
          <table:table-cell office:value-type="string">
            <text:p>173,197342</text:p>
          </table:table-cell>
          <table:table-cell office:value-type="string">
            <text:p>6,757270</text:p>
          </table:table-cell>
          <table:table-cell office:value-type="string">
            <text:p>8,594000</text:p>
          </table:table-cell>
          <table:table-cell office:value-type="string">
            <text:p>4,592399</text:p>
          </table:table-cell>
          <table:table-cell office:value-type="string">
            <text:p>49,989677</text:p>
          </table:table-cell>
          <table:table-cell office:value-type="string">
            <text:p>7,192443</text:p>
          </table:table-cell>
          <table:table-cell office:value-type="string">
            <text:p>33,085106</text:p>
          </table:table-cell>
          <table:table-cell office:value-type="string">
            <text:p>4,339427</text:p>
          </table:table-cell>
          <table:table-cell office:value-type="string">
            <text:p>948,001770</text:p>
          </table:table-cell>
          <table:table-cell office:value-type="string">
            <text:p>19,510773</text:p>
          </table:table-cell>
          <table:table-cell office:value-type="string">
            <text:p>47,371162</text:p>
          </table:table-cell>
          <table:table-cell office:value-type="string">
            <text:p>7,0332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8,044083</text:p>
          </table:table-cell>
          <table:table-cell office:value-type="string">
            <text:p>17,947733</text:p>
          </table:table-cell>
          <table:table-cell office:value-type="string">
            <text:p>38,381470</text:p>
          </table:table-cell>
          <table:table-cell office:value-type="string">
            <text:p>8,037952</text:p>
          </table:table-cell>
          <table:table-cell office:value-type="string">
            <text:p>20,518684</text:p>
          </table:table-cell>
          <table:table-cell office:value-type="string">
            <text:p>8,696815</text:p>
          </table:table-cell>
          <table:table-cell office:value-type="string">
            <text:p>26,224731</text:p>
          </table:table-cell>
          <table:table-cell office:value-type="string">
            <text:p>8,931148</text:p>
          </table:table-cell>
          <table:table-cell office:value-type="string">
            <text:p>8,012644</text:p>
          </table:table-cell>
          <table:table-cell office:value-type="string">
            <text:p>9,353979</text:p>
          </table:table-cell>
          <table:table-cell office:value-type="string">
            <text:p>17,295851</text:p>
          </table:table-cell>
          <table:table-cell office:value-type="string">
            <text:p>34,4681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0,409733</text:p>
          </table:table-cell>
          <table:table-cell office:value-type="string">
            <text:p>17,786373</text:p>
          </table:table-cell>
        </table:table-row>
        <table:table-row table:style-name="ro1">
          <table:table-cell office:value-type="string">
            <text:p>GPE54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931,550293</text:p>
          </table:table-cell>
          <table:table-cell office:value-type="string">
            <text:p>573,151001</text:p>
          </table:table-cell>
          <table:table-cell office:value-type="string">
            <text:p>4039,976807</text:p>
          </table:table-cell>
          <table:table-cell office:value-type="string">
            <text:p>223,169983</text:p>
          </table:table-cell>
          <table:table-cell office:value-type="string">
            <text:p>7044,922852</text:p>
          </table:table-cell>
          <table:table-cell office:value-type="string">
            <text:p>179,936554</text:p>
          </table:table-cell>
          <table:table-cell office:value-type="string">
            <text:p>594,286743</text:p>
          </table:table-cell>
          <table:table-cell office:value-type="string">
            <text:p>49,711143</text:p>
          </table:table-cell>
          <table:table-cell office:value-type="string">
            <text:p>4590,209961</text:p>
          </table:table-cell>
          <table:table-cell office:value-type="string">
            <text:p>92,814850</text:p>
          </table:table-cell>
          <table:table-cell office:value-type="string">
            <text:p>43088,015625</text:p>
          </table:table-cell>
          <table:table-cell office:value-type="string">
            <text:p>701,885071</text:p>
          </table:table-cell>
          <table:table-cell office:value-type="string">
            <text:p>43326,082031</text:p>
          </table:table-cell>
          <table:table-cell office:value-type="string">
            <text:p>568,497925</text:p>
          </table:table-cell>
          <table:table-cell office:value-type="string">
            <text:p>13503,279297</text:p>
          </table:table-cell>
          <table:table-cell office:value-type="string">
            <text:p>171,692886</text:p>
          </table:table-cell>
          <table:table-cell office:value-type="string">
            <text:p>428,276123</text:p>
          </table:table-cell>
          <table:table-cell office:value-type="string">
            <text:p>13,1458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418425</text:p>
          </table:table-cell>
          <table:table-cell office:value-type="string">
            <text:p>7,808508</text:p>
          </table:table-cell>
          <table:table-cell office:value-type="string">
            <text:p>912,267944</text:p>
          </table:table-cell>
          <table:table-cell office:value-type="string">
            <text:p>18,884274</text:p>
          </table:table-cell>
          <table:table-cell office:value-type="string">
            <text:p>1942,828369</text:p>
          </table:table-cell>
          <table:table-cell office:value-type="string">
            <text:p>35,135464</text:p>
          </table:table-cell>
          <table:table-cell office:value-type="string">
            <text:p>57,321526</text:p>
          </table:table-cell>
          <table:table-cell office:value-type="string">
            <text:p>8,7884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3,197311</text:p>
          </table:table-cell>
          <table:table-cell office:value-type="string">
            <text:p>18,894285</text:p>
          </table:table-cell>
          <table:table-cell office:value-type="string">
            <text:p>255,775345</text:p>
          </table:table-cell>
          <table:table-cell office:value-type="string">
            <text:p>11,246726</text:p>
          </table:table-cell>
          <table:table-cell office:value-type="string">
            <text:p>185,247498</text:p>
          </table:table-cell>
          <table:table-cell office:value-type="string">
            <text:p>11,864123</text:p>
          </table:table-cell>
          <table:table-cell office:value-type="string">
            <text:p>122,254646</text:p>
          </table:table-cell>
          <table:table-cell office:value-type="string">
            <text:p>11,806443</text:p>
          </table:table-cell>
          <table:table-cell office:value-type="string">
            <text:p>33,725693</text:p>
          </table:table-cell>
          <table:table-cell office:value-type="string">
            <text:p>12,161529</text:p>
          </table:table-cell>
          <table:table-cell office:value-type="string">
            <text:p>13,518422</text:p>
          </table:table-cell>
          <table:table-cell office:value-type="string">
            <text:p>79,17178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7,212807</text:p>
          </table:table-cell>
          <table:table-cell office:value-type="string">
            <text:p>23,113392</text:p>
          </table:table-cell>
        </table:table-row>
        <table:table-row table:style-name="ro1">
          <table:table-cell office:value-type="string">
            <text:p>GPE54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288,967041</text:p>
          </table:table-cell>
          <table:table-cell office:value-type="string">
            <text:p>565,041321</text:p>
          </table:table-cell>
          <table:table-cell office:value-type="string">
            <text:p>4859,118652</text:p>
          </table:table-cell>
          <table:table-cell office:value-type="string">
            <text:p>245,391251</text:p>
          </table:table-cell>
          <table:table-cell office:value-type="string">
            <text:p>10164,869141</text:p>
          </table:table-cell>
          <table:table-cell office:value-type="string">
            <text:p>240,816498</text:p>
          </table:table-cell>
          <table:table-cell office:value-type="string">
            <text:p>625,424988</text:p>
          </table:table-cell>
          <table:table-cell office:value-type="string">
            <text:p>52,325100</text:p>
          </table:table-cell>
          <table:table-cell office:value-type="string">
            <text:p>8066,263672</text:p>
          </table:table-cell>
          <table:table-cell office:value-type="string">
            <text:p>153,816650</text:p>
          </table:table-cell>
          <table:table-cell office:value-type="string">
            <text:p>54735,496094</text:p>
          </table:table-cell>
          <table:table-cell office:value-type="string">
            <text:p>889,979126</text:p>
          </table:table-cell>
          <table:table-cell office:value-type="string">
            <text:p>64969,714844</text:p>
          </table:table-cell>
          <table:table-cell office:value-type="string">
            <text:p>850,389526</text:p>
          </table:table-cell>
          <table:table-cell office:value-type="string">
            <text:p>9625,014648</text:p>
          </table:table-cell>
          <table:table-cell office:value-type="string">
            <text:p>123,751823</text:p>
          </table:table-cell>
          <table:table-cell office:value-type="string">
            <text:p>480,809387</text:p>
          </table:table-cell>
          <table:table-cell office:value-type="string">
            <text:p>14,389222</text:p>
          </table:table-cell>
          <table:table-cell office:value-type="string">
            <text:p>9,323546</text:p>
          </table:table-cell>
          <table:table-cell office:value-type="string">
            <text:p>6,033556</text:p>
          </table:table-cell>
          <table:table-cell office:value-type="string">
            <text:p>35,122536</text:p>
          </table:table-cell>
          <table:table-cell office:value-type="string">
            <text:p>7,832861</text:p>
          </table:table-cell>
          <table:table-cell office:value-type="string">
            <text:p>628,703186</text:p>
          </table:table-cell>
          <table:table-cell office:value-type="string">
            <text:p>13,735965</text:p>
          </table:table-cell>
          <table:table-cell office:value-type="string">
            <text:p>2886,038574</text:p>
          </table:table-cell>
          <table:table-cell office:value-type="string">
            <text:p>50,268837</text:p>
          </table:table-cell>
          <table:table-cell office:value-type="string">
            <text:p>47,934944</text:p>
          </table:table-cell>
          <table:table-cell office:value-type="string">
            <text:p>8,728257</text:p>
          </table:table-cell>
          <table:table-cell office:value-type="string">
            <text:p>2,965018</text:p>
          </table:table-cell>
          <table:table-cell office:value-type="string">
            <text:p>15,322198</text:p>
          </table:table-cell>
          <table:table-cell office:value-type="string">
            <text:p>336,540558</text:p>
          </table:table-cell>
          <table:table-cell office:value-type="string">
            <text:p>19,554426</text:p>
          </table:table-cell>
          <table:table-cell office:value-type="string">
            <text:p>162,588715</text:p>
          </table:table-cell>
          <table:table-cell office:value-type="string">
            <text:p>10,866433</text:p>
          </table:table-cell>
          <table:table-cell office:value-type="string">
            <text:p>265,717499</text:p>
          </table:table-cell>
          <table:table-cell office:value-type="string">
            <text:p>12,462622</text:p>
          </table:table-cell>
          <table:table-cell office:value-type="string">
            <text:p>106,368118</text:p>
          </table:table-cell>
          <table:table-cell office:value-type="string">
            <text:p>11,850426</text:p>
          </table:table-cell>
          <table:table-cell office:value-type="string">
            <text:p>18,909107</text:p>
          </table:table-cell>
          <table:table-cell office:value-type="string">
            <text:p>12,220910</text:p>
          </table:table-cell>
          <table:table-cell office:value-type="string">
            <text:p>87,325417</text:p>
          </table:table-cell>
          <table:table-cell office:value-type="string">
            <text:p>88,45679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86,376251</text:p>
          </table:table-cell>
          <table:table-cell office:value-type="string">
            <text:p>24,168367</text:p>
          </table:table-cell>
        </table:table-row>
        <table:table-row table:style-name="ro1">
          <table:table-cell office:value-type="string">
            <text:p>GPE54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63,484375</text:p>
          </table:table-cell>
          <table:table-cell office:value-type="string">
            <text:p>532,477722</text:p>
          </table:table-cell>
          <table:table-cell office:value-type="string">
            <text:p>10182,291016</text:p>
          </table:table-cell>
          <table:table-cell office:value-type="string">
            <text:p>327,298615</text:p>
          </table:table-cell>
          <table:table-cell office:value-type="string">
            <text:p>17742,691406</text:p>
          </table:table-cell>
          <table:table-cell office:value-type="string">
            <text:p>388,632324</text:p>
          </table:table-cell>
          <table:table-cell office:value-type="string">
            <text:p>72,663887</text:p>
          </table:table-cell>
          <table:table-cell office:value-type="string">
            <text:p>43,167561</text:p>
          </table:table-cell>
          <table:table-cell office:value-type="string">
            <text:p>4499,122559</text:p>
          </table:table-cell>
          <table:table-cell office:value-type="string">
            <text:p>90,985023</text:p>
          </table:table-cell>
          <table:table-cell office:value-type="string">
            <text:p>32744,951172</text:p>
          </table:table-cell>
          <table:table-cell office:value-type="string">
            <text:p>535,045776</text:p>
          </table:table-cell>
          <table:table-cell office:value-type="string">
            <text:p>45417,957031</text:p>
          </table:table-cell>
          <table:table-cell office:value-type="string">
            <text:p>595,780823</text:p>
          </table:table-cell>
          <table:table-cell office:value-type="string">
            <text:p>7766,598633</text:p>
          </table:table-cell>
          <table:table-cell office:value-type="string">
            <text:p>100,656883</text:p>
          </table:table-cell>
          <table:table-cell office:value-type="string">
            <text:p>822,580566</text:p>
          </table:table-cell>
          <table:table-cell office:value-type="string">
            <text:p>22,899025</text:p>
          </table:table-cell>
          <table:table-cell office:value-type="string">
            <text:p>14,754573</text:p>
          </table:table-cell>
          <table:table-cell office:value-type="string">
            <text:p>6,535949</text:p>
          </table:table-cell>
          <table:table-cell office:value-type="string">
            <text:p>34,449688</text:p>
          </table:table-cell>
          <table:table-cell office:value-type="string">
            <text:p>8,046336</text:p>
          </table:table-cell>
          <table:table-cell office:value-type="string">
            <text:p>286,213165</text:p>
          </table:table-cell>
          <table:table-cell office:value-type="string">
            <text:p>8,309809</text:p>
          </table:table-cell>
          <table:table-cell office:value-type="string">
            <text:p>3845,119385</text:p>
          </table:table-cell>
          <table:table-cell office:value-type="string">
            <text:p>65,975998</text:p>
          </table:table-cell>
          <table:table-cell office:value-type="string">
            <text:p>56,224197</text:p>
          </table:table-cell>
          <table:table-cell office:value-type="string">
            <text:p>9,527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3,334099</text:p>
          </table:table-cell>
          <table:table-cell office:value-type="string">
            <text:p>19,001534</text:p>
          </table:table-cell>
          <table:table-cell office:value-type="string">
            <text:p>179,922623</text:p>
          </table:table-cell>
          <table:table-cell office:value-type="string">
            <text:p>11,313555</text:p>
          </table:table-cell>
          <table:table-cell office:value-type="string">
            <text:p>178,367706</text:p>
          </table:table-cell>
          <table:table-cell office:value-type="string">
            <text:p>12,327333</text:p>
          </table:table-cell>
          <table:table-cell office:value-type="string">
            <text:p>79,336815</text:p>
          </table:table-cell>
          <table:table-cell office:value-type="string">
            <text:p>12,434150</text:p>
          </table:table-cell>
          <table:table-cell office:value-type="string">
            <text:p>17,616650</text:p>
          </table:table-cell>
          <table:table-cell office:value-type="string">
            <text:p>12,930663</text:p>
          </table:table-cell>
          <table:table-cell office:value-type="string">
            <text:p>10,244622</text:p>
          </table:table-cell>
          <table:table-cell office:value-type="string">
            <text:p>73,0165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9,355354</text:p>
          </table:table-cell>
          <table:table-cell office:value-type="string">
            <text:p>24,657652</text:p>
          </table:table-cell>
        </table:table-row>
        <table:table-row table:style-name="ro1">
          <table:table-cell office:value-type="string">
            <text:p>GPE55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52,248474</text:p>
          </table:table-cell>
          <table:table-cell office:value-type="string">
            <text:p>385,243927</text:p>
          </table:table-cell>
          <table:table-cell office:value-type="string">
            <text:p>584,860291</text:p>
          </table:table-cell>
          <table:table-cell office:value-type="string">
            <text:p>118,938141</text:p>
          </table:table-cell>
          <table:table-cell office:value-type="string">
            <text:p>176,815674</text:p>
          </table:table-cell>
          <table:table-cell office:value-type="string">
            <text:p>49,309181</text:p>
          </table:table-cell>
          <table:table-cell office:value-type="string">
            <text:p>35,321930</text:p>
          </table:table-cell>
          <table:table-cell office:value-type="string">
            <text:p>19,131674</text:p>
          </table:table-cell>
          <table:table-cell office:value-type="string">
            <text:p>10,632877</text:p>
          </table:table-cell>
          <table:table-cell office:value-type="string">
            <text:p>11,861286</text:p>
          </table:table-cell>
          <table:table-cell office:value-type="string">
            <text:p>6,714364</text:p>
          </table:table-cell>
          <table:table-cell office:value-type="string">
            <text:p>9,232887</text:p>
          </table:table-cell>
          <table:table-cell office:value-type="string">
            <text:p>41,846325</text:p>
          </table:table-cell>
          <table:table-cell office:value-type="string">
            <text:p>9,050806</text:p>
          </table:table-cell>
          <table:table-cell office:value-type="string">
            <text:p>94,002556</text:p>
          </table:table-cell>
          <table:table-cell office:value-type="string">
            <text:p>9,77289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6,443672</text:p>
          </table:table-cell>
          <table:table-cell office:value-type="string">
            <text:p>7,2415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,141892</text:p>
          </table:table-cell>
          <table:table-cell office:value-type="string">
            <text:p>7,859438</text:p>
          </table:table-cell>
          <table:table-cell table:number-columns-repeated="14" office:value-type="float" office:value="0">
            <text:p>0</text:p>
          </table:table-cell>
          <table:table-cell office:value-type="string">
            <text:p>1,037896</text:p>
          </table:table-cell>
          <table:table-cell office:value-type="string">
            <text:p>29,894522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55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488,007813</text:p>
          </table:table-cell>
          <table:table-cell office:value-type="string">
            <text:p>1283,313599</text:p>
          </table:table-cell>
          <table:table-cell office:value-type="string">
            <text:p>37584,058594</text:p>
          </table:table-cell>
          <table:table-cell office:value-type="string">
            <text:p>859,198975</text:p>
          </table:table-cell>
          <table:table-cell office:value-type="string">
            <text:p>50482,277344</text:p>
          </table:table-cell>
          <table:table-cell office:value-type="string">
            <text:p>1063,013306</text:p>
          </table:table-cell>
          <table:table-cell office:value-type="string">
            <text:p>6165,924316</text:p>
          </table:table-cell>
          <table:table-cell office:value-type="string">
            <text:p>146,675507</text:p>
          </table:table-cell>
          <table:table-cell office:value-type="string">
            <text:p>7491,505859</text:p>
          </table:table-cell>
          <table:table-cell office:value-type="string">
            <text:p>147,265625</text:p>
          </table:table-cell>
          <table:table-cell office:value-type="string">
            <text:p>49400,011719</text:p>
          </table:table-cell>
          <table:table-cell office:value-type="string">
            <text:p>805,128235</text:p>
          </table:table-cell>
          <table:table-cell office:value-type="string">
            <text:p>48267,296875</text:p>
          </table:table-cell>
          <table:table-cell office:value-type="string">
            <text:p>633,804688</text:p>
          </table:table-cell>
          <table:table-cell office:value-type="string">
            <text:p>63899,203125</text:p>
          </table:table-cell>
          <table:table-cell office:value-type="string">
            <text:p>800,648926</text:p>
          </table:table-cell>
          <table:table-cell office:value-type="string">
            <text:p>3356,273926</text:p>
          </table:table-cell>
          <table:table-cell office:value-type="string">
            <text:p>88,369240</text:p>
          </table:table-cell>
          <table:table-cell office:value-type="string">
            <text:p>16,925941</text:p>
          </table:table-cell>
          <table:table-cell office:value-type="string">
            <text:p>8,957108</text:p>
          </table:table-cell>
          <table:table-cell office:value-type="string">
            <text:p>43,396301</text:p>
          </table:table-cell>
          <table:table-cell office:value-type="string">
            <text:p>9,059783</text:p>
          </table:table-cell>
          <table:table-cell office:value-type="string">
            <text:p>1828,538086</text:p>
          </table:table-cell>
          <table:table-cell office:value-type="string">
            <text:p>36,497940</text:p>
          </table:table-cell>
          <table:table-cell office:value-type="string">
            <text:p>13333,083008</text:p>
          </table:table-cell>
          <table:table-cell office:value-type="string">
            <text:p>222,326248</text:p>
          </table:table-cell>
          <table:table-cell office:value-type="string">
            <text:p>53,931828</text:p>
          </table:table-cell>
          <table:table-cell office:value-type="string">
            <text:p>11,384914</text:p>
          </table:table-cell>
          <table:table-cell office:value-type="string">
            <text:p>58,647034</text:p>
          </table:table-cell>
          <table:table-cell office:value-type="string">
            <text:p>17,165874</text:p>
          </table:table-cell>
          <table:table-cell office:value-type="string">
            <text:p>345,247986</text:p>
          </table:table-cell>
          <table:table-cell office:value-type="string">
            <text:p>20,858313</text:p>
          </table:table-cell>
          <table:table-cell office:value-type="string">
            <text:p>338,916962</text:p>
          </table:table-cell>
          <table:table-cell office:value-type="string">
            <text:p>14,497328</text:p>
          </table:table-cell>
          <table:table-cell office:value-type="string">
            <text:p>279,474396</text:p>
          </table:table-cell>
          <table:table-cell office:value-type="string">
            <text:p>15,522882</text:p>
          </table:table-cell>
          <table:table-cell office:value-type="string">
            <text:p>509,260162</text:p>
          </table:table-cell>
          <table:table-cell office:value-type="string">
            <text:p>17,810362</text:p>
          </table:table-cell>
          <table:table-cell office:value-type="string">
            <text:p>86,306808</text:p>
          </table:table-cell>
          <table:table-cell office:value-type="string">
            <text:p>15,88669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4,825729</text:p>
          </table:table-cell>
          <table:table-cell office:value-type="string">
            <text:p>29,709528</text:p>
          </table:table-cell>
        </table:table-row>
        <table:table-row table:style-name="ro1">
          <table:table-cell office:value-type="string">
            <text:p>GPE56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66,276611</text:p>
          </table:table-cell>
          <table:table-cell office:value-type="string">
            <text:p>495,385132</text:p>
          </table:table-cell>
          <table:table-cell office:value-type="string">
            <text:p>3239,315918</text:p>
          </table:table-cell>
          <table:table-cell office:value-type="string">
            <text:p>184,968643</text:p>
          </table:table-cell>
          <table:table-cell office:value-type="string">
            <text:p>7602,268066</text:p>
          </table:table-cell>
          <table:table-cell office:value-type="string">
            <text:p>183,960800</text:p>
          </table:table-cell>
          <table:table-cell office:value-type="string">
            <text:p>623,482056</text:p>
          </table:table-cell>
          <table:table-cell office:value-type="string">
            <text:p>41,100410</text:p>
          </table:table-cell>
          <table:table-cell office:value-type="string">
            <text:p>2735,908447</text:p>
          </table:table-cell>
          <table:table-cell office:value-type="string">
            <text:p>59,295727</text:p>
          </table:table-cell>
          <table:table-cell office:value-type="string">
            <text:p>26368,199219</text:p>
          </table:table-cell>
          <table:table-cell office:value-type="string">
            <text:p>431,795685</text:p>
          </table:table-cell>
          <table:table-cell office:value-type="string">
            <text:p>23746,800781</text:p>
          </table:table-cell>
          <table:table-cell office:value-type="string">
            <text:p>313,306824</text:p>
          </table:table-cell>
          <table:table-cell office:value-type="string">
            <text:p>15969,936523</text:p>
          </table:table-cell>
          <table:table-cell office:value-type="string">
            <text:p>202,140625</text:p>
          </table:table-cell>
          <table:table-cell office:value-type="string">
            <text:p>349,345337</text:p>
          </table:table-cell>
          <table:table-cell office:value-type="string">
            <text:p>10,8784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018539</text:p>
          </table:table-cell>
          <table:table-cell office:value-type="string">
            <text:p>7,292343</text:p>
          </table:table-cell>
          <table:table-cell office:value-type="string">
            <text:p>138,026932</text:p>
          </table:table-cell>
          <table:table-cell office:value-type="string">
            <text:p>5,507408</text:p>
          </table:table-cell>
          <table:table-cell office:value-type="string">
            <text:p>1542,098389</text:p>
          </table:table-cell>
          <table:table-cell office:value-type="string">
            <text:p>28,428513</text:p>
          </table:table-cell>
          <table:table-cell office:value-type="string">
            <text:p>36,676849</text:p>
          </table:table-cell>
          <table:table-cell office:value-type="string">
            <text:p>7,4807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4,196289</text:p>
          </table:table-cell>
          <table:table-cell office:value-type="string">
            <text:p>18,179152</text:p>
          </table:table-cell>
          <table:table-cell office:value-type="string">
            <text:p>152,724014</text:p>
          </table:table-cell>
          <table:table-cell office:value-type="string">
            <text:p>9,114621</text:p>
          </table:table-cell>
          <table:table-cell office:value-type="string">
            <text:p>152,924545</text:p>
          </table:table-cell>
          <table:table-cell office:value-type="string">
            <text:p>9,931270</text:p>
          </table:table-cell>
          <table:table-cell office:value-type="string">
            <text:p>132,372452</text:p>
          </table:table-cell>
          <table:table-cell office:value-type="string">
            <text:p>10,241508</text:p>
          </table:table-cell>
          <table:table-cell office:value-type="string">
            <text:p>19,598871</text:p>
          </table:table-cell>
          <table:table-cell office:value-type="string">
            <text:p>10,336613</text:p>
          </table:table-cell>
          <table:table-cell office:value-type="string">
            <text:p>50,285515</text:p>
          </table:table-cell>
          <table:table-cell office:value-type="string">
            <text:p>62,80580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2,732483</text:p>
          </table:table-cell>
          <table:table-cell office:value-type="string">
            <text:p>19,842909</text:p>
          </table:table-cell>
        </table:table-row>
        <table:table-row table:style-name="ro1">
          <table:table-cell office:value-type="string">
            <text:p>GPE56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973,398926</text:p>
          </table:table-cell>
          <table:table-cell office:value-type="string">
            <text:p>566,368591</text:p>
          </table:table-cell>
          <table:table-cell office:value-type="string">
            <text:p>11025,967773</text:p>
          </table:table-cell>
          <table:table-cell office:value-type="string">
            <text:p>331,603577</text:p>
          </table:table-cell>
          <table:table-cell office:value-type="string">
            <text:p>21584,228516</text:p>
          </table:table-cell>
          <table:table-cell office:value-type="string">
            <text:p>466,415588</text:p>
          </table:table-cell>
          <table:table-cell office:value-type="string">
            <text:p>977,432373</text:p>
          </table:table-cell>
          <table:table-cell office:value-type="string">
            <text:p>54,829536</text:p>
          </table:table-cell>
          <table:table-cell office:value-type="string">
            <text:p>3577,249512</text:p>
          </table:table-cell>
          <table:table-cell office:value-type="string">
            <text:p>77,888771</text:p>
          </table:table-cell>
          <table:table-cell office:value-type="string">
            <text:p>37185,820313</text:p>
          </table:table-cell>
          <table:table-cell office:value-type="string">
            <text:p>608,599976</text:p>
          </table:table-cell>
          <table:table-cell office:value-type="string">
            <text:p>37725,492188</text:p>
          </table:table-cell>
          <table:table-cell office:value-type="string">
            <text:p>495,512573</text:p>
          </table:table-cell>
          <table:table-cell office:value-type="string">
            <text:p>42155,371094</text:p>
          </table:table-cell>
          <table:table-cell office:value-type="string">
            <text:p>528,736694</text:p>
          </table:table-cell>
          <table:table-cell office:value-type="string">
            <text:p>1378,377563</text:p>
          </table:table-cell>
          <table:table-cell office:value-type="string">
            <text:p>37,0325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,990137</text:p>
          </table:table-cell>
          <table:table-cell office:value-type="string">
            <text:p>8,053642</text:p>
          </table:table-cell>
          <table:table-cell office:value-type="string">
            <text:p>420,812500</text:p>
          </table:table-cell>
          <table:table-cell office:value-type="string">
            <text:p>10,413151</text:p>
          </table:table-cell>
          <table:table-cell office:value-type="string">
            <text:p>6352,254395</text:p>
          </table:table-cell>
          <table:table-cell office:value-type="string">
            <text:p>106,986015</text:p>
          </table:table-cell>
          <table:table-cell office:value-type="string">
            <text:p>57,185238</text:p>
          </table:table-cell>
          <table:table-cell office:value-type="string">
            <text:p>9,390105</text:p>
          </table:table-cell>
          <table:table-cell office:value-type="string">
            <text:p>16,028358</text:p>
          </table:table-cell>
          <table:table-cell office:value-type="string">
            <text:p>15,615447</text:p>
          </table:table-cell>
          <table:table-cell office:value-type="string">
            <text:p>224,393890</text:p>
          </table:table-cell>
          <table:table-cell office:value-type="string">
            <text:p>19,388815</text:p>
          </table:table-cell>
          <table:table-cell office:value-type="string">
            <text:p>261,881592</text:p>
          </table:table-cell>
          <table:table-cell office:value-type="string">
            <text:p>11,987509</text:p>
          </table:table-cell>
          <table:table-cell office:value-type="string">
            <text:p>252,455200</text:p>
          </table:table-cell>
          <table:table-cell office:value-type="string">
            <text:p>13,029107</text:p>
          </table:table-cell>
          <table:table-cell office:value-type="string">
            <text:p>324,832703</text:p>
          </table:table-cell>
          <table:table-cell office:value-type="string">
            <text:p>13,879773</text:p>
          </table:table-cell>
          <table:table-cell office:value-type="string">
            <text:p>68,599236</text:p>
          </table:table-cell>
          <table:table-cell office:value-type="string">
            <text:p>13,192907</text:p>
          </table:table-cell>
          <table:table-cell office:value-type="string">
            <text:p>42,049091</text:p>
          </table:table-cell>
          <table:table-cell office:value-type="string">
            <text:p>74,0864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41,754776</text:p>
          </table:table-cell>
          <table:table-cell office:value-type="string">
            <text:p>25,370922</text:p>
          </table:table-cell>
        </table:table-row>
        <table:table-row table:style-name="ro1">
          <table:table-cell office:value-type="string">
            <text:p>GPE57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6,668945</text:p>
          </table:table-cell>
          <table:table-cell office:value-type="string">
            <text:p>427,417542</text:p>
          </table:table-cell>
          <table:table-cell office:value-type="string">
            <text:p>16273,840820</text:p>
          </table:table-cell>
          <table:table-cell office:value-type="string">
            <text:p>417,594513</text:p>
          </table:table-cell>
          <table:table-cell office:value-type="string">
            <text:p>20233,289063</text:p>
          </table:table-cell>
          <table:table-cell office:value-type="string">
            <text:p>434,853027</text:p>
          </table:table-cell>
          <table:table-cell office:value-type="string">
            <text:p>169,657181</text:p>
          </table:table-cell>
          <table:table-cell office:value-type="string">
            <text:p>27,772108</text:p>
          </table:table-cell>
          <table:table-cell office:value-type="string">
            <text:p>1948,050293</text:p>
          </table:table-cell>
          <table:table-cell office:value-type="string">
            <text:p>43,598915</text:p>
          </table:table-cell>
          <table:table-cell office:value-type="string">
            <text:p>1653,876099</text:p>
          </table:table-cell>
          <table:table-cell office:value-type="string">
            <text:p>34,675312</text:p>
          </table:table-cell>
          <table:table-cell office:value-type="string">
            <text:p>3795,043457</text:p>
          </table:table-cell>
          <table:table-cell office:value-type="string">
            <text:p>53,143234</text:p>
          </table:table-cell>
          <table:table-cell office:value-type="string">
            <text:p>3274,053711</text:p>
          </table:table-cell>
          <table:table-cell office:value-type="string">
            <text:p>44,590050</text:p>
          </table:table-cell>
          <table:table-cell office:value-type="string">
            <text:p>1055,218628</text:p>
          </table:table-cell>
          <table:table-cell office:value-type="string">
            <text:p>28,584108</text:p>
          </table:table-cell>
          <table:table-cell office:value-type="string">
            <text:p>22,270473</text:p>
          </table:table-cell>
          <table:table-cell office:value-type="string">
            <text:p>5,590626</text:p>
          </table:table-cell>
          <table:table-cell office:value-type="string">
            <text:p>27,571756</text:p>
          </table:table-cell>
          <table:table-cell office:value-type="string">
            <text:p>7,420321</text:p>
          </table:table-cell>
          <table:table-cell office:value-type="string">
            <text:p>88,129562</text:p>
          </table:table-cell>
          <table:table-cell office:value-type="string">
            <text:p>5,118346</text:p>
          </table:table-cell>
          <table:table-cell office:value-type="string">
            <text:p>3492,365723</text:p>
          </table:table-cell>
          <table:table-cell office:value-type="string">
            <text:p>59,987881</text:p>
          </table:table-cell>
          <table:table-cell office:value-type="string">
            <text:p>45,957657</text:p>
          </table:table-cell>
          <table:table-cell office:value-type="string">
            <text:p>7,5676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2,181068</text:p>
          </table:table-cell>
          <table:table-cell office:value-type="string">
            <text:p>18,133062</text:p>
          </table:table-cell>
          <table:table-cell office:value-type="string">
            <text:p>59,620232</text:p>
          </table:table-cell>
          <table:table-cell office:value-type="string">
            <text:p>8,776464</text:p>
          </table:table-cell>
          <table:table-cell office:value-type="string">
            <text:p>27,060524</text:p>
          </table:table-cell>
          <table:table-cell office:value-type="string">
            <text:p>9,449080</text:p>
          </table:table-cell>
          <table:table-cell office:value-type="string">
            <text:p>56,374252</text:p>
          </table:table-cell>
          <table:table-cell office:value-type="string">
            <text:p>9,934917</text:p>
          </table:table-cell>
          <table:table-cell office:value-type="string">
            <text:p>36,796741</text:p>
          </table:table-cell>
          <table:table-cell office:value-type="string">
            <text:p>10,18644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462402</text:p>
          </table:table-cell>
          <table:table-cell office:value-type="string">
            <text:p>19,208899</text:p>
          </table:table-cell>
        </table:table-row>
        <table:table-row table:style-name="ro1">
          <table:table-cell office:value-type="string">
            <text:p>GPE57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454,731201</text:p>
          </table:table-cell>
          <table:table-cell office:value-type="string">
            <text:p>499,803345</text:p>
          </table:table-cell>
          <table:table-cell office:value-type="string">
            <text:p>23417,535156</text:p>
          </table:table-cell>
          <table:table-cell office:value-type="string">
            <text:p>575,503540</text:p>
          </table:table-cell>
          <table:table-cell office:value-type="string">
            <text:p>34967,445313</text:p>
          </table:table-cell>
          <table:table-cell office:value-type="string">
            <text:p>737,566650</text:p>
          </table:table-cell>
          <table:table-cell office:value-type="string">
            <text:p>159,601028</text:p>
          </table:table-cell>
          <table:table-cell office:value-type="string">
            <text:p>35,173031</text:p>
          </table:table-cell>
          <table:table-cell office:value-type="string">
            <text:p>2958,408203</text:p>
          </table:table-cell>
          <table:table-cell office:value-type="string">
            <text:p>62,434063</text:p>
          </table:table-cell>
          <table:table-cell office:value-type="string">
            <text:p>2883,186035</text:p>
          </table:table-cell>
          <table:table-cell office:value-type="string">
            <text:p>54,759304</text:p>
          </table:table-cell>
          <table:table-cell office:value-type="string">
            <text:p>5115,054199</text:p>
          </table:table-cell>
          <table:table-cell office:value-type="string">
            <text:p>70,409348</text:p>
          </table:table-cell>
          <table:table-cell office:value-type="string">
            <text:p>7954,743652</text:p>
          </table:table-cell>
          <table:table-cell office:value-type="string">
            <text:p>102,378952</text:p>
          </table:table-cell>
          <table:table-cell office:value-type="string">
            <text:p>1538,975342</text:p>
          </table:table-cell>
          <table:table-cell office:value-type="string">
            <text:p>41,178978</text:p>
          </table:table-cell>
          <table:table-cell office:value-type="string">
            <text:p>28,338638</text:p>
          </table:table-cell>
          <table:table-cell office:value-type="string">
            <text:p>7,073446</text:p>
          </table:table-cell>
          <table:table-cell office:value-type="string">
            <text:p>54,954189</text:p>
          </table:table-cell>
          <table:table-cell office:value-type="string">
            <text:p>8,328800</text:p>
          </table:table-cell>
          <table:table-cell office:value-type="string">
            <text:p>150,973282</text:p>
          </table:table-cell>
          <table:table-cell office:value-type="string">
            <text:p>6,843463</text:p>
          </table:table-cell>
          <table:table-cell office:value-type="string">
            <text:p>6691,196777</text:p>
          </table:table-cell>
          <table:table-cell office:value-type="string">
            <text:p>112,644295</text:p>
          </table:table-cell>
          <table:table-cell office:value-type="string">
            <text:p>61,376064</text:p>
          </table:table-cell>
          <table:table-cell office:value-type="string">
            <text:p>9,7016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1,787491</text:p>
          </table:table-cell>
          <table:table-cell office:value-type="string">
            <text:p>19,512529</text:p>
          </table:table-cell>
          <table:table-cell office:value-type="string">
            <text:p>62,871059</text:p>
          </table:table-cell>
          <table:table-cell office:value-type="string">
            <text:p>11,198254</text:p>
          </table:table-cell>
          <table:table-cell office:value-type="string">
            <text:p>51,007038</text:p>
          </table:table-cell>
          <table:table-cell office:value-type="string">
            <text:p>12,147091</text:p>
          </table:table-cell>
          <table:table-cell office:value-type="string">
            <text:p>80,611099</text:p>
          </table:table-cell>
          <table:table-cell office:value-type="string">
            <text:p>12,765866</text:p>
          </table:table-cell>
          <table:table-cell office:value-type="string">
            <text:p>55,585976</text:p>
          </table:table-cell>
          <table:table-cell office:value-type="string">
            <text:p>13,16427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4,138145</text:p>
          </table:table-cell>
          <table:table-cell office:value-type="string">
            <text:p>24,665144</text:p>
          </table:table-cell>
        </table:table-row>
        <table:table-row table:style-name="ro1">
          <table:table-cell office:value-type="string">
            <text:p>GPE57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74,030273</text:p>
          </table:table-cell>
          <table:table-cell office:value-type="string">
            <text:p>412,015106</text:p>
          </table:table-cell>
          <table:table-cell office:value-type="string">
            <text:p>1034,756348</text:p>
          </table:table-cell>
          <table:table-cell office:value-type="string">
            <text:p>136,309341</text:p>
          </table:table-cell>
          <table:table-cell office:value-type="string">
            <text:p>1430,165771</text:p>
          </table:table-cell>
          <table:table-cell office:value-type="string">
            <text:p>67,835251</text:p>
          </table:table-cell>
          <table:table-cell office:value-type="string">
            <text:p>11,678123</text:p>
          </table:table-cell>
          <table:table-cell office:value-type="string">
            <text:p>23,032984</text:p>
          </table:table-cell>
          <table:table-cell office:value-type="string">
            <text:p>90,678398</text:p>
          </table:table-cell>
          <table:table-cell office:value-type="string">
            <text:p>15,234550</text:p>
          </table:table-cell>
          <table:table-cell office:value-type="string">
            <text:p>167,894119</text:p>
          </table:table-cell>
          <table:table-cell office:value-type="string">
            <text:p>16,191719</text:p>
          </table:table-cell>
          <table:table-cell office:value-type="string">
            <text:p>181,934586</text:p>
          </table:table-cell>
          <table:table-cell office:value-type="string">
            <text:p>11,280764</text:p>
          </table:table-cell>
          <table:table-cell office:value-type="string">
            <text:p>236,353668</text:p>
          </table:table-cell>
          <table:table-cell office:value-type="string">
            <text:p>11,032318</text:p>
          </table:table-cell>
          <table:table-cell office:value-type="string">
            <text:p>66,895096</text:p>
          </table:table-cell>
          <table:table-cell office:value-type="string">
            <text:p>5,70575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509823</text:p>
          </table:table-cell>
          <table:table-cell office:value-type="string">
            <text:p>7,666538</text:p>
          </table:table-cell>
          <table:table-cell office:value-type="string">
            <text:p>19,891523</text:p>
          </table:table-cell>
          <table:table-cell office:value-type="string">
            <text:p>5,071478</text:p>
          </table:table-cell>
          <table:table-cell office:value-type="string">
            <text:p>333,180695</text:p>
          </table:table-cell>
          <table:table-cell office:value-type="string">
            <text:p>12,303916</text:p>
          </table:table-cell>
          <table:table-cell office:value-type="string">
            <text:p>59,757973</text:p>
          </table:table-cell>
          <table:table-cell office:value-type="string">
            <text:p>8,44129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,482441</text:p>
          </table:table-cell>
          <table:table-cell office:value-type="string">
            <text:p>18,447641</text:p>
          </table:table-cell>
          <table:table-cell office:value-type="string">
            <text:p>36,062550</text:p>
          </table:table-cell>
          <table:table-cell office:value-type="string">
            <text:p>9,679899</text:p>
          </table:table-cell>
          <table:table-cell office:value-type="string">
            <text:p>17,597788</text:p>
          </table:table-cell>
          <table:table-cell office:value-type="string">
            <text:p>10,528855</text:p>
          </table:table-cell>
          <table:table-cell office:value-type="string">
            <text:p>21,560858</text:p>
          </table:table-cell>
          <table:table-cell office:value-type="string">
            <text:p>10,786678</text:p>
          </table:table-cell>
          <table:table-cell office:value-type="string">
            <text:p>10,692832</text:p>
          </table:table-cell>
          <table:table-cell office:value-type="string">
            <text:p>11,308869</text:p>
          </table:table-cell>
          <table:table-cell office:value-type="string">
            <text:p>57,840405</text:p>
          </table:table-cell>
          <table:table-cell office:value-type="string">
            <text:p>33,06635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7,539951</text:p>
          </table:table-cell>
          <table:table-cell office:value-type="string">
            <text:p>21,461452</text:p>
          </table:table-cell>
        </table:table-row>
        <table:table-row table:style-name="ro1">
          <table:table-cell office:value-type="string">
            <text:p>GPE57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2,886597</text:p>
          </table:table-cell>
          <table:table-cell office:value-type="string">
            <text:p>467,928741</text:p>
          </table:table-cell>
          <table:table-cell office:value-type="string">
            <text:p>17156,855469</text:p>
          </table:table-cell>
          <table:table-cell office:value-type="string">
            <text:p>444,517395</text:p>
          </table:table-cell>
          <table:table-cell office:value-type="string">
            <text:p>22010,628906</text:p>
          </table:table-cell>
          <table:table-cell office:value-type="string">
            <text:p>471,997955</text:p>
          </table:table-cell>
          <table:table-cell office:value-type="string">
            <text:p>135,271606</text:p>
          </table:table-cell>
          <table:table-cell office:value-type="string">
            <text:p>31,253742</text:p>
          </table:table-cell>
          <table:table-cell office:value-type="string">
            <text:p>1978,139893</text:p>
          </table:table-cell>
          <table:table-cell office:value-type="string">
            <text:p>45,399754</text:p>
          </table:table-cell>
          <table:table-cell office:value-type="string">
            <text:p>3007,951416</text:p>
          </table:table-cell>
          <table:table-cell office:value-type="string">
            <text:p>56,338825</text:p>
          </table:table-cell>
          <table:table-cell office:value-type="string">
            <text:p>4346,635254</text:p>
          </table:table-cell>
          <table:table-cell office:value-type="string">
            <text:p>60,381046</text:p>
          </table:table-cell>
          <table:table-cell office:value-type="string">
            <text:p>3813,480469</text:p>
          </table:table-cell>
          <table:table-cell office:value-type="string">
            <text:p>51,323315</text:p>
          </table:table-cell>
          <table:table-cell office:value-type="string">
            <text:p>1175,963745</text:p>
          </table:table-cell>
          <table:table-cell office:value-type="string">
            <text:p>31,796703</text:p>
          </table:table-cell>
          <table:table-cell office:value-type="string">
            <text:p>13,152825</text:p>
          </table:table-cell>
          <table:table-cell office:value-type="string">
            <text:p>6,442428</text:p>
          </table:table-cell>
          <table:table-cell office:value-type="string">
            <text:p>48,153831</text:p>
          </table:table-cell>
          <table:table-cell office:value-type="string">
            <text:p>7,953102</text:p>
          </table:table-cell>
          <table:table-cell office:value-type="string">
            <text:p>99,682373</text:p>
          </table:table-cell>
          <table:table-cell office:value-type="string">
            <text:p>5,998044</text:p>
          </table:table-cell>
          <table:table-cell office:value-type="string">
            <text:p>3872,691406</text:p>
          </table:table-cell>
          <table:table-cell office:value-type="string">
            <text:p>66,389023</text:p>
          </table:table-cell>
          <table:table-cell office:value-type="string">
            <text:p>56,001011</text:p>
          </table:table-cell>
          <table:table-cell office:value-type="string">
            <text:p>9,0454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5,368225</text:p>
          </table:table-cell>
          <table:table-cell office:value-type="string">
            <text:p>19,274208</text:p>
          </table:table-cell>
          <table:table-cell office:value-type="string">
            <text:p>71,279877</text:p>
          </table:table-cell>
          <table:table-cell office:value-type="string">
            <text:p>10,432172</text:p>
          </table:table-cell>
          <table:table-cell office:value-type="string">
            <text:p>45,768734</text:p>
          </table:table-cell>
          <table:table-cell office:value-type="string">
            <text:p>11,129709</text:p>
          </table:table-cell>
          <table:table-cell office:value-type="string">
            <text:p>69,805183</text:p>
          </table:table-cell>
          <table:table-cell office:value-type="string">
            <text:p>11,580677</text:p>
          </table:table-cell>
          <table:table-cell office:value-type="string">
            <text:p>39,058151</text:p>
          </table:table-cell>
          <table:table-cell office:value-type="string">
            <text:p>12,139433</text:p>
          </table:table-cell>
          <table:table-cell office:value-type="string">
            <text:p>68,669060</text:p>
          </table:table-cell>
          <table:table-cell office:value-type="string">
            <text:p>40,46789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4,518929</text:p>
          </table:table-cell>
          <table:table-cell office:value-type="string">
            <text:p>23,029449</text:p>
          </table:table-cell>
        </table:table-row>
        <table:table-row table:style-name="ro1">
          <table:table-cell office:value-type="string">
            <text:p>GPE57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87,349976</text:p>
          </table:table-cell>
          <table:table-cell office:value-type="string">
            <text:p>406,375854</text:p>
          </table:table-cell>
          <table:table-cell office:value-type="string">
            <text:p>4949,079102</text:p>
          </table:table-cell>
          <table:table-cell office:value-type="string">
            <text:p>187,778763</text:p>
          </table:table-cell>
          <table:table-cell office:value-type="string">
            <text:p>9271,023438</text:p>
          </table:table-cell>
          <table:table-cell office:value-type="string">
            <text:p>212,248245</text:p>
          </table:table-cell>
          <table:table-cell office:value-type="string">
            <text:p>74,208466</text:p>
          </table:table-cell>
          <table:table-cell office:value-type="string">
            <text:p>24,023869</text:p>
          </table:table-cell>
          <table:table-cell office:value-type="string">
            <text:p>1249,158691</text:p>
          </table:table-cell>
          <table:table-cell office:value-type="string">
            <text:p>31,343760</text:p>
          </table:table-cell>
          <table:table-cell office:value-type="string">
            <text:p>1204,948608</text:p>
          </table:table-cell>
          <table:table-cell office:value-type="string">
            <text:p>27,503740</text:p>
          </table:table-cell>
          <table:table-cell office:value-type="string">
            <text:p>1881,091309</text:p>
          </table:table-cell>
          <table:table-cell office:value-type="string">
            <text:p>28,684649</text:p>
          </table:table-cell>
          <table:table-cell office:value-type="string">
            <text:p>1837,105957</text:p>
          </table:table-cell>
          <table:table-cell office:value-type="string">
            <text:p>27,295315</text:p>
          </table:table-cell>
          <table:table-cell office:value-type="string">
            <text:p>388,580261</text:p>
          </table:table-cell>
          <table:table-cell office:value-type="string">
            <text:p>11,756548</text:p>
          </table:table-cell>
          <table:table-cell office:value-type="string">
            <text:p>1,015436</text:p>
          </table:table-cell>
          <table:table-cell office:value-type="string">
            <text:p>4,954132</text:p>
          </table:table-cell>
          <table:table-cell office:value-type="string">
            <text:p>25,823753</text:p>
          </table:table-cell>
          <table:table-cell office:value-type="string">
            <text:p>7,224999</text:p>
          </table:table-cell>
          <table:table-cell office:value-type="string">
            <text:p>74,296593</text:p>
          </table:table-cell>
          <table:table-cell office:value-type="string">
            <text:p>4,838964</text:p>
          </table:table-cell>
          <table:table-cell office:value-type="string">
            <text:p>1890,567871</text:p>
          </table:table-cell>
          <table:table-cell office:value-type="string">
            <text:p>34,133854</text:p>
          </table:table-cell>
          <table:table-cell office:value-type="string">
            <text:p>33,238605</text:p>
          </table:table-cell>
          <table:table-cell office:value-type="string">
            <text:p>7,2465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,339176</text:p>
          </table:table-cell>
          <table:table-cell office:value-type="string">
            <text:p>18,019440</text:p>
          </table:table-cell>
          <table:table-cell office:value-type="string">
            <text:p>40,506454</text:p>
          </table:table-cell>
          <table:table-cell office:value-type="string">
            <text:p>8,355720</text:p>
          </table:table-cell>
          <table:table-cell office:value-type="string">
            <text:p>19,822105</text:p>
          </table:table-cell>
          <table:table-cell office:value-type="string">
            <text:p>8,856017</text:p>
          </table:table-cell>
          <table:table-cell office:value-type="string">
            <text:p>29,074291</text:p>
          </table:table-cell>
          <table:table-cell office:value-type="string">
            <text:p>9,280327</text:p>
          </table:table-cell>
          <table:table-cell office:value-type="string">
            <text:p>21,363386</text:p>
          </table:table-cell>
          <table:table-cell office:value-type="string">
            <text:p>9,797656</text:p>
          </table:table-cell>
          <table:table-cell office:value-type="string">
            <text:p>19,150747</text:p>
          </table:table-cell>
          <table:table-cell office:value-type="string">
            <text:p>34,78702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1,526531</text:p>
          </table:table-cell>
          <table:table-cell office:value-type="string">
            <text:p>18,428556</text:p>
          </table:table-cell>
        </table:table-row>
        <table:table-row table:style-name="ro1">
          <table:table-cell office:value-type="string">
            <text:p>GPE57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2,886597</text:p>
          </table:table-cell>
          <table:table-cell office:value-type="string">
            <text:p>467,928741</text:p>
          </table:table-cell>
          <table:table-cell office:value-type="string">
            <text:p>8597,753906</text:p>
          </table:table-cell>
          <table:table-cell office:value-type="string">
            <text:p>265,678375</text:p>
          </table:table-cell>
          <table:table-cell office:value-type="string">
            <text:p>16271,369141</text:p>
          </table:table-cell>
          <table:table-cell office:value-type="string">
            <text:p>355,593719</text:p>
          </table:table-cell>
          <table:table-cell office:value-type="string">
            <text:p>472,639618</text:p>
          </table:table-cell>
          <table:table-cell office:value-type="string">
            <text:p>34,979237</text:p>
          </table:table-cell>
          <table:table-cell office:value-type="string">
            <text:p>2200,844482</text:p>
          </table:table-cell>
          <table:table-cell office:value-type="string">
            <text:p>49,076557</text:p>
          </table:table-cell>
          <table:table-cell office:value-type="string">
            <text:p>1348,053833</text:p>
          </table:table-cell>
          <table:table-cell office:value-type="string">
            <text:p>31,134007</text:p>
          </table:table-cell>
          <table:table-cell office:value-type="string">
            <text:p>3910,378906</text:p>
          </table:table-cell>
          <table:table-cell office:value-type="string">
            <text:p>54,835346</text:p>
          </table:table-cell>
          <table:table-cell office:value-type="string">
            <text:p>5360,373535</text:p>
          </table:table-cell>
          <table:table-cell office:value-type="string">
            <text:p>70,279839</text:p>
          </table:table-cell>
          <table:table-cell office:value-type="string">
            <text:p>789,773621</text:p>
          </table:table-cell>
          <table:table-cell office:value-type="string">
            <text:p>22,122751</text:p>
          </table:table-cell>
          <table:table-cell office:value-type="string">
            <text:p>20,329891</text:p>
          </table:table-cell>
          <table:table-cell office:value-type="string">
            <text:p>6,602608</text:p>
          </table:table-cell>
          <table:table-cell office:value-type="string">
            <text:p>44,947578</text:p>
          </table:table-cell>
          <table:table-cell office:value-type="string">
            <text:p>8,194612</text:p>
          </table:table-cell>
          <table:table-cell office:value-type="string">
            <text:p>102,109818</text:p>
          </table:table-cell>
          <table:table-cell office:value-type="string">
            <text:p>6,418348</text:p>
          </table:table-cell>
          <table:table-cell office:value-type="string">
            <text:p>3345,293213</text:p>
          </table:table-cell>
          <table:table-cell office:value-type="string">
            <text:p>57,855206</text:p>
          </table:table-cell>
          <table:table-cell office:value-type="string">
            <text:p>71,456612</text:p>
          </table:table-cell>
          <table:table-cell office:value-type="string">
            <text:p>9,903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9,401443</text:p>
          </table:table-cell>
          <table:table-cell office:value-type="string">
            <text:p>19,537529</text:p>
          </table:table-cell>
          <table:table-cell office:value-type="string">
            <text:p>68,592522</text:p>
          </table:table-cell>
          <table:table-cell office:value-type="string">
            <text:p>11,485950</text:p>
          </table:table-cell>
          <table:table-cell office:value-type="string">
            <text:p>35,002460</text:p>
          </table:table-cell>
          <table:table-cell office:value-type="string">
            <text:p>12,445228</text:p>
          </table:table-cell>
          <table:table-cell office:value-type="string">
            <text:p>48,626617</text:p>
          </table:table-cell>
          <table:table-cell office:value-type="string">
            <text:p>12,820562</text:p>
          </table:table-cell>
          <table:table-cell office:value-type="string">
            <text:p>37,410950</text:p>
          </table:table-cell>
          <table:table-cell office:value-type="string">
            <text:p>13,447695</text:p>
          </table:table-cell>
          <table:table-cell office:value-type="string">
            <text:p>14,273896</text:p>
          </table:table-cell>
          <table:table-cell office:value-type="string">
            <text:p>38,52219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4,816574</text:p>
          </table:table-cell>
          <table:table-cell office:value-type="string">
            <text:p>25,332754</text:p>
          </table:table-cell>
        </table:table-row>
        <table:table-row table:style-name="ro1">
          <table:table-cell office:value-type="string">
            <text:p>GPE57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14,340942</text:p>
          </table:table-cell>
          <table:table-cell office:value-type="string">
            <text:p>478,191162</text:p>
          </table:table-cell>
          <table:table-cell office:value-type="string">
            <text:p>8694,343750</text:p>
          </table:table-cell>
          <table:table-cell office:value-type="string">
            <text:p>263,678955</text:p>
          </table:table-cell>
          <table:table-cell office:value-type="string">
            <text:p>14589,344727</text:p>
          </table:table-cell>
          <table:table-cell office:value-type="string">
            <text:p>321,531189</text:p>
          </table:table-cell>
          <table:table-cell office:value-type="string">
            <text:p>369,746063</text:p>
          </table:table-cell>
          <table:table-cell office:value-type="string">
            <text:p>33,834690</text:p>
          </table:table-cell>
          <table:table-cell office:value-type="string">
            <text:p>1473,675903</text:p>
          </table:table-cell>
          <table:table-cell office:value-type="string">
            <text:p>37,230637</text:p>
          </table:table-cell>
          <table:table-cell office:value-type="string">
            <text:p>803,205872</text:p>
          </table:table-cell>
          <table:table-cell office:value-type="string">
            <text:p>23,487322</text:p>
          </table:table-cell>
          <table:table-cell office:value-type="string">
            <text:p>2235,371094</text:p>
          </table:table-cell>
          <table:table-cell office:value-type="string">
            <text:p>33,598225</text:p>
          </table:table-cell>
          <table:table-cell office:value-type="string">
            <text:p>3656,340332</text:p>
          </table:table-cell>
          <table:table-cell office:value-type="string">
            <text:p>49,377014</text:p>
          </table:table-cell>
          <table:table-cell office:value-type="string">
            <text:p>620,277893</text:p>
          </table:table-cell>
          <table:table-cell office:value-type="string">
            <text:p>17,930647</text:p>
          </table:table-cell>
          <table:table-cell office:value-type="string">
            <text:p>15,108454</text:p>
          </table:table-cell>
          <table:table-cell office:value-type="string">
            <text:p>6,560174</text:p>
          </table:table-cell>
          <table:table-cell office:value-type="string">
            <text:p>58,266167</text:p>
          </table:table-cell>
          <table:table-cell office:value-type="string">
            <text:p>8,242734</text:p>
          </table:table-cell>
          <table:table-cell office:value-type="string">
            <text:p>80,583397</text:p>
          </table:table-cell>
          <table:table-cell office:value-type="string">
            <text:p>6,146674</text:p>
          </table:table-cell>
          <table:table-cell office:value-type="string">
            <text:p>3162,294678</text:p>
          </table:table-cell>
          <table:table-cell office:value-type="string">
            <text:p>54,958038</text:p>
          </table:table-cell>
          <table:table-cell office:value-type="string">
            <text:p>71,066338</text:p>
          </table:table-cell>
          <table:table-cell office:value-type="string">
            <text:p>9,8373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2,618675</text:p>
          </table:table-cell>
          <table:table-cell office:value-type="string">
            <text:p>19,068027</text:p>
          </table:table-cell>
          <table:table-cell office:value-type="string">
            <text:p>51,612709</text:p>
          </table:table-cell>
          <table:table-cell office:value-type="string">
            <text:p>11,088176</text:p>
          </table:table-cell>
          <table:table-cell office:value-type="string">
            <text:p>20,979599</text:p>
          </table:table-cell>
          <table:table-cell office:value-type="string">
            <text:p>12,038072</text:p>
          </table:table-cell>
          <table:table-cell office:value-type="string">
            <text:p>39,054260</text:p>
          </table:table-cell>
          <table:table-cell office:value-type="string">
            <text:p>12,619788</text:p>
          </table:table-cell>
          <table:table-cell office:value-type="string">
            <text:p>27,052853</text:p>
          </table:table-cell>
          <table:table-cell office:value-type="string">
            <text:p>13,257519</text:p>
          </table:table-cell>
          <table:table-cell office:value-type="string">
            <text:p>1,037896</text:p>
          </table:table-cell>
          <table:table-cell office:value-type="string">
            <text:p>37,75294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8,687660</text:p>
          </table:table-cell>
          <table:table-cell office:value-type="string">
            <text:p>25,117458</text:p>
          </table:table-cell>
        </table:table-row>
        <table:table-row table:style-name="ro1">
          <table:table-cell office:value-type="string">
            <text:p>GPE57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10,449463</text:p>
          </table:table-cell>
          <table:table-cell office:value-type="string">
            <text:p>447,459534</text:p>
          </table:table-cell>
          <table:table-cell office:value-type="string">
            <text:p>3392,542480</text:p>
          </table:table-cell>
          <table:table-cell office:value-type="string">
            <text:p>173,199036</text:p>
          </table:table-cell>
          <table:table-cell office:value-type="string">
            <text:p>4829,505371</text:p>
          </table:table-cell>
          <table:table-cell office:value-type="string">
            <text:p>128,288818</text:p>
          </table:table-cell>
          <table:table-cell office:value-type="string">
            <text:p>41,846611</text:p>
          </table:table-cell>
          <table:table-cell office:value-type="string">
            <text:p>26,612747</text:p>
          </table:table-cell>
          <table:table-cell office:value-type="string">
            <text:p>584,599365</text:p>
          </table:table-cell>
          <table:table-cell office:value-type="string">
            <text:p>22,643358</text:p>
          </table:table-cell>
          <table:table-cell office:value-type="string">
            <text:p>129,666336</text:p>
          </table:table-cell>
          <table:table-cell office:value-type="string">
            <text:p>14,574049</text:p>
          </table:table-cell>
          <table:table-cell office:value-type="string">
            <text:p>1306,609497</text:p>
          </table:table-cell>
          <table:table-cell office:value-type="string">
            <text:p>21,988348</text:p>
          </table:table-cell>
          <table:table-cell office:value-type="string">
            <text:p>622,466675</text:p>
          </table:table-cell>
          <table:table-cell office:value-type="string">
            <text:p>14,683968</text:p>
          </table:table-cell>
          <table:table-cell office:value-type="string">
            <text:p>200,141724</text:p>
          </table:table-cell>
          <table:table-cell office:value-type="string">
            <text:p>8,367042</text:p>
          </table:table-cell>
          <table:table-cell office:value-type="string">
            <text:p>7,146265</text:p>
          </table:table-cell>
          <table:table-cell office:value-type="string">
            <text:p>6,223593</text:p>
          </table:table-cell>
          <table:table-cell office:value-type="string">
            <text:p>37,966228</text:p>
          </table:table-cell>
          <table:table-cell office:value-type="string">
            <text:p>8,035569</text:p>
          </table:table-cell>
          <table:table-cell office:value-type="string">
            <text:p>39,445900</text:p>
          </table:table-cell>
          <table:table-cell office:value-type="string">
            <text:p>5,825540</text:p>
          </table:table-cell>
          <table:table-cell office:value-type="string">
            <text:p>1141,588745</text:p>
          </table:table-cell>
          <table:table-cell office:value-type="string">
            <text:p>23,333136</text:p>
          </table:table-cell>
          <table:table-cell office:value-type="string">
            <text:p>76,868874</text:p>
          </table:table-cell>
          <table:table-cell office:value-type="string">
            <text:p>9,6001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952791</text:p>
          </table:table-cell>
          <table:table-cell office:value-type="string">
            <text:p>18,973022</text:p>
          </table:table-cell>
          <table:table-cell office:value-type="string">
            <text:p>55,220772</text:p>
          </table:table-cell>
          <table:table-cell office:value-type="string">
            <text:p>11,103326</text:p>
          </table:table-cell>
          <table:table-cell office:value-type="string">
            <text:p>28,557180</text:p>
          </table:table-cell>
          <table:table-cell office:value-type="string">
            <text:p>12,006583</text:p>
          </table:table-cell>
          <table:table-cell office:value-type="string">
            <text:p>46,868107</text:p>
          </table:table-cell>
          <table:table-cell office:value-type="string">
            <text:p>12,309980</text:p>
          </table:table-cell>
          <table:table-cell office:value-type="string">
            <text:p>12,060843</text:p>
          </table:table-cell>
          <table:table-cell office:value-type="string">
            <text:p>12,900441</text:p>
          </table:table-cell>
          <table:table-cell office:value-type="string">
            <text:p>85,289818</text:p>
          </table:table-cell>
          <table:table-cell office:value-type="string">
            <text:p>34,7108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5,836632</text:p>
          </table:table-cell>
          <table:table-cell office:value-type="string">
            <text:p>24,492670</text:p>
          </table:table-cell>
        </table:table-row>
        <table:table-row table:style-name="ro1">
          <table:table-cell office:value-type="string">
            <text:p>GPE57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1,692383</text:p>
          </table:table-cell>
          <table:table-cell office:value-type="string">
            <text:p>474,166016</text:p>
          </table:table-cell>
          <table:table-cell office:value-type="string">
            <text:p>9511,333984</text:p>
          </table:table-cell>
          <table:table-cell office:value-type="string">
            <text:p>286,498779</text:p>
          </table:table-cell>
          <table:table-cell office:value-type="string">
            <text:p>12812,106445</text:p>
          </table:table-cell>
          <table:table-cell office:value-type="string">
            <text:p>285,740540</text:p>
          </table:table-cell>
          <table:table-cell office:value-type="string">
            <text:p>74,934631</text:p>
          </table:table-cell>
          <table:table-cell office:value-type="string">
            <text:p>30,528046</text:p>
          </table:table-cell>
          <table:table-cell office:value-type="string">
            <text:p>1748,680542</text:p>
          </table:table-cell>
          <table:table-cell office:value-type="string">
            <text:p>41,572845</text:p>
          </table:table-cell>
          <table:table-cell office:value-type="string">
            <text:p>1374,239258</text:p>
          </table:table-cell>
          <table:table-cell office:value-type="string">
            <text:p>31,629948</text:p>
          </table:table-cell>
          <table:table-cell office:value-type="string">
            <text:p>2581,572510</text:p>
          </table:table-cell>
          <table:table-cell office:value-type="string">
            <text:p>37,879383</text:p>
          </table:table-cell>
          <table:table-cell office:value-type="string">
            <text:p>2083,563477</text:p>
          </table:table-cell>
          <table:table-cell office:value-type="string">
            <text:p>30,628277</text:p>
          </table:table-cell>
          <table:table-cell office:value-type="string">
            <text:p>679,239502</text:p>
          </table:table-cell>
          <table:table-cell office:value-type="string">
            <text:p>19,398783</text:p>
          </table:table-cell>
          <table:table-cell office:value-type="string">
            <text:p>24,303461</text:p>
          </table:table-cell>
          <table:table-cell office:value-type="string">
            <text:p>6,637966</text:p>
          </table:table-cell>
          <table:table-cell office:value-type="string">
            <text:p>40,732910</text:p>
          </table:table-cell>
          <table:table-cell office:value-type="string">
            <text:p>8,130982</text:p>
          </table:table-cell>
          <table:table-cell office:value-type="string">
            <text:p>98,873230</text:p>
          </table:table-cell>
          <table:table-cell office:value-type="string">
            <text:p>6,356829</text:p>
          </table:table-cell>
          <table:table-cell office:value-type="string">
            <text:p>2823,381104</text:p>
          </table:table-cell>
          <table:table-cell office:value-type="string">
            <text:p>49,544670</text:p>
          </table:table-cell>
          <table:table-cell office:value-type="string">
            <text:p>70,136101</text:p>
          </table:table-cell>
          <table:table-cell office:value-type="string">
            <text:p>9,7349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,389023</text:p>
          </table:table-cell>
          <table:table-cell office:value-type="string">
            <text:p>19,082924</text:p>
          </table:table-cell>
          <table:table-cell office:value-type="string">
            <text:p>50,864658</text:p>
          </table:table-cell>
          <table:table-cell office:value-type="string">
            <text:p>11,228712</text:p>
          </table:table-cell>
          <table:table-cell office:value-type="string">
            <text:p>34,905903</text:p>
          </table:table-cell>
          <table:table-cell office:value-type="string">
            <text:p>12,179908</text:p>
          </table:table-cell>
          <table:table-cell office:value-type="string">
            <text:p>32,570660</text:p>
          </table:table-cell>
          <table:table-cell office:value-type="string">
            <text:p>12,474815</text:p>
          </table:table-cell>
          <table:table-cell office:value-type="string">
            <text:p>46,763691</text:p>
          </table:table-cell>
          <table:table-cell office:value-type="string">
            <text:p>13,124006</text:p>
          </table:table-cell>
          <table:table-cell office:value-type="string">
            <text:p>81,764206</text:p>
          </table:table-cell>
          <table:table-cell office:value-type="string">
            <text:p>38,58935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416492</text:p>
          </table:table-cell>
          <table:table-cell office:value-type="string">
            <text:p>24,771906</text:p>
          </table:table-cell>
        </table:table-row>
        <table:table-row table:style-name="ro1">
          <table:table-cell office:value-type="string">
            <text:p>GPE58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9,156372</text:p>
          </table:table-cell>
          <table:table-cell office:value-type="string">
            <text:p>438,976074</text:p>
          </table:table-cell>
          <table:table-cell office:value-type="string">
            <text:p>10272,759766</text:p>
          </table:table-cell>
          <table:table-cell office:value-type="string">
            <text:p>297,223602</text:p>
          </table:table-cell>
          <table:table-cell office:value-type="string">
            <text:p>18268,037109</text:p>
          </table:table-cell>
          <table:table-cell office:value-type="string">
            <text:p>395,576996</text:p>
          </table:table-cell>
          <table:table-cell office:value-type="string">
            <text:p>138,515518</text:p>
          </table:table-cell>
          <table:table-cell office:value-type="string">
            <text:p>31,905567</text:p>
          </table:table-cell>
          <table:table-cell office:value-type="string">
            <text:p>5965,328613</text:p>
          </table:table-cell>
          <table:table-cell office:value-type="string">
            <text:p>114,371788</text:p>
          </table:table-cell>
          <table:table-cell office:value-type="string">
            <text:p>8858,060547</text:p>
          </table:table-cell>
          <table:table-cell office:value-type="string">
            <text:p>149,446243</text:p>
          </table:table-cell>
          <table:table-cell office:value-type="string">
            <text:p>9279,753906</text:p>
          </table:table-cell>
          <table:table-cell office:value-type="string">
            <text:p>124,227203</text:p>
          </table:table-cell>
          <table:table-cell office:value-type="string">
            <text:p>10461,948242</text:p>
          </table:table-cell>
          <table:table-cell office:value-type="string">
            <text:p>133,445633</text:p>
          </table:table-cell>
          <table:table-cell office:value-type="string">
            <text:p>1080,959473</text:p>
          </table:table-cell>
          <table:table-cell office:value-type="string">
            <text:p>29,170122</text:p>
          </table:table-cell>
          <table:table-cell office:value-type="string">
            <text:p>61,728943</text:p>
          </table:table-cell>
          <table:table-cell office:value-type="string">
            <text:p>5,450707</text:p>
          </table:table-cell>
          <table:table-cell office:value-type="string">
            <text:p>43,447880</text:p>
          </table:table-cell>
          <table:table-cell office:value-type="string">
            <text:p>7,159668</text:p>
          </table:table-cell>
          <table:table-cell office:value-type="string">
            <text:p>105,975739</text:p>
          </table:table-cell>
          <table:table-cell office:value-type="string">
            <text:p>4,890767</text:p>
          </table:table-cell>
          <table:table-cell office:value-type="string">
            <text:p>4346,847656</text:p>
          </table:table-cell>
          <table:table-cell office:value-type="string">
            <text:p>73,872368</text:p>
          </table:table-cell>
          <table:table-cell office:value-type="string">
            <text:p>52,411442</text:p>
          </table:table-cell>
          <table:table-cell office:value-type="string">
            <text:p>6,8022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9,798752</text:p>
          </table:table-cell>
          <table:table-cell office:value-type="string">
            <text:p>17,971222</text:p>
          </table:table-cell>
          <table:table-cell office:value-type="string">
            <text:p>127,280853</text:p>
          </table:table-cell>
          <table:table-cell office:value-type="string">
            <text:p>7,974558</text:p>
          </table:table-cell>
          <table:table-cell office:value-type="string">
            <text:p>50,017307</text:p>
          </table:table-cell>
          <table:table-cell office:value-type="string">
            <text:p>8,344671</text:p>
          </table:table-cell>
          <table:table-cell office:value-type="string">
            <text:p>56,042938</text:p>
          </table:table-cell>
          <table:table-cell office:value-type="string">
            <text:p>8,540208</text:p>
          </table:table-cell>
          <table:table-cell office:value-type="string">
            <text:p>29,872923</text:p>
          </table:table-cell>
          <table:table-cell office:value-type="string">
            <text:p>8,86842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8,315987</text:p>
          </table:table-cell>
          <table:table-cell office:value-type="string">
            <text:p>16,918829</text:p>
          </table:table-cell>
        </table:table-row>
        <table:table-row table:style-name="ro1">
          <table:table-cell office:value-type="string">
            <text:p>GPE58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9,552673</text:p>
          </table:table-cell>
          <table:table-cell office:value-type="string">
            <text:p>394,867371</text:p>
          </table:table-cell>
          <table:table-cell office:value-type="string">
            <text:p>9305,625977</text:p>
          </table:table-cell>
          <table:table-cell office:value-type="string">
            <text:p>268,203430</text:p>
          </table:table-cell>
          <table:table-cell office:value-type="string">
            <text:p>15242,200195</text:p>
          </table:table-cell>
          <table:table-cell office:value-type="string">
            <text:p>332,481079</text:p>
          </table:table-cell>
          <table:table-cell office:value-type="string">
            <text:p>120,673943</text:p>
          </table:table-cell>
          <table:table-cell office:value-type="string">
            <text:p>24,120676</text:p>
          </table:table-cell>
          <table:table-cell office:value-type="string">
            <text:p>1767,512207</text:p>
          </table:table-cell>
          <table:table-cell office:value-type="string">
            <text:p>39,898983</text:p>
          </table:table-cell>
          <table:table-cell office:value-type="string">
            <text:p>1430,250610</text:p>
          </table:table-cell>
          <table:table-cell office:value-type="string">
            <text:p>30,747236</text:p>
          </table:table-cell>
          <table:table-cell office:value-type="string">
            <text:p>3514,505615</text:p>
          </table:table-cell>
          <table:table-cell office:value-type="string">
            <text:p>49,424629</text:p>
          </table:table-cell>
          <table:table-cell office:value-type="string">
            <text:p>3275,482422</text:p>
          </table:table-cell>
          <table:table-cell office:value-type="string">
            <text:p>44,444038</text:p>
          </table:table-cell>
          <table:table-cell office:value-type="string">
            <text:p>680,015991</text:p>
          </table:table-cell>
          <table:table-cell office:value-type="string">
            <text:p>18,875746</text:p>
          </table:table-cell>
          <table:table-cell office:value-type="string">
            <text:p>11,458667</text:p>
          </table:table-cell>
          <table:table-cell office:value-type="string">
            <text:p>4,656095</text:p>
          </table:table-cell>
          <table:table-cell office:value-type="string">
            <text:p>43,758167</text:p>
          </table:table-cell>
          <table:table-cell office:value-type="string">
            <text:p>7,014255</text:p>
          </table:table-cell>
          <table:table-cell office:value-type="string">
            <text:p>92,355103</text:p>
          </table:table-cell>
          <table:table-cell office:value-type="string">
            <text:p>4,518258</text:p>
          </table:table-cell>
          <table:table-cell office:value-type="string">
            <text:p>3492,325684</text:p>
          </table:table-cell>
          <table:table-cell office:value-type="string">
            <text:p>59,866909</text:p>
          </table:table-cell>
          <table:table-cell office:value-type="string">
            <text:p>24,699217</text:p>
          </table:table-cell>
          <table:table-cell office:value-type="string">
            <text:p>6,27999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4,197922</text:p>
          </table:table-cell>
          <table:table-cell office:value-type="string">
            <text:p>17,730579</text:p>
          </table:table-cell>
          <table:table-cell office:value-type="string">
            <text:p>45,034840</text:p>
          </table:table-cell>
          <table:table-cell office:value-type="string">
            <text:p>7,203080</text:p>
          </table:table-cell>
          <table:table-cell office:value-type="string">
            <text:p>21,894644</text:p>
          </table:table-cell>
          <table:table-cell office:value-type="string">
            <text:p>7,757181</text:p>
          </table:table-cell>
          <table:table-cell office:value-type="string">
            <text:p>42,102291</text:p>
          </table:table-cell>
          <table:table-cell office:value-type="string">
            <text:p>7,958394</text:p>
          </table:table-cell>
          <table:table-cell office:value-type="string">
            <text:p>35,205379</text:p>
          </table:table-cell>
          <table:table-cell office:value-type="string">
            <text:p>8,40230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2,122704</text:p>
          </table:table-cell>
          <table:table-cell office:value-type="string">
            <text:p>15,853052</text:p>
          </table:table-cell>
        </table:table-row>
        <table:table-row table:style-name="ro1">
          <table:table-cell office:value-type="string">
            <text:p>GPE58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8,358459</text:p>
          </table:table-cell>
          <table:table-cell office:value-type="string">
            <text:p>420,605988</text:p>
          </table:table-cell>
          <table:table-cell office:value-type="string">
            <text:p>11292,607422</text:p>
          </table:table-cell>
          <table:table-cell office:value-type="string">
            <text:p>314,235474</text:p>
          </table:table-cell>
          <table:table-cell office:value-type="string">
            <text:p>16607,056641</text:p>
          </table:table-cell>
          <table:table-cell office:value-type="string">
            <text:p>360,849243</text:p>
          </table:table-cell>
          <table:table-cell office:value-type="string">
            <text:p>145,327774</text:p>
          </table:table-cell>
          <table:table-cell office:value-type="string">
            <text:p>27,396666</text:p>
          </table:table-cell>
          <table:table-cell office:value-type="string">
            <text:p>1179,433228</text:p>
          </table:table-cell>
          <table:table-cell office:value-type="string">
            <text:p>31,219292</text:p>
          </table:table-cell>
          <table:table-cell office:value-type="string">
            <text:p>2813,731689</text:p>
          </table:table-cell>
          <table:table-cell office:value-type="string">
            <text:p>52,713322</text:p>
          </table:table-cell>
          <table:table-cell office:value-type="string">
            <text:p>3807,280518</text:p>
          </table:table-cell>
          <table:table-cell office:value-type="string">
            <text:p>53,291737</text:p>
          </table:table-cell>
          <table:table-cell office:value-type="string">
            <text:p>2627,812988</text:p>
          </table:table-cell>
          <table:table-cell office:value-type="string">
            <text:p>36,781815</text:p>
          </table:table-cell>
          <table:table-cell office:value-type="string">
            <text:p>913,469360</text:p>
          </table:table-cell>
          <table:table-cell office:value-type="string">
            <text:p>24,936108</text:p>
          </table:table-cell>
          <table:table-cell office:value-type="string">
            <text:p>10,226552</text:p>
          </table:table-cell>
          <table:table-cell office:value-type="string">
            <text:p>5,393843</text:p>
          </table:table-cell>
          <table:table-cell office:value-type="string">
            <text:p>40,086483</text:p>
          </table:table-cell>
          <table:table-cell office:value-type="string">
            <text:p>7,350811</text:p>
          </table:table-cell>
          <table:table-cell office:value-type="string">
            <text:p>123,597160</text:p>
          </table:table-cell>
          <table:table-cell office:value-type="string">
            <text:p>5,400579</text:p>
          </table:table-cell>
          <table:table-cell office:value-type="string">
            <text:p>3756,935791</text:p>
          </table:table-cell>
          <table:table-cell office:value-type="string">
            <text:p>64,322189</text:p>
          </table:table-cell>
          <table:table-cell office:value-type="string">
            <text:p>33,831230</text:p>
          </table:table-cell>
          <table:table-cell office:value-type="string">
            <text:p>7,3660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1,887527</text:p>
          </table:table-cell>
          <table:table-cell office:value-type="string">
            <text:p>18,317057</text:p>
          </table:table-cell>
          <table:table-cell office:value-type="string">
            <text:p>39,963543</text:p>
          </table:table-cell>
          <table:table-cell office:value-type="string">
            <text:p>8,407083</text:p>
          </table:table-cell>
          <table:table-cell office:value-type="string">
            <text:p>24,308603</text:p>
          </table:table-cell>
          <table:table-cell office:value-type="string">
            <text:p>9,085299</text:p>
          </table:table-cell>
          <table:table-cell office:value-type="string">
            <text:p>37,922642</text:p>
          </table:table-cell>
          <table:table-cell office:value-type="string">
            <text:p>9,324649</text:p>
          </table:table-cell>
          <table:table-cell office:value-type="string">
            <text:p>21,190235</text:p>
          </table:table-cell>
          <table:table-cell office:value-type="string">
            <text:p>9,751929</text:p>
          </table:table-cell>
          <table:table-cell office:value-type="string">
            <text:p>21,828785</text:p>
          </table:table-cell>
          <table:table-cell office:value-type="string">
            <text:p>37,9739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2,752327</text:p>
          </table:table-cell>
          <table:table-cell office:value-type="string">
            <text:p>18,520061</text:p>
          </table:table-cell>
        </table:table-row>
        <table:table-row table:style-name="ro1">
          <table:table-cell office:value-type="string">
            <text:p>GPE58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95,427979</text:p>
          </table:table-cell>
          <table:table-cell office:value-type="string">
            <text:p>482,754913</text:p>
          </table:table-cell>
          <table:table-cell office:value-type="string">
            <text:p>17285,316406</text:p>
          </table:table-cell>
          <table:table-cell office:value-type="string">
            <text:p>441,931396</text:p>
          </table:table-cell>
          <table:table-cell office:value-type="string">
            <text:p>31764,748047</text:p>
          </table:table-cell>
          <table:table-cell office:value-type="string">
            <text:p>671,541382</text:p>
          </table:table-cell>
          <table:table-cell office:value-type="string">
            <text:p>139,813095</text:p>
          </table:table-cell>
          <table:table-cell office:value-type="string">
            <text:p>33,847343</text:p>
          </table:table-cell>
          <table:table-cell office:value-type="string">
            <text:p>4738,201660</text:p>
          </table:table-cell>
          <table:table-cell office:value-type="string">
            <text:p>92,926926</text:p>
          </table:table-cell>
          <table:table-cell office:value-type="string">
            <text:p>9323,514648</text:p>
          </table:table-cell>
          <table:table-cell office:value-type="string">
            <text:p>156,965805</text:p>
          </table:table-cell>
          <table:table-cell office:value-type="string">
            <text:p>6876,292969</text:p>
          </table:table-cell>
          <table:table-cell office:value-type="string">
            <text:p>93,081253</text:p>
          </table:table-cell>
          <table:table-cell office:value-type="string">
            <text:p>10370,911133</text:p>
          </table:table-cell>
          <table:table-cell office:value-type="string">
            <text:p>132,298477</text:p>
          </table:table-cell>
          <table:table-cell office:value-type="string">
            <text:p>1187,378174</text:p>
          </table:table-cell>
          <table:table-cell office:value-type="string">
            <text:p>31,974527</text:p>
          </table:table-cell>
          <table:table-cell office:value-type="string">
            <text:p>43,740074</text:p>
          </table:table-cell>
          <table:table-cell office:value-type="string">
            <text:p>5,908601</text:p>
          </table:table-cell>
          <table:table-cell office:value-type="string">
            <text:p>40,293343</text:p>
          </table:table-cell>
          <table:table-cell office:value-type="string">
            <text:p>7,478975</text:p>
          </table:table-cell>
          <table:table-cell office:value-type="string">
            <text:p>174,888062</text:p>
          </table:table-cell>
          <table:table-cell office:value-type="string">
            <text:p>6,139816</text:p>
          </table:table-cell>
          <table:table-cell office:value-type="string">
            <text:p>7754,443848</text:p>
          </table:table-cell>
          <table:table-cell office:value-type="string">
            <text:p>129,993317</text:p>
          </table:table-cell>
          <table:table-cell office:value-type="string">
            <text:p>37,885773</text:p>
          </table:table-cell>
          <table:table-cell office:value-type="string">
            <text:p>7,6305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7,065102</text:p>
          </table:table-cell>
          <table:table-cell office:value-type="string">
            <text:p>18,228460</text:p>
          </table:table-cell>
          <table:table-cell office:value-type="string">
            <text:p>90,286400</text:p>
          </table:table-cell>
          <table:table-cell office:value-type="string">
            <text:p>8,809774</text:p>
          </table:table-cell>
          <table:table-cell office:value-type="string">
            <text:p>43,547890</text:p>
          </table:table-cell>
          <table:table-cell office:value-type="string">
            <text:p>9,417584</text:p>
          </table:table-cell>
          <table:table-cell office:value-type="string">
            <text:p>137,597000</text:p>
          </table:table-cell>
          <table:table-cell office:value-type="string">
            <text:p>10,013500</text:p>
          </table:table-cell>
          <table:table-cell office:value-type="string">
            <text:p>52,598682</text:p>
          </table:table-cell>
          <table:table-cell office:value-type="string">
            <text:p>10,10036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8,369617</text:p>
          </table:table-cell>
          <table:table-cell office:value-type="string">
            <text:p>19,173216</text:p>
          </table:table-cell>
        </table:table-row>
        <table:table-row table:style-name="ro1">
          <table:table-cell office:value-type="string">
            <text:p>GPE58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801,002441</text:p>
          </table:table-cell>
          <table:table-cell office:value-type="string">
            <text:p>467,647644</text:p>
          </table:table-cell>
          <table:table-cell office:value-type="string">
            <text:p>20347,083984</text:p>
          </table:table-cell>
          <table:table-cell office:value-type="string">
            <text:p>502,325226</text:p>
          </table:table-cell>
          <table:table-cell office:value-type="string">
            <text:p>32425,066406</text:p>
          </table:table-cell>
          <table:table-cell office:value-type="string">
            <text:p>684,278564</text:p>
          </table:table-cell>
          <table:table-cell office:value-type="string">
            <text:p>73,637054</text:p>
          </table:table-cell>
          <table:table-cell office:value-type="string">
            <text:p>26,639093</text:p>
          </table:table-cell>
          <table:table-cell office:value-type="string">
            <text:p>1590,658691</text:p>
          </table:table-cell>
          <table:table-cell office:value-type="string">
            <text:p>37,818569</text:p>
          </table:table-cell>
          <table:table-cell office:value-type="string">
            <text:p>562,354309</text:p>
          </table:table-cell>
          <table:table-cell office:value-type="string">
            <text:p>18,975998</text:p>
          </table:table-cell>
          <table:table-cell office:value-type="string">
            <text:p>2993,354004</text:p>
          </table:table-cell>
          <table:table-cell office:value-type="string">
            <text:p>42,927807</text:p>
          </table:table-cell>
          <table:table-cell office:value-type="string">
            <text:p>3961,138184</text:p>
          </table:table-cell>
          <table:table-cell office:value-type="string">
            <text:p>52,929546</text:p>
          </table:table-cell>
          <table:table-cell office:value-type="string">
            <text:p>1271,433716</text:p>
          </table:table-cell>
          <table:table-cell office:value-type="string">
            <text:p>34,149498</text:p>
          </table:table-cell>
          <table:table-cell office:value-type="string">
            <text:p>32,866657</text:p>
          </table:table-cell>
          <table:table-cell office:value-type="string">
            <text:p>5,914898</text:p>
          </table:table-cell>
          <table:table-cell office:value-type="string">
            <text:p>50,532673</text:p>
          </table:table-cell>
          <table:table-cell office:value-type="string">
            <text:p>7,652396</text:p>
          </table:table-cell>
          <table:table-cell office:value-type="string">
            <text:p>161,806854</text:p>
          </table:table-cell>
          <table:table-cell office:value-type="string">
            <text:p>6,161748</text:p>
          </table:table-cell>
          <table:table-cell office:value-type="string">
            <text:p>10035,158203</text:p>
          </table:table-cell>
          <table:table-cell office:value-type="string">
            <text:p>167,585999</text:p>
          </table:table-cell>
          <table:table-cell office:value-type="string">
            <text:p>35,821301</text:p>
          </table:table-cell>
          <table:table-cell office:value-type="string">
            <text:p>7,99903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9,920403</text:p>
          </table:table-cell>
          <table:table-cell office:value-type="string">
            <text:p>18,309610</text:p>
          </table:table-cell>
          <table:table-cell office:value-type="string">
            <text:p>39,681805</text:p>
          </table:table-cell>
          <table:table-cell office:value-type="string">
            <text:p>9,163703</text:p>
          </table:table-cell>
          <table:table-cell office:value-type="string">
            <text:p>18,853048</text:p>
          </table:table-cell>
          <table:table-cell office:value-type="string">
            <text:p>9,950359</text:p>
          </table:table-cell>
          <table:table-cell office:value-type="string">
            <text:p>63,943489</text:p>
          </table:table-cell>
          <table:table-cell office:value-type="string">
            <text:p>10,302929</text:p>
          </table:table-cell>
          <table:table-cell office:value-type="string">
            <text:p>40,593674</text:p>
          </table:table-cell>
          <table:table-cell office:value-type="string">
            <text:p>10,776362</text:p>
          </table:table-cell>
          <table:table-cell office:value-type="string">
            <text:p>16,792192</text:p>
          </table:table-cell>
          <table:table-cell office:value-type="string">
            <text:p>34,8009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8,174404</text:p>
          </table:table-cell>
          <table:table-cell office:value-type="string">
            <text:p>20,293118</text:p>
          </table:table-cell>
        </table:table-row>
        <table:table-row table:style-name="ro1">
          <table:table-cell office:value-type="string">
            <text:p>GPE58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550,547852</text:p>
          </table:table-cell>
          <table:table-cell office:value-type="string">
            <text:p>722,297791</text:p>
          </table:table-cell>
          <table:table-cell office:value-type="string">
            <text:p>11015,889648</text:p>
          </table:table-cell>
          <table:table-cell office:value-type="string">
            <text:p>326,406067</text:p>
          </table:table-cell>
          <table:table-cell office:value-type="string">
            <text:p>31598,552734</text:p>
          </table:table-cell>
          <table:table-cell office:value-type="string">
            <text:p>673,902283</text:p>
          </table:table-cell>
          <table:table-cell office:value-type="string">
            <text:p>2979,900635</text:p>
          </table:table-cell>
          <table:table-cell office:value-type="string">
            <text:p>88,971504</text:p>
          </table:table-cell>
          <table:table-cell office:value-type="string">
            <text:p>8411,163086</text:p>
          </table:table-cell>
          <table:table-cell office:value-type="string">
            <text:p>161,312851</text:p>
          </table:table-cell>
          <table:table-cell office:value-type="string">
            <text:p>18280,392578</text:p>
          </table:table-cell>
          <table:table-cell office:value-type="string">
            <text:p>302,874786</text:p>
          </table:table-cell>
          <table:table-cell office:value-type="string">
            <text:p>29951,550781</text:p>
          </table:table-cell>
          <table:table-cell office:value-type="string">
            <text:p>395,192719</text:p>
          </table:table-cell>
          <table:table-cell office:value-type="string">
            <text:p>68045,218750</text:p>
          </table:table-cell>
          <table:table-cell office:value-type="string">
            <text:p>852,103149</text:p>
          </table:table-cell>
          <table:table-cell office:value-type="string">
            <text:p>2067,042236</text:p>
          </table:table-cell>
          <table:table-cell office:value-type="string">
            <text:p>54,983574</text:p>
          </table:table-cell>
          <table:table-cell office:value-type="string">
            <text:p>6,857175</text:p>
          </table:table-cell>
          <table:table-cell office:value-type="string">
            <text:p>8,019189</text:p>
          </table:table-cell>
          <table:table-cell office:value-type="string">
            <text:p>25,054747</text:p>
          </table:table-cell>
          <table:table-cell office:value-type="string">
            <text:p>8,743563</text:p>
          </table:table-cell>
          <table:table-cell office:value-type="string">
            <text:p>3829,389160</text:p>
          </table:table-cell>
          <table:table-cell office:value-type="string">
            <text:p>74,334930</text:p>
          </table:table-cell>
          <table:table-cell office:value-type="string">
            <text:p>12211,541016</text:p>
          </table:table-cell>
          <table:table-cell office:value-type="string">
            <text:p>203,777100</text:p>
          </table:table-cell>
          <table:table-cell office:value-type="string">
            <text:p>68,743301</text:p>
          </table:table-cell>
          <table:table-cell office:value-type="string">
            <text:p>10,832961</text:p>
          </table:table-cell>
          <table:table-cell office:value-type="string">
            <text:p>70,316582</text:p>
          </table:table-cell>
          <table:table-cell office:value-type="string">
            <text:p>17,002018</text:p>
          </table:table-cell>
          <table:table-cell office:value-type="string">
            <text:p>409,107880</text:p>
          </table:table-cell>
          <table:table-cell office:value-type="string">
            <text:p>20,839922</text:p>
          </table:table-cell>
          <table:table-cell office:value-type="string">
            <text:p>175,138977</text:p>
          </table:table-cell>
          <table:table-cell office:value-type="string">
            <text:p>13,188198</text:p>
          </table:table-cell>
          <table:table-cell office:value-type="string">
            <text:p>198,462418</text:p>
          </table:table-cell>
          <table:table-cell office:value-type="string">
            <text:p>14,503215</text:p>
          </table:table-cell>
          <table:table-cell office:value-type="string">
            <text:p>656,142883</text:p>
          </table:table-cell>
          <table:table-cell office:value-type="string">
            <text:p>18,952961</text:p>
          </table:table-cell>
          <table:table-cell office:value-type="string">
            <text:p>174,121429</text:p>
          </table:table-cell>
          <table:table-cell office:value-type="string">
            <text:p>15,96717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15,025757</text:p>
          </table:table-cell>
          <table:table-cell office:value-type="string">
            <text:p>28,564308</text:p>
          </table:table-cell>
        </table:table-row>
        <table:table-row table:style-name="ro1">
          <table:table-cell office:value-type="string">
            <text:p>GPE58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94,428345</text:p>
          </table:table-cell>
          <table:table-cell office:value-type="string">
            <text:p>460,880554</text:p>
          </table:table-cell>
          <table:table-cell office:value-type="string">
            <text:p>3988,813232</text:p>
          </table:table-cell>
          <table:table-cell office:value-type="string">
            <text:p>190,654755</text:p>
          </table:table-cell>
          <table:table-cell office:value-type="string">
            <text:p>6948,929199</text:p>
          </table:table-cell>
          <table:table-cell office:value-type="string">
            <text:p>170,268219</text:p>
          </table:table-cell>
          <table:table-cell office:value-type="string">
            <text:p>101,210403</text:p>
          </table:table-cell>
          <table:table-cell office:value-type="string">
            <text:p>31,528204</text:p>
          </table:table-cell>
          <table:table-cell office:value-type="string">
            <text:p>1658,002319</text:p>
          </table:table-cell>
          <table:table-cell office:value-type="string">
            <text:p>40,493999</text:p>
          </table:table-cell>
          <table:table-cell office:value-type="string">
            <text:p>7592,202637</text:p>
          </table:table-cell>
          <table:table-cell office:value-type="string">
            <text:p>129,475815</text:p>
          </table:table-cell>
          <table:table-cell office:value-type="string">
            <text:p>13045,063477</text:p>
          </table:table-cell>
          <table:table-cell office:value-type="string">
            <text:p>173,155136</text:p>
          </table:table-cell>
          <table:table-cell office:value-type="string">
            <text:p>2796,607178</text:p>
          </table:table-cell>
          <table:table-cell office:value-type="string">
            <text:p>39,343491</text:p>
          </table:table-cell>
          <table:table-cell office:value-type="string">
            <text:p>303,221497</text:p>
          </table:table-cell>
          <table:table-cell office:value-type="string">
            <text:p>10,293139</text:p>
          </table:table-cell>
          <table:table-cell office:value-type="string">
            <text:p>8,686409</text:p>
          </table:table-cell>
          <table:table-cell office:value-type="string">
            <text:p>5,885558</text:p>
          </table:table-cell>
          <table:table-cell office:value-type="string">
            <text:p>28,838747</text:p>
          </table:table-cell>
          <table:table-cell office:value-type="string">
            <text:p>7,876893</text:p>
          </table:table-cell>
          <table:table-cell office:value-type="string">
            <text:p>97,209984</text:p>
          </table:table-cell>
          <table:table-cell office:value-type="string">
            <text:p>5,897779</text:p>
          </table:table-cell>
          <table:table-cell office:value-type="string">
            <text:p>1676,876587</text:p>
          </table:table-cell>
          <table:table-cell office:value-type="string">
            <text:p>31,071304</text:p>
          </table:table-cell>
          <table:table-cell office:value-type="string">
            <text:p>63,459133</text:p>
          </table:table-cell>
          <table:table-cell office:value-type="string">
            <text:p>9,0947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9,574951</text:p>
          </table:table-cell>
          <table:table-cell office:value-type="string">
            <text:p>18,968496</text:p>
          </table:table-cell>
          <table:table-cell office:value-type="string">
            <text:p>90,763184</text:p>
          </table:table-cell>
          <table:table-cell office:value-type="string">
            <text:p>10,807949</text:p>
          </table:table-cell>
          <table:table-cell office:value-type="string">
            <text:p>82,291985</text:p>
          </table:table-cell>
          <table:table-cell office:value-type="string">
            <text:p>11,473993</text:p>
          </table:table-cell>
          <table:table-cell office:value-type="string">
            <text:p>45,874165</text:p>
          </table:table-cell>
          <table:table-cell office:value-type="string">
            <text:p>11,876543</text:p>
          </table:table-cell>
          <table:table-cell office:value-type="string">
            <text:p>16,862846</text:p>
          </table:table-cell>
          <table:table-cell office:value-type="string">
            <text:p>12,400016</text:p>
          </table:table-cell>
          <table:table-cell office:value-type="string">
            <text:p>101,910568</text:p>
          </table:table-cell>
          <table:table-cell office:value-type="string">
            <text:p>47,16581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4,914185</text:p>
          </table:table-cell>
          <table:table-cell office:value-type="string">
            <text:p>23,628538</text:p>
          </table:table-cell>
        </table:table-row>
        <table:table-row table:style-name="ro1">
          <table:table-cell office:value-type="string">
            <text:p>GPE59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32,486267</text:p>
          </table:table-cell>
          <table:table-cell office:value-type="string">
            <text:p>438,581207</text:p>
          </table:table-cell>
          <table:table-cell office:value-type="string">
            <text:p>4082,258545</text:p>
          </table:table-cell>
          <table:table-cell office:value-type="string">
            <text:p>181,283951</text:p>
          </table:table-cell>
          <table:table-cell office:value-type="string">
            <text:p>7127,654297</text:p>
          </table:table-cell>
          <table:table-cell office:value-type="string">
            <text:p>171,916214</text:p>
          </table:table-cell>
          <table:table-cell office:value-type="string">
            <text:p>29,488951</text:p>
          </table:table-cell>
          <table:table-cell office:value-type="string">
            <text:p>27,550657</text:p>
          </table:table-cell>
          <table:table-cell office:value-type="string">
            <text:p>1955,018066</text:p>
          </table:table-cell>
          <table:table-cell office:value-type="string">
            <text:p>44,050816</text:p>
          </table:table-cell>
          <table:table-cell office:value-type="string">
            <text:p>2663,364502</text:p>
          </table:table-cell>
          <table:table-cell office:value-type="string">
            <text:p>50,695717</text:p>
          </table:table-cell>
          <table:table-cell office:value-type="string">
            <text:p>1943,206665</text:p>
          </table:table-cell>
          <table:table-cell office:value-type="string">
            <text:p>29,705164</text:p>
          </table:table-cell>
          <table:table-cell office:value-type="string">
            <text:p>2037,425659</text:p>
          </table:table-cell>
          <table:table-cell office:value-type="string">
            <text:p>29,841389</text:p>
          </table:table-cell>
          <table:table-cell office:value-type="string">
            <text:p>258,381226</text:p>
          </table:table-cell>
          <table:table-cell office:value-type="string">
            <text:p>9,240312</text:p>
          </table:table-cell>
          <table:table-cell office:value-type="string">
            <text:p>31,786217</text:p>
          </table:table-cell>
          <table:table-cell office:value-type="string">
            <text:p>5,968002</text:p>
          </table:table-cell>
          <table:table-cell office:value-type="string">
            <text:p>41,709167</text:p>
          </table:table-cell>
          <table:table-cell office:value-type="string">
            <text:p>7,812611</text:p>
          </table:table-cell>
          <table:table-cell office:value-type="string">
            <text:p>36,126690</text:p>
          </table:table-cell>
          <table:table-cell office:value-type="string">
            <text:p>5,432875</text:p>
          </table:table-cell>
          <table:table-cell office:value-type="string">
            <text:p>2060,450195</text:p>
          </table:table-cell>
          <table:table-cell office:value-type="string">
            <text:p>37,158348</text:p>
          </table:table-cell>
          <table:table-cell office:value-type="string">
            <text:p>69,208397</text:p>
          </table:table-cell>
          <table:table-cell office:value-type="string">
            <text:p>8,9114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8,419895</text:p>
          </table:table-cell>
          <table:table-cell office:value-type="string">
            <text:p>18,683289</text:p>
          </table:table-cell>
          <table:table-cell office:value-type="string">
            <text:p>51,482815</text:p>
          </table:table-cell>
          <table:table-cell office:value-type="string">
            <text:p>10,181006</text:p>
          </table:table-cell>
          <table:table-cell office:value-type="string">
            <text:p>28,696234</text:p>
          </table:table-cell>
          <table:table-cell office:value-type="string">
            <text:p>11,006327</text:p>
          </table:table-cell>
          <table:table-cell office:value-type="string">
            <text:p>42,694908</text:p>
          </table:table-cell>
          <table:table-cell office:value-type="string">
            <text:p>11,327195</text:p>
          </table:table-cell>
          <table:table-cell office:value-type="string">
            <text:p>18,602322</text:p>
          </table:table-cell>
          <table:table-cell office:value-type="string">
            <text:p>11,886209</text:p>
          </table:table-cell>
          <table:table-cell office:value-type="string">
            <text:p>64,432823</text:p>
          </table:table-cell>
          <table:table-cell office:value-type="string">
            <text:p>39,10776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2,246635</text:p>
          </table:table-cell>
          <table:table-cell office:value-type="string">
            <text:p>22,497631</text:p>
          </table:table-cell>
        </table:table-row>
        <table:table-row table:style-name="ro1">
          <table:table-cell office:value-type="string">
            <text:p>GPE60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253,117188</text:p>
          </table:table-cell>
          <table:table-cell office:value-type="string">
            <text:p>709,932495</text:p>
          </table:table-cell>
          <table:table-cell office:value-type="string">
            <text:p>10200,318359</text:p>
          </table:table-cell>
          <table:table-cell office:value-type="string">
            <text:p>322,095032</text:p>
          </table:table-cell>
          <table:table-cell office:value-type="string">
            <text:p>15287,284180</text:p>
          </table:table-cell>
          <table:table-cell office:value-type="string">
            <text:p>341,506836</text:p>
          </table:table-cell>
          <table:table-cell office:value-type="string">
            <text:p>702,063416</text:p>
          </table:table-cell>
          <table:table-cell office:value-type="string">
            <text:p>54,089870</text:p>
          </table:table-cell>
          <table:table-cell office:value-type="string">
            <text:p>4973,303223</text:p>
          </table:table-cell>
          <table:table-cell office:value-type="string">
            <text:p>100,319481</text:p>
          </table:table-cell>
          <table:table-cell office:value-type="string">
            <text:p>31670,490234</text:p>
          </table:table-cell>
          <table:table-cell office:value-type="string">
            <text:p>517,953125</text:p>
          </table:table-cell>
          <table:table-cell office:value-type="string">
            <text:p>41573,636719</text:p>
          </table:table-cell>
          <table:table-cell office:value-type="string">
            <text:p>545,859985</text:p>
          </table:table-cell>
          <table:table-cell office:value-type="string">
            <text:p>23902,847656</text:p>
          </table:table-cell>
          <table:table-cell office:value-type="string">
            <text:p>301,210022</text:p>
          </table:table-cell>
          <table:table-cell office:value-type="string">
            <text:p>860,652161</text:p>
          </table:table-cell>
          <table:table-cell office:value-type="string">
            <text:p>24,014366</text:p>
          </table:table-cell>
          <table:table-cell office:value-type="string">
            <text:p>12,109591</text:p>
          </table:table-cell>
          <table:table-cell office:value-type="string">
            <text:p>7,176126</text:p>
          </table:table-cell>
          <table:table-cell office:value-type="string">
            <text:p>23,891092</text:p>
          </table:table-cell>
          <table:table-cell office:value-type="string">
            <text:p>8,392073</text:p>
          </table:table-cell>
          <table:table-cell office:value-type="string">
            <text:p>356,799194</text:p>
          </table:table-cell>
          <table:table-cell office:value-type="string">
            <text:p>9,667248</text:p>
          </table:table-cell>
          <table:table-cell office:value-type="string">
            <text:p>3141,010010</text:p>
          </table:table-cell>
          <table:table-cell office:value-type="string">
            <text:p>54,617424</text:p>
          </table:table-cell>
          <table:table-cell office:value-type="string">
            <text:p>73,099106</text:p>
          </table:table-cell>
          <table:table-cell office:value-type="string">
            <text:p>10,469445</text:p>
          </table:table-cell>
          <table:table-cell office:value-type="string">
            <text:p>23,339643</text:p>
          </table:table-cell>
          <table:table-cell office:value-type="string">
            <text:p>16,416876</text:p>
          </table:table-cell>
          <table:table-cell office:value-type="string">
            <text:p>182,467178</text:p>
          </table:table-cell>
          <table:table-cell office:value-type="string">
            <text:p>19,639740</text:p>
          </table:table-cell>
          <table:table-cell office:value-type="string">
            <text:p>276,529755</text:p>
          </table:table-cell>
          <table:table-cell office:value-type="string">
            <text:p>12,934846</text:p>
          </table:table-cell>
          <table:table-cell office:value-type="string">
            <text:p>237,713821</text:p>
          </table:table-cell>
          <table:table-cell office:value-type="string">
            <text:p>13,966035</text:p>
          </table:table-cell>
          <table:table-cell office:value-type="string">
            <text:p>219,960464</text:p>
          </table:table-cell>
          <table:table-cell office:value-type="string">
            <text:p>14,443937</text:p>
          </table:table-cell>
          <table:table-cell office:value-type="string">
            <text:p>26,341681</text:p>
          </table:table-cell>
          <table:table-cell office:value-type="string">
            <text:p>14,44595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9,654099</text:p>
          </table:table-cell>
          <table:table-cell office:value-type="string">
            <text:p>27,643454</text:p>
          </table:table-cell>
        </table:table-row>
        <table:table-row table:style-name="ro1">
          <table:table-cell office:value-type="string">
            <text:p>GPE60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985,575439</text:p>
          </table:table-cell>
          <table:table-cell office:value-type="string">
            <text:p>556,667542</text:p>
          </table:table-cell>
          <table:table-cell office:value-type="string">
            <text:p>8873,592773</text:p>
          </table:table-cell>
          <table:table-cell office:value-type="string">
            <text:p>304,571960</text:p>
          </table:table-cell>
          <table:table-cell office:value-type="string">
            <text:p>15440,586914</text:p>
          </table:table-cell>
          <table:table-cell office:value-type="string">
            <text:p>342,352295</text:p>
          </table:table-cell>
          <table:table-cell office:value-type="string">
            <text:p>55,146694</text:p>
          </table:table-cell>
          <table:table-cell office:value-type="string">
            <text:p>41,860493</text:p>
          </table:table-cell>
          <table:table-cell office:value-type="string">
            <text:p>3490,606445</text:p>
          </table:table-cell>
          <table:table-cell office:value-type="string">
            <text:p>73,688850</text:p>
          </table:table-cell>
          <table:table-cell office:value-type="string">
            <text:p>22607,033203</text:p>
          </table:table-cell>
          <table:table-cell office:value-type="string">
            <text:p>371,592712</text:p>
          </table:table-cell>
          <table:table-cell office:value-type="string">
            <text:p>26349,500000</text:p>
          </table:table-cell>
          <table:table-cell office:value-type="string">
            <text:p>346,387787</text:p>
          </table:table-cell>
          <table:table-cell office:value-type="string">
            <text:p>6079,371582</text:p>
          </table:table-cell>
          <table:table-cell office:value-type="string">
            <text:p>79,771416</text:p>
          </table:table-cell>
          <table:table-cell office:value-type="string">
            <text:p>681,335999</text:p>
          </table:table-cell>
          <table:table-cell office:value-type="string">
            <text:p>19,681181</text:p>
          </table:table-cell>
          <table:table-cell office:value-type="string">
            <text:p>11,181440</text:p>
          </table:table-cell>
          <table:table-cell office:value-type="string">
            <text:p>7,334020</text:p>
          </table:table-cell>
          <table:table-cell office:value-type="string">
            <text:p>36,595814</text:p>
          </table:table-cell>
          <table:table-cell office:value-type="string">
            <text:p>8,585534</text:p>
          </table:table-cell>
          <table:table-cell office:value-type="string">
            <text:p>172,797775</text:p>
          </table:table-cell>
          <table:table-cell office:value-type="string">
            <text:p>7,611405</text:p>
          </table:table-cell>
          <table:table-cell office:value-type="string">
            <text:p>4458,317871</text:p>
          </table:table-cell>
          <table:table-cell office:value-type="string">
            <text:p>76,193184</text:p>
          </table:table-cell>
          <table:table-cell office:value-type="string">
            <text:p>74,413834</text:p>
          </table:table-cell>
          <table:table-cell office:value-type="string">
            <text:p>10,906969</text:p>
          </table:table-cell>
          <table:table-cell office:value-type="string">
            <text:p>21,265343</text:p>
          </table:table-cell>
          <table:table-cell office:value-type="string">
            <text:p>16,771580</text:p>
          </table:table-cell>
          <table:table-cell office:value-type="string">
            <text:p>171,595062</text:p>
          </table:table-cell>
          <table:table-cell office:value-type="string">
            <text:p>19,986914</text:p>
          </table:table-cell>
          <table:table-cell office:value-type="string">
            <text:p>320,336823</text:p>
          </table:table-cell>
          <table:table-cell office:value-type="string">
            <text:p>13,826322</text:p>
          </table:table-cell>
          <table:table-cell office:value-type="string">
            <text:p>225,536530</text:p>
          </table:table-cell>
          <table:table-cell office:value-type="string">
            <text:p>14,274030</text:p>
          </table:table-cell>
          <table:table-cell office:value-type="string">
            <text:p>81,757957</text:p>
          </table:table-cell>
          <table:table-cell office:value-type="string">
            <text:p>14,288975</text:p>
          </table:table-cell>
          <table:table-cell office:value-type="string">
            <text:p>45,954052</text:p>
          </table:table-cell>
          <table:table-cell office:value-type="string">
            <text:p>14,906271</text:p>
          </table:table-cell>
          <table:table-cell office:value-type="string">
            <text:p>204,405136</text:p>
          </table:table-cell>
          <table:table-cell office:value-type="string">
            <text:p>65,69766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6,587990</text:p>
          </table:table-cell>
          <table:table-cell office:value-type="string">
            <text:p>28,352379</text:p>
          </table:table-cell>
        </table:table-row>
        <table:table-row table:style-name="ro1">
          <table:table-cell office:value-type="string">
            <text:p>GPE60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40,708496</text:p>
          </table:table-cell>
          <table:table-cell office:value-type="string">
            <text:p>588,779785</text:p>
          </table:table-cell>
          <table:table-cell office:value-type="string">
            <text:p>12722,650391</text:p>
          </table:table-cell>
          <table:table-cell office:value-type="string">
            <text:p>340,388672</text:p>
          </table:table-cell>
          <table:table-cell office:value-type="string">
            <text:p>21040,218750</text:p>
          </table:table-cell>
          <table:table-cell office:value-type="string">
            <text:p>453,684387</text:p>
          </table:table-cell>
          <table:table-cell office:value-type="string">
            <text:p>362,346252</text:p>
          </table:table-cell>
          <table:table-cell office:value-type="string">
            <text:p>40,524178</text:p>
          </table:table-cell>
          <table:table-cell office:value-type="string">
            <text:p>2010,481201</text:p>
          </table:table-cell>
          <table:table-cell office:value-type="string">
            <text:p>47,808662</text:p>
          </table:table-cell>
          <table:table-cell office:value-type="string">
            <text:p>4065,026123</text:p>
          </table:table-cell>
          <table:table-cell office:value-type="string">
            <text:p>73,793640</text:p>
          </table:table-cell>
          <table:table-cell office:value-type="string">
            <text:p>7690,602539</text:p>
          </table:table-cell>
          <table:table-cell office:value-type="string">
            <text:p>103,803513</text:p>
          </table:table-cell>
          <table:table-cell office:value-type="string">
            <text:p>14920,316406</text:p>
          </table:table-cell>
          <table:table-cell office:value-type="string">
            <text:p>189,020248</text:p>
          </table:table-cell>
          <table:table-cell office:value-type="string">
            <text:p>986,459900</text:p>
          </table:table-cell>
          <table:table-cell office:value-type="string">
            <text:p>27,154608</text:p>
          </table:table-cell>
          <table:table-cell office:value-type="string">
            <text:p>15,247418</text:p>
          </table:table-cell>
          <table:table-cell office:value-type="string">
            <text:p>7,059533</text:p>
          </table:table-cell>
          <table:table-cell office:value-type="string">
            <text:p>27,002905</text:p>
          </table:table-cell>
          <table:table-cell office:value-type="string">
            <text:p>8,287643</text:p>
          </table:table-cell>
          <table:table-cell office:value-type="string">
            <text:p>239,327591</text:p>
          </table:table-cell>
          <table:table-cell office:value-type="string">
            <text:p>8,058974</text:p>
          </table:table-cell>
          <table:table-cell office:value-type="string">
            <text:p>4841,126953</text:p>
          </table:table-cell>
          <table:table-cell office:value-type="string">
            <text:p>82,366577</text:p>
          </table:table-cell>
          <table:table-cell office:value-type="string">
            <text:p>68,090233</text:p>
          </table:table-cell>
          <table:table-cell office:value-type="string">
            <text:p>10,2305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1,947525</text:p>
          </table:table-cell>
          <table:table-cell office:value-type="string">
            <text:p>19,571562</text:p>
          </table:table-cell>
          <table:table-cell office:value-type="string">
            <text:p>93,472206</text:p>
          </table:table-cell>
          <table:table-cell office:value-type="string">
            <text:p>12,147063</text:p>
          </table:table-cell>
          <table:table-cell office:value-type="string">
            <text:p>69,329010</text:p>
          </table:table-cell>
          <table:table-cell office:value-type="string">
            <text:p>13,133261</text:p>
          </table:table-cell>
          <table:table-cell office:value-type="string">
            <text:p>159,795013</text:p>
          </table:table-cell>
          <table:table-cell office:value-type="string">
            <text:p>13,728780</text:p>
          </table:table-cell>
          <table:table-cell office:value-type="string">
            <text:p>15,913614</text:p>
          </table:table-cell>
          <table:table-cell office:value-type="string">
            <text:p>14,074239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3,947754</text:p>
          </table:table-cell>
          <table:table-cell office:value-type="string">
            <text:p>26,725153</text:p>
          </table:table-cell>
        </table:table-row>
        <table:table-row table:style-name="ro1">
          <table:table-cell office:value-type="string">
            <text:p>GPE60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466,500000</text:p>
          </table:table-cell>
          <table:table-cell office:value-type="string">
            <text:p>977,243652</text:p>
          </table:table-cell>
          <table:table-cell office:value-type="string">
            <text:p>25665,503906</text:p>
          </table:table-cell>
          <table:table-cell office:value-type="string">
            <text:p>608,930176</text:p>
          </table:table-cell>
          <table:table-cell office:value-type="string">
            <text:p>48090,968750</text:p>
          </table:table-cell>
          <table:table-cell office:value-type="string">
            <text:p>1012,863464</text:p>
          </table:table-cell>
          <table:table-cell office:value-type="string">
            <text:p>1072,093628</text:p>
          </table:table-cell>
          <table:table-cell office:value-type="string">
            <text:p>64,759621</text:p>
          </table:table-cell>
          <table:table-cell office:value-type="string">
            <text:p>3235,066162</text:p>
          </table:table-cell>
          <table:table-cell office:value-type="string">
            <text:p>73,761086</text:p>
          </table:table-cell>
          <table:table-cell office:value-type="string">
            <text:p>13041,566406</text:p>
          </table:table-cell>
          <table:table-cell office:value-type="string">
            <text:p>219,416595</text:p>
          </table:table-cell>
          <table:table-cell office:value-type="string">
            <text:p>28734,494141</text:p>
          </table:table-cell>
          <table:table-cell office:value-type="string">
            <text:p>379,723236</text:p>
          </table:table-cell>
          <table:table-cell office:value-type="string">
            <text:p>53494,886719</text:p>
          </table:table-cell>
          <table:table-cell office:value-type="string">
            <text:p>670,786682</text:p>
          </table:table-cell>
          <table:table-cell office:value-type="string">
            <text:p>2321,006104</text:p>
          </table:table-cell>
          <table:table-cell office:value-type="string">
            <text:p>61,722641</text:p>
          </table:table-cell>
          <table:table-cell office:value-type="string">
            <text:p>19,602705</text:p>
          </table:table-cell>
          <table:table-cell office:value-type="string">
            <text:p>9,105741</text:p>
          </table:table-cell>
          <table:table-cell office:value-type="string">
            <text:p>41,697628</text:p>
          </table:table-cell>
          <table:table-cell office:value-type="string">
            <text:p>9,406199</text:p>
          </table:table-cell>
          <table:table-cell office:value-type="string">
            <text:p>669,198547</text:p>
          </table:table-cell>
          <table:table-cell office:value-type="string">
            <text:p>15,575149</text:p>
          </table:table-cell>
          <table:table-cell office:value-type="string">
            <text:p>13162,930664</text:p>
          </table:table-cell>
          <table:table-cell office:value-type="string">
            <text:p>219,578308</text:p>
          </table:table-cell>
          <table:table-cell office:value-type="string">
            <text:p>69,625725</text:p>
          </table:table-cell>
          <table:table-cell office:value-type="string">
            <text:p>12,497910</text:p>
          </table:table-cell>
          <table:table-cell office:value-type="string">
            <text:p>66,373581</text:p>
          </table:table-cell>
          <table:table-cell office:value-type="string">
            <text:p>18,337873</text:p>
          </table:table-cell>
          <table:table-cell office:value-type="string">
            <text:p>313,668945</text:p>
          </table:table-cell>
          <table:table-cell office:value-type="string">
            <text:p>21,375637</text:p>
          </table:table-cell>
          <table:table-cell office:value-type="string">
            <text:p>190,231003</text:p>
          </table:table-cell>
          <table:table-cell office:value-type="string">
            <text:p>15,197663</text:p>
          </table:table-cell>
          <table:table-cell office:value-type="string">
            <text:p>207,298859</text:p>
          </table:table-cell>
          <table:table-cell office:value-type="string">
            <text:p>16,693348</text:p>
          </table:table-cell>
          <table:table-cell office:value-type="string">
            <text:p>469,700989</text:p>
          </table:table-cell>
          <table:table-cell office:value-type="string">
            <text:p>19,133871</text:p>
          </table:table-cell>
          <table:table-cell office:value-type="string">
            <text:p>111,487366</text:p>
          </table:table-cell>
          <table:table-cell office:value-type="string">
            <text:p>17,9284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47,930054</text:p>
          </table:table-cell>
          <table:table-cell office:value-type="string">
            <text:p>33,071320</text:p>
          </table:table-cell>
        </table:table-row>
        <table:table-row table:style-name="ro1">
          <table:table-cell office:value-type="string">
            <text:p>GPE60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079,901978</text:p>
          </table:table-cell>
          <table:table-cell office:value-type="string">
            <text:p>478,522217</text:p>
          </table:table-cell>
          <table:table-cell office:value-type="string">
            <text:p>7157,914063</text:p>
          </table:table-cell>
          <table:table-cell office:value-type="string">
            <text:p>250,337997</text:p>
          </table:table-cell>
          <table:table-cell office:value-type="string">
            <text:p>18647,359375</text:p>
          </table:table-cell>
          <table:table-cell office:value-type="string">
            <text:p>404,565399</text:p>
          </table:table-cell>
          <table:table-cell office:value-type="string">
            <text:p>204,367157</text:p>
          </table:table-cell>
          <table:table-cell office:value-type="string">
            <text:p>35,583767</text:p>
          </table:table-cell>
          <table:table-cell office:value-type="string">
            <text:p>2919,516602</text:p>
          </table:table-cell>
          <table:table-cell office:value-type="string">
            <text:p>62,167629</text:p>
          </table:table-cell>
          <table:table-cell office:value-type="string">
            <text:p>9544,199219</text:p>
          </table:table-cell>
          <table:table-cell office:value-type="string">
            <text:p>160,819778</text:p>
          </table:table-cell>
          <table:table-cell office:value-type="string">
            <text:p>24178,085938</text:p>
          </table:table-cell>
          <table:table-cell office:value-type="string">
            <text:p>318,998169</text:p>
          </table:table-cell>
          <table:table-cell office:value-type="string">
            <text:p>3888,262207</text:p>
          </table:table-cell>
          <table:table-cell office:value-type="string">
            <text:p>52,714733</text:p>
          </table:table-cell>
          <table:table-cell office:value-type="string">
            <text:p>540,169128</text:p>
          </table:table-cell>
          <table:table-cell office:value-type="string">
            <text:p>15,926970</text:p>
          </table:table-cell>
          <table:table-cell office:value-type="string">
            <text:p>12,351950</text:p>
          </table:table-cell>
          <table:table-cell office:value-type="string">
            <text:p>6,164839</text:p>
          </table:table-cell>
          <table:table-cell office:value-type="string">
            <text:p>35,354679</text:p>
          </table:table-cell>
          <table:table-cell office:value-type="string">
            <text:p>7,994722</text:p>
          </table:table-cell>
          <table:table-cell office:value-type="string">
            <text:p>125,103065</text:p>
          </table:table-cell>
          <table:table-cell office:value-type="string">
            <text:p>6,377826</text:p>
          </table:table-cell>
          <table:table-cell office:value-type="string">
            <text:p>3109,776855</text:p>
          </table:table-cell>
          <table:table-cell office:value-type="string">
            <text:p>53,952869</text:p>
          </table:table-cell>
          <table:table-cell office:value-type="string">
            <text:p>59,069813</text:p>
          </table:table-cell>
          <table:table-cell office:value-type="string">
            <text:p>9,47589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7,605118</text:p>
          </table:table-cell>
          <table:table-cell office:value-type="string">
            <text:p>19,304098</text:p>
          </table:table-cell>
          <table:table-cell office:value-type="string">
            <text:p>104,741753</text:p>
          </table:table-cell>
          <table:table-cell office:value-type="string">
            <text:p>11,478552</text:p>
          </table:table-cell>
          <table:table-cell office:value-type="string">
            <text:p>153,841843</text:p>
          </table:table-cell>
          <table:table-cell office:value-type="string">
            <text:p>12,686729</text:p>
          </table:table-cell>
          <table:table-cell office:value-type="string">
            <text:p>81,248245</text:p>
          </table:table-cell>
          <table:table-cell office:value-type="string">
            <text:p>12,741702</text:p>
          </table:table-cell>
          <table:table-cell office:value-type="string">
            <text:p>65,887939</text:p>
          </table:table-cell>
          <table:table-cell office:value-type="string">
            <text:p>13,403811</text:p>
          </table:table-cell>
          <table:table-cell office:value-type="string">
            <text:p>35,931244</text:p>
          </table:table-cell>
          <table:table-cell office:value-type="string">
            <text:p>50,7313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56,221695</text:p>
          </table:table-cell>
          <table:table-cell office:value-type="string">
            <text:p>25,265757</text:p>
          </table:table-cell>
        </table:table-row>
        <table:table-row table:style-name="ro1">
          <table:table-cell office:value-type="string">
            <text:p>GPE60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55,749512</text:p>
          </table:table-cell>
          <table:table-cell office:value-type="string">
            <text:p>488,397095</text:p>
          </table:table-cell>
          <table:table-cell office:value-type="string">
            <text:p>15558,753906</text:p>
          </table:table-cell>
          <table:table-cell office:value-type="string">
            <text:p>403,762726</text:p>
          </table:table-cell>
          <table:table-cell office:value-type="string">
            <text:p>24850,548828</text:p>
          </table:table-cell>
          <table:table-cell office:value-type="string">
            <text:p>530,057495</text:p>
          </table:table-cell>
          <table:table-cell office:value-type="string">
            <text:p>137,399078</text:p>
          </table:table-cell>
          <table:table-cell office:value-type="string">
            <text:p>31,870726</text:p>
          </table:table-cell>
          <table:table-cell office:value-type="string">
            <text:p>1403,335327</text:p>
          </table:table-cell>
          <table:table-cell office:value-type="string">
            <text:p>36,195694</text:p>
          </table:table-cell>
          <table:table-cell office:value-type="string">
            <text:p>2032,494019</text:p>
          </table:table-cell>
          <table:table-cell office:value-type="string">
            <text:p>41,444923</text:p>
          </table:table-cell>
          <table:table-cell office:value-type="string">
            <text:p>6906,333008</text:p>
          </table:table-cell>
          <table:table-cell office:value-type="string">
            <text:p>94,891586</text:p>
          </table:table-cell>
          <table:table-cell office:value-type="string">
            <text:p>4044,014160</text:p>
          </table:table-cell>
          <table:table-cell office:value-type="string">
            <text:p>54,252064</text:p>
          </table:table-cell>
          <table:table-cell office:value-type="string">
            <text:p>1052,723267</text:p>
          </table:table-cell>
          <table:table-cell office:value-type="string">
            <text:p>28,728697</text:p>
          </table:table-cell>
          <table:table-cell office:value-type="string">
            <text:p>5,077179</text:p>
          </table:table-cell>
          <table:table-cell office:value-type="string">
            <text:p>6,554854</text:p>
          </table:table-cell>
          <table:table-cell office:value-type="string">
            <text:p>32,358727</text:p>
          </table:table-cell>
          <table:table-cell office:value-type="string">
            <text:p>8,128131</text:p>
          </table:table-cell>
          <table:table-cell office:value-type="string">
            <text:p>168,980408</text:p>
          </table:table-cell>
          <table:table-cell office:value-type="string">
            <text:p>6,910751</text:p>
          </table:table-cell>
          <table:table-cell office:value-type="string">
            <text:p>6089,998535</text:p>
          </table:table-cell>
          <table:table-cell office:value-type="string">
            <text:p>102,756844</text:p>
          </table:table-cell>
          <table:table-cell office:value-type="string">
            <text:p>57,038864</text:p>
          </table:table-cell>
          <table:table-cell office:value-type="string">
            <text:p>9,4629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7,110603</text:p>
          </table:table-cell>
          <table:table-cell office:value-type="string">
            <text:p>18,997206</text:p>
          </table:table-cell>
          <table:table-cell office:value-type="string">
            <text:p>64,061249</text:p>
          </table:table-cell>
          <table:table-cell office:value-type="string">
            <text:p>10,972345</text:p>
          </table:table-cell>
          <table:table-cell office:value-type="string">
            <text:p>54,329926</text:p>
          </table:table-cell>
          <table:table-cell office:value-type="string">
            <text:p>11,921967</text:p>
          </table:table-cell>
          <table:table-cell office:value-type="string">
            <text:p>71,209099</text:p>
          </table:table-cell>
          <table:table-cell office:value-type="string">
            <text:p>12,533751</text:p>
          </table:table-cell>
          <table:table-cell office:value-type="string">
            <text:p>34,945591</text:p>
          </table:table-cell>
          <table:table-cell office:value-type="string">
            <text:p>12,846394</text:p>
          </table:table-cell>
          <table:table-cell office:value-type="string">
            <text:p>59,904602</text:p>
          </table:table-cell>
          <table:table-cell office:value-type="string">
            <text:p>39,66937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9,863327</text:p>
          </table:table-cell>
          <table:table-cell office:value-type="string">
            <text:p>24,180574</text:p>
          </table:table-cell>
        </table:table-row>
        <table:table-row table:style-name="ro1">
          <table:table-cell office:value-type="string">
            <text:p>GPE60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02,199707</text:p>
          </table:table-cell>
          <table:table-cell office:value-type="string">
            <text:p>599,720032</text:p>
          </table:table-cell>
          <table:table-cell office:value-type="string">
            <text:p>22644,734375</text:p>
          </table:table-cell>
          <table:table-cell office:value-type="string">
            <text:p>564,460876</text:p>
          </table:table-cell>
          <table:table-cell office:value-type="string">
            <text:p>37007,164063</text:p>
          </table:table-cell>
          <table:table-cell office:value-type="string">
            <text:p>780,892639</text:p>
          </table:table-cell>
          <table:table-cell office:value-type="string">
            <text:p>357,480316</text:p>
          </table:table-cell>
          <table:table-cell office:value-type="string">
            <text:p>46,911575</text:p>
          </table:table-cell>
          <table:table-cell office:value-type="string">
            <text:p>4716,299805</text:p>
          </table:table-cell>
          <table:table-cell office:value-type="string">
            <text:p>95,018127</text:p>
          </table:table-cell>
          <table:table-cell office:value-type="string">
            <text:p>24905,039063</text:p>
          </table:table-cell>
          <table:table-cell office:value-type="string">
            <text:p>408,503510</text:p>
          </table:table-cell>
          <table:table-cell office:value-type="string">
            <text:p>34804,253906</text:p>
          </table:table-cell>
          <table:table-cell office:value-type="string">
            <text:p>457,594543</text:p>
          </table:table-cell>
          <table:table-cell office:value-type="string">
            <text:p>15975,772461</text:p>
          </table:table-cell>
          <table:table-cell office:value-type="string">
            <text:p>202,412109</text:p>
          </table:table-cell>
          <table:table-cell office:value-type="string">
            <text:p>1725,567261</text:p>
          </table:table-cell>
          <table:table-cell office:value-type="string">
            <text:p>45,965145</text:p>
          </table:table-cell>
          <table:table-cell office:value-type="string">
            <text:p>12,998811</text:p>
          </table:table-cell>
          <table:table-cell office:value-type="string">
            <text:p>7,119553</text:p>
          </table:table-cell>
          <table:table-cell office:value-type="string">
            <text:p>33,570557</text:p>
          </table:table-cell>
          <table:table-cell office:value-type="string">
            <text:p>8,207188</text:p>
          </table:table-cell>
          <table:table-cell office:value-type="string">
            <text:p>268,322052</text:p>
          </table:table-cell>
          <table:table-cell office:value-type="string">
            <text:p>8,210314</text:p>
          </table:table-cell>
          <table:table-cell office:value-type="string">
            <text:p>7895,348633</text:p>
          </table:table-cell>
          <table:table-cell office:value-type="string">
            <text:p>132,451447</text:p>
          </table:table-cell>
          <table:table-cell office:value-type="string">
            <text:p>49,417030</text:p>
          </table:table-cell>
          <table:table-cell office:value-type="string">
            <text:p>9,758614</text:p>
          </table:table-cell>
          <table:table-cell office:value-type="string">
            <text:p>12,823030</text:p>
          </table:table-cell>
          <table:table-cell office:value-type="string">
            <text:p>15,910398</text:p>
          </table:table-cell>
          <table:table-cell office:value-type="string">
            <text:p>248,733307</text:p>
          </table:table-cell>
          <table:table-cell office:value-type="string">
            <text:p>19,523592</text:p>
          </table:table-cell>
          <table:table-cell office:value-type="string">
            <text:p>279,116302</text:p>
          </table:table-cell>
          <table:table-cell office:value-type="string">
            <text:p>12,340293</text:p>
          </table:table-cell>
          <table:table-cell office:value-type="string">
            <text:p>221,819046</text:p>
          </table:table-cell>
          <table:table-cell office:value-type="string">
            <text:p>12,863431</text:p>
          </table:table-cell>
          <table:table-cell office:value-type="string">
            <text:p>146,058243</text:p>
          </table:table-cell>
          <table:table-cell office:value-type="string">
            <text:p>13,008288</text:p>
          </table:table-cell>
          <table:table-cell office:value-type="string">
            <text:p>62,705223</text:p>
          </table:table-cell>
          <table:table-cell office:value-type="string">
            <text:p>13,34267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67,104996</text:p>
          </table:table-cell>
          <table:table-cell office:value-type="string">
            <text:p>25,588467</text:p>
          </table:table-cell>
        </table:table-row>
        <table:table-row table:style-name="ro1">
          <table:table-cell office:value-type="string">
            <text:p>GPE60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771,420166</text:p>
          </table:table-cell>
          <table:table-cell office:value-type="string">
            <text:p>618,217102</text:p>
          </table:table-cell>
          <table:table-cell office:value-type="string">
            <text:p>16299,300781</text:p>
          </table:table-cell>
          <table:table-cell office:value-type="string">
            <text:p>473,673309</text:p>
          </table:table-cell>
          <table:table-cell office:value-type="string">
            <text:p>30282,042969</text:p>
          </table:table-cell>
          <table:table-cell office:value-type="string">
            <text:p>646,686340</text:p>
          </table:table-cell>
          <table:table-cell office:value-type="string">
            <text:p>266,972626</text:p>
          </table:table-cell>
          <table:table-cell office:value-type="string">
            <text:p>53,790146</text:p>
          </table:table-cell>
          <table:table-cell office:value-type="string">
            <text:p>6673,737305</text:p>
          </table:table-cell>
          <table:table-cell office:value-type="string">
            <text:p>130,571274</text:p>
          </table:table-cell>
          <table:table-cell office:value-type="string">
            <text:p>51374,710938</text:p>
          </table:table-cell>
          <table:table-cell office:value-type="string">
            <text:p>836,235657</text:p>
          </table:table-cell>
          <table:table-cell office:value-type="string">
            <text:p>60816,750000</text:p>
          </table:table-cell>
          <table:table-cell office:value-type="string">
            <text:p>796,642578</text:p>
          </table:table-cell>
          <table:table-cell office:value-type="string">
            <text:p>13297,956055</text:p>
          </table:table-cell>
          <table:table-cell office:value-type="string">
            <text:p>169,595703</text:p>
          </table:table-cell>
          <table:table-cell office:value-type="string">
            <text:p>1190,390503</text:p>
          </table:table-cell>
          <table:table-cell office:value-type="string">
            <text:p>32,489433</text:p>
          </table:table-cell>
          <table:table-cell office:value-type="string">
            <text:p>0,134664</text:p>
          </table:table-cell>
          <table:table-cell office:value-type="string">
            <text:p>7,541198</text:p>
          </table:table-cell>
          <table:table-cell office:value-type="string">
            <text:p>50,448505</text:p>
          </table:table-cell>
          <table:table-cell office:value-type="string">
            <text:p>8,798088</text:p>
          </table:table-cell>
          <table:table-cell office:value-type="string">
            <text:p>273,217682</text:p>
          </table:table-cell>
          <table:table-cell office:value-type="string">
            <text:p>8,876979</text:p>
          </table:table-cell>
          <table:table-cell office:value-type="string">
            <text:p>7013,690918</text:p>
          </table:table-cell>
          <table:table-cell office:value-type="string">
            <text:p>118,101173</text:p>
          </table:table-cell>
          <table:table-cell office:value-type="string">
            <text:p>69,276497</text:p>
          </table:table-cell>
          <table:table-cell office:value-type="string">
            <text:p>10,991157</text:p>
          </table:table-cell>
          <table:table-cell office:value-type="string">
            <text:p>30,524149</text:p>
          </table:table-cell>
          <table:table-cell office:value-type="string">
            <text:p>17,030403</text:p>
          </table:table-cell>
          <table:table-cell office:value-type="string">
            <text:p>207,772476</text:p>
          </table:table-cell>
          <table:table-cell office:value-type="string">
            <text:p>20,155619</text:p>
          </table:table-cell>
          <table:table-cell office:value-type="string">
            <text:p>453,102539</text:p>
          </table:table-cell>
          <table:table-cell office:value-type="string">
            <text:p>14,926043</text:p>
          </table:table-cell>
          <table:table-cell office:value-type="string">
            <text:p>375,779633</text:p>
          </table:table-cell>
          <table:table-cell office:value-type="string">
            <text:p>15,796288</text:p>
          </table:table-cell>
          <table:table-cell office:value-type="string">
            <text:p>123,256592</text:p>
          </table:table-cell>
          <table:table-cell office:value-type="string">
            <text:p>14,690802</text:p>
          </table:table-cell>
          <table:table-cell office:value-type="string">
            <text:p>46,502903</text:p>
          </table:table-cell>
          <table:table-cell office:value-type="string">
            <text:p>15,252013</text:p>
          </table:table-cell>
          <table:table-cell office:value-type="string">
            <text:p>136,780121</text:p>
          </table:table-cell>
          <table:table-cell office:value-type="string">
            <text:p>89,51068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93,092514</text:p>
          </table:table-cell>
          <table:table-cell office:value-type="string">
            <text:p>29,213686</text:p>
          </table:table-cell>
        </table:table-row>
        <table:table-row table:style-name="ro1">
          <table:table-cell office:value-type="string">
            <text:p>GPE61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77,614502</text:p>
          </table:table-cell>
          <table:table-cell office:value-type="string">
            <text:p>434,266174</text:p>
          </table:table-cell>
          <table:table-cell office:value-type="string">
            <text:p>11530,595703</text:p>
          </table:table-cell>
          <table:table-cell office:value-type="string">
            <text:p>315,994171</text:p>
          </table:table-cell>
          <table:table-cell office:value-type="string">
            <text:p>19321,640625</text:p>
          </table:table-cell>
          <table:table-cell office:value-type="string">
            <text:p>416,250153</text:p>
          </table:table-cell>
          <table:table-cell office:value-type="string">
            <text:p>86,612747</text:p>
          </table:table-cell>
          <table:table-cell office:value-type="string">
            <text:p>27,625290</text:p>
          </table:table-cell>
          <table:table-cell office:value-type="string">
            <text:p>1340,525391</text:p>
          </table:table-cell>
          <table:table-cell office:value-type="string">
            <text:p>33,965672</text:p>
          </table:table-cell>
          <table:table-cell office:value-type="string">
            <text:p>1852,016357</text:p>
          </table:table-cell>
          <table:table-cell office:value-type="string">
            <text:p>37,957539</text:p>
          </table:table-cell>
          <table:table-cell office:value-type="string">
            <text:p>4755,051758</text:p>
          </table:table-cell>
          <table:table-cell office:value-type="string">
            <text:p>66,944519</text:p>
          </table:table-cell>
          <table:table-cell office:value-type="string">
            <text:p>5029,334961</text:p>
          </table:table-cell>
          <table:table-cell office:value-type="string">
            <text:p>66,094070</text:p>
          </table:table-cell>
          <table:table-cell office:value-type="string">
            <text:p>949,188110</text:p>
          </table:table-cell>
          <table:table-cell office:value-type="string">
            <text:p>25,877279</text:p>
          </table:table-cell>
          <table:table-cell office:value-type="string">
            <text:p>12,197935</text:p>
          </table:table-cell>
          <table:table-cell office:value-type="string">
            <text:p>5,641471</text:p>
          </table:table-cell>
          <table:table-cell office:value-type="string">
            <text:p>28,502605</text:p>
          </table:table-cell>
          <table:table-cell office:value-type="string">
            <text:p>7,470636</text:p>
          </table:table-cell>
          <table:table-cell office:value-type="string">
            <text:p>147,511932</text:p>
          </table:table-cell>
          <table:table-cell office:value-type="string">
            <text:p>5,890316</text:p>
          </table:table-cell>
          <table:table-cell office:value-type="string">
            <text:p>4500,006836</text:p>
          </table:table-cell>
          <table:table-cell office:value-type="string">
            <text:p>76,497604</text:p>
          </table:table-cell>
          <table:table-cell office:value-type="string">
            <text:p>40,991776</text:p>
          </table:table-cell>
          <table:table-cell office:value-type="string">
            <text:p>7,80136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5,510979</text:p>
          </table:table-cell>
          <table:table-cell office:value-type="string">
            <text:p>18,167742</text:p>
          </table:table-cell>
          <table:table-cell office:value-type="string">
            <text:p>43,279388</text:p>
          </table:table-cell>
          <table:table-cell office:value-type="string">
            <text:p>8,950914</text:p>
          </table:table-cell>
          <table:table-cell office:value-type="string">
            <text:p>34,664505</text:p>
          </table:table-cell>
          <table:table-cell office:value-type="string">
            <text:p>9,528082</text:p>
          </table:table-cell>
          <table:table-cell office:value-type="string">
            <text:p>48,499187</text:p>
          </table:table-cell>
          <table:table-cell office:value-type="string">
            <text:p>9,999051</text:p>
          </table:table-cell>
          <table:table-cell office:value-type="string">
            <text:p>32,301846</text:p>
          </table:table-cell>
          <table:table-cell office:value-type="string">
            <text:p>10,459622</text:p>
          </table:table-cell>
          <table:table-cell office:value-type="string">
            <text:p>23,591591</text:p>
          </table:table-cell>
          <table:table-cell office:value-type="string">
            <text:p>37,24702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8,662441</text:p>
          </table:table-cell>
          <table:table-cell office:value-type="string">
            <text:p>19,806730</text:p>
          </table:table-cell>
        </table:table-row>
        <table:table-row table:style-name="ro1">
          <table:table-cell office:value-type="string">
            <text:p>GPE61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12,538940</text:p>
          </table:table-cell>
          <table:table-cell office:value-type="string">
            <text:p>419,883118</text:p>
          </table:table-cell>
          <table:table-cell office:value-type="string">
            <text:p>13414,074219</text:p>
          </table:table-cell>
          <table:table-cell office:value-type="string">
            <text:p>354,886658</text:p>
          </table:table-cell>
          <table:table-cell office:value-type="string">
            <text:p>20024,431641</text:p>
          </table:table-cell>
          <table:table-cell office:value-type="string">
            <text:p>430,414520</text:p>
          </table:table-cell>
          <table:table-cell office:value-type="string">
            <text:p>142,408234</text:p>
          </table:table-cell>
          <table:table-cell office:value-type="string">
            <text:p>27,390804</text:p>
          </table:table-cell>
          <table:table-cell office:value-type="string">
            <text:p>1735,785156</text:p>
          </table:table-cell>
          <table:table-cell office:value-type="string">
            <text:p>39,953346</text:p>
          </table:table-cell>
          <table:table-cell office:value-type="string">
            <text:p>1453,075317</text:p>
          </table:table-cell>
          <table:table-cell office:value-type="string">
            <text:p>31,675058</text:p>
          </table:table-cell>
          <table:table-cell office:value-type="string">
            <text:p>3354,427979</text:p>
          </table:table-cell>
          <table:table-cell office:value-type="string">
            <text:p>49,069340</text:p>
          </table:table-cell>
          <table:table-cell office:value-type="string">
            <text:p>6757,287109</text:p>
          </table:table-cell>
          <table:table-cell office:value-type="string">
            <text:p>87,344353</text:p>
          </table:table-cell>
          <table:table-cell office:value-type="string">
            <text:p>1002,960510</text:p>
          </table:table-cell>
          <table:table-cell office:value-type="string">
            <text:p>27,196619</text:p>
          </table:table-cell>
          <table:table-cell office:value-type="string">
            <text:p>13,460854</text:p>
          </table:table-cell>
          <table:table-cell office:value-type="string">
            <text:p>5,396290</text:p>
          </table:table-cell>
          <table:table-cell office:value-type="string">
            <text:p>29,924732</text:p>
          </table:table-cell>
          <table:table-cell office:value-type="string">
            <text:p>7,281888</text:p>
          </table:table-cell>
          <table:table-cell office:value-type="string">
            <text:p>150,838425</text:p>
          </table:table-cell>
          <table:table-cell office:value-type="string">
            <text:p>5,629148</text:p>
          </table:table-cell>
          <table:table-cell office:value-type="string">
            <text:p>4857,826660</text:p>
          </table:table-cell>
          <table:table-cell office:value-type="string">
            <text:p>82,306274</text:p>
          </table:table-cell>
          <table:table-cell office:value-type="string">
            <text:p>32,399124</text:p>
          </table:table-cell>
          <table:table-cell office:value-type="string">
            <text:p>7,1789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2,446991</text:p>
          </table:table-cell>
          <table:table-cell office:value-type="string">
            <text:p>18,122129</text:p>
          </table:table-cell>
          <table:table-cell office:value-type="string">
            <text:p>45,966743</text:p>
          </table:table-cell>
          <table:table-cell office:value-type="string">
            <text:p>8,154288</text:p>
          </table:table-cell>
          <table:table-cell office:value-type="string">
            <text:p>32,878174</text:p>
          </table:table-cell>
          <table:table-cell office:value-type="string">
            <text:p>8,827538</text:p>
          </table:table-cell>
          <table:table-cell office:value-type="string">
            <text:p>53,468887</text:p>
          </table:table-cell>
          <table:table-cell office:value-type="string">
            <text:p>9,118461</text:p>
          </table:table-cell>
          <table:table-cell office:value-type="string">
            <text:p>33,781532</text:p>
          </table:table-cell>
          <table:table-cell office:value-type="string">
            <text:p>9,486197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0,028957</text:p>
          </table:table-cell>
          <table:table-cell office:value-type="string">
            <text:p>18,007231</text:p>
          </table:table-cell>
        </table:table-row>
        <table:table-row table:style-name="ro1">
          <table:table-cell office:value-type="string">
            <text:p>GPE61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04,478821</text:p>
          </table:table-cell>
          <table:table-cell office:value-type="string">
            <text:p>401,703766</text:p>
          </table:table-cell>
          <table:table-cell office:value-type="string">
            <text:p>8919,164063</text:p>
          </table:table-cell>
          <table:table-cell office:value-type="string">
            <text:p>260,789246</text:p>
          </table:table-cell>
          <table:table-cell office:value-type="string">
            <text:p>12707,966797</text:p>
          </table:table-cell>
          <table:table-cell office:value-type="string">
            <text:p>280,875519</text:p>
          </table:table-cell>
          <table:table-cell office:value-type="string">
            <text:p>105,751900</text:p>
          </table:table-cell>
          <table:table-cell office:value-type="string">
            <text:p>22,801382</text:p>
          </table:table-cell>
          <table:table-cell office:value-type="string">
            <text:p>336,308350</text:p>
          </table:table-cell>
          <table:table-cell office:value-type="string">
            <text:p>17,262732</text:p>
          </table:table-cell>
          <table:table-cell office:value-type="string">
            <text:p>788,080139</text:p>
          </table:table-cell>
          <table:table-cell office:value-type="string">
            <text:p>20,965059</text:p>
          </table:table-cell>
          <table:table-cell office:value-type="string">
            <text:p>1102,707275</text:p>
          </table:table-cell>
          <table:table-cell office:value-type="string">
            <text:p>19,072283</text:p>
          </table:table-cell>
          <table:table-cell office:value-type="string">
            <text:p>1655,772705</text:p>
          </table:table-cell>
          <table:table-cell office:value-type="string">
            <text:p>25,112219</text:p>
          </table:table-cell>
          <table:table-cell office:value-type="string">
            <text:p>698,147156</text:p>
          </table:table-cell>
          <table:table-cell office:value-type="string">
            <text:p>19,426212</text:p>
          </table:table-cell>
          <table:table-cell office:value-type="string">
            <text:p>6,961448</text:p>
          </table:table-cell>
          <table:table-cell office:value-type="string">
            <text:p>4,991737</text:p>
          </table:table-cell>
          <table:table-cell office:value-type="string">
            <text:p>27,028763</text:p>
          </table:table-cell>
          <table:table-cell office:value-type="string">
            <text:p>7,153389</text:p>
          </table:table-cell>
          <table:table-cell office:value-type="string">
            <text:p>68,575180</text:p>
          </table:table-cell>
          <table:table-cell office:value-type="string">
            <text:p>4,639826</text:p>
          </table:table-cell>
          <table:table-cell office:value-type="string">
            <text:p>1818,903076</text:p>
          </table:table-cell>
          <table:table-cell office:value-type="string">
            <text:p>32,910030</text:p>
          </table:table-cell>
          <table:table-cell office:value-type="string">
            <text:p>35,970093</text:p>
          </table:table-cell>
          <table:table-cell office:value-type="string">
            <text:p>6,9977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017067</text:p>
          </table:table-cell>
          <table:table-cell office:value-type="string">
            <text:p>17,781858</text:p>
          </table:table-cell>
          <table:table-cell office:value-type="string">
            <text:p>29,322491</text:p>
          </table:table-cell>
          <table:table-cell office:value-type="string">
            <text:p>7,835179</text:p>
          </table:table-cell>
          <table:table-cell office:value-type="string">
            <text:p>19,649658</text:p>
          </table:table-cell>
          <table:table-cell office:value-type="string">
            <text:p>8,503291</text:p>
          </table:table-cell>
          <table:table-cell office:value-type="string">
            <text:p>39,604694</text:p>
          </table:table-cell>
          <table:table-cell office:value-type="string">
            <text:p>8,920021</text:p>
          </table:table-cell>
          <table:table-cell office:value-type="string">
            <text:p>32,385601</text:p>
          </table:table-cell>
          <table:table-cell office:value-type="string">
            <text:p>9,34514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1,141800</text:p>
          </table:table-cell>
          <table:table-cell office:value-type="string">
            <text:p>17,640942</text:p>
          </table:table-cell>
        </table:table-row>
        <table:table-row table:style-name="ro1">
          <table:table-cell office:value-type="string">
            <text:p>GPE61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675,029785</text:p>
          </table:table-cell>
          <table:table-cell office:value-type="string">
            <text:p>454,929199</text:p>
          </table:table-cell>
          <table:table-cell office:value-type="string">
            <text:p>23734,646484</text:p>
          </table:table-cell>
          <table:table-cell office:value-type="string">
            <text:p>581,117737</text:p>
          </table:table-cell>
          <table:table-cell office:value-type="string">
            <text:p>39675,785156</text:p>
          </table:table-cell>
          <table:table-cell office:value-type="string">
            <text:p>833,290894</text:p>
          </table:table-cell>
          <table:table-cell office:value-type="string">
            <text:p>129,432541</text:p>
          </table:table-cell>
          <table:table-cell office:value-type="string">
            <text:p>29,304756</text:p>
          </table:table-cell>
          <table:table-cell office:value-type="string">
            <text:p>1935,154663</text:p>
          </table:table-cell>
          <table:table-cell office:value-type="string">
            <text:p>44,033604</text:p>
          </table:table-cell>
          <table:table-cell office:value-type="string">
            <text:p>2383,004150</text:p>
          </table:table-cell>
          <table:table-cell office:value-type="string">
            <text:p>46,379799</text:p>
          </table:table-cell>
          <table:table-cell office:value-type="string">
            <text:p>7401,116211</text:p>
          </table:table-cell>
          <table:table-cell office:value-type="string">
            <text:p>99,814011</text:p>
          </table:table-cell>
          <table:table-cell office:value-type="string">
            <text:p>5411,935059</text:p>
          </table:table-cell>
          <table:table-cell office:value-type="string">
            <text:p>70,861740</text:p>
          </table:table-cell>
          <table:table-cell office:value-type="string">
            <text:p>1572,675293</text:p>
          </table:table-cell>
          <table:table-cell office:value-type="string">
            <text:p>41,864704</text:p>
          </table:table-cell>
          <table:table-cell office:value-type="string">
            <text:p>14,816179</text:p>
          </table:table-cell>
          <table:table-cell office:value-type="string">
            <text:p>5,828236</text:p>
          </table:table-cell>
          <table:table-cell office:value-type="string">
            <text:p>50,791241</text:p>
          </table:table-cell>
          <table:table-cell office:value-type="string">
            <text:p>7,457714</text:p>
          </table:table-cell>
          <table:table-cell office:value-type="string">
            <text:p>243,283432</text:p>
          </table:table-cell>
          <table:table-cell office:value-type="string">
            <text:p>7,007765</text:p>
          </table:table-cell>
          <table:table-cell office:value-type="string">
            <text:p>9428,287109</text:p>
          </table:table-cell>
          <table:table-cell office:value-type="string">
            <text:p>157,570709</text:p>
          </table:table-cell>
          <table:table-cell office:value-type="string">
            <text:p>33,291866</text:p>
          </table:table-cell>
          <table:table-cell office:value-type="string">
            <text:p>7,3468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919594</text:p>
          </table:table-cell>
          <table:table-cell office:value-type="string">
            <text:p>18,031353</text:p>
          </table:table-cell>
          <table:table-cell office:value-type="string">
            <text:p>56,022644</text:p>
          </table:table-cell>
          <table:table-cell office:value-type="string">
            <text:p>8,340002</text:p>
          </table:table-cell>
          <table:table-cell office:value-type="string">
            <text:p>43,741005</text:p>
          </table:table-cell>
          <table:table-cell office:value-type="string">
            <text:p>8,936521</text:p>
          </table:table-cell>
          <table:table-cell office:value-type="string">
            <text:p>71,767578</text:p>
          </table:table-cell>
          <table:table-cell office:value-type="string">
            <text:p>9,356925</text:p>
          </table:table-cell>
          <table:table-cell office:value-type="string">
            <text:p>41,710419</text:p>
          </table:table-cell>
          <table:table-cell office:value-type="string">
            <text:p>9,74801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4,230927</text:p>
          </table:table-cell>
          <table:table-cell office:value-type="string">
            <text:p>18,421133</text:p>
          </table:table-cell>
        </table:table-row>
        <table:table-row table:style-name="ro1">
          <table:table-cell office:value-type="string">
            <text:p>GPE61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36,601807</text:p>
          </table:table-cell>
          <table:table-cell office:value-type="string">
            <text:p>418,234772</text:p>
          </table:table-cell>
          <table:table-cell office:value-type="string">
            <text:p>15134,385742</text:p>
          </table:table-cell>
          <table:table-cell office:value-type="string">
            <text:p>388,110138</text:p>
          </table:table-cell>
          <table:table-cell office:value-type="string">
            <text:p>25333,505859</text:p>
          </table:table-cell>
          <table:table-cell office:value-type="string">
            <text:p>538,800354</text:p>
          </table:table-cell>
          <table:table-cell office:value-type="string">
            <text:p>317,249298</text:p>
          </table:table-cell>
          <table:table-cell office:value-type="string">
            <text:p>28,550461</text:p>
          </table:table-cell>
          <table:table-cell office:value-type="string">
            <text:p>2568,657715</text:p>
          </table:table-cell>
          <table:table-cell office:value-type="string">
            <text:p>54,094780</text:p>
          </table:table-cell>
          <table:table-cell office:value-type="string">
            <text:p>3507,835693</text:p>
          </table:table-cell>
          <table:table-cell office:value-type="string">
            <text:p>63,350510</text:p>
          </table:table-cell>
          <table:table-cell office:value-type="string">
            <text:p>5493,110352</text:p>
          </table:table-cell>
          <table:table-cell office:value-type="string">
            <text:p>75,017914</text:p>
          </table:table-cell>
          <table:table-cell office:value-type="string">
            <text:p>5921,595703</text:p>
          </table:table-cell>
          <table:table-cell office:value-type="string">
            <text:p>77,031883</text:p>
          </table:table-cell>
          <table:table-cell office:value-type="string">
            <text:p>1311,841431</text:p>
          </table:table-cell>
          <table:table-cell office:value-type="string">
            <text:p>35,083862</text:p>
          </table:table-cell>
          <table:table-cell office:value-type="string">
            <text:p>19,139427</text:p>
          </table:table-cell>
          <table:table-cell office:value-type="string">
            <text:p>5,212385</text:p>
          </table:table-cell>
          <table:table-cell office:value-type="string">
            <text:p>27,786829</text:p>
          </table:table-cell>
          <table:table-cell office:value-type="string">
            <text:p>7,122147</text:p>
          </table:table-cell>
          <table:table-cell office:value-type="string">
            <text:p>220,307693</text:p>
          </table:table-cell>
          <table:table-cell office:value-type="string">
            <text:p>6,359125</text:p>
          </table:table-cell>
          <table:table-cell office:value-type="string">
            <text:p>4884,420410</text:p>
          </table:table-cell>
          <table:table-cell office:value-type="string">
            <text:p>82,668327</text:p>
          </table:table-cell>
          <table:table-cell office:value-type="string">
            <text:p>34,390533</text:p>
          </table:table-cell>
          <table:table-cell office:value-type="string">
            <text:p>6,71073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6,866196</text:p>
          </table:table-cell>
          <table:table-cell office:value-type="string">
            <text:p>17,865473</text:p>
          </table:table-cell>
          <table:table-cell office:value-type="string">
            <text:p>54,102421</text:p>
          </table:table-cell>
          <table:table-cell office:value-type="string">
            <text:p>7,746982</text:p>
          </table:table-cell>
          <table:table-cell office:value-type="string">
            <text:p>38,342026</text:p>
          </table:table-cell>
          <table:table-cell office:value-type="string">
            <text:p>8,343357</text:p>
          </table:table-cell>
          <table:table-cell office:value-type="string">
            <text:p>56,137314</text:p>
          </table:table-cell>
          <table:table-cell office:value-type="string">
            <text:p>8,607504</text:p>
          </table:table-cell>
          <table:table-cell office:value-type="string">
            <text:p>50,033833</text:p>
          </table:table-cell>
          <table:table-cell office:value-type="string">
            <text:p>9,03071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1,093346</text:p>
          </table:table-cell>
          <table:table-cell office:value-type="string">
            <text:p>17,002430</text:p>
          </table:table-cell>
        </table:table-row>
        <table:table-row table:style-name="ro1">
          <table:table-cell office:value-type="string">
            <text:p>GPE61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083,486572</text:p>
          </table:table-cell>
          <table:table-cell office:value-type="string">
            <text:p>443,790863</text:p>
          </table:table-cell>
          <table:table-cell office:value-type="string">
            <text:p>12744,296875</text:p>
          </table:table-cell>
          <table:table-cell office:value-type="string">
            <text:p>345,932007</text:p>
          </table:table-cell>
          <table:table-cell office:value-type="string">
            <text:p>23544,779297</text:p>
          </table:table-cell>
          <table:table-cell office:value-type="string">
            <text:p>502,984924</text:p>
          </table:table-cell>
          <table:table-cell office:value-type="string">
            <text:p>321,148407</text:p>
          </table:table-cell>
          <table:table-cell office:value-type="string">
            <text:p>32,722775</text:p>
          </table:table-cell>
          <table:table-cell office:value-type="string">
            <text:p>3860,688721</text:p>
          </table:table-cell>
          <table:table-cell office:value-type="string">
            <text:p>77,513367</text:p>
          </table:table-cell>
          <table:table-cell office:value-type="string">
            <text:p>9248,178711</text:p>
          </table:table-cell>
          <table:table-cell office:value-type="string">
            <text:p>155,601288</text:p>
          </table:table-cell>
          <table:table-cell office:value-type="string">
            <text:p>13250,878906</text:p>
          </table:table-cell>
          <table:table-cell office:value-type="string">
            <text:p>175,787827</text:p>
          </table:table-cell>
          <table:table-cell office:value-type="string">
            <text:p>5915,757324</text:p>
          </table:table-cell>
          <table:table-cell office:value-type="string">
            <text:p>77,151360</text:p>
          </table:table-cell>
          <table:table-cell office:value-type="string">
            <text:p>1029,283691</text:p>
          </table:table-cell>
          <table:table-cell office:value-type="string">
            <text:p>27,872763</text:p>
          </table:table-cell>
          <table:table-cell office:value-type="string">
            <text:p>23,810617</text:p>
          </table:table-cell>
          <table:table-cell office:value-type="string">
            <text:p>5,316499</text:p>
          </table:table-cell>
          <table:table-cell office:value-type="string">
            <text:p>35,199535</text:p>
          </table:table-cell>
          <table:table-cell office:value-type="string">
            <text:p>7,261682</text:p>
          </table:table-cell>
          <table:table-cell office:value-type="string">
            <text:p>171,471680</text:p>
          </table:table-cell>
          <table:table-cell office:value-type="string">
            <text:p>5,860149</text:p>
          </table:table-cell>
          <table:table-cell office:value-type="string">
            <text:p>4751,201172</text:p>
          </table:table-cell>
          <table:table-cell office:value-type="string">
            <text:p>80,512184</text:p>
          </table:table-cell>
          <table:table-cell office:value-type="string">
            <text:p>34,909962</text:p>
          </table:table-cell>
          <table:table-cell office:value-type="string">
            <text:p>7,1818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2,650803</text:p>
          </table:table-cell>
          <table:table-cell office:value-type="string">
            <text:p>18,111563</text:p>
          </table:table-cell>
          <table:table-cell office:value-type="string">
            <text:p>99,583771</text:p>
          </table:table-cell>
          <table:table-cell office:value-type="string">
            <text:p>8,510203</text:p>
          </table:table-cell>
          <table:table-cell office:value-type="string">
            <text:p>60,928421</text:p>
          </table:table-cell>
          <table:table-cell office:value-type="string">
            <text:p>9,107645</text:p>
          </table:table-cell>
          <table:table-cell office:value-type="string">
            <text:p>68,276047</text:p>
          </table:table-cell>
          <table:table-cell office:value-type="string">
            <text:p>9,349346</text:p>
          </table:table-cell>
          <table:table-cell office:value-type="string">
            <text:p>71,918365</text:p>
          </table:table-cell>
          <table:table-cell office:value-type="string">
            <text:p>9,92209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7,154343</text:p>
          </table:table-cell>
          <table:table-cell office:value-type="string">
            <text:p>18,408297</text:p>
          </table:table-cell>
        </table:table-row>
        <table:table-row table:style-name="ro1">
          <table:table-cell office:value-type="string">
            <text:p>GPE61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49,255371</text:p>
          </table:table-cell>
          <table:table-cell office:value-type="string">
            <text:p>441,029266</text:p>
          </table:table-cell>
          <table:table-cell office:value-type="string">
            <text:p>18836,214844</text:p>
          </table:table-cell>
          <table:table-cell office:value-type="string">
            <text:p>472,512238</text:p>
          </table:table-cell>
          <table:table-cell office:value-type="string">
            <text:p>30134,601563</text:p>
          </table:table-cell>
          <table:table-cell office:value-type="string">
            <text:p>637,719238</text:p>
          </table:table-cell>
          <table:table-cell office:value-type="string">
            <text:p>313,687378</text:p>
          </table:table-cell>
          <table:table-cell office:value-type="string">
            <text:p>31,739721</text:p>
          </table:table-cell>
          <table:table-cell office:value-type="string">
            <text:p>2530,807373</text:p>
          </table:table-cell>
          <table:table-cell office:value-type="string">
            <text:p>54,078312</text:p>
          </table:table-cell>
          <table:table-cell office:value-type="string">
            <text:p>4487,491699</text:p>
          </table:table-cell>
          <table:table-cell office:value-type="string">
            <text:p>79,281662</text:p>
          </table:table-cell>
          <table:table-cell office:value-type="string">
            <text:p>4311,605957</text:p>
          </table:table-cell>
          <table:table-cell office:value-type="string">
            <text:p>59,876888</text:p>
          </table:table-cell>
          <table:table-cell office:value-type="string">
            <text:p>6875,115723</text:p>
          </table:table-cell>
          <table:table-cell office:value-type="string">
            <text:p>88,865097</text:p>
          </table:table-cell>
          <table:table-cell office:value-type="string">
            <text:p>1580,517822</text:p>
          </table:table-cell>
          <table:table-cell office:value-type="string">
            <text:p>42,071671</text:p>
          </table:table-cell>
          <table:table-cell office:value-type="string">
            <text:p>11,859104</text:p>
          </table:table-cell>
          <table:table-cell office:value-type="string">
            <text:p>5,764342</text:p>
          </table:table-cell>
          <table:table-cell office:value-type="string">
            <text:p>73,855576</text:p>
          </table:table-cell>
          <table:table-cell office:value-type="string">
            <text:p>7,645271</text:p>
          </table:table-cell>
          <table:table-cell office:value-type="string">
            <text:p>247,374115</text:p>
          </table:table-cell>
          <table:table-cell office:value-type="string">
            <text:p>7,110195</text:p>
          </table:table-cell>
          <table:table-cell office:value-type="string">
            <text:p>5068,413574</text:p>
          </table:table-cell>
          <table:table-cell office:value-type="string">
            <text:p>85,787590</text:p>
          </table:table-cell>
          <table:table-cell office:value-type="string">
            <text:p>38,294949</text:p>
          </table:table-cell>
          <table:table-cell office:value-type="string">
            <text:p>7,55689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4,110901</text:p>
          </table:table-cell>
          <table:table-cell office:value-type="string">
            <text:p>18,143091</text:p>
          </table:table-cell>
          <table:table-cell office:value-type="string">
            <text:p>52,446735</text:p>
          </table:table-cell>
          <table:table-cell office:value-type="string">
            <text:p>8,723674</text:p>
          </table:table-cell>
          <table:table-cell office:value-type="string">
            <text:p>33,747200</text:p>
          </table:table-cell>
          <table:table-cell office:value-type="string">
            <text:p>9,454897</text:p>
          </table:table-cell>
          <table:table-cell office:value-type="string">
            <text:p>78,852592</text:p>
          </table:table-cell>
          <table:table-cell office:value-type="string">
            <text:p>9,979178</text:p>
          </table:table-cell>
          <table:table-cell office:value-type="string">
            <text:p>53,296646</text:p>
          </table:table-cell>
          <table:table-cell office:value-type="string">
            <text:p>10,2405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53,782040</text:p>
          </table:table-cell>
          <table:table-cell office:value-type="string">
            <text:p>19,215584</text:p>
          </table:table-cell>
        </table:table-row>
        <table:table-row table:style-name="ro1">
          <table:table-cell office:value-type="string">
            <text:p>GPE61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234,927124</text:p>
          </table:table-cell>
          <table:table-cell office:value-type="string">
            <text:p>420,485504</text:p>
          </table:table-cell>
          <table:table-cell office:value-type="string">
            <text:p>11002,875000</text:p>
          </table:table-cell>
          <table:table-cell office:value-type="string">
            <text:p>307,495270</text:p>
          </table:table-cell>
          <table:table-cell office:value-type="string">
            <text:p>18451,298828</text:p>
          </table:table-cell>
          <table:table-cell office:value-type="string">
            <text:p>398,654785</text:p>
          </table:table-cell>
          <table:table-cell office:value-type="string">
            <text:p>164,466888</text:p>
          </table:table-cell>
          <table:table-cell office:value-type="string">
            <text:p>28,727024</text:p>
          </table:table-cell>
          <table:table-cell office:value-type="string">
            <text:p>2334,508057</text:p>
          </table:table-cell>
          <table:table-cell office:value-type="string">
            <text:p>50,455517</text:p>
          </table:table-cell>
          <table:table-cell office:value-type="string">
            <text:p>5910,320801</text:p>
          </table:table-cell>
          <table:table-cell office:value-type="string">
            <text:p>101,976204</text:p>
          </table:table-cell>
          <table:table-cell office:value-type="string">
            <text:p>8204,258789</text:p>
          </table:table-cell>
          <table:table-cell office:value-type="string">
            <text:p>110,170036</text:p>
          </table:table-cell>
          <table:table-cell office:value-type="string">
            <text:p>3819,553711</text:p>
          </table:table-cell>
          <table:table-cell office:value-type="string">
            <text:p>51,335354</text:p>
          </table:table-cell>
          <table:table-cell office:value-type="string">
            <text:p>979,782043</text:p>
          </table:table-cell>
          <table:table-cell office:value-type="string">
            <text:p>26,576197</text:p>
          </table:table-cell>
          <table:table-cell office:value-type="string">
            <text:p>13,368444</text:p>
          </table:table-cell>
          <table:table-cell office:value-type="string">
            <text:p>5,180829</text:p>
          </table:table-cell>
          <table:table-cell office:value-type="string">
            <text:p>34,915112</text:p>
          </table:table-cell>
          <table:table-cell office:value-type="string">
            <text:p>7,214924</text:p>
          </table:table-cell>
          <table:table-cell office:value-type="string">
            <text:p>173,651886</text:p>
          </table:table-cell>
          <table:table-cell office:value-type="string">
            <text:p>5,791238</text:p>
          </table:table-cell>
          <table:table-cell office:value-type="string">
            <text:p>3144,036865</text:p>
          </table:table-cell>
          <table:table-cell office:value-type="string">
            <text:p>54,250824</text:p>
          </table:table-cell>
          <table:table-cell office:value-type="string">
            <text:p>34,277607</text:p>
          </table:table-cell>
          <table:table-cell office:value-type="string">
            <text:p>7,12545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0,805859</text:p>
          </table:table-cell>
          <table:table-cell office:value-type="string">
            <text:p>17,880129</text:p>
          </table:table-cell>
          <table:table-cell office:value-type="string">
            <text:p>47,635506</text:p>
          </table:table-cell>
          <table:table-cell office:value-type="string">
            <text:p>8,091515</text:p>
          </table:table-cell>
          <table:table-cell office:value-type="string">
            <text:p>44,368637</text:p>
          </table:table-cell>
          <table:table-cell office:value-type="string">
            <text:p>8,696790</text:p>
          </table:table-cell>
          <table:table-cell office:value-type="string">
            <text:p>53,749226</text:p>
          </table:table-cell>
          <table:table-cell office:value-type="string">
            <text:p>9,118939</text:p>
          </table:table-cell>
          <table:table-cell office:value-type="string">
            <text:p>32,832298</text:p>
          </table:table-cell>
          <table:table-cell office:value-type="string">
            <text:p>9,4849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36,114983</text:p>
          </table:table-cell>
          <table:table-cell office:value-type="string">
            <text:p>18,074551</text:p>
          </table:table-cell>
        </table:table-row>
        <table:table-row table:style-name="ro1">
          <table:table-cell office:value-type="string">
            <text:p>GPE61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528,659180</text:p>
          </table:table-cell>
          <table:table-cell office:value-type="string">
            <text:p>458,436493</text:p>
          </table:table-cell>
          <table:table-cell office:value-type="string">
            <text:p>22875,964844</text:p>
          </table:table-cell>
          <table:table-cell office:value-type="string">
            <text:p>569,271606</text:p>
          </table:table-cell>
          <table:table-cell office:value-type="string">
            <text:p>44572,628906</text:p>
          </table:table-cell>
          <table:table-cell office:value-type="string">
            <text:p>934,473389</text:p>
          </table:table-cell>
          <table:table-cell office:value-type="string">
            <text:p>317,580078</text:p>
          </table:table-cell>
          <table:table-cell office:value-type="string">
            <text:p>36,219242</text:p>
          </table:table-cell>
          <table:table-cell office:value-type="string">
            <text:p>4769,724121</text:p>
          </table:table-cell>
          <table:table-cell office:value-type="string">
            <text:p>93,858772</text:p>
          </table:table-cell>
          <table:table-cell office:value-type="string">
            <text:p>11403,776367</text:p>
          </table:table-cell>
          <table:table-cell office:value-type="string">
            <text:p>190,512482</text:p>
          </table:table-cell>
          <table:table-cell office:value-type="string">
            <text:p>19216,437500</text:p>
          </table:table-cell>
          <table:table-cell office:value-type="string">
            <text:p>253,455246</text:p>
          </table:table-cell>
          <table:table-cell office:value-type="string">
            <text:p>9576,537109</text:p>
          </table:table-cell>
          <table:table-cell office:value-type="string">
            <text:p>122,590782</text:p>
          </table:table-cell>
          <table:table-cell office:value-type="string">
            <text:p>2291,166748</text:p>
          </table:table-cell>
          <table:table-cell office:value-type="string">
            <text:p>60,386513</text:p>
          </table:table-cell>
          <table:table-cell office:value-type="string">
            <text:p>28,338638</text:p>
          </table:table-cell>
          <table:table-cell office:value-type="string">
            <text:p>5,937500</text:p>
          </table:table-cell>
          <table:table-cell office:value-type="string">
            <text:p>47,119564</text:p>
          </table:table-cell>
          <table:table-cell office:value-type="string">
            <text:p>7,321702</text:p>
          </table:table-cell>
          <table:table-cell office:value-type="string">
            <text:p>339,774200</text:p>
          </table:table-cell>
          <table:table-cell office:value-type="string">
            <text:p>8,349807</text:p>
          </table:table-cell>
          <table:table-cell office:value-type="string">
            <text:p>7166,153809</text:p>
          </table:table-cell>
          <table:table-cell office:value-type="string">
            <text:p>120,247452</text:p>
          </table:table-cell>
          <table:table-cell office:value-type="string">
            <text:p>26,056931</text:p>
          </table:table-cell>
          <table:table-cell office:value-type="string">
            <text:p>7,02388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4,214676</text:p>
          </table:table-cell>
          <table:table-cell office:value-type="string">
            <text:p>17,952250</text:p>
          </table:table-cell>
          <table:table-cell office:value-type="string">
            <text:p>78,821808</text:p>
          </table:table-cell>
          <table:table-cell office:value-type="string">
            <text:p>8,078083</text:p>
          </table:table-cell>
          <table:table-cell office:value-type="string">
            <text:p>61,676750</text:p>
          </table:table-cell>
          <table:table-cell office:value-type="string">
            <text:p>8,581442</text:p>
          </table:table-cell>
          <table:table-cell office:value-type="string">
            <text:p>86,447311</text:p>
          </table:table-cell>
          <table:table-cell office:value-type="string">
            <text:p>9,040627</text:p>
          </table:table-cell>
          <table:table-cell office:value-type="string">
            <text:p>109,329315</text:p>
          </table:table-cell>
          <table:table-cell office:value-type="string">
            <text:p>9,63562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0,224174</text:p>
          </table:table-cell>
          <table:table-cell office:value-type="string">
            <text:p>17,764174</text:p>
          </table:table-cell>
        </table:table-row>
        <table:table-row table:style-name="ro1">
          <table:table-cell office:value-type="string">
            <text:p>GPE62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736,719360</text:p>
          </table:table-cell>
          <table:table-cell office:value-type="string">
            <text:p>441,291992</text:p>
          </table:table-cell>
          <table:table-cell office:value-type="string">
            <text:p>7008,639648</text:p>
          </table:table-cell>
          <table:table-cell office:value-type="string">
            <text:p>231,102097</text:p>
          </table:table-cell>
          <table:table-cell office:value-type="string">
            <text:p>13802,295898</text:p>
          </table:table-cell>
          <table:table-cell office:value-type="string">
            <text:p>304,660614</text:p>
          </table:table-cell>
          <table:table-cell office:value-type="string">
            <text:p>69,419952</text:p>
          </table:table-cell>
          <table:table-cell office:value-type="string">
            <text:p>28,902796</text:p>
          </table:table-cell>
          <table:table-cell office:value-type="string">
            <text:p>2979,696045</text:p>
          </table:table-cell>
          <table:table-cell office:value-type="string">
            <text:p>61,614986</text:p>
          </table:table-cell>
          <table:table-cell office:value-type="string">
            <text:p>3495,390137</text:p>
          </table:table-cell>
          <table:table-cell office:value-type="string">
            <text:p>63,696121</text:p>
          </table:table-cell>
          <table:table-cell office:value-type="string">
            <text:p>5351,079102</text:p>
          </table:table-cell>
          <table:table-cell office:value-type="string">
            <text:p>73,260330</text:p>
          </table:table-cell>
          <table:table-cell office:value-type="string">
            <text:p>4254,429688</text:p>
          </table:table-cell>
          <table:table-cell office:value-type="string">
            <text:p>56,624432</text:p>
          </table:table-cell>
          <table:table-cell office:value-type="string">
            <text:p>439,457672</text:p>
          </table:table-cell>
          <table:table-cell office:value-type="string">
            <text:p>13,153369</text:p>
          </table:table-cell>
          <table:table-cell office:value-type="string">
            <text:p>35,916145</text:p>
          </table:table-cell>
          <table:table-cell office:value-type="string">
            <text:p>5,615043</text:p>
          </table:table-cell>
          <table:table-cell office:value-type="string">
            <text:p>33,363697</text:p>
          </table:table-cell>
          <table:table-cell office:value-type="string">
            <text:p>7,512682</text:p>
          </table:table-cell>
          <table:table-cell office:value-type="string">
            <text:p>59,697044</text:p>
          </table:table-cell>
          <table:table-cell office:value-type="string">
            <text:p>5,140802</text:p>
          </table:table-cell>
          <table:table-cell office:value-type="string">
            <text:p>3231,259277</text:p>
          </table:table-cell>
          <table:table-cell office:value-type="string">
            <text:p>55,807789</text:p>
          </table:table-cell>
          <table:table-cell office:value-type="string">
            <text:p>53,080997</text:p>
          </table:table-cell>
          <table:table-cell office:value-type="string">
            <text:p>8,0785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0,271229</text:p>
          </table:table-cell>
          <table:table-cell office:value-type="string">
            <text:p>18,282621</text:p>
          </table:table-cell>
          <table:table-cell office:value-type="string">
            <text:p>61,072269</text:p>
          </table:table-cell>
          <table:table-cell office:value-type="string">
            <text:p>9,274617</text:p>
          </table:table-cell>
          <table:table-cell office:value-type="string">
            <text:p>25,901821</text:p>
          </table:table-cell>
          <table:table-cell office:value-type="string">
            <text:p>9,785825</text:p>
          </table:table-cell>
          <table:table-cell office:value-type="string">
            <text:p>54,513798</text:p>
          </table:table-cell>
          <table:table-cell office:value-type="string">
            <text:p>10,312580</text:p>
          </table:table-cell>
          <table:table-cell office:value-type="string">
            <text:p>23,619154</text:p>
          </table:table-cell>
          <table:table-cell office:value-type="string">
            <text:p>10,70226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92,581238</text:p>
          </table:table-cell>
          <table:table-cell office:value-type="string">
            <text:p>20,499126</text:p>
          </table:table-cell>
        </table:table-row>
        <table:table-row table:style-name="ro1">
          <table:table-cell office:value-type="string">
            <text:p>GPE63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78,208984</text:p>
          </table:table-cell>
          <table:table-cell office:value-type="string">
            <text:p>429,349884</text:p>
          </table:table-cell>
          <table:table-cell office:value-type="string">
            <text:p>694,957825</text:p>
          </table:table-cell>
          <table:table-cell office:value-type="string">
            <text:p>141,370117</text:p>
          </table:table-cell>
          <table:table-cell office:value-type="string">
            <text:p>1127,058594</text:p>
          </table:table-cell>
          <table:table-cell office:value-type="string">
            <text:p>68,551056</text:p>
          </table:table-cell>
          <table:table-cell office:value-type="string">
            <text:p>13,300086</text:p>
          </table:table-cell>
          <table:table-cell office:value-type="string">
            <text:p>26,925817</text:p>
          </table:table-cell>
          <table:table-cell office:value-type="string">
            <text:p>790,723816</text:p>
          </table:table-cell>
          <table:table-cell office:value-type="string">
            <text:p>25,763851</text:p>
          </table:table-cell>
          <table:table-cell office:value-type="string">
            <text:p>4894,974609</text:p>
          </table:table-cell>
          <table:table-cell office:value-type="string">
            <text:p>86,373878</text:p>
          </table:table-cell>
          <table:table-cell office:value-type="string">
            <text:p>4195,582031</text:p>
          </table:table-cell>
          <table:table-cell office:value-type="string">
            <text:p>58,331993</text:p>
          </table:table-cell>
          <table:table-cell office:value-type="string">
            <text:p>2073,560791</text:p>
          </table:table-cell>
          <table:table-cell office:value-type="string">
            <text:p>30,363798</text:p>
          </table:table-cell>
          <table:table-cell office:value-type="string">
            <text:p>75,902435</text:p>
          </table:table-cell>
          <table:table-cell office:value-type="string">
            <text:p>5,7081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8,599422</text:p>
          </table:table-cell>
          <table:table-cell office:value-type="string">
            <text:p>7,536886</text:p>
          </table:table-cell>
          <table:table-cell office:value-type="string">
            <text:p>27,038984</text:p>
          </table:table-cell>
          <table:table-cell office:value-type="string">
            <text:p>4,949441</text:p>
          </table:table-cell>
          <table:table-cell office:value-type="string">
            <text:p>369,162903</text:p>
          </table:table-cell>
          <table:table-cell office:value-type="string">
            <text:p>12,062052</text:p>
          </table:table-cell>
          <table:table-cell office:value-type="string">
            <text:p>53,899345</text:p>
          </table:table-cell>
          <table:table-cell office:value-type="string">
            <text:p>8,15389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8,430046</text:p>
          </table:table-cell>
          <table:table-cell office:value-type="string">
            <text:p>18,425001</text:p>
          </table:table-cell>
          <table:table-cell office:value-type="string">
            <text:p>67,400551</text:p>
          </table:table-cell>
          <table:table-cell office:value-type="string">
            <text:p>9,650268</text:p>
          </table:table-cell>
          <table:table-cell office:value-type="string">
            <text:p>37,271584</text:p>
          </table:table-cell>
          <table:table-cell office:value-type="string">
            <text:p>10,398121</text:p>
          </table:table-cell>
          <table:table-cell office:value-type="string">
            <text:p>37,744244</text:p>
          </table:table-cell>
          <table:table-cell office:value-type="string">
            <text:p>10,646932</text:p>
          </table:table-cell>
          <table:table-cell office:value-type="string">
            <text:p>4,411142</text:p>
          </table:table-cell>
          <table:table-cell office:value-type="string">
            <text:p>11,084009</text:p>
          </table:table-cell>
          <table:table-cell office:value-type="string">
            <text:p>127,093506</text:p>
          </table:table-cell>
          <table:table-cell office:value-type="string">
            <text:p>43,09165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48,413593</text:p>
          </table:table-cell>
          <table:table-cell office:value-type="string">
            <text:p>21,158337</text:p>
          </table:table-cell>
        </table:table-row>
        <table:table-row table:style-name="ro1">
          <table:table-cell office:value-type="string">
            <text:p>GPE64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97,031250</text:p>
          </table:table-cell>
          <table:table-cell office:value-type="string">
            <text:p>642,538208</text:p>
          </table:table-cell>
          <table:table-cell office:value-type="string">
            <text:p>16248,956055</text:p>
          </table:table-cell>
          <table:table-cell office:value-type="string">
            <text:p>409,336243</text:p>
          </table:table-cell>
          <table:table-cell office:value-type="string">
            <text:p>32862,566406</text:p>
          </table:table-cell>
          <table:table-cell office:value-type="string">
            <text:p>696,017761</text:p>
          </table:table-cell>
          <table:table-cell office:value-type="string">
            <text:p>76,556587</text:p>
          </table:table-cell>
          <table:table-cell office:value-type="string">
            <text:p>49,654583</text:p>
          </table:table-cell>
          <table:table-cell office:value-type="string">
            <text:p>6052,322754</text:p>
          </table:table-cell>
          <table:table-cell office:value-type="string">
            <text:p>118,014893</text:p>
          </table:table-cell>
          <table:table-cell office:value-type="string">
            <text:p>13605,444336</text:p>
          </table:table-cell>
          <table:table-cell office:value-type="string">
            <text:p>226,569748</text:p>
          </table:table-cell>
          <table:table-cell office:value-type="string">
            <text:p>13573,558594</text:p>
          </table:table-cell>
          <table:table-cell office:value-type="string">
            <text:p>181,973358</text:p>
          </table:table-cell>
          <table:table-cell office:value-type="string">
            <text:p>59296,453125</text:p>
          </table:table-cell>
          <table:table-cell office:value-type="string">
            <text:p>742,491943</text:p>
          </table:table-cell>
          <table:table-cell office:value-type="string">
            <text:p>2169,373291</text:p>
          </table:table-cell>
          <table:table-cell office:value-type="string">
            <text:p>57,390976</text:p>
          </table:table-cell>
          <table:table-cell office:value-type="string">
            <text:p>42,569561</text:p>
          </table:table-cell>
          <table:table-cell office:value-type="string">
            <text:p>7,251060</text:p>
          </table:table-cell>
          <table:table-cell office:value-type="string">
            <text:p>47,481556</text:p>
          </table:table-cell>
          <table:table-cell office:value-type="string">
            <text:p>8,092768</text:p>
          </table:table-cell>
          <table:table-cell office:value-type="string">
            <text:p>215,502731</text:p>
          </table:table-cell>
          <table:table-cell office:value-type="string">
            <text:p>7,374899</text:p>
          </table:table-cell>
          <table:table-cell office:value-type="string">
            <text:p>9576,782227</text:p>
          </table:table-cell>
          <table:table-cell office:value-type="string">
            <text:p>160,116257</text:p>
          </table:table-cell>
          <table:table-cell office:value-type="string">
            <text:p>66,472137</text:p>
          </table:table-cell>
          <table:table-cell office:value-type="string">
            <text:p>9,451219</text:p>
          </table:table-cell>
          <table:table-cell office:value-type="string">
            <text:p>38,590431</text:p>
          </table:table-cell>
          <table:table-cell office:value-type="string">
            <text:p>15,752913</text:p>
          </table:table-cell>
          <table:table-cell office:value-type="string">
            <text:p>346,493134</text:p>
          </table:table-cell>
          <table:table-cell office:value-type="string">
            <text:p>19,853039</text:p>
          </table:table-cell>
          <table:table-cell office:value-type="string">
            <text:p>100,363976</text:p>
          </table:table-cell>
          <table:table-cell office:value-type="string">
            <text:p>11,276896</text:p>
          </table:table-cell>
          <table:table-cell office:value-type="string">
            <text:p>86,685410</text:p>
          </table:table-cell>
          <table:table-cell office:value-type="string">
            <text:p>12,225631</text:p>
          </table:table-cell>
          <table:table-cell office:value-type="string">
            <text:p>429,178314</text:p>
          </table:table-cell>
          <table:table-cell office:value-type="string">
            <text:p>14,778294</text:p>
          </table:table-cell>
          <table:table-cell office:value-type="string">
            <text:p>135,684479</text:p>
          </table:table-cell>
          <table:table-cell office:value-type="string">
            <text:p>13,482711</text:p>
          </table:table-cell>
          <table:table-cell office:value-type="string">
            <text:p>88,563583</text:p>
          </table:table-cell>
          <table:table-cell office:value-type="string">
            <text:p>57,83706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79,208405</text:p>
          </table:table-cell>
          <table:table-cell office:value-type="string">
            <text:p>25,096672</text:p>
          </table:table-cell>
        </table:table-row>
        <table:table-row table:style-name="ro1">
          <table:table-cell office:value-type="string">
            <text:p>GPE64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50,428772</text:p>
          </table:table-cell>
          <table:table-cell office:value-type="string">
            <text:p>421,600006</text:p>
          </table:table-cell>
          <table:table-cell office:value-type="string">
            <text:p>2814,806885</text:p>
          </table:table-cell>
          <table:table-cell office:value-type="string">
            <text:p>160,432373</text:p>
          </table:table-cell>
          <table:table-cell office:value-type="string">
            <text:p>4644,700195</text:p>
          </table:table-cell>
          <table:table-cell office:value-type="string">
            <text:p>123,390915</text:p>
          </table:table-cell>
          <table:table-cell office:value-type="string">
            <text:p>59,101032</text:p>
          </table:table-cell>
          <table:table-cell office:value-type="string">
            <text:p>25,679749</text:p>
          </table:table-cell>
          <table:table-cell office:value-type="string">
            <text:p>1473,473999</text:p>
          </table:table-cell>
          <table:table-cell office:value-type="string">
            <text:p>35,853943</text:p>
          </table:table-cell>
          <table:table-cell office:value-type="string">
            <text:p>5412,842773</text:p>
          </table:table-cell>
          <table:table-cell office:value-type="string">
            <text:p>93,993210</text:p>
          </table:table-cell>
          <table:table-cell office:value-type="string">
            <text:p>5584,366699</text:p>
          </table:table-cell>
          <table:table-cell office:value-type="string">
            <text:p>76,188057</text:p>
          </table:table-cell>
          <table:table-cell office:value-type="string">
            <text:p>2330,237305</text:p>
          </table:table-cell>
          <table:table-cell office:value-type="string">
            <text:p>33,351639</text:p>
          </table:table-cell>
          <table:table-cell office:value-type="string">
            <text:p>177,731049</text:p>
          </table:table-cell>
          <table:table-cell office:value-type="string">
            <text:p>7,221174</text:p>
          </table:table-cell>
          <table:table-cell office:value-type="string">
            <text:p>18,285168</text:p>
          </table:table-cell>
          <table:table-cell office:value-type="string">
            <text:p>5,037557</text:p>
          </table:table-cell>
          <table:table-cell office:value-type="string">
            <text:p>27,356237</text:p>
          </table:table-cell>
          <table:table-cell office:value-type="string">
            <text:p>7,342864</text:p>
          </table:table-cell>
          <table:table-cell office:value-type="string">
            <text:p>35,639618</text:p>
          </table:table-cell>
          <table:table-cell office:value-type="string">
            <text:p>4,729403</text:p>
          </table:table-cell>
          <table:table-cell office:value-type="string">
            <text:p>1110,819824</text:p>
          </table:table-cell>
          <table:table-cell office:value-type="string">
            <text:p>21,932613</text:p>
          </table:table-cell>
          <table:table-cell office:value-type="string">
            <text:p>60,602314</text:p>
          </table:table-cell>
          <table:table-cell office:value-type="string">
            <text:p>7,749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55,403244</text:p>
          </table:table-cell>
          <table:table-cell office:value-type="string">
            <text:p>18,737738</text:p>
          </table:table-cell>
          <table:table-cell office:value-type="string">
            <text:p>93,179276</text:p>
          </table:table-cell>
          <table:table-cell office:value-type="string">
            <text:p>9,125351</text:p>
          </table:table-cell>
          <table:table-cell office:value-type="string">
            <text:p>43,593346</text:p>
          </table:table-cell>
          <table:table-cell office:value-type="string">
            <text:p>9,788877</text:p>
          </table:table-cell>
          <table:table-cell office:value-type="string">
            <text:p>45,692436</text:p>
          </table:table-cell>
          <table:table-cell office:value-type="string">
            <text:p>10,031024</text:p>
          </table:table-cell>
          <table:table-cell office:value-type="string">
            <text:p>14,672575</text:p>
          </table:table-cell>
          <table:table-cell office:value-type="string">
            <text:p>10,484126</text:p>
          </table:table-cell>
          <table:table-cell office:value-type="string">
            <text:p>32,579376</text:p>
          </table:table-cell>
          <table:table-cell office:value-type="string">
            <text:p>41,23585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87,450401</text:p>
          </table:table-cell>
          <table:table-cell office:value-type="string">
            <text:p>19,926016</text:p>
          </table:table-cell>
        </table:table-row>
        <table:table-row table:style-name="ro1">
          <table:table-cell office:value-type="string">
            <text:p>GPE649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43,284485</text:p>
          </table:table-cell>
          <table:table-cell office:value-type="string">
            <text:p>379,639313</text:p>
          </table:table-cell>
          <table:table-cell office:value-type="string">
            <text:p>575,260254</text:p>
          </table:table-cell>
          <table:table-cell office:value-type="string">
            <text:p>118,187721</text:p>
          </table:table-cell>
          <table:table-cell office:value-type="string">
            <text:p>235,771774</text:p>
          </table:table-cell>
          <table:table-cell office:value-type="string">
            <text:p>49,029972</text:p>
          </table:table-cell>
          <table:table-cell office:value-type="string">
            <text:p>29,844093</text:p>
          </table:table-cell>
          <table:table-cell office:value-type="string">
            <text:p>18,175335</text:p>
          </table:table-cell>
          <table:table-cell office:value-type="string">
            <text:p>18,217556</text:p>
          </table:table-cell>
          <table:table-cell office:value-type="string">
            <text:p>11,467404</text:p>
          </table:table-cell>
          <table:table-cell office:value-type="string">
            <text:p>7,561536</text:p>
          </table:table-cell>
          <table:table-cell office:value-type="string">
            <text:p>9,242684</text:p>
          </table:table-cell>
          <table:table-cell office:value-type="string">
            <text:p>8,166390</text:p>
          </table:table-cell>
          <table:table-cell office:value-type="string">
            <text:p>7,731244</text:p>
          </table:table-cell>
          <table:table-cell office:value-type="string">
            <text:p>13,140489</text:p>
          </table:table-cell>
          <table:table-cell office:value-type="string">
            <text:p>9,360047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9,730510</text:p>
          </table:table-cell>
          <table:table-cell office:value-type="string">
            <text:p>7,17401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172515</text:p>
          </table:table-cell>
          <table:table-cell office:value-type="string">
            <text:p>7,8251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,736298</text:p>
          </table:table-cell>
          <table:table-cell office:value-type="string">
            <text:p>17,953369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2,919338</text:p>
          </table:table-cell>
          <table:table-cell office:value-type="string">
            <text:p>30,195423</text:p>
          </table:table-cell>
          <table:table-cell table:number-columns-repeated="2"/>
        </table:table-row>
        <table:table-row table:style-name="ro1">
          <table:table-cell office:value-type="string">
            <text:p>GPE75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67,960388</text:p>
          </table:table-cell>
          <table:table-cell office:value-type="string">
            <text:p>405,957977</text:p>
          </table:table-cell>
          <table:table-cell office:value-type="string">
            <text:p>707,492249</text:p>
          </table:table-cell>
          <table:table-cell office:value-type="string">
            <text:p>129,218521</text:p>
          </table:table-cell>
          <table:table-cell office:value-type="string">
            <text:p>504,554077</text:p>
          </table:table-cell>
          <table:table-cell office:value-type="string">
            <text:p>56,357979</text:p>
          </table:table-cell>
          <table:table-cell office:value-type="string">
            <text:p>15,895225</text:p>
          </table:table-cell>
          <table:table-cell office:value-type="string">
            <text:p>21,736506</text:p>
          </table:table-cell>
          <table:table-cell office:value-type="string">
            <text:p>220,452896</text:p>
          </table:table-cell>
          <table:table-cell office:value-type="string">
            <text:p>16,251345</text:p>
          </table:table-cell>
          <table:table-cell office:value-type="string">
            <text:p>585,178955</text:p>
          </table:table-cell>
          <table:table-cell office:value-type="string">
            <text:p>18,549164</text:p>
          </table:table-cell>
          <table:table-cell office:value-type="string">
            <text:p>444,269501</text:p>
          </table:table-cell>
          <table:table-cell office:value-type="string">
            <text:p>11,856694</text:p>
          </table:table-cell>
          <table:table-cell office:value-type="string">
            <text:p>259,454956</text:p>
          </table:table-cell>
          <table:table-cell office:value-type="string">
            <text:p>11,152885</text:p>
          </table:table-cell>
          <table:table-cell office:value-type="string">
            <text:p>30,788050</text:p>
          </table:table-cell>
          <table:table-cell office:value-type="string">
            <text:p>5,033341</text:p>
          </table:table-cell>
          <table:table-cell office:value-type="string">
            <text:p>0,061606</text:p>
          </table:table-cell>
          <table:table-cell office:value-type="string">
            <text:p>4,959262</text:p>
          </table:table-cell>
          <table:table-cell office:value-type="string">
            <text:p>21,805676</text:p>
          </table:table-cell>
          <table:table-cell office:value-type="string">
            <text:p>7,362443</text:p>
          </table:table-cell>
          <table:table-cell office:value-type="string">
            <text:p>17,576464</text:p>
          </table:table-cell>
          <table:table-cell office:value-type="string">
            <text:p>4,687158</text:p>
          </table:table-cell>
          <table:table-cell office:value-type="string">
            <text:p>146,081284</text:p>
          </table:table-cell>
          <table:table-cell office:value-type="string">
            <text:p>9,729038</text:p>
          </table:table-cell>
          <table:table-cell office:value-type="string">
            <text:p>46,943394</text:p>
          </table:table-cell>
          <table:table-cell office:value-type="string">
            <text:p>7,8282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,920093</text:p>
          </table:table-cell>
          <table:table-cell office:value-type="string">
            <text:p>18,096781</text:p>
          </table:table-cell>
          <table:table-cell office:value-type="string">
            <text:p>33,310177</text:p>
          </table:table-cell>
          <table:table-cell office:value-type="string">
            <text:p>8,855405</text:p>
          </table:table-cell>
          <table:table-cell office:value-type="string">
            <text:p>23,536135</text:p>
          </table:table-cell>
          <table:table-cell office:value-type="string">
            <text:p>9,639486</text:p>
          </table:table-cell>
          <table:table-cell office:value-type="string">
            <text:p>19,114235</text:p>
          </table:table-cell>
          <table:table-cell office:value-type="string">
            <text:p>9,868314</text:p>
          </table:table-cell>
          <table:table-cell office:value-type="string">
            <text:p>7,286760</text:p>
          </table:table-cell>
          <table:table-cell office:value-type="string">
            <text:p>10,358735</text:p>
          </table:table-cell>
          <table:table-cell office:value-type="string">
            <text:p>71,187355</text:p>
          </table:table-cell>
          <table:table-cell office:value-type="string">
            <text:p>33,87410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0,365757</text:p>
          </table:table-cell>
          <table:table-cell office:value-type="string">
            <text:p>19,649748</text:p>
          </table:table-cell>
        </table:table-row>
        <table:table-row table:style-name="ro1">
          <table:table-cell office:value-type="string">
            <text:p>GPE75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8,457489</text:p>
          </table:table-cell>
          <table:table-cell office:value-type="string">
            <text:p>438,336151</text:p>
          </table:table-cell>
          <table:table-cell office:value-type="string">
            <text:p>1981,984497</text:p>
          </table:table-cell>
          <table:table-cell office:value-type="string">
            <text:p>158,696991</text:p>
          </table:table-cell>
          <table:table-cell office:value-type="string">
            <text:p>4117,988281</text:p>
          </table:table-cell>
          <table:table-cell office:value-type="string">
            <text:p>116,918694</text:p>
          </table:table-cell>
          <table:table-cell office:value-type="string">
            <text:p>23,680639</text:p>
          </table:table-cell>
          <table:table-cell office:value-type="string">
            <text:p>29,847681</text:p>
          </table:table-cell>
          <table:table-cell office:value-type="string">
            <text:p>2863,021973</text:p>
          </table:table-cell>
          <table:table-cell office:value-type="string">
            <text:p>60,118004</text:p>
          </table:table-cell>
          <table:table-cell office:value-type="string">
            <text:p>6261,792480</text:p>
          </table:table-cell>
          <table:table-cell office:value-type="string">
            <text:p>108,075928</text:p>
          </table:table-cell>
          <table:table-cell office:value-type="string">
            <text:p>9947,675781</text:p>
          </table:table-cell>
          <table:table-cell office:value-type="string">
            <text:p>132,858185</text:p>
          </table:table-cell>
          <table:table-cell office:value-type="string">
            <text:p>3063,403320</text:p>
          </table:table-cell>
          <table:table-cell office:value-type="string">
            <text:p>42,338039</text:p>
          </table:table-cell>
          <table:table-cell office:value-type="string">
            <text:p>189,426086</text:p>
          </table:table-cell>
          <table:table-cell office:value-type="string">
            <text:p>7,590218</text:p>
          </table:table-cell>
          <table:table-cell office:value-type="string">
            <text:p>24,919519</text:p>
          </table:table-cell>
          <table:table-cell office:value-type="string">
            <text:p>5,441005</text:p>
          </table:table-cell>
          <table:table-cell office:value-type="string">
            <text:p>27,985470</text:p>
          </table:table-cell>
          <table:table-cell office:value-type="string">
            <text:p>7,535284</text:p>
          </table:table-cell>
          <table:table-cell office:value-type="string">
            <text:p>42,008198</text:p>
          </table:table-cell>
          <table:table-cell office:value-type="string">
            <text:p>5,031916</text:p>
          </table:table-cell>
          <table:table-cell office:value-type="string">
            <text:p>1158,488525</text:p>
          </table:table-cell>
          <table:table-cell office:value-type="string">
            <text:p>22,902639</text:p>
          </table:table-cell>
          <table:table-cell office:value-type="string">
            <text:p>54,159733</text:p>
          </table:table-cell>
          <table:table-cell office:value-type="string">
            <text:p>8,2098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4,266556</text:p>
          </table:table-cell>
          <table:table-cell office:value-type="string">
            <text:p>18,578236</text:p>
          </table:table-cell>
          <table:table-cell office:value-type="string">
            <text:p>93,992340</text:p>
          </table:table-cell>
          <table:table-cell office:value-type="string">
            <text:p>9,889936</text:p>
          </table:table-cell>
          <table:table-cell office:value-type="string">
            <text:p>51,876060</text:p>
          </table:table-cell>
          <table:table-cell office:value-type="string">
            <text:p>10,607519</text:p>
          </table:table-cell>
          <table:table-cell office:value-type="string">
            <text:p>38,101040</text:p>
          </table:table-cell>
          <table:table-cell office:value-type="string">
            <text:p>11,054341</text:p>
          </table:table-cell>
          <table:table-cell office:value-type="string">
            <text:p>14,545600</text:p>
          </table:table-cell>
          <table:table-cell office:value-type="string">
            <text:p>11,28251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121,375626</text:p>
          </table:table-cell>
          <table:table-cell office:value-type="string">
            <text:p>21,683716</text:p>
          </table:table-cell>
        </table:table-row>
        <table:table-row table:style-name="ro1">
          <table:table-cell office:value-type="string">
            <text:p>GPE75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63,781738</text:p>
          </table:table-cell>
          <table:table-cell office:value-type="string">
            <text:p>389,702789</text:p>
          </table:table-cell>
          <table:table-cell office:value-type="string">
            <text:p>260,433136</text:p>
          </table:table-cell>
          <table:table-cell office:value-type="string">
            <text:p>118,820885</text:p>
          </table:table-cell>
          <table:table-cell office:value-type="string">
            <text:p>11,786553</text:p>
          </table:table-cell>
          <table:table-cell office:value-type="string">
            <text:p>49,1856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,462731</text:p>
          </table:table-cell>
          <table:table-cell office:value-type="string">
            <text:p>12,2832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,710234</text:p>
          </table:table-cell>
          <table:table-cell office:value-type="string">
            <text:p>9,4441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23,848366</text:p>
          </table:table-cell>
          <table:table-cell office:value-type="string">
            <text:p>7,381733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0,850737</text:p>
          </table:table-cell>
          <table:table-cell office:value-type="string">
            <text:p>18,141716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13,518422</text:p>
          </table:table-cell>
          <table:table-cell office:value-type="string">
            <text:p>30,16796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PE75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132,441650</text:p>
          </table:table-cell>
          <table:table-cell office:value-type="string">
            <text:p>481,293762</text:p>
          </table:table-cell>
          <table:table-cell office:value-type="string">
            <text:p>3339,342773</text:p>
          </table:table-cell>
          <table:table-cell office:value-type="string">
            <text:p>178,685959</text:p>
          </table:table-cell>
          <table:table-cell office:value-type="string">
            <text:p>7672,663086</text:p>
          </table:table-cell>
          <table:table-cell office:value-type="string">
            <text:p>184,632492</text:p>
          </table:table-cell>
          <table:table-cell office:value-type="string">
            <text:p>24,005032</text:p>
          </table:table-cell>
          <table:table-cell office:value-type="string">
            <text:p>32,766987</text:p>
          </table:table-cell>
          <table:table-cell office:value-type="string">
            <text:p>2847,055664</text:p>
          </table:table-cell>
          <table:table-cell office:value-type="string">
            <text:p>60,194126</text:p>
          </table:table-cell>
          <table:table-cell office:value-type="string">
            <text:p>4957,987793</text:p>
          </table:table-cell>
          <table:table-cell office:value-type="string">
            <text:p>87,417763</text:p>
          </table:table-cell>
          <table:table-cell office:value-type="string">
            <text:p>6349,558594</text:p>
          </table:table-cell>
          <table:table-cell office:value-type="string">
            <text:p>86,302086</text:p>
          </table:table-cell>
          <table:table-cell office:value-type="string">
            <text:p>9867,863281</text:p>
          </table:table-cell>
          <table:table-cell office:value-type="string">
            <text:p>126,095398</text:p>
          </table:table-cell>
          <table:table-cell office:value-type="string">
            <text:p>285,828003</text:p>
          </table:table-cell>
          <table:table-cell office:value-type="string">
            <text:p>9,849674</text:p>
          </table:table-cell>
          <table:table-cell office:value-type="string">
            <text:p>25,011929</text:p>
          </table:table-cell>
          <table:table-cell office:value-type="string">
            <text:p>5,993767</text:p>
          </table:table-cell>
          <table:table-cell office:value-type="string">
            <text:p>18,211567</text:p>
          </table:table-cell>
          <table:table-cell office:value-type="string">
            <text:p>7,773563</text:p>
          </table:table-cell>
          <table:table-cell office:value-type="string">
            <text:p>61,135525</text:p>
          </table:table-cell>
          <table:table-cell office:value-type="string">
            <text:p>5,629644</text:p>
          </table:table-cell>
          <table:table-cell office:value-type="string">
            <text:p>1969,860229</text:p>
          </table:table-cell>
          <table:table-cell office:value-type="string">
            <text:p>35,656490</text:p>
          </table:table-cell>
          <table:table-cell office:value-type="string">
            <text:p>61,450462</text:p>
          </table:table-cell>
          <table:table-cell office:value-type="string">
            <text:p>9,0357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3,437851</text:p>
          </table:table-cell>
          <table:table-cell office:value-type="string">
            <text:p>18,962713</text:p>
          </table:table-cell>
          <table:table-cell office:value-type="string">
            <text:p>59,251804</text:p>
          </table:table-cell>
          <table:table-cell office:value-type="string">
            <text:p>10,567579</text:p>
          </table:table-cell>
          <table:table-cell office:value-type="string">
            <text:p>44,972126</text:p>
          </table:table-cell>
          <table:table-cell office:value-type="string">
            <text:p>11,466061</text:p>
          </table:table-cell>
          <table:table-cell office:value-type="string">
            <text:p>87,645142</text:p>
          </table:table-cell>
          <table:table-cell office:value-type="string">
            <text:p>11,868579</text:p>
          </table:table-cell>
          <table:table-cell office:value-type="string">
            <text:p>17,253708</text:p>
          </table:table-cell>
          <table:table-cell office:value-type="string">
            <text:p>12,260667</text:p>
          </table:table-cell>
          <table:table-cell office:value-type="string">
            <text:p>36,686733</text:p>
          </table:table-cell>
          <table:table-cell office:value-type="string">
            <text:p>44,00563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7,354393</text:p>
          </table:table-cell>
          <table:table-cell office:value-type="string">
            <text:p>23,388857</text:p>
          </table:table-cell>
        </table:table-row>
        <table:table-row table:style-name="ro1">
          <table:table-cell office:value-type="string">
            <text:p>GPE790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55,226196</text:p>
          </table:table-cell>
          <table:table-cell office:value-type="string">
            <text:p>424,633942</text:p>
          </table:table-cell>
          <table:table-cell office:value-type="string">
            <text:p>3865,362549</text:p>
          </table:table-cell>
          <table:table-cell office:value-type="string">
            <text:p>173,913910</text:p>
          </table:table-cell>
          <table:table-cell office:value-type="string">
            <text:p>6705,745117</text:p>
          </table:table-cell>
          <table:table-cell office:value-type="string">
            <text:p>162,877121</text:p>
          </table:table-cell>
          <table:table-cell office:value-type="string">
            <text:p>101,534798</text:p>
          </table:table-cell>
          <table:table-cell office:value-type="string">
            <text:p>26,674128</text:p>
          </table:table-cell>
          <table:table-cell office:value-type="string">
            <text:p>2569,493896</text:p>
          </table:table-cell>
          <table:table-cell office:value-type="string">
            <text:p>54,230061</text:p>
          </table:table-cell>
          <table:table-cell office:value-type="string">
            <text:p>2241,155273</text:p>
          </table:table-cell>
          <table:table-cell office:value-type="string">
            <text:p>43,619980</text:p>
          </table:table-cell>
          <table:table-cell office:value-type="string">
            <text:p>5046,984863</text:p>
          </table:table-cell>
          <table:table-cell office:value-type="string">
            <text:p>69,264954</text:p>
          </table:table-cell>
          <table:table-cell office:value-type="string">
            <text:p>2903,242188</text:p>
          </table:table-cell>
          <table:table-cell office:value-type="string">
            <text:p>40,171463</text:p>
          </table:table-cell>
          <table:table-cell office:value-type="string">
            <text:p>302,289703</text:p>
          </table:table-cell>
          <table:table-cell office:value-type="string">
            <text:p>9,884665</text:p>
          </table:table-cell>
          <table:table-cell office:value-type="string">
            <text:p>19,775442</text:p>
          </table:table-cell>
          <table:table-cell office:value-type="string">
            <text:p>5,157161</text:p>
          </table:table-cell>
          <table:table-cell office:value-type="string">
            <text:p>35,639107</text:p>
          </table:table-cell>
          <table:table-cell office:value-type="string">
            <text:p>7,436261</text:p>
          </table:table-cell>
          <table:table-cell office:value-type="string">
            <text:p>81,948578</text:p>
          </table:table-cell>
          <table:table-cell office:value-type="string">
            <text:p>5,187593</text:p>
          </table:table-cell>
          <table:table-cell office:value-type="string">
            <text:p>1724,372192</text:p>
          </table:table-cell>
          <table:table-cell office:value-type="string">
            <text:p>31,511003</text:p>
          </table:table-cell>
          <table:table-cell office:value-type="string">
            <text:p>46,627213</text:p>
          </table:table-cell>
          <table:table-cell office:value-type="string">
            <text:p>7,86484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,867699</text:p>
          </table:table-cell>
          <table:table-cell office:value-type="string">
            <text:p>18,253075</text:p>
          </table:table-cell>
          <table:table-cell office:value-type="string">
            <text:p>86,103668</text:p>
          </table:table-cell>
          <table:table-cell office:value-type="string">
            <text:p>9,294692</text:p>
          </table:table-cell>
          <table:table-cell office:value-type="string">
            <text:p>34,133434</text:p>
          </table:table-cell>
          <table:table-cell office:value-type="string">
            <text:p>9,985456</text:p>
          </table:table-cell>
          <table:table-cell office:value-type="string">
            <text:p>40,777035</text:p>
          </table:table-cell>
          <table:table-cell office:value-type="string">
            <text:p>10,472160</text:p>
          </table:table-cell>
          <table:table-cell office:value-type="string">
            <text:p>11,195367</text:p>
          </table:table-cell>
          <table:table-cell office:value-type="string">
            <text:p>10,91825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64,177292</text:p>
          </table:table-cell>
          <table:table-cell office:value-type="string">
            <text:p>20,301668</text:p>
          </table:table-cell>
        </table:table-row>
        <table:table-row table:style-name="ro1">
          <table:table-cell office:value-type="string">
            <text:p>GPE791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65,772034</text:p>
          </table:table-cell>
          <table:table-cell office:value-type="string">
            <text:p>427,381104</text:p>
          </table:table-cell>
          <table:table-cell office:value-type="string">
            <text:p>11018,325195</text:p>
          </table:table-cell>
          <table:table-cell office:value-type="string">
            <text:p>309,390869</text:p>
          </table:table-cell>
          <table:table-cell office:value-type="string">
            <text:p>19599,148438</text:p>
          </table:table-cell>
          <table:table-cell office:value-type="string">
            <text:p>422,201843</text:p>
          </table:table-cell>
          <table:table-cell office:value-type="string">
            <text:p>206,313522</text:p>
          </table:table-cell>
          <table:table-cell office:value-type="string">
            <text:p>30,758469</text:p>
          </table:table-cell>
          <table:table-cell office:value-type="string">
            <text:p>2299,301025</text:p>
          </table:table-cell>
          <table:table-cell office:value-type="string">
            <text:p>50,161949</text:p>
          </table:table-cell>
          <table:table-cell office:value-type="string">
            <text:p>3679,807617</text:p>
          </table:table-cell>
          <table:table-cell office:value-type="string">
            <text:p>66,473213</text:p>
          </table:table-cell>
          <table:table-cell office:value-type="string">
            <text:p>7285,474609</text:p>
          </table:table-cell>
          <table:table-cell office:value-type="string">
            <text:p>98,300934</text:p>
          </table:table-cell>
          <table:table-cell office:value-type="string">
            <text:p>7344,226563</text:p>
          </table:table-cell>
          <table:table-cell office:value-type="string">
            <text:p>94,715080</text:p>
          </table:table-cell>
          <table:table-cell office:value-type="string">
            <text:p>938,161865</text:p>
          </table:table-cell>
          <table:table-cell office:value-type="string">
            <text:p>25,581234</text:p>
          </table:table-cell>
          <table:table-cell office:value-type="string">
            <text:p>15,771068</text:p>
          </table:table-cell>
          <table:table-cell office:value-type="string">
            <text:p>5,429204</text:p>
          </table:table-cell>
          <table:table-cell office:value-type="string">
            <text:p>42,310177</text:p>
          </table:table-cell>
          <table:table-cell office:value-type="string">
            <text:p>7,451543</text:p>
          </table:table-cell>
          <table:table-cell office:value-type="string">
            <text:p>223,953812</text:p>
          </table:table-cell>
          <table:table-cell office:value-type="string">
            <text:p>6,715535</text:p>
          </table:table-cell>
          <table:table-cell office:value-type="string">
            <text:p>5082,629883</text:p>
          </table:table-cell>
          <table:table-cell office:value-type="string">
            <text:p>86,004150</text:p>
          </table:table-cell>
          <table:table-cell office:value-type="string">
            <text:p>40,061832</text:p>
          </table:table-cell>
          <table:table-cell office:value-type="string">
            <text:p>7,50359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32,888138</text:p>
          </table:table-cell>
          <table:table-cell office:value-type="string">
            <text:p>18,265652</text:p>
          </table:table-cell>
          <table:table-cell office:value-type="string">
            <text:p>78,431702</text:p>
          </table:table-cell>
          <table:table-cell office:value-type="string">
            <text:p>8,764450</text:p>
          </table:table-cell>
          <table:table-cell office:value-type="string">
            <text:p>39,709686</text:p>
          </table:table-cell>
          <table:table-cell office:value-type="string">
            <text:p>9,412996</text:p>
          </table:table-cell>
          <table:table-cell office:value-type="string">
            <text:p>64,325775</text:p>
          </table:table-cell>
          <table:table-cell office:value-type="string">
            <text:p>9,923583</text:p>
          </table:table-cell>
          <table:table-cell office:value-type="string">
            <text:p>71,667091</text:p>
          </table:table-cell>
          <table:table-cell office:value-type="string">
            <text:p>10,44711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77,354393</text:p>
          </table:table-cell>
          <table:table-cell office:value-type="string">
            <text:p>19,204943</text:p>
          </table:table-cell>
        </table:table-row>
        <table:table-row table:style-name="ro1">
          <table:table-cell office:value-type="string">
            <text:p>GPE792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874,816528</text:p>
          </table:table-cell>
          <table:table-cell office:value-type="string">
            <text:p>487,211639</text:p>
          </table:table-cell>
          <table:table-cell office:value-type="string">
            <text:p>3776,377197</text:p>
          </table:table-cell>
          <table:table-cell office:value-type="string">
            <text:p>192,347809</text:p>
          </table:table-cell>
          <table:table-cell office:value-type="string">
            <text:p>6705,141113</text:p>
          </table:table-cell>
          <table:table-cell office:value-type="string">
            <text:p>166,927795</text:p>
          </table:table-cell>
          <table:table-cell office:value-type="string">
            <text:p>4,536762</text:p>
          </table:table-cell>
          <table:table-cell office:value-type="string">
            <text:p>32,729618</text:p>
          </table:table-cell>
          <table:table-cell office:value-type="string">
            <text:p>2370,313721</text:p>
          </table:table-cell>
          <table:table-cell office:value-type="string">
            <text:p>52,603119</text:p>
          </table:table-cell>
          <table:table-cell office:value-type="string">
            <text:p>3041,327393</text:p>
          </table:table-cell>
          <table:table-cell office:value-type="string">
            <text:p>57,504566</text:p>
          </table:table-cell>
          <table:table-cell office:value-type="string">
            <text:p>7176,875488</text:p>
          </table:table-cell>
          <table:table-cell office:value-type="string">
            <text:p>97,046173</text:p>
          </table:table-cell>
          <table:table-cell office:value-type="string">
            <text:p>3565,458984</text:p>
          </table:table-cell>
          <table:table-cell office:value-type="string">
            <text:p>48,512680</text:p>
          </table:table-cell>
          <table:table-cell office:value-type="string">
            <text:p>304,767303</text:p>
          </table:table-cell>
          <table:table-cell office:value-type="string">
            <text:p>10,676442</text:p>
          </table:table-cell>
          <table:table-cell office:value-type="string">
            <text:p>9,723567</text:p>
          </table:table-cell>
          <table:table-cell office:value-type="string">
            <text:p>6,618180</text:p>
          </table:table-cell>
          <table:table-cell office:value-type="string">
            <text:p>34,115166</text:p>
          </table:table-cell>
          <table:table-cell office:value-type="string">
            <text:p>8,222190</text:p>
          </table:table-cell>
          <table:table-cell office:value-type="string">
            <text:p>77,507355</text:p>
          </table:table-cell>
          <table:table-cell office:value-type="string">
            <text:p>6,328427</text:p>
          </table:table-cell>
          <table:table-cell office:value-type="string">
            <text:p>1652,096680</text:p>
          </table:table-cell>
          <table:table-cell office:value-type="string">
            <text:p>31,043116</text:p>
          </table:table-cell>
          <table:table-cell office:value-type="string">
            <text:p>74,299164</text:p>
          </table:table-cell>
          <table:table-cell office:value-type="string">
            <text:p>10,0278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9,106148</text:p>
          </table:table-cell>
          <table:table-cell office:value-type="string">
            <text:p>19,333218</text:p>
          </table:table-cell>
          <table:table-cell office:value-type="string">
            <text:p>114,591484</text:p>
          </table:table-cell>
          <table:table-cell office:value-type="string">
            <text:p>11,786536</text:p>
          </table:table-cell>
          <table:table-cell office:value-type="string">
            <text:p>37,039845</text:p>
          </table:table-cell>
          <table:table-cell office:value-type="string">
            <text:p>12,578403</text:p>
          </table:table-cell>
          <table:table-cell office:value-type="string">
            <text:p>59,065109</text:p>
          </table:table-cell>
          <table:table-cell office:value-type="string">
            <text:p>13,023038</text:p>
          </table:table-cell>
          <table:table-cell office:value-type="string">
            <text:p>28,530996</text:p>
          </table:table-cell>
          <table:table-cell office:value-type="string">
            <text:p>13,56517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5,854370</text:p>
          </table:table-cell>
          <table:table-cell office:value-type="string">
            <text:p>25,712008</text:p>
          </table:table-cell>
        </table:table-row>
        <table:table-row table:style-name="ro1">
          <table:table-cell office:value-type="string">
            <text:p>GPE793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25,174011</text:p>
          </table:table-cell>
          <table:table-cell office:value-type="string">
            <text:p>399,944519</text:p>
          </table:table-cell>
          <table:table-cell office:value-type="string">
            <text:p>1200,551270</text:p>
          </table:table-cell>
          <table:table-cell office:value-type="string">
            <text:p>134,134079</text:p>
          </table:table-cell>
          <table:table-cell office:value-type="string">
            <text:p>1646,005981</text:p>
          </table:table-cell>
          <table:table-cell office:value-type="string">
            <text:p>70,314613</text:p>
          </table:table-cell>
          <table:table-cell office:value-type="string">
            <text:p>33,088017</text:p>
          </table:table-cell>
          <table:table-cell office:value-type="string">
            <text:p>22,068161</text:p>
          </table:table-cell>
          <table:table-cell office:value-type="string">
            <text:p>529,537231</text:p>
          </table:table-cell>
          <table:table-cell office:value-type="string">
            <text:p>20,010130</text:p>
          </table:table-cell>
          <table:table-cell office:value-type="string">
            <text:p>224,045517</text:p>
          </table:table-cell>
          <table:table-cell office:value-type="string">
            <text:p>13,650580</text:p>
          </table:table-cell>
          <table:table-cell office:value-type="string">
            <text:p>536,736816</text:p>
          </table:table-cell>
          <table:table-cell office:value-type="string">
            <text:p>12,811386</text:p>
          </table:table-cell>
          <table:table-cell office:value-type="string">
            <text:p>666,109009</text:p>
          </table:table-cell>
          <table:table-cell office:value-type="string">
            <text:p>14,556018</text:p>
          </table:table-cell>
          <table:table-cell office:value-type="string">
            <text:p>66,235069</text:p>
          </table:table-cell>
          <table:table-cell office:value-type="string">
            <text:p>5,4052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0,493584</text:p>
          </table:table-cell>
          <table:table-cell office:value-type="string">
            <text:p>7,393650</text:p>
          </table:table-cell>
          <table:table-cell office:value-type="string">
            <text:p>31,781483</text:p>
          </table:table-cell>
          <table:table-cell office:value-type="string">
            <text:p>4,803647</text:p>
          </table:table-cell>
          <table:table-cell office:value-type="string">
            <text:p>394,752899</text:p>
          </table:table-cell>
          <table:table-cell office:value-type="string">
            <text:p>12,495169</text:p>
          </table:table-cell>
          <table:table-cell office:value-type="string">
            <text:p>44,823132</text:p>
          </table:table-cell>
          <table:table-cell office:value-type="string">
            <text:p>7,7696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,083884</text:p>
          </table:table-cell>
          <table:table-cell office:value-type="string">
            <text:p>18,164423</text:p>
          </table:table-cell>
          <table:table-cell office:value-type="string">
            <text:p>43,149357</text:p>
          </table:table-cell>
          <table:table-cell office:value-type="string">
            <text:p>8,994022</text:p>
          </table:table-cell>
          <table:table-cell office:value-type="string">
            <text:p>17,790905</text:p>
          </table:table-cell>
          <table:table-cell office:value-type="string">
            <text:p>9,708540</text:p>
          </table:table-cell>
          <table:table-cell office:value-type="string">
            <text:p>18,349667</text:p>
          </table:table-cell>
          <table:table-cell office:value-type="string">
            <text:p>9,969786</text:p>
          </table:table-cell>
          <table:table-cell office:value-type="string">
            <text:p>5,444131</text:p>
          </table:table-cell>
          <table:table-cell office:value-type="string">
            <text:p>10,469994</text:p>
          </table:table-cell>
          <table:table-cell office:value-type="string">
            <text:p>1,178771</text:p>
          </table:table-cell>
          <table:table-cell office:value-type="string">
            <text:p>32,698380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54,758121</text:p>
          </table:table-cell>
          <table:table-cell office:value-type="string">
            <text:p>19,898880</text:p>
          </table:table-cell>
        </table:table-row>
        <table:table-row table:style-name="ro1">
          <table:table-cell office:value-type="string">
            <text:p>GPE794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689,888794</text:p>
          </table:table-cell>
          <table:table-cell office:value-type="string">
            <text:p>452,925415</text:p>
          </table:table-cell>
          <table:table-cell office:value-type="string">
            <text:p>9285,505859</text:p>
          </table:table-cell>
          <table:table-cell office:value-type="string">
            <text:p>272,256439</text:p>
          </table:table-cell>
          <table:table-cell office:value-type="string">
            <text:p>16612,992188</text:p>
          </table:table-cell>
          <table:table-cell office:value-type="string">
            <text:p>361,644379</text:p>
          </table:table-cell>
          <table:table-cell office:value-type="string">
            <text:p>164,619644</text:p>
          </table:table-cell>
          <table:table-cell office:value-type="string">
            <text:p>30,630646</text:p>
          </table:table-cell>
          <table:table-cell office:value-type="string">
            <text:p>1944,589722</text:p>
          </table:table-cell>
          <table:table-cell office:value-type="string">
            <text:p>44,275673</text:p>
          </table:table-cell>
          <table:table-cell office:value-type="string">
            <text:p>2241,618408</text:p>
          </table:table-cell>
          <table:table-cell office:value-type="string">
            <text:p>44,246300</text:p>
          </table:table-cell>
          <table:table-cell office:value-type="string">
            <text:p>2942,708252</text:p>
          </table:table-cell>
          <table:table-cell office:value-type="string">
            <text:p>42,382431</text:p>
          </table:table-cell>
          <table:table-cell office:value-type="string">
            <text:p>5307,372559</text:p>
          </table:table-cell>
          <table:table-cell office:value-type="string">
            <text:p>69,496674</text:p>
          </table:table-cell>
          <table:table-cell office:value-type="string">
            <text:p>685,357971</text:p>
          </table:table-cell>
          <table:table-cell office:value-type="string">
            <text:p>19,305470</text:p>
          </table:table-cell>
          <table:table-cell office:value-type="string">
            <text:p>15,293077</text:p>
          </table:table-cell>
          <table:table-cell office:value-type="string">
            <text:p>5,791868</text:p>
          </table:table-cell>
          <table:table-cell office:value-type="string">
            <text:p>33,366096</text:p>
          </table:table-cell>
          <table:table-cell office:value-type="string">
            <text:p>7,591946</text:p>
          </table:table-cell>
          <table:table-cell office:value-type="string">
            <text:p>191,321014</text:p>
          </table:table-cell>
          <table:table-cell office:value-type="string">
            <text:p>6,589661</text:p>
          </table:table-cell>
          <table:table-cell office:value-type="string">
            <text:p>3032,777832</text:p>
          </table:table-cell>
          <table:table-cell office:value-type="string">
            <text:p>52,665539</text:p>
          </table:table-cell>
          <table:table-cell office:value-type="string">
            <text:p>41,747990</text:p>
          </table:table-cell>
          <table:table-cell office:value-type="string">
            <text:p>8,2016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61,467690</text:p>
          </table:table-cell>
          <table:table-cell office:value-type="string">
            <text:p>18,401003</text:p>
          </table:table-cell>
          <table:table-cell office:value-type="string">
            <text:p>52,175602</text:p>
          </table:table-cell>
          <table:table-cell office:value-type="string">
            <text:p>9,426266</text:p>
          </table:table-cell>
          <table:table-cell office:value-type="string">
            <text:p>28,937378</text:p>
          </table:table-cell>
          <table:table-cell office:value-type="string">
            <text:p>10,211520</text:p>
          </table:table-cell>
          <table:table-cell office:value-type="string">
            <text:p>62,629383</text:p>
          </table:table-cell>
          <table:table-cell office:value-type="string">
            <text:p>10,543226</text:p>
          </table:table-cell>
          <table:table-cell office:value-type="string">
            <text:p>32,240307</text:p>
          </table:table-cell>
          <table:table-cell office:value-type="string">
            <text:p>11,033420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4,852936</text:p>
          </table:table-cell>
          <table:table-cell office:value-type="string">
            <text:p>20,840435</text:p>
          </table:table-cell>
        </table:table-row>
        <table:table-row table:style-name="ro1">
          <table:table-cell office:value-type="string">
            <text:p>GPE795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83,581940</text:p>
          </table:table-cell>
          <table:table-cell office:value-type="string">
            <text:p>414,473846</text:p>
          </table:table-cell>
          <table:table-cell office:value-type="string">
            <text:p>2367,174805</text:p>
          </table:table-cell>
          <table:table-cell office:value-type="string">
            <text:p>150,665680</text:p>
          </table:table-cell>
          <table:table-cell office:value-type="string">
            <text:p>4357,780273</text:p>
          </table:table-cell>
          <table:table-cell office:value-type="string">
            <text:p>117,428429</text:p>
          </table:table-cell>
          <table:table-cell office:value-type="string">
            <text:p>60,922230</text:p>
          </table:table-cell>
          <table:table-cell office:value-type="string">
            <text:p>24,980598</text:p>
          </table:table-cell>
          <table:table-cell office:value-type="string">
            <text:p>773,950867</text:p>
          </table:table-cell>
          <table:table-cell office:value-type="string">
            <text:p>24,391146</text:p>
          </table:table-cell>
          <table:table-cell office:value-type="string">
            <text:p>453,499359</text:p>
          </table:table-cell>
          <table:table-cell office:value-type="string">
            <text:p>17,293072</text:p>
          </table:table-cell>
          <table:table-cell office:value-type="string">
            <text:p>833,990723</text:p>
          </table:table-cell>
          <table:table-cell office:value-type="string">
            <text:p>16,274622</text:p>
          </table:table-cell>
          <table:table-cell office:value-type="string">
            <text:p>2830,318604</text:p>
          </table:table-cell>
          <table:table-cell office:value-type="string">
            <text:p>39,121998</text:p>
          </table:table-cell>
          <table:table-cell office:value-type="string">
            <text:p>184,652237</text:p>
          </table:table-cell>
          <table:table-cell office:value-type="string">
            <text:p>7,44644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8,432579</text:p>
          </table:table-cell>
          <table:table-cell office:value-type="string">
            <text:p>7,451188</text:p>
          </table:table-cell>
          <table:table-cell office:value-type="string">
            <text:p>28,357992</text:p>
          </table:table-cell>
          <table:table-cell office:value-type="string">
            <text:p>4,902416</text:p>
          </table:table-cell>
          <table:table-cell office:value-type="string">
            <text:p>856,352295</text:p>
          </table:table-cell>
          <table:table-cell office:value-type="string">
            <text:p>18,498365</text:p>
          </table:table-cell>
          <table:table-cell office:value-type="string">
            <text:p>48,455162</text:p>
          </table:table-cell>
          <table:table-cell office:value-type="string">
            <text:p>7,97045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3,406952</text:p>
          </table:table-cell>
          <table:table-cell office:value-type="string">
            <text:p>18,237898</text:p>
          </table:table-cell>
          <table:table-cell office:value-type="string">
            <text:p>32,625992</text:p>
          </table:table-cell>
          <table:table-cell office:value-type="string">
            <text:p>9,169971</text:p>
          </table:table-cell>
          <table:table-cell office:value-type="string">
            <text:p>20,786684</text:p>
          </table:table-cell>
          <table:table-cell office:value-type="string">
            <text:p>9,965145</text:p>
          </table:table-cell>
          <table:table-cell office:value-type="string">
            <text:p>39,894413</text:p>
          </table:table-cell>
          <table:table-cell office:value-type="string">
            <text:p>10,231676</text:p>
          </table:table-cell>
          <table:table-cell office:value-type="string">
            <text:p>22,813641</text:p>
          </table:table-cell>
          <table:table-cell office:value-type="string">
            <text:p>10,662636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47,095585</text:p>
          </table:table-cell>
          <table:table-cell office:value-type="string">
            <text:p>20,355844</text:p>
          </table:table-cell>
        </table:table-row>
        <table:table-row table:style-name="ro1">
          <table:table-cell office:value-type="string">
            <text:p>GPE796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541,393433</text:p>
          </table:table-cell>
          <table:table-cell office:value-type="string">
            <text:p>423,716278</text:p>
          </table:table-cell>
          <table:table-cell office:value-type="string">
            <text:p>5861,142090</text:p>
          </table:table-cell>
          <table:table-cell office:value-type="string">
            <text:p>209,532104</text:p>
          </table:table-cell>
          <table:table-cell office:value-type="string">
            <text:p>10001,527344</text:p>
          </table:table-cell>
          <table:table-cell office:value-type="string">
            <text:p>227,722244</text:p>
          </table:table-cell>
          <table:table-cell office:value-type="string">
            <text:p>59,039402</text:p>
          </table:table-cell>
          <table:table-cell office:value-type="string">
            <text:p>26,949289</text:p>
          </table:table-cell>
          <table:table-cell office:value-type="string">
            <text:p>1115,160034</text:p>
          </table:table-cell>
          <table:table-cell office:value-type="string">
            <text:p>30,447231</text:p>
          </table:table-cell>
          <table:table-cell office:value-type="string">
            <text:p>3086,367188</text:p>
          </table:table-cell>
          <table:table-cell office:value-type="string">
            <text:p>57,294777</text:p>
          </table:table-cell>
          <table:table-cell office:value-type="string">
            <text:p>6126,458984</text:p>
          </table:table-cell>
          <table:table-cell office:value-type="string">
            <text:p>83,283882</text:p>
          </table:table-cell>
          <table:table-cell office:value-type="string">
            <text:p>3421,949463</text:p>
          </table:table-cell>
          <table:table-cell office:value-type="string">
            <text:p>46,495583</text:p>
          </table:table-cell>
          <table:table-cell office:value-type="string">
            <text:p>453,240417</text:p>
          </table:table-cell>
          <table:table-cell office:value-type="string">
            <text:p>13,464428</text:p>
          </table:table-cell>
          <table:table-cell office:value-type="string">
            <text:p>6,807434</text:p>
          </table:table-cell>
          <table:table-cell office:value-type="string">
            <text:p>5,299600</text:p>
          </table:table-cell>
          <table:table-cell office:value-type="string">
            <text:p>25,632494</text:p>
          </table:table-cell>
          <table:table-cell office:value-type="string">
            <text:p>7,368748</text:p>
          </table:table-cell>
          <table:table-cell office:value-type="string">
            <text:p>61,472672</text:p>
          </table:table-cell>
          <table:table-cell office:value-type="string">
            <text:p>4,995422</text:p>
          </table:table-cell>
          <table:table-cell office:value-type="string">
            <text:p>1947,233643</text:p>
          </table:table-cell>
          <table:table-cell office:value-type="string">
            <text:p>35,120800</text:p>
          </table:table-cell>
          <table:table-cell office:value-type="string">
            <text:p>39,001701</text:p>
          </table:table-cell>
          <table:table-cell office:value-type="string">
            <text:p>7,72464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385571</text:p>
          </table:table-cell>
          <table:table-cell office:value-type="string">
            <text:p>18,164232</text:p>
          </table:table-cell>
          <table:table-cell office:value-type="string">
            <text:p>50,387875</text:p>
          </table:table-cell>
          <table:table-cell office:value-type="string">
            <text:p>8,937110</text:p>
          </table:table-cell>
          <table:table-cell office:value-type="string">
            <text:p>44,730732</text:p>
          </table:table-cell>
          <table:table-cell office:value-type="string">
            <text:p>9,683831</text:p>
          </table:table-cell>
          <table:table-cell office:value-type="string">
            <text:p>43,758858</text:p>
          </table:table-cell>
          <table:table-cell office:value-type="string">
            <text:p>9,941880</text:p>
          </table:table-cell>
          <table:table-cell office:value-type="string">
            <text:p>9,715679</text:p>
          </table:table-cell>
          <table:table-cell office:value-type="string">
            <text:p>10,35945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85,163033</text:p>
          </table:table-cell>
          <table:table-cell office:value-type="string">
            <text:p>19,706379</text:p>
          </table:table-cell>
        </table:table-row>
        <table:table-row table:style-name="ro1">
          <table:table-cell office:value-type="string">
            <text:p>GPE797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941,195251</text:p>
          </table:table-cell>
          <table:table-cell office:value-type="string">
            <text:p>510,978882</text:p>
          </table:table-cell>
          <table:table-cell office:value-type="string">
            <text:p>7287,096191</text:p>
          </table:table-cell>
          <table:table-cell office:value-type="string">
            <text:p>254,413559</text:p>
          </table:table-cell>
          <table:table-cell office:value-type="string">
            <text:p>11346,021484</text:p>
          </table:table-cell>
          <table:table-cell office:value-type="string">
            <text:p>257,900909</text:p>
          </table:table-cell>
          <table:table-cell office:value-type="string">
            <text:p>31,141663</text:p>
          </table:table-cell>
          <table:table-cell office:value-type="string">
            <text:p>34,390972</text:p>
          </table:table-cell>
          <table:table-cell office:value-type="string">
            <text:p>1605,191895</text:p>
          </table:table-cell>
          <table:table-cell office:value-type="string">
            <text:p>40,946842</text:p>
          </table:table-cell>
          <table:table-cell office:value-type="string">
            <text:p>7647,934082</text:p>
          </table:table-cell>
          <table:table-cell office:value-type="string">
            <text:p>130,690826</text:p>
          </table:table-cell>
          <table:table-cell office:value-type="string">
            <text:p>10107,525391</text:p>
          </table:table-cell>
          <table:table-cell office:value-type="string">
            <text:p>135,087341</text:p>
          </table:table-cell>
          <table:table-cell office:value-type="string">
            <text:p>3346,810547</text:p>
          </table:table-cell>
          <table:table-cell office:value-type="string">
            <text:p>46,108459</text:p>
          </table:table-cell>
          <table:table-cell office:value-type="string">
            <text:p>542,343323</text:p>
          </table:table-cell>
          <table:table-cell office:value-type="string">
            <text:p>16,280172</text:p>
          </table:table-cell>
          <table:table-cell office:value-type="string">
            <text:p>23,102150</text:p>
          </table:table-cell>
          <table:table-cell office:value-type="string">
            <text:p>7,128374</text:p>
          </table:table-cell>
          <table:table-cell office:value-type="string">
            <text:p>37,061226</text:p>
          </table:table-cell>
          <table:table-cell office:value-type="string">
            <text:p>8,491879</text:p>
          </table:table-cell>
          <table:table-cell office:value-type="string">
            <text:p>69,878807</text:p>
          </table:table-cell>
          <table:table-cell office:value-type="string">
            <text:p>6,675954</text:p>
          </table:table-cell>
          <table:table-cell office:value-type="string">
            <text:p>2322,293457</text:p>
          </table:table-cell>
          <table:table-cell office:value-type="string">
            <text:p>41,704956</text:p>
          </table:table-cell>
          <table:table-cell office:value-type="string">
            <text:p>91,320145</text:p>
          </table:table-cell>
          <table:table-cell office:value-type="string">
            <text:p>10,773246</text:p>
          </table:table-cell>
          <table:table-cell office:value-type="string">
            <text:p>11,171281</text:p>
          </table:table-cell>
          <table:table-cell office:value-type="string">
            <text:p>16,595972</text:p>
          </table:table-cell>
          <table:table-cell office:value-type="string">
            <text:p>55,731533</text:p>
          </table:table-cell>
          <table:table-cell office:value-type="string">
            <text:p>19,607925</text:p>
          </table:table-cell>
          <table:table-cell office:value-type="string">
            <text:p>104,113258</text:p>
          </table:table-cell>
          <table:table-cell office:value-type="string">
            <text:p>12,573897</text:p>
          </table:table-cell>
          <table:table-cell office:value-type="string">
            <text:p>96,099854</text:p>
          </table:table-cell>
          <table:table-cell office:value-type="string">
            <text:p>13,634236</text:p>
          </table:table-cell>
          <table:table-cell office:value-type="string">
            <text:p>51,047752</text:p>
          </table:table-cell>
          <table:table-cell office:value-type="string">
            <text:p>13,891416</text:p>
          </table:table-cell>
          <table:table-cell office:value-type="string">
            <text:p>17,812080</text:p>
          </table:table-cell>
          <table:table-cell office:value-type="string">
            <text:p>14,549546</text:p>
          </table:table-cell>
          <table:table-cell office:value-type="string">
            <text:p>94,607498</text:p>
          </table:table-cell>
          <table:table-cell office:value-type="string">
            <text:p>49,48962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104,538231</text:p>
          </table:table-cell>
          <table:table-cell office:value-type="string">
            <text:p>27,667768</text:p>
          </table:table-cell>
        </table:table-row>
        <table:table-row table:style-name="ro1">
          <table:table-cell office:value-type="string">
            <text:p>GPE798 <text:s text:c="5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172,317871</text:p>
          </table:table-cell>
          <table:table-cell office:value-type="string">
            <text:p>468,971741</text:p>
          </table:table-cell>
          <table:table-cell office:value-type="string">
            <text:p>7844,417480</text:p>
          </table:table-cell>
          <table:table-cell office:value-type="string">
            <text:p>249,134842</text:p>
          </table:table-cell>
          <table:table-cell office:value-type="string">
            <text:p>10086,409180</text:p>
          </table:table-cell>
          <table:table-cell office:value-type="string">
            <text:p>230,667892</text:p>
          </table:table-cell>
          <table:table-cell office:value-type="string">
            <text:p>144,204208</text:p>
          </table:table-cell>
          <table:table-cell office:value-type="string">
            <text:p>29,945995</text:p>
          </table:table-cell>
          <table:table-cell office:value-type="string">
            <text:p>433,289764</text:p>
          </table:table-cell>
          <table:table-cell office:value-type="string">
            <text:p>22,070911</text:p>
          </table:table-cell>
          <table:table-cell office:value-type="string">
            <text:p>1155,430298</text:p>
          </table:table-cell>
          <table:table-cell office:value-type="string">
            <text:p>28,179552</text:p>
          </table:table-cell>
          <table:table-cell office:value-type="string">
            <text:p>1727,521606</text:p>
          </table:table-cell>
          <table:table-cell office:value-type="string">
            <text:p>27,264462</text:p>
          </table:table-cell>
          <table:table-cell office:value-type="string">
            <text:p>5308,384277</text:p>
          </table:table-cell>
          <table:table-cell office:value-type="string">
            <text:p>69,573425</text:p>
          </table:table-cell>
          <table:table-cell office:value-type="string">
            <text:p>530,337036</text:p>
          </table:table-cell>
          <table:table-cell office:value-type="string">
            <text:p>15,71796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35,742451</text:p>
          </table:table-cell>
          <table:table-cell office:value-type="string">
            <text:p>8,044877</text:p>
          </table:table-cell>
          <table:table-cell office:value-type="string">
            <text:p>60,532978</text:p>
          </table:table-cell>
          <table:table-cell office:value-type="string">
            <text:p>5,995667</text:p>
          </table:table-cell>
          <table:table-cell office:value-type="string">
            <text:p>1805,036743</text:p>
          </table:table-cell>
          <table:table-cell office:value-type="string">
            <text:p>33,238846</text:p>
          </table:table-cell>
          <table:table-cell office:value-type="string">
            <text:p>75,246712</text:p>
          </table:table-cell>
          <table:table-cell office:value-type="string">
            <text:p>9,6607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3,475281</text:p>
          </table:table-cell>
          <table:table-cell office:value-type="string">
            <text:p>19,084347</text:p>
          </table:table-cell>
          <table:table-cell office:value-type="string">
            <text:p>47,001347</text:p>
          </table:table-cell>
          <table:table-cell office:value-type="string">
            <text:p>11,127093</text:p>
          </table:table-cell>
          <table:table-cell office:value-type="string">
            <text:p>20,328510</text:p>
          </table:table-cell>
          <table:table-cell office:value-type="string">
            <text:p>11,820825</text:p>
          </table:table-cell>
          <table:table-cell office:value-type="string">
            <text:p>51,096416</text:p>
          </table:table-cell>
          <table:table-cell office:value-type="string">
            <text:p>12,378282</text:p>
          </table:table-cell>
          <table:table-cell office:value-type="string">
            <text:p>30,650604</text:p>
          </table:table-cell>
          <table:table-cell office:value-type="string">
            <text:p>12,953870</text:p>
          </table:table-cell>
          <table:table-cell office:value-type="string">
            <text:p>99,903786</text:p>
          </table:table-cell>
          <table:table-cell office:value-type="string">
            <text:p>37,8546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65,280525</text:p>
          </table:table-cell>
          <table:table-cell office:value-type="string">
            <text:p>24,612556</text:p>
          </table:table-cell>
        </table:table-row>
      </table:table>
      <table:database-ranges>
        <table:database-range table:target-range-address="Sheet1.A1:Sheet1.AY2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0">08/10/2011</text:date>, <text:time>20:4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dc:date>2011-08-10T20:46:14</dc:date>
    <dc:creator>thiago </dc:creator>
    <meta:editing-duration>PT4M13S</meta:editing-duration>
    <meta:editing-cycles>4</meta:editing-cycles>
    <meta:document-statistic meta:table-count="1" meta:cell-count="14248" meta:object-count="0"/>
  </office:meta>
</office:document-meta>
</file>